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wiss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536cm"/>
    </style:style>
    <style:style style:name="co2" style:family="table-column">
      <style:table-column-properties fo:break-before="auto" style:column-width="2.094cm"/>
    </style:style>
    <style:style style:name="co3" style:family="table-column">
      <style:table-column-properties fo:break-before="auto" style:column-width="1.785cm"/>
    </style:style>
    <style:style style:name="co4" style:family="table-column">
      <style:table-column-properties fo:break-before="auto" style:column-width="0.649cm"/>
    </style:style>
    <style:style style:name="co5" style:family="table-column">
      <style:table-column-properties fo:break-before="auto" style:column-width="0.813cm"/>
    </style:style>
    <style:style style:name="co6" style:family="table-column">
      <style:table-column-properties fo:break-before="auto" style:column-width="0.665cm"/>
    </style:style>
    <style:style style:name="co7" style:family="table-column">
      <style:table-column-properties fo:break-before="auto" style:column-width="0.584cm"/>
    </style:style>
    <style:style style:name="co8" style:family="table-column">
      <style:table-column-properties fo:break-before="auto" style:column-width="0.499cm"/>
    </style:style>
    <style:style style:name="co9" style:family="table-column">
      <style:table-column-properties fo:break-before="auto" style:column-width="0.706cm"/>
    </style:style>
    <style:style style:name="co10" style:family="table-column">
      <style:table-column-properties fo:break-before="auto" style:column-width="0.727cm"/>
    </style:style>
    <style:style style:name="co11" style:family="table-column">
      <style:table-column-properties fo:break-before="auto" style:column-width="0.415cm"/>
    </style:style>
    <style:style style:name="co12" style:family="table-column">
      <style:table-column-properties fo:break-before="auto" style:column-width="0.519cm"/>
    </style:style>
    <style:style style:name="co13" style:family="table-column">
      <style:table-column-properties fo:break-before="auto" style:column-width="2.134cm"/>
    </style:style>
    <style:style style:name="co14" style:family="table-column">
      <style:table-column-properties fo:break-before="auto" style:column-width="1.947cm"/>
    </style:style>
    <style:style style:name="co15" style:family="table-column">
      <style:table-column-properties fo:break-before="auto" style:column-width="1.011cm"/>
    </style:style>
    <style:style style:name="co16" style:family="table-column">
      <style:table-column-properties fo:break-before="auto" style:column-width="0.935cm"/>
    </style:style>
    <style:style style:name="co17" style:family="table-column">
      <style:table-column-properties fo:break-before="auto" style:column-width="0.884cm"/>
    </style:style>
    <style:style style:name="co18" style:family="table-column">
      <style:table-column-properties fo:break-before="auto" style:column-width="0.986cm"/>
    </style:style>
    <style:style style:name="co19" style:family="table-column">
      <style:table-column-properties fo:break-before="auto" style:column-width="1.037cm"/>
    </style:style>
    <style:style style:name="co20" style:family="table-column">
      <style:table-column-properties fo:break-before="auto" style:column-width="0.96cm"/>
    </style:style>
    <style:style style:name="co21" style:family="table-column">
      <style:table-column-properties fo:break-before="auto" style:column-width="1.774cm"/>
    </style:style>
    <style:style style:name="co22" style:family="table-column">
      <style:table-column-properties fo:break-before="auto" style:column-width="0.967cm"/>
    </style:style>
    <style:style style:name="co23" style:family="table-column">
      <style:table-column-properties fo:break-before="auto" style:column-width="0.928cm"/>
    </style:style>
    <style:style style:name="co24" style:family="table-column">
      <style:table-column-properties fo:break-before="auto" style:column-width="0.889cm"/>
    </style:style>
    <style:style style:name="co25" style:family="table-column">
      <style:table-column-properties fo:break-before="auto" style:column-width="1.088cm"/>
    </style:style>
    <style:style style:name="co26" style:family="table-column">
      <style:table-column-properties fo:break-before="auto" style:column-width="1.162cm"/>
    </style:style>
    <style:style style:name="co27" style:family="table-column">
      <style:table-column-properties fo:break-before="auto" style:column-width="0.783cm"/>
    </style:style>
    <style:style style:name="co28" style:family="table-column">
      <style:table-column-properties fo:break-before="auto" style:column-width="0.991cm"/>
    </style:style>
    <style:style style:name="co29" style:family="table-column">
      <style:table-column-properties fo:break-before="auto" style:column-width="0.947cm"/>
    </style:style>
    <style:style style:name="co30" style:family="table-column">
      <style:table-column-properties fo:break-before="auto" style:column-width="1.028cm"/>
    </style:style>
    <style:style style:name="co31" style:family="table-column">
      <style:table-column-properties fo:break-before="auto" style:column-width="0.91cm"/>
    </style:style>
    <style:style style:name="co32" style:family="table-column">
      <style:table-column-properties fo:break-before="auto" style:column-width="1.007cm"/>
    </style:style>
    <style:style style:name="co33" style:family="table-column">
      <style:table-column-properties fo:break-before="auto" style:column-width="1.044cm"/>
    </style:style>
    <style:style style:name="co34" style:family="table-column">
      <style:table-column-properties fo:break-before="auto" style:column-width="1.065cm"/>
    </style:style>
    <style:style style:name="co35" style:family="table-column">
      <style:table-column-properties fo:break-before="auto" style:column-width="0.714cm"/>
    </style:style>
    <style:style style:name="co36" style:family="table-column">
      <style:table-column-properties fo:break-before="auto" style:column-width="0.769cm"/>
    </style:style>
    <style:style style:name="co37" style:family="table-column">
      <style:table-column-properties fo:break-before="auto" style:column-width="0.907cm"/>
    </style:style>
    <style:style style:name="co38" style:family="table-column">
      <style:table-column-properties fo:break-before="auto" style:column-width="0.688cm"/>
    </style:style>
    <style:style style:name="co39" style:family="table-column">
      <style:table-column-properties fo:break-before="auto" style:column-width="0.73cm"/>
    </style:style>
    <style:style style:name="co40" style:family="table-column">
      <style:table-column-properties fo:break-before="auto" style:column-width="0.868cm"/>
    </style:style>
    <style:style style:name="co41" style:family="table-column">
      <style:table-column-properties fo:break-before="auto" style:column-width="0.794cm"/>
    </style:style>
    <style:style style:name="co42" style:family="table-column">
      <style:table-column-properties fo:break-before="auto" style:column-width="0.81cm"/>
    </style:style>
    <style:style style:name="co43" style:family="table-column">
      <style:table-column-properties fo:break-before="auto" style:column-width="0.743cm"/>
    </style:style>
    <style:style style:name="co44" style:family="table-column">
      <style:table-column-properties fo:break-before="auto" style:column-width="1.125cm"/>
    </style:style>
    <style:style style:name="co45" style:family="table-column">
      <style:table-column-properties fo:break-before="auto" style:column-width="1.857cm"/>
    </style:style>
    <style:style style:name="co46" style:family="table-column">
      <style:table-column-properties fo:break-before="auto" style:column-width="0.848cm"/>
    </style:style>
    <style:style style:name="co47" style:family="table-column">
      <style:table-column-properties fo:break-before="auto" style:column-width="0.61cm"/>
    </style:style>
    <style:style style:name="co48" style:family="table-column">
      <style:table-column-properties fo:break-before="auto" style:column-width="1.351cm"/>
    </style:style>
    <style:style style:name="co49" style:family="table-column">
      <style:table-column-properties fo:break-before="auto" style:column-width="0.54cm"/>
    </style:style>
    <style:style style:name="co50" style:family="table-column">
      <style:table-column-properties fo:break-before="auto" style:column-width="0.901cm"/>
    </style:style>
    <style:style style:name="co51" style:family="table-column">
      <style:table-column-properties fo:break-before="auto" style:column-width="0.746cm"/>
    </style:style>
    <style:style style:name="co52" style:family="table-column">
      <style:table-column-properties fo:break-before="auto" style:column-width="2.154cm"/>
    </style:style>
    <style:style style:name="co53" style:family="table-column">
      <style:table-column-properties fo:break-before="auto" style:column-width="1.434cm"/>
    </style:style>
    <style:style style:name="co54" style:family="table-column">
      <style:table-column-properties fo:break-before="auto" style:column-width="1.68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04cm" fo:break-before="auto" style:use-optimal-row-height="false"/>
    </style:style>
    <style:style style:name="ro7" style:family="table-row">
      <style:table-row-properties style:row-height="0.845cm" fo:break-before="auto" style:use-optimal-row-height="tru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928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863cm" fo:break-before="auto" style:use-optimal-row-height="true"/>
    </style:style>
    <style:style style:name="ta1" style:family="table" style:master-page-name="PageStyle_5f_Vzorci_20_vnosov">
      <style:table-properties table:display="true" style:writing-mode="lr-tb"/>
    </style:style>
    <style:style style:name="ta2" style:family="table" style:master-page-name="PageStyle_5f_januar">
      <style:table-properties table:display="true" style:writing-mode="lr-tb"/>
    </style:style>
    <style:style style:name="ta3" style:family="table" style:master-page-name="PageStyle_5f_februar">
      <style:table-properties table:display="true" style:writing-mode="lr-tb"/>
    </style:style>
    <style:style style:name="ta4" style:family="table" style:master-page-name="PageStyle_5f_marec">
      <style:table-properties table:display="true" style:writing-mode="lr-tb"/>
    </style:style>
    <style:style style:name="ta5" style:family="table" style:master-page-name="PageStyle_5f_april">
      <style:table-properties table:display="true" style:writing-mode="lr-tb"/>
    </style:style>
    <style:style style:name="ta6" style:family="table" style:master-page-name="PageStyle_5f_maj">
      <style:table-properties table:display="true" style:writing-mode="lr-tb"/>
    </style:style>
    <style:style style:name="ta7" style:family="table" style:master-page-name="PageStyle_5f_junij">
      <style:table-properties table:display="true" style:writing-mode="lr-tb"/>
    </style:style>
    <style:style style:name="ta8" style:family="table" style:master-page-name="PageStyle_5f_julij">
      <style:table-properties table:display="true" style:writing-mode="lr-tb"/>
    </style:style>
    <style:style style:name="ta9" style:family="table" style:master-page-name="PageStyle_5f_avgust">
      <style:table-properties table:display="true" style:writing-mode="lr-tb"/>
    </style:style>
    <style:style style:name="ta10" style:family="table" style:master-page-name="PageStyle_5f_september">
      <style:table-properties table:display="true" style:writing-mode="lr-tb"/>
    </style:style>
    <style:style style:name="ta11" style:family="table" style:master-page-name="PageStyle_5f_oktober">
      <style:table-properties table:display="true" style:writing-mode="lr-tb"/>
    </style:style>
    <style:style style:name="ta12" style:family="table" style:master-page-name="PageStyle_5f_november">
      <style:table-properties table:display="true" style:writing-mode="lr-tb"/>
    </style:style>
    <style:style style:name="ta13" style:family="table" style:master-page-name="PageStyle_5f_december">
      <style:table-properties table:display="true" style:writing-mode="lr-tb"/>
    </style:style>
    <style:style style:name="ta14" style:family="table" style:master-page-name="PageStyle_5f_statistika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0" number:automatic-order="true" number:format-source="language">
      <number:day/>
      <number:text>. </number:text>
      <number:month/>
      <number:text>. </number:text>
      <number:year/>
    </number:date-style>
    <number:date-style style:name="N39" number:automatic-order="true">
      <number:day/>
      <number:text>. </number:text>
      <number:month number:textual="true"/>
      <number:text>. 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Default" style:data-style-name="N100">
      <style:table-cell-properties fo:background-color="#e6e64c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#e6e64c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20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20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39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januar.B2"/>
      <style:map style:condition="cell-content()=&quot;ned&quot;" style:apply-style-name="ConditionalStyle_5f_2" style:base-cell-address="januar.B2"/>
    </style:style>
    <style:style style:name="ce2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januar.B2"/>
      <style:map style:condition="cell-content()=&quot;ned&quot;" style:apply-style-name="ConditionalStyle_5f_2" style:base-cell-address="januar.B2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ackground-color="#ffcc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fo:background-color="#ffff99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background-color="#cc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fo:background-color="#ffcc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ackground-color="#cc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50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3" style:base-cell-address="januar.O2"/>
      <style:map style:condition="cell-content()&gt;1" style:apply-style-name="ConditionalStyle_5f_4" style:base-cell-address="januar.O2"/>
    </style:style>
    <style:style style:name="ce5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5" style:base-cell-address="januar.W2"/>
    </style:style>
    <style:style style:name="ce61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6" style:base-cell-address="januar.X2"/>
      <style:map style:condition="cell-content()&gt;1" style:apply-style-name="ConditionalStyle_5f_7" style:base-cell-address="januar.X2"/>
    </style:style>
    <style:style style:name="ce62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8" style:base-cell-address="januar.Y2"/>
      <style:map style:condition="cell-content()&gt;2" style:apply-style-name="ConditionalStyle_5f_9" style:base-cell-address="januar.Y2"/>
    </style:style>
    <style:style style:name="ce6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64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0" style:base-cell-address="februar.B2"/>
      <style:map style:condition="cell-content()=&quot;ned&quot;" style:apply-style-name="ConditionalStyle_5f_11" style:base-cell-address="februar.B2"/>
    </style:style>
    <style:style style:name="ce6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0" style:base-cell-address="februar.B2"/>
      <style:map style:condition="cell-content()=&quot;ned&quot;" style:apply-style-name="ConditionalStyle_5f_11" style:base-cell-address="februar.B2"/>
    </style:style>
    <style:style style:name="ce6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20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2" style:base-cell-address="februar.O2"/>
      <style:map style:condition="cell-content()&gt;1" style:apply-style-name="ConditionalStyle_5f_13" style:base-cell-address="februar.O2"/>
    </style:style>
    <style:style style:name="ce70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14" style:base-cell-address="februar.W2"/>
    </style:style>
    <style:style style:name="ce71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15" style:base-cell-address="februar.X2"/>
      <style:map style:condition="cell-content()&gt;1" style:apply-style-name="ConditionalStyle_5f_16" style:base-cell-address="februar.X2"/>
    </style:style>
    <style:style style:name="ce72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7" style:base-cell-address="februar.Y2"/>
      <style:map style:condition="cell-content()&gt;2" style:apply-style-name="ConditionalStyle_5f_18" style:base-cell-address="februar.Y2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9" style:base-cell-address="marec.B2"/>
      <style:map style:condition="cell-content()=&quot;ned&quot;" style:apply-style-name="ConditionalStyle_5f_20" style:base-cell-address="marec.B2"/>
    </style:style>
    <style:style style:name="ce7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9" style:base-cell-address="marec.B2"/>
      <style:map style:condition="cell-content()=&quot;ned&quot;" style:apply-style-name="ConditionalStyle_5f_20" style:base-cell-address="marec.B2"/>
    </style:style>
    <style:style style:name="ce7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20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1" style:base-cell-address="marec.O2"/>
      <style:map style:condition="cell-content()&gt;1" style:apply-style-name="ConditionalStyle_5f_22" style:base-cell-address="marec.O2"/>
    </style:style>
    <style:style style:name="ce81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23" style:base-cell-address="marec.W2"/>
    </style:style>
    <style:style style:name="ce82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24" style:base-cell-address="marec.X2"/>
      <style:map style:condition="cell-content()&gt;1" style:apply-style-name="ConditionalStyle_5f_25" style:base-cell-address="marec.X2"/>
    </style:style>
    <style:style style:name="ce83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26" style:base-cell-address="marec.Y2"/>
      <style:map style:condition="cell-content()&gt;2" style:apply-style-name="ConditionalStyle_5f_27" style:base-cell-address="marec.Y2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28" style:base-cell-address="april.B2"/>
      <style:map style:condition="cell-content()=&quot;ned&quot;" style:apply-style-name="ConditionalStyle_5f_29" style:base-cell-address="april.B2"/>
    </style:style>
    <style:style style:name="ce8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28" style:base-cell-address="april.B2"/>
      <style:map style:condition="cell-content()=&quot;ned&quot;" style:apply-style-name="ConditionalStyle_5f_29" style:base-cell-address="april.B2"/>
    </style:style>
    <style:style style:name="ce88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30" style:base-cell-address="april.O2"/>
      <style:map style:condition="cell-content()&gt;1" style:apply-style-name="ConditionalStyle_5f_31" style:base-cell-address="april.O2"/>
    </style:style>
    <style:style style:name="ce90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32" style:base-cell-address="april.W2"/>
    </style:style>
    <style:style style:name="ce91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33" style:base-cell-address="april.X2"/>
      <style:map style:condition="cell-content()&gt;1" style:apply-style-name="ConditionalStyle_5f_34" style:base-cell-address="april.X2"/>
    </style:style>
    <style:style style:name="ce92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35" style:base-cell-address="april.Y2"/>
      <style:map style:condition="cell-content()&gt;2" style:apply-style-name="ConditionalStyle_5f_36" style:base-cell-address="april.Y2"/>
    </style:style>
    <style:style style:name="ce93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50" style:base-cell-address="maj.B2"/>
      <style:map style:condition="cell-content()=&quot;ned&quot;" style:apply-style-name="ConditionalStyle_5f_51" style:base-cell-address="maj.B2"/>
    </style:style>
    <style:style style:name="ce9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50" style:base-cell-address="maj.B2"/>
      <style:map style:condition="cell-content()=&quot;ned&quot;" style:apply-style-name="ConditionalStyle_5f_51" style:base-cell-address="maj.B2"/>
    </style:style>
    <style:style style:name="ce95" style:family="table-cell" style:parent-style-name="Default">
      <style:table-cell-properties fo:background-color="#ccffff" style:rotation-align="none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imSun" fo:font-size="10pt" fo:font-style="normal" fo:text-shadow="none" style:text-underline-style="none" fo:font-weight="bold" style:font-name-asian="SimSun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37" style:base-cell-address="maj.O2"/>
      <style:map style:condition="cell-content()&gt;1" style:apply-style-name="ConditionalStyle_5f_38" style:base-cell-address="maj.O2"/>
    </style:style>
    <style:style style:name="ce98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39" style:base-cell-address="maj.P2"/>
      <style:map style:condition="cell-content()&gt;1" style:apply-style-name="ConditionalStyle_5f_40" style:base-cell-address="maj.P2"/>
    </style:style>
    <style:style style:name="ce99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41" style:base-cell-address="maj.Q2"/>
      <style:map style:condition="cell-content()&gt;1" style:apply-style-name="ConditionalStyle_5f_42" style:base-cell-address="maj.Q2"/>
    </style:style>
    <style:style style:name="ce100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43" style:base-cell-address="maj.S2"/>
      <style:map style:condition="cell-content()&gt;1" style:apply-style-name="ConditionalStyle_5f_44" style:base-cell-address="maj.S2"/>
    </style:style>
    <style:style style:name="ce101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45" style:base-cell-address="maj.W2"/>
    </style:style>
    <style:style style:name="ce102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46" style:base-cell-address="maj.X2"/>
      <style:map style:condition="cell-content()&gt;1" style:apply-style-name="ConditionalStyle_5f_47" style:base-cell-address="maj.X2"/>
    </style:style>
    <style:style style:name="ce103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48" style:base-cell-address="maj.Y2"/>
      <style:map style:condition="cell-content()&gt;2" style:apply-style-name="ConditionalStyle_5f_49" style:base-cell-address="maj.Y2"/>
    </style:style>
    <style:style style:name="ce10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52" style:base-cell-address="junij.B2"/>
      <style:map style:condition="cell-content()=&quot;ned&quot;" style:apply-style-name="ConditionalStyle_5f_53" style:base-cell-address="junij.B2"/>
    </style:style>
    <style:style style:name="ce10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52" style:base-cell-address="junij.B2"/>
      <style:map style:condition="cell-content()=&quot;ned&quot;" style:apply-style-name="ConditionalStyle_5f_53" style:base-cell-address="junij.B2"/>
    </style:style>
    <style:style style:name="ce106" style:family="table-cell" style:parent-style-name="Default">
      <style:table-cell-properties fo:background-color="#cc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54" style:base-cell-address="junij.O2"/>
      <style:map style:condition="cell-content()&gt;1" style:apply-style-name="ConditionalStyle_5f_55" style:base-cell-address="junij.O2"/>
    </style:style>
    <style:style style:name="ce108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56" style:base-cell-address="junij.W2"/>
    </style:style>
    <style:style style:name="ce109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57" style:base-cell-address="junij.X2"/>
      <style:map style:condition="cell-content()&gt;1" style:apply-style-name="ConditionalStyle_5f_58" style:base-cell-address="junij.X2"/>
    </style:style>
    <style:style style:name="ce110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59" style:base-cell-address="junij.Y2"/>
      <style:map style:condition="cell-content()&gt;2" style:apply-style-name="ConditionalStyle_5f_60" style:base-cell-address="junij.Y2"/>
    </style:style>
    <style:style style:name="ce11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61" style:base-cell-address="julij.B2"/>
      <style:map style:condition="cell-content()=&quot;ned&quot;" style:apply-style-name="ConditionalStyle_5f_62" style:base-cell-address="julij.B2"/>
    </style:style>
    <style:style style:name="ce11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61" style:base-cell-address="julij.B2"/>
      <style:map style:condition="cell-content()=&quot;ned&quot;" style:apply-style-name="ConditionalStyle_5f_62" style:base-cell-address="julij.B2"/>
    </style:style>
    <style:style style:name="ce1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61" style:base-cell-address="julij.B2"/>
      <style:map style:condition="cell-content()=&quot;ned&quot;" style:apply-style-name="ConditionalStyle_5f_62" style:base-cell-address="julij.B2"/>
    </style:style>
    <style:style style:name="ce11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63" style:base-cell-address="julij.O2"/>
      <style:map style:condition="cell-content()&gt;1" style:apply-style-name="ConditionalStyle_5f_64" style:base-cell-address="julij.O2"/>
    </style:style>
    <style:style style:name="ce116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65" style:base-cell-address="julij.W2"/>
    </style:style>
    <style:style style:name="ce117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66" style:base-cell-address="julij.X2"/>
      <style:map style:condition="cell-content()&gt;1" style:apply-style-name="ConditionalStyle_5f_67" style:base-cell-address="julij.X2"/>
    </style:style>
    <style:style style:name="ce118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68" style:base-cell-address="julij.Y2"/>
      <style:map style:condition="cell-content()&gt;2" style:apply-style-name="ConditionalStyle_5f_69" style:base-cell-address="julij.Y2"/>
    </style:style>
    <style:style style:name="ce11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70" style:base-cell-address="avgust.B2"/>
      <style:map style:condition="cell-content()=&quot;ned&quot;" style:apply-style-name="ConditionalStyle_5f_71" style:base-cell-address="avgust.B2"/>
    </style:style>
    <style:style style:name="ce12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70" style:base-cell-address="avgust.B2"/>
      <style:map style:condition="cell-content()=&quot;ned&quot;" style:apply-style-name="ConditionalStyle_5f_71" style:base-cell-address="avgust.B2"/>
    </style:style>
    <style:style style:name="ce121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72" style:base-cell-address="avgust.O2"/>
      <style:map style:condition="cell-content()&gt;1" style:apply-style-name="ConditionalStyle_5f_73" style:base-cell-address="avgust.O2"/>
    </style:style>
    <style:style style:name="ce122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74" style:base-cell-address="avgust.W2"/>
    </style:style>
    <style:style style:name="ce123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75" style:base-cell-address="avgust.X2"/>
      <style:map style:condition="cell-content()&gt;1" style:apply-style-name="ConditionalStyle_5f_76" style:base-cell-address="avgust.X2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77" style:base-cell-address="avgust.Y2"/>
      <style:map style:condition="cell-content()&gt;2" style:apply-style-name="ConditionalStyle_5f_78" style:base-cell-address="avgust.Y2"/>
    </style:style>
    <style:style style:name="ce12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79" style:base-cell-address="september.B2"/>
      <style:map style:condition="cell-content()=&quot;ned&quot;" style:apply-style-name="ConditionalStyle_5f_80" style:base-cell-address="september.B2"/>
    </style:style>
    <style:style style:name="ce1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79" style:base-cell-address="september.B2"/>
      <style:map style:condition="cell-content()=&quot;ned&quot;" style:apply-style-name="ConditionalStyle_5f_80" style:base-cell-address="september.B2"/>
    </style:style>
    <style:style style:name="ce127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81" style:base-cell-address="september.O2"/>
      <style:map style:condition="cell-content()&gt;1" style:apply-style-name="ConditionalStyle_5f_82" style:base-cell-address="september.O2"/>
    </style:style>
    <style:style style:name="ce128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83" style:base-cell-address="september.W2"/>
    </style:style>
    <style:style style:name="ce129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84" style:base-cell-address="september.X2"/>
      <style:map style:condition="cell-content()&gt;1" style:apply-style-name="ConditionalStyle_5f_85" style:base-cell-address="september.X2"/>
    </style:style>
    <style:style style:name="ce130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86" style:base-cell-address="september.Y2"/>
      <style:map style:condition="cell-content()&gt;2" style:apply-style-name="ConditionalStyle_5f_87" style:base-cell-address="september.Y2"/>
    </style:style>
    <style:style style:name="ce1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88" style:base-cell-address="oktober.B2"/>
      <style:map style:condition="cell-content()=&quot;ned&quot;" style:apply-style-name="ConditionalStyle_5f_89" style:base-cell-address="oktober.B2"/>
    </style:style>
    <style:style style:name="ce133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88" style:base-cell-address="oktober.B2"/>
      <style:map style:condition="cell-content()=&quot;ned&quot;" style:apply-style-name="ConditionalStyle_5f_89" style:base-cell-address="oktober.B2"/>
    </style:style>
    <style:style style:name="ce134" style:family="table-cell" style:parent-style-name="Default">
      <style:table-cell-properties fo:background-color="#ffff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90" style:base-cell-address="oktober.O2"/>
      <style:map style:condition="cell-content()&gt;1" style:apply-style-name="ConditionalStyle_5f_91" style:base-cell-address="oktober.O2"/>
    </style:style>
    <style:style style:name="ce138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92" style:base-cell-address="oktober.W2"/>
    </style:style>
    <style:style style:name="ce139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93" style:base-cell-address="oktober.X2"/>
      <style:map style:condition="cell-content()&gt;1" style:apply-style-name="ConditionalStyle_5f_94" style:base-cell-address="oktober.X2"/>
    </style:style>
    <style:style style:name="ce140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95" style:base-cell-address="oktober.Y2"/>
      <style:map style:condition="cell-content()&gt;2" style:apply-style-name="ConditionalStyle_5f_96" style:base-cell-address="oktober.Y2"/>
    </style:style>
    <style:style style:name="ce141" style:family="table-cell" style:parent-style-name="Default">
      <style:table-cell-properties fo:background-color="#ffff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3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4" style:family="table-cell" style:parent-style-name="Default" style:data-style-name="N39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ConditionalStyle_5f_97" style:base-cell-address="november.B2"/>
      <style:map style:condition="cell-content()=&quot;ned&quot;" style:apply-style-name="ConditionalStyle_5f_98" style:base-cell-address="november.B2"/>
    </style:style>
    <style:style style:name="ce14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ConditionalStyle_5f_97" style:base-cell-address="november.B2"/>
      <style:map style:condition="cell-content()=&quot;ned&quot;" style:apply-style-name="ConditionalStyle_5f_98" style:base-cell-address="november.B2"/>
    </style:style>
    <style:style style:name="ce14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2" style:family="table-cell" style:parent-style-name="Default" style:data-style-name="N100">
      <style:table-cell-properties fo:background-color="#ffcc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3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99" style:base-cell-address="november.P2"/>
      <style:map style:condition="cell-content()&gt;1" style:apply-style-name="ConditionalStyle_5f_100" style:base-cell-address="november.P2"/>
    </style:style>
    <style:style style:name="ce154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101" style:base-cell-address="november.X2"/>
    </style:style>
    <style:style style:name="ce155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102" style:base-cell-address="november.Y2"/>
      <style:map style:condition="cell-content()&gt;1" style:apply-style-name="ConditionalStyle_5f_103" style:base-cell-address="november.Y2"/>
    </style:style>
    <style:style style:name="ce156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04" style:base-cell-address="november.Z2"/>
      <style:map style:condition="cell-content()&gt;2" style:apply-style-name="ConditionalStyle_5f_105" style:base-cell-address="november.Z2"/>
    </style:style>
    <style:style style:name="ce157" style:family="table-cell" style:parent-style-name="Default" style:data-style-name="N3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ConditionalStyle_5f_106" style:base-cell-address="december.B2"/>
      <style:map style:condition="cell-content()=&quot;ned&quot;" style:apply-style-name="ConditionalStyle_5f_107" style:base-cell-address="december.B2"/>
    </style:style>
    <style:style style:name="ce16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&quot;sob&quot;" style:apply-style-name="ConditionalStyle_5f_106" style:base-cell-address="december.B2"/>
      <style:map style:condition="cell-content()=&quot;ned&quot;" style:apply-style-name="ConditionalStyle_5f_107" style:base-cell-address="december.B2"/>
    </style:style>
    <style:style style:name="ce1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6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6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66" style:family="table-cell" style:parent-style-name="Default" style:data-style-name="N100">
      <style:table-cell-properties fo:background-color="#ffcc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67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08" style:base-cell-address="december.P2"/>
      <style:map style:condition="cell-content()&gt;1" style:apply-style-name="ConditionalStyle_5f_109" style:base-cell-address="december.P2"/>
    </style:style>
    <style:style style:name="ce168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110" style:base-cell-address="december.X2"/>
    </style:style>
    <style:style style:name="ce169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111" style:base-cell-address="december.Y2"/>
      <style:map style:condition="cell-content()&gt;1" style:apply-style-name="ConditionalStyle_5f_112" style:base-cell-address="december.Y2"/>
    </style:style>
    <style:style style:name="ce170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13" style:base-cell-address="december.Z2"/>
      <style:map style:condition="cell-content()&gt;2" style:apply-style-name="ConditionalStyle_5f_114" style:base-cell-address="december.Z2"/>
    </style:style>
    <style:style style:name="ce17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7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63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47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4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46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461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4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631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6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20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4.58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4.611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4.61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4.59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61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4.58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4.2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471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3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2.53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3.864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3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3.11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3.28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3.12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3.12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996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954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20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99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420e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ff420e" style:font-name="Arial" style:text-underline-style="none" style:text-underline-color="font-color" style:text-line-through-type="none" fo:font-style="normal" style:text-outline="false" fo:text-shadow="none" style:text-position="0% 100%" style:font-name-complex="Arial" style:font-style-asian="normal" style:font-style-complex="normal" fo:font-size="14pt" fo:font-weight="bold" style:font-size-asian="14pt" style:font-size-complex="14pt" style:font-weight-asian="bold" style:font-weight-complex="bold"/>
    </style:style>
    <style:style style:name="T3" style:family="text">
      <style:text-properties fo:color="#ff420e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ff3366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fo:color="#ff3366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zorci vnosov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2" office:value-type="string" calcext:value-type="string">
            <text:p>51☻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2" office:value-type="string" calcext:value-type="string">
            <text:p>52☻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3" office:value-type="string" calcext:value-type="string">
            <text:p>51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2" office:value-type="string" calcext:value-type="string">
            <text:p>KVIT</text:p>
          </table:table-cell>
          <table:table-cell table:style-name="ce16" table:number-columns-repeated="256"/>
          <table:table-cell table:number-columns-repeated="767"/>
        </table:table-row>
        <table:table-row table:style-name="ro2">
          <table:table-cell table:style-name="ce4" office:value-type="string" calcext:value-type="string">
            <text:p>KVIT☻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2" office:value-type="string" calcext:value-type="string">
            <text:p>U☻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3" office:value-type="string" calcext:value-type="string">
            <text:p>12-20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2" office:value-type="string" calcext:value-type="string">
            <text:p>BOL</text:p>
          </table:table-cell>
          <table:table-cell table:style-name="ce16" table:number-columns-repeated="256"/>
          <table:table-cell table:number-columns-repeated="767"/>
        </table:table-row>
        <table:table-row table:style-name="ro3">
          <table:table-cell table:style-name="ce6" office:value-type="string" calcext:value-type="string">
            <text:p>☻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3" office:value-type="string" calcext:value-type="string">
            <text:p>SO</text:p>
          </table:table-cell>
          <table:table-cell table:style-name="ce16" table:number-columns-repeated="256"/>
          <table:table-cell table:number-columns-repeated="767"/>
        </table:table-row>
        <table:table-row table:style-name="ro3">
          <table:table-cell table:style-name="ce7" office:value-type="string" calcext:value-type="string">
            <text:p>☻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8" office:value-type="string" calcext:value-type="string">
            <text:p>51$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8" office:value-type="string" calcext:value-type="string">
            <text:p>52$</text:p>
          </table:table-cell>
          <table:table-cell table:style-name="ce16" table:number-columns-repeated="256"/>
          <table:table-cell table:number-columns-repeated="767"/>
        </table:table-row>
        <table:table-row table:style-name="ro2">
          <table:table-cell table:style-name="ce9" office:value-type="string" calcext:value-type="string">
            <text:p>KVIT$</text:p>
          </table:table-cell>
          <table:table-cell table:style-name="ce16" table:number-columns-repeated="256"/>
          <table:table-cell table:number-columns-repeated="767"/>
        </table:table-row>
        <table:table-row table:style-name="ro3">
          <table:table-cell table:style-name="ce10" office:value-type="string" calcext:value-type="string">
            <text:p>☺</text:p>
          </table:table-cell>
          <table:table-cell table:style-name="ce16" table:number-columns-repeated="256"/>
          <table:table-cell table:number-columns-repeated="767"/>
        </table:table-row>
        <table:table-row table:style-name="ro3">
          <table:table-cell table:style-name="ce11" office:value-type="string" calcext:value-type="string">
            <text:p>☺</text:p>
          </table:table-cell>
          <table:table-cell table:style-name="ce16" table:number-columns-repeated="256"/>
          <table:table-cell table:number-columns-repeated="767"/>
        </table:table-row>
        <table:table-row table:style-name="ro4">
          <table:table-cell table:style-name="ce12" office:value-type="string" calcext:value-type="string">
            <text:p><text:span text:style-name="T1">U</text:span><text:span text:style-name="T2">☺</text:span></text:p>
          </table:table-cell>
          <table:table-cell table:style-name="ce16" table:number-columns-repeated="256"/>
          <table:table-cell table:number-columns-repeated="767"/>
        </table:table-row>
        <table:table-row table:style-name="ro4">
          <table:table-cell table:style-name="ce13" office:value-type="string" calcext:value-type="string">
            <text:p><text:span text:style-name="T3">51</text:span><text:span text:style-name="T2">☺</text:span></text:p>
          </table:table-cell>
          <table:table-cell table:style-name="ce16" table:number-columns-repeated="256"/>
          <table:table-cell table:number-columns-repeated="767"/>
        </table:table-row>
        <table:table-row table:style-name="ro4">
          <table:table-cell table:style-name="ce13" office:value-type="string" calcext:value-type="string">
            <text:p><text:span text:style-name="T3">52</text:span><text:span text:style-name="T2">☺</text:span>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14" office:value-type="string" calcext:value-type="string">
            <text:p>51¶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5" office:value-type="string" calcext:value-type="string">
            <text:p>52¶</text:p>
          </table:table-cell>
          <table:table-cell table:style-name="ce16" table:number-columns-repeated="256"/>
          <table:table-cell table:number-columns-repeated="767"/>
        </table:table-row>
        <table:table-row table:style-name="ro2">
          <table:table-cell table:style-name="ce15" office:value-type="string" calcext:value-type="string">
            <text:p><text:span text:style-name="T4">KVIT</text:span><text:span text:style-name="T5">☺</text:span>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1"/>
          <table:table-cell table:style-name="ce16" table:number-columns-repeated="256"/>
          <table:table-cell table:number-columns-repeated="767"/>
        </table:table-row>
        <table:table-row table:style-name="ro2" table:number-rows-repeated="2">
          <table:table-cell table:style-name="ce16" table:number-columns-repeated="257"/>
          <table:table-cell table:number-columns-repeated="767"/>
        </table:table-row>
        <table:table-row table:style-name="ro1" table:number-rows-repeated="114">
          <table:table-cell table:style-name="ce1"/>
          <table:table-cell table:style-name="ce16" table:number-columns-repeated="256"/>
          <table:table-cell table:number-columns-repeated="767"/>
        </table:table-row>
        <table:table-row table:style-name="ro2" table:number-rows-repeated="883">
          <table:table-cell table:style-name="ce16" table:number-columns-repeated="257"/>
          <table:table-cell table:number-columns-repeated="767"/>
        </table:table-row>
        <table:table-row table:style-name="ro2" table:number-rows-repeated="64506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anuar" table:style-name="ta2">
        <table:table-column table:style-name="co3" table:default-cell-style-name="ce17"/>
        <table:table-column table:style-name="co4" table:default-cell-style-name="ce17"/>
        <table:table-column table:style-name="co5" table:number-columns-repeated="1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45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54" office:value-type="string" calcext:value-type="string">
            <text:p>☺</text:p>
          </table:table-cell>
          <table:table-cell table:style-name="ce55" table:formula="of:=[$'Vzorci vnosov'.$A$4]" office:value-type="string" office:string-value="51" calcext:value-type="string">
            <text:p>51</text:p>
          </table:table-cell>
          <table:table-cell table:style-name="ce55" table:formula="of:=[$'Vzorci vnosov'.$A$5]" office:value-type="string" office:string-value="52" calcext:value-type="string">
            <text:p>52</text:p>
          </table:table-cell>
          <table:table-cell table:style-name="ce56" table:formula="of:=[$'Vzorci vnosov'.$A$25]" office:value-type="string" office:string-value="51¶" calcext:value-type="string">
            <text:p>51¶</text:p>
          </table:table-cell>
          <table:table-cell table:style-name="ce57" table:formula="of:=[$'Vzorci vnosov'.$A$26]" office:value-type="string" office:string-value="52¶" calcext:value-type="string">
            <text:p>52¶</text:p>
          </table:table-cell>
          <table:table-cell table:style-name="ce58" table:formula="of:=[$'Vzorci vnosov'.$A$8]" office:value-type="string" office:string-value="U" calcext:value-type="string">
            <text:p>U</text:p>
          </table:table-cell>
          <table:table-cell table:style-name="ce55" table:formula="of:=[$'Vzorci vnosov'.$A$6]" office:value-type="string" office:string-value="KVIT" calcext:value-type="string">
            <text:p>KVIT</text:p>
          </table:table-cell>
          <table:table-cell table:style-name="ce59" office:value-type="string" calcext:value-type="string">
            <text:p>Brez</text:p>
          </table:table-cell>
          <table:table-cell table:style-name="ce53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19" office:value-type="date" office:date-value="2012-01-01" calcext:value-type="date">
            <text:p>1. I. 12</text:p>
          </table:table-cell>
          <table:table-cell table:style-name="ce23" table:formula="of:=TEXT([.A2];&quot;Ddd&quot;)" office:value-type="string" office:string-value="ned" calcext:value-type="string">
            <text:p>ned</text:p>
          </table:table-cell>
          <table:table-cell table:style-name="ce30"/>
          <table:table-cell table:style-name="ce31"/>
          <table:table-cell table:style-name="ce30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11"/>
          <table:table-cell table:style-name="ce6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ŠOŠ</text:p>
          </table:table-cell>
          <table:table-cell table:style-name="ce52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52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 calcext:value-type="float">
            <text:p>1</text:p>
          </table:table-cell>
          <table:table-cell table:style-name="ce52" table:formula="of:=COUNTIF([.C2:.L2];&quot;51&quot;)+COUNTIF([.C2:.L2];&quot;51$&quot;)+COUNTIF([.C2:.L2];&quot;51☻&quot;)" office:value-type="float" office:value="0" calcext:value-type="float">
            <text:p>0</text:p>
          </table:table-cell>
          <table:table-cell table:style-name="ce52" table:formula="of:=COUNTIF([.C2:.L2];&quot;52&quot;)+COUNTIF([.C2:.L2];&quot;52$&quot;)+COUNTIF([.C2:.L2];&quot;52☻&quot;)" office:value-type="float" office:value="0" calcext:value-type="float">
            <text:p>0</text:p>
          </table:table-cell>
          <table:table-cell table:style-name="ce52" table:formula="of:=COUNTIF([.C2:.L2];&quot;51¶&quot;)" office:value-type="float" office:value="0" calcext:value-type="float">
            <text:p>0</text:p>
          </table:table-cell>
          <table:table-cell table:style-name="ce52" table:formula="of:=COUNTIF([.C2:.L2];&quot;52¶&quot;)" office:value-type="float" office:value="0" calcext:value-type="float">
            <text:p>0</text:p>
          </table:table-cell>
          <table:table-cell table:style-name="ce52" table:formula="of:=COUNTIF([.C2:.L2];&quot;U&quot;)+COUNTIF([.C2:.L2];&quot;U☻&quot;)+COUNTIF([.C2:.L2];&quot;U☺&quot;)" office:value-type="float" office:value="0" calcext:value-type="float">
            <text:p>0</text:p>
          </table:table-cell>
          <table:table-cell table:style-name="ce52" table:formula="of:=COUNTIF([.C2:.L2];&quot;KVIT&quot;)+COUNTIF([.C2:.L2];&quot;KVIT☻&quot;)+COUNTIF([.C2:.L2];&quot;kvit$&quot;)" office:value-type="float" office:value="0" calcext:value-type="float">
            <text:p>0</text:p>
          </table:table-cell>
          <table:table-cell table:style-name="ce60" table:formula="of:=COUNTBLANK([.C2:.L2])" office:value-type="float" office:value="8" calcext:value-type="float">
            <text:p>8</text:p>
          </table:table-cell>
          <table:table-cell table:style-name="ce61" table:formula="of:=COUNTIF([.C2:.L2];&quot;x&quot;)" office:value-type="float" office:value="0" calcext:value-type="float">
            <text:p>0</text:p>
          </table:table-cell>
          <table:table-cell table:style-name="ce62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19" office:value-type="date" office:date-value="2012-01-02" calcext:value-type="date">
            <text:p>2. I. 12</text:p>
          </table:table-cell>
          <table:table-cell table:style-name="ce23" table:formula="of:=TEXT([.A3];&quot;Ddd&quot;)" office:value-type="string" office:string-value="pon" calcext:value-type="string">
            <text:p>pon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4"/>
          <table:table-cell table:style-name="ce37"/>
          <table:table-cell table:style-name="ce31"/>
          <table:table-cell table:style-name="ce11"/>
          <table:table-cell table:style-name="ce6"/>
          <table:table-cell table:style-name="ce47" office:value-type="string" calcext:value-type="string">
            <office:annotation draw:style-name="gr1" draw:text-style-name="P2" svg:width="2.583cm" svg:height="1.286cm" svg:x="11.579cm" svg:y="-0.013cm" draw:caption-point-x="-0.211cm" draw:caption-point-y="1.43cm">
              <dc:date>2022-03-21T00:00:00</dc:date>
              <text:p text:style-name="P1">Od 20-29 dopust , 13.14?</text:p>
            </office:annotation>
            <text:p>SKR</text:p>
          </table:table-cell>
          <table:table-cell table:style-name="ce46" office:value-type="string" calcext:value-type="string">
            <text:p>ROD</text:p>
          </table:table-cell>
          <table:table-cell table:style-name="ce52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52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 calcext:value-type="float">
            <text:p>0</text:p>
          </table:table-cell>
          <table:table-cell table:style-name="ce52" table:formula="of:=COUNTIF([.C3:.L3];&quot;51&quot;)+COUNTIF([.C3:.L3];&quot;51$&quot;)+COUNTIF([.C3:.L3];&quot;51☻&quot;)" office:value-type="float" office:value="0" calcext:value-type="float">
            <text:p>0</text:p>
          </table:table-cell>
          <table:table-cell table:style-name="ce52" table:formula="of:=COUNTIF([.C3:.L3];&quot;52&quot;)+COUNTIF([.C3:.L3];&quot;52$&quot;)+COUNTIF([.C3:.L3];&quot;52☻&quot;)" office:value-type="float" office:value="0" calcext:value-type="float">
            <text:p>0</text:p>
          </table:table-cell>
          <table:table-cell table:style-name="ce52" table:formula="of:=COUNTIF([.C3:.L3];&quot;51¶&quot;)" office:value-type="float" office:value="0" calcext:value-type="float">
            <text:p>0</text:p>
          </table:table-cell>
          <table:table-cell table:style-name="ce52" table:formula="of:=COUNTIF([.C3:.L3];&quot;52¶&quot;)" office:value-type="float" office:value="0" calcext:value-type="float">
            <text:p>0</text:p>
          </table:table-cell>
          <table:table-cell table:style-name="ce52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52" table:formula="of:=COUNTIF([.C3:.L3];&quot;KVIT&quot;)+COUNTIF([.C3:.L3];&quot;KVIT☻&quot;)+COUNTIF([.C3:.L3];&quot;kvit$&quot;)" office:value-type="float" office:value="0" calcext:value-type="float">
            <text:p>0</text:p>
          </table:table-cell>
          <table:table-cell table:style-name="ce60" table:formula="of:=COUNTBLANK([.C3:.L3])" office:value-type="float" office:value="9" calcext:value-type="float">
            <text:p>9</text:p>
          </table:table-cell>
          <table:table-cell table:style-name="ce61" table:formula="of:=COUNTIF([.C3:.L3];&quot;x&quot;)" office:value-type="float" office:value="0" calcext:value-type="float">
            <text:p>0</text:p>
          </table:table-cell>
          <table:table-cell table:style-name="ce62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 calcext:value-type="float">
            <text:p>0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1-03" calcext:value-type="date">
            <text:p>3. I. 12</text:p>
          </table:table-cell>
          <table:table-cell table:style-name="ce24" table:formula="of:=TEXT([.A4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8" office:value-type="string" calcext:value-type="string">
            <text:p>MŠŠ</text:p>
          </table:table-cell>
          <table:table-cell table:style-name="ce29" office:value-type="string" calcext:value-type="string">
            <text:p>KON</text:p>
          </table:table-cell>
          <table:table-cell table:style-name="ce52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52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 calcext:value-type="float">
            <text:p>1</text:p>
          </table:table-cell>
          <table:table-cell table:style-name="ce52" table:formula="of:=COUNTIF([.C4:.L4];&quot;51&quot;)+COUNTIF([.C4:.L4];&quot;51$&quot;)+COUNTIF([.C4:.L4];&quot;51☻&quot;)" office:value-type="float" office:value="1" calcext:value-type="float">
            <text:p>1</text:p>
          </table:table-cell>
          <table:table-cell table:style-name="ce52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52" table:formula="of:=COUNTIF([.C4:.L4];&quot;51¶&quot;)" office:value-type="float" office:value="1" calcext:value-type="float">
            <text:p>1</text:p>
          </table:table-cell>
          <table:table-cell table:style-name="ce52" table:formula="of:=COUNTIF([.C4:.L4];&quot;52¶&quot;)" office:value-type="float" office:value="1" calcext:value-type="float">
            <text:p>1</text:p>
          </table:table-cell>
          <table:table-cell table:style-name="ce52" table:formula="of:=COUNTIF([.C4:.L4];&quot;U&quot;)+COUNTIF([.C4:.L4];&quot;U☻&quot;)+COUNTIF([.C4:.L4];&quot;U☺&quot;)" office:value-type="float" office:value="0" calcext:value-type="float">
            <text:p>0</text:p>
          </table:table-cell>
          <table:table-cell table:style-name="ce52" table:formula="of:=COUNTIF([.C4:.L4];&quot;KVIT&quot;)+COUNTIF([.C4:.L4];&quot;KVIT☻&quot;)+COUNTIF([.C4:.L4];&quot;kvit$&quot;)" office:value-type="float" office:value="1" calcext:value-type="float">
            <text:p>1</text:p>
          </table:table-cell>
          <table:table-cell table:style-name="ce60" table:formula="of:=COUNTBLANK([.C4:.L4])" office:value-type="float" office:value="0" calcext:value-type="float">
            <text:p>0</text:p>
          </table:table-cell>
          <table:table-cell table:style-name="ce61" table:formula="of:=COUNTIF([.C4:.L4];&quot;x&quot;)" office:value-type="float" office:value="1" calcext:value-type="float">
            <text:p>1</text:p>
          </table:table-cell>
          <table:table-cell table:style-name="ce62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1-04" calcext:value-type="date">
            <text:p>4. I. 12</text:p>
          </table:table-cell>
          <table:table-cell table:style-name="ce24" table:formula="of:=TEXT([.A5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9" office:value-type="string" calcext:value-type="string">
            <text:p>MIO</text:p>
          </table:table-cell>
          <table:table-cell table:style-name="ce29" office:value-type="string" calcext:value-type="string">
            <text:p>KON</text:p>
          </table:table-cell>
          <table:table-cell table:style-name="ce52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0" calcext:value-type="float">
            <text:p>0</text:p>
          </table:table-cell>
          <table:table-cell table:style-name="ce52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 calcext:value-type="float">
            <text:p>0</text:p>
          </table:table-cell>
          <table:table-cell table:style-name="ce52" table:formula="of:=COUNTIF([.C5:.L5];&quot;51&quot;)+COUNTIF([.C5:.L5];&quot;51$&quot;)+COUNTIF([.C5:.L5];&quot;51☻&quot;)" office:value-type="float" office:value="1" calcext:value-type="float">
            <text:p>1</text:p>
          </table:table-cell>
          <table:table-cell table:style-name="ce52" table:formula="of:=COUNTIF([.C5:.L5];&quot;52&quot;)+COUNTIF([.C5:.L5];&quot;52$&quot;)+COUNTIF([.C5:.L5];&quot;52☻&quot;)" office:value-type="float" office:value="1" calcext:value-type="float">
            <text:p>1</text:p>
          </table:table-cell>
          <table:table-cell table:style-name="ce52" table:formula="of:=COUNTIF([.C5:.L5];&quot;51¶&quot;)" office:value-type="float" office:value="0" calcext:value-type="float">
            <text:p>0</text:p>
          </table:table-cell>
          <table:table-cell table:style-name="ce52" table:formula="of:=COUNTIF([.C5:.L5];&quot;52¶&quot;)" office:value-type="float" office:value="1" calcext:value-type="float">
            <text:p>1</text:p>
          </table:table-cell>
          <table:table-cell table:style-name="ce52" table:formula="of:=COUNTIF([.C5:.L5];&quot;U&quot;)+COUNTIF([.C5:.L5];&quot;U☻&quot;)+COUNTIF([.C5:.L5];&quot;U☺&quot;)" office:value-type="float" office:value="0" calcext:value-type="float">
            <text:p>0</text:p>
          </table:table-cell>
          <table:table-cell table:style-name="ce52" table:formula="of:=COUNTIF([.C5:.L5];&quot;KVIT&quot;)+COUNTIF([.C5:.L5];&quot;KVIT☻&quot;)+COUNTIF([.C5:.L5];&quot;kvit$&quot;)" office:value-type="float" office:value="2" calcext:value-type="float">
            <text:p>2</text:p>
          </table:table-cell>
          <table:table-cell table:style-name="ce60" table:formula="of:=COUNTBLANK([.C5:.L5])" office:value-type="float" office:value="0" calcext:value-type="float">
            <text:p>0</text:p>
          </table:table-cell>
          <table:table-cell table:style-name="ce61" table:formula="of:=COUNTIF([.C5:.L5];&quot;x&quot;)" office:value-type="float" office:value="0" calcext:value-type="float">
            <text:p>0</text:p>
          </table:table-cell>
          <table:table-cell table:style-name="ce62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1-05" calcext:value-type="date">
            <text:p>5. I. 12</text:p>
          </table:table-cell>
          <table:table-cell table:style-name="ce24" table:formula="of:=TEXT([.A6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3" office:value-type="string" calcext:value-type="string">
            <text:p>SIC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 office:value-type="string" calcext:value-type="string">
            <office:annotation draw:style-name="gr2" draw:text-style-name="P2" svg:width="2.583cm" svg:height="0.698cm" svg:x="11.579cm" svg:y="1.627cm" draw:caption-point-x="-0.211cm" draw:caption-point-y="1.901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KON</text:p>
          </table:table-cell>
          <table:table-cell table:style-name="ce52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52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 calcext:value-type="float">
            <text:p>0</text:p>
          </table:table-cell>
          <table:table-cell table:style-name="ce52" table:formula="of:=COUNTIF([.C6:.L6];&quot;51&quot;)+COUNTIF([.C6:.L6];&quot;51$&quot;)+COUNTIF([.C6:.L6];&quot;51☻&quot;)" office:value-type="float" office:value="1" calcext:value-type="float">
            <text:p>1</text:p>
          </table:table-cell>
          <table:table-cell table:style-name="ce52" table:formula="of:=COUNTIF([.C6:.L6];&quot;52&quot;)+COUNTIF([.C6:.L6];&quot;52$&quot;)+COUNTIF([.C6:.L6];&quot;52☻&quot;)" office:value-type="float" office:value="1" calcext:value-type="float">
            <text:p>1</text:p>
          </table:table-cell>
          <table:table-cell table:style-name="ce52" table:formula="of:=COUNTIF([.C6:.L6];&quot;51¶&quot;)" office:value-type="float" office:value="1" calcext:value-type="float">
            <text:p>1</text:p>
          </table:table-cell>
          <table:table-cell table:style-name="ce52" table:formula="of:=COUNTIF([.C6:.L6];&quot;52¶&quot;)" office:value-type="float" office:value="0" calcext:value-type="float">
            <text:p>0</text:p>
          </table:table-cell>
          <table:table-cell table:style-name="ce52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52" table:formula="of:=COUNTIF([.C6:.L6];&quot;KVIT&quot;)+COUNTIF([.C6:.L6];&quot;KVIT☻&quot;)+COUNTIF([.C6:.L6];&quot;kvit$&quot;)" office:value-type="float" office:value="1" calcext:value-type="float">
            <text:p>1</text:p>
          </table:table-cell>
          <table:table-cell table:style-name="ce60" table:formula="of:=COUNTBLANK([.C6:.L6])" office:value-type="float" office:value="0" calcext:value-type="float">
            <text:p>0</text:p>
          </table:table-cell>
          <table:table-cell table:style-name="ce61" table:formula="of:=COUNTIF([.C6:.L6];&quot;x&quot;)" office:value-type="float" office:value="1" calcext:value-type="float">
            <text:p>1</text:p>
          </table:table-cell>
          <table:table-cell table:style-name="ce62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1-06" calcext:value-type="date">
            <text:p>6. I. 12</text:p>
          </table:table-cell>
          <table:table-cell table:style-name="ce24" table:formula="of:=TEXT([.A7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3" office:value-type="string" calcext:value-type="string">
            <text:p>SIC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MŠŠ</text:p>
          </table:table-cell>
          <table:table-cell table:style-name="ce52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52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 calcext:value-type="float">
            <text:p>1</text:p>
          </table:table-cell>
          <table:table-cell table:style-name="ce52" table:formula="of:=COUNTIF([.C7:.L7];&quot;51&quot;)+COUNTIF([.C7:.L7];&quot;51$&quot;)+COUNTIF([.C7:.L7];&quot;51☻&quot;)" office:value-type="float" office:value="1" calcext:value-type="float">
            <text:p>1</text:p>
          </table:table-cell>
          <table:table-cell table:style-name="ce52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52" table:formula="of:=COUNTIF([.C7:.L7];&quot;51¶&quot;)" office:value-type="float" office:value="1" calcext:value-type="float">
            <text:p>1</text:p>
          </table:table-cell>
          <table:table-cell table:style-name="ce52" table:formula="of:=COUNTIF([.C7:.L7];&quot;52¶&quot;)" office:value-type="float" office:value="0" calcext:value-type="float">
            <text:p>0</text:p>
          </table:table-cell>
          <table:table-cell table:style-name="ce52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52" table:formula="of:=COUNTIF([.C7:.L7];&quot;KVIT&quot;)+COUNTIF([.C7:.L7];&quot;KVIT☻&quot;)+COUNTIF([.C7:.L7];&quot;kvit$&quot;)" office:value-type="float" office:value="1" calcext:value-type="float">
            <text:p>1</text:p>
          </table:table-cell>
          <table:table-cell table:style-name="ce60" table:formula="of:=COUNTBLANK([.C7:.L7])" office:value-type="float" office:value="0" calcext:value-type="float">
            <text:p>0</text:p>
          </table:table-cell>
          <table:table-cell table:style-name="ce61" table:formula="of:=COUNTIF([.C7:.L7];&quot;x&quot;)" office:value-type="float" office:value="0" calcext:value-type="float">
            <text:p>0</text:p>
          </table:table-cell>
          <table:table-cell table:style-name="ce62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1-07" calcext:value-type="date">
            <text:p>7. I. 12</text:p>
          </table:table-cell>
          <table:table-cell table:style-name="ce23" table:formula="of:=TEXT([.A8];&quot;Ddd&quot;)" office:value-type="string" office:string-value="sob" calcext:value-type="string">
            <text:p>sob</text:p>
          </table:table-cell>
          <table:table-cell table:style-name="ce30" table:number-columns-repeated="3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0"/>
          <table:table-cell table:style-name="ce30"/>
          <table:table-cell table:style-name="ce38"/>
          <table:table-cell table:style-name="ce31" table:number-columns-repeated="3"/>
          <table:table-cell table:style-name="ce50" office:value-type="string" calcext:value-type="string">
            <text:p>MIO</text:p>
          </table:table-cell>
          <table:table-cell table:style-name="ce46" office:value-type="string" calcext:value-type="string">
            <text:p>MŠŠ</text:p>
          </table:table-cell>
          <table:table-cell table:style-name="ce52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52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 calcext:value-type="float">
            <text:p>0</text:p>
          </table:table-cell>
          <table:table-cell table:style-name="ce52" table:formula="of:=COUNTIF([.C8:.L8];&quot;51&quot;)+COUNTIF([.C8:.L8];&quot;51$&quot;)+COUNTIF([.C8:.L8];&quot;51☻&quot;)" office:value-type="float" office:value="0" calcext:value-type="float">
            <text:p>0</text:p>
          </table:table-cell>
          <table:table-cell table:style-name="ce52" table:formula="of:=COUNTIF([.C8:.L8];&quot;52&quot;)+COUNTIF([.C8:.L8];&quot;52$&quot;)+COUNTIF([.C8:.L8];&quot;52☻&quot;)" office:value-type="float" office:value="0" calcext:value-type="float">
            <text:p>0</text:p>
          </table:table-cell>
          <table:table-cell table:style-name="ce52" table:formula="of:=COUNTIF([.C8:.L8];&quot;51¶&quot;)" office:value-type="float" office:value="0" calcext:value-type="float">
            <text:p>0</text:p>
          </table:table-cell>
          <table:table-cell table:style-name="ce52" table:formula="of:=COUNTIF([.C8:.L8];&quot;52¶&quot;)" office:value-type="float" office:value="0" calcext:value-type="float">
            <text:p>0</text:p>
          </table:table-cell>
          <table:table-cell table:style-name="ce52" table:formula="of:=COUNTIF([.C8:.L8];&quot;U&quot;)+COUNTIF([.C8:.L8];&quot;U☻&quot;)+COUNTIF([.C8:.L8];&quot;U☺&quot;)" office:value-type="float" office:value="0" calcext:value-type="float">
            <text:p>0</text:p>
          </table:table-cell>
          <table:table-cell table:style-name="ce52" table:formula="of:=COUNTIF([.C8:.L8];&quot;KVIT&quot;)+COUNTIF([.C8:.L8];&quot;KVIT☻&quot;)+COUNTIF([.C8:.L8];&quot;kvit$&quot;)" office:value-type="float" office:value="0" calcext:value-type="float">
            <text:p>0</text:p>
          </table:table-cell>
          <table:table-cell table:style-name="ce60" table:formula="of:=COUNTBLANK([.C8:.L8])" office:value-type="float" office:value="9" calcext:value-type="float">
            <text:p>9</text:p>
          </table:table-cell>
          <table:table-cell table:style-name="ce61" table:formula="of:=COUNTIF([.C8:.L8];&quot;x&quot;)" office:value-type="float" office:value="0" calcext:value-type="float">
            <text:p>0</text:p>
          </table:table-cell>
          <table:table-cell table:style-name="ce62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0" calcext:value-type="float">
            <text:p>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1-08" calcext:value-type="date">
            <text:p>8. I. 12</text:p>
          </table:table-cell>
          <table:table-cell table:style-name="ce23" table:formula="of:=TEXT([.A9];&quot;Ddd&quot;)" office:value-type="string" office:string-value="ned" calcext:value-type="string">
            <text:p>ned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2"/>
          <table:table-cell table:style-name="ce37"/>
          <table:table-cell table:style-name="ce30"/>
          <table:table-cell table:style-name="ce31"/>
          <table:table-cell table:style-name="ce6"/>
          <table:table-cell table:style-name="ce46" office:value-type="string" calcext:value-type="string">
            <text:p>KOS</text:p>
          </table:table-cell>
          <table:table-cell table:style-name="ce46" office:value-type="string" calcext:value-type="string">
            <text:p>MŠŠ</text:p>
          </table:table-cell>
          <table:table-cell table:style-name="ce52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52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 calcext:value-type="float">
            <text:p>1</text:p>
          </table:table-cell>
          <table:table-cell table:style-name="ce52" table:formula="of:=COUNTIF([.C9:.L9];&quot;51&quot;)+COUNTIF([.C9:.L9];&quot;51$&quot;)+COUNTIF([.C9:.L9];&quot;51☻&quot;)" office:value-type="float" office:value="0" calcext:value-type="float">
            <text:p>0</text:p>
          </table:table-cell>
          <table:table-cell table:style-name="ce52" table:formula="of:=COUNTIF([.C9:.L9];&quot;52&quot;)+COUNTIF([.C9:.L9];&quot;52$&quot;)+COUNTIF([.C9:.L9];&quot;52☻&quot;)" office:value-type="float" office:value="0" calcext:value-type="float">
            <text:p>0</text:p>
          </table:table-cell>
          <table:table-cell table:style-name="ce52" table:formula="of:=COUNTIF([.C9:.L9];&quot;51¶&quot;)" office:value-type="float" office:value="0" calcext:value-type="float">
            <text:p>0</text:p>
          </table:table-cell>
          <table:table-cell table:style-name="ce52" table:formula="of:=COUNTIF([.C9:.L9];&quot;52¶&quot;)" office:value-type="float" office:value="0" calcext:value-type="float">
            <text:p>0</text:p>
          </table:table-cell>
          <table:table-cell table:style-name="ce52" table:formula="of:=COUNTIF([.C9:.L9];&quot;U&quot;)+COUNTIF([.C9:.L9];&quot;U☻&quot;)+COUNTIF([.C9:.L9];&quot;U☺&quot;)" office:value-type="float" office:value="0" calcext:value-type="float">
            <text:p>0</text:p>
          </table:table-cell>
          <table:table-cell table:style-name="ce52" table:formula="of:=COUNTIF([.C9:.L9];&quot;KVIT&quot;)+COUNTIF([.C9:.L9];&quot;KVIT☻&quot;)+COUNTIF([.C9:.L9];&quot;kvit$&quot;)" office:value-type="float" office:value="0" calcext:value-type="float">
            <text:p>0</text:p>
          </table:table-cell>
          <table:table-cell table:style-name="ce60" table:formula="of:=COUNTBLANK([.C9:.L9])" office:value-type="float" office:value="8" calcext:value-type="float">
            <text:p>8</text:p>
          </table:table-cell>
          <table:table-cell table:style-name="ce61" table:formula="of:=COUNTIF([.C9:.L9];&quot;x&quot;)" office:value-type="float" office:value="0" calcext:value-type="float">
            <text:p>0</text:p>
          </table:table-cell>
          <table:table-cell table:style-name="ce62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 calcext:value-type="float">
            <text:p>0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1-09" calcext:value-type="date">
            <text:p>9. I. 12</text:p>
          </table:table-cell>
          <table:table-cell table:style-name="ce24" table:formula="of:=TEXT([.A10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8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52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52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 calcext:value-type="float">
            <text:p>1</text:p>
          </table:table-cell>
          <table:table-cell table:style-name="ce52" table:formula="of:=COUNTIF([.C10:.L10];&quot;51&quot;)+COUNTIF([.C10:.L10];&quot;51$&quot;)+COUNTIF([.C10:.L10];&quot;51☻&quot;)" office:value-type="float" office:value="1" calcext:value-type="float">
            <text:p>1</text:p>
          </table:table-cell>
          <table:table-cell table:style-name="ce52" table:formula="of:=COUNTIF([.C10:.L10];&quot;52&quot;)+COUNTIF([.C10:.L10];&quot;52$&quot;)+COUNTIF([.C10:.L10];&quot;52☻&quot;)" office:value-type="float" office:value="1" calcext:value-type="float">
            <text:p>1</text:p>
          </table:table-cell>
          <table:table-cell table:style-name="ce52" table:formula="of:=COUNTIF([.C10:.L10];&quot;51¶&quot;)" office:value-type="float" office:value="0" calcext:value-type="float">
            <text:p>0</text:p>
          </table:table-cell>
          <table:table-cell table:style-name="ce52" table:formula="of:=COUNTIF([.C10:.L10];&quot;52¶&quot;)" office:value-type="float" office:value="1" calcext:value-type="float">
            <text:p>1</text:p>
          </table:table-cell>
          <table:table-cell table:style-name="ce52" table:formula="of:=COUNTIF([.C10:.L10];&quot;U&quot;)+COUNTIF([.C10:.L10];&quot;U☻&quot;)+COUNTIF([.C10:.L10];&quot;U☺&quot;)" office:value-type="float" office:value="1" calcext:value-type="float">
            <text:p>1</text:p>
          </table:table-cell>
          <table:table-cell table:style-name="ce52" table:formula="of:=COUNTIF([.C10:.L10];&quot;KVIT&quot;)+COUNTIF([.C10:.L10];&quot;KVIT☻&quot;)+COUNTIF([.C10:.L10];&quot;kvit$&quot;)" office:value-type="float" office:value="2" calcext:value-type="float">
            <text:p>2</text:p>
          </table:table-cell>
          <table:table-cell table:style-name="ce60" table:formula="of:=COUNTBLANK([.C10:.L10])" office:value-type="float" office:value="0" calcext:value-type="float">
            <text:p>0</text:p>
          </table:table-cell>
          <table:table-cell table:style-name="ce61" table:formula="of:=COUNTIF([.C10:.L10];&quot;x&quot;)" office:value-type="float" office:value="1" calcext:value-type="float">
            <text:p>1</text:p>
          </table:table-cell>
          <table:table-cell table:style-name="ce62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1-10" calcext:value-type="date">
            <text:p>10. I. 12</text:p>
          </table:table-cell>
          <table:table-cell table:style-name="ce24" table:formula="of:=TEXT([.A11];&quot;Ddd&quot;)" office:value-type="string" office:string-value="tor" calcext:value-type="string">
            <text:p>tor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MŠŠ</text:p>
          </table:table-cell>
          <table:table-cell table:style-name="ce52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52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 calcext:value-type="float">
            <text:p>1</text:p>
          </table:table-cell>
          <table:table-cell table:style-name="ce52" table:formula="of:=COUNTIF([.C11:.L11];&quot;51&quot;)+COUNTIF([.C11:.L11];&quot;51$&quot;)+COUNTIF([.C11:.L11];&quot;51☻&quot;)" office:value-type="float" office:value="2" calcext:value-type="float">
            <text:p>2</text:p>
          </table:table-cell>
          <table:table-cell table:style-name="ce52" table:formula="of:=COUNTIF([.C11:.L11];&quot;52&quot;)+COUNTIF([.C11:.L11];&quot;52$&quot;)+COUNTIF([.C11:.L11];&quot;52☻&quot;)" office:value-type="float" office:value="0" calcext:value-type="float">
            <text:p>0</text:p>
          </table:table-cell>
          <table:table-cell table:style-name="ce52" table:formula="of:=COUNTIF([.C11:.L11];&quot;51¶&quot;)" office:value-type="float" office:value="1" calcext:value-type="float">
            <text:p>1</text:p>
          </table:table-cell>
          <table:table-cell table:style-name="ce52" table:formula="of:=COUNTIF([.C11:.L11];&quot;52¶&quot;)" office:value-type="float" office:value="1" calcext:value-type="float">
            <text:p>1</text:p>
          </table:table-cell>
          <table:table-cell table:style-name="ce52" table:formula="of:=COUNTIF([.C11:.L11];&quot;U&quot;)+COUNTIF([.C11:.L11];&quot;U☻&quot;)+COUNTIF([.C11:.L11];&quot;U☺&quot;)" office:value-type="float" office:value="0" calcext:value-type="float">
            <text:p>0</text:p>
          </table:table-cell>
          <table:table-cell table:style-name="ce52" table:formula="of:=COUNTIF([.C11:.L11];&quot;KVIT&quot;)+COUNTIF([.C11:.L11];&quot;KVIT☻&quot;)+COUNTIF([.C11:.L11];&quot;kvit$&quot;)" office:value-type="float" office:value="2" calcext:value-type="float">
            <text:p>2</text:p>
          </table:table-cell>
          <table:table-cell table:style-name="ce60" table:formula="of:=COUNTBLANK([.C11:.L11])" office:value-type="float" office:value="0" calcext:value-type="float">
            <text:p>0</text:p>
          </table:table-cell>
          <table:table-cell table:style-name="ce61" table:formula="of:=COUNTIF([.C11:.L11];&quot;x&quot;)" office:value-type="float" office:value="1" calcext:value-type="float">
            <text:p>1</text:p>
          </table:table-cell>
          <table:table-cell table:style-name="ce62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/>
          <table:table-cell table:style-name="ce43" office:value-type="string" calcext:value-type="string">
            <text:p>SIC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2-01-11" calcext:value-type="date">
            <text:p>11. I. 12</text:p>
          </table:table-cell>
          <table:table-cell table:style-name="ce24" table:formula="of:=TEXT([.A12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6" office:value-type="string" calcext:value-type="string">
            <office:annotation draw:style-name="gr3" draw:text-style-name="P2" svg:width="2.583cm" svg:height="1.286cm" svg:x="11.579cm" svg:y="6.511cm" draw:caption-point-x="-0.211cm" draw:caption-point-y="1.24cm">
              <dc:date>2022-03-21T00:00:00</dc:date>
              <text:p text:style-name="P1">Od 20-29 dopust , 13.14?</text:p>
            </office:annotation>
            <text:p>SKR</text:p>
          </table:table-cell>
          <table:table-cell table:style-name="ce29" office:value-type="string" calcext:value-type="string">
            <text:p>MŠŠ</text:p>
          </table:table-cell>
          <table:table-cell table:style-name="ce52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52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 calcext:value-type="float">
            <text:p>0</text:p>
          </table:table-cell>
          <table:table-cell table:style-name="ce52" table:formula="of:=COUNTIF([.C12:.L12];&quot;51&quot;)+COUNTIF([.C12:.L12];&quot;51$&quot;)+COUNTIF([.C12:.L12];&quot;51☻&quot;)" office:value-type="float" office:value="2" calcext:value-type="float">
            <text:p>2</text:p>
          </table:table-cell>
          <table:table-cell table:style-name="ce52" table:formula="of:=COUNTIF([.C12:.L12];&quot;52&quot;)+COUNTIF([.C12:.L12];&quot;52$&quot;)+COUNTIF([.C12:.L12];&quot;52☻&quot;)" office:value-type="float" office:value="1" calcext:value-type="float">
            <text:p>1</text:p>
          </table:table-cell>
          <table:table-cell table:style-name="ce52" table:formula="of:=COUNTIF([.C12:.L12];&quot;51¶&quot;)" office:value-type="float" office:value="1" calcext:value-type="float">
            <text:p>1</text:p>
          </table:table-cell>
          <table:table-cell table:style-name="ce52" table:formula="of:=COUNTIF([.C12:.L12];&quot;52¶&quot;)" office:value-type="float" office:value="1" calcext:value-type="float">
            <text:p>1</text:p>
          </table:table-cell>
          <table:table-cell table:style-name="ce52" table:formula="of:=COUNTIF([.C12:.L12];&quot;U&quot;)+COUNTIF([.C12:.L12];&quot;U☻&quot;)+COUNTIF([.C12:.L12];&quot;U☺&quot;)" office:value-type="float" office:value="0" calcext:value-type="float">
            <text:p>0</text:p>
          </table:table-cell>
          <table:table-cell table:style-name="ce52" table:formula="of:=COUNTIF([.C12:.L12];&quot;KVIT&quot;)+COUNTIF([.C12:.L12];&quot;KVIT☻&quot;)+COUNTIF([.C12:.L12];&quot;kvit$&quot;)" office:value-type="float" office:value="2" calcext:value-type="float">
            <text:p>2</text:p>
          </table:table-cell>
          <table:table-cell table:style-name="ce60" table:formula="of:=COUNTBLANK([.C12:.L12])" office:value-type="float" office:value="0" calcext:value-type="float">
            <text:p>0</text:p>
          </table:table-cell>
          <table:table-cell table:style-name="ce61" table:formula="of:=COUNTIF([.C12:.L12];&quot;x&quot;)" office:value-type="float" office:value="1" calcext:value-type="float">
            <text:p>1</text:p>
          </table:table-cell>
          <table:table-cell table:style-name="ce62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3" calcext:value-type="float">
            <text:p>3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1-12" calcext:value-type="date">
            <text:p>12. I. 12</text:p>
          </table:table-cell>
          <table:table-cell table:style-name="ce24" table:formula="of:=TEXT([.A13];&quot;Ddd&quot;)" office:value-type="string" office:string-value="čet" calcext:value-type="string">
            <text:p>če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8" office:value-type="string" calcext:value-type="string">
            <text:p>KOS</text:p>
          </table:table-cell>
          <table:table-cell table:style-name="ce29" office:value-type="string" calcext:value-type="string">
            <text:p>MŠŠ</text:p>
          </table:table-cell>
          <table:table-cell table:style-name="ce52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52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 calcext:value-type="float">
            <text:p>1</text:p>
          </table:table-cell>
          <table:table-cell table:style-name="ce52" table:formula="of:=COUNTIF([.C13:.L13];&quot;51&quot;)+COUNTIF([.C13:.L13];&quot;51$&quot;)+COUNTIF([.C13:.L13];&quot;51☻&quot;)" office:value-type="float" office:value="1" calcext:value-type="float">
            <text:p>1</text:p>
          </table:table-cell>
          <table:table-cell table:style-name="ce52" table:formula="of:=COUNTIF([.C13:.L13];&quot;52&quot;)+COUNTIF([.C13:.L13];&quot;52$&quot;)+COUNTIF([.C13:.L13];&quot;52☻&quot;)" office:value-type="float" office:value="1" calcext:value-type="float">
            <text:p>1</text:p>
          </table:table-cell>
          <table:table-cell table:style-name="ce52" table:formula="of:=COUNTIF([.C13:.L13];&quot;51¶&quot;)" office:value-type="float" office:value="0" calcext:value-type="float">
            <text:p>0</text:p>
          </table:table-cell>
          <table:table-cell table:style-name="ce52" table:formula="of:=COUNTIF([.C13:.L13];&quot;52¶&quot;)" office:value-type="float" office:value="1" calcext:value-type="float">
            <text:p>1</text:p>
          </table:table-cell>
          <table:table-cell table:style-name="ce52" table:formula="of:=COUNTIF([.C13:.L13];&quot;U&quot;)+COUNTIF([.C13:.L13];&quot;U☻&quot;)+COUNTIF([.C13:.L13];&quot;U☺&quot;)" office:value-type="float" office:value="0" calcext:value-type="float">
            <text:p>0</text:p>
          </table:table-cell>
          <table:table-cell table:style-name="ce52" table:formula="of:=COUNTIF([.C13:.L13];&quot;KVIT&quot;)+COUNTIF([.C13:.L13];&quot;KVIT☻&quot;)+COUNTIF([.C13:.L13];&quot;kvit$&quot;)" office:value-type="float" office:value="4" calcext:value-type="float">
            <text:p>4</text:p>
          </table:table-cell>
          <table:table-cell table:style-name="ce60" table:formula="of:=COUNTBLANK([.C13:.L13])" office:value-type="float" office:value="0" calcext:value-type="float">
            <text:p>0</text:p>
          </table:table-cell>
          <table:table-cell table:style-name="ce61" table:formula="of:=COUNTIF([.C13:.L13];&quot;x&quot;)" office:value-type="float" office:value="1" calcext:value-type="float">
            <text:p>1</text:p>
          </table:table-cell>
          <table:table-cell table:style-name="ce62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1-13" calcext:value-type="date">
            <text:p>13. I. 12</text:p>
          </table:table-cell>
          <table:table-cell table:style-name="ce24" table:formula="of:=TEXT([.A14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ŠTU</text:p>
          </table:table-cell>
          <table:table-cell table:style-name="ce52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52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 calcext:value-type="float">
            <text:p>1</text:p>
          </table:table-cell>
          <table:table-cell table:style-name="ce52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52" table:formula="of:=COUNTIF([.C14:.L14];&quot;52&quot;)+COUNTIF([.C14:.L14];&quot;52$&quot;)+COUNTIF([.C14:.L14];&quot;52☻&quot;)" office:value-type="float" office:value="1" calcext:value-type="float">
            <text:p>1</text:p>
          </table:table-cell>
          <table:table-cell table:style-name="ce52" table:formula="of:=COUNTIF([.C14:.L14];&quot;51¶&quot;)" office:value-type="float" office:value="1" calcext:value-type="float">
            <text:p>1</text:p>
          </table:table-cell>
          <table:table-cell table:style-name="ce52" table:formula="of:=COUNTIF([.C14:.L14];&quot;52¶&quot;)" office:value-type="float" office:value="0" calcext:value-type="float">
            <text:p>0</text:p>
          </table:table-cell>
          <table:table-cell table:style-name="ce52" table:formula="of:=COUNTIF([.C14:.L14];&quot;U&quot;)+COUNTIF([.C14:.L14];&quot;U☻&quot;)+COUNTIF([.C14:.L14];&quot;U☺&quot;)" office:value-type="float" office:value="0" calcext:value-type="float">
            <text:p>0</text:p>
          </table:table-cell>
          <table:table-cell table:style-name="ce52" table:formula="of:=COUNTIF([.C14:.L14];&quot;KVIT&quot;)+COUNTIF([.C14:.L14];&quot;KVIT☻&quot;)+COUNTIF([.C14:.L14];&quot;kvit$&quot;)" office:value-type="float" office:value="2" calcext:value-type="float">
            <text:p>2</text:p>
          </table:table-cell>
          <table:table-cell table:style-name="ce60" table:formula="of:=COUNTBLANK([.C14:.L14])" office:value-type="float" office:value="0" calcext:value-type="float">
            <text:p>0</text:p>
          </table:table-cell>
          <table:table-cell table:style-name="ce61" table:formula="of:=COUNTIF([.C14:.L14];&quot;x&quot;)" office:value-type="float" office:value="2" calcext:value-type="float">
            <text:p>2</text:p>
          </table:table-cell>
          <table:table-cell table:style-name="ce62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1-14" calcext:value-type="date">
            <text:p>14. I. 12</text:p>
          </table:table-cell>
          <table:table-cell table:style-name="ce23" table:formula="of:=TEXT([.A15];&quot;Ddd&quot;)" office:value-type="string" office:string-value="sob" calcext:value-type="string">
            <text:p>sob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number-columns-repeated="2"/>
          <table:table-cell table:style-name="ce31"/>
          <table:table-cell table:style-name="ce40"/>
          <table:table-cell table:style-name="ce41"/>
          <table:table-cell table:style-name="ce42"/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4"/>
          <table:table-cell table:style-name="ce46" office:value-type="string" calcext:value-type="string">
            <text:p>KOS</text:p>
          </table:table-cell>
          <table:table-cell table:style-name="ce46" office:value-type="string" calcext:value-type="string">
            <text:p>ROD</text:p>
          </table:table-cell>
          <table:table-cell table:style-name="ce52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52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 calcext:value-type="float">
            <text:p>1</text:p>
          </table:table-cell>
          <table:table-cell table:style-name="ce52" table:formula="of:=COUNTIF([.C15:.L15];&quot;51&quot;)+COUNTIF([.C15:.L15];&quot;51$&quot;)+COUNTIF([.C15:.L15];&quot;51☻&quot;)" office:value-type="float" office:value="0" calcext:value-type="float">
            <text:p>0</text:p>
          </table:table-cell>
          <table:table-cell table:style-name="ce52" table:formula="of:=COUNTIF([.C15:.L15];&quot;52&quot;)+COUNTIF([.C15:.L15];&quot;52$&quot;)+COUNTIF([.C15:.L15];&quot;52☻&quot;)" office:value-type="float" office:value="0" calcext:value-type="float">
            <text:p>0</text:p>
          </table:table-cell>
          <table:table-cell table:style-name="ce52" table:formula="of:=COUNTIF([.C15:.L15];&quot;51¶&quot;)" office:value-type="float" office:value="0" calcext:value-type="float">
            <text:p>0</text:p>
          </table:table-cell>
          <table:table-cell table:style-name="ce52" table:formula="of:=COUNTIF([.C15:.L15];&quot;52¶&quot;)" office:value-type="float" office:value="0" calcext:value-type="float">
            <text:p>0</text:p>
          </table:table-cell>
          <table:table-cell table:style-name="ce52" table:formula="of:=COUNTIF([.C15:.L15];&quot;U&quot;)+COUNTIF([.C15:.L15];&quot;U☻&quot;)+COUNTIF([.C15:.L15];&quot;U☺&quot;)" office:value-type="float" office:value="0" calcext:value-type="float">
            <text:p>0</text:p>
          </table:table-cell>
          <table:table-cell table:style-name="ce52" table:formula="of:=COUNTIF([.C15:.L15];&quot;KVIT&quot;)+COUNTIF([.C15:.L15];&quot;KVIT☻&quot;)+COUNTIF([.C15:.L15];&quot;kvit$&quot;)" office:value-type="float" office:value="0" calcext:value-type="float">
            <text:p>0</text:p>
          </table:table-cell>
          <table:table-cell table:style-name="ce60" table:formula="of:=COUNTBLANK([.C15:.L15])" office:value-type="float" office:value="8" calcext:value-type="float">
            <text:p>8</text:p>
          </table:table-cell>
          <table:table-cell table:style-name="ce61" table:formula="of:=COUNTIF([.C15:.L15];&quot;x&quot;)" office:value-type="float" office:value="0" calcext:value-type="float">
            <text:p>0</text:p>
          </table:table-cell>
          <table:table-cell table:style-name="ce62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0" calcext:value-type="float">
            <text:p>0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1-15" calcext:value-type="date">
            <text:p>15. I. 12</text:p>
          </table:table-cell>
          <table:table-cell table:style-name="ce23" table:formula="of:=TEXT([.A16];&quot;Ddd&quot;)" office:value-type="string" office:string-value="ned" calcext:value-type="string">
            <text:p>ned</text:p>
          </table:table-cell>
          <table:table-cell table:style-name="ce30" table:number-columns-repeated="3"/>
          <table:table-cell table:style-name="ce37"/>
          <table:table-cell table:style-name="ce30"/>
          <table:table-cell table:style-name="ce37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/>
          <table:table-cell table:style-name="ce46" office:value-type="string" calcext:value-type="string">
            <text:p>DAN</text:p>
          </table:table-cell>
          <table:table-cell table:style-name="ce46" office:value-type="string" calcext:value-type="string">
            <text:p>ROD</text:p>
          </table:table-cell>
          <table:table-cell table:style-name="ce52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52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 calcext:value-type="float">
            <text:p>1</text:p>
          </table:table-cell>
          <table:table-cell table:style-name="ce52" table:formula="of:=COUNTIF([.C16:.L16];&quot;51&quot;)+COUNTIF([.C16:.L16];&quot;51$&quot;)+COUNTIF([.C16:.L16];&quot;51☻&quot;)" office:value-type="float" office:value="0" calcext:value-type="float">
            <text:p>0</text:p>
          </table:table-cell>
          <table:table-cell table:style-name="ce52" table:formula="of:=COUNTIF([.C16:.L16];&quot;52&quot;)+COUNTIF([.C16:.L16];&quot;52$&quot;)+COUNTIF([.C16:.L16];&quot;52☻&quot;)" office:value-type="float" office:value="0" calcext:value-type="float">
            <text:p>0</text:p>
          </table:table-cell>
          <table:table-cell table:style-name="ce52" table:formula="of:=COUNTIF([.C16:.L16];&quot;51¶&quot;)" office:value-type="float" office:value="0" calcext:value-type="float">
            <text:p>0</text:p>
          </table:table-cell>
          <table:table-cell table:style-name="ce52" table:formula="of:=COUNTIF([.C16:.L16];&quot;52¶&quot;)" office:value-type="float" office:value="0" calcext:value-type="float">
            <text:p>0</text:p>
          </table:table-cell>
          <table:table-cell table:style-name="ce52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52" table:formula="of:=COUNTIF([.C16:.L16];&quot;KVIT&quot;)+COUNTIF([.C16:.L16];&quot;KVIT☻&quot;)+COUNTIF([.C16:.L16];&quot;kvit$&quot;)" office:value-type="float" office:value="0" calcext:value-type="float">
            <text:p>0</text:p>
          </table:table-cell>
          <table:table-cell table:style-name="ce60" table:formula="of:=COUNTBLANK([.C16:.L16])" office:value-type="float" office:value="8" calcext:value-type="float">
            <text:p>8</text:p>
          </table:table-cell>
          <table:table-cell table:style-name="ce61" table:formula="of:=COUNTIF([.C16:.L16];&quot;x&quot;)" office:value-type="float" office:value="0" calcext:value-type="float">
            <text:p>0</text:p>
          </table:table-cell>
          <table:table-cell table:style-name="ce62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 calcext:value-type="float">
            <text:p>0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1-16" calcext:value-type="date">
            <text:p>16. I. 12</text:p>
          </table:table-cell>
          <table:table-cell table:style-name="ce24" table:formula="of:=TEXT([.A17];&quot;Ddd&quot;)" office:value-type="string" office:string-value="pon" calcext:value-type="string">
            <text:p>pon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6" office:value-type="string" calcext:value-type="string">
            <office:annotation draw:style-name="gr3" draw:text-style-name="P2" svg:width="2.583cm" svg:height="1.286cm" svg:x="11.579cm" svg:y="10.02cm" draw:caption-point-x="-0.211cm" draw:caption-point-y="1.25cm">
              <dc:date>2022-03-21T00:00:00</dc:date>
              <text:p text:style-name="P1">Od 20-29 dopust , 13.14?</text:p>
            </office:annotation>
            <text:p>SKR</text:p>
          </table:table-cell>
          <table:table-cell table:style-name="ce29" office:value-type="string" calcext:value-type="string">
            <text:p>ŠTU</text:p>
          </table:table-cell>
          <table:table-cell table:style-name="ce52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52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 calcext:value-type="float">
            <text:p>0</text:p>
          </table:table-cell>
          <table:table-cell table:style-name="ce52" table:formula="of:=COUNTIF([.C17:.L17];&quot;51&quot;)+COUNTIF([.C17:.L17];&quot;51$&quot;)+COUNTIF([.C17:.L17];&quot;51☻&quot;)" office:value-type="float" office:value="1" calcext:value-type="float">
            <text:p>1</text:p>
          </table:table-cell>
          <table:table-cell table:style-name="ce52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52" table:formula="of:=COUNTIF([.C17:.L17];&quot;51¶&quot;)" office:value-type="float" office:value="0" calcext:value-type="float">
            <text:p>0</text:p>
          </table:table-cell>
          <table:table-cell table:style-name="ce52" table:formula="of:=COUNTIF([.C17:.L17];&quot;52¶&quot;)" office:value-type="float" office:value="1" calcext:value-type="float">
            <text:p>1</text:p>
          </table:table-cell>
          <table:table-cell table:style-name="ce52" table:formula="of:=COUNTIF([.C17:.L17];&quot;U&quot;)+COUNTIF([.C17:.L17];&quot;U☻&quot;)+COUNTIF([.C17:.L17];&quot;U☺&quot;)" office:value-type="float" office:value="1" calcext:value-type="float">
            <text:p>1</text:p>
          </table:table-cell>
          <table:table-cell table:style-name="ce52" table:formula="of:=COUNTIF([.C17:.L17];&quot;KVIT&quot;)+COUNTIF([.C17:.L17];&quot;KVIT☻&quot;)+COUNTIF([.C17:.L17];&quot;kvit$&quot;)" office:value-type="float" office:value="2" calcext:value-type="float">
            <text:p>2</text:p>
          </table:table-cell>
          <table:table-cell table:style-name="ce60" table:formula="of:=COUNTBLANK([.C17:.L17])" office:value-type="float" office:value="0" calcext:value-type="float">
            <text:p>0</text:p>
          </table:table-cell>
          <table:table-cell table:style-name="ce61" table:formula="of:=COUNTIF([.C17:.L17];&quot;x&quot;)" office:value-type="float" office:value="1" calcext:value-type="float">
            <text:p>1</text:p>
          </table:table-cell>
          <table:table-cell table:style-name="ce62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1-17" calcext:value-type="date">
            <text:p>17. I. 12</text:p>
          </table:table-cell>
          <table:table-cell table:style-name="ce24" table:formula="of:=TEXT([.A18];&quot;Ddd&quot;)" office:value-type="string" office:string-value="tor" calcext:value-type="string">
            <text:p>tor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 office:value-type="string" calcext:value-type="string">
            <text:p>MIR</text:p>
          </table:table-cell>
          <table:table-cell table:style-name="ce29" office:value-type="string" calcext:value-type="string">
            <text:p>ROD</text:p>
          </table:table-cell>
          <table:table-cell table:style-name="ce52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0" calcext:value-type="float">
            <text:p>0</text:p>
          </table:table-cell>
          <table:table-cell table:style-name="ce52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 calcext:value-type="float">
            <text:p>0</text:p>
          </table:table-cell>
          <table:table-cell table:style-name="ce52" table:formula="of:=COUNTIF([.C18:.L18];&quot;51&quot;)+COUNTIF([.C18:.L18];&quot;51$&quot;)+COUNTIF([.C18:.L18];&quot;51☻&quot;)" office:value-type="float" office:value="1" calcext:value-type="float">
            <text:p>1</text:p>
          </table:table-cell>
          <table:table-cell table:style-name="ce52" table:formula="of:=COUNTIF([.C18:.L18];&quot;52&quot;)+COUNTIF([.C18:.L18];&quot;52$&quot;)+COUNTIF([.C18:.L18];&quot;52☻&quot;)" office:value-type="float" office:value="1" calcext:value-type="float">
            <text:p>1</text:p>
          </table:table-cell>
          <table:table-cell table:style-name="ce52" table:formula="of:=COUNTIF([.C18:.L18];&quot;51¶&quot;)" office:value-type="float" office:value="0" calcext:value-type="float">
            <text:p>0</text:p>
          </table:table-cell>
          <table:table-cell table:style-name="ce52" table:formula="of:=COUNTIF([.C18:.L18];&quot;52¶&quot;)" office:value-type="float" office:value="1" calcext:value-type="float">
            <text:p>1</text:p>
          </table:table-cell>
          <table:table-cell table:style-name="ce52" table:formula="of:=COUNTIF([.C18:.L18];&quot;U&quot;)+COUNTIF([.C18:.L18];&quot;U☻&quot;)+COUNTIF([.C18:.L18];&quot;U☺&quot;)" office:value-type="float" office:value="1" calcext:value-type="float">
            <text:p>1</text:p>
          </table:table-cell>
          <table:table-cell table:style-name="ce52" table:formula="of:=COUNTIF([.C18:.L18];&quot;KVIT&quot;)+COUNTIF([.C18:.L18];&quot;KVIT☻&quot;)+COUNTIF([.C18:.L18];&quot;kvit$&quot;)" office:value-type="float" office:value="1" calcext:value-type="float">
            <text:p>1</text:p>
          </table:table-cell>
          <table:table-cell table:style-name="ce60" table:formula="of:=COUNTBLANK([.C18:.L18])" office:value-type="float" office:value="0" calcext:value-type="float">
            <text:p>0</text:p>
          </table:table-cell>
          <table:table-cell table:style-name="ce61" table:formula="of:=COUNTIF([.C18:.L18];&quot;x&quot;)" office:value-type="float" office:value="2" calcext:value-type="float">
            <text:p>2</text:p>
          </table:table-cell>
          <table:table-cell table:style-name="ce62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1-18" calcext:value-type="date">
            <text:p>18. I. 12</text:p>
          </table:table-cell>
          <table:table-cell table:style-name="ce24" table:formula="of:=TEXT([.A19];&quot;Ddd&quot;)" office:value-type="string" office:string-value="sre" calcext:value-type="string">
            <text:p>sre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8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52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52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 calcext:value-type="float">
            <text:p>1</text:p>
          </table:table-cell>
          <table:table-cell table:style-name="ce52" table:formula="of:=COUNTIF([.C19:.L19];&quot;51&quot;)+COUNTIF([.C19:.L19];&quot;51$&quot;)+COUNTIF([.C19:.L19];&quot;51☻&quot;)" office:value-type="float" office:value="1" calcext:value-type="float">
            <text:p>1</text:p>
          </table:table-cell>
          <table:table-cell table:style-name="ce52" table:formula="of:=COUNTIF([.C19:.L19];&quot;52&quot;)+COUNTIF([.C19:.L19];&quot;52$&quot;)+COUNTIF([.C19:.L19];&quot;52☻&quot;)" office:value-type="float" office:value="1" calcext:value-type="float">
            <text:p>1</text:p>
          </table:table-cell>
          <table:table-cell table:style-name="ce52" table:formula="of:=COUNTIF([.C19:.L19];&quot;51¶&quot;)" office:value-type="float" office:value="1" calcext:value-type="float">
            <text:p>1</text:p>
          </table:table-cell>
          <table:table-cell table:style-name="ce52" table:formula="of:=COUNTIF([.C19:.L19];&quot;52¶&quot;)" office:value-type="float" office:value="1" calcext:value-type="float">
            <text:p>1</text:p>
          </table:table-cell>
          <table:table-cell table:style-name="ce52" table:formula="of:=COUNTIF([.C19:.L19];&quot;U&quot;)+COUNTIF([.C19:.L19];&quot;U☻&quot;)+COUNTIF([.C19:.L19];&quot;U☺&quot;)" office:value-type="float" office:value="1" calcext:value-type="float">
            <text:p>1</text:p>
          </table:table-cell>
          <table:table-cell table:style-name="ce52" table:formula="of:=COUNTIF([.C19:.L19];&quot;KVIT&quot;)+COUNTIF([.C19:.L19];&quot;KVIT☻&quot;)+COUNTIF([.C19:.L19];&quot;kvit$&quot;)" office:value-type="float" office:value="1" calcext:value-type="float">
            <text:p>1</text:p>
          </table:table-cell>
          <table:table-cell table:style-name="ce60" table:formula="of:=COUNTBLANK([.C19:.L19])" office:value-type="float" office:value="0" calcext:value-type="float">
            <text:p>0</text:p>
          </table:table-cell>
          <table:table-cell table:style-name="ce61" table:formula="of:=COUNTIF([.C19:.L19];&quot;x&quot;)" office:value-type="float" office:value="0" calcext:value-type="float">
            <text:p>0</text:p>
          </table:table-cell>
          <table:table-cell table:style-name="ce62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1-19" calcext:value-type="date">
            <text:p>19. I. 12</text:p>
          </table:table-cell>
          <table:table-cell table:style-name="ce24" table:formula="of:=TEXT([.A20];&quot;Ddd&quot;)" office:value-type="string" office:string-value="čet" calcext:value-type="string">
            <text:p>če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8" office:value-type="string" calcext:value-type="string">
            <text:p>AND</text:p>
          </table:table-cell>
          <table:table-cell table:style-name="ce29" office:value-type="string" calcext:value-type="string">
            <text:p>ŠOŠ</text:p>
          </table:table-cell>
          <table:table-cell table:style-name="ce52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52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 calcext:value-type="float">
            <text:p>1</text:p>
          </table:table-cell>
          <table:table-cell table:style-name="ce52" table:formula="of:=COUNTIF([.C20:.L20];&quot;51&quot;)+COUNTIF([.C20:.L20];&quot;51$&quot;)+COUNTIF([.C20:.L20];&quot;51☻&quot;)" office:value-type="float" office:value="1" calcext:value-type="float">
            <text:p>1</text:p>
          </table:table-cell>
          <table:table-cell table:style-name="ce52" table:formula="of:=COUNTIF([.C20:.L20];&quot;52&quot;)+COUNTIF([.C20:.L20];&quot;52$&quot;)+COUNTIF([.C20:.L20];&quot;52☻&quot;)" office:value-type="float" office:value="0" calcext:value-type="float">
            <text:p>0</text:p>
          </table:table-cell>
          <table:table-cell table:style-name="ce52" table:formula="of:=COUNTIF([.C20:.L20];&quot;51¶&quot;)" office:value-type="float" office:value="1" calcext:value-type="float">
            <text:p>1</text:p>
          </table:table-cell>
          <table:table-cell table:style-name="ce52" table:formula="of:=COUNTIF([.C20:.L20];&quot;52¶&quot;)" office:value-type="float" office:value="1" calcext:value-type="float">
            <text:p>1</text:p>
          </table:table-cell>
          <table:table-cell table:style-name="ce52" table:formula="of:=COUNTIF([.C20:.L20];&quot;U&quot;)+COUNTIF([.C20:.L20];&quot;U☻&quot;)+COUNTIF([.C20:.L20];&quot;U☺&quot;)" office:value-type="float" office:value="1" calcext:value-type="float">
            <text:p>1</text:p>
          </table:table-cell>
          <table:table-cell table:style-name="ce52" table:formula="of:=COUNTIF([.C20:.L20];&quot;KVIT&quot;)+COUNTIF([.C20:.L20];&quot;KVIT☻&quot;)+COUNTIF([.C20:.L20];&quot;kvit$&quot;)" office:value-type="float" office:value="2" calcext:value-type="float">
            <text:p>2</text:p>
          </table:table-cell>
          <table:table-cell table:style-name="ce60" table:formula="of:=COUNTBLANK([.C20:.L20])" office:value-type="float" office:value="0" calcext:value-type="float">
            <text:p>0</text:p>
          </table:table-cell>
          <table:table-cell table:style-name="ce61" table:formula="of:=COUNTIF([.C20:.L20];&quot;x&quot;)" office:value-type="float" office:value="1" calcext:value-type="float">
            <text:p>1</text:p>
          </table:table-cell>
          <table:table-cell table:style-name="ce62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1" calcext:value-type="float">
            <text:p>1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"/>
          <table:table-cell table:style-name="ce16" office:value-type="string" calcext:value-type="string">
            <text:p>NPK</text:p>
          </table:table-cell>
          <table:table-cell table:style-name="ce16" office:value-type="string" calcext:value-type="string">
            <text:p>¶NPK</text:p>
          </table:table-cell>
          <table:table-cell table:style-name="ce16" table:number-columns-repeated="227"/>
          <table:table-cell table:number-columns-repeated="767"/>
        </table:table-row>
        <table:table-row table:style-name="ro6">
          <table:table-cell table:style-name="ce20" office:value-type="date" office:date-value="2012-01-20" calcext:value-type="date">
            <text:p>20. I. 12</text:p>
          </table:table-cell>
          <table:table-cell table:style-name="ce24" table:formula="of:=TEXT([.A21];&quot;Ddd&quot;)" office:value-type="string" office:string-value="pet" calcext:value-type="string">
            <text:p>p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 office:value-type="string" calcext:value-type="string">
            <office:annotation draw:style-name="gr4" draw:text-style-name="P2" svg:width="2.583cm" svg:height="0.688cm" svg:x="11.579cm" svg:y="12.173cm" draw:caption-point-x="-0.211cm" draw:caption-point-y="1.912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ŠOŠ</text:p>
          </table:table-cell>
          <table:table-cell table:style-name="ce52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52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 calcext:value-type="float">
            <text:p>0</text:p>
          </table:table-cell>
          <table:table-cell table:style-name="ce52" table:formula="of:=COUNTIF([.C21:.L21];&quot;51&quot;)+COUNTIF([.C21:.L21];&quot;51$&quot;)+COUNTIF([.C21:.L21];&quot;51☻&quot;)" office:value-type="float" office:value="1" calcext:value-type="float">
            <text:p>1</text:p>
          </table:table-cell>
          <table:table-cell table:style-name="ce52" table:formula="of:=COUNTIF([.C21:.L21];&quot;52&quot;)+COUNTIF([.C21:.L21];&quot;52$&quot;)+COUNTIF([.C21:.L21];&quot;52☻&quot;)" office:value-type="float" office:value="1" calcext:value-type="float">
            <text:p>1</text:p>
          </table:table-cell>
          <table:table-cell table:style-name="ce52" table:formula="of:=COUNTIF([.C21:.L21];&quot;51¶&quot;)" office:value-type="float" office:value="0" calcext:value-type="float">
            <text:p>0</text:p>
          </table:table-cell>
          <table:table-cell table:style-name="ce52" table:formula="of:=COUNTIF([.C21:.L21];&quot;52¶&quot;)" office:value-type="float" office:value="1" calcext:value-type="float">
            <text:p>1</text:p>
          </table:table-cell>
          <table:table-cell table:style-name="ce52" table:formula="of:=COUNTIF([.C21:.L21];&quot;U&quot;)+COUNTIF([.C21:.L21];&quot;U☻&quot;)+COUNTIF([.C21:.L21];&quot;U☺&quot;)" office:value-type="float" office:value="1" calcext:value-type="float">
            <text:p>1</text:p>
          </table:table-cell>
          <table:table-cell table:style-name="ce52" table:formula="of:=COUNTIF([.C21:.L21];&quot;KVIT&quot;)+COUNTIF([.C21:.L21];&quot;KVIT☻&quot;)+COUNTIF([.C21:.L21];&quot;kvit$&quot;)" office:value-type="float" office:value="3" calcext:value-type="float">
            <text:p>3</text:p>
          </table:table-cell>
          <table:table-cell table:style-name="ce60" table:formula="of:=COUNTBLANK([.C21:.L21])" office:value-type="float" office:value="0" calcext:value-type="float">
            <text:p>0</text:p>
          </table:table-cell>
          <table:table-cell table:style-name="ce61" table:formula="of:=COUNTIF([.C21:.L21];&quot;x&quot;)" office:value-type="float" office:value="1" calcext:value-type="float">
            <text:p>1</text:p>
          </table:table-cell>
          <table:table-cell table:style-name="ce62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1-21" calcext:value-type="date">
            <text:p>21. I. 12</text:p>
          </table:table-cell>
          <table:table-cell table:style-name="ce23" table:formula="of:=TEXT([.A22];&quot;Ddd&quot;)" office:value-type="string" office:string-value="sob" calcext:value-type="string">
            <text:p>sob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3"/>
          <table:table-cell table:style-name="ce31" table:number-columns-repeated="2"/>
          <table:table-cell table:style-name="ce42"/>
          <table:table-cell table:style-name="ce38"/>
          <table:table-cell table:style-name="ce41">
            <office:annotation draw:style-name="gr4" draw:text-style-name="P2" svg:width="2.769cm" svg:height="0.688cm" svg:x="10.766cm" svg:y="12.877cm" draw:caption-point-x="-0.211cm" draw:caption-point-y="1.912cm">
              <dc:date>2022-03-21T00:00:00</dc:date>
              <text:p text:style-name="P1">prosta</text:p>
            </office:annotation>
          </table:table-cell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ŠTU</text:p>
          </table:table-cell>
          <table:table-cell table:style-name="ce52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52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 calcext:value-type="float">
            <text:p>0</text:p>
          </table:table-cell>
          <table:table-cell table:style-name="ce52" table:formula="of:=COUNTIF([.C22:.L22];&quot;51&quot;)+COUNTIF([.C22:.L22];&quot;51$&quot;)+COUNTIF([.C22:.L22];&quot;51☻&quot;)" office:value-type="float" office:value="0" calcext:value-type="float">
            <text:p>0</text:p>
          </table:table-cell>
          <table:table-cell table:style-name="ce52" table:formula="of:=COUNTIF([.C22:.L22];&quot;52&quot;)+COUNTIF([.C22:.L22];&quot;52$&quot;)+COUNTIF([.C22:.L22];&quot;52☻&quot;)" office:value-type="float" office:value="0" calcext:value-type="float">
            <text:p>0</text:p>
          </table:table-cell>
          <table:table-cell table:style-name="ce52" table:formula="of:=COUNTIF([.C22:.L22];&quot;51¶&quot;)" office:value-type="float" office:value="0" calcext:value-type="float">
            <text:p>0</text:p>
          </table:table-cell>
          <table:table-cell table:style-name="ce52" table:formula="of:=COUNTIF([.C22:.L22];&quot;52¶&quot;)" office:value-type="float" office:value="0" calcext:value-type="float">
            <text:p>0</text:p>
          </table:table-cell>
          <table:table-cell table:style-name="ce52" table:formula="of:=COUNTIF([.C22:.L22];&quot;U&quot;)+COUNTIF([.C22:.L22];&quot;U☻&quot;)+COUNTIF([.C22:.L22];&quot;U☺&quot;)" office:value-type="float" office:value="0" calcext:value-type="float">
            <text:p>0</text:p>
          </table:table-cell>
          <table:table-cell table:style-name="ce52" table:formula="of:=COUNTIF([.C22:.L22];&quot;KVIT&quot;)+COUNTIF([.C22:.L22];&quot;KVIT☻&quot;)+COUNTIF([.C22:.L22];&quot;kvit$&quot;)" office:value-type="float" office:value="0" calcext:value-type="float">
            <text:p>0</text:p>
          </table:table-cell>
          <table:table-cell table:style-name="ce60" table:formula="of:=COUNTBLANK([.C22:.L22])" office:value-type="float" office:value="9" calcext:value-type="float">
            <text:p>9</text:p>
          </table:table-cell>
          <table:table-cell table:style-name="ce61" table:formula="of:=COUNTIF([.C22:.L22];&quot;x&quot;)" office:value-type="float" office:value="0" calcext:value-type="float">
            <text:p>0</text:p>
          </table:table-cell>
          <table:table-cell table:style-name="ce62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0" calcext:value-type="float">
            <text:p>0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"/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9" office:value-type="date" office:date-value="2012-01-22" calcext:value-type="date">
            <text:p>22. I. 12</text:p>
          </table:table-cell>
          <table:table-cell table:style-name="ce23" table:formula="of:=TEXT([.A23];&quot;Ddd&quot;)" office:value-type="string" office:string-value="ned" calcext:value-type="string">
            <text:p>ned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4"/>
          <table:table-cell table:style-name="ce37"/>
          <table:table-cell table:style-name="ce6" table:number-columns-repeated="2"/>
          <table:table-cell table:style-name="ce41">
            <office:annotation draw:style-name="gr5" draw:text-style-name="P2" svg:width="2.769cm" svg:height="0.687cm" svg:x="10.766cm" svg:y="13.581cm" draw:caption-point-x="-0.211cm" draw:caption-point-y="1.912cm">
              <dc:date>2022-03-21T00:00:00</dc:date>
              <text:p text:style-name="P1">prosta</text:p>
            </office:annotation>
          </table:table-cell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ŠTU</text:p>
          </table:table-cell>
          <table:table-cell table:style-name="ce52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52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 calcext:value-type="float">
            <text:p>0</text:p>
          </table:table-cell>
          <table:table-cell table:style-name="ce52" table:formula="of:=COUNTIF([.C23:.L23];&quot;51&quot;)+COUNTIF([.C23:.L23];&quot;51$&quot;)+COUNTIF([.C23:.L23];&quot;51☻&quot;)" office:value-type="float" office:value="0" calcext:value-type="float">
            <text:p>0</text:p>
          </table:table-cell>
          <table:table-cell table:style-name="ce52" table:formula="of:=COUNTIF([.C23:.L23];&quot;52&quot;)+COUNTIF([.C23:.L23];&quot;52$&quot;)+COUNTIF([.C23:.L23];&quot;52☻&quot;)" office:value-type="float" office:value="0" calcext:value-type="float">
            <text:p>0</text:p>
          </table:table-cell>
          <table:table-cell table:style-name="ce52" table:formula="of:=COUNTIF([.C23:.L23];&quot;51¶&quot;)" office:value-type="float" office:value="0" calcext:value-type="float">
            <text:p>0</text:p>
          </table:table-cell>
          <table:table-cell table:style-name="ce52" table:formula="of:=COUNTIF([.C23:.L23];&quot;52¶&quot;)" office:value-type="float" office:value="0" calcext:value-type="float">
            <text:p>0</text:p>
          </table:table-cell>
          <table:table-cell table:style-name="ce52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52" table:formula="of:=COUNTIF([.C23:.L23];&quot;KVIT&quot;)+COUNTIF([.C23:.L23];&quot;KVIT☻&quot;)+COUNTIF([.C23:.L23];&quot;kvit$&quot;)" office:value-type="float" office:value="0" calcext:value-type="float">
            <text:p>0</text:p>
          </table:table-cell>
          <table:table-cell table:style-name="ce60" table:formula="of:=COUNTBLANK([.C23:.L23])" office:value-type="float" office:value="9" calcext:value-type="float">
            <text:p>9</text:p>
          </table:table-cell>
          <table:table-cell table:style-name="ce61" table:formula="of:=COUNTIF([.C23:.L23];&quot;x&quot;)" office:value-type="float" office:value="0" calcext:value-type="float">
            <text:p>0</text:p>
          </table:table-cell>
          <table:table-cell table:style-name="ce62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0" calcext:value-type="float">
            <text:p>0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/>
          <table:table-cell table:style-name="ce63"/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2-01-23" calcext:value-type="date">
            <text:p>23. I. 12</text:p>
          </table:table-cell>
          <table:table-cell table:style-name="ce24" table:formula="of:=TEXT([.A24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43" office:value-type="string" calcext:value-type="string">
            <office:annotation draw:style-name="gr4" draw:text-style-name="P2" svg:width="2.583cm" svg:height="0.688cm" svg:x="11.579cm" svg:y="14.284cm" draw:caption-point-x="-0.211cm" draw:caption-point-y="1.913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ROD</text:p>
          </table:table-cell>
          <table:table-cell table:style-name="ce52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52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 calcext:value-type="float">
            <text:p>0</text:p>
          </table:table-cell>
          <table:table-cell table:style-name="ce52" table:formula="of:=COUNTIF([.C24:.L24];&quot;51&quot;)+COUNTIF([.C24:.L24];&quot;51$&quot;)+COUNTIF([.C24:.L24];&quot;51☻&quot;)" office:value-type="float" office:value="1" calcext:value-type="float">
            <text:p>1</text:p>
          </table:table-cell>
          <table:table-cell table:style-name="ce52" table:formula="of:=COUNTIF([.C24:.L24];&quot;52&quot;)+COUNTIF([.C24:.L24];&quot;52$&quot;)+COUNTIF([.C24:.L24];&quot;52☻&quot;)" office:value-type="float" office:value="1" calcext:value-type="float">
            <text:p>1</text:p>
          </table:table-cell>
          <table:table-cell table:style-name="ce52" table:formula="of:=COUNTIF([.C24:.L24];&quot;51¶&quot;)" office:value-type="float" office:value="1" calcext:value-type="float">
            <text:p>1</text:p>
          </table:table-cell>
          <table:table-cell table:style-name="ce52" table:formula="of:=COUNTIF([.C24:.L24];&quot;52¶&quot;)" office:value-type="float" office:value="1" calcext:value-type="float">
            <text:p>1</text:p>
          </table:table-cell>
          <table:table-cell table:style-name="ce52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52" table:formula="of:=COUNTIF([.C24:.L24];&quot;KVIT&quot;)+COUNTIF([.C24:.L24];&quot;KVIT☻&quot;)+COUNTIF([.C24:.L24];&quot;kvit$&quot;)" office:value-type="float" office:value="2" calcext:value-type="float">
            <text:p>2</text:p>
          </table:table-cell>
          <table:table-cell table:style-name="ce60" table:formula="of:=COUNTBLANK([.C24:.L24])" office:value-type="float" office:value="0" calcext:value-type="float">
            <text:p>0</text:p>
          </table:table-cell>
          <table:table-cell table:style-name="ce61" table:formula="of:=COUNTIF([.C24:.L24];&quot;x&quot;)" office:value-type="float" office:value="1" calcext:value-type="float">
            <text:p>1</text:p>
          </table:table-cell>
          <table:table-cell table:style-name="ce62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 calcext:value-type="float">
            <text:p>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1-24" calcext:value-type="date">
            <text:p>24. I. 12</text:p>
          </table:table-cell>
          <table:table-cell table:style-name="ce24" table:formula="of:=TEXT([.A25];&quot;Ddd&quot;)" office:value-type="string" office:string-value="tor" calcext:value-type="string">
            <text:p>tor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8" office:value-type="string" calcext:value-type="string">
            <text:p>ŠOŠ</text:p>
          </table:table-cell>
          <table:table-cell table:style-name="ce29" office:value-type="string" calcext:value-type="string">
            <text:p>DAN</text:p>
          </table:table-cell>
          <table:table-cell table:style-name="ce52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52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 calcext:value-type="float">
            <text:p>1</text:p>
          </table:table-cell>
          <table:table-cell table:style-name="ce52" table:formula="of:=COUNTIF([.C25:.L25];&quot;51&quot;)+COUNTIF([.C25:.L25];&quot;51$&quot;)+COUNTIF([.C25:.L25];&quot;51☻&quot;)" office:value-type="float" office:value="1" calcext:value-type="float">
            <text:p>1</text:p>
          </table:table-cell>
          <table:table-cell table:style-name="ce52" table:formula="of:=COUNTIF([.C25:.L25];&quot;52&quot;)+COUNTIF([.C25:.L25];&quot;52$&quot;)+COUNTIF([.C25:.L25];&quot;52☻&quot;)" office:value-type="float" office:value="0" calcext:value-type="float">
            <text:p>0</text:p>
          </table:table-cell>
          <table:table-cell table:style-name="ce52" table:formula="of:=COUNTIF([.C25:.L25];&quot;51¶&quot;)" office:value-type="float" office:value="0" calcext:value-type="float">
            <text:p>0</text:p>
          </table:table-cell>
          <table:table-cell table:style-name="ce52" table:formula="of:=COUNTIF([.C25:.L25];&quot;52¶&quot;)" office:value-type="float" office:value="1" calcext:value-type="float">
            <text:p>1</text:p>
          </table:table-cell>
          <table:table-cell table:style-name="ce52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52" table:formula="of:=COUNTIF([.C25:.L25];&quot;KVIT&quot;)+COUNTIF([.C25:.L25];&quot;KVIT☻&quot;)+COUNTIF([.C25:.L25];&quot;kvit$&quot;)" office:value-type="float" office:value="2" calcext:value-type="float">
            <text:p>2</text:p>
          </table:table-cell>
          <table:table-cell table:style-name="ce60" table:formula="of:=COUNTBLANK([.C25:.L25])" office:value-type="float" office:value="0" calcext:value-type="float">
            <text:p>0</text:p>
          </table:table-cell>
          <table:table-cell table:style-name="ce61" table:formula="of:=COUNTIF([.C25:.L25];&quot;x&quot;)" office:value-type="float" office:value="2" calcext:value-type="float">
            <text:p>2</text:p>
          </table:table-cell>
          <table:table-cell table:style-name="ce62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1" calcext:value-type="float">
            <text:p>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/>
          <table:table-cell table:style-name="ce63"/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2-01-25" calcext:value-type="date">
            <text:p>25. I. 12</text:p>
          </table:table-cell>
          <table:table-cell table:style-name="ce24" table:formula="of:=TEXT([.A26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 office:value-type="string" calcext:value-type="string">
            <text:p>MIR</text:p>
          </table:table-cell>
          <table:table-cell table:style-name="ce29" office:value-type="string" calcext:value-type="string">
            <text:p>ROD</text:p>
          </table:table-cell>
          <table:table-cell table:style-name="ce52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52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 calcext:value-type="float">
            <text:p>0</text:p>
          </table:table-cell>
          <table:table-cell table:style-name="ce52" table:formula="of:=COUNTIF([.C26:.L26];&quot;51&quot;)+COUNTIF([.C26:.L26];&quot;51$&quot;)+COUNTIF([.C26:.L26];&quot;51☻&quot;)" office:value-type="float" office:value="1" calcext:value-type="float">
            <text:p>1</text:p>
          </table:table-cell>
          <table:table-cell table:style-name="ce52" table:formula="of:=COUNTIF([.C26:.L26];&quot;52&quot;)+COUNTIF([.C26:.L26];&quot;52$&quot;)+COUNTIF([.C26:.L26];&quot;52☻&quot;)" office:value-type="float" office:value="1" calcext:value-type="float">
            <text:p>1</text:p>
          </table:table-cell>
          <table:table-cell table:style-name="ce52" table:formula="of:=COUNTIF([.C26:.L26];&quot;51¶&quot;)" office:value-type="float" office:value="0" calcext:value-type="float">
            <text:p>0</text:p>
          </table:table-cell>
          <table:table-cell table:style-name="ce52" table:formula="of:=COUNTIF([.C26:.L26];&quot;52¶&quot;)" office:value-type="float" office:value="1" calcext:value-type="float">
            <text:p>1</text:p>
          </table:table-cell>
          <table:table-cell table:style-name="ce52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52" table:formula="of:=COUNTIF([.C26:.L26];&quot;KVIT&quot;)+COUNTIF([.C26:.L26];&quot;KVIT☻&quot;)+COUNTIF([.C26:.L26];&quot;kvit$&quot;)" office:value-type="float" office:value="2" calcext:value-type="float">
            <text:p>2</text:p>
          </table:table-cell>
          <table:table-cell table:style-name="ce60" table:formula="of:=COUNTBLANK([.C26:.L26])" office:value-type="float" office:value="0" calcext:value-type="float">
            <text:p>0</text:p>
          </table:table-cell>
          <table:table-cell table:style-name="ce61" table:formula="of:=COUNTIF([.C26:.L26];&quot;x&quot;)" office:value-type="float" office:value="0" calcext:value-type="float">
            <text:p>0</text:p>
          </table:table-cell>
          <table:table-cell table:style-name="ce62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 calcext:value-type="float">
            <text:p>2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"/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1-26" calcext:value-type="date">
            <text:p>26. I. 12</text:p>
          </table:table-cell>
          <table:table-cell table:style-name="ce24" table:formula="of:=TEXT([.A27];&quot;Ddd&quot;)" office:value-type="string" office:string-value="čet" calcext:value-type="string">
            <text:p>č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5" office:value-type="string" calcext:value-type="string">
            <text:p>MF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9" office:value-type="string" calcext:value-type="string">
            <text:p>MIO</text:p>
          </table:table-cell>
          <table:table-cell table:style-name="ce29" office:value-type="string" calcext:value-type="string">
            <text:p>ROD</text:p>
          </table:table-cell>
          <table:table-cell table:style-name="ce52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52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 calcext:value-type="float">
            <text:p>0</text:p>
          </table:table-cell>
          <table:table-cell table:style-name="ce52" table:formula="of:=COUNTIF([.C27:.L27];&quot;51&quot;)+COUNTIF([.C27:.L27];&quot;51$&quot;)+COUNTIF([.C27:.L27];&quot;51☻&quot;)" office:value-type="float" office:value="1" calcext:value-type="float">
            <text:p>1</text:p>
          </table:table-cell>
          <table:table-cell table:style-name="ce52" table:formula="of:=COUNTIF([.C27:.L27];&quot;52&quot;)+COUNTIF([.C27:.L27];&quot;52$&quot;)+COUNTIF([.C27:.L27];&quot;52☻&quot;)" office:value-type="float" office:value="1" calcext:value-type="float">
            <text:p>1</text:p>
          </table:table-cell>
          <table:table-cell table:style-name="ce52" table:formula="of:=COUNTIF([.C27:.L27];&quot;51¶&quot;)" office:value-type="float" office:value="0" calcext:value-type="float">
            <text:p>0</text:p>
          </table:table-cell>
          <table:table-cell table:style-name="ce52" table:formula="of:=COUNTIF([.C27:.L27];&quot;52¶&quot;)" office:value-type="float" office:value="1" calcext:value-type="float">
            <text:p>1</text:p>
          </table:table-cell>
          <table:table-cell table:style-name="ce52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52" table:formula="of:=COUNTIF([.C27:.L27];&quot;KVIT&quot;)+COUNTIF([.C27:.L27];&quot;KVIT☻&quot;)+COUNTIF([.C27:.L27];&quot;kvit$&quot;)" office:value-type="float" office:value="2" calcext:value-type="float">
            <text:p>2</text:p>
          </table:table-cell>
          <table:table-cell table:style-name="ce60" table:formula="of:=COUNTBLANK([.C27:.L27])" office:value-type="float" office:value="0" calcext:value-type="float">
            <text:p>0</text:p>
          </table:table-cell>
          <table:table-cell table:style-name="ce61" table:formula="of:=COUNTIF([.C27:.L27];&quot;x&quot;)" office:value-type="float" office:value="1" calcext:value-type="float">
            <text:p>1</text:p>
          </table:table-cell>
          <table:table-cell table:style-name="ce62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 calcext:value-type="float">
            <text:p>2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/>
          <table:table-cell table:style-name="ce39"/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2-01-27" calcext:value-type="date">
            <text:p>27. I. 12</text:p>
          </table:table-cell>
          <table:table-cell table:style-name="ce24" table:formula="of:=TEXT([.A28];&quot;Ddd&quot;)" office:value-type="string" office:string-value="pet" calcext:value-type="string">
            <text:p>p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6" office:value-type="string" calcext:value-type="string">
            <text:p>RTG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 office:value-type="string" calcext:value-type="string">
            <office:annotation draw:style-name="gr5" draw:text-style-name="P2" svg:width="2.583cm" svg:height="0.687cm" svg:x="11.579cm" svg:y="17.09cm" draw:caption-point-x="-0.211cm" draw:caption-point-y="1.922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ŠTU</text:p>
          </table:table-cell>
          <table:table-cell table:style-name="ce52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52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 calcext:value-type="float">
            <text:p>0</text:p>
          </table:table-cell>
          <table:table-cell table:style-name="ce52" table:formula="of:=COUNTIF([.C28:.L28];&quot;51&quot;)+COUNTIF([.C28:.L28];&quot;51$&quot;)+COUNTIF([.C28:.L28];&quot;51☻&quot;)" office:value-type="float" office:value="0" calcext:value-type="float">
            <text:p>0</text:p>
          </table:table-cell>
          <table:table-cell table:style-name="ce52" table:formula="of:=COUNTIF([.C28:.L28];&quot;52&quot;)+COUNTIF([.C28:.L28];&quot;52$&quot;)+COUNTIF([.C28:.L28];&quot;52☻&quot;)" office:value-type="float" office:value="1" calcext:value-type="float">
            <text:p>1</text:p>
          </table:table-cell>
          <table:table-cell table:style-name="ce52" table:formula="of:=COUNTIF([.C28:.L28];&quot;51¶&quot;)" office:value-type="float" office:value="0" calcext:value-type="float">
            <text:p>0</text:p>
          </table:table-cell>
          <table:table-cell table:style-name="ce52" table:formula="of:=COUNTIF([.C28:.L28];&quot;52¶&quot;)" office:value-type="float" office:value="0" calcext:value-type="float">
            <text:p>0</text:p>
          </table:table-cell>
          <table:table-cell table:style-name="ce52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52" table:formula="of:=COUNTIF([.C28:.L28];&quot;KVIT&quot;)+COUNTIF([.C28:.L28];&quot;KVIT☻&quot;)+COUNTIF([.C28:.L28];&quot;kvit$&quot;)" office:value-type="float" office:value="2" calcext:value-type="float">
            <text:p>2</text:p>
          </table:table-cell>
          <table:table-cell table:style-name="ce60" table:formula="of:=COUNTBLANK([.C28:.L28])" office:value-type="float" office:value="0" calcext:value-type="float">
            <text:p>0</text:p>
          </table:table-cell>
          <table:table-cell table:style-name="ce61" table:formula="of:=COUNTIF([.C28:.L28];&quot;x&quot;)" office:value-type="float" office:value="1" calcext:value-type="float">
            <text:p>1</text:p>
          </table:table-cell>
          <table:table-cell table:style-name="ce62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1" calcext:value-type="float">
            <text:p>1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"/>
          <table:table-cell table:style-name="ce36" office:value-type="string" calcext:value-type="string">
            <text:p>RTG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9" office:value-type="date" office:date-value="2012-01-28" calcext:value-type="date">
            <text:p>28. I. 12</text:p>
          </table:table-cell>
          <table:table-cell table:style-name="ce23" table:formula="of:=TEXT([.A29];&quot;Ddd&quot;)" office:value-type="string" office:string-value="sob" calcext:value-type="string">
            <text:p>sob</text:p>
          </table:table-cell>
          <table:table-cell table:style-name="ce31" table:number-columns-repeated="3"/>
          <table:table-cell table:style-name="ce38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4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41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MŠŠ</text:p>
          </table:table-cell>
          <table:table-cell table:style-name="ce52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52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 calcext:value-type="float">
            <text:p>1</text:p>
          </table:table-cell>
          <table:table-cell table:style-name="ce52" table:formula="of:=COUNTIF([.C29:.L29];&quot;51&quot;)+COUNTIF([.C29:.L29];&quot;51$&quot;)+COUNTIF([.C29:.L29];&quot;51☻&quot;)" office:value-type="float" office:value="0" calcext:value-type="float">
            <text:p>0</text:p>
          </table:table-cell>
          <table:table-cell table:style-name="ce52" table:formula="of:=COUNTIF([.C29:.L29];&quot;52&quot;)+COUNTIF([.C29:.L29];&quot;52$&quot;)+COUNTIF([.C29:.L29];&quot;52☻&quot;)" office:value-type="float" office:value="0" calcext:value-type="float">
            <text:p>0</text:p>
          </table:table-cell>
          <table:table-cell table:style-name="ce52" table:formula="of:=COUNTIF([.C29:.L29];&quot;51¶&quot;)" office:value-type="float" office:value="0" calcext:value-type="float">
            <text:p>0</text:p>
          </table:table-cell>
          <table:table-cell table:style-name="ce52" table:formula="of:=COUNTIF([.C29:.L29];&quot;52¶&quot;)" office:value-type="float" office:value="0" calcext:value-type="float">
            <text:p>0</text:p>
          </table:table-cell>
          <table:table-cell table:style-name="ce52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52" table:formula="of:=COUNTIF([.C29:.L29];&quot;KVIT&quot;)+COUNTIF([.C29:.L29];&quot;KVIT☻&quot;)+COUNTIF([.C29:.L29];&quot;kvit$&quot;)" office:value-type="float" office:value="0" calcext:value-type="float">
            <text:p>0</text:p>
          </table:table-cell>
          <table:table-cell table:style-name="ce60" table:formula="of:=COUNTBLANK([.C29:.L29])" office:value-type="float" office:value="8" calcext:value-type="float">
            <text:p>8</text:p>
          </table:table-cell>
          <table:table-cell table:style-name="ce61" table:formula="of:=COUNTIF([.C29:.L29];&quot;x&quot;)" office:value-type="float" office:value="0" calcext:value-type="float">
            <text:p>0</text:p>
          </table:table-cell>
          <table:table-cell table:style-name="ce62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0" calcext:value-type="float">
            <text:p>0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1-29" calcext:value-type="date">
            <text:p>29. I. 12</text:p>
          </table:table-cell>
          <table:table-cell table:style-name="ce23" table:formula="of:=TEXT([.A30];&quot;Ddd&quot;)" office:value-type="string" office:string-value="ned" calcext:value-type="string">
            <text:p>ned</text:p>
          </table:table-cell>
          <table:table-cell table:style-name="ce31" table:number-columns-repeated="3"/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31"/>
          <table:table-cell table:style-name="ce6" table:number-columns-repeated="2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MŠŠ</text:p>
          </table:table-cell>
          <table:table-cell table:style-name="ce52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52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 calcext:value-type="float">
            <text:p>1</text:p>
          </table:table-cell>
          <table:table-cell table:style-name="ce52" table:formula="of:=COUNTIF([.C30:.L30];&quot;51&quot;)+COUNTIF([.C30:.L30];&quot;51$&quot;)+COUNTIF([.C30:.L30];&quot;51☻&quot;)" office:value-type="float" office:value="0" calcext:value-type="float">
            <text:p>0</text:p>
          </table:table-cell>
          <table:table-cell table:style-name="ce52" table:formula="of:=COUNTIF([.C30:.L30];&quot;52&quot;)+COUNTIF([.C30:.L30];&quot;52$&quot;)+COUNTIF([.C30:.L30];&quot;52☻&quot;)" office:value-type="float" office:value="0" calcext:value-type="float">
            <text:p>0</text:p>
          </table:table-cell>
          <table:table-cell table:style-name="ce52" table:formula="of:=COUNTIF([.C30:.L30];&quot;51¶&quot;)" office:value-type="float" office:value="0" calcext:value-type="float">
            <text:p>0</text:p>
          </table:table-cell>
          <table:table-cell table:style-name="ce52" table:formula="of:=COUNTIF([.C30:.L30];&quot;52¶&quot;)" office:value-type="float" office:value="0" calcext:value-type="float">
            <text:p>0</text:p>
          </table:table-cell>
          <table:table-cell table:style-name="ce52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52" table:formula="of:=COUNTIF([.C30:.L30];&quot;KVIT&quot;)+COUNTIF([.C30:.L30];&quot;KVIT☻&quot;)+COUNTIF([.C30:.L30];&quot;kvit$&quot;)" office:value-type="float" office:value="0" calcext:value-type="float">
            <text:p>0</text:p>
          </table:table-cell>
          <table:table-cell table:style-name="ce60" table:formula="of:=COUNTBLANK([.C30:.L30])" office:value-type="float" office:value="8" calcext:value-type="float">
            <text:p>8</text:p>
          </table:table-cell>
          <table:table-cell table:style-name="ce61" table:formula="of:=COUNTIF([.C30:.L30];&quot;x&quot;)" office:value-type="float" office:value="0" calcext:value-type="float">
            <text:p>0</text:p>
          </table:table-cell>
          <table:table-cell table:style-name="ce62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2-01-30" calcext:value-type="date">
            <text:p>30. I. 12</text:p>
          </table:table-cell>
          <table:table-cell table:style-name="ce24" table:formula="of:=TEXT([.A31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8" office:value-type="string" calcext:value-type="string">
            <text:p>MŠŠ</text:p>
          </table:table-cell>
          <table:table-cell table:style-name="ce29" office:value-type="string" calcext:value-type="string">
            <text:p>KOS</text:p>
          </table:table-cell>
          <table:table-cell table:style-name="ce52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52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 calcext:value-type="float">
            <text:p>1</text:p>
          </table:table-cell>
          <table:table-cell table:style-name="ce52" table:formula="of:=COUNTIF([.C31:.L31];&quot;51&quot;)+COUNTIF([.C31:.L31];&quot;51$&quot;)+COUNTIF([.C31:.L31];&quot;51☻&quot;)" office:value-type="float" office:value="1" calcext:value-type="float">
            <text:p>1</text:p>
          </table:table-cell>
          <table:table-cell table:style-name="ce52" table:formula="of:=COUNTIF([.C31:.L31];&quot;52&quot;)+COUNTIF([.C31:.L31];&quot;52$&quot;)+COUNTIF([.C31:.L31];&quot;52☻&quot;)" office:value-type="float" office:value="1" calcext:value-type="float">
            <text:p>1</text:p>
          </table:table-cell>
          <table:table-cell table:style-name="ce52" table:formula="of:=COUNTIF([.C31:.L31];&quot;51¶&quot;)" office:value-type="float" office:value="0" calcext:value-type="float">
            <text:p>0</text:p>
          </table:table-cell>
          <table:table-cell table:style-name="ce52" table:formula="of:=COUNTIF([.C31:.L31];&quot;52¶&quot;)" office:value-type="float" office:value="1" calcext:value-type="float">
            <text:p>1</text:p>
          </table:table-cell>
          <table:table-cell table:style-name="ce52" table:formula="of:=COUNTIF([.C31:.L31];&quot;U&quot;)+COUNTIF([.C31:.L31];&quot;U☻&quot;)+COUNTIF([.C31:.L31];&quot;U☺&quot;)" office:value-type="float" office:value="1" calcext:value-type="float">
            <text:p>1</text:p>
          </table:table-cell>
          <table:table-cell table:style-name="ce52" table:formula="of:=COUNTIF([.C31:.L31];&quot;KVIT&quot;)+COUNTIF([.C31:.L31];&quot;KVIT☻&quot;)+COUNTIF([.C31:.L31];&quot;kvit$&quot;)" office:value-type="float" office:value="2" calcext:value-type="float">
            <text:p>2</text:p>
          </table:table-cell>
          <table:table-cell table:style-name="ce60" table:formula="of:=COUNTBLANK([.C31:.L31])" office:value-type="float" office:value="0" calcext:value-type="float">
            <text:p>0</text:p>
          </table:table-cell>
          <table:table-cell table:style-name="ce61" table:formula="of:=COUNTIF([.C31:.L31];&quot;x&quot;)" office:value-type="float" office:value="2" calcext:value-type="float">
            <text:p>2</text:p>
          </table:table-cell>
          <table:table-cell table:style-name="ce62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2-01-31" calcext:value-type="date">
            <text:p>31. I. 12</text:p>
          </table:table-cell>
          <table:table-cell table:style-name="ce24" table:formula="of:=TEXT([.A32];&quot;Ddd&quot;)" office:value-type="string" office:string-value="tor" calcext:value-type="string">
            <text:p>tor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8" office:value-type="string" calcext:value-type="string">
            <text:p>PIN</text:p>
          </table:table-cell>
          <table:table-cell table:style-name="ce29" office:value-type="string" calcext:value-type="string">
            <text:p>DAN</text:p>
          </table:table-cell>
          <table:table-cell table:style-name="ce52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 calcext:value-type="float">
            <text:p>1</text:p>
          </table:table-cell>
          <table:table-cell table:style-name="ce52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1" calcext:value-type="float">
            <text:p>1</text:p>
          </table:table-cell>
          <table:table-cell table:style-name="ce52" table:formula="of:=COUNTIF([.C32:.L32];&quot;51&quot;)+COUNTIF([.C32:.L32];&quot;51$&quot;)+COUNTIF([.C32:.L32];&quot;51☻&quot;)" office:value-type="float" office:value="1" calcext:value-type="float">
            <text:p>1</text:p>
          </table:table-cell>
          <table:table-cell table:style-name="ce52" table:formula="of:=COUNTIF([.C32:.L32];&quot;52&quot;)+COUNTIF([.C32:.L32];&quot;52$&quot;)+COUNTIF([.C32:.L32];&quot;52☻&quot;)" office:value-type="float" office:value="1" calcext:value-type="float">
            <text:p>1</text:p>
          </table:table-cell>
          <table:table-cell table:style-name="ce52" table:formula="of:=COUNTIF([.C32:.L32];&quot;51¶&quot;)" office:value-type="float" office:value="0" calcext:value-type="float">
            <text:p>0</text:p>
          </table:table-cell>
          <table:table-cell table:style-name="ce52" table:formula="of:=COUNTIF([.C32:.L32];&quot;52¶&quot;)" office:value-type="float" office:value="1" calcext:value-type="float">
            <text:p>1</text:p>
          </table:table-cell>
          <table:table-cell table:style-name="ce52" table:formula="of:=COUNTIF([.C32:.L32];&quot;U&quot;)+COUNTIF([.C32:.L32];&quot;U☻&quot;)+COUNTIF([.C32:.L32];&quot;U☺&quot;)" office:value-type="float" office:value="1" calcext:value-type="float">
            <text:p>1</text:p>
          </table:table-cell>
          <table:table-cell table:style-name="ce52" table:formula="of:=COUNTIF([.C32:.L32];&quot;KVIT&quot;)+COUNTIF([.C32:.L32];&quot;KVIT☻&quot;)+COUNTIF([.C32:.L32];&quot;kvit$&quot;)" office:value-type="float" office:value="1" calcext:value-type="float">
            <text:p>1</text:p>
          </table:table-cell>
          <table:table-cell table:style-name="ce60" table:formula="of:=COUNTBLANK([.C32:.L32])" office:value-type="float" office:value="0" calcext:value-type="float">
            <text:p>0</text:p>
          </table:table-cell>
          <table:table-cell table:style-name="ce61" table:formula="of:=COUNTIF([.C32:.L32];&quot;x&quot;)" office:value-type="float" office:value="3" calcext:value-type="float">
            <text:p>3</text:p>
          </table:table-cell>
          <table:table-cell table:style-name="ce62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7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8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3" calcext:value-type="float">
            <text:p>3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 calcext:value-type="float">
            <text:p>1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 calcext:value-type="float">
            <text:p>1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 calcext:value-type="float">
            <text:p>6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 calcext:value-type="float">
            <text:p>1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3" calcext:value-type="float">
            <text:p>3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2" calcext:value-type="float">
            <text:p>2</text:p>
          </table:table-cell>
          <table:table-cell table:style-name="ce32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2" calcext:value-type="float">
            <text:p>2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 calcext:value-type="float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2" calcext:value-type="float">
            <text:p>2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 calcext:value-type="float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 calcext:value-type="float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4" calcext:value-type="float">
            <text:p>4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 calcext:value-type="float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 calcext:value-type="float">
            <text:p>3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4" calcext:value-type="float">
            <text:p>4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5" calcext:value-type="float">
            <text:p>5</text:p>
          </table:table-cell>
          <table:table-cell table:style-name="ce33" table:formula="of:=SUM([.D35:.D36])" office:value-type="float" office:value="6" calcext:value-type="float">
            <text:p>6</text:p>
          </table:table-cell>
          <table:table-cell table:style-name="ce33" table:formula="of:=SUM([.E35:.E36])" office:value-type="float" office:value="3" calcext:value-type="float">
            <text:p>3</text:p>
          </table:table-cell>
          <table:table-cell table:style-name="ce33" table:formula="of:=SUM([.F35:.F36])" office:value-type="float" office:value="3" calcext:value-type="float">
            <text:p>3</text:p>
          </table:table-cell>
          <table:table-cell table:style-name="ce33" table:formula="of:=SUM([.G35:.G36])" office:value-type="float" office:value="6" calcext:value-type="float">
            <text:p>6</text:p>
          </table:table-cell>
          <table:table-cell table:style-name="ce33" table:formula="of:=SUM([.H35:.H36])" office:value-type="float" office:value="4" calcext:value-type="float">
            <text:p>4</text:p>
          </table:table-cell>
          <table:table-cell table:style-name="ce33" table:formula="of:=SUM([.I35:.I36])" office:value-type="float" office:value="4" calcext:value-type="float">
            <text:p>4</text:p>
          </table:table-cell>
          <table:table-cell table:style-name="ce33" table:formula="of:=SUM([.J35:.J36])" office:value-type="float" office:value="6" calcext:value-type="float">
            <text:p>6</text:p>
          </table:table-cell>
          <table:table-cell table:style-name="ce33" table:formula="of:=SUM([.K35:.K36])" office:value-type="float" office:value="5" calcext:value-type="float">
            <text:p>5</text:p>
          </table:table-cell>
          <table:table-cell table:style-name="ce33" table:formula="of:=SUM([.L35:.L36])" office:value-type="float" office:value="4" calcext:value-type="float">
            <text:p>4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2" calcext:value-type="float">
            <text:p>2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6" calcext:value-type="float">
            <text:p>6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6" calcext:value-type="float">
            <text:p>6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5" calcext:value-type="float">
            <text:p>5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7" calcext:value-type="float">
            <text:p>7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7" calcext:value-type="float">
            <text:p>7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9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64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5" calcext:value-type="float">
            <text:p>5</text:p>
          </table:table-cell>
          <table:table-cell table:style-name="ce34" table:formula="of:=COUNTIF([.D2:.D32];&quot;D&quot;)" office:value-type="float" office:value="2" calcext:value-type="float">
            <text:p>2</text:p>
          </table:table-cell>
          <table:table-cell table:style-name="ce34" table:formula="of:=COUNTIF([.E2:.E32];&quot;D&quot;)" office:value-type="float" office:value="7" calcext:value-type="float">
            <text:p>7</text:p>
          </table:table-cell>
          <table:table-cell table:style-name="ce34" table:formula="of:=COUNTIF([.F2:.F32];&quot;D&quot;)" office:value-type="float" office:value="0" calcext:value-type="float">
            <text:p>0</text:p>
          </table:table-cell>
          <table:table-cell table:style-name="ce34" table:formula="of:=COUNTIF([.G2:.G32];&quot;D&quot;)" office:value-type="float" office:value="10" calcext:value-type="float">
            <text:p>10</text:p>
          </table:table-cell>
          <table:table-cell table:style-name="ce34" table:formula="of:=COUNTIF([.H2:.H32];&quot;D&quot;)" office:value-type="float" office:value="5" calcext:value-type="float">
            <text:p>5</text:p>
          </table:table-cell>
          <table:table-cell table:style-name="ce34" table:formula="of:=COUNTIF([.I2:.I32];&quot;D&quot;)" office:value-type="float" office:value="1" calcext:value-type="float">
            <text:p>1</text:p>
          </table:table-cell>
          <table:table-cell table:style-name="ce34" table:formula="of:=COUNTIF([.J2:.J32];&quot;D&quot;)" office:value-type="float" office:value="3" calcext:value-type="float">
            <text:p>3</text:p>
          </table:table-cell>
          <table:table-cell table:style-name="ce34" table:formula="of:=COUNTIF([.K2:.K32];&quot;D&quot;)" office:value-type="float" office:value="0" calcext:value-type="float">
            <text:p>0</text:p>
          </table:table-cell>
          <table:table-cell table:style-name="ce34" table:formula="of:=COUNTIF([.L2:.L32];&quot;D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0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3" calcext:value-type="float">
            <text:p>3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34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8" calcext:value-type="float">
            <text:p>8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12" calcext:value-type="float">
            <text:p>12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2" calcext:value-type="float">
            <text:p>2</text:p>
          </table:table-cell>
          <table:table-cell table:style-name="ce34" table:formula="of:=COUNTIF([.D2:.D32];&quot;X&quot;)" office:value-type="float" office:value="3" calcext:value-type="float">
            <text:p>3</text:p>
          </table:table-cell>
          <table:table-cell table:style-name="ce34" table:formula="of:=COUNTIF([.E2:.E32];&quot;X&quot;)" office:value-type="float" office:value="1" calcext:value-type="float">
            <text:p>1</text:p>
          </table:table-cell>
          <table:table-cell table:style-name="ce34" table:formula="of:=COUNTIF([.F2:.F32];&quot;X&quot;)" office:value-type="float" office:value="2" calcext:value-type="float">
            <text:p>2</text:p>
          </table:table-cell>
          <table:table-cell table:style-name="ce34" table:formula="of:=COUNTIF([.G2:.G32];&quot;X&quot;)" office:value-type="float" office:value="1" calcext:value-type="float">
            <text:p>1</text:p>
          </table:table-cell>
          <table:table-cell table:style-name="ce34" table:formula="of:=COUNTIF([.H2:.H32];&quot;X&quot;)" office:value-type="float" office:value="3" calcext:value-type="float">
            <text:p>3</text:p>
          </table:table-cell>
          <table:table-cell table:style-name="ce34" table:formula="of:=COUNTIF([.I2:.I32];&quot;X&quot;)" office:value-type="float" office:value="2" calcext:value-type="float">
            <text:p>2</text:p>
          </table:table-cell>
          <table:table-cell table:style-name="ce34" table:formula="of:=COUNTIF([.J2:.J32];&quot;X&quot;)" office:value-type="float" office:value="3" calcext:value-type="float">
            <text:p>3</text:p>
          </table:table-cell>
          <table:table-cell table:style-name="ce34" table:formula="of:=COUNTIF([.K2:.K32];&quot;X&quot;)" office:value-type="float" office:value="3" calcext:value-type="float">
            <text:p>3</text:p>
          </table:table-cell>
          <table:table-cell table:style-name="ce34" table:formula="of:=COUNTIF([.L2:.L32];&quot;X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N2:.N32];&quot;KOS&quot;)" office:value-type="float" office:value="1" calcext:value-type="float">
            <text:p>1</text:p>
          </table:table-cell>
          <table:table-cell table:style-name="ce34" table:formula="of:=COUNTIF([.N2:.N32];&quot;ŠOŠ&quot;)" office:value-type="float" office:value="3" calcext:value-type="float">
            <text:p>3</text:p>
          </table:table-cell>
          <table:table-cell table:style-name="ce34" table:formula="of:=COUNTIF([.N2:.N32];&quot;PIN&quot;)" office:value-type="float" office:value="0" calcext:value-type="float">
            <text:p>0</text:p>
          </table:table-cell>
          <table:table-cell table:style-name="ce34" table:formula="of:=COUNTIF([.N2:.N32];&quot;KON&quot;)" office:value-type="float" office:value="3" calcext:value-type="float">
            <text:p>3</text:p>
          </table:table-cell>
          <table:table-cell table:style-name="ce34" table:formula="of:=COUNTIF([.N2:.N32];&quot;oro&quot;)" office:value-type="float" office:value="0" calcext:value-type="float">
            <text:p>0</text:p>
          </table:table-cell>
          <table:table-cell table:style-name="ce34" table:formula="of:=COUNTIF([.N2:.N32];&quot;AND&quot;)" office:value-type="float" office:value="0" calcext:value-type="float">
            <text:p>0</text:p>
          </table:table-cell>
          <table:table-cell table:style-name="ce34" table:formula="of:=COUNTIF([.N2:.N32];&quot;ROD&quot;)" office:value-type="float" office:value="7" calcext:value-type="float">
            <text:p>7</text:p>
          </table:table-cell>
          <table:table-cell table:style-name="ce34" table:formula="of:=COUNTIF([.N2:.N32];&quot;DAN&quot;)" office:value-type="float" office:value="2" calcext:value-type="float">
            <text:p>2</text:p>
          </table:table-cell>
          <table:table-cell table:style-name="ce34" table:formula="of:=COUNTIF([.N2:.N32];&quot;MŠŠ&quot;)" office:value-type="float" office:value="10" calcext:value-type="float">
            <text:p>10</text:p>
          </table:table-cell>
          <table:table-cell table:style-name="ce34" table:formula="of:=COUNTIF([.N2:.N32];&quot;ŠTU&quot;)" office:value-type="float" office:value="5" calcext:value-type="float">
            <text:p>5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 calcext:value-type="float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3" calcext:value-type="float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1" table:formula="of:=COUNTIF([.G2:.G32];&quot;51¶&quot;)+COUNTIF([.G2:.G32];&quot;52¶&quot;)+COUNTIF([.G2:.G32];&quot;kvit¶&quot;)" office:value-type="float" office:value="4" calcext:value-type="float">
            <text:p>4</text:p>
          </table:table-cell>
          <table:table-cell table:style-name="ce1" table:formula="of:=COUNTIF([.H2:.H32];&quot;51¶&quot;)+COUNTIF([.H2:.H32];&quot;52¶&quot;)+COUNTIF([.H2:.H32];&quot;kvit¶&quot;)" office:value-type="float" office:value="2" calcext:value-type="float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5" calcext:value-type="float">
            <text:p>5</text:p>
          </table:table-cell>
          <table:table-cell table:style-name="ce1" table:formula="of:=COUNTIF([.J2:.J32];&quot;51¶&quot;)+COUNTIF([.J2:.J32];&quot;52¶&quot;)+COUNTIF([.J2:.J32];&quot;kvit¶&quot;)" office:value-type="float" office:value="5" calcext:value-type="float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1" calcext:value-type="float">
            <text:p>1</text:p>
          </table:table-cell>
          <table:table-cell table:style-name="ce1" table:formula="of:=COUNTIF([.L2:.L32];&quot;51¶&quot;)+COUNTIF([.L2:.L32];&quot;52¶&quot;)+COUNTIF([.L2:.L32];&quot;kvit¶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 calcext:value-type="float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1" calcext:value-type="float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1" calcext:value-type="float">
            <text:p>1</text:p>
          </table:table-cell>
          <table:table-cell table:style-name="ce1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3" calcext:value-type="float">
            <text:p>3</text:p>
          </table:table-cell>
          <table:table-cell table:style-name="ce1" table:formula="of:=COUNTIF([.L2:.L32];&quot;U☺&quot;)+COUNTIF([.L2:.L32];&quot;U☻&quot;)+COUNTIF([.L2:.L32];&quot;U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januar.B2:januar.B32">
            <calcext:condition calcext:apply-style-name="ConditionalStyle_1" calcext:value="=&quot;sob&quot;" calcext:base-cell-address="januar.B2"/>
            <calcext:condition calcext:apply-style-name="ConditionalStyle_2" calcext:value="=&quot;ned&quot;" calcext:base-cell-address="januar.B2"/>
          </calcext:conditional-format>
          <calcext:conditional-format calcext:target-range-address="januar.O2:januar.V32">
            <calcext:condition calcext:apply-style-name="ConditionalStyle_3" calcext:value="&lt;1" calcext:base-cell-address="januar.O2"/>
            <calcext:condition calcext:apply-style-name="ConditionalStyle_4" calcext:value="&gt;1" calcext:base-cell-address="januar.O2"/>
          </calcext:conditional-format>
          <calcext:conditional-format calcext:target-range-address="januar.W2:januar.W32">
            <calcext:condition calcext:apply-style-name="ConditionalStyle_5" calcext:value="!=0" calcext:base-cell-address="januar.W2"/>
          </calcext:conditional-format>
          <calcext:conditional-format calcext:target-range-address="januar.X2:januar.X32">
            <calcext:condition calcext:apply-style-name="ConditionalStyle_6" calcext:value="=1" calcext:base-cell-address="januar.X2"/>
            <calcext:condition calcext:apply-style-name="ConditionalStyle_7" calcext:value="&gt;1" calcext:base-cell-address="januar.X2"/>
          </calcext:conditional-format>
          <calcext:conditional-format calcext:target-range-address="januar.Y2:januar.Y32">
            <calcext:condition calcext:apply-style-name="ConditionalStyle_8" calcext:value="&lt;2" calcext:base-cell-address="januar.Y2"/>
            <calcext:condition calcext:apply-style-name="ConditionalStyle_9" calcext:value="&gt;2" calcext:base-cell-address="januar.Y2"/>
          </calcext:conditional-format>
        </calcext:conditional-formats>
      </table:table>
      <table:table table:name="februar" table:style-name="ta3">
        <table:table-column table:style-name="co3" table:default-cell-style-name="ce17"/>
        <table:table-column table:style-name="co4" table:default-cell-style-name="ce17"/>
        <table:table-column table:style-name="co5" table:number-columns-repeated="1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45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54" office:value-type="string" calcext:value-type="string">
            <text:p>☺</text:p>
          </table:table-cell>
          <table:table-cell table:style-name="ce55" table:formula="of:=[$'Vzorci vnosov'.$A$4]" office:value-type="string" office:string-value="51" calcext:value-type="string">
            <text:p>51</text:p>
          </table:table-cell>
          <table:table-cell table:style-name="ce55" table:formula="of:=[$'Vzorci vnosov'.$A$5]" office:value-type="string" office:string-value="52" calcext:value-type="string">
            <text:p>52</text:p>
          </table:table-cell>
          <table:table-cell table:style-name="ce56" table:formula="of:=[$'Vzorci vnosov'.$A$25]" office:value-type="string" office:string-value="51¶" calcext:value-type="string">
            <text:p>51¶</text:p>
          </table:table-cell>
          <table:table-cell table:style-name="ce57" table:formula="of:=[$'Vzorci vnosov'.$A$26]" office:value-type="string" office:string-value="52¶" calcext:value-type="string">
            <text:p>52¶</text:p>
          </table:table-cell>
          <table:table-cell table:style-name="ce58" table:formula="of:=[$'Vzorci vnosov'.$A$8]" office:value-type="string" office:string-value="U" calcext:value-type="string">
            <text:p>U</text:p>
          </table:table-cell>
          <table:table-cell table:style-name="ce55" table:formula="of:=[$'Vzorci vnosov'.$A$6]" office:value-type="string" office:string-value="KVIT" calcext:value-type="string">
            <text:p>KVIT</text:p>
          </table:table-cell>
          <table:table-cell table:style-name="ce59" office:value-type="string" calcext:value-type="string">
            <text:p>Brez</text:p>
          </table:table-cell>
          <table:table-cell table:style-name="ce53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2-02-01" calcext:value-type="date">
            <text:p>1. II. 12</text:p>
          </table:table-cell>
          <table:table-cell table:style-name="ce65" table:formula="of:=TEXT([.A2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5" office:value-type="string" calcext:value-type="string"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9" office:value-type="string" calcext:value-type="string">
            <text:p>K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6" office:value-type="string" calcext:value-type="string">
            <office:annotation draw:style-name="gr1" draw:text-style-name="P2" svg:width="2.583cm" svg:height="1.286cm" svg:x="11.579cm" svg:y="-0.013cm" draw:caption-point-x="-0.211cm" draw:caption-point-y="0.726cm">
              <dc:date>2022-03-21T00:00:00</dc:date>
              <text:p text:style-name="P1">13.2., 23. in 24.2. ne morem,</text:p>
            </office:annotation>
            <text:p>SKR</text:p>
          </table:table-cell>
          <table:table-cell table:style-name="ce29" office:value-type="string" calcext:value-type="string">
            <text:p>KOS</text:p>
          </table:table-cell>
          <table:table-cell table:style-name="ce69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69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 calcext:value-type="float">
            <text:p>0</text:p>
          </table:table-cell>
          <table:table-cell table:style-name="ce69" table:formula="of:=COUNTIF([.C2:.L2];&quot;51&quot;)+COUNTIF([.C2:.L2];&quot;51$&quot;)+COUNTIF([.C2:.L2];&quot;51☻&quot;)" office:value-type="float" office:value="1" calcext:value-type="float">
            <text:p>1</text:p>
          </table:table-cell>
          <table:table-cell table:style-name="ce69" table:formula="of:=COUNTIF([.C2:.L2];&quot;52&quot;)+COUNTIF([.C2:.L2];&quot;52$&quot;)+COUNTIF([.C2:.L2];&quot;52☻&quot;)" office:value-type="float" office:value="1" calcext:value-type="float">
            <text:p>1</text:p>
          </table:table-cell>
          <table:table-cell table:style-name="ce69" table:formula="of:=COUNTIF([.C2:.L2];&quot;51¶&quot;)" office:value-type="float" office:value="1" calcext:value-type="float">
            <text:p>1</text:p>
          </table:table-cell>
          <table:table-cell table:style-name="ce69" table:formula="of:=COUNTIF([.C2:.L2];&quot;52¶&quot;)" office:value-type="float" office:value="1" calcext:value-type="float">
            <text:p>1</text:p>
          </table:table-cell>
          <table:table-cell table:style-name="ce69" table:formula="of:=COUNTIF([.C2:.L2];&quot;U&quot;)+COUNTIF([.C2:.L2];&quot;U☻&quot;)+COUNTIF([.C2:.L2];&quot;U☺&quot;)" office:value-type="float" office:value="1" calcext:value-type="float">
            <text:p>1</text:p>
          </table:table-cell>
          <table:table-cell table:style-name="ce69" table:formula="of:=COUNTIF([.C2:.L2];&quot;KVIT&quot;)+COUNTIF([.C2:.L2];&quot;KVIT☻&quot;)+COUNTIF([.C2:.L2];&quot;kvit$&quot;)" office:value-type="float" office:value="2" calcext:value-type="float">
            <text:p>2</text:p>
          </table:table-cell>
          <table:table-cell table:style-name="ce70" table:formula="of:=COUNTBLANK([.C2:.L2])" office:value-type="float" office:value="0" calcext:value-type="float">
            <text:p>0</text:p>
          </table:table-cell>
          <table:table-cell table:style-name="ce71" table:formula="of:=COUNTIF([.C2:.L2];&quot;x&quot;)" office:value-type="float" office:value="0" calcext:value-type="float">
            <text:p>0</text:p>
          </table:table-cell>
          <table:table-cell table:style-name="ce72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20" office:value-type="date" office:date-value="2012-02-02" calcext:value-type="date">
            <text:p>2. II. 12</text:p>
          </table:table-cell>
          <table:table-cell table:style-name="ce65" table:formula="of:=TEXT([.A3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 office:value-type="string" calcext:value-type="string">
            <text:p>MIR</text:p>
          </table:table-cell>
          <table:table-cell table:style-name="ce29" office:value-type="string" calcext:value-type="string">
            <text:p>DAN</text:p>
          </table:table-cell>
          <table:table-cell table:style-name="ce69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69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 calcext:value-type="float">
            <text:p>0</text:p>
          </table:table-cell>
          <table:table-cell table:style-name="ce69" table:formula="of:=COUNTIF([.C3:.L3];&quot;51&quot;)+COUNTIF([.C3:.L3];&quot;51$&quot;)+COUNTIF([.C3:.L3];&quot;51☻&quot;)" office:value-type="float" office:value="1" calcext:value-type="float">
            <text:p>1</text:p>
          </table:table-cell>
          <table:table-cell table:style-name="ce69" table:formula="of:=COUNTIF([.C3:.L3];&quot;52&quot;)+COUNTIF([.C3:.L3];&quot;52$&quot;)+COUNTIF([.C3:.L3];&quot;52☻&quot;)" office:value-type="float" office:value="1" calcext:value-type="float">
            <text:p>1</text:p>
          </table:table-cell>
          <table:table-cell table:style-name="ce69" table:formula="of:=COUNTIF([.C3:.L3];&quot;51¶&quot;)" office:value-type="float" office:value="1" calcext:value-type="float">
            <text:p>1</text:p>
          </table:table-cell>
          <table:table-cell table:style-name="ce69" table:formula="of:=COUNTIF([.C3:.L3];&quot;52¶&quot;)" office:value-type="float" office:value="1" calcext:value-type="float">
            <text:p>1</text:p>
          </table:table-cell>
          <table:table-cell table:style-name="ce69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69" table:formula="of:=COUNTIF([.C3:.L3];&quot;KVIT&quot;)+COUNTIF([.C3:.L3];&quot;KVIT☻&quot;)+COUNTIF([.C3:.L3];&quot;kvit$&quot;)" office:value-type="float" office:value="2" calcext:value-type="float">
            <text:p>2</text:p>
          </table:table-cell>
          <table:table-cell table:style-name="ce70" table:formula="of:=COUNTBLANK([.C3:.L3])" office:value-type="float" office:value="0" calcext:value-type="float">
            <text:p>0</text:p>
          </table:table-cell>
          <table:table-cell table:style-name="ce71" table:formula="of:=COUNTIF([.C3:.L3];&quot;x&quot;)" office:value-type="float" office:value="2" calcext:value-type="float">
            <text:p>2</text:p>
          </table:table-cell>
          <table:table-cell table:style-name="ce72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2-03" calcext:value-type="date">
            <text:p>3. II. 12</text:p>
          </table:table-cell>
          <table:table-cell table:style-name="ce65" table:formula="of:=TEXT([.A4];&quot;Ddd&quot;)" office:value-type="string" office:string-value="pet" calcext:value-type="string">
            <text:p>p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MŠŠ</text:p>
          </table:table-cell>
          <table:table-cell table:style-name="ce69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69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 calcext:value-type="float">
            <text:p>1</text:p>
          </table:table-cell>
          <table:table-cell table:style-name="ce69" table:formula="of:=COUNTIF([.C4:.L4];&quot;51&quot;)+COUNTIF([.C4:.L4];&quot;51$&quot;)+COUNTIF([.C4:.L4];&quot;51☻&quot;)" office:value-type="float" office:value="1" calcext:value-type="float">
            <text:p>1</text:p>
          </table:table-cell>
          <table:table-cell table:style-name="ce69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69" table:formula="of:=COUNTIF([.C4:.L4];&quot;51¶&quot;)" office:value-type="float" office:value="0" calcext:value-type="float">
            <text:p>0</text:p>
          </table:table-cell>
          <table:table-cell table:style-name="ce69" table:formula="of:=COUNTIF([.C4:.L4];&quot;52¶&quot;)" office:value-type="float" office:value="0" calcext:value-type="float">
            <text:p>0</text:p>
          </table:table-cell>
          <table:table-cell table:style-name="ce69" table:formula="of:=COUNTIF([.C4:.L4];&quot;U&quot;)+COUNTIF([.C4:.L4];&quot;U☻&quot;)+COUNTIF([.C4:.L4];&quot;U☺&quot;)" office:value-type="float" office:value="1" calcext:value-type="float">
            <text:p>1</text:p>
          </table:table-cell>
          <table:table-cell table:style-name="ce69" table:formula="of:=COUNTIF([.C4:.L4];&quot;KVIT&quot;)+COUNTIF([.C4:.L4];&quot;KVIT☻&quot;)+COUNTIF([.C4:.L4];&quot;kvit$&quot;)" office:value-type="float" office:value="2" calcext:value-type="float">
            <text:p>2</text:p>
          </table:table-cell>
          <table:table-cell table:style-name="ce70" table:formula="of:=COUNTBLANK([.C4:.L4])" office:value-type="float" office:value="0" calcext:value-type="float">
            <text:p>0</text:p>
          </table:table-cell>
          <table:table-cell table:style-name="ce71" table:formula="of:=COUNTIF([.C4:.L4];&quot;x&quot;)" office:value-type="float" office:value="0" calcext:value-type="float">
            <text:p>0</text:p>
          </table:table-cell>
          <table:table-cell table:style-name="ce72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2-04" calcext:value-type="date">
            <text:p>4. II. 12</text:p>
          </table:table-cell>
          <table:table-cell table:style-name="ce66" table:formula="of:=TEXT([.A5];&quot;Ddd&quot;)" office:value-type="string" office:string-value="sob" calcext:value-type="string">
            <text:p>sob</text:p>
          </table:table-cell>
          <table:table-cell table:style-name="ce4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42"/>
          <table:table-cell table:style-name="ce40"/>
          <table:table-cell table:style-name="ce67"/>
          <table:table-cell table:style-name="ce38"/>
          <table:table-cell table:style-name="ce42"/>
          <table:table-cell table:style-name="ce31"/>
          <table:table-cell table:style-name="ce42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ROD</text:p>
          </table:table-cell>
          <table:table-cell table:style-name="ce69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69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 calcext:value-type="float">
            <text:p>0</text:p>
          </table:table-cell>
          <table:table-cell table:style-name="ce69" table:formula="of:=COUNTIF([.C5:.L5];&quot;51&quot;)+COUNTIF([.C5:.L5];&quot;51$&quot;)+COUNTIF([.C5:.L5];&quot;51☻&quot;)" office:value-type="float" office:value="0" calcext:value-type="float">
            <text:p>0</text:p>
          </table:table-cell>
          <table:table-cell table:style-name="ce69" table:formula="of:=COUNTIF([.C5:.L5];&quot;52&quot;)+COUNTIF([.C5:.L5];&quot;52$&quot;)+COUNTIF([.C5:.L5];&quot;52☻&quot;)" office:value-type="float" office:value="0" calcext:value-type="float">
            <text:p>0</text:p>
          </table:table-cell>
          <table:table-cell table:style-name="ce69" table:formula="of:=COUNTIF([.C5:.L5];&quot;51¶&quot;)" office:value-type="float" office:value="0" calcext:value-type="float">
            <text:p>0</text:p>
          </table:table-cell>
          <table:table-cell table:style-name="ce69" table:formula="of:=COUNTIF([.C5:.L5];&quot;52¶&quot;)" office:value-type="float" office:value="0" calcext:value-type="float">
            <text:p>0</text:p>
          </table:table-cell>
          <table:table-cell table:style-name="ce69" table:formula="of:=COUNTIF([.C5:.L5];&quot;U&quot;)+COUNTIF([.C5:.L5];&quot;U☻&quot;)+COUNTIF([.C5:.L5];&quot;U☺&quot;)" office:value-type="float" office:value="0" calcext:value-type="float">
            <text:p>0</text:p>
          </table:table-cell>
          <table:table-cell table:style-name="ce69" table:formula="of:=COUNTIF([.C5:.L5];&quot;KVIT&quot;)+COUNTIF([.C5:.L5];&quot;KVIT☻&quot;)+COUNTIF([.C5:.L5];&quot;kvit$&quot;)" office:value-type="float" office:value="0" calcext:value-type="float">
            <text:p>0</text:p>
          </table:table-cell>
          <table:table-cell table:style-name="ce70" table:formula="of:=COUNTBLANK([.C5:.L5])" office:value-type="float" office:value="9" calcext:value-type="float">
            <text:p>9</text:p>
          </table:table-cell>
          <table:table-cell table:style-name="ce71" table:formula="of:=COUNTIF([.C5:.L5];&quot;x&quot;)" office:value-type="float" office:value="0" calcext:value-type="float">
            <text:p>0</text:p>
          </table:table-cell>
          <table:table-cell table:style-name="ce72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0" calcext:value-type="float">
            <text:p>0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2-05" calcext:value-type="date">
            <text:p>5. II. 12</text:p>
          </table:table-cell>
          <table:table-cell table:style-name="ce66" table:formula="of:=TEXT([.A6];&quot;Ddd&quot;)" office:value-type="string" office:string-value="ned" calcext:value-type="string">
            <text:p>ned</text:p>
          </table:table-cell>
          <table:table-cell table:style-name="ce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37"/>
          <table:table-cell table:style-name="ce30"/>
          <table:table-cell table:style-name="ce37" table:number-columns-repeated="2"/>
          <table:table-cell table:style-name="ce31"/>
          <table:table-cell table:style-name="ce6"/>
          <table:table-cell table:style-name="ce30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ROD</text:p>
          </table:table-cell>
          <table:table-cell table:style-name="ce69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69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 calcext:value-type="float">
            <text:p>0</text:p>
          </table:table-cell>
          <table:table-cell table:style-name="ce69" table:formula="of:=COUNTIF([.C6:.L6];&quot;51&quot;)+COUNTIF([.C6:.L6];&quot;51$&quot;)+COUNTIF([.C6:.L6];&quot;51☻&quot;)" office:value-type="float" office:value="0" calcext:value-type="float">
            <text:p>0</text:p>
          </table:table-cell>
          <table:table-cell table:style-name="ce69" table:formula="of:=COUNTIF([.C6:.L6];&quot;52&quot;)+COUNTIF([.C6:.L6];&quot;52$&quot;)+COUNTIF([.C6:.L6];&quot;52☻&quot;)" office:value-type="float" office:value="0" calcext:value-type="float">
            <text:p>0</text:p>
          </table:table-cell>
          <table:table-cell table:style-name="ce69" table:formula="of:=COUNTIF([.C6:.L6];&quot;51¶&quot;)" office:value-type="float" office:value="0" calcext:value-type="float">
            <text:p>0</text:p>
          </table:table-cell>
          <table:table-cell table:style-name="ce69" table:formula="of:=COUNTIF([.C6:.L6];&quot;52¶&quot;)" office:value-type="float" office:value="0" calcext:value-type="float">
            <text:p>0</text:p>
          </table:table-cell>
          <table:table-cell table:style-name="ce69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69" table:formula="of:=COUNTIF([.C6:.L6];&quot;KVIT&quot;)+COUNTIF([.C6:.L6];&quot;KVIT☻&quot;)+COUNTIF([.C6:.L6];&quot;kvit$&quot;)" office:value-type="float" office:value="0" calcext:value-type="float">
            <text:p>0</text:p>
          </table:table-cell>
          <table:table-cell table:style-name="ce70" table:formula="of:=COUNTBLANK([.C6:.L6])" office:value-type="float" office:value="9" calcext:value-type="float">
            <text:p>9</text:p>
          </table:table-cell>
          <table:table-cell table:style-name="ce71" table:formula="of:=COUNTIF([.C6:.L6];&quot;x&quot;)" office:value-type="float" office:value="0" calcext:value-type="float">
            <text:p>0</text:p>
          </table:table-cell>
          <table:table-cell table:style-name="ce72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0" calcext:value-type="float">
            <text:p>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2-06" calcext:value-type="date">
            <text:p>6. II. 12</text:p>
          </table:table-cell>
          <table:table-cell table:style-name="ce65" table:formula="of:=TEXT([.A7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8" office:value-type="string" calcext:value-type="string">
            <text:p>MŠŠ</text:p>
          </table:table-cell>
          <table:table-cell table:style-name="ce29" office:value-type="string" calcext:value-type="string">
            <text:p>ROD</text:p>
          </table:table-cell>
          <table:table-cell table:style-name="ce69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69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 calcext:value-type="float">
            <text:p>1</text:p>
          </table:table-cell>
          <table:table-cell table:style-name="ce69" table:formula="of:=COUNTIF([.C7:.L7];&quot;51&quot;)+COUNTIF([.C7:.L7];&quot;51$&quot;)+COUNTIF([.C7:.L7];&quot;51☻&quot;)" office:value-type="float" office:value="1" calcext:value-type="float">
            <text:p>1</text:p>
          </table:table-cell>
          <table:table-cell table:style-name="ce69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69" table:formula="of:=COUNTIF([.C7:.L7];&quot;51¶&quot;)" office:value-type="float" office:value="1" calcext:value-type="float">
            <text:p>1</text:p>
          </table:table-cell>
          <table:table-cell table:style-name="ce69" table:formula="of:=COUNTIF([.C7:.L7];&quot;52¶&quot;)" office:value-type="float" office:value="1" calcext:value-type="float">
            <text:p>1</text:p>
          </table:table-cell>
          <table:table-cell table:style-name="ce69" table:formula="of:=COUNTIF([.C7:.L7];&quot;U&quot;)+COUNTIF([.C7:.L7];&quot;U☻&quot;)+COUNTIF([.C7:.L7];&quot;U☺&quot;)" office:value-type="float" office:value="1" calcext:value-type="float">
            <text:p>1</text:p>
          </table:table-cell>
          <table:table-cell table:style-name="ce69" table:formula="of:=COUNTIF([.C7:.L7];&quot;KVIT&quot;)+COUNTIF([.C7:.L7];&quot;KVIT☻&quot;)+COUNTIF([.C7:.L7];&quot;kvit$&quot;)" office:value-type="float" office:value="1" calcext:value-type="float">
            <text:p>1</text:p>
          </table:table-cell>
          <table:table-cell table:style-name="ce70" table:formula="of:=COUNTBLANK([.C7:.L7])" office:value-type="float" office:value="0" calcext:value-type="float">
            <text:p>0</text:p>
          </table:table-cell>
          <table:table-cell table:style-name="ce71" table:formula="of:=COUNTIF([.C7:.L7];&quot;x&quot;)" office:value-type="float" office:value="1" calcext:value-type="float">
            <text:p>1</text:p>
          </table:table-cell>
          <table:table-cell table:style-name="ce72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2-07" calcext:value-type="date">
            <text:p>7. II. 12</text:p>
          </table:table-cell>
          <table:table-cell table:style-name="ce65" table:formula="of:=TEXT([.A8];&quot;Ddd&quot;)" office:value-type="string" office:string-value="tor" calcext:value-type="string">
            <text:p>tor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 office:value-type="string" calcext:value-type="string">
            <text:p>MIR</text:p>
          </table:table-cell>
          <table:table-cell table:style-name="ce29" office:value-type="string" calcext:value-type="string">
            <text:p>ŠOŠ</text:p>
          </table:table-cell>
          <table:table-cell table:style-name="ce69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0" calcext:value-type="float">
            <text:p>0</text:p>
          </table:table-cell>
          <table:table-cell table:style-name="ce69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 calcext:value-type="float">
            <text:p>1</text:p>
          </table:table-cell>
          <table:table-cell table:style-name="ce69" table:formula="of:=COUNTIF([.C8:.L8];&quot;51&quot;)+COUNTIF([.C8:.L8];&quot;51$&quot;)+COUNTIF([.C8:.L8];&quot;51☻&quot;)" office:value-type="float" office:value="0" calcext:value-type="float">
            <text:p>0</text:p>
          </table:table-cell>
          <table:table-cell table:style-name="ce69" table:formula="of:=COUNTIF([.C8:.L8];&quot;52&quot;)+COUNTIF([.C8:.L8];&quot;52$&quot;)+COUNTIF([.C8:.L8];&quot;52☻&quot;)" office:value-type="float" office:value="1" calcext:value-type="float">
            <text:p>1</text:p>
          </table:table-cell>
          <table:table-cell table:style-name="ce69" table:formula="of:=COUNTIF([.C8:.L8];&quot;51¶&quot;)" office:value-type="float" office:value="1" calcext:value-type="float">
            <text:p>1</text:p>
          </table:table-cell>
          <table:table-cell table:style-name="ce69" table:formula="of:=COUNTIF([.C8:.L8];&quot;52¶&quot;)" office:value-type="float" office:value="1" calcext:value-type="float">
            <text:p>1</text:p>
          </table:table-cell>
          <table:table-cell table:style-name="ce69" table:formula="of:=COUNTIF([.C8:.L8];&quot;U&quot;)+COUNTIF([.C8:.L8];&quot;U☻&quot;)+COUNTIF([.C8:.L8];&quot;U☺&quot;)" office:value-type="float" office:value="0" calcext:value-type="float">
            <text:p>0</text:p>
          </table:table-cell>
          <table:table-cell table:style-name="ce69" table:formula="of:=COUNTIF([.C8:.L8];&quot;KVIT&quot;)+COUNTIF([.C8:.L8];&quot;KVIT☻&quot;)+COUNTIF([.C8:.L8];&quot;kvit$&quot;)" office:value-type="float" office:value="2" calcext:value-type="float">
            <text:p>2</text:p>
          </table:table-cell>
          <table:table-cell table:style-name="ce70" table:formula="of:=COUNTBLANK([.C8:.L8])" office:value-type="float" office:value="0" calcext:value-type="float">
            <text:p>0</text:p>
          </table:table-cell>
          <table:table-cell table:style-name="ce71" table:formula="of:=COUNTIF([.C8:.L8];&quot;x&quot;)" office:value-type="float" office:value="1" calcext:value-type="float">
            <text:p>1</text:p>
          </table:table-cell>
          <table:table-cell table:style-name="ce72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1" calcext:value-type="float">
            <text:p>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2-08" calcext:value-type="date">
            <text:p>8. II. 12</text:p>
          </table:table-cell>
          <table:table-cell table:style-name="ce66" table:formula="of:=TEXT([.A9];&quot;Ddd&quot;)" office:value-type="string" office:string-value="sre" calcext:value-type="string">
            <text:p>sre</text:p>
          </table:table-cell>
          <table:table-cell table:style-name="ce30"/>
          <table:table-cell table:style-name="ce31" table:number-columns-repeated="2"/>
          <table:table-cell table:style-name="ce41"/>
          <table:table-cell table:style-name="ce30"/>
          <table:table-cell table:style-name="ce37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2"/>
          <table:table-cell table:style-name="ce50" office:value-type="string" calcext:value-type="string">
            <office:annotation draw:style-name="gr6" draw:text-style-name="P2" svg:width="2.583cm" svg:height="1.286cm" svg:x="11.579cm" svg:y="3.738cm" draw:caption-point-x="-0.211cm" draw:caption-point-y="1.902cm">
              <dc:date>2022-03-21T00:00:00</dc:date>
              <text:p text:style-name="P1">7, 8 , 9, 13, 14, 15 in 16 f</text:p>
            </office:annotation>
            <text:p>MIO</text:p>
          </table:table-cell>
          <table:table-cell table:style-name="ce46" office:value-type="string" calcext:value-type="string">
            <text:p>ŠOŠ</text:p>
          </table:table-cell>
          <table:table-cell table:style-name="ce69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69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 calcext:value-type="float">
            <text:p>0</text:p>
          </table:table-cell>
          <table:table-cell table:style-name="ce69" table:formula="of:=COUNTIF([.C9:.L9];&quot;51&quot;)+COUNTIF([.C9:.L9];&quot;51$&quot;)+COUNTIF([.C9:.L9];&quot;51☻&quot;)" office:value-type="float" office:value="0" calcext:value-type="float">
            <text:p>0</text:p>
          </table:table-cell>
          <table:table-cell table:style-name="ce69" table:formula="of:=COUNTIF([.C9:.L9];&quot;52&quot;)+COUNTIF([.C9:.L9];&quot;52$&quot;)+COUNTIF([.C9:.L9];&quot;52☻&quot;)" office:value-type="float" office:value="0" calcext:value-type="float">
            <text:p>0</text:p>
          </table:table-cell>
          <table:table-cell table:style-name="ce69" table:formula="of:=COUNTIF([.C9:.L9];&quot;51¶&quot;)" office:value-type="float" office:value="0" calcext:value-type="float">
            <text:p>0</text:p>
          </table:table-cell>
          <table:table-cell table:style-name="ce69" table:formula="of:=COUNTIF([.C9:.L9];&quot;52¶&quot;)" office:value-type="float" office:value="0" calcext:value-type="float">
            <text:p>0</text:p>
          </table:table-cell>
          <table:table-cell table:style-name="ce69" table:formula="of:=COUNTIF([.C9:.L9];&quot;U&quot;)+COUNTIF([.C9:.L9];&quot;U☻&quot;)+COUNTIF([.C9:.L9];&quot;U☺&quot;)" office:value-type="float" office:value="0" calcext:value-type="float">
            <text:p>0</text:p>
          </table:table-cell>
          <table:table-cell table:style-name="ce69" table:formula="of:=COUNTIF([.C9:.L9];&quot;KVIT&quot;)+COUNTIF([.C9:.L9];&quot;KVIT☻&quot;)+COUNTIF([.C9:.L9];&quot;kvit$&quot;)" office:value-type="float" office:value="0" calcext:value-type="float">
            <text:p>0</text:p>
          </table:table-cell>
          <table:table-cell table:style-name="ce70" table:formula="of:=COUNTBLANK([.C9:.L9])" office:value-type="float" office:value="9" calcext:value-type="float">
            <text:p>9</text:p>
          </table:table-cell>
          <table:table-cell table:style-name="ce71" table:formula="of:=COUNTIF([.C9:.L9];&quot;x&quot;)" office:value-type="float" office:value="0" calcext:value-type="float">
            <text:p>0</text:p>
          </table:table-cell>
          <table:table-cell table:style-name="ce72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 calcext:value-type="float">
            <text:p>0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2-09" calcext:value-type="date">
            <text:p>9. II. 12</text:p>
          </table:table-cell>
          <table:table-cell table:style-name="ce65" table:formula="of:=TEXT([.A10];&quot;Ddd&quot;)" office:value-type="string" office:string-value="čet" calcext:value-type="string">
            <text:p>č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8" office:value-type="string" calcext:value-type="string">
            <text:p>ŠOŠ</text:p>
          </table:table-cell>
          <table:table-cell table:style-name="ce29" office:value-type="string" calcext:value-type="string">
            <text:p>AND</text:p>
          </table:table-cell>
          <table:table-cell table:style-name="ce69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69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 calcext:value-type="float">
            <text:p>1</text:p>
          </table:table-cell>
          <table:table-cell table:style-name="ce69" table:formula="of:=COUNTIF([.C10:.L10];&quot;51&quot;)+COUNTIF([.C10:.L10];&quot;51$&quot;)+COUNTIF([.C10:.L10];&quot;51☻&quot;)" office:value-type="float" office:value="1" calcext:value-type="float">
            <text:p>1</text:p>
          </table:table-cell>
          <table:table-cell table:style-name="ce69" table:formula="of:=COUNTIF([.C10:.L10];&quot;52&quot;)+COUNTIF([.C10:.L10];&quot;52$&quot;)+COUNTIF([.C10:.L10];&quot;52☻&quot;)" office:value-type="float" office:value="1" calcext:value-type="float">
            <text:p>1</text:p>
          </table:table-cell>
          <table:table-cell table:style-name="ce69" table:formula="of:=COUNTIF([.C10:.L10];&quot;51¶&quot;)" office:value-type="float" office:value="1" calcext:value-type="float">
            <text:p>1</text:p>
          </table:table-cell>
          <table:table-cell table:style-name="ce69" table:formula="of:=COUNTIF([.C10:.L10];&quot;52¶&quot;)" office:value-type="float" office:value="1" calcext:value-type="float">
            <text:p>1</text:p>
          </table:table-cell>
          <table:table-cell table:style-name="ce69" table:formula="of:=COUNTIF([.C10:.L10];&quot;U&quot;)+COUNTIF([.C10:.L10];&quot;U☻&quot;)+COUNTIF([.C10:.L10];&quot;U☺&quot;)" office:value-type="float" office:value="1" calcext:value-type="float">
            <text:p>1</text:p>
          </table:table-cell>
          <table:table-cell table:style-name="ce69" table:formula="of:=COUNTIF([.C10:.L10];&quot;KVIT&quot;)+COUNTIF([.C10:.L10];&quot;KVIT☻&quot;)+COUNTIF([.C10:.L10];&quot;kvit$&quot;)" office:value-type="float" office:value="3" calcext:value-type="float">
            <text:p>3</text:p>
          </table:table-cell>
          <table:table-cell table:style-name="ce70" table:formula="of:=COUNTBLANK([.C10:.L10])" office:value-type="float" office:value="0" calcext:value-type="float">
            <text:p>0</text:p>
          </table:table-cell>
          <table:table-cell table:style-name="ce71" table:formula="of:=COUNTIF([.C10:.L10];&quot;x&quot;)" office:value-type="float" office:value="1" calcext:value-type="float">
            <text:p>1</text:p>
          </table:table-cell>
          <table:table-cell table:style-name="ce72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2-10" calcext:value-type="date">
            <text:p>10. II. 12</text:p>
          </table:table-cell>
          <table:table-cell table:style-name="ce65" table:formula="of:=TEXT([.A11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ŠOŠ</text:p>
          </table:table-cell>
          <table:table-cell table:style-name="ce69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69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 calcext:value-type="float">
            <text:p>1</text:p>
          </table:table-cell>
          <table:table-cell table:style-name="ce69" table:formula="of:=COUNTIF([.C11:.L11];&quot;51&quot;)+COUNTIF([.C11:.L11];&quot;51$&quot;)+COUNTIF([.C11:.L11];&quot;51☻&quot;)" office:value-type="float" office:value="1" calcext:value-type="float">
            <text:p>1</text:p>
          </table:table-cell>
          <table:table-cell table:style-name="ce69" table:formula="of:=COUNTIF([.C11:.L11];&quot;52&quot;)+COUNTIF([.C11:.L11];&quot;52$&quot;)+COUNTIF([.C11:.L11];&quot;52☻&quot;)" office:value-type="float" office:value="1" calcext:value-type="float">
            <text:p>1</text:p>
          </table:table-cell>
          <table:table-cell table:style-name="ce69" table:formula="of:=COUNTIF([.C11:.L11];&quot;51¶&quot;)" office:value-type="float" office:value="1" calcext:value-type="float">
            <text:p>1</text:p>
          </table:table-cell>
          <table:table-cell table:style-name="ce69" table:formula="of:=COUNTIF([.C11:.L11];&quot;52¶&quot;)" office:value-type="float" office:value="0" calcext:value-type="float">
            <text:p>0</text:p>
          </table:table-cell>
          <table:table-cell table:style-name="ce69" table:formula="of:=COUNTIF([.C11:.L11];&quot;U&quot;)+COUNTIF([.C11:.L11];&quot;U☻&quot;)+COUNTIF([.C11:.L11];&quot;U☺&quot;)" office:value-type="float" office:value="0" calcext:value-type="float">
            <text:p>0</text:p>
          </table:table-cell>
          <table:table-cell table:style-name="ce69" table:formula="of:=COUNTIF([.C11:.L11];&quot;KVIT&quot;)+COUNTIF([.C11:.L11];&quot;KVIT☻&quot;)+COUNTIF([.C11:.L11];&quot;kvit$&quot;)" office:value-type="float" office:value="2" calcext:value-type="float">
            <text:p>2</text:p>
          </table:table-cell>
          <table:table-cell table:style-name="ce70" table:formula="of:=COUNTBLANK([.C11:.L11])" office:value-type="float" office:value="0" calcext:value-type="float">
            <text:p>0</text:p>
          </table:table-cell>
          <table:table-cell table:style-name="ce71" table:formula="of:=COUNTIF([.C11:.L11];&quot;x&quot;)" office:value-type="float" office:value="2" calcext:value-type="float">
            <text:p>2</text:p>
          </table:table-cell>
          <table:table-cell table:style-name="ce72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2-11" calcext:value-type="date">
            <text:p>11. II. 12</text:p>
          </table:table-cell>
          <table:table-cell table:style-name="ce66" table:formula="of:=TEXT([.A12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 table:number-columns-repeated="5"/>
          <table:table-cell table:style-name="ce31"/>
          <table:table-cell table:style-name="ce41"/>
          <table:table-cell table:style-name="ce6"/>
          <table:table-cell table:style-name="ce42"/>
          <table:table-cell table:style-name="ce47" office:value-type="string" calcext:value-type="string">
            <office:annotation draw:style-name="gr7" draw:text-style-name="P2" svg:width="2.583cm" svg:height="1.286cm" svg:x="11.579cm" svg:y="7.109cm" draw:caption-point-x="-0.211cm" draw:caption-point-y="0.642cm">
              <dc:date>2022-03-21T00:00:00</dc:date>
              <text:p text:style-name="P1">13.2., 23. in 24.2. ne morem,</text:p>
            </office:annotation>
            <text:p>SKR</text:p>
          </table:table-cell>
          <table:table-cell table:style-name="ce46" office:value-type="string" calcext:value-type="string">
            <text:p>ŠOŠ</text:p>
          </table:table-cell>
          <table:table-cell table:style-name="ce69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69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 calcext:value-type="float">
            <text:p>0</text:p>
          </table:table-cell>
          <table:table-cell table:style-name="ce69" table:formula="of:=COUNTIF([.C12:.L12];&quot;51&quot;)+COUNTIF([.C12:.L12];&quot;51$&quot;)+COUNTIF([.C12:.L12];&quot;51☻&quot;)" office:value-type="float" office:value="0" calcext:value-type="float">
            <text:p>0</text:p>
          </table:table-cell>
          <table:table-cell table:style-name="ce69" table:formula="of:=COUNTIF([.C12:.L12];&quot;52&quot;)+COUNTIF([.C12:.L12];&quot;52$&quot;)+COUNTIF([.C12:.L12];&quot;52☻&quot;)" office:value-type="float" office:value="0" calcext:value-type="float">
            <text:p>0</text:p>
          </table:table-cell>
          <table:table-cell table:style-name="ce69" table:formula="of:=COUNTIF([.C12:.L12];&quot;51¶&quot;)" office:value-type="float" office:value="0" calcext:value-type="float">
            <text:p>0</text:p>
          </table:table-cell>
          <table:table-cell table:style-name="ce69" table:formula="of:=COUNTIF([.C12:.L12];&quot;52¶&quot;)" office:value-type="float" office:value="0" calcext:value-type="float">
            <text:p>0</text:p>
          </table:table-cell>
          <table:table-cell table:style-name="ce69" table:formula="of:=COUNTIF([.C12:.L12];&quot;U&quot;)+COUNTIF([.C12:.L12];&quot;U☻&quot;)+COUNTIF([.C12:.L12];&quot;U☺&quot;)" office:value-type="float" office:value="0" calcext:value-type="float">
            <text:p>0</text:p>
          </table:table-cell>
          <table:table-cell table:style-name="ce69" table:formula="of:=COUNTIF([.C12:.L12];&quot;KVIT&quot;)+COUNTIF([.C12:.L12];&quot;KVIT☻&quot;)+COUNTIF([.C12:.L12];&quot;kvit$&quot;)" office:value-type="float" office:value="0" calcext:value-type="float">
            <text:p>0</text:p>
          </table:table-cell>
          <table:table-cell table:style-name="ce70" table:formula="of:=COUNTBLANK([.C12:.L12])" office:value-type="float" office:value="9" calcext:value-type="float">
            <text:p>9</text:p>
          </table:table-cell>
          <table:table-cell table:style-name="ce71" table:formula="of:=COUNTIF([.C12:.L12];&quot;x&quot;)" office:value-type="float" office:value="0" calcext:value-type="float">
            <text:p>0</text:p>
          </table:table-cell>
          <table:table-cell table:style-name="ce72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0" calcext:value-type="float">
            <text:p>0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2-12" calcext:value-type="date">
            <text:p>12. II. 12</text:p>
          </table:table-cell>
          <table:table-cell table:style-name="ce66" table:formula="of:=TEXT([.A13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/>
          <table:table-cell table:style-name="ce41" table:number-columns-repeated="4"/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number-columns-repeated="2"/>
          <table:table-cell table:style-name="ce46" office:value-type="string" calcext:value-type="string">
            <text:p>DAN</text:p>
          </table:table-cell>
          <table:table-cell table:style-name="ce46" office:value-type="string" calcext:value-type="string">
            <text:p>ŠOŠ</text:p>
          </table:table-cell>
          <table:table-cell table:style-name="ce69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69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 calcext:value-type="float">
            <text:p>1</text:p>
          </table:table-cell>
          <table:table-cell table:style-name="ce69" table:formula="of:=COUNTIF([.C13:.L13];&quot;51&quot;)+COUNTIF([.C13:.L13];&quot;51$&quot;)+COUNTIF([.C13:.L13];&quot;51☻&quot;)" office:value-type="float" office:value="0" calcext:value-type="float">
            <text:p>0</text:p>
          </table:table-cell>
          <table:table-cell table:style-name="ce69" table:formula="of:=COUNTIF([.C13:.L13];&quot;52&quot;)+COUNTIF([.C13:.L13];&quot;52$&quot;)+COUNTIF([.C13:.L13];&quot;52☻&quot;)" office:value-type="float" office:value="0" calcext:value-type="float">
            <text:p>0</text:p>
          </table:table-cell>
          <table:table-cell table:style-name="ce69" table:formula="of:=COUNTIF([.C13:.L13];&quot;51¶&quot;)" office:value-type="float" office:value="0" calcext:value-type="float">
            <text:p>0</text:p>
          </table:table-cell>
          <table:table-cell table:style-name="ce69" table:formula="of:=COUNTIF([.C13:.L13];&quot;52¶&quot;)" office:value-type="float" office:value="0" calcext:value-type="float">
            <text:p>0</text:p>
          </table:table-cell>
          <table:table-cell table:style-name="ce69" table:formula="of:=COUNTIF([.C13:.L13];&quot;U&quot;)+COUNTIF([.C13:.L13];&quot;U☻&quot;)+COUNTIF([.C13:.L13];&quot;U☺&quot;)" office:value-type="float" office:value="0" calcext:value-type="float">
            <text:p>0</text:p>
          </table:table-cell>
          <table:table-cell table:style-name="ce69" table:formula="of:=COUNTIF([.C13:.L13];&quot;KVIT&quot;)+COUNTIF([.C13:.L13];&quot;KVIT☻&quot;)+COUNTIF([.C13:.L13];&quot;kvit$&quot;)" office:value-type="float" office:value="0" calcext:value-type="float">
            <text:p>0</text:p>
          </table:table-cell>
          <table:table-cell table:style-name="ce70" table:formula="of:=COUNTBLANK([.C13:.L13])" office:value-type="float" office:value="8" calcext:value-type="float">
            <text:p>8</text:p>
          </table:table-cell>
          <table:table-cell table:style-name="ce71" table:formula="of:=COUNTIF([.C13:.L13];&quot;x&quot;)" office:value-type="float" office:value="0" calcext:value-type="float">
            <text:p>0</text:p>
          </table:table-cell>
          <table:table-cell table:style-name="ce72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0" calcext:value-type="float">
            <text:p>0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2-13" calcext:value-type="date">
            <text:p>13. II. 12</text:p>
          </table:table-cell>
          <table:table-cell table:style-name="ce65" table:formula="of:=TEXT([.A14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9" office:value-type="string" calcext:value-type="string">
            <office:annotation draw:style-name="gr6" draw:text-style-name="P2" svg:width="2.583cm" svg:height="1.286cm" svg:x="11.579cm" svg:y="7.257cm" draw:caption-point-x="-0.211cm" draw:caption-point-y="1.902cm">
              <dc:date>2022-03-21T00:00:00</dc:date>
              <text:p text:style-name="P1">7, 8 , 9, 13, 14, 15 in 16 f</text:p>
            </office:annotation>
            <text:p>MIO</text:p>
          </table:table-cell>
          <table:table-cell table:style-name="ce29" office:value-type="string" calcext:value-type="string">
            <text:p>PIN</text:p>
          </table:table-cell>
          <table:table-cell table:style-name="ce69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69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 calcext:value-type="float">
            <text:p>0</text:p>
          </table:table-cell>
          <table:table-cell table:style-name="ce69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69" table:formula="of:=COUNTIF([.C14:.L14];&quot;52&quot;)+COUNTIF([.C14:.L14];&quot;52$&quot;)+COUNTIF([.C14:.L14];&quot;52☻&quot;)" office:value-type="float" office:value="1" calcext:value-type="float">
            <text:p>1</text:p>
          </table:table-cell>
          <table:table-cell table:style-name="ce69" table:formula="of:=COUNTIF([.C14:.L14];&quot;51¶&quot;)" office:value-type="float" office:value="0" calcext:value-type="float">
            <text:p>0</text:p>
          </table:table-cell>
          <table:table-cell table:style-name="ce69" table:formula="of:=COUNTIF([.C14:.L14];&quot;52¶&quot;)" office:value-type="float" office:value="1" calcext:value-type="float">
            <text:p>1</text:p>
          </table:table-cell>
          <table:table-cell table:style-name="ce69" table:formula="of:=COUNTIF([.C14:.L14];&quot;U&quot;)+COUNTIF([.C14:.L14];&quot;U☻&quot;)+COUNTIF([.C14:.L14];&quot;U☺&quot;)" office:value-type="float" office:value="0" calcext:value-type="float">
            <text:p>0</text:p>
          </table:table-cell>
          <table:table-cell table:style-name="ce69" table:formula="of:=COUNTIF([.C14:.L14];&quot;KVIT&quot;)+COUNTIF([.C14:.L14];&quot;KVIT☻&quot;)+COUNTIF([.C14:.L14];&quot;kvit$&quot;)" office:value-type="float" office:value="2" calcext:value-type="float">
            <text:p>2</text:p>
          </table:table-cell>
          <table:table-cell table:style-name="ce70" table:formula="of:=COUNTBLANK([.C14:.L14])" office:value-type="float" office:value="0" calcext:value-type="float">
            <text:p>0</text:p>
          </table:table-cell>
          <table:table-cell table:style-name="ce71" table:formula="of:=COUNTIF([.C14:.L14];&quot;x&quot;)" office:value-type="float" office:value="2" calcext:value-type="float">
            <text:p>2</text:p>
          </table:table-cell>
          <table:table-cell table:style-name="ce72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/>
          <table:table-cell table:style-name="ce43" office:value-type="string" calcext:value-type="string">
            <text:p>POT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2-02-14" calcext:value-type="date">
            <text:p>14. II. 12</text:p>
          </table:table-cell>
          <table:table-cell table:style-name="ce65" table:formula="of:=TEXT([.A15];&quot;Ddd&quot;)" office:value-type="string" office:string-value="tor" calcext:value-type="string">
            <text:p>tor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8" office:value-type="string" calcext:value-type="string">
            <text:p>MŠŠ</text:p>
          </table:table-cell>
          <table:table-cell table:style-name="ce29" office:value-type="string" calcext:value-type="string">
            <text:p>DAN</text:p>
          </table:table-cell>
          <table:table-cell table:style-name="ce69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69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 calcext:value-type="float">
            <text:p>1</text:p>
          </table:table-cell>
          <table:table-cell table:style-name="ce69" table:formula="of:=COUNTIF([.C15:.L15];&quot;51&quot;)+COUNTIF([.C15:.L15];&quot;51$&quot;)+COUNTIF([.C15:.L15];&quot;51☻&quot;)" office:value-type="float" office:value="1" calcext:value-type="float">
            <text:p>1</text:p>
          </table:table-cell>
          <table:table-cell table:style-name="ce69" table:formula="of:=COUNTIF([.C15:.L15];&quot;52&quot;)+COUNTIF([.C15:.L15];&quot;52$&quot;)+COUNTIF([.C15:.L15];&quot;52☻&quot;)" office:value-type="float" office:value="1" calcext:value-type="float">
            <text:p>1</text:p>
          </table:table-cell>
          <table:table-cell table:style-name="ce69" table:formula="of:=COUNTIF([.C15:.L15];&quot;51¶&quot;)" office:value-type="float" office:value="0" calcext:value-type="float">
            <text:p>0</text:p>
          </table:table-cell>
          <table:table-cell table:style-name="ce69" table:formula="of:=COUNTIF([.C15:.L15];&quot;52¶&quot;)" office:value-type="float" office:value="1" calcext:value-type="float">
            <text:p>1</text:p>
          </table:table-cell>
          <table:table-cell table:style-name="ce69" table:formula="of:=COUNTIF([.C15:.L15];&quot;U&quot;)+COUNTIF([.C15:.L15];&quot;U☻&quot;)+COUNTIF([.C15:.L15];&quot;U☺&quot;)" office:value-type="float" office:value="0" calcext:value-type="float">
            <text:p>0</text:p>
          </table:table-cell>
          <table:table-cell table:style-name="ce69" table:formula="of:=COUNTIF([.C15:.L15];&quot;KVIT&quot;)+COUNTIF([.C15:.L15];&quot;KVIT☻&quot;)+COUNTIF([.C15:.L15];&quot;kvit$&quot;)" office:value-type="float" office:value="1" calcext:value-type="float">
            <text:p>1</text:p>
          </table:table-cell>
          <table:table-cell table:style-name="ce70" table:formula="of:=COUNTBLANK([.C15:.L15])" office:value-type="float" office:value="0" calcext:value-type="float">
            <text:p>0</text:p>
          </table:table-cell>
          <table:table-cell table:style-name="ce71" table:formula="of:=COUNTIF([.C15:.L15];&quot;x&quot;)" office:value-type="float" office:value="1" calcext:value-type="float">
            <text:p>1</text:p>
          </table:table-cell>
          <table:table-cell table:style-name="ce72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2-15" calcext:value-type="date">
            <text:p>15. II. 12</text:p>
          </table:table-cell>
          <table:table-cell table:style-name="ce65" table:formula="of:=TEXT([.A16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5" office:value-type="string" calcext:value-type="string"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6" office:value-type="string" calcext:value-type="string">
            <office:annotation draw:style-name="gr1" draw:text-style-name="P2" svg:width="2.583cm" svg:height="1.286cm" svg:x="11.579cm" svg:y="9.925cm" draw:caption-point-x="-0.211cm" draw:caption-point-y="0.641cm">
              <dc:date>2022-03-21T00:00:00</dc:date>
              <text:p text:style-name="P1">13.2., 23. in 24.2. ne morem,</text:p>
            </office:annotation>
            <text:p>SKR</text:p>
          </table:table-cell>
          <table:table-cell table:style-name="ce29" office:value-type="string" calcext:value-type="string">
            <text:p>PIN</text:p>
          </table:table-cell>
          <table:table-cell table:style-name="ce69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69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 calcext:value-type="float">
            <text:p>0</text:p>
          </table:table-cell>
          <table:table-cell table:style-name="ce69" table:formula="of:=COUNTIF([.C16:.L16];&quot;51&quot;)+COUNTIF([.C16:.L16];&quot;51$&quot;)+COUNTIF([.C16:.L16];&quot;51☻&quot;)" office:value-type="float" office:value="1" calcext:value-type="float">
            <text:p>1</text:p>
          </table:table-cell>
          <table:table-cell table:style-name="ce69" table:formula="of:=COUNTIF([.C16:.L16];&quot;52&quot;)+COUNTIF([.C16:.L16];&quot;52$&quot;)+COUNTIF([.C16:.L16];&quot;52☻&quot;)" office:value-type="float" office:value="1" calcext:value-type="float">
            <text:p>1</text:p>
          </table:table-cell>
          <table:table-cell table:style-name="ce69" table:formula="of:=COUNTIF([.C16:.L16];&quot;51¶&quot;)" office:value-type="float" office:value="1" calcext:value-type="float">
            <text:p>1</text:p>
          </table:table-cell>
          <table:table-cell table:style-name="ce69" table:formula="of:=COUNTIF([.C16:.L16];&quot;52¶&quot;)" office:value-type="float" office:value="0" calcext:value-type="float">
            <text:p>0</text:p>
          </table:table-cell>
          <table:table-cell table:style-name="ce69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69" table:formula="of:=COUNTIF([.C16:.L16];&quot;KVIT&quot;)+COUNTIF([.C16:.L16];&quot;KVIT☻&quot;)+COUNTIF([.C16:.L16];&quot;kvit$&quot;)" office:value-type="float" office:value="2" calcext:value-type="float">
            <text:p>2</text:p>
          </table:table-cell>
          <table:table-cell table:style-name="ce70" table:formula="of:=COUNTBLANK([.C16:.L16])" office:value-type="float" office:value="0" calcext:value-type="float">
            <text:p>0</text:p>
          </table:table-cell>
          <table:table-cell table:style-name="ce71" table:formula="of:=COUNTIF([.C16:.L16];&quot;x&quot;)" office:value-type="float" office:value="0" calcext:value-type="float">
            <text:p>0</text:p>
          </table:table-cell>
          <table:table-cell table:style-name="ce72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2-16" calcext:value-type="date">
            <text:p>16. II. 12</text:p>
          </table:table-cell>
          <table:table-cell table:style-name="ce65" table:formula="of:=TEXT([.A17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3" office:value-type="string" calcext:value-type="string">
            <text:p>MIR</text:p>
          </table:table-cell>
          <table:table-cell table:style-name="ce29" office:value-type="string" calcext:value-type="string">
            <text:p>MŠŠ</text:p>
          </table:table-cell>
          <table:table-cell table:style-name="ce69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0" calcext:value-type="float">
            <text:p>0</text:p>
          </table:table-cell>
          <table:table-cell table:style-name="ce69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 calcext:value-type="float">
            <text:p>0</text:p>
          </table:table-cell>
          <table:table-cell table:style-name="ce69" table:formula="of:=COUNTIF([.C17:.L17];&quot;51&quot;)+COUNTIF([.C17:.L17];&quot;51$&quot;)+COUNTIF([.C17:.L17];&quot;51☻&quot;)" office:value-type="float" office:value="1" calcext:value-type="float">
            <text:p>1</text:p>
          </table:table-cell>
          <table:table-cell table:style-name="ce69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69" table:formula="of:=COUNTIF([.C17:.L17];&quot;51¶&quot;)" office:value-type="float" office:value="0" calcext:value-type="float">
            <text:p>0</text:p>
          </table:table-cell>
          <table:table-cell table:style-name="ce69" table:formula="of:=COUNTIF([.C17:.L17];&quot;52¶&quot;)" office:value-type="float" office:value="1" calcext:value-type="float">
            <text:p>1</text:p>
          </table:table-cell>
          <table:table-cell table:style-name="ce69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69" table:formula="of:=COUNTIF([.C17:.L17];&quot;KVIT&quot;)+COUNTIF([.C17:.L17];&quot;KVIT☻&quot;)+COUNTIF([.C17:.L17];&quot;kvit$&quot;)" office:value-type="float" office:value="2" calcext:value-type="float">
            <text:p>2</text:p>
          </table:table-cell>
          <table:table-cell table:style-name="ce70" table:formula="of:=COUNTBLANK([.C17:.L17])" office:value-type="float" office:value="0" calcext:value-type="float">
            <text:p>0</text:p>
          </table:table-cell>
          <table:table-cell table:style-name="ce71" table:formula="of:=COUNTIF([.C17:.L17];&quot;x&quot;)" office:value-type="float" office:value="0" calcext:value-type="float">
            <text:p>0</text:p>
          </table:table-cell>
          <table:table-cell table:style-name="ce72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2-17" calcext:value-type="date">
            <text:p>17. II. 12</text:p>
          </table:table-cell>
          <table:table-cell table:style-name="ce65" table:formula="of:=TEXT([.A18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3" office:value-type="string" calcext:value-type="string">
            <office:annotation draw:style-name="gr5" draw:text-style-name="P2" svg:width="2.583cm" svg:height="0.687cm" svg:x="11.579cm" svg:y="10.062cm" draw:caption-point-x="-0.211cm" draw:caption-point-y="1.912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PIN</text:p>
          </table:table-cell>
          <table:table-cell table:style-name="ce69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69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 calcext:value-type="float">
            <text:p>0</text:p>
          </table:table-cell>
          <table:table-cell table:style-name="ce69" table:formula="of:=COUNTIF([.C18:.L18];&quot;51&quot;)+COUNTIF([.C18:.L18];&quot;51$&quot;)+COUNTIF([.C18:.L18];&quot;51☻&quot;)" office:value-type="float" office:value="1" calcext:value-type="float">
            <text:p>1</text:p>
          </table:table-cell>
          <table:table-cell table:style-name="ce69" table:formula="of:=COUNTIF([.C18:.L18];&quot;52&quot;)+COUNTIF([.C18:.L18];&quot;52$&quot;)+COUNTIF([.C18:.L18];&quot;52☻&quot;)" office:value-type="float" office:value="1" calcext:value-type="float">
            <text:p>1</text:p>
          </table:table-cell>
          <table:table-cell table:style-name="ce69" table:formula="of:=COUNTIF([.C18:.L18];&quot;51¶&quot;)" office:value-type="float" office:value="0" calcext:value-type="float">
            <text:p>0</text:p>
          </table:table-cell>
          <table:table-cell table:style-name="ce69" table:formula="of:=COUNTIF([.C18:.L18];&quot;52¶&quot;)" office:value-type="float" office:value="0" calcext:value-type="float">
            <text:p>0</text:p>
          </table:table-cell>
          <table:table-cell table:style-name="ce69" table:formula="of:=COUNTIF([.C18:.L18];&quot;U&quot;)+COUNTIF([.C18:.L18];&quot;U☻&quot;)+COUNTIF([.C18:.L18];&quot;U☺&quot;)" office:value-type="float" office:value="1" calcext:value-type="float">
            <text:p>1</text:p>
          </table:table-cell>
          <table:table-cell table:style-name="ce69" table:formula="of:=COUNTIF([.C18:.L18];&quot;KVIT&quot;)+COUNTIF([.C18:.L18];&quot;KVIT☻&quot;)+COUNTIF([.C18:.L18];&quot;kvit$&quot;)" office:value-type="float" office:value="2" calcext:value-type="float">
            <text:p>2</text:p>
          </table:table-cell>
          <table:table-cell table:style-name="ce70" table:formula="of:=COUNTBLANK([.C18:.L18])" office:value-type="float" office:value="0" calcext:value-type="float">
            <text:p>0</text:p>
          </table:table-cell>
          <table:table-cell table:style-name="ce71" table:formula="of:=COUNTIF([.C18:.L18];&quot;x&quot;)" office:value-type="float" office:value="0" calcext:value-type="float">
            <text:p>0</text:p>
          </table:table-cell>
          <table:table-cell table:style-name="ce72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2-18" calcext:value-type="date">
            <text:p>18. II. 12</text:p>
          </table:table-cell>
          <table:table-cell table:style-name="ce66" table:formula="of:=TEXT([.A19];&quot;Ddd&quot;)" office:value-type="string" office:string-value="sob" calcext:value-type="string">
            <text:p>sob</text:p>
          </table:table-cell>
          <table:table-cell table:style-name="ce41" table:number-columns-repeated="8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/>
          <table:table-cell table:style-name="ce47" office:value-type="string" calcext:value-type="string">
            <office:annotation draw:style-name="gr8" draw:text-style-name="P2" svg:width="2.583cm" svg:height="1.286cm" svg:x="11.579cm" svg:y="12.036cm" draw:caption-point-x="-0.211cm" draw:caption-point-y="0.642cm">
              <dc:date>2022-03-21T00:00:00</dc:date>
              <text:p text:style-name="P1">13.2., 23. in 24.2. ne morem,</text:p>
            </office:annotation>
            <text:p>SKR</text:p>
          </table:table-cell>
          <table:table-cell table:style-name="ce46" office:value-type="string" calcext:value-type="string">
            <text:p>PIN</text:p>
          </table:table-cell>
          <table:table-cell table:style-name="ce69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69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 calcext:value-type="float">
            <text:p>0</text:p>
          </table:table-cell>
          <table:table-cell table:style-name="ce69" table:formula="of:=COUNTIF([.C19:.L19];&quot;51&quot;)+COUNTIF([.C19:.L19];&quot;51$&quot;)+COUNTIF([.C19:.L19];&quot;51☻&quot;)" office:value-type="float" office:value="0" calcext:value-type="float">
            <text:p>0</text:p>
          </table:table-cell>
          <table:table-cell table:style-name="ce69" table:formula="of:=COUNTIF([.C19:.L19];&quot;52&quot;)+COUNTIF([.C19:.L19];&quot;52$&quot;)+COUNTIF([.C19:.L19];&quot;52☻&quot;)" office:value-type="float" office:value="0" calcext:value-type="float">
            <text:p>0</text:p>
          </table:table-cell>
          <table:table-cell table:style-name="ce69" table:formula="of:=COUNTIF([.C19:.L19];&quot;51¶&quot;)" office:value-type="float" office:value="0" calcext:value-type="float">
            <text:p>0</text:p>
          </table:table-cell>
          <table:table-cell table:style-name="ce69" table:formula="of:=COUNTIF([.C19:.L19];&quot;52¶&quot;)" office:value-type="float" office:value="0" calcext:value-type="float">
            <text:p>0</text:p>
          </table:table-cell>
          <table:table-cell table:style-name="ce69" table:formula="of:=COUNTIF([.C19:.L19];&quot;U&quot;)+COUNTIF([.C19:.L19];&quot;U☻&quot;)+COUNTIF([.C19:.L19];&quot;U☺&quot;)" office:value-type="float" office:value="0" calcext:value-type="float">
            <text:p>0</text:p>
          </table:table-cell>
          <table:table-cell table:style-name="ce69" table:formula="of:=COUNTIF([.C19:.L19];&quot;KVIT&quot;)+COUNTIF([.C19:.L19];&quot;KVIT☻&quot;)+COUNTIF([.C19:.L19];&quot;kvit$&quot;)" office:value-type="float" office:value="0" calcext:value-type="float">
            <text:p>0</text:p>
          </table:table-cell>
          <table:table-cell table:style-name="ce70" table:formula="of:=COUNTBLANK([.C19:.L19])" office:value-type="float" office:value="9" calcext:value-type="float">
            <text:p>9</text:p>
          </table:table-cell>
          <table:table-cell table:style-name="ce71" table:formula="of:=COUNTIF([.C19:.L19];&quot;x&quot;)" office:value-type="float" office:value="0" calcext:value-type="float">
            <text:p>0</text:p>
          </table:table-cell>
          <table:table-cell table:style-name="ce72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0" calcext:value-type="float">
            <text:p>0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2-19" calcext:value-type="date">
            <text:p>19. II. 12</text:p>
          </table:table-cell>
          <table:table-cell table:style-name="ce66" table:formula="of:=TEXT([.A20];&quot;Ddd&quot;)" office:value-type="string" office:string-value="ned" calcext:value-type="string">
            <text:p>ned</text:p>
          </table:table-cell>
          <table:table-cell table:style-name="ce31"/>
          <table:table-cell table:style-name="ce41" table:number-columns-repeated="7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/>
          <table:table-cell table:style-name="ce68" office:value-type="string" calcext:value-type="string">
            <office:annotation draw:style-name="gr4" draw:text-style-name="P2" svg:width="2.583cm" svg:height="0.688cm" svg:x="11.579cm" svg:y="11.469cm" draw:caption-point-x="-0.211cm" draw:caption-point-y="1.913cm">
              <dc:date>2022-03-21T00:00:00</dc:date>
              <text:p text:style-name="P1">Ne od 8-12.</text:p>
            </office:annotation>
            <text:p>HOL</text:p>
          </table:table-cell>
          <table:table-cell table:style-name="ce46" office:value-type="string" calcext:value-type="string">
            <text:p>PIN</text:p>
          </table:table-cell>
          <table:table-cell table:style-name="ce69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69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 calcext:value-type="float">
            <text:p>0</text:p>
          </table:table-cell>
          <table:table-cell table:style-name="ce69" table:formula="of:=COUNTIF([.C20:.L20];&quot;51&quot;)+COUNTIF([.C20:.L20];&quot;51$&quot;)+COUNTIF([.C20:.L20];&quot;51☻&quot;)" office:value-type="float" office:value="0" calcext:value-type="float">
            <text:p>0</text:p>
          </table:table-cell>
          <table:table-cell table:style-name="ce69" table:formula="of:=COUNTIF([.C20:.L20];&quot;52&quot;)+COUNTIF([.C20:.L20];&quot;52$&quot;)+COUNTIF([.C20:.L20];&quot;52☻&quot;)" office:value-type="float" office:value="0" calcext:value-type="float">
            <text:p>0</text:p>
          </table:table-cell>
          <table:table-cell table:style-name="ce69" table:formula="of:=COUNTIF([.C20:.L20];&quot;51¶&quot;)" office:value-type="float" office:value="0" calcext:value-type="float">
            <text:p>0</text:p>
          </table:table-cell>
          <table:table-cell table:style-name="ce69" table:formula="of:=COUNTIF([.C20:.L20];&quot;52¶&quot;)" office:value-type="float" office:value="0" calcext:value-type="float">
            <text:p>0</text:p>
          </table:table-cell>
          <table:table-cell table:style-name="ce69" table:formula="of:=COUNTIF([.C20:.L20];&quot;U&quot;)+COUNTIF([.C20:.L20];&quot;U☻&quot;)+COUNTIF([.C20:.L20];&quot;U☺&quot;)" office:value-type="float" office:value="0" calcext:value-type="float">
            <text:p>0</text:p>
          </table:table-cell>
          <table:table-cell table:style-name="ce69" table:formula="of:=COUNTIF([.C20:.L20];&quot;KVIT&quot;)+COUNTIF([.C20:.L20];&quot;KVIT☻&quot;)+COUNTIF([.C20:.L20];&quot;kvit$&quot;)" office:value-type="float" office:value="0" calcext:value-type="float">
            <text:p>0</text:p>
          </table:table-cell>
          <table:table-cell table:style-name="ce70" table:formula="of:=COUNTBLANK([.C20:.L20])" office:value-type="float" office:value="9" calcext:value-type="float">
            <text:p>9</text:p>
          </table:table-cell>
          <table:table-cell table:style-name="ce71" table:formula="of:=COUNTIF([.C20:.L20];&quot;x&quot;)" office:value-type="float" office:value="0" calcext:value-type="float">
            <text:p>0</text:p>
          </table:table-cell>
          <table:table-cell table:style-name="ce72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0" calcext:value-type="float">
            <text:p>0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3"/>
          <table:table-cell table:style-name="ce73" office:value-type="string" calcext:value-type="string">
            <text:p>NPK</text:p>
          </table:table-cell>
          <table:table-cell table:style-name="ce16" table:number-columns-repeated="227"/>
          <table:table-cell table:number-columns-repeated="767"/>
        </table:table-row>
        <table:table-row table:style-name="ro6">
          <table:table-cell table:style-name="ce20" office:value-type="date" office:date-value="2012-02-20" calcext:value-type="date">
            <text:p>20. II. 12</text:p>
          </table:table-cell>
          <table:table-cell table:style-name="ce65" table:formula="of:=TEXT([.A21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office:annotation draw:style-name="gr4" draw:text-style-name="P2" svg:width="2.583cm" svg:height="0.933cm" svg:x="11.579cm" svg:y="12.173cm" draw:caption-point-x="-0.211cm" draw:caption-point-y="1.912cm">
              <dc:date>2022-03-21T00:00:00</dc:date>
              <text:p text:style-name="P1">NE: 8,9, 22,23</text:p>
            </office:annotation>
            <text:p>POT</text:p>
          </table:table-cell>
          <table:table-cell table:style-name="ce29" office:value-type="string" calcext:value-type="string">
            <text:p>PIN</text:p>
          </table:table-cell>
          <table:table-cell table:style-name="ce69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69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 calcext:value-type="float">
            <text:p>0</text:p>
          </table:table-cell>
          <table:table-cell table:style-name="ce69" table:formula="of:=COUNTIF([.C21:.L21];&quot;51&quot;)+COUNTIF([.C21:.L21];&quot;51$&quot;)+COUNTIF([.C21:.L21];&quot;51☻&quot;)" office:value-type="float" office:value="1" calcext:value-type="float">
            <text:p>1</text:p>
          </table:table-cell>
          <table:table-cell table:style-name="ce69" table:formula="of:=COUNTIF([.C21:.L21];&quot;52&quot;)+COUNTIF([.C21:.L21];&quot;52$&quot;)+COUNTIF([.C21:.L21];&quot;52☻&quot;)" office:value-type="float" office:value="1" calcext:value-type="float">
            <text:p>1</text:p>
          </table:table-cell>
          <table:table-cell table:style-name="ce69" table:formula="of:=COUNTIF([.C21:.L21];&quot;51¶&quot;)" office:value-type="float" office:value="0" calcext:value-type="float">
            <text:p>0</text:p>
          </table:table-cell>
          <table:table-cell table:style-name="ce69" table:formula="of:=COUNTIF([.C21:.L21];&quot;52¶&quot;)" office:value-type="float" office:value="1" calcext:value-type="float">
            <text:p>1</text:p>
          </table:table-cell>
          <table:table-cell table:style-name="ce69" table:formula="of:=COUNTIF([.C21:.L21];&quot;U&quot;)+COUNTIF([.C21:.L21];&quot;U☻&quot;)+COUNTIF([.C21:.L21];&quot;U☺&quot;)" office:value-type="float" office:value="0" calcext:value-type="float">
            <text:p>0</text:p>
          </table:table-cell>
          <table:table-cell table:style-name="ce69" table:formula="of:=COUNTIF([.C21:.L21];&quot;KVIT&quot;)+COUNTIF([.C21:.L21];&quot;KVIT☻&quot;)+COUNTIF([.C21:.L21];&quot;kvit$&quot;)" office:value-type="float" office:value="1" calcext:value-type="float">
            <text:p>1</text:p>
          </table:table-cell>
          <table:table-cell table:style-name="ce70" table:formula="of:=COUNTBLANK([.C21:.L21])" office:value-type="float" office:value="0" calcext:value-type="float">
            <text:p>0</text:p>
          </table:table-cell>
          <table:table-cell table:style-name="ce71" table:formula="of:=COUNTIF([.C21:.L21];&quot;x&quot;)" office:value-type="float" office:value="1" calcext:value-type="float">
            <text:p>1</text:p>
          </table:table-cell>
          <table:table-cell table:style-name="ce72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2-21" calcext:value-type="date">
            <text:p>21. II. 12</text:p>
          </table:table-cell>
          <table:table-cell table:style-name="ce65" table:formula="of:=TEXT([.A22];&quot;Ddd&quot;)" office:value-type="string" office:string-value="tor" calcext:value-type="string">
            <text:p>tor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PIN</text:p>
          </table:table-cell>
          <table:table-cell table:style-name="ce69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69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 calcext:value-type="float">
            <text:p>1</text:p>
          </table:table-cell>
          <table:table-cell table:style-name="ce69" table:formula="of:=COUNTIF([.C22:.L22];&quot;51&quot;)+COUNTIF([.C22:.L22];&quot;51$&quot;)+COUNTIF([.C22:.L22];&quot;51☻&quot;)" office:value-type="float" office:value="0" calcext:value-type="float">
            <text:p>0</text:p>
          </table:table-cell>
          <table:table-cell table:style-name="ce69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69" table:formula="of:=COUNTIF([.C22:.L22];&quot;51¶&quot;)" office:value-type="float" office:value="0" calcext:value-type="float">
            <text:p>0</text:p>
          </table:table-cell>
          <table:table-cell table:style-name="ce69" table:formula="of:=COUNTIF([.C22:.L22];&quot;52¶&quot;)" office:value-type="float" office:value="1" calcext:value-type="float">
            <text:p>1</text:p>
          </table:table-cell>
          <table:table-cell table:style-name="ce69" table:formula="of:=COUNTIF([.C22:.L22];&quot;U&quot;)+COUNTIF([.C22:.L22];&quot;U☻&quot;)+COUNTIF([.C22:.L22];&quot;U☺&quot;)" office:value-type="float" office:value="0" calcext:value-type="float">
            <text:p>0</text:p>
          </table:table-cell>
          <table:table-cell table:style-name="ce69" table:formula="of:=COUNTIF([.C22:.L22];&quot;KVIT&quot;)+COUNTIF([.C22:.L22];&quot;KVIT☻&quot;)+COUNTIF([.C22:.L22];&quot;kvit$&quot;)" office:value-type="float" office:value="1" calcext:value-type="float">
            <text:p>1</text:p>
          </table:table-cell>
          <table:table-cell table:style-name="ce70" table:formula="of:=COUNTBLANK([.C22:.L22])" office:value-type="float" office:value="0" calcext:value-type="float">
            <text:p>0</text:p>
          </table:table-cell>
          <table:table-cell table:style-name="ce71" table:formula="of:=COUNTIF([.C22:.L22];&quot;x&quot;)" office:value-type="float" office:value="0" calcext:value-type="float">
            <text:p>0</text:p>
          </table:table-cell>
          <table:table-cell table:style-name="ce72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1" calcext:value-type="float">
            <text:p>1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2-22" calcext:value-type="date">
            <text:p>22. II. 12</text:p>
          </table:table-cell>
          <table:table-cell table:style-name="ce65" table:formula="of:=TEXT([.A23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office:annotation draw:style-name="gr5" draw:text-style-name="P2" svg:width="2.583cm" svg:height="0.687cm" svg:x="11.579cm" svg:y="13.581cm" draw:caption-point-x="-0.211cm" draw:caption-point-y="1.912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PIN</text:p>
          </table:table-cell>
          <table:table-cell table:style-name="ce69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69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 calcext:value-type="float">
            <text:p>0</text:p>
          </table:table-cell>
          <table:table-cell table:style-name="ce69" table:formula="of:=COUNTIF([.C23:.L23];&quot;51&quot;)+COUNTIF([.C23:.L23];&quot;51$&quot;)+COUNTIF([.C23:.L23];&quot;51☻&quot;)" office:value-type="float" office:value="1" calcext:value-type="float">
            <text:p>1</text:p>
          </table:table-cell>
          <table:table-cell table:style-name="ce69" table:formula="of:=COUNTIF([.C23:.L23];&quot;52&quot;)+COUNTIF([.C23:.L23];&quot;52$&quot;)+COUNTIF([.C23:.L23];&quot;52☻&quot;)" office:value-type="float" office:value="1" calcext:value-type="float">
            <text:p>1</text:p>
          </table:table-cell>
          <table:table-cell table:style-name="ce69" table:formula="of:=COUNTIF([.C23:.L23];&quot;51¶&quot;)" office:value-type="float" office:value="0" calcext:value-type="float">
            <text:p>0</text:p>
          </table:table-cell>
          <table:table-cell table:style-name="ce69" table:formula="of:=COUNTIF([.C23:.L23];&quot;52¶&quot;)" office:value-type="float" office:value="1" calcext:value-type="float">
            <text:p>1</text:p>
          </table:table-cell>
          <table:table-cell table:style-name="ce69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69" table:formula="of:=COUNTIF([.C23:.L23];&quot;KVIT&quot;)+COUNTIF([.C23:.L23];&quot;KVIT☻&quot;)+COUNTIF([.C23:.L23];&quot;kvit$&quot;)" office:value-type="float" office:value="1" calcext:value-type="float">
            <text:p>1</text:p>
          </table:table-cell>
          <table:table-cell table:style-name="ce70" table:formula="of:=COUNTBLANK([.C23:.L23])" office:value-type="float" office:value="0" calcext:value-type="float">
            <text:p>0</text:p>
          </table:table-cell>
          <table:table-cell table:style-name="ce71" table:formula="of:=COUNTIF([.C23:.L23];&quot;x&quot;)" office:value-type="float" office:value="1" calcext:value-type="float">
            <text:p>1</text:p>
          </table:table-cell>
          <table:table-cell table:style-name="ce72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2-23" calcext:value-type="date">
            <text:p>23. II. 12</text:p>
          </table:table-cell>
          <table:table-cell table:style-name="ce65" table:formula="of:=TEXT([.A24];&quot;Ddd&quot;)" office:value-type="string" office:string-value="čet" calcext:value-type="string">
            <text:p>č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6" office:value-type="string" calcext:value-type="string">
            <office:annotation draw:style-name="gr7" draw:text-style-name="P2" svg:width="2.583cm" svg:height="1.286cm" svg:x="11.579cm" svg:y="15.544cm" draw:caption-point-x="-0.211cm" draw:caption-point-y="0.653cm">
              <dc:date>2022-03-21T00:00:00</dc:date>
              <text:p text:style-name="P1">13.2., 23. in 24.2. ne morem,</text:p>
            </office:annotation>
            <text:p>SKR</text:p>
          </table:table-cell>
          <table:table-cell table:style-name="ce29" office:value-type="string" calcext:value-type="string">
            <text:p>KOS</text:p>
          </table:table-cell>
          <table:table-cell table:style-name="ce69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69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 calcext:value-type="float">
            <text:p>0</text:p>
          </table:table-cell>
          <table:table-cell table:style-name="ce69" table:formula="of:=COUNTIF([.C24:.L24];&quot;51&quot;)+COUNTIF([.C24:.L24];&quot;51$&quot;)+COUNTIF([.C24:.L24];&quot;51☻&quot;)" office:value-type="float" office:value="1" calcext:value-type="float">
            <text:p>1</text:p>
          </table:table-cell>
          <table:table-cell table:style-name="ce69" table:formula="of:=COUNTIF([.C24:.L24];&quot;52&quot;)+COUNTIF([.C24:.L24];&quot;52$&quot;)+COUNTIF([.C24:.L24];&quot;52☻&quot;)" office:value-type="float" office:value="1" calcext:value-type="float">
            <text:p>1</text:p>
          </table:table-cell>
          <table:table-cell table:style-name="ce69" table:formula="of:=COUNTIF([.C24:.L24];&quot;51¶&quot;)" office:value-type="float" office:value="0" calcext:value-type="float">
            <text:p>0</text:p>
          </table:table-cell>
          <table:table-cell table:style-name="ce69" table:formula="of:=COUNTIF([.C24:.L24];&quot;52¶&quot;)" office:value-type="float" office:value="1" calcext:value-type="float">
            <text:p>1</text:p>
          </table:table-cell>
          <table:table-cell table:style-name="ce69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69" table:formula="of:=COUNTIF([.C24:.L24];&quot;KVIT&quot;)+COUNTIF([.C24:.L24];&quot;KVIT☻&quot;)+COUNTIF([.C24:.L24];&quot;kvit$&quot;)" office:value-type="float" office:value="1" calcext:value-type="float">
            <text:p>1</text:p>
          </table:table-cell>
          <table:table-cell table:style-name="ce70" table:formula="of:=COUNTBLANK([.C24:.L24])" office:value-type="float" office:value="0" calcext:value-type="float">
            <text:p>0</text:p>
          </table:table-cell>
          <table:table-cell table:style-name="ce71" table:formula="of:=COUNTIF([.C24:.L24];&quot;x&quot;)" office:value-type="float" office:value="1" calcext:value-type="float">
            <text:p>1</text:p>
          </table:table-cell>
          <table:table-cell table:style-name="ce72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 calcext:value-type="float">
            <text:p>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2-24" calcext:value-type="date">
            <text:p>24. II. 12</text:p>
          </table:table-cell>
          <table:table-cell table:style-name="ce65" table:formula="of:=TEXT([.A25];&quot;Ddd&quot;)" office:value-type="string" office:string-value="pet" calcext:value-type="string">
            <text:p>pe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9" office:value-type="string" calcext:value-type="string">
            <text:p>K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8" office:value-type="string" calcext:value-type="string">
            <text:p>MŠŠ</text:p>
          </table:table-cell>
          <table:table-cell table:style-name="ce29" office:value-type="string" calcext:value-type="string">
            <text:p>PIN</text:p>
          </table:table-cell>
          <table:table-cell table:style-name="ce69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69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 calcext:value-type="float">
            <text:p>1</text:p>
          </table:table-cell>
          <table:table-cell table:style-name="ce69" table:formula="of:=COUNTIF([.C25:.L25];&quot;51&quot;)+COUNTIF([.C25:.L25];&quot;51$&quot;)+COUNTIF([.C25:.L25];&quot;51☻&quot;)" office:value-type="float" office:value="1" calcext:value-type="float">
            <text:p>1</text:p>
          </table:table-cell>
          <table:table-cell table:style-name="ce69" table:formula="of:=COUNTIF([.C25:.L25];&quot;52&quot;)+COUNTIF([.C25:.L25];&quot;52$&quot;)+COUNTIF([.C25:.L25];&quot;52☻&quot;)" office:value-type="float" office:value="0" calcext:value-type="float">
            <text:p>0</text:p>
          </table:table-cell>
          <table:table-cell table:style-name="ce69" table:formula="of:=COUNTIF([.C25:.L25];&quot;51¶&quot;)" office:value-type="float" office:value="0" calcext:value-type="float">
            <text:p>0</text:p>
          </table:table-cell>
          <table:table-cell table:style-name="ce69" table:formula="of:=COUNTIF([.C25:.L25];&quot;52¶&quot;)" office:value-type="float" office:value="1" calcext:value-type="float">
            <text:p>1</text:p>
          </table:table-cell>
          <table:table-cell table:style-name="ce69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69" table:formula="of:=COUNTIF([.C25:.L25];&quot;KVIT&quot;)+COUNTIF([.C25:.L25];&quot;KVIT☻&quot;)+COUNTIF([.C25:.L25];&quot;kvit$&quot;)" office:value-type="float" office:value="1" calcext:value-type="float">
            <text:p>1</text:p>
          </table:table-cell>
          <table:table-cell table:style-name="ce70" table:formula="of:=COUNTBLANK([.C25:.L25])" office:value-type="float" office:value="0" calcext:value-type="float">
            <text:p>0</text:p>
          </table:table-cell>
          <table:table-cell table:style-name="ce71" table:formula="of:=COUNTIF([.C25:.L25];&quot;x&quot;)" office:value-type="float" office:value="0" calcext:value-type="float">
            <text:p>0</text:p>
          </table:table-cell>
          <table:table-cell table:style-name="ce72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1" calcext:value-type="float">
            <text:p>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2-25" calcext:value-type="date">
            <text:p>25. II. 12</text:p>
          </table:table-cell>
          <table:table-cell table:style-name="ce66" table:formula="of:=TEXT([.A26];&quot;Ddd&quot;)" office:value-type="string" office:string-value="sob" calcext:value-type="string">
            <text:p>sob</text:p>
          </table:table-cell>
          <table:table-cell table:style-name="ce31"/>
          <table:table-cell table:style-name="ce4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41" table:number-columns-repeated="4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KOS</text:p>
          </table:table-cell>
          <table:table-cell table:style-name="ce69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69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1" calcext:value-type="float">
            <text:p>1</text:p>
          </table:table-cell>
          <table:table-cell table:style-name="ce69" table:formula="of:=COUNTIF([.C26:.L26];&quot;51&quot;)+COUNTIF([.C26:.L26];&quot;51$&quot;)+COUNTIF([.C26:.L26];&quot;51☻&quot;)" office:value-type="float" office:value="0" calcext:value-type="float">
            <text:p>0</text:p>
          </table:table-cell>
          <table:table-cell table:style-name="ce69" table:formula="of:=COUNTIF([.C26:.L26];&quot;52&quot;)+COUNTIF([.C26:.L26];&quot;52$&quot;)+COUNTIF([.C26:.L26];&quot;52☻&quot;)" office:value-type="float" office:value="0" calcext:value-type="float">
            <text:p>0</text:p>
          </table:table-cell>
          <table:table-cell table:style-name="ce69" table:formula="of:=COUNTIF([.C26:.L26];&quot;51¶&quot;)" office:value-type="float" office:value="0" calcext:value-type="float">
            <text:p>0</text:p>
          </table:table-cell>
          <table:table-cell table:style-name="ce69" table:formula="of:=COUNTIF([.C26:.L26];&quot;52¶&quot;)" office:value-type="float" office:value="0" calcext:value-type="float">
            <text:p>0</text:p>
          </table:table-cell>
          <table:table-cell table:style-name="ce69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69" table:formula="of:=COUNTIF([.C26:.L26];&quot;KVIT&quot;)+COUNTIF([.C26:.L26];&quot;KVIT☻&quot;)+COUNTIF([.C26:.L26];&quot;kvit$&quot;)" office:value-type="float" office:value="0" calcext:value-type="float">
            <text:p>0</text:p>
          </table:table-cell>
          <table:table-cell table:style-name="ce70" table:formula="of:=COUNTBLANK([.C26:.L26])" office:value-type="float" office:value="8" calcext:value-type="float">
            <text:p>8</text:p>
          </table:table-cell>
          <table:table-cell table:style-name="ce71" table:formula="of:=COUNTIF([.C26:.L26];&quot;x&quot;)" office:value-type="float" office:value="0" calcext:value-type="float">
            <text:p>0</text:p>
          </table:table-cell>
          <table:table-cell table:style-name="ce72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 calcext:value-type="float">
            <text:p>0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2-26" calcext:value-type="date">
            <text:p>26. II. 12</text:p>
          </table:table-cell>
          <table:table-cell table:style-name="ce66" table:formula="of:=TEXT([.A27];&quot;Ddd&quot;)" office:value-type="string" office:string-value="ned" calcext:value-type="string">
            <text:p>ned</text:p>
          </table:table-cell>
          <table:table-cell table:style-name="ce31"/>
          <table:table-cell table:style-name="ce4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41" table:number-columns-repeated="4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KOS</text:p>
          </table:table-cell>
          <table:table-cell table:style-name="ce69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69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 calcext:value-type="float">
            <text:p>1</text:p>
          </table:table-cell>
          <table:table-cell table:style-name="ce69" table:formula="of:=COUNTIF([.C27:.L27];&quot;51&quot;)+COUNTIF([.C27:.L27];&quot;51$&quot;)+COUNTIF([.C27:.L27];&quot;51☻&quot;)" office:value-type="float" office:value="0" calcext:value-type="float">
            <text:p>0</text:p>
          </table:table-cell>
          <table:table-cell table:style-name="ce69" table:formula="of:=COUNTIF([.C27:.L27];&quot;52&quot;)+COUNTIF([.C27:.L27];&quot;52$&quot;)+COUNTIF([.C27:.L27];&quot;52☻&quot;)" office:value-type="float" office:value="0" calcext:value-type="float">
            <text:p>0</text:p>
          </table:table-cell>
          <table:table-cell table:style-name="ce69" table:formula="of:=COUNTIF([.C27:.L27];&quot;51¶&quot;)" office:value-type="float" office:value="0" calcext:value-type="float">
            <text:p>0</text:p>
          </table:table-cell>
          <table:table-cell table:style-name="ce69" table:formula="of:=COUNTIF([.C27:.L27];&quot;52¶&quot;)" office:value-type="float" office:value="0" calcext:value-type="float">
            <text:p>0</text:p>
          </table:table-cell>
          <table:table-cell table:style-name="ce69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69" table:formula="of:=COUNTIF([.C27:.L27];&quot;KVIT&quot;)+COUNTIF([.C27:.L27];&quot;KVIT☻&quot;)+COUNTIF([.C27:.L27];&quot;kvit$&quot;)" office:value-type="float" office:value="0" calcext:value-type="float">
            <text:p>0</text:p>
          </table:table-cell>
          <table:table-cell table:style-name="ce70" table:formula="of:=COUNTBLANK([.C27:.L27])" office:value-type="float" office:value="8" calcext:value-type="float">
            <text:p>8</text:p>
          </table:table-cell>
          <table:table-cell table:style-name="ce71" table:formula="of:=COUNTIF([.C27:.L27];&quot;x&quot;)" office:value-type="float" office:value="0" calcext:value-type="float">
            <text:p>0</text:p>
          </table:table-cell>
          <table:table-cell table:style-name="ce72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 calcext:value-type="float">
            <text:p>0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2-27" calcext:value-type="date">
            <text:p>27. II. 12</text:p>
          </table:table-cell>
          <table:table-cell table:style-name="ce65" table:formula="of:=TEXT([.A28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office:annotation draw:style-name="gr5" draw:text-style-name="P2" svg:width="2.914cm" svg:height="0.687cm" svg:x="9.953cm" svg:y="17.09cm" draw:caption-point-x="-0.211cm" draw:caption-point-y="1.922cm">
              <dc:date>2022-03-21T00:00:00</dc:date>
              <text:p text:style-name="P1">Do 7.3</text:p>
            </office:annotation>
            <text:p>D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48" office:value-type="string" calcext:value-type="string">
            <text:p>ŠTU</text:p>
          </table:table-cell>
          <table:table-cell table:style-name="ce29" office:value-type="string" calcext:value-type="string">
            <text:p>KOS</text:p>
          </table:table-cell>
          <table:table-cell table:style-name="ce69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69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 calcext:value-type="float">
            <text:p>1</text:p>
          </table:table-cell>
          <table:table-cell table:style-name="ce69" table:formula="of:=COUNTIF([.C28:.L28];&quot;51&quot;)+COUNTIF([.C28:.L28];&quot;51$&quot;)+COUNTIF([.C28:.L28];&quot;51☻&quot;)" office:value-type="float" office:value="1" calcext:value-type="float">
            <text:p>1</text:p>
          </table:table-cell>
          <table:table-cell table:style-name="ce69" table:formula="of:=COUNTIF([.C28:.L28];&quot;52&quot;)+COUNTIF([.C28:.L28];&quot;52$&quot;)+COUNTIF([.C28:.L28];&quot;52☻&quot;)" office:value-type="float" office:value="0" calcext:value-type="float">
            <text:p>0</text:p>
          </table:table-cell>
          <table:table-cell table:style-name="ce69" table:formula="of:=COUNTIF([.C28:.L28];&quot;51¶&quot;)" office:value-type="float" office:value="1" calcext:value-type="float">
            <text:p>1</text:p>
          </table:table-cell>
          <table:table-cell table:style-name="ce69" table:formula="of:=COUNTIF([.C28:.L28];&quot;52¶&quot;)" office:value-type="float" office:value="0" calcext:value-type="float">
            <text:p>0</text:p>
          </table:table-cell>
          <table:table-cell table:style-name="ce69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69" table:formula="of:=COUNTIF([.C28:.L28];&quot;KVIT&quot;)+COUNTIF([.C28:.L28];&quot;KVIT☻&quot;)+COUNTIF([.C28:.L28];&quot;kvit$&quot;)" office:value-type="float" office:value="2" calcext:value-type="float">
            <text:p>2</text:p>
          </table:table-cell>
          <table:table-cell table:style-name="ce70" table:formula="of:=COUNTBLANK([.C28:.L28])" office:value-type="float" office:value="0" calcext:value-type="float">
            <text:p>0</text:p>
          </table:table-cell>
          <table:table-cell table:style-name="ce71" table:formula="of:=COUNTIF([.C28:.L28];&quot;x&quot;)" office:value-type="float" office:value="2" calcext:value-type="float">
            <text:p>2</text:p>
          </table:table-cell>
          <table:table-cell table:style-name="ce72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1" calcext:value-type="float">
            <text:p>1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2-28" calcext:value-type="date">
            <text:p>28. II. 12</text:p>
          </table:table-cell>
          <table:table-cell table:style-name="ce65" table:formula="of:=TEXT([.A29];&quot;Ddd&quot;)" office:value-type="string" office:string-value="tor" calcext:value-type="string">
            <text:p>tor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 office:value-type="string" calcext:value-type="string">
            <office:annotation draw:style-name="gr4" draw:text-style-name="P2" svg:width="2.583cm" svg:height="0.688cm" svg:x="11.579cm" svg:y="17.793cm" draw:caption-point-x="-0.211cm" draw:caption-point-y="1.923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KOS</text:p>
          </table:table-cell>
          <table:table-cell table:style-name="ce69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69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 calcext:value-type="float">
            <text:p>0</text:p>
          </table:table-cell>
          <table:table-cell table:style-name="ce69" table:formula="of:=COUNTIF([.C29:.L29];&quot;51&quot;)+COUNTIF([.C29:.L29];&quot;51$&quot;)+COUNTIF([.C29:.L29];&quot;51☻&quot;)" office:value-type="float" office:value="1" calcext:value-type="float">
            <text:p>1</text:p>
          </table:table-cell>
          <table:table-cell table:style-name="ce69" table:formula="of:=COUNTIF([.C29:.L29];&quot;52&quot;)+COUNTIF([.C29:.L29];&quot;52$&quot;)+COUNTIF([.C29:.L29];&quot;52☻&quot;)" office:value-type="float" office:value="1" calcext:value-type="float">
            <text:p>1</text:p>
          </table:table-cell>
          <table:table-cell table:style-name="ce69" table:formula="of:=COUNTIF([.C29:.L29];&quot;51¶&quot;)" office:value-type="float" office:value="0" calcext:value-type="float">
            <text:p>0</text:p>
          </table:table-cell>
          <table:table-cell table:style-name="ce69" table:formula="of:=COUNTIF([.C29:.L29];&quot;52¶&quot;)" office:value-type="float" office:value="1" calcext:value-type="float">
            <text:p>1</text:p>
          </table:table-cell>
          <table:table-cell table:style-name="ce69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69" table:formula="of:=COUNTIF([.C29:.L29];&quot;KVIT&quot;)+COUNTIF([.C29:.L29];&quot;KVIT☻&quot;)+COUNTIF([.C29:.L29];&quot;kvit$&quot;)" office:value-type="float" office:value="2" calcext:value-type="float">
            <text:p>2</text:p>
          </table:table-cell>
          <table:table-cell table:style-name="ce70" table:formula="of:=COUNTBLANK([.C29:.L29])" office:value-type="float" office:value="0" calcext:value-type="float">
            <text:p>0</text:p>
          </table:table-cell>
          <table:table-cell table:style-name="ce71" table:formula="of:=COUNTIF([.C29:.L29];&quot;x&quot;)" office:value-type="float" office:value="2" calcext:value-type="float">
            <text:p>2</text:p>
          </table:table-cell>
          <table:table-cell table:style-name="ce72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 calcext:value-type="float">
            <text:p>2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2-28" calcext:value-type="date">
            <text:p>28. II. 12</text:p>
          </table:table-cell>
          <table:table-cell table:style-name="ce65" table:formula="of:=TEXT([.A30];&quot;Ddd&quot;)" office:value-type="string" office:string-value="tor" calcext:value-type="string">
            <text:p>tor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3" office:value-type="string" calcext:value-type="string">
            <text:p>MIR</text:p>
          </table:table-cell>
          <table:table-cell table:style-name="ce29" office:value-type="string" calcext:value-type="string">
            <text:p>KOS</text:p>
          </table:table-cell>
          <table:table-cell table:style-name="ce69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69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 calcext:value-type="float">
            <text:p>0</text:p>
          </table:table-cell>
          <table:table-cell table:style-name="ce69" table:formula="of:=COUNTIF([.C30:.L30];&quot;51&quot;)+COUNTIF([.C30:.L30];&quot;51$&quot;)+COUNTIF([.C30:.L30];&quot;51☻&quot;)" office:value-type="float" office:value="1" calcext:value-type="float">
            <text:p>1</text:p>
          </table:table-cell>
          <table:table-cell table:style-name="ce69" table:formula="of:=COUNTIF([.C30:.L30];&quot;52&quot;)+COUNTIF([.C30:.L30];&quot;52$&quot;)+COUNTIF([.C30:.L30];&quot;52☻&quot;)" office:value-type="float" office:value="1" calcext:value-type="float">
            <text:p>1</text:p>
          </table:table-cell>
          <table:table-cell table:style-name="ce69" table:formula="of:=COUNTIF([.C30:.L30];&quot;51¶&quot;)" office:value-type="float" office:value="0" calcext:value-type="float">
            <text:p>0</text:p>
          </table:table-cell>
          <table:table-cell table:style-name="ce69" table:formula="of:=COUNTIF([.C30:.L30];&quot;52¶&quot;)" office:value-type="float" office:value="1" calcext:value-type="float">
            <text:p>1</text:p>
          </table:table-cell>
          <table:table-cell table:style-name="ce69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69" table:formula="of:=COUNTIF([.C30:.L30];&quot;KVIT&quot;)+COUNTIF([.C30:.L30];&quot;KVIT☻&quot;)+COUNTIF([.C30:.L30];&quot;kvit$&quot;)" office:value-type="float" office:value="1" calcext:value-type="float">
            <text:p>1</text:p>
          </table:table-cell>
          <table:table-cell table:style-name="ce70" table:formula="of:=COUNTBLANK([.C30:.L30])" office:value-type="float" office:value="0" calcext:value-type="float">
            <text:p>0</text:p>
          </table:table-cell>
          <table:table-cell table:style-name="ce71" table:formula="of:=COUNTIF([.C30:.L30];&quot;x&quot;)" office:value-type="float" office:value="1" calcext:value-type="float">
            <text:p>1</text:p>
          </table:table-cell>
          <table:table-cell table:style-name="ce72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 calcext:value-type="float">
            <text:p>2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 table:number-rows-repeated="2">
          <table:table-cell table:style-name="ce16" table:number-columns-repeated="257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7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8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 calcext:value-type="float">
            <text:p>0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 calcext:value-type="float">
            <text:p>1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 calcext:value-type="float">
            <text:p>6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 calcext:value-type="float">
            <text:p>0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 calcext:value-type="float">
            <text:p>1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3" calcext:value-type="float">
            <text:p>3</text:p>
          </table:table-cell>
          <table:table-cell table:style-name="ce32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6" calcext:value-type="float">
            <text:p>6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0" calcext:value-type="float">
            <text:p>0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 calcext:value-type="float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 calcext:value-type="float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2" calcext:value-type="float">
            <text:p>2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 calcext:value-type="float">
            <text:p>3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2" calcext:value-type="float">
            <text:p>2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4" calcext:value-type="float">
            <text:p>4</text:p>
          </table:table-cell>
          <table:table-cell table:style-name="ce33" table:formula="of:=SUM([.D35:.D36])" office:value-type="float" office:value="7" calcext:value-type="float">
            <text:p>7</text:p>
          </table:table-cell>
          <table:table-cell table:style-name="ce33" table:formula="of:=SUM([.E35:.E36])" office:value-type="float" office:value="4" calcext:value-type="float">
            <text:p>4</text:p>
          </table:table-cell>
          <table:table-cell table:style-name="ce33" table:formula="of:=SUM([.F35:.F36])" office:value-type="float" office:value="0" calcext:value-type="float">
            <text:p>0</text:p>
          </table:table-cell>
          <table:table-cell table:style-name="ce33" table:formula="of:=SUM([.G35:.G36])" office:value-type="float" office:value="6" calcext:value-type="float">
            <text:p>6</text:p>
          </table:table-cell>
          <table:table-cell table:style-name="ce33" table:formula="of:=SUM([.H35:.H36])" office:value-type="float" office:value="4" calcext:value-type="float">
            <text:p>4</text:p>
          </table:table-cell>
          <table:table-cell table:style-name="ce33" table:formula="of:=SUM([.I35:.I36])" office:value-type="float" office:value="2" calcext:value-type="float">
            <text:p>2</text:p>
          </table:table-cell>
          <table:table-cell table:style-name="ce33" table:formula="of:=SUM([.J35:.J36])" office:value-type="float" office:value="3" calcext:value-type="float">
            <text:p>3</text:p>
          </table:table-cell>
          <table:table-cell table:style-name="ce33" table:formula="of:=SUM([.K35:.K36])" office:value-type="float" office:value="6" calcext:value-type="float">
            <text:p>6</text:p>
          </table:table-cell>
          <table:table-cell table:style-name="ce33" table:formula="of:=SUM([.L35:.L36])" office:value-type="float" office:value="3" calcext:value-type="float">
            <text:p>3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 calcext:value-type="float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11" calcext:value-type="float">
            <text:p>11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4" calcext:value-type="float">
            <text:p>4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7" calcext:value-type="float">
            <text:p>7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1" calcext:value-type="float">
            <text:p>1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9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64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3" calcext:value-type="float">
            <text:p>3</text:p>
          </table:table-cell>
          <table:table-cell table:style-name="ce34" table:formula="of:=COUNTIF([.D2:.D32];&quot;D&quot;)" office:value-type="float" office:value="5" calcext:value-type="float">
            <text:p>5</text:p>
          </table:table-cell>
          <table:table-cell table:style-name="ce34" table:formula="of:=COUNTIF([.E2:.E32];&quot;D&quot;)" office:value-type="float" office:value="2" calcext:value-type="float">
            <text:p>2</text:p>
          </table:table-cell>
          <table:table-cell table:style-name="ce34" table:formula="of:=COUNTIF([.F2:.F32];&quot;D&quot;)" office:value-type="float" office:value="0" calcext:value-type="float">
            <text:p>0</text:p>
          </table:table-cell>
          <table:table-cell table:style-name="ce34" table:formula="of:=COUNTIF([.G2:.G32];&quot;D&quot;)" office:value-type="float" office:value="5" calcext:value-type="float">
            <text:p>5</text:p>
          </table:table-cell>
          <table:table-cell table:style-name="ce34" table:formula="of:=COUNTIF([.H2:.H32];&quot;D&quot;)" office:value-type="float" office:value="11" calcext:value-type="float">
            <text:p>11</text:p>
          </table:table-cell>
          <table:table-cell table:style-name="ce34" table:formula="of:=COUNTIF([.I2:.I32];&quot;D&quot;)" office:value-type="float" office:value="7" calcext:value-type="float">
            <text:p>7</text:p>
          </table:table-cell>
          <table:table-cell table:style-name="ce34" table:formula="of:=COUNTIF([.J2:.J32];&quot;D&quot;)" office:value-type="float" office:value="11" calcext:value-type="float">
            <text:p>11</text:p>
          </table:table-cell>
          <table:table-cell table:style-name="ce34" table:formula="of:=COUNTIF([.K2:.K32];&quot;D&quot;)" office:value-type="float" office:value="3" calcext:value-type="float">
            <text:p>3</text:p>
          </table:table-cell>
          <table:table-cell table:style-name="ce34" table:formula="of:=COUNTIF([.L2:.L32];&quot;D&quot;)" office:value-type="float" office:value="5" calcext:value-type="float">
            <text:p>5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0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34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20" calcext:value-type="float">
            <text:p>2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3" calcext:value-type="float">
            <text:p>3</text:p>
          </table:table-cell>
          <table:table-cell table:style-name="ce34" table:formula="of:=COUNTIF([.D2:.D32];&quot;X&quot;)" office:value-type="float" office:value="2" calcext:value-type="float">
            <text:p>2</text:p>
          </table:table-cell>
          <table:table-cell table:style-name="ce34" table:formula="of:=COUNTIF([.E2:.E32];&quot;X&quot;)" office:value-type="float" office:value="2" calcext:value-type="float">
            <text:p>2</text:p>
          </table:table-cell>
          <table:table-cell table:style-name="ce34" table:formula="of:=COUNTIF([.F2:.F32];&quot;X&quot;)" office:value-type="float" office:value="0" calcext:value-type="float">
            <text:p>0</text:p>
          </table:table-cell>
          <table:table-cell table:style-name="ce34" table:formula="of:=COUNTIF([.G2:.G32];&quot;X&quot;)" office:value-type="float" office:value="1" calcext:value-type="float">
            <text:p>1</text:p>
          </table:table-cell>
          <table:table-cell table:style-name="ce34" table:formula="of:=COUNTIF([.H2:.H32];&quot;X&quot;)" office:value-type="float" office:value="0" calcext:value-type="float">
            <text:p>0</text:p>
          </table:table-cell>
          <table:table-cell table:style-name="ce34" table:formula="of:=COUNTIF([.I2:.I32];&quot;X&quot;)" office:value-type="float" office:value="1" calcext:value-type="float">
            <text:p>1</text:p>
          </table:table-cell>
          <table:table-cell table:style-name="ce34" table:formula="of:=COUNTIF([.J2:.J32];&quot;X&quot;)" office:value-type="float" office:value="3" calcext:value-type="float">
            <text:p>3</text:p>
          </table:table-cell>
          <table:table-cell table:style-name="ce34" table:formula="of:=COUNTIF([.K2:.K32];&quot;X&quot;)" office:value-type="float" office:value="3" calcext:value-type="float">
            <text:p>3</text:p>
          </table:table-cell>
          <table:table-cell table:style-name="ce34" table:formula="of:=COUNTIF([.L2:.L32];&quot;X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N2:.N32];&quot;KOS&quot;)" office:value-type="float" office:value="7" calcext:value-type="float">
            <text:p>7</text:p>
          </table:table-cell>
          <table:table-cell table:style-name="ce34" table:formula="of:=COUNTIF([.N2:.N32];&quot;ŠOŠ&quot;)" office:value-type="float" office:value="5" calcext:value-type="float">
            <text:p>5</text:p>
          </table:table-cell>
          <table:table-cell table:style-name="ce34" table:formula="of:=COUNTIF([.N2:.N32];&quot;PIN&quot;)" office:value-type="float" office:value="9" calcext:value-type="float">
            <text:p>9</text:p>
          </table:table-cell>
          <table:table-cell table:style-name="ce34" table:formula="of:=COUNTIF([.N2:.N32];&quot;KON&quot;)" office:value-type="float" office:value="0" calcext:value-type="float">
            <text:p>0</text:p>
          </table:table-cell>
          <table:table-cell table:style-name="ce34" table:formula="of:=COUNTIF([.N2:.N32];&quot;oro&quot;)" office:value-type="float" office:value="0" calcext:value-type="float">
            <text:p>0</text:p>
          </table:table-cell>
          <table:table-cell table:style-name="ce34" table:formula="of:=COUNTIF([.N2:.N32];&quot;AND&quot;)" office:value-type="float" office:value="1" calcext:value-type="float">
            <text:p>1</text:p>
          </table:table-cell>
          <table:table-cell table:style-name="ce34" table:formula="of:=COUNTIF([.N2:.N32];&quot;ROD&quot;)" office:value-type="float" office:value="3" calcext:value-type="float">
            <text:p>3</text:p>
          </table:table-cell>
          <table:table-cell table:style-name="ce34" table:formula="of:=COUNTIF([.N2:.N32];&quot;DAN&quot;)" office:value-type="float" office:value="2" calcext:value-type="float">
            <text:p>2</text:p>
          </table:table-cell>
          <table:table-cell table:style-name="ce34" table:formula="of:=COUNTIF([.N2:.N32];&quot;MŠŠ&quot;)" office:value-type="float" office:value="2" calcext:value-type="float">
            <text:p>2</text:p>
          </table:table-cell>
          <table:table-cell table:style-name="ce34" table:formula="of:=COUNTIF([.N2:.N32];&quot;ŠT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 calcext:value-type="float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1" calcext:value-type="float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3" calcext:value-type="float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1" table:formula="of:=COUNTIF([.G2:.G32];&quot;51¶&quot;)+COUNTIF([.G2:.G32];&quot;52¶&quot;)+COUNTIF([.G2:.G32];&quot;kvit¶&quot;)" office:value-type="float" office:value="4" calcext:value-type="float">
            <text:p>4</text:p>
          </table:table-cell>
          <table:table-cell table:style-name="ce1" table:formula="of:=COUNTIF([.H2:.H32];&quot;51¶&quot;)+COUNTIF([.H2:.H32];&quot;52¶&quot;)+COUNTIF([.H2:.H32];&quot;kvit¶&quot;)" office:value-type="float" office:value="4" calcext:value-type="float">
            <text:p>4</text:p>
          </table:table-cell>
          <table:table-cell table:style-name="ce1" table:formula="of:=COUNTIF([.I2:.I32];&quot;51¶&quot;)+COUNTIF([.I2:.I32];&quot;52¶&quot;)+COUNTIF([.I2:.I32];&quot;kvit¶&quot;)" office:value-type="float" office:value="3" calcext:value-type="float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2" calcext:value-type="float">
            <text:p>2</text:p>
          </table:table-cell>
          <table:table-cell table:style-name="ce1" table:formula="of:=COUNTIF([.K2:.K32];&quot;51¶&quot;)+COUNTIF([.K2:.K32];&quot;52¶&quot;)+COUNTIF([.K2:.K32];&quot;kvit¶&quot;)" office:value-type="float" office:value="1" calcext:value-type="float">
            <text:p>1</text:p>
          </table:table-cell>
          <table:table-cell table:style-name="ce1" table:formula="of:=COUNTIF([.L2:.L32];&quot;51¶&quot;)+COUNTIF([.L2:.L32];&quot;52¶&quot;)+COUNTIF([.L2:.L32];&quot;kvit¶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1" calcext:value-type="float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1" calcext:value-type="float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1" calcext:value-type="float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1" calcext:value-type="float">
            <text:p>1</text:p>
          </table:table-cell>
          <table:table-cell table:style-name="ce1" table:formula="of:=COUNTIF([.L2:.L32];&quot;U☺&quot;)+COUNTIF([.L2:.L32];&quot;U☻&quot;)+COUNTIF([.L2:.L32];&quot;U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ebruar.B2:februar.B30">
            <calcext:condition calcext:apply-style-name="ConditionalStyle_10" calcext:value="=&quot;sob&quot;" calcext:base-cell-address="februar.B2"/>
            <calcext:condition calcext:apply-style-name="ConditionalStyle_11" calcext:value="=&quot;ned&quot;" calcext:base-cell-address="februar.B2"/>
          </calcext:conditional-format>
          <calcext:conditional-format calcext:target-range-address="februar.O2:februar.V30">
            <calcext:condition calcext:apply-style-name="ConditionalStyle_12" calcext:value="&lt;1" calcext:base-cell-address="februar.O2"/>
            <calcext:condition calcext:apply-style-name="ConditionalStyle_13" calcext:value="&gt;1" calcext:base-cell-address="februar.O2"/>
          </calcext:conditional-format>
          <calcext:conditional-format calcext:target-range-address="februar.W2:februar.W30">
            <calcext:condition calcext:apply-style-name="ConditionalStyle_14" calcext:value="!=0" calcext:base-cell-address="februar.W2"/>
          </calcext:conditional-format>
          <calcext:conditional-format calcext:target-range-address="februar.X2:februar.X30">
            <calcext:condition calcext:apply-style-name="ConditionalStyle_15" calcext:value="=1" calcext:base-cell-address="februar.X2"/>
            <calcext:condition calcext:apply-style-name="ConditionalStyle_16" calcext:value="&gt;1" calcext:base-cell-address="februar.X2"/>
          </calcext:conditional-format>
          <calcext:conditional-format calcext:target-range-address="februar.Y2:februar.Y30">
            <calcext:condition calcext:apply-style-name="ConditionalStyle_17" calcext:value="&lt;2" calcext:base-cell-address="februar.Y2"/>
            <calcext:condition calcext:apply-style-name="ConditionalStyle_18" calcext:value="&gt;2" calcext:base-cell-address="februar.Y2"/>
          </calcext:conditional-format>
        </calcext:conditional-formats>
      </table:table>
      <table:table table:name="marec" table:style-name="ta4">
        <table:table-column table:style-name="co14" table:default-cell-style-name="ce17"/>
        <table:table-column table:style-name="co15" table:default-cell-style-name="ce17"/>
        <table:table-column table:style-name="co16" table:number-columns-repeated="2" table:default-cell-style-name="ce17"/>
        <table:table-column table:style-name="co17" table:default-cell-style-name="ce17"/>
        <table:table-column table:style-name="co18" table:default-cell-style-name="ce17"/>
        <table:table-column table:style-name="co16" table:number-columns-repeated="2" table:default-cell-style-name="ce17"/>
        <table:table-column table:style-name="co19" table:default-cell-style-name="ce17"/>
        <table:table-column table:style-name="co20" table:default-cell-style-name="ce17"/>
        <table:table-column table:style-name="co18" table:default-cell-style-name="ce17"/>
        <table:table-column table:style-name="co16" table:default-cell-style-name="ce17"/>
        <table:table-column table:style-name="co20" table:default-cell-style-name="ce17"/>
        <table:table-column table:style-name="co16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45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54" office:value-type="string" calcext:value-type="string">
            <text:p>☺</text:p>
          </table:table-cell>
          <table:table-cell table:style-name="ce55" table:formula="of:=[$'Vzorci vnosov'.$A$4]" office:value-type="string" office:string-value="51" calcext:value-type="string">
            <text:p>51</text:p>
          </table:table-cell>
          <table:table-cell table:style-name="ce55" table:formula="of:=[$'Vzorci vnosov'.$A$5]" office:value-type="string" office:string-value="52" calcext:value-type="string">
            <text:p>52</text:p>
          </table:table-cell>
          <table:table-cell table:style-name="ce56" table:formula="of:=[$'Vzorci vnosov'.$A$25]" office:value-type="string" office:string-value="51¶" calcext:value-type="string">
            <text:p>51¶</text:p>
          </table:table-cell>
          <table:table-cell table:style-name="ce57" table:formula="of:=[$'Vzorci vnosov'.$A$26]" office:value-type="string" office:string-value="52¶" calcext:value-type="string">
            <text:p>52¶</text:p>
          </table:table-cell>
          <table:table-cell table:style-name="ce58" table:formula="of:=[$'Vzorci vnosov'.$A$8]" office:value-type="string" office:string-value="U" calcext:value-type="string">
            <text:p>U</text:p>
          </table:table-cell>
          <table:table-cell table:style-name="ce55" table:formula="of:=[$'Vzorci vnosov'.$A$6]" office:value-type="string" office:string-value="KVIT" calcext:value-type="string">
            <text:p>KVIT</text:p>
          </table:table-cell>
          <table:table-cell table:style-name="ce59" office:value-type="string" calcext:value-type="string">
            <text:p>Brez</text:p>
          </table:table-cell>
          <table:table-cell table:style-name="ce53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2-03-01" calcext:value-type="date">
            <text:p>1. III. 12</text:p>
          </table:table-cell>
          <table:table-cell table:style-name="ce74" table:formula="of:=TEXT([.A2];&quot;Ddd&quot;)" office:value-type="string" office:string-value="čet" calcext:value-type="string">
            <text:p>čet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ŠOŠ</text:p>
          </table:table-cell>
          <table:table-cell table:style-name="ce80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80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 calcext:value-type="float">
            <text:p>1</text:p>
          </table:table-cell>
          <table:table-cell table:style-name="ce80" table:formula="of:=COUNTIF([.C2:.L2];&quot;51&quot;)+COUNTIF([.C2:.L2];&quot;51$&quot;)+COUNTIF([.C2:.L2];&quot;51☻&quot;)" office:value-type="float" office:value="1" calcext:value-type="float">
            <text:p>1</text:p>
          </table:table-cell>
          <table:table-cell table:style-name="ce80" table:formula="of:=COUNTIF([.C2:.L2];&quot;52&quot;)+COUNTIF([.C2:.L2];&quot;52$&quot;)+COUNTIF([.C2:.L2];&quot;52☻&quot;)" office:value-type="float" office:value="1" calcext:value-type="float">
            <text:p>1</text:p>
          </table:table-cell>
          <table:table-cell table:style-name="ce80" table:formula="of:=COUNTIF([.C2:.L2];&quot;51¶&quot;)" office:value-type="float" office:value="0" calcext:value-type="float">
            <text:p>0</text:p>
          </table:table-cell>
          <table:table-cell table:style-name="ce80" table:formula="of:=COUNTIF([.C2:.L2];&quot;52¶&quot;)" office:value-type="float" office:value="1" calcext:value-type="float">
            <text:p>1</text:p>
          </table:table-cell>
          <table:table-cell table:style-name="ce80" table:formula="of:=COUNTIF([.C2:.L2];&quot;U&quot;)+COUNTIF([.C2:.L2];&quot;U☻&quot;)+COUNTIF([.C2:.L2];&quot;U☺&quot;)" office:value-type="float" office:value="1" calcext:value-type="float">
            <text:p>1</text:p>
          </table:table-cell>
          <table:table-cell table:style-name="ce80" table:formula="of:=COUNTIF([.C2:.L2];&quot;KVIT&quot;)+COUNTIF([.C2:.L2];&quot;KVIT☻&quot;)+COUNTIF([.C2:.L2];&quot;kvit$&quot;)" office:value-type="float" office:value="2" calcext:value-type="float">
            <text:p>2</text:p>
          </table:table-cell>
          <table:table-cell table:style-name="ce81" table:formula="of:=COUNTBLANK([.C2:.L2])" office:value-type="float" office:value="0" calcext:value-type="float">
            <text:p>0</text:p>
          </table:table-cell>
          <table:table-cell table:style-name="ce82" table:formula="of:=COUNTIF([.C2:.L2];&quot;x&quot;)" office:value-type="float" office:value="0" calcext:value-type="float">
            <text:p>0</text:p>
          </table:table-cell>
          <table:table-cell table:style-name="ce83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20" office:value-type="date" office:date-value="2012-03-02" calcext:value-type="date">
            <text:p>2. III. 12</text:p>
          </table:table-cell>
          <table:table-cell table:style-name="ce74" table:formula="of:=TEXT([.A3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6" office:value-type="string" calcext:value-type="string">
            <office:annotation draw:style-name="gr7" draw:text-style-name="P2" svg:width="2.662cm" svg:height="0.933cm" svg:x="13.634cm" svg:y="0.785cm" draw:caption-point-x="-0.2cm" draw:caption-point-y="0.632cm">
              <dc:date>2022-03-21T00:00:00</dc:date>
              <text:p text:style-name="P1">Ne vikenda 23 in 24 marec</text:p>
            </office:annotation>
            <text:p>SKR</text:p>
          </table:table-cell>
          <table:table-cell table:style-name="ce29" office:value-type="string" calcext:value-type="string">
            <text:p>ŠOŠ</text:p>
          </table:table-cell>
          <table:table-cell table:style-name="ce80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80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 calcext:value-type="float">
            <text:p>0</text:p>
          </table:table-cell>
          <table:table-cell table:style-name="ce80" table:formula="of:=COUNTIF([.C3:.L3];&quot;51&quot;)+COUNTIF([.C3:.L3];&quot;51$&quot;)+COUNTIF([.C3:.L3];&quot;51☻&quot;)" office:value-type="float" office:value="1" calcext:value-type="float">
            <text:p>1</text:p>
          </table:table-cell>
          <table:table-cell table:style-name="ce80" table:formula="of:=COUNTIF([.C3:.L3];&quot;52&quot;)+COUNTIF([.C3:.L3];&quot;52$&quot;)+COUNTIF([.C3:.L3];&quot;52☻&quot;)" office:value-type="float" office:value="1" calcext:value-type="float">
            <text:p>1</text:p>
          </table:table-cell>
          <table:table-cell table:style-name="ce80" table:formula="of:=COUNTIF([.C3:.L3];&quot;51¶&quot;)" office:value-type="float" office:value="0" calcext:value-type="float">
            <text:p>0</text:p>
          </table:table-cell>
          <table:table-cell table:style-name="ce80" table:formula="of:=COUNTIF([.C3:.L3];&quot;52¶&quot;)" office:value-type="float" office:value="1" calcext:value-type="float">
            <text:p>1</text:p>
          </table:table-cell>
          <table:table-cell table:style-name="ce80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80" table:formula="of:=COUNTIF([.C3:.L3];&quot;KVIT&quot;)+COUNTIF([.C3:.L3];&quot;KVIT☻&quot;)+COUNTIF([.C3:.L3];&quot;kvit$&quot;)" office:value-type="float" office:value="1" calcext:value-type="float">
            <text:p>1</text:p>
          </table:table-cell>
          <table:table-cell table:style-name="ce81" table:formula="of:=COUNTBLANK([.C3:.L3])" office:value-type="float" office:value="0" calcext:value-type="float">
            <text:p>0</text:p>
          </table:table-cell>
          <table:table-cell table:style-name="ce82" table:formula="of:=COUNTIF([.C3:.L3];&quot;x&quot;)" office:value-type="float" office:value="1" calcext:value-type="float">
            <text:p>1</text:p>
          </table:table-cell>
          <table:table-cell table:style-name="ce83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3-03" calcext:value-type="date">
            <text:p>3. III. 12</text:p>
          </table:table-cell>
          <table:table-cell table:style-name="ce75" table:formula="of:=TEXT([.A4];&quot;Ddd&quot;)" office:value-type="string" office:string-value="sob" calcext:value-type="string">
            <text:p>sob</text:p>
          </table:table-cell>
          <table:table-cell table:style-name="ce41">
            <office:annotation draw:style-name="gr9" draw:text-style-name="P2" svg:width="2.731cm" svg:height="1.434cm" svg:x="4.104cm" svg:y="0.891cm" draw:caption-point-x="-0.222cm" draw:caption-point-y="1.23cm">
              <dc:date>2022-03-21T00:00:00</dc:date>
              <text:p text:style-name="P1"><text:s/>Artros:2,3,9 in 16,23,28,in 30</text:p>
            </office:annotation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 table:number-columns-repeated="2"/>
          <table:table-cell table:style-name="ce76"/>
          <table:table-cell table:style-name="ce42"/>
          <table:table-cell table:style-name="ce31"/>
          <table:table-cell table:style-name="ce42"/>
          <table:table-cell table:style-name="ce41" table:number-columns-repeated="2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ŠTU</text:p>
          </table:table-cell>
          <table:table-cell table:style-name="ce80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80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 calcext:value-type="float">
            <text:p>0</text:p>
          </table:table-cell>
          <table:table-cell table:style-name="ce80" table:formula="of:=COUNTIF([.C4:.L4];&quot;51&quot;)+COUNTIF([.C4:.L4];&quot;51$&quot;)+COUNTIF([.C4:.L4];&quot;51☻&quot;)" office:value-type="float" office:value="0" calcext:value-type="float">
            <text:p>0</text:p>
          </table:table-cell>
          <table:table-cell table:style-name="ce80" table:formula="of:=COUNTIF([.C4:.L4];&quot;52&quot;)+COUNTIF([.C4:.L4];&quot;52$&quot;)+COUNTIF([.C4:.L4];&quot;52☻&quot;)" office:value-type="float" office:value="0" calcext:value-type="float">
            <text:p>0</text:p>
          </table:table-cell>
          <table:table-cell table:style-name="ce80" table:formula="of:=COUNTIF([.C4:.L4];&quot;51¶&quot;)" office:value-type="float" office:value="0" calcext:value-type="float">
            <text:p>0</text:p>
          </table:table-cell>
          <table:table-cell table:style-name="ce80" table:formula="of:=COUNTIF([.C4:.L4];&quot;52¶&quot;)" office:value-type="float" office:value="0" calcext:value-type="float">
            <text:p>0</text:p>
          </table:table-cell>
          <table:table-cell table:style-name="ce80" table:formula="of:=COUNTIF([.C4:.L4];&quot;U&quot;)+COUNTIF([.C4:.L4];&quot;U☻&quot;)+COUNTIF([.C4:.L4];&quot;U☺&quot;)" office:value-type="float" office:value="0" calcext:value-type="float">
            <text:p>0</text:p>
          </table:table-cell>
          <table:table-cell table:style-name="ce80" table:formula="of:=COUNTIF([.C4:.L4];&quot;KVIT&quot;)+COUNTIF([.C4:.L4];&quot;KVIT☻&quot;)+COUNTIF([.C4:.L4];&quot;kvit$&quot;)" office:value-type="float" office:value="0" calcext:value-type="float">
            <text:p>0</text:p>
          </table:table-cell>
          <table:table-cell table:style-name="ce81" table:formula="of:=COUNTBLANK([.C4:.L4])" office:value-type="float" office:value="9" calcext:value-type="float">
            <text:p>9</text:p>
          </table:table-cell>
          <table:table-cell table:style-name="ce82" table:formula="of:=COUNTIF([.C4:.L4];&quot;x&quot;)" office:value-type="float" office:value="0" calcext:value-type="float">
            <text:p>0</text:p>
          </table:table-cell>
          <table:table-cell table:style-name="ce83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0" calcext:value-type="float">
            <text:p>0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3-04" calcext:value-type="date">
            <text:p>4. III. 12</text:p>
          </table:table-cell>
          <table:table-cell table:style-name="ce75" table:formula="of:=TEXT([.A5];&quot;Ddd&quot;)" office:value-type="string" office:string-value="ned" calcext:value-type="string">
            <text:p>ned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/>
          <table:table-cell table:style-name="ce42"/>
          <table:table-cell table:style-name="ce40"/>
          <table:table-cell table:style-name="ce31"/>
          <table:table-cell table:style-name="ce41"/>
          <table:table-cell table:style-name="ce31"/>
          <table:table-cell table:style-name="ce41"/>
          <table:table-cell table:style-name="ce77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ŠTU</text:p>
          </table:table-cell>
          <table:table-cell table:style-name="ce80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80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 calcext:value-type="float">
            <text:p>0</text:p>
          </table:table-cell>
          <table:table-cell table:style-name="ce80" table:formula="of:=COUNTIF([.C5:.L5];&quot;51&quot;)+COUNTIF([.C5:.L5];&quot;51$&quot;)+COUNTIF([.C5:.L5];&quot;51☻&quot;)" office:value-type="float" office:value="0" calcext:value-type="float">
            <text:p>0</text:p>
          </table:table-cell>
          <table:table-cell table:style-name="ce80" table:formula="of:=COUNTIF([.C5:.L5];&quot;52&quot;)+COUNTIF([.C5:.L5];&quot;52$&quot;)+COUNTIF([.C5:.L5];&quot;52☻&quot;)" office:value-type="float" office:value="0" calcext:value-type="float">
            <text:p>0</text:p>
          </table:table-cell>
          <table:table-cell table:style-name="ce80" table:formula="of:=COUNTIF([.C5:.L5];&quot;51¶&quot;)" office:value-type="float" office:value="0" calcext:value-type="float">
            <text:p>0</text:p>
          </table:table-cell>
          <table:table-cell table:style-name="ce80" table:formula="of:=COUNTIF([.C5:.L5];&quot;52¶&quot;)" office:value-type="float" office:value="0" calcext:value-type="float">
            <text:p>0</text:p>
          </table:table-cell>
          <table:table-cell table:style-name="ce80" table:formula="of:=COUNTIF([.C5:.L5];&quot;U&quot;)+COUNTIF([.C5:.L5];&quot;U☻&quot;)+COUNTIF([.C5:.L5];&quot;U☺&quot;)" office:value-type="float" office:value="0" calcext:value-type="float">
            <text:p>0</text:p>
          </table:table-cell>
          <table:table-cell table:style-name="ce80" table:formula="of:=COUNTIF([.C5:.L5];&quot;KVIT&quot;)+COUNTIF([.C5:.L5];&quot;KVIT☻&quot;)+COUNTIF([.C5:.L5];&quot;kvit$&quot;)" office:value-type="float" office:value="0" calcext:value-type="float">
            <text:p>0</text:p>
          </table:table-cell>
          <table:table-cell table:style-name="ce81" table:formula="of:=COUNTBLANK([.C5:.L5])" office:value-type="float" office:value="9" calcext:value-type="float">
            <text:p>9</text:p>
          </table:table-cell>
          <table:table-cell table:style-name="ce82" table:formula="of:=COUNTIF([.C5:.L5];&quot;x&quot;)" office:value-type="float" office:value="0" calcext:value-type="float">
            <text:p>0</text:p>
          </table:table-cell>
          <table:table-cell table:style-name="ce83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0" calcext:value-type="float">
            <text:p>0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3-05" calcext:value-type="date">
            <text:p>5. III. 12</text:p>
          </table:table-cell>
          <table:table-cell table:style-name="ce74" table:formula="of:=TEXT([.A6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78" office:value-type="string" calcext:value-type="string">
            <office:annotation draw:style-name="gr10" draw:text-style-name="P2" svg:width="5.348cm" svg:height="6.228cm" svg:x="13.634cm" svg:y="1.627cm" draw:caption-point-x="-0.2cm" draw:caption-point-y="1.901cm">
              <dc:date>2022-03-21T00:00:00</dc:date>
              <text:p text:style-name="P1">Marca in aprila sem na dopustu</text:p>
              <text:p text:style-name="P1"/>
              <text:p text:style-name="P1"><text:s/>od 22.03 - 09.04. <text:s text:c="3"/>in od <text:s text:c="2"/>16.04. - <text:s/>20.04.</text:p>
              <text:p text:style-name="P1"/>
              <text:p text:style-name="P1">Mislim da drugega dopusta do konca junija nimam.</text:p>
              <text:p text:style-name="P1"/>
              <text:p text:style-name="P1">Za poleti bi bil na dopustu julija, od 02.07. - 24.07.</text:p>
              <text:p text:style-name="P1"/>
              <text:p text:style-name="P1">Za dežurstva marec, bi najraje bil prost za vikende, torke in četrtke. Torki in četrtki enako mi ne ustrezajo za popoldanske.</text:p>
            </office:annotation>
            <text:p>MIO</text:p>
          </table:table-cell>
          <table:table-cell table:style-name="ce29" office:value-type="string" calcext:value-type="string">
            <text:p>ŠTU</text:p>
          </table:table-cell>
          <table:table-cell table:style-name="ce80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80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 calcext:value-type="float">
            <text:p>0</text:p>
          </table:table-cell>
          <table:table-cell table:style-name="ce80" table:formula="of:=COUNTIF([.C6:.L6];&quot;51&quot;)+COUNTIF([.C6:.L6];&quot;51$&quot;)+COUNTIF([.C6:.L6];&quot;51☻&quot;)" office:value-type="float" office:value="1" calcext:value-type="float">
            <text:p>1</text:p>
          </table:table-cell>
          <table:table-cell table:style-name="ce80" table:formula="of:=COUNTIF([.C6:.L6];&quot;52&quot;)+COUNTIF([.C6:.L6];&quot;52$&quot;)+COUNTIF([.C6:.L6];&quot;52☻&quot;)" office:value-type="float" office:value="1" calcext:value-type="float">
            <text:p>1</text:p>
          </table:table-cell>
          <table:table-cell table:style-name="ce80" table:formula="of:=COUNTIF([.C6:.L6];&quot;51¶&quot;)" office:value-type="float" office:value="1" calcext:value-type="float">
            <text:p>1</text:p>
          </table:table-cell>
          <table:table-cell table:style-name="ce80" table:formula="of:=COUNTIF([.C6:.L6];&quot;52¶&quot;)" office:value-type="float" office:value="0" calcext:value-type="float">
            <text:p>0</text:p>
          </table:table-cell>
          <table:table-cell table:style-name="ce80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80" table:formula="of:=COUNTIF([.C6:.L6];&quot;KVIT&quot;)+COUNTIF([.C6:.L6];&quot;KVIT☻&quot;)+COUNTIF([.C6:.L6];&quot;kvit$&quot;)" office:value-type="float" office:value="2" calcext:value-type="float">
            <text:p>2</text:p>
          </table:table-cell>
          <table:table-cell table:style-name="ce81" table:formula="of:=COUNTBLANK([.C6:.L6])" office:value-type="float" office:value="0" calcext:value-type="float">
            <text:p>0</text:p>
          </table:table-cell>
          <table:table-cell table:style-name="ce82" table:formula="of:=COUNTIF([.C6:.L6];&quot;x&quot;)" office:value-type="float" office:value="1" calcext:value-type="float">
            <text:p>1</text:p>
          </table:table-cell>
          <table:table-cell table:style-name="ce83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/>
          <table:table-cell table:style-name="ce36"/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2-03-06" calcext:value-type="date">
            <text:p>6. III. 12</text:p>
          </table:table-cell>
          <table:table-cell table:style-name="ce74" table:formula="of:=TEXT([.A7];&quot;Ddd&quot;)" office:value-type="string" office:string-value="tor" calcext:value-type="string">
            <text:p>tor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5" office:value-type="string" calcext:value-type="string">
            <text:p>MF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ŠOŠ</text:p>
          </table:table-cell>
          <table:table-cell table:style-name="ce80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80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 calcext:value-type="float">
            <text:p>0</text:p>
          </table:table-cell>
          <table:table-cell table:style-name="ce80" table:formula="of:=COUNTIF([.C7:.L7];&quot;51&quot;)+COUNTIF([.C7:.L7];&quot;51$&quot;)+COUNTIF([.C7:.L7];&quot;51☻&quot;)" office:value-type="float" office:value="1" calcext:value-type="float">
            <text:p>1</text:p>
          </table:table-cell>
          <table:table-cell table:style-name="ce80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80" table:formula="of:=COUNTIF([.C7:.L7];&quot;51¶&quot;)" office:value-type="float" office:value="1" calcext:value-type="float">
            <text:p>1</text:p>
          </table:table-cell>
          <table:table-cell table:style-name="ce80" table:formula="of:=COUNTIF([.C7:.L7];&quot;52¶&quot;)" office:value-type="float" office:value="0" calcext:value-type="float">
            <text:p>0</text:p>
          </table:table-cell>
          <table:table-cell table:style-name="ce80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80" table:formula="of:=COUNTIF([.C7:.L7];&quot;KVIT&quot;)+COUNTIF([.C7:.L7];&quot;KVIT☻&quot;)+COUNTIF([.C7:.L7];&quot;kvit$&quot;)" office:value-type="float" office:value="2" calcext:value-type="float">
            <text:p>2</text:p>
          </table:table-cell>
          <table:table-cell table:style-name="ce81" table:formula="of:=COUNTBLANK([.C7:.L7])" office:value-type="float" office:value="0" calcext:value-type="float">
            <text:p>0</text:p>
          </table:table-cell>
          <table:table-cell table:style-name="ce82" table:formula="of:=COUNTIF([.C7:.L7];&quot;x&quot;)" office:value-type="float" office:value="0" calcext:value-type="float">
            <text:p>0</text:p>
          </table:table-cell>
          <table:table-cell table:style-name="ce83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3-07" calcext:value-type="date">
            <text:p>7. III. 12</text:p>
          </table:table-cell>
          <table:table-cell table:style-name="ce74" table:formula="of:=TEXT([.A8];&quot;Ddd&quot;)" office:value-type="string" office:string-value="sre" calcext:value-type="string">
            <text:p>sre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office:annotation draw:style-name="gr5" draw:text-style-name="P2" svg:width="2.731cm" svg:height="0.687cm" svg:x="5.039cm" svg:y="3.035cm" draw:caption-point-x="-0.222cm" draw:caption-point-y="1.901cm">
              <dc:date>2022-03-21T00:00:00</dc:date>
              <text:p text:style-name="P1">Vaje 13.30</text:p>
            </office:annotation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9" office:value-type="string" calcext:value-type="string">
            <text:p>K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78" office:value-type="string" calcext:value-type="string">
            <text:p>RAV</text:p>
          </table:table-cell>
          <table:table-cell table:style-name="ce29" office:value-type="string" calcext:value-type="string">
            <text:p>DAN</text:p>
          </table:table-cell>
          <table:table-cell table:style-name="ce80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80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 calcext:value-type="float">
            <text:p>0</text:p>
          </table:table-cell>
          <table:table-cell table:style-name="ce80" table:formula="of:=COUNTIF([.C8:.L8];&quot;51&quot;)+COUNTIF([.C8:.L8];&quot;51$&quot;)+COUNTIF([.C8:.L8];&quot;51☻&quot;)" office:value-type="float" office:value="1" calcext:value-type="float">
            <text:p>1</text:p>
          </table:table-cell>
          <table:table-cell table:style-name="ce80" table:formula="of:=COUNTIF([.C8:.L8];&quot;52&quot;)+COUNTIF([.C8:.L8];&quot;52$&quot;)+COUNTIF([.C8:.L8];&quot;52☻&quot;)" office:value-type="float" office:value="0" calcext:value-type="float">
            <text:p>0</text:p>
          </table:table-cell>
          <table:table-cell table:style-name="ce80" table:formula="of:=COUNTIF([.C8:.L8];&quot;51¶&quot;)" office:value-type="float" office:value="1" calcext:value-type="float">
            <text:p>1</text:p>
          </table:table-cell>
          <table:table-cell table:style-name="ce80" table:formula="of:=COUNTIF([.C8:.L8];&quot;52¶&quot;)" office:value-type="float" office:value="0" calcext:value-type="float">
            <text:p>0</text:p>
          </table:table-cell>
          <table:table-cell table:style-name="ce80" table:formula="of:=COUNTIF([.C8:.L8];&quot;U&quot;)+COUNTIF([.C8:.L8];&quot;U☻&quot;)+COUNTIF([.C8:.L8];&quot;U☺&quot;)" office:value-type="float" office:value="0" calcext:value-type="float">
            <text:p>0</text:p>
          </table:table-cell>
          <table:table-cell table:style-name="ce80" table:formula="of:=COUNTIF([.C8:.L8];&quot;KVIT&quot;)+COUNTIF([.C8:.L8];&quot;KVIT☻&quot;)+COUNTIF([.C8:.L8];&quot;kvit$&quot;)" office:value-type="float" office:value="2" calcext:value-type="float">
            <text:p>2</text:p>
          </table:table-cell>
          <table:table-cell table:style-name="ce81" table:formula="of:=COUNTBLANK([.C8:.L8])" office:value-type="float" office:value="0" calcext:value-type="float">
            <text:p>0</text:p>
          </table:table-cell>
          <table:table-cell table:style-name="ce82" table:formula="of:=COUNTIF([.C8:.L8];&quot;x&quot;)" office:value-type="float" office:value="1" calcext:value-type="float">
            <text:p>1</text:p>
          </table:table-cell>
          <table:table-cell table:style-name="ce83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1" calcext:value-type="float">
            <text:p>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"/>
          <table:table-cell table:style-name="ce84" office:value-type="string" calcext:value-type="string">
            <text:p>MIO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3-08" calcext:value-type="date">
            <text:p>8. III. 12</text:p>
          </table:table-cell>
          <table:table-cell table:style-name="ce74" table:formula="of:=TEXT([.A9];&quot;Ddd&quot;)" office:value-type="string" office:string-value="čet" calcext:value-type="string">
            <text:p>č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80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80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 calcext:value-type="float">
            <text:p>1</text:p>
          </table:table-cell>
          <table:table-cell table:style-name="ce80" table:formula="of:=COUNTIF([.C9:.L9];&quot;51&quot;)+COUNTIF([.C9:.L9];&quot;51$&quot;)+COUNTIF([.C9:.L9];&quot;51☻&quot;)" office:value-type="float" office:value="1" calcext:value-type="float">
            <text:p>1</text:p>
          </table:table-cell>
          <table:table-cell table:style-name="ce80" table:formula="of:=COUNTIF([.C9:.L9];&quot;52&quot;)+COUNTIF([.C9:.L9];&quot;52$&quot;)+COUNTIF([.C9:.L9];&quot;52☻&quot;)" office:value-type="float" office:value="0" calcext:value-type="float">
            <text:p>0</text:p>
          </table:table-cell>
          <table:table-cell table:style-name="ce80" table:formula="of:=COUNTIF([.C9:.L9];&quot;51¶&quot;)" office:value-type="float" office:value="1" calcext:value-type="float">
            <text:p>1</text:p>
          </table:table-cell>
          <table:table-cell table:style-name="ce80" table:formula="of:=COUNTIF([.C9:.L9];&quot;52¶&quot;)" office:value-type="float" office:value="0" calcext:value-type="float">
            <text:p>0</text:p>
          </table:table-cell>
          <table:table-cell table:style-name="ce80" table:formula="of:=COUNTIF([.C9:.L9];&quot;U&quot;)+COUNTIF([.C9:.L9];&quot;U☻&quot;)+COUNTIF([.C9:.L9];&quot;U☺&quot;)" office:value-type="float" office:value="0" calcext:value-type="float">
            <text:p>0</text:p>
          </table:table-cell>
          <table:table-cell table:style-name="ce80" table:formula="of:=COUNTIF([.C9:.L9];&quot;KVIT&quot;)+COUNTIF([.C9:.L9];&quot;KVIT☻&quot;)+COUNTIF([.C9:.L9];&quot;kvit$&quot;)" office:value-type="float" office:value="2" calcext:value-type="float">
            <text:p>2</text:p>
          </table:table-cell>
          <table:table-cell table:style-name="ce81" table:formula="of:=COUNTBLANK([.C9:.L9])" office:value-type="float" office:value="0" calcext:value-type="float">
            <text:p>0</text:p>
          </table:table-cell>
          <table:table-cell table:style-name="ce82" table:formula="of:=COUNTIF([.C9:.L9];&quot;x&quot;)" office:value-type="float" office:value="0" calcext:value-type="float">
            <text:p>0</text:p>
          </table:table-cell>
          <table:table-cell table:style-name="ce83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1" calcext:value-type="float">
            <text:p>1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/>
          <table:table-cell table:style-name="ce78" office:value-type="string" calcext:value-type="string">
            <text:p>MIR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2-03-09" calcext:value-type="date">
            <text:p>9. III. 12</text:p>
          </table:table-cell>
          <table:table-cell table:style-name="ce74" table:formula="of:=TEXT([.A10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78" office:value-type="string" calcext:value-type="string">
            <text:p>RAV</text:p>
          </table:table-cell>
          <table:table-cell table:style-name="ce29" office:value-type="string" calcext:value-type="string">
            <text:p>AND</text:p>
          </table:table-cell>
          <table:table-cell table:style-name="ce80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80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 calcext:value-type="float">
            <text:p>0</text:p>
          </table:table-cell>
          <table:table-cell table:style-name="ce80" table:formula="of:=COUNTIF([.C10:.L10];&quot;51&quot;)+COUNTIF([.C10:.L10];&quot;51$&quot;)+COUNTIF([.C10:.L10];&quot;51☻&quot;)" office:value-type="float" office:value="1" calcext:value-type="float">
            <text:p>1</text:p>
          </table:table-cell>
          <table:table-cell table:style-name="ce80" table:formula="of:=COUNTIF([.C10:.L10];&quot;52&quot;)+COUNTIF([.C10:.L10];&quot;52$&quot;)+COUNTIF([.C10:.L10];&quot;52☻&quot;)" office:value-type="float" office:value="1" calcext:value-type="float">
            <text:p>1</text:p>
          </table:table-cell>
          <table:table-cell table:style-name="ce80" table:formula="of:=COUNTIF([.C10:.L10];&quot;51¶&quot;)" office:value-type="float" office:value="0" calcext:value-type="float">
            <text:p>0</text:p>
          </table:table-cell>
          <table:table-cell table:style-name="ce80" table:formula="of:=COUNTIF([.C10:.L10];&quot;52¶&quot;)" office:value-type="float" office:value="0" calcext:value-type="float">
            <text:p>0</text:p>
          </table:table-cell>
          <table:table-cell table:style-name="ce80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80" table:formula="of:=COUNTIF([.C10:.L10];&quot;KVIT&quot;)+COUNTIF([.C10:.L10];&quot;KVIT☻&quot;)+COUNTIF([.C10:.L10];&quot;kvit$&quot;)" office:value-type="float" office:value="2" calcext:value-type="float">
            <text:p>2</text:p>
          </table:table-cell>
          <table:table-cell table:style-name="ce81" table:formula="of:=COUNTBLANK([.C10:.L10])" office:value-type="float" office:value="0" calcext:value-type="float">
            <text:p>0</text:p>
          </table:table-cell>
          <table:table-cell table:style-name="ce82" table:formula="of:=COUNTIF([.C10:.L10];&quot;x&quot;)" office:value-type="float" office:value="1" calcext:value-type="float">
            <text:p>1</text:p>
          </table:table-cell>
          <table:table-cell table:style-name="ce83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3-10" calcext:value-type="date">
            <text:p>10. III. 12</text:p>
          </table:table-cell>
          <table:table-cell table:style-name="ce75" table:formula="of:=TEXT([.A11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 table:number-columns-repeated="3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4"/>
          <table:table-cell table:style-name="ce31"/>
          <table:table-cell table:style-name="ce41" table:number-columns-repeated="2"/>
          <table:table-cell table:style-name="ce42">
            <office:annotation draw:style-name="gr11" draw:text-style-name="P2" svg:width="2.581cm" svg:height="4.837cm" svg:x="12.685cm" svg:y="5.146cm" draw:caption-point-x="-0.211cm" draw:caption-point-y="1.901cm">
              <dc:date>2022-03-21T00:00:00</dc:date>
              <text:p text:style-name="P1">Prost vikend 10./11.3., pa v petek 9.3. <text:s/>ce gre dopoldan</text:p>
              <text:p text:style-name="P1">X ali LD 13.3.</text:p>
              <text:p text:style-name="P1">Bruselj bo izgleda 17.-22.3.-SO?</text:p>
              <text:p text:style-name="P1">Prost vikend 24./25.3.</text:p>
              <text:p text:style-name="P1">LD 30.3-1.4.</text:p>
            </office:annotation>
          </table:table-cell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AND</text:p>
          </table:table-cell>
          <table:table-cell table:style-name="ce80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80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 calcext:value-type="float">
            <text:p>1</text:p>
          </table:table-cell>
          <table:table-cell table:style-name="ce80" table:formula="of:=COUNTIF([.C11:.L11];&quot;51&quot;)+COUNTIF([.C11:.L11];&quot;51$&quot;)+COUNTIF([.C11:.L11];&quot;51☻&quot;)" office:value-type="float" office:value="0" calcext:value-type="float">
            <text:p>0</text:p>
          </table:table-cell>
          <table:table-cell table:style-name="ce80" table:formula="of:=COUNTIF([.C11:.L11];&quot;52&quot;)+COUNTIF([.C11:.L11];&quot;52$&quot;)+COUNTIF([.C11:.L11];&quot;52☻&quot;)" office:value-type="float" office:value="0" calcext:value-type="float">
            <text:p>0</text:p>
          </table:table-cell>
          <table:table-cell table:style-name="ce80" table:formula="of:=COUNTIF([.C11:.L11];&quot;51¶&quot;)" office:value-type="float" office:value="0" calcext:value-type="float">
            <text:p>0</text:p>
          </table:table-cell>
          <table:table-cell table:style-name="ce80" table:formula="of:=COUNTIF([.C11:.L11];&quot;52¶&quot;)" office:value-type="float" office:value="0" calcext:value-type="float">
            <text:p>0</text:p>
          </table:table-cell>
          <table:table-cell table:style-name="ce80" table:formula="of:=COUNTIF([.C11:.L11];&quot;U&quot;)+COUNTIF([.C11:.L11];&quot;U☻&quot;)+COUNTIF([.C11:.L11];&quot;U☺&quot;)" office:value-type="float" office:value="0" calcext:value-type="float">
            <text:p>0</text:p>
          </table:table-cell>
          <table:table-cell table:style-name="ce80" table:formula="of:=COUNTIF([.C11:.L11];&quot;KVIT&quot;)+COUNTIF([.C11:.L11];&quot;KVIT☻&quot;)+COUNTIF([.C11:.L11];&quot;kvit$&quot;)" office:value-type="float" office:value="0" calcext:value-type="float">
            <text:p>0</text:p>
          </table:table-cell>
          <table:table-cell table:style-name="ce81" table:formula="of:=COUNTBLANK([.C11:.L11])" office:value-type="float" office:value="8" calcext:value-type="float">
            <text:p>8</text:p>
          </table:table-cell>
          <table:table-cell table:style-name="ce82" table:formula="of:=COUNTIF([.C11:.L11];&quot;x&quot;)" office:value-type="float" office:value="0" calcext:value-type="float">
            <text:p>0</text:p>
          </table:table-cell>
          <table:table-cell table:style-name="ce83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0" calcext:value-type="float">
            <text:p>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/>
          <table:table-cell table:style-name="ce78" office:value-type="string" calcext:value-type="string">
            <text:p>RAV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19" office:value-type="date" office:date-value="2012-03-11" calcext:value-type="date">
            <text:p>11. III. 12</text:p>
          </table:table-cell>
          <table:table-cell table:style-name="ce75" table:formula="of:=TEXT([.A12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 table:number-columns-repeated="3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1"/>
          <table:table-cell table:style-name="ce31"/>
          <table:table-cell table:style-name="ce42"/>
          <table:table-cell table:style-name="ce31"/>
          <table:table-cell table:style-name="ce42">
            <office:annotation draw:style-name="gr12" draw:text-style-name="P2" svg:width="2.581cm" svg:height="4.836cm" svg:x="12.685cm" svg:y="5.85cm" draw:caption-point-x="-0.211cm" draw:caption-point-y="1.901cm">
              <dc:date>2022-03-21T00:00:00</dc:date>
              <text:p text:style-name="P1">Prost vikend 10./11.3., pa v petek 9.3. <text:s/>ce gre dopoldan</text:p>
              <text:p text:style-name="P1">X ali LD 13.3.</text:p>
              <text:p text:style-name="P1">Bruselj bo izgleda 17.-22.3.-SO?</text:p>
              <text:p text:style-name="P1">Prost vikend 24./25.3.</text:p>
              <text:p text:style-name="P1">LD 30.3-1.4.</text:p>
            </office:annotation>
          </table:table-cell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AND</text:p>
          </table:table-cell>
          <table:table-cell table:style-name="ce80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80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 calcext:value-type="float">
            <text:p>1</text:p>
          </table:table-cell>
          <table:table-cell table:style-name="ce80" table:formula="of:=COUNTIF([.C12:.L12];&quot;51&quot;)+COUNTIF([.C12:.L12];&quot;51$&quot;)+COUNTIF([.C12:.L12];&quot;51☻&quot;)" office:value-type="float" office:value="0" calcext:value-type="float">
            <text:p>0</text:p>
          </table:table-cell>
          <table:table-cell table:style-name="ce80" table:formula="of:=COUNTIF([.C12:.L12];&quot;52&quot;)+COUNTIF([.C12:.L12];&quot;52$&quot;)+COUNTIF([.C12:.L12];&quot;52☻&quot;)" office:value-type="float" office:value="0" calcext:value-type="float">
            <text:p>0</text:p>
          </table:table-cell>
          <table:table-cell table:style-name="ce80" table:formula="of:=COUNTIF([.C12:.L12];&quot;51¶&quot;)" office:value-type="float" office:value="0" calcext:value-type="float">
            <text:p>0</text:p>
          </table:table-cell>
          <table:table-cell table:style-name="ce80" table:formula="of:=COUNTIF([.C12:.L12];&quot;52¶&quot;)" office:value-type="float" office:value="0" calcext:value-type="float">
            <text:p>0</text:p>
          </table:table-cell>
          <table:table-cell table:style-name="ce80" table:formula="of:=COUNTIF([.C12:.L12];&quot;U&quot;)+COUNTIF([.C12:.L12];&quot;U☻&quot;)+COUNTIF([.C12:.L12];&quot;U☺&quot;)" office:value-type="float" office:value="0" calcext:value-type="float">
            <text:p>0</text:p>
          </table:table-cell>
          <table:table-cell table:style-name="ce80" table:formula="of:=COUNTIF([.C12:.L12];&quot;KVIT&quot;)+COUNTIF([.C12:.L12];&quot;KVIT☻&quot;)+COUNTIF([.C12:.L12];&quot;kvit$&quot;)" office:value-type="float" office:value="0" calcext:value-type="float">
            <text:p>0</text:p>
          </table:table-cell>
          <table:table-cell table:style-name="ce81" table:formula="of:=COUNTBLANK([.C12:.L12])" office:value-type="float" office:value="8" calcext:value-type="float">
            <text:p>8</text:p>
          </table:table-cell>
          <table:table-cell table:style-name="ce82" table:formula="of:=COUNTIF([.C12:.L12];&quot;x&quot;)" office:value-type="float" office:value="0" calcext:value-type="float">
            <text:p>0</text:p>
          </table:table-cell>
          <table:table-cell table:style-name="ce83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0" calcext:value-type="float">
            <text:p>0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3"/>
          <table:table-cell table:style-name="ce43"/>
          <table:table-cell table:style-name="ce16" table:number-columns-repeated="227"/>
          <table:table-cell table:number-columns-repeated="767"/>
        </table:table-row>
        <table:table-row table:style-name="ro6">
          <table:table-cell table:style-name="ce20" office:value-type="date" office:date-value="2012-03-12" calcext:value-type="date">
            <text:p>12. III. 12</text:p>
          </table:table-cell>
          <table:table-cell table:style-name="ce74" table:formula="of:=TEXT([.A13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8" office:value-type="string" calcext:value-type="string">
            <office:annotation draw:style-name="gr13" draw:text-style-name="P2" svg:width="5.348cm" svg:height="6.228cm" svg:x="13.634cm" svg:y="6.543cm" draw:caption-point-x="-0.2cm" draw:caption-point-y="1.912cm">
              <dc:date>2022-03-21T00:00:00</dc:date>
              <text:p text:style-name="P1">Marca in aprila sem na dopustu</text:p>
              <text:p text:style-name="P1"/>
              <text:p text:style-name="P1"><text:s/>od 22.03 - 09.04. <text:s text:c="3"/>in od <text:s text:c="2"/>16.04. - <text:s/>20.04.</text:p>
              <text:p text:style-name="P1"/>
              <text:p text:style-name="P1">Mislim da drugega dopusta do konca junija nimam.</text:p>
              <text:p text:style-name="P1"/>
              <text:p text:style-name="P1">Za poleti bi bil na dopustu julija, od 02.07. - 24.07.</text:p>
              <text:p text:style-name="P1"/>
              <text:p text:style-name="P1">Za dežurstva marec, bi najraje bil prost za vikende, torke in četrtke. Torki in četrtki enako mi ne ustrezajo za popoldanske.</text:p>
            </office:annotation>
            <text:p>MIO</text:p>
          </table:table-cell>
          <table:table-cell table:style-name="ce29" office:value-type="string" calcext:value-type="string">
            <text:p>AND</text:p>
          </table:table-cell>
          <table:table-cell table:style-name="ce80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80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 calcext:value-type="float">
            <text:p>0</text:p>
          </table:table-cell>
          <table:table-cell table:style-name="ce80" table:formula="of:=COUNTIF([.C13:.L13];&quot;51&quot;)+COUNTIF([.C13:.L13];&quot;51$&quot;)+COUNTIF([.C13:.L13];&quot;51☻&quot;)" office:value-type="float" office:value="1" calcext:value-type="float">
            <text:p>1</text:p>
          </table:table-cell>
          <table:table-cell table:style-name="ce80" table:formula="of:=COUNTIF([.C13:.L13];&quot;52&quot;)+COUNTIF([.C13:.L13];&quot;52$&quot;)+COUNTIF([.C13:.L13];&quot;52☻&quot;)" office:value-type="float" office:value="1" calcext:value-type="float">
            <text:p>1</text:p>
          </table:table-cell>
          <table:table-cell table:style-name="ce80" table:formula="of:=COUNTIF([.C13:.L13];&quot;51¶&quot;)" office:value-type="float" office:value="0" calcext:value-type="float">
            <text:p>0</text:p>
          </table:table-cell>
          <table:table-cell table:style-name="ce80" table:formula="of:=COUNTIF([.C13:.L13];&quot;52¶&quot;)" office:value-type="float" office:value="1" calcext:value-type="float">
            <text:p>1</text:p>
          </table:table-cell>
          <table:table-cell table:style-name="ce80" table:formula="of:=COUNTIF([.C13:.L13];&quot;U&quot;)+COUNTIF([.C13:.L13];&quot;U☻&quot;)+COUNTIF([.C13:.L13];&quot;U☺&quot;)" office:value-type="float" office:value="0" calcext:value-type="float">
            <text:p>0</text:p>
          </table:table-cell>
          <table:table-cell table:style-name="ce80" table:formula="of:=COUNTIF([.C13:.L13];&quot;KVIT&quot;)+COUNTIF([.C13:.L13];&quot;KVIT☻&quot;)+COUNTIF([.C13:.L13];&quot;kvit$&quot;)" office:value-type="float" office:value="2" calcext:value-type="float">
            <text:p>2</text:p>
          </table:table-cell>
          <table:table-cell table:style-name="ce81" table:formula="of:=COUNTBLANK([.C13:.L13])" office:value-type="float" office:value="0" calcext:value-type="float">
            <text:p>0</text:p>
          </table:table-cell>
          <table:table-cell table:style-name="ce82" table:formula="of:=COUNTIF([.C13:.L13];&quot;x&quot;)" office:value-type="float" office:value="2" calcext:value-type="float">
            <text:p>2</text:p>
          </table:table-cell>
          <table:table-cell table:style-name="ce83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3-13" calcext:value-type="date">
            <text:p>13. III. 12</text:p>
          </table:table-cell>
          <table:table-cell table:style-name="ce74" table:formula="of:=TEXT([.A14];&quot;Ddd&quot;)" office:value-type="string" office:string-value="tor" calcext:value-type="string">
            <text:p>tor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5" office:value-type="string" calcext:value-type="string"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ŠOŠ</text:p>
          </table:table-cell>
          <table:table-cell table:style-name="ce80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80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 calcext:value-type="float">
            <text:p>1</text:p>
          </table:table-cell>
          <table:table-cell table:style-name="ce80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80" table:formula="of:=COUNTIF([.C14:.L14];&quot;52&quot;)+COUNTIF([.C14:.L14];&quot;52$&quot;)+COUNTIF([.C14:.L14];&quot;52☻&quot;)" office:value-type="float" office:value="0" calcext:value-type="float">
            <text:p>0</text:p>
          </table:table-cell>
          <table:table-cell table:style-name="ce80" table:formula="of:=COUNTIF([.C14:.L14];&quot;51¶&quot;)" office:value-type="float" office:value="1" calcext:value-type="float">
            <text:p>1</text:p>
          </table:table-cell>
          <table:table-cell table:style-name="ce80" table:formula="of:=COUNTIF([.C14:.L14];&quot;52¶&quot;)" office:value-type="float" office:value="0" calcext:value-type="float">
            <text:p>0</text:p>
          </table:table-cell>
          <table:table-cell table:style-name="ce80" table:formula="of:=COUNTIF([.C14:.L14];&quot;U&quot;)+COUNTIF([.C14:.L14];&quot;U☻&quot;)+COUNTIF([.C14:.L14];&quot;U☺&quot;)" office:value-type="float" office:value="0" calcext:value-type="float">
            <text:p>0</text:p>
          </table:table-cell>
          <table:table-cell table:style-name="ce80" table:formula="of:=COUNTIF([.C14:.L14];&quot;KVIT&quot;)+COUNTIF([.C14:.L14];&quot;KVIT☻&quot;)+COUNTIF([.C14:.L14];&quot;kvit$&quot;)" office:value-type="float" office:value="2" calcext:value-type="float">
            <text:p>2</text:p>
          </table:table-cell>
          <table:table-cell table:style-name="ce81" table:formula="of:=COUNTBLANK([.C14:.L14])" office:value-type="float" office:value="0" calcext:value-type="float">
            <text:p>0</text:p>
          </table:table-cell>
          <table:table-cell table:style-name="ce82" table:formula="of:=COUNTIF([.C14:.L14];&quot;x&quot;)" office:value-type="float" office:value="1" calcext:value-type="float">
            <text:p>1</text:p>
          </table:table-cell>
          <table:table-cell table:style-name="ce83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1" calcext:value-type="float">
            <text:p>1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/>
          <table:table-cell table:style-name="ce78" office:value-type="string" calcext:value-type="string">
            <office:annotation draw:style-name="gr4" draw:text-style-name="P2" svg:width="2.388cm" svg:height="0.688cm" svg:x="27.259cm" svg:y="7.257cm" draw:caption-point-x="-0.19cm" draw:caption-point-y="1.902cm">
              <dc:date>2022-03-21T00:00:00</dc:date>
              <text:p text:style-name="P1">Ne od 8-12.</text:p>
            </office:annotation>
            <text:p>HOL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2-03-14" calcext:value-type="date">
            <text:p>14. III. 12</text:p>
          </table:table-cell>
          <table:table-cell table:style-name="ce74" table:formula="of:=TEXT([.A15];&quot;Ddd&quot;)" office:value-type="string" office:string-value="sre" calcext:value-type="string">
            <text:p>sre</text:p>
          </table:table-cell>
          <table:table-cell table:style-name="ce35" office:value-type="string" calcext:value-type="string">
            <text:p>MF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48" office:value-type="string" calcext:value-type="string">
            <text:p>PIN</text:p>
          </table:table-cell>
          <table:table-cell table:style-name="ce29" office:value-type="string" calcext:value-type="string">
            <text:p>KOS</text:p>
          </table:table-cell>
          <table:table-cell table:style-name="ce80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80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 calcext:value-type="float">
            <text:p>1</text:p>
          </table:table-cell>
          <table:table-cell table:style-name="ce80" table:formula="of:=COUNTIF([.C15:.L15];&quot;51&quot;)+COUNTIF([.C15:.L15];&quot;51$&quot;)+COUNTIF([.C15:.L15];&quot;51☻&quot;)" office:value-type="float" office:value="1" calcext:value-type="float">
            <text:p>1</text:p>
          </table:table-cell>
          <table:table-cell table:style-name="ce80" table:formula="of:=COUNTIF([.C15:.L15];&quot;52&quot;)+COUNTIF([.C15:.L15];&quot;52$&quot;)+COUNTIF([.C15:.L15];&quot;52☻&quot;)" office:value-type="float" office:value="0" calcext:value-type="float">
            <text:p>0</text:p>
          </table:table-cell>
          <table:table-cell table:style-name="ce80" table:formula="of:=COUNTIF([.C15:.L15];&quot;51¶&quot;)" office:value-type="float" office:value="1" calcext:value-type="float">
            <text:p>1</text:p>
          </table:table-cell>
          <table:table-cell table:style-name="ce80" table:formula="of:=COUNTIF([.C15:.L15];&quot;52¶&quot;)" office:value-type="float" office:value="0" calcext:value-type="float">
            <text:p>0</text:p>
          </table:table-cell>
          <table:table-cell table:style-name="ce80" table:formula="of:=COUNTIF([.C15:.L15];&quot;U&quot;)+COUNTIF([.C15:.L15];&quot;U☻&quot;)+COUNTIF([.C15:.L15];&quot;U☺&quot;)" office:value-type="float" office:value="0" calcext:value-type="float">
            <text:p>0</text:p>
          </table:table-cell>
          <table:table-cell table:style-name="ce80" table:formula="of:=COUNTIF([.C15:.L15];&quot;KVIT&quot;)+COUNTIF([.C15:.L15];&quot;KVIT☻&quot;)+COUNTIF([.C15:.L15];&quot;kvit$&quot;)" office:value-type="float" office:value="2" calcext:value-type="float">
            <text:p>2</text:p>
          </table:table-cell>
          <table:table-cell table:style-name="ce81" table:formula="of:=COUNTBLANK([.C15:.L15])" office:value-type="float" office:value="0" calcext:value-type="float">
            <text:p>0</text:p>
          </table:table-cell>
          <table:table-cell table:style-name="ce82" table:formula="of:=COUNTIF([.C15:.L15];&quot;x&quot;)" office:value-type="float" office:value="0" calcext:value-type="float">
            <text:p>0</text:p>
          </table:table-cell>
          <table:table-cell table:style-name="ce83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1" calcext:value-type="float">
            <text:p>1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3-15" calcext:value-type="date">
            <text:p>15. III. 12</text:p>
          </table:table-cell>
          <table:table-cell table:style-name="ce74" table:formula="of:=TEXT([.A16];&quot;Ddd&quot;)" office:value-type="string" office:string-value="čet" calcext:value-type="string">
            <text:p>če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6" office:value-type="string" calcext:value-type="string">
            <office:annotation draw:style-name="gr14" draw:text-style-name="P2" svg:width="2.662cm" svg:height="0.933cm" svg:x="13.634cm" svg:y="9.925cm" draw:caption-point-x="-0.2cm" draw:caption-point-y="0.641cm">
              <dc:date>2022-03-21T00:00:00</dc:date>
              <text:p text:style-name="P1">Ne vikenda 23 in 24 marec</text:p>
            </office:annotation>
            <text:p>SKR</text:p>
          </table:table-cell>
          <table:table-cell table:style-name="ce29" office:value-type="string" calcext:value-type="string">
            <text:p>KOS</text:p>
          </table:table-cell>
          <table:table-cell table:style-name="ce80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80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 calcext:value-type="float">
            <text:p>0</text:p>
          </table:table-cell>
          <table:table-cell table:style-name="ce80" table:formula="of:=COUNTIF([.C16:.L16];&quot;51&quot;)+COUNTIF([.C16:.L16];&quot;51$&quot;)+COUNTIF([.C16:.L16];&quot;51☻&quot;)" office:value-type="float" office:value="1" calcext:value-type="float">
            <text:p>1</text:p>
          </table:table-cell>
          <table:table-cell table:style-name="ce80" table:formula="of:=COUNTIF([.C16:.L16];&quot;52&quot;)+COUNTIF([.C16:.L16];&quot;52$&quot;)+COUNTIF([.C16:.L16];&quot;52☻&quot;)" office:value-type="float" office:value="1" calcext:value-type="float">
            <text:p>1</text:p>
          </table:table-cell>
          <table:table-cell table:style-name="ce80" table:formula="of:=COUNTIF([.C16:.L16];&quot;51¶&quot;)" office:value-type="float" office:value="1" calcext:value-type="float">
            <text:p>1</text:p>
          </table:table-cell>
          <table:table-cell table:style-name="ce80" table:formula="of:=COUNTIF([.C16:.L16];&quot;52¶&quot;)" office:value-type="float" office:value="1" calcext:value-type="float">
            <text:p>1</text:p>
          </table:table-cell>
          <table:table-cell table:style-name="ce80" table:formula="of:=COUNTIF([.C16:.L16];&quot;U&quot;)+COUNTIF([.C16:.L16];&quot;U☻&quot;)+COUNTIF([.C16:.L16];&quot;U☺&quot;)" office:value-type="float" office:value="1" calcext:value-type="float">
            <text:p>1</text:p>
          </table:table-cell>
          <table:table-cell table:style-name="ce80" table:formula="of:=COUNTIF([.C16:.L16];&quot;KVIT&quot;)+COUNTIF([.C16:.L16];&quot;KVIT☻&quot;)+COUNTIF([.C16:.L16];&quot;kvit$&quot;)" office:value-type="float" office:value="2" calcext:value-type="float">
            <text:p>2</text:p>
          </table:table-cell>
          <table:table-cell table:style-name="ce81" table:formula="of:=COUNTBLANK([.C16:.L16])" office:value-type="float" office:value="0" calcext:value-type="float">
            <text:p>0</text:p>
          </table:table-cell>
          <table:table-cell table:style-name="ce82" table:formula="of:=COUNTIF([.C16:.L16];&quot;x&quot;)" office:value-type="float" office:value="1" calcext:value-type="float">
            <text:p>1</text:p>
          </table:table-cell>
          <table:table-cell table:style-name="ce83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3-16" calcext:value-type="date">
            <text:p>16. III. 12</text:p>
          </table:table-cell>
          <table:table-cell table:style-name="ce74" table:formula="of:=TEXT([.A17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9" office:value-type="string" calcext:value-type="string">
            <text:p>K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78" office:value-type="string" calcext:value-type="string">
            <office:annotation draw:style-name="gr4" draw:text-style-name="P2" svg:width="2.662cm" svg:height="0.688cm" svg:x="13.634cm" svg:y="9.358cm" draw:caption-point-x="-0.2cm" draw:caption-point-y="1.912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DAN</text:p>
          </table:table-cell>
          <table:table-cell table:style-name="ce80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80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 calcext:value-type="float">
            <text:p>0</text:p>
          </table:table-cell>
          <table:table-cell table:style-name="ce80" table:formula="of:=COUNTIF([.C17:.L17];&quot;51&quot;)+COUNTIF([.C17:.L17];&quot;51$&quot;)+COUNTIF([.C17:.L17];&quot;51☻&quot;)" office:value-type="float" office:value="1" calcext:value-type="float">
            <text:p>1</text:p>
          </table:table-cell>
          <table:table-cell table:style-name="ce80" table:formula="of:=COUNTIF([.C17:.L17];&quot;52&quot;)+COUNTIF([.C17:.L17];&quot;52$&quot;)+COUNTIF([.C17:.L17];&quot;52☻&quot;)" office:value-type="float" office:value="0" calcext:value-type="float">
            <text:p>0</text:p>
          </table:table-cell>
          <table:table-cell table:style-name="ce80" table:formula="of:=COUNTIF([.C17:.L17];&quot;51¶&quot;)" office:value-type="float" office:value="0" calcext:value-type="float">
            <text:p>0</text:p>
          </table:table-cell>
          <table:table-cell table:style-name="ce80" table:formula="of:=COUNTIF([.C17:.L17];&quot;52¶&quot;)" office:value-type="float" office:value="1" calcext:value-type="float">
            <text:p>1</text:p>
          </table:table-cell>
          <table:table-cell table:style-name="ce80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80" table:formula="of:=COUNTIF([.C17:.L17];&quot;KVIT&quot;)+COUNTIF([.C17:.L17];&quot;KVIT☻&quot;)+COUNTIF([.C17:.L17];&quot;kvit$&quot;)" office:value-type="float" office:value="2" calcext:value-type="float">
            <text:p>2</text:p>
          </table:table-cell>
          <table:table-cell table:style-name="ce81" table:formula="of:=COUNTBLANK([.C17:.L17])" office:value-type="float" office:value="0" calcext:value-type="float">
            <text:p>0</text:p>
          </table:table-cell>
          <table:table-cell table:style-name="ce82" table:formula="of:=COUNTIF([.C17:.L17];&quot;x&quot;)" office:value-type="float" office:value="1" calcext:value-type="float">
            <text:p>1</text:p>
          </table:table-cell>
          <table:table-cell table:style-name="ce83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1" calcext:value-type="float">
            <text:p>1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/>
          <table:table-cell table:style-name="ce43"/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19" office:value-type="date" office:date-value="2012-03-17" calcext:value-type="date">
            <text:p>17. III. 12</text:p>
          </table:table-cell>
          <table:table-cell table:style-name="ce75" table:formula="of:=TEXT([.A18];&quot;Ddd&quot;)" office:value-type="string" office:string-value="sob" calcext:value-type="string">
            <text:p>sob</text:p>
          </table:table-cell>
          <table:table-cell table:style-name="ce38">
            <office:annotation draw:style-name="gr5" draw:text-style-name="P2" svg:width="2.731cm" svg:height="0.687cm" svg:x="4.104cm" svg:y="10.062cm" draw:caption-point-x="-0.222cm" draw:caption-point-y="1.912cm">
              <dc:date>2022-03-21T00:00:00</dc:date>
              <text:p text:style-name="P1">aks</text:p>
            </office:annotation>
          </table:table-cell>
          <table:table-cell table:style-name="ce31" table:formula="of:=[$'Vzorci vnosov'.$A$15]" office:value-type="string" office:string-value="SO" calcext:value-type="string">
            <text:p>SO</text:p>
          </table:table-cell>
          <table:table-cell table:style-name="ce44">
            <office:annotation draw:style-name="gr5" draw:text-style-name="P2" svg:width="2.761cm" svg:height="0.687cm" svg:x="5.923cm" svg:y="10.062cm" draw:caption-point-x="-0.222cm" draw:caption-point-y="1.912cm">
              <dc:date>2022-03-21T00:00:00</dc:date>
              <text:p text:style-name="P1">AKS</text:p>
            </office:annotation>
          </table:table-cell>
          <table:table-cell table:style-name="ce31"/>
          <table:table-cell table:style-name="ce67"/>
          <table:table-cell table:style-name="ce41"/>
          <table:table-cell table:style-name="ce31" table:formula="of:=[$'Vzorci vnosov'.$A$15]" office:value-type="string" office:string-value="SO" calcext:value-type="string">
            <text:p>SO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formula="of:=[$'Vzorci vnosov'.$A$15]" office:value-type="string" office:string-value="SO" calcext:value-type="string">
            <text:p>SO</text:p>
          </table:table-cell>
          <table:table-cell table:style-name="ce46" office:value-type="string" calcext:value-type="string">
            <text:p>DAN</text:p>
          </table:table-cell>
          <table:table-cell table:style-name="ce46" office:value-type="string" calcext:value-type="string">
            <text:p>AND</text:p>
          </table:table-cell>
          <table:table-cell table:style-name="ce80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80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 calcext:value-type="float">
            <text:p>1</text:p>
          </table:table-cell>
          <table:table-cell table:style-name="ce80" table:formula="of:=COUNTIF([.C18:.L18];&quot;51&quot;)+COUNTIF([.C18:.L18];&quot;51$&quot;)+COUNTIF([.C18:.L18];&quot;51☻&quot;)" office:value-type="float" office:value="0" calcext:value-type="float">
            <text:p>0</text:p>
          </table:table-cell>
          <table:table-cell table:style-name="ce80" table:formula="of:=COUNTIF([.C18:.L18];&quot;52&quot;)+COUNTIF([.C18:.L18];&quot;52$&quot;)+COUNTIF([.C18:.L18];&quot;52☻&quot;)" office:value-type="float" office:value="0" calcext:value-type="float">
            <text:p>0</text:p>
          </table:table-cell>
          <table:table-cell table:style-name="ce80" table:formula="of:=COUNTIF([.C18:.L18];&quot;51¶&quot;)" office:value-type="float" office:value="0" calcext:value-type="float">
            <text:p>0</text:p>
          </table:table-cell>
          <table:table-cell table:style-name="ce80" table:formula="of:=COUNTIF([.C18:.L18];&quot;52¶&quot;)" office:value-type="float" office:value="0" calcext:value-type="float">
            <text:p>0</text:p>
          </table:table-cell>
          <table:table-cell table:style-name="ce80" table:formula="of:=COUNTIF([.C18:.L18];&quot;U&quot;)+COUNTIF([.C18:.L18];&quot;U☻&quot;)+COUNTIF([.C18:.L18];&quot;U☺&quot;)" office:value-type="float" office:value="0" calcext:value-type="float">
            <text:p>0</text:p>
          </table:table-cell>
          <table:table-cell table:style-name="ce80" table:formula="of:=COUNTIF([.C18:.L18];&quot;KVIT&quot;)+COUNTIF([.C18:.L18];&quot;KVIT☻&quot;)+COUNTIF([.C18:.L18];&quot;kvit$&quot;)" office:value-type="float" office:value="0" calcext:value-type="float">
            <text:p>0</text:p>
          </table:table-cell>
          <table:table-cell table:style-name="ce81" table:formula="of:=COUNTBLANK([.C18:.L18])" office:value-type="float" office:value="5" calcext:value-type="float">
            <text:p>5</text:p>
          </table:table-cell>
          <table:table-cell table:style-name="ce82" table:formula="of:=COUNTIF([.C18:.L18];&quot;x&quot;)" office:value-type="float" office:value="0" calcext:value-type="float">
            <text:p>0</text:p>
          </table:table-cell>
          <table:table-cell table:style-name="ce83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0" calcext:value-type="float">
            <text:p>0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"/>
          <table:table-cell table:style-name="ce84" office:value-type="string" calcext:value-type="string">
            <office:annotation draw:style-name="gr15" draw:text-style-name="P2" svg:width="4.692cm" svg:height="6.934cm" svg:x="29.382cm" svg:y="10.062cm" draw:caption-point-x="-0.179cm" draw:caption-point-y="1.912cm">
              <dc:date>2022-03-21T00:00:00</dc:date>
              <text:p text:style-name="P1">Marca in aprila sem na dopustu</text:p>
              <text:p text:style-name="P1"/>
              <text:p text:style-name="P1"><text:s/>od 22.03 - 09.04. <text:s text:c="3"/>in od <text:s text:c="2"/>16.04. - <text:s/>20.04.</text:p>
              <text:p text:style-name="P1"/>
              <text:p text:style-name="P1">Mislim da drugega dopusta do konca junija nimam.</text:p>
              <text:p text:style-name="P1"/>
              <text:p text:style-name="P1">Za poleti bi bil na dopustu julija, od 02.07. - 24.07.</text:p>
              <text:p text:style-name="P1"/>
              <text:p text:style-name="P1">Za dežurstva marec, bi najraje bil prost za vikende, torke in četrtke. Torki in četrtki enako mi ne ustrezajo za popoldanske.</text:p>
            </office:annotation>
            <text:p>MIO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9" office:value-type="date" office:date-value="2012-03-18" calcext:value-type="date">
            <text:p>18. III. 12</text:p>
          </table:table-cell>
          <table:table-cell table:style-name="ce75" table:formula="of:=TEXT([.A19];&quot;Ddd&quot;)" office:value-type="string" office:string-value="ned" calcext:value-type="string">
            <text:p>ned</text:p>
          </table:table-cell>
          <table:table-cell table:style-name="ce31"/>
          <table:table-cell table:style-name="ce41"/>
          <table:table-cell table:style-name="ce76"/>
          <table:table-cell table:style-name="ce31" table:number-columns-repeated="2"/>
          <table:table-cell table:style-name="ce41"/>
          <table:table-cell table:style-name="ce31" table:formula="of:=[$'Vzorci vnosov'.$A$15]" office:value-type="string" office:string-value="SO" calcext:value-type="string">
            <text:p>SO</text:p>
          </table:table-cell>
          <table:table-cell table:style-name="ce4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formula="of:=[$'Vzorci vnosov'.$A$15]" office:value-type="string" office:string-value="SO" calcext:value-type="string">
            <text:p>SO</text:p>
          </table:table-cell>
          <table:table-cell table:style-name="ce47" office:value-type="string" calcext:value-type="string">
            <office:annotation draw:style-name="gr8" draw:text-style-name="P2" svg:width="2.662cm" svg:height="0.933cm" svg:x="13.634cm" svg:y="12.036cm" draw:caption-point-x="-0.2cm" draw:caption-point-y="0.642cm">
              <dc:date>2022-03-21T00:00:00</dc:date>
              <text:p text:style-name="P1">Ne vikenda 23 in 24 marec</text:p>
            </office:annotation>
            <text:p>SKR</text:p>
          </table:table-cell>
          <table:table-cell table:style-name="ce46" office:value-type="string" calcext:value-type="string">
            <text:p>KOS</text:p>
          </table:table-cell>
          <table:table-cell table:style-name="ce80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80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 calcext:value-type="float">
            <text:p>0</text:p>
          </table:table-cell>
          <table:table-cell table:style-name="ce80" table:formula="of:=COUNTIF([.C19:.L19];&quot;51&quot;)+COUNTIF([.C19:.L19];&quot;51$&quot;)+COUNTIF([.C19:.L19];&quot;51☻&quot;)" office:value-type="float" office:value="0" calcext:value-type="float">
            <text:p>0</text:p>
          </table:table-cell>
          <table:table-cell table:style-name="ce80" table:formula="of:=COUNTIF([.C19:.L19];&quot;52&quot;)+COUNTIF([.C19:.L19];&quot;52$&quot;)+COUNTIF([.C19:.L19];&quot;52☻&quot;)" office:value-type="float" office:value="0" calcext:value-type="float">
            <text:p>0</text:p>
          </table:table-cell>
          <table:table-cell table:style-name="ce80" table:formula="of:=COUNTIF([.C19:.L19];&quot;51¶&quot;)" office:value-type="float" office:value="0" calcext:value-type="float">
            <text:p>0</text:p>
          </table:table-cell>
          <table:table-cell table:style-name="ce80" table:formula="of:=COUNTIF([.C19:.L19];&quot;52¶&quot;)" office:value-type="float" office:value="0" calcext:value-type="float">
            <text:p>0</text:p>
          </table:table-cell>
          <table:table-cell table:style-name="ce80" table:formula="of:=COUNTIF([.C19:.L19];&quot;U&quot;)+COUNTIF([.C19:.L19];&quot;U☻&quot;)+COUNTIF([.C19:.L19];&quot;U☺&quot;)" office:value-type="float" office:value="0" calcext:value-type="float">
            <text:p>0</text:p>
          </table:table-cell>
          <table:table-cell table:style-name="ce80" table:formula="of:=COUNTIF([.C19:.L19];&quot;KVIT&quot;)+COUNTIF([.C19:.L19];&quot;KVIT☻&quot;)+COUNTIF([.C19:.L19];&quot;kvit$&quot;)" office:value-type="float" office:value="0" calcext:value-type="float">
            <text:p>0</text:p>
          </table:table-cell>
          <table:table-cell table:style-name="ce81" table:formula="of:=COUNTBLANK([.C19:.L19])" office:value-type="float" office:value="7" calcext:value-type="float">
            <text:p>7</text:p>
          </table:table-cell>
          <table:table-cell table:style-name="ce82" table:formula="of:=COUNTIF([.C19:.L19];&quot;x&quot;)" office:value-type="float" office:value="0" calcext:value-type="float">
            <text:p>0</text:p>
          </table:table-cell>
          <table:table-cell table:style-name="ce83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0" calcext:value-type="float">
            <text:p>0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3-19" calcext:value-type="date">
            <text:p>19. III. 12</text:p>
          </table:table-cell>
          <table:table-cell table:style-name="ce74" table:formula="of:=TEXT([.A20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office:annotation draw:style-name="gr4" draw:text-style-name="P2" svg:width="2.731cm" svg:height="0.688cm" svg:x="5.039cm" svg:y="11.469cm" draw:caption-point-x="-0.222cm" draw:caption-point-y="1.913cm">
              <dc:date>2022-03-21T00:00:00</dc:date>
              <text:p text:style-name="P1">Predavanje ZF</text:p>
            </office:annotation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8]" office:value-type="string" office:string-value="U" calcext:value-type="string">
            <office:annotation draw:style-name="gr4" draw:text-style-name="P2" svg:width="2.815cm" svg:height="0.688cm" svg:x="7.833cm" svg:y="11.469cm" draw:caption-point-x="-0.211cm" draw:caption-point-y="1.913cm">
              <dc:date>2022-03-21T00:00:00</dc:date>
              <text:p text:style-name="P1">Samo dopol</text:p>
            </office:annotation>
            <text:p>U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78" office:value-type="string" calcext:value-type="string">
            <office:annotation draw:style-name="gr4" draw:text-style-name="P2" svg:width="2.662cm" svg:height="0.688cm" svg:x="13.634cm" svg:y="11.469cm" draw:caption-point-x="-0.2cm" draw:caption-point-y="1.913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KOS</text:p>
          </table:table-cell>
          <table:table-cell table:style-name="ce80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80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 calcext:value-type="float">
            <text:p>0</text:p>
          </table:table-cell>
          <table:table-cell table:style-name="ce80" table:formula="of:=COUNTIF([.C20:.L20];&quot;51&quot;)+COUNTIF([.C20:.L20];&quot;51$&quot;)+COUNTIF([.C20:.L20];&quot;51☻&quot;)" office:value-type="float" office:value="1" calcext:value-type="float">
            <text:p>1</text:p>
          </table:table-cell>
          <table:table-cell table:style-name="ce80" table:formula="of:=COUNTIF([.C20:.L20];&quot;52&quot;)+COUNTIF([.C20:.L20];&quot;52$&quot;)+COUNTIF([.C20:.L20];&quot;52☻&quot;)" office:value-type="float" office:value="1" calcext:value-type="float">
            <text:p>1</text:p>
          </table:table-cell>
          <table:table-cell table:style-name="ce80" table:formula="of:=COUNTIF([.C20:.L20];&quot;51¶&quot;)" office:value-type="float" office:value="0" calcext:value-type="float">
            <text:p>0</text:p>
          </table:table-cell>
          <table:table-cell table:style-name="ce80" table:formula="of:=COUNTIF([.C20:.L20];&quot;52¶&quot;)" office:value-type="float" office:value="0" calcext:value-type="float">
            <text:p>0</text:p>
          </table:table-cell>
          <table:table-cell table:style-name="ce80" table:formula="of:=COUNTIF([.C20:.L20];&quot;U&quot;)+COUNTIF([.C20:.L20];&quot;U☻&quot;)+COUNTIF([.C20:.L20];&quot;U☺&quot;)" office:value-type="float" office:value="1" calcext:value-type="float">
            <text:p>1</text:p>
          </table:table-cell>
          <table:table-cell table:style-name="ce80" table:formula="of:=COUNTIF([.C20:.L20];&quot;KVIT&quot;)+COUNTIF([.C20:.L20];&quot;KVIT☻&quot;)+COUNTIF([.C20:.L20];&quot;kvit$&quot;)" office:value-type="float" office:value="2" calcext:value-type="float">
            <text:p>2</text:p>
          </table:table-cell>
          <table:table-cell table:style-name="ce81" table:formula="of:=COUNTBLANK([.C20:.L20])" office:value-type="float" office:value="0" calcext:value-type="float">
            <text:p>0</text:p>
          </table:table-cell>
          <table:table-cell table:style-name="ce82" table:formula="of:=COUNTIF([.C20:.L20];&quot;x&quot;)" office:value-type="float" office:value="1" calcext:value-type="float">
            <text:p>1</text:p>
          </table:table-cell>
          <table:table-cell table:style-name="ce83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3-20" calcext:value-type="date">
            <text:p>20. III. 12</text:p>
          </table:table-cell>
          <table:table-cell table:style-name="ce74" table:formula="of:=TEXT([.A21];&quot;Ddd&quot;)" office:value-type="string" office:string-value="tor" calcext:value-type="string">
            <text:p>tor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PIN</text:p>
          </table:table-cell>
          <table:table-cell table:style-name="ce80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80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 calcext:value-type="float">
            <text:p>0</text:p>
          </table:table-cell>
          <table:table-cell table:style-name="ce80" table:formula="of:=COUNTIF([.C21:.L21];&quot;51&quot;)+COUNTIF([.C21:.L21];&quot;51$&quot;)+COUNTIF([.C21:.L21];&quot;51☻&quot;)" office:value-type="float" office:value="1" calcext:value-type="float">
            <text:p>1</text:p>
          </table:table-cell>
          <table:table-cell table:style-name="ce80" table:formula="of:=COUNTIF([.C21:.L21];&quot;52&quot;)+COUNTIF([.C21:.L21];&quot;52$&quot;)+COUNTIF([.C21:.L21];&quot;52☻&quot;)" office:value-type="float" office:value="1" calcext:value-type="float">
            <text:p>1</text:p>
          </table:table-cell>
          <table:table-cell table:style-name="ce80" table:formula="of:=COUNTIF([.C21:.L21];&quot;51¶&quot;)" office:value-type="float" office:value="0" calcext:value-type="float">
            <text:p>0</text:p>
          </table:table-cell>
          <table:table-cell table:style-name="ce80" table:formula="of:=COUNTIF([.C21:.L21];&quot;52¶&quot;)" office:value-type="float" office:value="1" calcext:value-type="float">
            <text:p>1</text:p>
          </table:table-cell>
          <table:table-cell table:style-name="ce80" table:formula="of:=COUNTIF([.C21:.L21];&quot;U&quot;)+COUNTIF([.C21:.L21];&quot;U☻&quot;)+COUNTIF([.C21:.L21];&quot;U☺&quot;)" office:value-type="float" office:value="0" calcext:value-type="float">
            <text:p>0</text:p>
          </table:table-cell>
          <table:table-cell table:style-name="ce80" table:formula="of:=COUNTIF([.C21:.L21];&quot;KVIT&quot;)+COUNTIF([.C21:.L21];&quot;KVIT☻&quot;)+COUNTIF([.C21:.L21];&quot;kvit$&quot;)" office:value-type="float" office:value="2" calcext:value-type="float">
            <text:p>2</text:p>
          </table:table-cell>
          <table:table-cell table:style-name="ce81" table:formula="of:=COUNTBLANK([.C21:.L21])" office:value-type="float" office:value="0" calcext:value-type="float">
            <text:p>0</text:p>
          </table:table-cell>
          <table:table-cell table:style-name="ce82" table:formula="of:=COUNTIF([.C21:.L21];&quot;x&quot;)" office:value-type="float" office:value="0" calcext:value-type="float">
            <text:p>0</text:p>
          </table:table-cell>
          <table:table-cell table:style-name="ce83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3"/>
          <table:table-cell table:style-name="ce85"/>
          <table:table-cell table:style-name="ce16" table:number-columns-repeated="227"/>
          <table:table-cell table:number-columns-repeated="767"/>
        </table:table-row>
        <table:table-row table:style-name="ro6">
          <table:table-cell table:style-name="ce20" office:value-type="date" office:date-value="2012-03-21" calcext:value-type="date">
            <text:p>21. III. 12</text:p>
          </table:table-cell>
          <table:table-cell table:style-name="ce74" table:formula="of:=TEXT([.A22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9" office:value-type="string" calcext:value-type="string">
            <office:annotation draw:style-name="gr4" draw:text-style-name="P2" svg:width="2.815cm" svg:height="0.688cm" svg:x="7.833cm" svg:y="12.877cm" draw:caption-point-x="-0.211cm" draw:caption-point-y="1.912cm">
              <dc:date>2022-03-21T00:00:00</dc:date>
              <text:p text:style-name="P1">Ne popoldan</text:p>
            </office:annotation>
            <text:p>K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6" office:value-type="string" calcext:value-type="string">
            <office:annotation draw:style-name="gr7" draw:text-style-name="P2" svg:width="2.662cm" svg:height="0.933cm" svg:x="13.634cm" svg:y="14.136cm" draw:caption-point-x="-0.2cm" draw:caption-point-y="0.653cm">
              <dc:date>2022-03-21T00:00:00</dc:date>
              <text:p text:style-name="P1">Ne vikenda 23 in 24 marec</text:p>
            </office:annotation>
            <text:p>SKR</text:p>
          </table:table-cell>
          <table:table-cell table:style-name="ce29" office:value-type="string" calcext:value-type="string">
            <text:p>PIN</text:p>
          </table:table-cell>
          <table:table-cell table:style-name="ce80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80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 calcext:value-type="float">
            <text:p>0</text:p>
          </table:table-cell>
          <table:table-cell table:style-name="ce80" table:formula="of:=COUNTIF([.C22:.L22];&quot;51&quot;)+COUNTIF([.C22:.L22];&quot;51$&quot;)+COUNTIF([.C22:.L22];&quot;51☻&quot;)" office:value-type="float" office:value="1" calcext:value-type="float">
            <text:p>1</text:p>
          </table:table-cell>
          <table:table-cell table:style-name="ce80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80" table:formula="of:=COUNTIF([.C22:.L22];&quot;51¶&quot;)" office:value-type="float" office:value="1" calcext:value-type="float">
            <text:p>1</text:p>
          </table:table-cell>
          <table:table-cell table:style-name="ce80" table:formula="of:=COUNTIF([.C22:.L22];&quot;52¶&quot;)" office:value-type="float" office:value="0" calcext:value-type="float">
            <text:p>0</text:p>
          </table:table-cell>
          <table:table-cell table:style-name="ce80" table:formula="of:=COUNTIF([.C22:.L22];&quot;U&quot;)+COUNTIF([.C22:.L22];&quot;U☻&quot;)+COUNTIF([.C22:.L22];&quot;U☺&quot;)" office:value-type="float" office:value="0" calcext:value-type="float">
            <text:p>0</text:p>
          </table:table-cell>
          <table:table-cell table:style-name="ce80" table:formula="of:=COUNTIF([.C22:.L22];&quot;KVIT&quot;)+COUNTIF([.C22:.L22];&quot;KVIT☻&quot;)+COUNTIF([.C22:.L22];&quot;kvit$&quot;)" office:value-type="float" office:value="2" calcext:value-type="float">
            <text:p>2</text:p>
          </table:table-cell>
          <table:table-cell table:style-name="ce81" table:formula="of:=COUNTBLANK([.C22:.L22])" office:value-type="float" office:value="0" calcext:value-type="float">
            <text:p>0</text:p>
          </table:table-cell>
          <table:table-cell table:style-name="ce82" table:formula="of:=COUNTIF([.C22:.L22];&quot;x&quot;)" office:value-type="float" office:value="1" calcext:value-type="float">
            <text:p>1</text:p>
          </table:table-cell>
          <table:table-cell table:style-name="ce83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3-22" calcext:value-type="date">
            <text:p>22. III. 12</text:p>
          </table:table-cell>
          <table:table-cell table:style-name="ce74" table:formula="of:=TEXT([.A23];&quot;Ddd&quot;)" office:value-type="string" office:string-value="čet" calcext:value-type="string">
            <text:p>če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PIN</text:p>
          </table:table-cell>
          <table:table-cell table:style-name="ce80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80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 calcext:value-type="float">
            <text:p>0</text:p>
          </table:table-cell>
          <table:table-cell table:style-name="ce80" table:formula="of:=COUNTIF([.C23:.L23];&quot;51&quot;)+COUNTIF([.C23:.L23];&quot;51$&quot;)+COUNTIF([.C23:.L23];&quot;51☻&quot;)" office:value-type="float" office:value="1" calcext:value-type="float">
            <text:p>1</text:p>
          </table:table-cell>
          <table:table-cell table:style-name="ce80" table:formula="of:=COUNTIF([.C23:.L23];&quot;52&quot;)+COUNTIF([.C23:.L23];&quot;52$&quot;)+COUNTIF([.C23:.L23];&quot;52☻&quot;)" office:value-type="float" office:value="1" calcext:value-type="float">
            <text:p>1</text:p>
          </table:table-cell>
          <table:table-cell table:style-name="ce80" table:formula="of:=COUNTIF([.C23:.L23];&quot;51¶&quot;)" office:value-type="float" office:value="1" calcext:value-type="float">
            <text:p>1</text:p>
          </table:table-cell>
          <table:table-cell table:style-name="ce80" table:formula="of:=COUNTIF([.C23:.L23];&quot;52¶&quot;)" office:value-type="float" office:value="0" calcext:value-type="float">
            <text:p>0</text:p>
          </table:table-cell>
          <table:table-cell table:style-name="ce80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80" table:formula="of:=COUNTIF([.C23:.L23];&quot;KVIT&quot;)+COUNTIF([.C23:.L23];&quot;KVIT☻&quot;)+COUNTIF([.C23:.L23];&quot;kvit$&quot;)" office:value-type="float" office:value="2" calcext:value-type="float">
            <text:p>2</text:p>
          </table:table-cell>
          <table:table-cell table:style-name="ce81" table:formula="of:=COUNTBLANK([.C23:.L23])" office:value-type="float" office:value="0" calcext:value-type="float">
            <text:p>0</text:p>
          </table:table-cell>
          <table:table-cell table:style-name="ce82" table:formula="of:=COUNTIF([.C23:.L23];&quot;x&quot;)" office:value-type="float" office:value="0" calcext:value-type="float">
            <text:p>0</text:p>
          </table:table-cell>
          <table:table-cell table:style-name="ce83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3-23" calcext:value-type="date">
            <text:p>23. III. 12</text:p>
          </table:table-cell>
          <table:table-cell table:style-name="ce74" table:formula="of:=TEXT([.A24];&quot;Ddd&quot;)" office:value-type="string" office:string-value="pet" calcext:value-type="string">
            <text:p>p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5" office:value-type="string" calcext:value-type="string"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78" office:value-type="string" calcext:value-type="string">
            <text:p>RAV</text:p>
          </table:table-cell>
          <table:table-cell table:style-name="ce29" office:value-type="string" calcext:value-type="string">
            <text:p>ŠOŠ</text:p>
          </table:table-cell>
          <table:table-cell table:style-name="ce80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80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 calcext:value-type="float">
            <text:p>0</text:p>
          </table:table-cell>
          <table:table-cell table:style-name="ce80" table:formula="of:=COUNTIF([.C24:.L24];&quot;51&quot;)+COUNTIF([.C24:.L24];&quot;51$&quot;)+COUNTIF([.C24:.L24];&quot;51☻&quot;)" office:value-type="float" office:value="1" calcext:value-type="float">
            <text:p>1</text:p>
          </table:table-cell>
          <table:table-cell table:style-name="ce80" table:formula="of:=COUNTIF([.C24:.L24];&quot;52&quot;)+COUNTIF([.C24:.L24];&quot;52$&quot;)+COUNTIF([.C24:.L24];&quot;52☻&quot;)" office:value-type="float" office:value="1" calcext:value-type="float">
            <text:p>1</text:p>
          </table:table-cell>
          <table:table-cell table:style-name="ce80" table:formula="of:=COUNTIF([.C24:.L24];&quot;51¶&quot;)" office:value-type="float" office:value="1" calcext:value-type="float">
            <text:p>1</text:p>
          </table:table-cell>
          <table:table-cell table:style-name="ce80" table:formula="of:=COUNTIF([.C24:.L24];&quot;52¶&quot;)" office:value-type="float" office:value="1" calcext:value-type="float">
            <text:p>1</text:p>
          </table:table-cell>
          <table:table-cell table:style-name="ce80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80" table:formula="of:=COUNTIF([.C24:.L24];&quot;KVIT&quot;)+COUNTIF([.C24:.L24];&quot;KVIT☻&quot;)+COUNTIF([.C24:.L24];&quot;kvit$&quot;)" office:value-type="float" office:value="2" calcext:value-type="float">
            <text:p>2</text:p>
          </table:table-cell>
          <table:table-cell table:style-name="ce81" table:formula="of:=COUNTBLANK([.C24:.L24])" office:value-type="float" office:value="0" calcext:value-type="float">
            <text:p>0</text:p>
          </table:table-cell>
          <table:table-cell table:style-name="ce82" table:formula="of:=COUNTIF([.C24:.L24];&quot;x&quot;)" office:value-type="float" office:value="0" calcext:value-type="float">
            <text:p>0</text:p>
          </table:table-cell>
          <table:table-cell table:style-name="ce83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 calcext:value-type="float">
            <text:p>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3-24" calcext:value-type="date">
            <text:p>24. III. 12</text:p>
          </table:table-cell>
          <table:table-cell table:style-name="ce75" table:formula="of:=TEXT([.A25];&quot;Ddd&quot;)" office:value-type="string" office:string-value="sob" calcext:value-type="string">
            <text:p>sob</text:p>
          </table:table-cell>
          <table:table-cell table:style-name="ce3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/>
          <table:table-cell table:style-name="ce31"/>
          <table:table-cell table:style-name="ce41" table:number-columns-repeated="2"/>
          <table:table-cell table:style-name="ce67"/>
          <table:table-cell table:style-name="ce38"/>
          <table:table-cell table:style-name="ce42">
            <office:annotation draw:style-name="gr11" draw:text-style-name="P2" svg:width="2.581cm" svg:height="4.837cm" svg:x="12.685cm" svg:y="14.978cm" draw:caption-point-x="-0.211cm" draw:caption-point-y="1.923cm">
              <dc:date>2022-03-21T00:00:00</dc:date>
              <text:p text:style-name="P1">Prost vikend 10./11.3., pa v petek 9.3. <text:s/>ce gre dopoldan</text:p>
              <text:p text:style-name="P1">X ali LD 13.3.</text:p>
              <text:p text:style-name="P1">Bruselj bo izgleda 17.-22.3.-SO?</text:p>
              <text:p text:style-name="P1">Prost vikend 24./25.3.</text:p>
              <text:p text:style-name="P1">LD 30.3-1.4.</text:p>
            </office:annotation>
          </table:table-cell>
          <table:table-cell table:style-name="ce46" office:value-type="string" calcext:value-type="string">
            <text:p>ŠOŠ</text:p>
          </table:table-cell>
          <table:table-cell table:style-name="ce46" office:value-type="string" calcext:value-type="string">
            <text:p>MŠŠ</text:p>
          </table:table-cell>
          <table:table-cell table:style-name="ce80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80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 calcext:value-type="float">
            <text:p>1</text:p>
          </table:table-cell>
          <table:table-cell table:style-name="ce80" table:formula="of:=COUNTIF([.C25:.L25];&quot;51&quot;)+COUNTIF([.C25:.L25];&quot;51$&quot;)+COUNTIF([.C25:.L25];&quot;51☻&quot;)" office:value-type="float" office:value="0" calcext:value-type="float">
            <text:p>0</text:p>
          </table:table-cell>
          <table:table-cell table:style-name="ce80" table:formula="of:=COUNTIF([.C25:.L25];&quot;52&quot;)+COUNTIF([.C25:.L25];&quot;52$&quot;)+COUNTIF([.C25:.L25];&quot;52☻&quot;)" office:value-type="float" office:value="0" calcext:value-type="float">
            <text:p>0</text:p>
          </table:table-cell>
          <table:table-cell table:style-name="ce80" table:formula="of:=COUNTIF([.C25:.L25];&quot;51¶&quot;)" office:value-type="float" office:value="0" calcext:value-type="float">
            <text:p>0</text:p>
          </table:table-cell>
          <table:table-cell table:style-name="ce80" table:formula="of:=COUNTIF([.C25:.L25];&quot;52¶&quot;)" office:value-type="float" office:value="0" calcext:value-type="float">
            <text:p>0</text:p>
          </table:table-cell>
          <table:table-cell table:style-name="ce80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80" table:formula="of:=COUNTIF([.C25:.L25];&quot;KVIT&quot;)+COUNTIF([.C25:.L25];&quot;KVIT☻&quot;)+COUNTIF([.C25:.L25];&quot;kvit$&quot;)" office:value-type="float" office:value="0" calcext:value-type="float">
            <text:p>0</text:p>
          </table:table-cell>
          <table:table-cell table:style-name="ce81" table:formula="of:=COUNTBLANK([.C25:.L25])" office:value-type="float" office:value="8" calcext:value-type="float">
            <text:p>8</text:p>
          </table:table-cell>
          <table:table-cell table:style-name="ce82" table:formula="of:=COUNTIF([.C25:.L25];&quot;x&quot;)" office:value-type="float" office:value="0" calcext:value-type="float">
            <text:p>0</text:p>
          </table:table-cell>
          <table:table-cell table:style-name="ce83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0" calcext:value-type="float">
            <text:p>0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3-25" calcext:value-type="date">
            <text:p>25. III. 12</text:p>
          </table:table-cell>
          <table:table-cell table:style-name="ce75" table:formula="of:=TEXT([.A26];&quot;Ddd&quot;)" office:value-type="string" office:string-value="ned" calcext:value-type="string">
            <text:p>ned</text:p>
          </table:table-cell>
          <table:table-cell table:style-name="ce31"/>
          <table:table-cell table:style-name="ce4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/>
          <table:table-cell table:style-name="ce11"/>
          <table:table-cell table:style-name="ce41" table:number-columns-repeated="4"/>
          <table:table-cell table:style-name="ce42">
            <office:annotation draw:style-name="gr12" draw:text-style-name="P2" svg:width="2.581cm" svg:height="4.836cm" svg:x="12.685cm" svg:y="15.682cm" draw:caption-point-x="-0.211cm" draw:caption-point-y="1.922cm">
              <dc:date>2022-03-21T00:00:00</dc:date>
              <text:p text:style-name="P1">Prost vikend 10./11.3., pa v petek 9.3. <text:s/>ce gre dopoldan</text:p>
              <text:p text:style-name="P1">X ali LD 13.3.</text:p>
              <text:p text:style-name="P1">Bruselj bo izgleda 17.-22.3.-SO?</text:p>
              <text:p text:style-name="P1">Prost vikend 24./25.3.</text:p>
              <text:p text:style-name="P1">LD 30.3-1.4.</text:p>
            </office:annotation>
          </table:table-cell>
          <table:table-cell table:style-name="ce79" office:value-type="string" calcext:value-type="string">
            <office:annotation draw:style-name="gr4" draw:text-style-name="P2" svg:width="2.662cm" svg:height="0.688cm" svg:x="13.634cm" svg:y="15.682cm" draw:caption-point-x="-0.2cm" draw:caption-point-y="1.922cm">
              <dc:date>2022-03-21T00:00:00</dc:date>
              <text:p text:style-name="P1">Ne od 8-12.</text:p>
            </office:annotation>
            <text:p>HOL</text:p>
          </table:table-cell>
          <table:table-cell table:style-name="ce46" office:value-type="string" calcext:value-type="string">
            <text:p>MŠŠ</text:p>
          </table:table-cell>
          <table:table-cell table:style-name="ce80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80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 calcext:value-type="float">
            <text:p>0</text:p>
          </table:table-cell>
          <table:table-cell table:style-name="ce80" table:formula="of:=COUNTIF([.C26:.L26];&quot;51&quot;)+COUNTIF([.C26:.L26];&quot;51$&quot;)+COUNTIF([.C26:.L26];&quot;51☻&quot;)" office:value-type="float" office:value="0" calcext:value-type="float">
            <text:p>0</text:p>
          </table:table-cell>
          <table:table-cell table:style-name="ce80" table:formula="of:=COUNTIF([.C26:.L26];&quot;52&quot;)+COUNTIF([.C26:.L26];&quot;52$&quot;)+COUNTIF([.C26:.L26];&quot;52☻&quot;)" office:value-type="float" office:value="0" calcext:value-type="float">
            <text:p>0</text:p>
          </table:table-cell>
          <table:table-cell table:style-name="ce80" table:formula="of:=COUNTIF([.C26:.L26];&quot;51¶&quot;)" office:value-type="float" office:value="0" calcext:value-type="float">
            <text:p>0</text:p>
          </table:table-cell>
          <table:table-cell table:style-name="ce80" table:formula="of:=COUNTIF([.C26:.L26];&quot;52¶&quot;)" office:value-type="float" office:value="0" calcext:value-type="float">
            <text:p>0</text:p>
          </table:table-cell>
          <table:table-cell table:style-name="ce80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80" table:formula="of:=COUNTIF([.C26:.L26];&quot;KVIT&quot;)+COUNTIF([.C26:.L26];&quot;KVIT☻&quot;)+COUNTIF([.C26:.L26];&quot;kvit$&quot;)" office:value-type="float" office:value="0" calcext:value-type="float">
            <text:p>0</text:p>
          </table:table-cell>
          <table:table-cell table:style-name="ce81" table:formula="of:=COUNTBLANK([.C26:.L26])" office:value-type="float" office:value="9" calcext:value-type="float">
            <text:p>9</text:p>
          </table:table-cell>
          <table:table-cell table:style-name="ce82" table:formula="of:=COUNTIF([.C26:.L26];&quot;x&quot;)" office:value-type="float" office:value="0" calcext:value-type="float">
            <text:p>0</text:p>
          </table:table-cell>
          <table:table-cell table:style-name="ce83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 calcext:value-type="float">
            <text:p>0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3-26" calcext:value-type="date">
            <text:p>26. III. 12</text:p>
          </table:table-cell>
          <table:table-cell table:style-name="ce74" table:formula="of:=TEXT([.A27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8" office:value-type="string" calcext:value-type="string">
            <text:p>ŠOŠ</text:p>
          </table:table-cell>
          <table:table-cell table:style-name="ce29" office:value-type="string" calcext:value-type="string">
            <text:p>KOS</text:p>
          </table:table-cell>
          <table:table-cell table:style-name="ce80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80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 calcext:value-type="float">
            <text:p>1</text:p>
          </table:table-cell>
          <table:table-cell table:style-name="ce80" table:formula="of:=COUNTIF([.C27:.L27];&quot;51&quot;)+COUNTIF([.C27:.L27];&quot;51$&quot;)+COUNTIF([.C27:.L27];&quot;51☻&quot;)" office:value-type="float" office:value="1" calcext:value-type="float">
            <text:p>1</text:p>
          </table:table-cell>
          <table:table-cell table:style-name="ce80" table:formula="of:=COUNTIF([.C27:.L27];&quot;52&quot;)+COUNTIF([.C27:.L27];&quot;52$&quot;)+COUNTIF([.C27:.L27];&quot;52☻&quot;)" office:value-type="float" office:value="1" calcext:value-type="float">
            <text:p>1</text:p>
          </table:table-cell>
          <table:table-cell table:style-name="ce80" table:formula="of:=COUNTIF([.C27:.L27];&quot;51¶&quot;)" office:value-type="float" office:value="1" calcext:value-type="float">
            <text:p>1</text:p>
          </table:table-cell>
          <table:table-cell table:style-name="ce80" table:formula="of:=COUNTIF([.C27:.L27];&quot;52¶&quot;)" office:value-type="float" office:value="0" calcext:value-type="float">
            <text:p>0</text:p>
          </table:table-cell>
          <table:table-cell table:style-name="ce80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80" table:formula="of:=COUNTIF([.C27:.L27];&quot;KVIT&quot;)+COUNTIF([.C27:.L27];&quot;KVIT☻&quot;)+COUNTIF([.C27:.L27];&quot;kvit$&quot;)" office:value-type="float" office:value="2" calcext:value-type="float">
            <text:p>2</text:p>
          </table:table-cell>
          <table:table-cell table:style-name="ce81" table:formula="of:=COUNTBLANK([.C27:.L27])" office:value-type="float" office:value="0" calcext:value-type="float">
            <text:p>0</text:p>
          </table:table-cell>
          <table:table-cell table:style-name="ce82" table:formula="of:=COUNTIF([.C27:.L27];&quot;x&quot;)" office:value-type="float" office:value="1" calcext:value-type="float">
            <text:p>1</text:p>
          </table:table-cell>
          <table:table-cell table:style-name="ce83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 calcext:value-type="float">
            <text:p>2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3-27" calcext:value-type="date">
            <text:p>27. III. 12</text:p>
          </table:table-cell>
          <table:table-cell table:style-name="ce74" table:formula="of:=TEXT([.A28];&quot;Ddd&quot;)" office:value-type="string" office:string-value="tor" calcext:value-type="string">
            <text:p>tor</text:p>
          </table:table-cell>
          <table:table-cell table:style-name="ce35" office:value-type="string" calcext:value-type="string">
            <office:annotation draw:style-name="gr5" draw:text-style-name="P2" svg:width="2.731cm" svg:height="0.687cm" svg:x="4.104cm" svg:y="17.09cm" draw:caption-point-x="-0.222cm" draw:caption-point-y="1.922cm">
              <dc:date>2022-03-21T00:00:00</dc:date>
              <text:p text:style-name="P1">Vaje 8-13</text:p>
            </office:annotation>
            <text:p>MF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6" office:value-type="string" calcext:value-type="string">
            <office:annotation draw:style-name="gr8" draw:text-style-name="P2" svg:width="2.662cm" svg:height="0.933cm" svg:x="13.634cm" svg:y="18.359cm" draw:caption-point-x="-0.2cm" draw:caption-point-y="0.653cm">
              <dc:date>2022-03-21T00:00:00</dc:date>
              <text:p text:style-name="P1">Ne vikenda 23 in 24 marec</text:p>
            </office:annotation>
            <text:p>SKR</text:p>
          </table:table-cell>
          <table:table-cell table:style-name="ce29" office:value-type="string" calcext:value-type="string">
            <text:p>PIN</text:p>
          </table:table-cell>
          <table:table-cell table:style-name="ce80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80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 calcext:value-type="float">
            <text:p>0</text:p>
          </table:table-cell>
          <table:table-cell table:style-name="ce80" table:formula="of:=COUNTIF([.C28:.L28];&quot;51&quot;)+COUNTIF([.C28:.L28];&quot;51$&quot;)+COUNTIF([.C28:.L28];&quot;51☻&quot;)" office:value-type="float" office:value="1" calcext:value-type="float">
            <text:p>1</text:p>
          </table:table-cell>
          <table:table-cell table:style-name="ce80" table:formula="of:=COUNTIF([.C28:.L28];&quot;52&quot;)+COUNTIF([.C28:.L28];&quot;52$&quot;)+COUNTIF([.C28:.L28];&quot;52☻&quot;)" office:value-type="float" office:value="1" calcext:value-type="float">
            <text:p>1</text:p>
          </table:table-cell>
          <table:table-cell table:style-name="ce80" table:formula="of:=COUNTIF([.C28:.L28];&quot;51¶&quot;)" office:value-type="float" office:value="0" calcext:value-type="float">
            <text:p>0</text:p>
          </table:table-cell>
          <table:table-cell table:style-name="ce80" table:formula="of:=COUNTIF([.C28:.L28];&quot;52¶&quot;)" office:value-type="float" office:value="1" calcext:value-type="float">
            <text:p>1</text:p>
          </table:table-cell>
          <table:table-cell table:style-name="ce80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80" table:formula="of:=COUNTIF([.C28:.L28];&quot;KVIT&quot;)+COUNTIF([.C28:.L28];&quot;KVIT☻&quot;)+COUNTIF([.C28:.L28];&quot;kvit$&quot;)" office:value-type="float" office:value="2" calcext:value-type="float">
            <text:p>2</text:p>
          </table:table-cell>
          <table:table-cell table:style-name="ce81" table:formula="of:=COUNTBLANK([.C28:.L28])" office:value-type="float" office:value="0" calcext:value-type="float">
            <text:p>0</text:p>
          </table:table-cell>
          <table:table-cell table:style-name="ce82" table:formula="of:=COUNTIF([.C28:.L28];&quot;x&quot;)" office:value-type="float" office:value="1" calcext:value-type="float">
            <text:p>1</text:p>
          </table:table-cell>
          <table:table-cell table:style-name="ce83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 calcext:value-type="float">
            <text:p>2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3-28" calcext:value-type="date">
            <text:p>28. III. 12</text:p>
          </table:table-cell>
          <table:table-cell table:style-name="ce74" table:formula="of:=TEXT([.A29];&quot;Ddd&quot;)" office:value-type="string" office:string-value="sre" calcext:value-type="string">
            <text:p>sre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5" office:value-type="string" calcext:value-type="string">
            <office:annotation draw:style-name="gr4" draw:text-style-name="P2" svg:width="2.731cm" svg:height="0.688cm" svg:x="5.039cm" svg:y="17.793cm" draw:caption-point-x="-0.222cm" draw:caption-point-y="1.923cm">
              <dc:date>2022-03-21T00:00:00</dc:date>
              <text:p text:style-name="P1">Vaje 8-13</text:p>
            </office:annotation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78" office:value-type="string" calcext:value-type="string">
            <text:p>RAV</text:p>
          </table:table-cell>
          <table:table-cell table:style-name="ce29" office:value-type="string" calcext:value-type="string">
            <text:p>DAN</text:p>
          </table:table-cell>
          <table:table-cell table:style-name="ce80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80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 calcext:value-type="float">
            <text:p>0</text:p>
          </table:table-cell>
          <table:table-cell table:style-name="ce80" table:formula="of:=COUNTIF([.C29:.L29];&quot;51&quot;)+COUNTIF([.C29:.L29];&quot;51$&quot;)+COUNTIF([.C29:.L29];&quot;51☻&quot;)" office:value-type="float" office:value="1" calcext:value-type="float">
            <text:p>1</text:p>
          </table:table-cell>
          <table:table-cell table:style-name="ce80" table:formula="of:=COUNTIF([.C29:.L29];&quot;52&quot;)+COUNTIF([.C29:.L29];&quot;52$&quot;)+COUNTIF([.C29:.L29];&quot;52☻&quot;)" office:value-type="float" office:value="1" calcext:value-type="float">
            <text:p>1</text:p>
          </table:table-cell>
          <table:table-cell table:style-name="ce80" table:formula="of:=COUNTIF([.C29:.L29];&quot;51¶&quot;)" office:value-type="float" office:value="0" calcext:value-type="float">
            <text:p>0</text:p>
          </table:table-cell>
          <table:table-cell table:style-name="ce80" table:formula="of:=COUNTIF([.C29:.L29];&quot;52¶&quot;)" office:value-type="float" office:value="1" calcext:value-type="float">
            <text:p>1</text:p>
          </table:table-cell>
          <table:table-cell table:style-name="ce80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80" table:formula="of:=COUNTIF([.C29:.L29];&quot;KVIT&quot;)+COUNTIF([.C29:.L29];&quot;KVIT☻&quot;)+COUNTIF([.C29:.L29];&quot;kvit$&quot;)" office:value-type="float" office:value="2" calcext:value-type="float">
            <text:p>2</text:p>
          </table:table-cell>
          <table:table-cell table:style-name="ce81" table:formula="of:=COUNTBLANK([.C29:.L29])" office:value-type="float" office:value="0" calcext:value-type="float">
            <text:p>0</text:p>
          </table:table-cell>
          <table:table-cell table:style-name="ce82" table:formula="of:=COUNTIF([.C29:.L29];&quot;x&quot;)" office:value-type="float" office:value="0" calcext:value-type="float">
            <text:p>0</text:p>
          </table:table-cell>
          <table:table-cell table:style-name="ce83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 calcext:value-type="float">
            <text:p>2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3-29" calcext:value-type="date">
            <text:p>29. III. 12</text:p>
          </table:table-cell>
          <table:table-cell table:style-name="ce74" table:formula="of:=TEXT([.A30];&quot;Ddd&quot;)" office:value-type="string" office:string-value="čet" calcext:value-type="string">
            <text:p>če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78" office:value-type="string" calcext:value-type="string">
            <office:annotation draw:style-name="gr4" draw:text-style-name="P2" svg:width="2.662cm" svg:height="0.688cm" svg:x="13.634cm" svg:y="18.497cm" draw:caption-point-x="-0.2cm" draw:caption-point-y="1.922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DAN</text:p>
          </table:table-cell>
          <table:table-cell table:style-name="ce80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80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 calcext:value-type="float">
            <text:p>0</text:p>
          </table:table-cell>
          <table:table-cell table:style-name="ce80" table:formula="of:=COUNTIF([.C30:.L30];&quot;51&quot;)+COUNTIF([.C30:.L30];&quot;51$&quot;)+COUNTIF([.C30:.L30];&quot;51☻&quot;)" office:value-type="float" office:value="0" calcext:value-type="float">
            <text:p>0</text:p>
          </table:table-cell>
          <table:table-cell table:style-name="ce80" table:formula="of:=COUNTIF([.C30:.L30];&quot;52&quot;)+COUNTIF([.C30:.L30];&quot;52$&quot;)+COUNTIF([.C30:.L30];&quot;52☻&quot;)" office:value-type="float" office:value="1" calcext:value-type="float">
            <text:p>1</text:p>
          </table:table-cell>
          <table:table-cell table:style-name="ce80" table:formula="of:=COUNTIF([.C30:.L30];&quot;51¶&quot;)" office:value-type="float" office:value="0" calcext:value-type="float">
            <text:p>0</text:p>
          </table:table-cell>
          <table:table-cell table:style-name="ce80" table:formula="of:=COUNTIF([.C30:.L30];&quot;52¶&quot;)" office:value-type="float" office:value="1" calcext:value-type="float">
            <text:p>1</text:p>
          </table:table-cell>
          <table:table-cell table:style-name="ce80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80" table:formula="of:=COUNTIF([.C30:.L30];&quot;KVIT&quot;)+COUNTIF([.C30:.L30];&quot;KVIT☻&quot;)+COUNTIF([.C30:.L30];&quot;kvit$&quot;)" office:value-type="float" office:value="2" calcext:value-type="float">
            <text:p>2</text:p>
          </table:table-cell>
          <table:table-cell table:style-name="ce81" table:formula="of:=COUNTBLANK([.C30:.L30])" office:value-type="float" office:value="0" calcext:value-type="float">
            <text:p>0</text:p>
          </table:table-cell>
          <table:table-cell table:style-name="ce82" table:formula="of:=COUNTIF([.C30:.L30];&quot;x&quot;)" office:value-type="float" office:value="2" calcext:value-type="float">
            <text:p>2</text:p>
          </table:table-cell>
          <table:table-cell table:style-name="ce83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1" calcext:value-type="float">
            <text:p>1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2-03-30" calcext:value-type="date">
            <text:p>30. III. 12</text:p>
          </table:table-cell>
          <table:table-cell table:style-name="ce74" table:formula="of:=TEXT([.A31];&quot;Ddd&quot;)" office:value-type="string" office:string-value="pet" calcext:value-type="string">
            <text:p>p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8" office:value-type="string" calcext:value-type="string">
            <text:p>PIN</text:p>
          </table:table-cell>
          <table:table-cell table:style-name="ce29" office:value-type="string" calcext:value-type="string">
            <text:p>DAN</text:p>
          </table:table-cell>
          <table:table-cell table:style-name="ce80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80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 calcext:value-type="float">
            <text:p>1</text:p>
          </table:table-cell>
          <table:table-cell table:style-name="ce80" table:formula="of:=COUNTIF([.C31:.L31];&quot;51&quot;)+COUNTIF([.C31:.L31];&quot;51$&quot;)+COUNTIF([.C31:.L31];&quot;51☻&quot;)" office:value-type="float" office:value="1" calcext:value-type="float">
            <text:p>1</text:p>
          </table:table-cell>
          <table:table-cell table:style-name="ce80" table:formula="of:=COUNTIF([.C31:.L31];&quot;52&quot;)+COUNTIF([.C31:.L31];&quot;52$&quot;)+COUNTIF([.C31:.L31];&quot;52☻&quot;)" office:value-type="float" office:value="1" calcext:value-type="float">
            <text:p>1</text:p>
          </table:table-cell>
          <table:table-cell table:style-name="ce80" table:formula="of:=COUNTIF([.C31:.L31];&quot;51¶&quot;)" office:value-type="float" office:value="0" calcext:value-type="float">
            <text:p>0</text:p>
          </table:table-cell>
          <table:table-cell table:style-name="ce80" table:formula="of:=COUNTIF([.C31:.L31];&quot;52¶&quot;)" office:value-type="float" office:value="1" calcext:value-type="float">
            <text:p>1</text:p>
          </table:table-cell>
          <table:table-cell table:style-name="ce80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80" table:formula="of:=COUNTIF([.C31:.L31];&quot;KVIT&quot;)+COUNTIF([.C31:.L31];&quot;KVIT☻&quot;)+COUNTIF([.C31:.L31];&quot;kvit$&quot;)" office:value-type="float" office:value="0" calcext:value-type="float">
            <text:p>0</text:p>
          </table:table-cell>
          <table:table-cell table:style-name="ce81" table:formula="of:=COUNTBLANK([.C31:.L31])" office:value-type="float" office:value="0" calcext:value-type="float">
            <text:p>0</text:p>
          </table:table-cell>
          <table:table-cell table:style-name="ce82" table:formula="of:=COUNTIF([.C31:.L31];&quot;x&quot;)" office:value-type="float" office:value="0" calcext:value-type="float">
            <text:p>0</text:p>
          </table:table-cell>
          <table:table-cell table:style-name="ce83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2-03-31" calcext:value-type="date">
            <text:p>31. III. 12</text:p>
          </table:table-cell>
          <table:table-cell table:style-name="ce75" table:formula="of:=TEXT([.A32];&quot;Ddd&quot;)" office:value-type="string" office:string-value="sob" calcext:value-type="string">
            <text:p>sob</text:p>
          </table:table-cell>
          <table:table-cell table:style-name="ce4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/>
          <table:table-cell table:style-name="ce3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1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2"/>
          <table:table-cell table:style-name="ce42">
            <office:annotation draw:style-name="gr16" draw:text-style-name="P2" svg:width="2.581cm" svg:height="4.816cm" svg:x="12.685cm" svg:y="19.905cm" draw:caption-point-x="-0.211cm" draw:caption-point-y="1.922cm">
              <dc:date>2022-03-21T00:00:00</dc:date>
              <text:p text:style-name="P1">Prost vikend 10./11.3., pa v petek 9.3. <text:s/>ce gre dopoldan</text:p>
              <text:p text:style-name="P1">X ali LD 13.3.</text:p>
              <text:p text:style-name="P1">Bruselj bo izgleda 17.-22.3.-SO?</text:p>
              <text:p text:style-name="P1">Prost vikend 24./25.3.</text:p>
              <text:p text:style-name="P1">LD 30.3-1.4.</text:p>
            </office:annotation>
          </table:table-cell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KOS</text:p>
          </table:table-cell>
          <table:table-cell table:style-name="ce80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2" calcext:value-type="float">
            <text:p>2</text:p>
          </table:table-cell>
          <table:table-cell table:style-name="ce80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1" calcext:value-type="float">
            <text:p>1</text:p>
          </table:table-cell>
          <table:table-cell table:style-name="ce80" table:formula="of:=COUNTIF([.C32:.L32];&quot;51&quot;)+COUNTIF([.C32:.L32];&quot;51$&quot;)+COUNTIF([.C32:.L32];&quot;51☻&quot;)" office:value-type="float" office:value="0" calcext:value-type="float">
            <text:p>0</text:p>
          </table:table-cell>
          <table:table-cell table:style-name="ce80" table:formula="of:=COUNTIF([.C32:.L32];&quot;52&quot;)+COUNTIF([.C32:.L32];&quot;52$&quot;)+COUNTIF([.C32:.L32];&quot;52☻&quot;)" office:value-type="float" office:value="0" calcext:value-type="float">
            <text:p>0</text:p>
          </table:table-cell>
          <table:table-cell table:style-name="ce80" table:formula="of:=COUNTIF([.C32:.L32];&quot;51¶&quot;)" office:value-type="float" office:value="0" calcext:value-type="float">
            <text:p>0</text:p>
          </table:table-cell>
          <table:table-cell table:style-name="ce80" table:formula="of:=COUNTIF([.C32:.L32];&quot;52¶&quot;)" office:value-type="float" office:value="0" calcext:value-type="float">
            <text:p>0</text:p>
          </table:table-cell>
          <table:table-cell table:style-name="ce80" table:formula="of:=COUNTIF([.C32:.L32];&quot;U&quot;)+COUNTIF([.C32:.L32];&quot;U☻&quot;)+COUNTIF([.C32:.L32];&quot;U☺&quot;)" office:value-type="float" office:value="0" calcext:value-type="float">
            <text:p>0</text:p>
          </table:table-cell>
          <table:table-cell table:style-name="ce80" table:formula="of:=COUNTIF([.C32:.L32];&quot;KVIT&quot;)+COUNTIF([.C32:.L32];&quot;KVIT☻&quot;)+COUNTIF([.C32:.L32];&quot;kvit$&quot;)" office:value-type="float" office:value="0" calcext:value-type="float">
            <text:p>0</text:p>
          </table:table-cell>
          <table:table-cell table:style-name="ce81" table:formula="of:=COUNTBLANK([.C32:.L32])" office:value-type="float" office:value="7" calcext:value-type="float">
            <text:p>7</text:p>
          </table:table-cell>
          <table:table-cell table:style-name="ce82" table:formula="of:=COUNTIF([.C32:.L32];&quot;x&quot;)" office:value-type="float" office:value="0" calcext:value-type="float">
            <text:p>0</text:p>
          </table:table-cell>
          <table:table-cell table:style-name="ce83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8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 calcext:value-type="float">
            <text:p>0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2" calcext:value-type="float">
            <text:p>2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2" calcext:value-type="float">
            <text:p>2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 calcext:value-type="float">
            <text:p>6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 calcext:value-type="float">
            <text:p>0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 calcext:value-type="float">
            <text:p>1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 calcext:value-type="float">
            <text:p>0</text:p>
          </table:table-cell>
          <table:table-cell table:style-name="ce32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6" calcext:value-type="float">
            <text:p>6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 calcext:value-type="float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2" calcext:value-type="float">
            <text:p>2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0" calcext:value-type="float">
            <text:p>0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 calcext:value-type="float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 calcext:value-type="float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 calcext:value-type="float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6" calcext:value-type="float">
            <text:p>6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4" calcext:value-type="float">
            <text:p>4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6" calcext:value-type="float">
            <text:p>6</text:p>
          </table:table-cell>
          <table:table-cell table:style-name="ce33" table:formula="of:=SUM([.D35:.D36])" office:value-type="float" office:value="7" calcext:value-type="float">
            <text:p>7</text:p>
          </table:table-cell>
          <table:table-cell table:style-name="ce33" table:formula="of:=SUM([.E35:.E36])" office:value-type="float" office:value="4" calcext:value-type="float">
            <text:p>4</text:p>
          </table:table-cell>
          <table:table-cell table:style-name="ce33" table:formula="of:=SUM([.F35:.F36])" office:value-type="float" office:value="0" calcext:value-type="float">
            <text:p>0</text:p>
          </table:table-cell>
          <table:table-cell table:style-name="ce33" table:formula="of:=SUM([.G35:.G36])" office:value-type="float" office:value="6" calcext:value-type="float">
            <text:p>6</text:p>
          </table:table-cell>
          <table:table-cell table:style-name="ce33" table:formula="of:=SUM([.H35:.H36])" office:value-type="float" office:value="3" calcext:value-type="float">
            <text:p>3</text:p>
          </table:table-cell>
          <table:table-cell table:style-name="ce33" table:formula="of:=SUM([.I35:.I36])" office:value-type="float" office:value="2" calcext:value-type="float">
            <text:p>2</text:p>
          </table:table-cell>
          <table:table-cell table:style-name="ce33" table:formula="of:=SUM([.J35:.J36])" office:value-type="float" office:value="5" calcext:value-type="float">
            <text:p>5</text:p>
          </table:table-cell>
          <table:table-cell table:style-name="ce33" table:formula="of:=SUM([.K35:.K36])" office:value-type="float" office:value="6" calcext:value-type="float">
            <text:p>6</text:p>
          </table:table-cell>
          <table:table-cell table:style-name="ce33" table:formula="of:=SUM([.L35:.L36])" office:value-type="float" office:value="4" calcext:value-type="float">
            <text:p>4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5" calcext:value-type="float">
            <text:p>5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7" calcext:value-type="float">
            <text:p>7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2" calcext:value-type="float">
            <text:p>2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2" calcext:value-type="float">
            <text:p>2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7" calcext:value-type="float">
            <text:p>7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8" calcext:value-type="float">
            <text:p>8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9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64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1" calcext:value-type="float">
            <text:p>1</text:p>
          </table:table-cell>
          <table:table-cell table:style-name="ce34" table:formula="of:=COUNTIF([.D2:.D32];&quot;D&quot;)" office:value-type="float" office:value="0" calcext:value-type="float">
            <text:p>0</text:p>
          </table:table-cell>
          <table:table-cell table:style-name="ce34" table:formula="of:=COUNTIF([.E2:.E32];&quot;D&quot;)" office:value-type="float" office:value="7" calcext:value-type="float">
            <text:p>7</text:p>
          </table:table-cell>
          <table:table-cell table:style-name="ce34" table:formula="of:=COUNTIF([.F2:.F32];&quot;D&quot;)" office:value-type="float" office:value="0" calcext:value-type="float">
            <text:p>0</text:p>
          </table:table-cell>
          <table:table-cell table:style-name="ce34" table:formula="of:=COUNTIF([.G2:.G32];&quot;D&quot;)" office:value-type="float" office:value="0" calcext:value-type="float">
            <text:p>0</text:p>
          </table:table-cell>
          <table:table-cell table:style-name="ce34" table:formula="of:=COUNTIF([.H2:.H32];&quot;D&quot;)" office:value-type="float" office:value="13" calcext:value-type="float">
            <text:p>13</text:p>
          </table:table-cell>
          <table:table-cell table:style-name="ce34" table:formula="of:=COUNTIF([.I2:.I32];&quot;D&quot;)" office:value-type="float" office:value="0" calcext:value-type="float">
            <text:p>0</text:p>
          </table:table-cell>
          <table:table-cell table:style-name="ce34" table:formula="of:=COUNTIF([.J2:.J32];&quot;D&quot;)" office:value-type="float" office:value="7" calcext:value-type="float">
            <text:p>7</text:p>
          </table:table-cell>
          <table:table-cell table:style-name="ce34" table:formula="of:=COUNTIF([.K2:.K32];&quot;D&quot;)" office:value-type="float" office:value="5" calcext:value-type="float">
            <text:p>5</text:p>
          </table:table-cell>
          <table:table-cell table:style-name="ce34" table:formula="of:=COUNTIF([.L2:.L32];&quot;D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2" calcext:value-type="float">
            <text:p>2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1" calcext:value-type="float">
            <text:p>1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6" calcext:value-type="float">
            <text:p>6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1" calcext:value-type="float">
            <text:p>1</text:p>
          </table:table-cell>
          <table:table-cell table:style-name="ce34" table:formula="of:=COUNTIF([.L2:.L32];&quot;SO&quot;)" office:value-type="float" office:value="6" calcext:value-type="float">
            <text:p>6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21" calcext:value-type="float">
            <text:p>21</text:p>
          </table:table-cell>
          <table:table-cell table:style-name="ce34" table:formula="of:=COUNTIF([.G2:.G32];&quot;BOL&quot;)" office:value-type="float" office:value="5" calcext:value-type="float">
            <text:p>5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11" calcext:value-type="float">
            <text:p>11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3" calcext:value-type="float">
            <text:p>3</text:p>
          </table:table-cell>
          <table:table-cell table:style-name="ce34" table:formula="of:=COUNTIF([.D2:.D32];&quot;X&quot;)" office:value-type="float" office:value="2" calcext:value-type="float">
            <text:p>2</text:p>
          </table:table-cell>
          <table:table-cell table:style-name="ce34" table:formula="of:=COUNTIF([.E2:.E32];&quot;X&quot;)" office:value-type="float" office:value="2" calcext:value-type="float">
            <text:p>2</text:p>
          </table:table-cell>
          <table:table-cell table:style-name="ce34" table:formula="of:=COUNTIF([.F2:.F32];&quot;X&quot;)" office:value-type="float" office:value="0" calcext:value-type="float">
            <text:p>0</text:p>
          </table:table-cell>
          <table:table-cell table:style-name="ce34" table:formula="of:=COUNTIF([.G2:.G32];&quot;X&quot;)" office:value-type="float" office:value="1" calcext:value-type="float">
            <text:p>1</text:p>
          </table:table-cell>
          <table:table-cell table:style-name="ce34" table:formula="of:=COUNTIF([.H2:.H32];&quot;X&quot;)" office:value-type="float" office:value="0" calcext:value-type="float">
            <text:p>0</text:p>
          </table:table-cell>
          <table:table-cell table:style-name="ce34" table:formula="of:=COUNTIF([.I2:.I32];&quot;X&quot;)" office:value-type="float" office:value="1" calcext:value-type="float">
            <text:p>1</text:p>
          </table:table-cell>
          <table:table-cell table:style-name="ce34" table:formula="of:=COUNTIF([.J2:.J32];&quot;X&quot;)" office:value-type="float" office:value="3" calcext:value-type="float">
            <text:p>3</text:p>
          </table:table-cell>
          <table:table-cell table:style-name="ce34" table:formula="of:=COUNTIF([.K2:.K32];&quot;X&quot;)" office:value-type="float" office:value="1" calcext:value-type="float">
            <text:p>1</text:p>
          </table:table-cell>
          <table:table-cell table:style-name="ce34" table:formula="of:=COUNTIF([.L2:.L32];&quot;X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N2:.N32];&quot;KOS&quot;)" office:value-type="float" office:value="6" calcext:value-type="float">
            <text:p>6</text:p>
          </table:table-cell>
          <table:table-cell table:style-name="ce34" table:formula="of:=COUNTIF([.N2:.N32];&quot;ŠOŠ&quot;)" office:value-type="float" office:value="5" calcext:value-type="float">
            <text:p>5</text:p>
          </table:table-cell>
          <table:table-cell table:style-name="ce34" table:formula="of:=COUNTIF([.N2:.N32];&quot;PIN&quot;)" office:value-type="float" office:value="4" calcext:value-type="float">
            <text:p>4</text:p>
          </table:table-cell>
          <table:table-cell table:style-name="ce34" table:formula="of:=COUNTIF([.N2:.N32];&quot;KON&quot;)" office:value-type="float" office:value="0" calcext:value-type="float">
            <text:p>0</text:p>
          </table:table-cell>
          <table:table-cell table:style-name="ce34" table:formula="of:=COUNTIF([.N2:.N32];&quot;oro&quot;)" office:value-type="float" office:value="0" calcext:value-type="float">
            <text:p>0</text:p>
          </table:table-cell>
          <table:table-cell table:style-name="ce34" table:formula="of:=COUNTIF([.N2:.N32];&quot;AND&quot;)" office:value-type="float" office:value="6" calcext:value-type="float">
            <text:p>6</text:p>
          </table:table-cell>
          <table:table-cell table:style-name="ce34" table:formula="of:=COUNTIF([.N2:.N32];&quot;ROD&quot;)" office:value-type="float" office:value="0" calcext:value-type="float">
            <text:p>0</text:p>
          </table:table-cell>
          <table:table-cell table:style-name="ce34" table:formula="of:=COUNTIF([.N2:.N32];&quot;DAN&quot;)" office:value-type="float" office:value="5" calcext:value-type="float">
            <text:p>5</text:p>
          </table:table-cell>
          <table:table-cell table:style-name="ce34" table:formula="of:=COUNTIF([.N2:.N32];&quot;MŠŠ&quot;)" office:value-type="float" office:value="2" calcext:value-type="float">
            <text:p>2</text:p>
          </table:table-cell>
          <table:table-cell table:style-name="ce34" table:formula="of:=COUNTIF([.N2:.N32];&quot;ŠTU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 calcext:value-type="float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3" calcext:value-type="float">
            <text:p>3</text:p>
          </table:table-cell>
          <table:table-cell table:style-name="ce1" table:formula="of:=COUNTIF([.E2:.E32];&quot;51¶&quot;)+COUNTIF([.E2:.E32];&quot;52¶&quot;)+COUNTIF([.E2:.E32];&quot;kvit¶&quot;)" office:value-type="float" office:value="4" calcext:value-type="float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0" calcext:value-type="float">
            <text:p>0</text:p>
          </table:table-cell>
          <table:table-cell table:style-name="ce1" table:formula="of:=COUNTIF([.G2:.G32];&quot;51¶&quot;)+COUNTIF([.G2:.G32];&quot;52¶&quot;)+COUNTIF([.G2:.G32];&quot;kvit¶&quot;)" office:value-type="float" office:value="4" calcext:value-type="float">
            <text:p>4</text:p>
          </table:table-cell>
          <table:table-cell table:style-name="ce1" table:formula="of:=COUNTIF([.H2:.H32];&quot;51¶&quot;)+COUNTIF([.H2:.H32];&quot;52¶&quot;)+COUNTIF([.H2:.H32];&quot;kvit¶&quot;)" office:value-type="float" office:value="2" calcext:value-type="float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1" calcext:value-type="float">
            <text:p>1</text:p>
          </table:table-cell>
          <table:table-cell table:style-name="ce1" table:formula="of:=COUNTIF([.J2:.J32];&quot;51¶&quot;)+COUNTIF([.J2:.J32];&quot;52¶&quot;)+COUNTIF([.J2:.J32];&quot;kvit¶&quot;)" office:value-type="float" office:value="2" calcext:value-type="float">
            <text:p>2</text:p>
          </table:table-cell>
          <table:table-cell table:style-name="ce1" table:formula="of:=COUNTIF([.K2:.K32];&quot;51¶&quot;)+COUNTIF([.K2:.K32];&quot;52¶&quot;)+COUNTIF([.K2:.K32];&quot;kvit¶&quot;)" office:value-type="float" office:value="2" calcext:value-type="float">
            <text:p>2</text:p>
          </table:table-cell>
          <table:table-cell table:style-name="ce1" table:formula="of:=COUNTIF([.L2:.L32];&quot;51¶&quot;)+COUNTIF([.L2:.L32];&quot;52¶&quot;)+COUNTIF([.L2:.L32];&quot;kvit¶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 calcext:value-type="float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1" calcext:value-type="float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marec.B2:marec.B32">
            <calcext:condition calcext:apply-style-name="ConditionalStyle_19" calcext:value="=&quot;sob&quot;" calcext:base-cell-address="marec.B2"/>
            <calcext:condition calcext:apply-style-name="ConditionalStyle_20" calcext:value="=&quot;ned&quot;" calcext:base-cell-address="marec.B2"/>
          </calcext:conditional-format>
          <calcext:conditional-format calcext:target-range-address="marec.O2:marec.V32">
            <calcext:condition calcext:apply-style-name="ConditionalStyle_21" calcext:value="&lt;1" calcext:base-cell-address="marec.O2"/>
            <calcext:condition calcext:apply-style-name="ConditionalStyle_22" calcext:value="&gt;1" calcext:base-cell-address="marec.O2"/>
          </calcext:conditional-format>
          <calcext:conditional-format calcext:target-range-address="marec.W2:marec.W32">
            <calcext:condition calcext:apply-style-name="ConditionalStyle_23" calcext:value="!=0" calcext:base-cell-address="marec.W2"/>
          </calcext:conditional-format>
          <calcext:conditional-format calcext:target-range-address="marec.X2:marec.X32">
            <calcext:condition calcext:apply-style-name="ConditionalStyle_24" calcext:value="=1" calcext:base-cell-address="marec.X2"/>
            <calcext:condition calcext:apply-style-name="ConditionalStyle_25" calcext:value="&gt;1" calcext:base-cell-address="marec.X2"/>
          </calcext:conditional-format>
          <calcext:conditional-format calcext:target-range-address="marec.Y2:marec.Y32">
            <calcext:condition calcext:apply-style-name="ConditionalStyle_26" calcext:value="&lt;2" calcext:base-cell-address="marec.Y2"/>
            <calcext:condition calcext:apply-style-name="ConditionalStyle_27" calcext:value="&gt;2" calcext:base-cell-address="marec.Y2"/>
          </calcext:conditional-format>
        </calcext:conditional-formats>
      </table:table>
      <table:table table:name="april" table:style-name="ta5">
        <table:table-column table:style-name="co21" table:default-cell-style-name="ce17"/>
        <table:table-column table:style-name="co17" table:number-columns-repeated="2" table:default-cell-style-name="ce17"/>
        <table:table-column table:style-name="co22" table:default-cell-style-name="ce17"/>
        <table:table-column table:style-name="co23" table:default-cell-style-name="ce17"/>
        <table:table-column table:style-name="co17" table:number-columns-repeated="2" table:default-cell-style-name="ce17"/>
        <table:table-column table:style-name="co24" table:default-cell-style-name="ce17"/>
        <table:table-column table:style-name="co17" table:number-columns-repeated="2" table:default-cell-style-name="ce17"/>
        <table:table-column table:style-name="co20" table:number-columns-repeated="2" table:default-cell-style-name="ce17"/>
        <table:table-column table:style-name="co25" table:default-cell-style-name="ce17"/>
        <table:table-column table:style-name="co26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MIO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45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54" office:value-type="string" calcext:value-type="string">
            <text:p>☺</text:p>
          </table:table-cell>
          <table:table-cell table:style-name="ce55" table:formula="of:=[$'Vzorci vnosov'.$A$4]" office:value-type="string" office:string-value="51" calcext:value-type="string">
            <text:p>51</text:p>
          </table:table-cell>
          <table:table-cell table:style-name="ce55" table:formula="of:=[$'Vzorci vnosov'.$A$5]" office:value-type="string" office:string-value="52" calcext:value-type="string">
            <text:p>52</text:p>
          </table:table-cell>
          <table:table-cell table:style-name="ce56" table:formula="of:=[$'Vzorci vnosov'.$A$25]" office:value-type="string" office:string-value="51¶" calcext:value-type="string">
            <text:p>51¶</text:p>
          </table:table-cell>
          <table:table-cell table:style-name="ce57" table:formula="of:=[$'Vzorci vnosov'.$A$26]" office:value-type="string" office:string-value="52¶" calcext:value-type="string">
            <text:p>52¶</text:p>
          </table:table-cell>
          <table:table-cell table:style-name="ce58" table:formula="of:=[$'Vzorci vnosov'.$A$8]" office:value-type="string" office:string-value="U" calcext:value-type="string">
            <text:p>U</text:p>
          </table:table-cell>
          <table:table-cell table:style-name="ce55" table:formula="of:=[$'Vzorci vnosov'.$A$6]" office:value-type="string" office:string-value="KVIT" calcext:value-type="string">
            <text:p>KVIT</text:p>
          </table:table-cell>
          <table:table-cell table:style-name="ce59" office:value-type="string" calcext:value-type="string">
            <text:p>Brez</text:p>
          </table:table-cell>
          <table:table-cell table:style-name="ce53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19" office:value-type="date" office:date-value="2012-04-01" calcext:value-type="date">
            <text:p>1. IV. 12</text:p>
          </table:table-cell>
          <table:table-cell table:style-name="ce86" table:formula="of:=TEXT([.A2];&quot;Ddd&quot;)" office:value-type="string" office:string-value="ned" calcext:value-type="string">
            <text:p>ned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/>
          <table:table-cell table:style-name="ce31"/>
          <table:table-cell table:style-name="ce11"/>
          <table:table-cell table:style-name="ce41"/>
          <table:table-cell table:style-name="ce44"/>
          <table:table-cell table:style-name="ce42"/>
          <table:table-cell table:style-name="ce31" table:number-columns-repeated="2"/>
          <table:table-cell table:style-name="ce46" office:value-type="string" calcext:value-type="string">
            <text:p>KOS</text:p>
          </table:table-cell>
          <table:table-cell table:style-name="ce46" office:value-type="string" calcext:value-type="string">
            <text:p>ROD</text:p>
          </table:table-cell>
          <table:table-cell table:style-name="ce89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89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 calcext:value-type="float">
            <text:p>1</text:p>
          </table:table-cell>
          <table:table-cell table:style-name="ce89" table:formula="of:=COUNTIF([.C2:.L2];&quot;51&quot;)+COUNTIF([.C2:.L2];&quot;51$&quot;)+COUNTIF([.C2:.L2];&quot;51☻&quot;)" office:value-type="float" office:value="0" calcext:value-type="float">
            <text:p>0</text:p>
          </table:table-cell>
          <table:table-cell table:style-name="ce89" table:formula="of:=COUNTIF([.C2:.L2];&quot;52&quot;)+COUNTIF([.C2:.L2];&quot;52$&quot;)+COUNTIF([.C2:.L2];&quot;52☻&quot;)" office:value-type="float" office:value="0" calcext:value-type="float">
            <text:p>0</text:p>
          </table:table-cell>
          <table:table-cell table:style-name="ce89" table:formula="of:=COUNTIF([.C2:.L2];&quot;51¶&quot;)" office:value-type="float" office:value="0" calcext:value-type="float">
            <text:p>0</text:p>
          </table:table-cell>
          <table:table-cell table:style-name="ce89" table:formula="of:=COUNTIF([.C2:.L2];&quot;52¶&quot;)" office:value-type="float" office:value="0" calcext:value-type="float">
            <text:p>0</text:p>
          </table:table-cell>
          <table:table-cell table:style-name="ce89" table:formula="of:=COUNTIF([.C2:.L2];&quot;U&quot;)+COUNTIF([.C2:.L2];&quot;U☻&quot;)+COUNTIF([.C2:.L2];&quot;U☺&quot;)" office:value-type="float" office:value="0" calcext:value-type="float">
            <text:p>0</text:p>
          </table:table-cell>
          <table:table-cell table:style-name="ce89" table:formula="of:=COUNTIF([.C2:.L2];&quot;KVIT&quot;)+COUNTIF([.C2:.L2];&quot;KVIT☻&quot;)+COUNTIF([.C2:.L2];&quot;kvit$&quot;)" office:value-type="float" office:value="0" calcext:value-type="float">
            <text:p>0</text:p>
          </table:table-cell>
          <table:table-cell table:style-name="ce90" table:formula="of:=COUNTBLANK([.C2:.L2])" office:value-type="float" office:value="8" calcext:value-type="float">
            <text:p>8</text:p>
          </table:table-cell>
          <table:table-cell table:style-name="ce91" table:formula="of:=COUNTIF([.C2:.L2];&quot;x&quot;)" office:value-type="float" office:value="0" calcext:value-type="float">
            <text:p>0</text:p>
          </table:table-cell>
          <table:table-cell table:style-name="ce92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7" table:number-columns-repeated="3"/>
          <table:table-cell table:style-name="ce1" table:number-columns-repeated="995"/>
        </table:table-row>
        <table:table-row table:style-name="ro6">
          <table:table-cell table:style-name="ce20" office:value-type="date" office:date-value="2012-04-02" calcext:value-type="date">
            <text:p>2. IV. 12</text:p>
          </table:table-cell>
          <table:table-cell table:style-name="ce87" table:formula="of:=TEXT([.A3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office:annotation draw:style-name="gr1" draw:text-style-name="P2" svg:width="2.78cm" svg:height="0.933cm" svg:x="4.741cm" svg:y="-0.013cm" draw:caption-point-x="-0.243cm" draw:caption-point-y="1.43cm">
              <dc:date>2022-03-21T00:00:00</dc:date>
              <text:p text:style-name="P1">Pred anest 12-13</text:p>
            </office:annotation>
            <text:p>KVIT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48" office:value-type="string" calcext:value-type="string">
            <text:p>PIN</text:p>
          </table:table-cell>
          <table:table-cell table:style-name="ce29" office:value-type="string" calcext:value-type="string">
            <text:p>ROD</text:p>
          </table:table-cell>
          <table:table-cell table:style-name="ce89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89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 calcext:value-type="float">
            <text:p>1</text:p>
          </table:table-cell>
          <table:table-cell table:style-name="ce89" table:formula="of:=COUNTIF([.C3:.L3];&quot;51&quot;)+COUNTIF([.C3:.L3];&quot;51$&quot;)+COUNTIF([.C3:.L3];&quot;51☻&quot;)" office:value-type="float" office:value="1" calcext:value-type="float">
            <text:p>1</text:p>
          </table:table-cell>
          <table:table-cell table:style-name="ce89" table:formula="of:=COUNTIF([.C3:.L3];&quot;52&quot;)+COUNTIF([.C3:.L3];&quot;52$&quot;)+COUNTIF([.C3:.L3];&quot;52☻&quot;)" office:value-type="float" office:value="1" calcext:value-type="float">
            <text:p>1</text:p>
          </table:table-cell>
          <table:table-cell table:style-name="ce89" table:formula="of:=COUNTIF([.C3:.L3];&quot;51¶&quot;)" office:value-type="float" office:value="1" calcext:value-type="float">
            <text:p>1</text:p>
          </table:table-cell>
          <table:table-cell table:style-name="ce89" table:formula="of:=COUNTIF([.C3:.L3];&quot;52¶&quot;)" office:value-type="float" office:value="0" calcext:value-type="float">
            <text:p>0</text:p>
          </table:table-cell>
          <table:table-cell table:style-name="ce89" table:formula="of:=COUNTIF([.C3:.L3];&quot;U&quot;)+COUNTIF([.C3:.L3];&quot;U☻&quot;)+COUNTIF([.C3:.L3];&quot;U☺&quot;)" office:value-type="float" office:value="1" calcext:value-type="float">
            <text:p>1</text:p>
          </table:table-cell>
          <table:table-cell table:style-name="ce89" table:formula="of:=COUNTIF([.C3:.L3];&quot;KVIT&quot;)+COUNTIF([.C3:.L3];&quot;KVIT☻&quot;)+COUNTIF([.C3:.L3];&quot;kvit$&quot;)" office:value-type="float" office:value="3" calcext:value-type="float">
            <text:p>3</text:p>
          </table:table-cell>
          <table:table-cell table:style-name="ce90" table:formula="of:=COUNTBLANK([.C3:.L3])" office:value-type="float" office:value="0" calcext:value-type="float">
            <text:p>0</text:p>
          </table:table-cell>
          <table:table-cell table:style-name="ce91" table:formula="of:=COUNTIF([.C3:.L3];&quot;x&quot;)" office:value-type="float" office:value="0" calcext:value-type="float">
            <text:p>0</text:p>
          </table:table-cell>
          <table:table-cell table:style-name="ce92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4-03" calcext:value-type="date">
            <text:p>3. IV. 12</text:p>
          </table:table-cell>
          <table:table-cell table:style-name="ce87" table:formula="of:=TEXT([.A4];&quot;Ddd&quot;)" office:value-type="string" office:string-value="tor" calcext:value-type="string">
            <text:p>tor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8" office:value-type="string" calcext:value-type="string">
            <text:p>KOS</text:p>
          </table:table-cell>
          <table:table-cell table:style-name="ce29" office:value-type="string" calcext:value-type="string">
            <text:p>ROD</text:p>
          </table:table-cell>
          <table:table-cell table:style-name="ce89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89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 calcext:value-type="float">
            <text:p>1</text:p>
          </table:table-cell>
          <table:table-cell table:style-name="ce89" table:formula="of:=COUNTIF([.C4:.L4];&quot;51&quot;)+COUNTIF([.C4:.L4];&quot;51$&quot;)+COUNTIF([.C4:.L4];&quot;51☻&quot;)" office:value-type="float" office:value="1" calcext:value-type="float">
            <text:p>1</text:p>
          </table:table-cell>
          <table:table-cell table:style-name="ce89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89" table:formula="of:=COUNTIF([.C4:.L4];&quot;51¶&quot;)" office:value-type="float" office:value="0" calcext:value-type="float">
            <text:p>0</text:p>
          </table:table-cell>
          <table:table-cell table:style-name="ce89" table:formula="of:=COUNTIF([.C4:.L4];&quot;52¶&quot;)" office:value-type="float" office:value="1" calcext:value-type="float">
            <text:p>1</text:p>
          </table:table-cell>
          <table:table-cell table:style-name="ce89" table:formula="of:=COUNTIF([.C4:.L4];&quot;U&quot;)+COUNTIF([.C4:.L4];&quot;U☻&quot;)+COUNTIF([.C4:.L4];&quot;U☺&quot;)" office:value-type="float" office:value="1" calcext:value-type="float">
            <text:p>1</text:p>
          </table:table-cell>
          <table:table-cell table:style-name="ce89" table:formula="of:=COUNTIF([.C4:.L4];&quot;KVIT&quot;)+COUNTIF([.C4:.L4];&quot;KVIT☻&quot;)+COUNTIF([.C4:.L4];&quot;kvit$&quot;)" office:value-type="float" office:value="3" calcext:value-type="float">
            <text:p>3</text:p>
          </table:table-cell>
          <table:table-cell table:style-name="ce90" table:formula="of:=COUNTBLANK([.C4:.L4])" office:value-type="float" office:value="0" calcext:value-type="float">
            <text:p>0</text:p>
          </table:table-cell>
          <table:table-cell table:style-name="ce91" table:formula="of:=COUNTIF([.C4:.L4];&quot;x&quot;)" office:value-type="float" office:value="2" calcext:value-type="float">
            <text:p>2</text:p>
          </table:table-cell>
          <table:table-cell table:style-name="ce92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4-04" calcext:value-type="date">
            <text:p>4. IV. 12</text:p>
          </table:table-cell>
          <table:table-cell table:style-name="ce87" table:formula="of:=TEXT([.A5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5" office:value-type="string" calcext:value-type="string">
            <text:p>MF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ROD</text:p>
          </table:table-cell>
          <table:table-cell table:style-name="ce89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89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 calcext:value-type="float">
            <text:p>0</text:p>
          </table:table-cell>
          <table:table-cell table:style-name="ce89" table:formula="of:=COUNTIF([.C5:.L5];&quot;51&quot;)+COUNTIF([.C5:.L5];&quot;51$&quot;)+COUNTIF([.C5:.L5];&quot;51☻&quot;)" office:value-type="float" office:value="1" calcext:value-type="float">
            <text:p>1</text:p>
          </table:table-cell>
          <table:table-cell table:style-name="ce89" table:formula="of:=COUNTIF([.C5:.L5];&quot;52&quot;)+COUNTIF([.C5:.L5];&quot;52$&quot;)+COUNTIF([.C5:.L5];&quot;52☻&quot;)" office:value-type="float" office:value="1" calcext:value-type="float">
            <text:p>1</text:p>
          </table:table-cell>
          <table:table-cell table:style-name="ce89" table:formula="of:=COUNTIF([.C5:.L5];&quot;51¶&quot;)" office:value-type="float" office:value="0" calcext:value-type="float">
            <text:p>0</text:p>
          </table:table-cell>
          <table:table-cell table:style-name="ce89" table:formula="of:=COUNTIF([.C5:.L5];&quot;52¶&quot;)" office:value-type="float" office:value="1" calcext:value-type="float">
            <text:p>1</text:p>
          </table:table-cell>
          <table:table-cell table:style-name="ce89" table:formula="of:=COUNTIF([.C5:.L5];&quot;U&quot;)+COUNTIF([.C5:.L5];&quot;U☻&quot;)+COUNTIF([.C5:.L5];&quot;U☺&quot;)" office:value-type="float" office:value="0" calcext:value-type="float">
            <text:p>0</text:p>
          </table:table-cell>
          <table:table-cell table:style-name="ce89" table:formula="of:=COUNTIF([.C5:.L5];&quot;KVIT&quot;)+COUNTIF([.C5:.L5];&quot;KVIT☻&quot;)+COUNTIF([.C5:.L5];&quot;kvit$&quot;)" office:value-type="float" office:value="2" calcext:value-type="float">
            <text:p>2</text:p>
          </table:table-cell>
          <table:table-cell table:style-name="ce90" table:formula="of:=COUNTBLANK([.C5:.L5])" office:value-type="float" office:value="0" calcext:value-type="float">
            <text:p>0</text:p>
          </table:table-cell>
          <table:table-cell table:style-name="ce91" table:formula="of:=COUNTIF([.C5:.L5];&quot;x&quot;)" office:value-type="float" office:value="2" calcext:value-type="float">
            <text:p>2</text:p>
          </table:table-cell>
          <table:table-cell table:style-name="ce92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4-05" calcext:value-type="date">
            <text:p>5. IV. 12</text:p>
          </table:table-cell>
          <table:table-cell table:style-name="ce87" table:formula="of:=TEXT([.A6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78" office:value-type="string" calcext:value-type="string">
            <text:p>RAV</text:p>
          </table:table-cell>
          <table:table-cell table:style-name="ce29" office:value-type="string" calcext:value-type="string">
            <text:p>KON</text:p>
          </table:table-cell>
          <table:table-cell table:style-name="ce89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89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 calcext:value-type="float">
            <text:p>0</text:p>
          </table:table-cell>
          <table:table-cell table:style-name="ce89" table:formula="of:=COUNTIF([.C6:.L6];&quot;51&quot;)+COUNTIF([.C6:.L6];&quot;51$&quot;)+COUNTIF([.C6:.L6];&quot;51☻&quot;)" office:value-type="float" office:value="1" calcext:value-type="float">
            <text:p>1</text:p>
          </table:table-cell>
          <table:table-cell table:style-name="ce89" table:formula="of:=COUNTIF([.C6:.L6];&quot;52&quot;)+COUNTIF([.C6:.L6];&quot;52$&quot;)+COUNTIF([.C6:.L6];&quot;52☻&quot;)" office:value-type="float" office:value="1" calcext:value-type="float">
            <text:p>1</text:p>
          </table:table-cell>
          <table:table-cell table:style-name="ce89" table:formula="of:=COUNTIF([.C6:.L6];&quot;51¶&quot;)" office:value-type="float" office:value="1" calcext:value-type="float">
            <text:p>1</text:p>
          </table:table-cell>
          <table:table-cell table:style-name="ce89" table:formula="of:=COUNTIF([.C6:.L6];&quot;52¶&quot;)" office:value-type="float" office:value="0" calcext:value-type="float">
            <text:p>0</text:p>
          </table:table-cell>
          <table:table-cell table:style-name="ce89" table:formula="of:=COUNTIF([.C6:.L6];&quot;U&quot;)+COUNTIF([.C6:.L6];&quot;U☻&quot;)+COUNTIF([.C6:.L6];&quot;U☺&quot;)" office:value-type="float" office:value="1" calcext:value-type="float">
            <text:p>1</text:p>
          </table:table-cell>
          <table:table-cell table:style-name="ce89" table:formula="of:=COUNTIF([.C6:.L6];&quot;KVIT&quot;)+COUNTIF([.C6:.L6];&quot;KVIT☻&quot;)+COUNTIF([.C6:.L6];&quot;kvit$&quot;)" office:value-type="float" office:value="3" calcext:value-type="float">
            <text:p>3</text:p>
          </table:table-cell>
          <table:table-cell table:style-name="ce90" table:formula="of:=COUNTBLANK([.C6:.L6])" office:value-type="float" office:value="0" calcext:value-type="float">
            <text:p>0</text:p>
          </table:table-cell>
          <table:table-cell table:style-name="ce91" table:formula="of:=COUNTIF([.C6:.L6];&quot;x&quot;)" office:value-type="float" office:value="2" calcext:value-type="float">
            <text:p>2</text:p>
          </table:table-cell>
          <table:table-cell table:style-name="ce92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4-06" calcext:value-type="date">
            <text:p>6. IV. 12</text:p>
          </table:table-cell>
          <table:table-cell table:style-name="ce87" table:formula="of:=TEXT([.A7];&quot;Ddd&quot;)" office:value-type="string" office:string-value="pet" calcext:value-type="string">
            <text:p>pe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office:annotation draw:style-name="gr3" draw:text-style-name="P2" svg:width="2.78cm" svg:height="1.274cm" svg:x="4.741cm" svg:y="2.331cm" draw:caption-point-x="-0.243cm" draw:caption-point-y="1.901cm">
              <dc:date>2022-03-21T00:00:00</dc:date>
              <text:p text:style-name="P1">Predavanje krg 11.30'12</text:p>
            </office:annotation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78" office:value-type="string" calcext:value-type="string">
            <office:annotation draw:style-name="gr4" draw:text-style-name="P2" svg:width="2.794cm" svg:height="0.688cm" svg:x="13.068cm" svg:y="3.6cm" draw:caption-point-x="-0.211cm" draw:caption-point-y="0.632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ŠOŠ</text:p>
          </table:table-cell>
          <table:table-cell table:style-name="ce89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89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 calcext:value-type="float">
            <text:p>0</text:p>
          </table:table-cell>
          <table:table-cell table:style-name="ce89" table:formula="of:=COUNTIF([.C7:.L7];&quot;51&quot;)+COUNTIF([.C7:.L7];&quot;51$&quot;)+COUNTIF([.C7:.L7];&quot;51☻&quot;)" office:value-type="float" office:value="1" calcext:value-type="float">
            <text:p>1</text:p>
          </table:table-cell>
          <table:table-cell table:style-name="ce89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89" table:formula="of:=COUNTIF([.C7:.L7];&quot;51¶&quot;)" office:value-type="float" office:value="0" calcext:value-type="float">
            <text:p>0</text:p>
          </table:table-cell>
          <table:table-cell table:style-name="ce89" table:formula="of:=COUNTIF([.C7:.L7];&quot;52¶&quot;)" office:value-type="float" office:value="1" calcext:value-type="float">
            <text:p>1</text:p>
          </table:table-cell>
          <table:table-cell table:style-name="ce89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89" table:formula="of:=COUNTIF([.C7:.L7];&quot;KVIT&quot;)+COUNTIF([.C7:.L7];&quot;KVIT☻&quot;)+COUNTIF([.C7:.L7];&quot;kvit$&quot;)" office:value-type="float" office:value="2" calcext:value-type="float">
            <text:p>2</text:p>
          </table:table-cell>
          <table:table-cell table:style-name="ce90" table:formula="of:=COUNTBLANK([.C7:.L7])" office:value-type="float" office:value="0" calcext:value-type="float">
            <text:p>0</text:p>
          </table:table-cell>
          <table:table-cell table:style-name="ce91" table:formula="of:=COUNTIF([.C7:.L7];&quot;x&quot;)" office:value-type="float" office:value="2" calcext:value-type="float">
            <text:p>2</text:p>
          </table:table-cell>
          <table:table-cell table:style-name="ce92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9" office:value-type="date" office:date-value="2012-04-07" calcext:value-type="date">
            <text:p>7. IV. 12</text:p>
          </table:table-cell>
          <table:table-cell table:style-name="ce86" table:formula="of:=TEXT([.A8];&quot;Ddd&quot;)" office:value-type="string" office:string-value="sob" calcext:value-type="string">
            <text:p>sob</text:p>
          </table:table-cell>
          <table:table-cell table:style-name="ce31"/>
          <table:table-cell table:style-name="ce41"/>
          <table:table-cell table:style-name="ce4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1" table:number-columns-repeated="3"/>
          <table:table-cell table:style-name="ce88"/>
          <table:table-cell table:style-name="ce44">
            <office:annotation draw:style-name="gr5" draw:text-style-name="P2" svg:width="2.799cm" svg:height="0.687cm" svg:x="11.98cm" svg:y="3.035cm" draw:caption-point-x="-0.211cm" draw:caption-point-y="1.901cm">
              <dc:date>2022-03-21T00:00:00</dc:date>
              <text:p text:style-name="P1">Ne tx ali D</text:p>
            </office:annotation>
          </table:table-cell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ŠOŠ</text:p>
          </table:table-cell>
          <table:table-cell table:style-name="ce89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89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 calcext:value-type="float">
            <text:p>1</text:p>
          </table:table-cell>
          <table:table-cell table:style-name="ce89" table:formula="of:=COUNTIF([.C8:.L8];&quot;51&quot;)+COUNTIF([.C8:.L8];&quot;51$&quot;)+COUNTIF([.C8:.L8];&quot;51☻&quot;)" office:value-type="float" office:value="0" calcext:value-type="float">
            <text:p>0</text:p>
          </table:table-cell>
          <table:table-cell table:style-name="ce89" table:formula="of:=COUNTIF([.C8:.L8];&quot;52&quot;)+COUNTIF([.C8:.L8];&quot;52$&quot;)+COUNTIF([.C8:.L8];&quot;52☻&quot;)" office:value-type="float" office:value="0" calcext:value-type="float">
            <text:p>0</text:p>
          </table:table-cell>
          <table:table-cell table:style-name="ce89" table:formula="of:=COUNTIF([.C8:.L8];&quot;51¶&quot;)" office:value-type="float" office:value="0" calcext:value-type="float">
            <text:p>0</text:p>
          </table:table-cell>
          <table:table-cell table:style-name="ce89" table:formula="of:=COUNTIF([.C8:.L8];&quot;52¶&quot;)" office:value-type="float" office:value="0" calcext:value-type="float">
            <text:p>0</text:p>
          </table:table-cell>
          <table:table-cell table:style-name="ce89" table:formula="of:=COUNTIF([.C8:.L8];&quot;U&quot;)+COUNTIF([.C8:.L8];&quot;U☻&quot;)+COUNTIF([.C8:.L8];&quot;U☺&quot;)" office:value-type="float" office:value="0" calcext:value-type="float">
            <text:p>0</text:p>
          </table:table-cell>
          <table:table-cell table:style-name="ce89" table:formula="of:=COUNTIF([.C8:.L8];&quot;KVIT&quot;)+COUNTIF([.C8:.L8];&quot;KVIT☻&quot;)+COUNTIF([.C8:.L8];&quot;kvit$&quot;)" office:value-type="float" office:value="0" calcext:value-type="float">
            <text:p>0</text:p>
          </table:table-cell>
          <table:table-cell table:style-name="ce90" table:formula="of:=COUNTBLANK([.C8:.L8])" office:value-type="float" office:value="8" calcext:value-type="float">
            <text:p>8</text:p>
          </table:table-cell>
          <table:table-cell table:style-name="ce91" table:formula="of:=COUNTIF([.C8:.L8];&quot;x&quot;)" office:value-type="float" office:value="0" calcext:value-type="float">
            <text:p>0</text:p>
          </table:table-cell>
          <table:table-cell table:style-name="ce92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0" calcext:value-type="float">
            <text:p>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9" office:value-type="date" office:date-value="2012-04-08" calcext:value-type="date">
            <text:p>8. IV. 12</text:p>
          </table:table-cell>
          <table:table-cell table:style-name="ce86" table:formula="of:=TEXT([.A9];&quot;Ddd&quot;)" office:value-type="string" office:string-value="ned" calcext:value-type="string">
            <text:p>ned</text:p>
          </table:table-cell>
          <table:table-cell table:style-name="ce38"/>
          <table:table-cell table:style-name="ce41"/>
          <table:table-cell table:style-name="ce31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1"/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2"/>
          <table:table-cell table:style-name="ce44">
            <office:annotation draw:style-name="gr4" draw:text-style-name="P2" svg:width="2.799cm" svg:height="0.688cm" svg:x="11.98cm" svg:y="3.738cm" draw:caption-point-x="-0.211cm" draw:caption-point-y="1.902cm">
              <dc:date>2022-03-21T00:00:00</dc:date>
              <text:p text:style-name="P1">Ne tx ali D</text:p>
            </office:annotation>
          </table:table-cell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ŠOŠ</text:p>
          </table:table-cell>
          <table:table-cell table:style-name="ce89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89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 calcext:value-type="float">
            <text:p>1</text:p>
          </table:table-cell>
          <table:table-cell table:style-name="ce89" table:formula="of:=COUNTIF([.C9:.L9];&quot;51&quot;)+COUNTIF([.C9:.L9];&quot;51$&quot;)+COUNTIF([.C9:.L9];&quot;51☻&quot;)" office:value-type="float" office:value="0" calcext:value-type="float">
            <text:p>0</text:p>
          </table:table-cell>
          <table:table-cell table:style-name="ce89" table:formula="of:=COUNTIF([.C9:.L9];&quot;52&quot;)+COUNTIF([.C9:.L9];&quot;52$&quot;)+COUNTIF([.C9:.L9];&quot;52☻&quot;)" office:value-type="float" office:value="0" calcext:value-type="float">
            <text:p>0</text:p>
          </table:table-cell>
          <table:table-cell table:style-name="ce89" table:formula="of:=COUNTIF([.C9:.L9];&quot;51¶&quot;)" office:value-type="float" office:value="0" calcext:value-type="float">
            <text:p>0</text:p>
          </table:table-cell>
          <table:table-cell table:style-name="ce89" table:formula="of:=COUNTIF([.C9:.L9];&quot;52¶&quot;)" office:value-type="float" office:value="0" calcext:value-type="float">
            <text:p>0</text:p>
          </table:table-cell>
          <table:table-cell table:style-name="ce89" table:formula="of:=COUNTIF([.C9:.L9];&quot;U&quot;)+COUNTIF([.C9:.L9];&quot;U☻&quot;)+COUNTIF([.C9:.L9];&quot;U☺&quot;)" office:value-type="float" office:value="0" calcext:value-type="float">
            <text:p>0</text:p>
          </table:table-cell>
          <table:table-cell table:style-name="ce89" table:formula="of:=COUNTIF([.C9:.L9];&quot;KVIT&quot;)+COUNTIF([.C9:.L9];&quot;KVIT☻&quot;)+COUNTIF([.C9:.L9];&quot;kvit$&quot;)" office:value-type="float" office:value="0" calcext:value-type="float">
            <text:p>0</text:p>
          </table:table-cell>
          <table:table-cell table:style-name="ce90" table:formula="of:=COUNTBLANK([.C9:.L9])" office:value-type="float" office:value="8" calcext:value-type="float">
            <text:p>8</text:p>
          </table:table-cell>
          <table:table-cell table:style-name="ce91" table:formula="of:=COUNTIF([.C9:.L9];&quot;x&quot;)" office:value-type="float" office:value="0" calcext:value-type="float">
            <text:p>0</text:p>
          </table:table-cell>
          <table:table-cell table:style-name="ce92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 calcext:value-type="float">
            <text:p>0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9" office:value-type="date" office:date-value="2012-04-09" calcext:value-type="date">
            <text:p>9. IV. 12</text:p>
          </table:table-cell>
          <table:table-cell table:style-name="ce86" table:formula="of:=TEXT([.A10];&quot;Ddd&quot;)" office:value-type="string" office:string-value="pon" calcext:value-type="string">
            <text:p>pon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/>
          <table:table-cell table:style-name="ce37" table:number-columns-repeated="2"/>
          <table:table-cell table:style-name="ce30"/>
          <table:table-cell table:style-name="ce41"/>
          <table:table-cell table:style-name="ce31" table:number-columns-repeated="2"/>
          <table:table-cell table:style-name="ce6" table:number-columns-repeated="2"/>
          <table:table-cell table:style-name="ce79" office:value-type="string" calcext:value-type="string">
            <text:p>RAV</text:p>
          </table:table-cell>
          <table:table-cell table:style-name="ce46" office:value-type="string" calcext:value-type="string">
            <text:p>ŠOŠ</text:p>
          </table:table-cell>
          <table:table-cell table:style-name="ce89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89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 calcext:value-type="float">
            <text:p>0</text:p>
          </table:table-cell>
          <table:table-cell table:style-name="ce89" table:formula="of:=COUNTIF([.C10:.L10];&quot;51&quot;)+COUNTIF([.C10:.L10];&quot;51$&quot;)+COUNTIF([.C10:.L10];&quot;51☻&quot;)" office:value-type="float" office:value="0" calcext:value-type="float">
            <text:p>0</text:p>
          </table:table-cell>
          <table:table-cell table:style-name="ce89" table:formula="of:=COUNTIF([.C10:.L10];&quot;52&quot;)+COUNTIF([.C10:.L10];&quot;52$&quot;)+COUNTIF([.C10:.L10];&quot;52☻&quot;)" office:value-type="float" office:value="0" calcext:value-type="float">
            <text:p>0</text:p>
          </table:table-cell>
          <table:table-cell table:style-name="ce89" table:formula="of:=COUNTIF([.C10:.L10];&quot;51¶&quot;)" office:value-type="float" office:value="0" calcext:value-type="float">
            <text:p>0</text:p>
          </table:table-cell>
          <table:table-cell table:style-name="ce89" table:formula="of:=COUNTIF([.C10:.L10];&quot;52¶&quot;)" office:value-type="float" office:value="0" calcext:value-type="float">
            <text:p>0</text:p>
          </table:table-cell>
          <table:table-cell table:style-name="ce89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89" table:formula="of:=COUNTIF([.C10:.L10];&quot;KVIT&quot;)+COUNTIF([.C10:.L10];&quot;KVIT☻&quot;)+COUNTIF([.C10:.L10];&quot;kvit$&quot;)" office:value-type="float" office:value="0" calcext:value-type="float">
            <text:p>0</text:p>
          </table:table-cell>
          <table:table-cell table:style-name="ce90" table:formula="of:=COUNTBLANK([.C10:.L10])" office:value-type="float" office:value="9" calcext:value-type="float">
            <text:p>9</text:p>
          </table:table-cell>
          <table:table-cell table:style-name="ce91" table:formula="of:=COUNTIF([.C10:.L10];&quot;x&quot;)" office:value-type="float" office:value="0" calcext:value-type="float">
            <text:p>0</text:p>
          </table:table-cell>
          <table:table-cell table:style-name="ce92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0" calcext:value-type="float">
            <text:p>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4-10" calcext:value-type="date">
            <text:p>10. IV. 12</text:p>
          </table:table-cell>
          <table:table-cell table:style-name="ce87" table:formula="of:=TEXT([.A11];&quot;Ddd&quot;)" office:value-type="string" office:string-value="tor" calcext:value-type="string">
            <text:p>tor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5" office:value-type="string" calcext:value-type="string">
            <office:annotation draw:style-name="gr6" draw:text-style-name="P2" svg:width="2.78cm" svg:height="1.275cm" svg:x="4.741cm" svg:y="5.146cm" draw:caption-point-x="-0.243cm" draw:caption-point-y="1.901cm">
              <dc:date>2022-03-21T00:00:00</dc:date>
              <text:p text:style-name="P1">Vaje urg med 16.15</text:p>
            </office:annotation>
            <text:p>MF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78" office:value-type="string" calcext:value-type="string">
            <office:annotation draw:style-name="gr17" draw:text-style-name="P2" svg:width="2.794cm" svg:height="0.697cm" svg:x="13.068cm" svg:y="6.406cm" draw:caption-point-x="-0.211cm" draw:caption-point-y="0.641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KON</text:p>
          </table:table-cell>
          <table:table-cell table:style-name="ce89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89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 calcext:value-type="float">
            <text:p>0</text:p>
          </table:table-cell>
          <table:table-cell table:style-name="ce89" table:formula="of:=COUNTIF([.C11:.L11];&quot;51&quot;)+COUNTIF([.C11:.L11];&quot;51$&quot;)+COUNTIF([.C11:.L11];&quot;51☻&quot;)" office:value-type="float" office:value="1" calcext:value-type="float">
            <text:p>1</text:p>
          </table:table-cell>
          <table:table-cell table:style-name="ce89" table:formula="of:=COUNTIF([.C11:.L11];&quot;52&quot;)+COUNTIF([.C11:.L11];&quot;52$&quot;)+COUNTIF([.C11:.L11];&quot;52☻&quot;)" office:value-type="float" office:value="1" calcext:value-type="float">
            <text:p>1</text:p>
          </table:table-cell>
          <table:table-cell table:style-name="ce89" table:formula="of:=COUNTIF([.C11:.L11];&quot;51¶&quot;)" office:value-type="float" office:value="1" calcext:value-type="float">
            <text:p>1</text:p>
          </table:table-cell>
          <table:table-cell table:style-name="ce89" table:formula="of:=COUNTIF([.C11:.L11];&quot;52¶&quot;)" office:value-type="float" office:value="1" calcext:value-type="float">
            <text:p>1</text:p>
          </table:table-cell>
          <table:table-cell table:style-name="ce89" table:formula="of:=COUNTIF([.C11:.L11];&quot;U&quot;)+COUNTIF([.C11:.L11];&quot;U☻&quot;)+COUNTIF([.C11:.L11];&quot;U☺&quot;)" office:value-type="float" office:value="1" calcext:value-type="float">
            <text:p>1</text:p>
          </table:table-cell>
          <table:table-cell table:style-name="ce89" table:formula="of:=COUNTIF([.C11:.L11];&quot;KVIT&quot;)+COUNTIF([.C11:.L11];&quot;KVIT☻&quot;)+COUNTIF([.C11:.L11];&quot;kvit$&quot;)" office:value-type="float" office:value="2" calcext:value-type="float">
            <text:p>2</text:p>
          </table:table-cell>
          <table:table-cell table:style-name="ce90" table:formula="of:=COUNTBLANK([.C11:.L11])" office:value-type="float" office:value="0" calcext:value-type="float">
            <text:p>0</text:p>
          </table:table-cell>
          <table:table-cell table:style-name="ce91" table:formula="of:=COUNTIF([.C11:.L11];&quot;x&quot;)" office:value-type="float" office:value="0" calcext:value-type="float">
            <text:p>0</text:p>
          </table:table-cell>
          <table:table-cell table:style-name="ce92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4-11" calcext:value-type="date">
            <text:p>11. IV. 12</text:p>
          </table:table-cell>
          <table:table-cell table:style-name="ce87" table:formula="of:=TEXT([.A12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5]" office:value-type="string" office:string-value="52" calcext:value-type="string">
            <office:annotation draw:style-name="gr4" draw:text-style-name="P2" svg:width="2.801cm" svg:height="0.688cm" svg:x="8.325cm" svg:y="5.85cm" draw:caption-point-x="-0.243cm" draw:caption-point-y="1.901cm">
              <dc:date>2022-03-21T00:00:00</dc:date>
              <text:p text:style-name="P1">Ne dež ali pop</text:p>
            </office:annotation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48" office:value-type="string" calcext:value-type="string">
            <text:p>DAN</text:p>
          </table:table-cell>
          <table:table-cell table:style-name="ce29" office:value-type="string" calcext:value-type="string">
            <text:p>ŠOŠ</text:p>
          </table:table-cell>
          <table:table-cell table:style-name="ce89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89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 calcext:value-type="float">
            <text:p>1</text:p>
          </table:table-cell>
          <table:table-cell table:style-name="ce89" table:formula="of:=COUNTIF([.C12:.L12];&quot;51&quot;)+COUNTIF([.C12:.L12];&quot;51$&quot;)+COUNTIF([.C12:.L12];&quot;51☻&quot;)" office:value-type="float" office:value="0" calcext:value-type="float">
            <text:p>0</text:p>
          </table:table-cell>
          <table:table-cell table:style-name="ce89" table:formula="of:=COUNTIF([.C12:.L12];&quot;52&quot;)+COUNTIF([.C12:.L12];&quot;52$&quot;)+COUNTIF([.C12:.L12];&quot;52☻&quot;)" office:value-type="float" office:value="1" calcext:value-type="float">
            <text:p>1</text:p>
          </table:table-cell>
          <table:table-cell table:style-name="ce89" table:formula="of:=COUNTIF([.C12:.L12];&quot;51¶&quot;)" office:value-type="float" office:value="1" calcext:value-type="float">
            <text:p>1</text:p>
          </table:table-cell>
          <table:table-cell table:style-name="ce89" table:formula="of:=COUNTIF([.C12:.L12];&quot;52¶&quot;)" office:value-type="float" office:value="1" calcext:value-type="float">
            <text:p>1</text:p>
          </table:table-cell>
          <table:table-cell table:style-name="ce89" table:formula="of:=COUNTIF([.C12:.L12];&quot;U&quot;)+COUNTIF([.C12:.L12];&quot;U☻&quot;)+COUNTIF([.C12:.L12];&quot;U☺&quot;)" office:value-type="float" office:value="0" calcext:value-type="float">
            <text:p>0</text:p>
          </table:table-cell>
          <table:table-cell table:style-name="ce89" table:formula="of:=COUNTIF([.C12:.L12];&quot;KVIT&quot;)+COUNTIF([.C12:.L12];&quot;KVIT☻&quot;)+COUNTIF([.C12:.L12];&quot;kvit$&quot;)" office:value-type="float" office:value="2" calcext:value-type="float">
            <text:p>2</text:p>
          </table:table-cell>
          <table:table-cell table:style-name="ce90" table:formula="of:=COUNTBLANK([.C12:.L12])" office:value-type="float" office:value="0" calcext:value-type="float">
            <text:p>0</text:p>
          </table:table-cell>
          <table:table-cell table:style-name="ce91" table:formula="of:=COUNTIF([.C12:.L12];&quot;x&quot;)" office:value-type="float" office:value="1" calcext:value-type="float">
            <text:p>1</text:p>
          </table:table-cell>
          <table:table-cell table:style-name="ce92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1" calcext:value-type="float">
            <text:p>1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4-12" calcext:value-type="date">
            <text:p>12. IV. 12</text:p>
          </table:table-cell>
          <table:table-cell table:style-name="ce87" table:formula="of:=TEXT([.A13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ŠOŠ</text:p>
          </table:table-cell>
          <table:table-cell table:style-name="ce89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89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 calcext:value-type="float">
            <text:p>0</text:p>
          </table:table-cell>
          <table:table-cell table:style-name="ce89" table:formula="of:=COUNTIF([.C13:.L13];&quot;51&quot;)+COUNTIF([.C13:.L13];&quot;51$&quot;)+COUNTIF([.C13:.L13];&quot;51☻&quot;)" office:value-type="float" office:value="2" calcext:value-type="float">
            <text:p>2</text:p>
          </table:table-cell>
          <table:table-cell table:style-name="ce89" table:formula="of:=COUNTIF([.C13:.L13];&quot;52&quot;)+COUNTIF([.C13:.L13];&quot;52$&quot;)+COUNTIF([.C13:.L13];&quot;52☻&quot;)" office:value-type="float" office:value="1" calcext:value-type="float">
            <text:p>1</text:p>
          </table:table-cell>
          <table:table-cell table:style-name="ce89" table:formula="of:=COUNTIF([.C13:.L13];&quot;51¶&quot;)" office:value-type="float" office:value="1" calcext:value-type="float">
            <text:p>1</text:p>
          </table:table-cell>
          <table:table-cell table:style-name="ce89" table:formula="of:=COUNTIF([.C13:.L13];&quot;52¶&quot;)" office:value-type="float" office:value="1" calcext:value-type="float">
            <text:p>1</text:p>
          </table:table-cell>
          <table:table-cell table:style-name="ce89" table:formula="of:=COUNTIF([.C13:.L13];&quot;U&quot;)+COUNTIF([.C13:.L13];&quot;U☻&quot;)+COUNTIF([.C13:.L13];&quot;U☺&quot;)" office:value-type="float" office:value="0" calcext:value-type="float">
            <text:p>0</text:p>
          </table:table-cell>
          <table:table-cell table:style-name="ce89" table:formula="of:=COUNTIF([.C13:.L13];&quot;KVIT&quot;)+COUNTIF([.C13:.L13];&quot;KVIT☻&quot;)+COUNTIF([.C13:.L13];&quot;kvit$&quot;)" office:value-type="float" office:value="2" calcext:value-type="float">
            <text:p>2</text:p>
          </table:table-cell>
          <table:table-cell table:style-name="ce90" table:formula="of:=COUNTBLANK([.C13:.L13])" office:value-type="float" office:value="0" calcext:value-type="float">
            <text:p>0</text:p>
          </table:table-cell>
          <table:table-cell table:style-name="ce91" table:formula="of:=COUNTIF([.C13:.L13];&quot;x&quot;)" office:value-type="float" office:value="1" calcext:value-type="float">
            <text:p>1</text:p>
          </table:table-cell>
          <table:table-cell table:style-name="ce92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3" calcext:value-type="float">
            <text:p>3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4-13" calcext:value-type="date">
            <text:p>13. IV. 12</text:p>
          </table:table-cell>
          <table:table-cell table:style-name="ce87" table:formula="of:=TEXT([.A14];&quot;Ddd&quot;)" office:value-type="string" office:string-value="pet" calcext:value-type="string">
            <text:p>p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48" office:value-type="string" calcext:value-type="string">
            <text:p>MIO</text:p>
          </table:table-cell>
          <table:table-cell table:style-name="ce29" office:value-type="string" calcext:value-type="string">
            <text:p>KOS</text:p>
          </table:table-cell>
          <table:table-cell table:style-name="ce89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89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 calcext:value-type="float">
            <text:p>1</text:p>
          </table:table-cell>
          <table:table-cell table:style-name="ce89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89" table:formula="of:=COUNTIF([.C14:.L14];&quot;52&quot;)+COUNTIF([.C14:.L14];&quot;52$&quot;)+COUNTIF([.C14:.L14];&quot;52☻&quot;)" office:value-type="float" office:value="1" calcext:value-type="float">
            <text:p>1</text:p>
          </table:table-cell>
          <table:table-cell table:style-name="ce89" table:formula="of:=COUNTIF([.C14:.L14];&quot;51¶&quot;)" office:value-type="float" office:value="1" calcext:value-type="float">
            <text:p>1</text:p>
          </table:table-cell>
          <table:table-cell table:style-name="ce89" table:formula="of:=COUNTIF([.C14:.L14];&quot;52¶&quot;)" office:value-type="float" office:value="1" calcext:value-type="float">
            <text:p>1</text:p>
          </table:table-cell>
          <table:table-cell table:style-name="ce89" table:formula="of:=COUNTIF([.C14:.L14];&quot;U&quot;)+COUNTIF([.C14:.L14];&quot;U☻&quot;)+COUNTIF([.C14:.L14];&quot;U☺&quot;)" office:value-type="float" office:value="1" calcext:value-type="float">
            <text:p>1</text:p>
          </table:table-cell>
          <table:table-cell table:style-name="ce89" table:formula="of:=COUNTIF([.C14:.L14];&quot;KVIT&quot;)+COUNTIF([.C14:.L14];&quot;KVIT☻&quot;)+COUNTIF([.C14:.L14];&quot;kvit$&quot;)" office:value-type="float" office:value="2" calcext:value-type="float">
            <text:p>2</text:p>
          </table:table-cell>
          <table:table-cell table:style-name="ce90" table:formula="of:=COUNTBLANK([.C14:.L14])" office:value-type="float" office:value="0" calcext:value-type="float">
            <text:p>0</text:p>
          </table:table-cell>
          <table:table-cell table:style-name="ce91" table:formula="of:=COUNTIF([.C14:.L14];&quot;x&quot;)" office:value-type="float" office:value="1" calcext:value-type="float">
            <text:p>1</text:p>
          </table:table-cell>
          <table:table-cell table:style-name="ce92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9" office:value-type="date" office:date-value="2012-04-14" calcext:value-type="date">
            <text:p>14. IV. 12</text:p>
          </table:table-cell>
          <table:table-cell table:style-name="ce86" table:formula="of:=TEXT([.A15];&quot;Ddd&quot;)" office:value-type="string" office:string-value="sob" calcext:value-type="string">
            <text:p>sob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2"/>
          <table:table-cell table:style-name="ce31" table:number-columns-repeated="2"/>
          <table:table-cell table:style-name="ce44"/>
          <table:table-cell table:style-name="ce31"/>
          <table:table-cell table:style-name="ce41">
            <office:annotation draw:style-name="gr4" draw:text-style-name="P2" svg:width="2.845cm" svg:height="0.688cm" svg:x="9.198cm" svg:y="7.961cm" draw:caption-point-x="-0.232cm" draw:caption-point-y="1.902cm">
              <dc:date>2022-03-21T00:00:00</dc:date>
              <text:p text:style-name="P1">ACLS</text:p>
            </office:annotation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8"/>
          <table:table-cell table:style-name="ce46" office:value-type="string" calcext:value-type="string">
            <text:p>KOS</text:p>
          </table:table-cell>
          <table:table-cell table:style-name="ce46" office:value-type="string" calcext:value-type="string">
            <text:p>KON</text:p>
          </table:table-cell>
          <table:table-cell table:style-name="ce89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89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 calcext:value-type="float">
            <text:p>1</text:p>
          </table:table-cell>
          <table:table-cell table:style-name="ce89" table:formula="of:=COUNTIF([.C15:.L15];&quot;51&quot;)+COUNTIF([.C15:.L15];&quot;51$&quot;)+COUNTIF([.C15:.L15];&quot;51☻&quot;)" office:value-type="float" office:value="0" calcext:value-type="float">
            <text:p>0</text:p>
          </table:table-cell>
          <table:table-cell table:style-name="ce89" table:formula="of:=COUNTIF([.C15:.L15];&quot;52&quot;)+COUNTIF([.C15:.L15];&quot;52$&quot;)+COUNTIF([.C15:.L15];&quot;52☻&quot;)" office:value-type="float" office:value="0" calcext:value-type="float">
            <text:p>0</text:p>
          </table:table-cell>
          <table:table-cell table:style-name="ce89" table:formula="of:=COUNTIF([.C15:.L15];&quot;51¶&quot;)" office:value-type="float" office:value="0" calcext:value-type="float">
            <text:p>0</text:p>
          </table:table-cell>
          <table:table-cell table:style-name="ce89" table:formula="of:=COUNTIF([.C15:.L15];&quot;52¶&quot;)" office:value-type="float" office:value="0" calcext:value-type="float">
            <text:p>0</text:p>
          </table:table-cell>
          <table:table-cell table:style-name="ce89" table:formula="of:=COUNTIF([.C15:.L15];&quot;U&quot;)+COUNTIF([.C15:.L15];&quot;U☻&quot;)+COUNTIF([.C15:.L15];&quot;U☺&quot;)" office:value-type="float" office:value="0" calcext:value-type="float">
            <text:p>0</text:p>
          </table:table-cell>
          <table:table-cell table:style-name="ce89" table:formula="of:=COUNTIF([.C15:.L15];&quot;KVIT&quot;)+COUNTIF([.C15:.L15];&quot;KVIT☻&quot;)+COUNTIF([.C15:.L15];&quot;kvit$&quot;)" office:value-type="float" office:value="0" calcext:value-type="float">
            <text:p>0</text:p>
          </table:table-cell>
          <table:table-cell table:style-name="ce90" table:formula="of:=COUNTBLANK([.C15:.L15])" office:value-type="float" office:value="8" calcext:value-type="float">
            <text:p>8</text:p>
          </table:table-cell>
          <table:table-cell table:style-name="ce91" table:formula="of:=COUNTIF([.C15:.L15];&quot;x&quot;)" office:value-type="float" office:value="0" calcext:value-type="float">
            <text:p>0</text:p>
          </table:table-cell>
          <table:table-cell table:style-name="ce92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0" calcext:value-type="float">
            <text:p>0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9" office:value-type="date" office:date-value="2012-04-15" calcext:value-type="date">
            <text:p>15. IV. 12</text:p>
          </table:table-cell>
          <table:table-cell table:style-name="ce86" table:formula="of:=TEXT([.A16];&quot;Ddd&quot;)" office:value-type="string" office:string-value="ned" calcext:value-type="string">
            <text:p>ned</text:p>
          </table:table-cell>
          <table:table-cell table:style-name="ce44"/>
          <table:table-cell table:style-name="ce41" table:number-columns-repeated="2"/>
          <table:table-cell table:style-name="ce76"/>
          <table:table-cell table:style-name="ce31"/>
          <table:table-cell table:style-name="ce44"/>
          <table:table-cell table:style-name="ce41">
            <office:annotation draw:style-name="gr4" draw:text-style-name="P2" svg:width="2.845cm" svg:height="0.688cm" svg:x="9.198cm" svg:y="8.665cm" draw:caption-point-x="-0.232cm" draw:caption-point-y="1.901cm">
              <dc:date>2022-03-21T00:00:00</dc:date>
              <text:p text:style-name="P1">ACLS</text:p>
            </office:annotation>
          </table:table-cell>
          <table:table-cell table:style-name="ce4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79" office:value-type="string" calcext:value-type="string">
            <office:annotation draw:style-name="gr5" draw:text-style-name="P2" svg:width="2.794cm" svg:height="0.687cm" svg:x="13.068cm" svg:y="9.925cm" draw:caption-point-x="-0.211cm" draw:caption-point-y="0.641cm">
              <dc:date>2022-03-21T00:00:00</dc:date>
              <text:p text:style-name="P1">Ne od 8-12.</text:p>
            </office:annotation>
            <text:p>HOL</text:p>
          </table:table-cell>
          <table:table-cell table:style-name="ce46" office:value-type="string" calcext:value-type="string">
            <text:p>DAN</text:p>
          </table:table-cell>
          <table:table-cell table:style-name="ce89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89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 calcext:value-type="float">
            <text:p>0</text:p>
          </table:table-cell>
          <table:table-cell table:style-name="ce89" table:formula="of:=COUNTIF([.C16:.L16];&quot;51&quot;)+COUNTIF([.C16:.L16];&quot;51$&quot;)+COUNTIF([.C16:.L16];&quot;51☻&quot;)" office:value-type="float" office:value="0" calcext:value-type="float">
            <text:p>0</text:p>
          </table:table-cell>
          <table:table-cell table:style-name="ce89" table:formula="of:=COUNTIF([.C16:.L16];&quot;52&quot;)+COUNTIF([.C16:.L16];&quot;52$&quot;)+COUNTIF([.C16:.L16];&quot;52☻&quot;)" office:value-type="float" office:value="0" calcext:value-type="float">
            <text:p>0</text:p>
          </table:table-cell>
          <table:table-cell table:style-name="ce89" table:formula="of:=COUNTIF([.C16:.L16];&quot;51¶&quot;)" office:value-type="float" office:value="0" calcext:value-type="float">
            <text:p>0</text:p>
          </table:table-cell>
          <table:table-cell table:style-name="ce89" table:formula="of:=COUNTIF([.C16:.L16];&quot;52¶&quot;)" office:value-type="float" office:value="0" calcext:value-type="float">
            <text:p>0</text:p>
          </table:table-cell>
          <table:table-cell table:style-name="ce89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89" table:formula="of:=COUNTIF([.C16:.L16];&quot;KVIT&quot;)+COUNTIF([.C16:.L16];&quot;KVIT☻&quot;)+COUNTIF([.C16:.L16];&quot;kvit$&quot;)" office:value-type="float" office:value="0" calcext:value-type="float">
            <text:p>0</text:p>
          </table:table-cell>
          <table:table-cell table:style-name="ce90" table:formula="of:=COUNTBLANK([.C16:.L16])" office:value-type="float" office:value="9" calcext:value-type="float">
            <text:p>9</text:p>
          </table:table-cell>
          <table:table-cell table:style-name="ce91" table:formula="of:=COUNTIF([.C16:.L16];&quot;x&quot;)" office:value-type="float" office:value="0" calcext:value-type="float">
            <text:p>0</text:p>
          </table:table-cell>
          <table:table-cell table:style-name="ce92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 calcext:value-type="float">
            <text:p>0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4-16" calcext:value-type="date">
            <text:p>16. IV. 12</text:p>
          </table:table-cell>
          <table:table-cell table:style-name="ce87" table:formula="of:=TEXT([.A17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48" office:value-type="string" calcext:value-type="string">
            <text:p>MIO</text:p>
          </table:table-cell>
          <table:table-cell table:style-name="ce29" office:value-type="string" calcext:value-type="string">
            <text:p>ROD</text:p>
          </table:table-cell>
          <table:table-cell table:style-name="ce89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89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 calcext:value-type="float">
            <text:p>1</text:p>
          </table:table-cell>
          <table:table-cell table:style-name="ce89" table:formula="of:=COUNTIF([.C17:.L17];&quot;51&quot;)+COUNTIF([.C17:.L17];&quot;51$&quot;)+COUNTIF([.C17:.L17];&quot;51☻&quot;)" office:value-type="float" office:value="0" calcext:value-type="float">
            <text:p>0</text:p>
          </table:table-cell>
          <table:table-cell table:style-name="ce89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89" table:formula="of:=COUNTIF([.C17:.L17];&quot;51¶&quot;)" office:value-type="float" office:value="0" calcext:value-type="float">
            <text:p>0</text:p>
          </table:table-cell>
          <table:table-cell table:style-name="ce89" table:formula="of:=COUNTIF([.C17:.L17];&quot;52¶&quot;)" office:value-type="float" office:value="1" calcext:value-type="float">
            <text:p>1</text:p>
          </table:table-cell>
          <table:table-cell table:style-name="ce89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89" table:formula="of:=COUNTIF([.C17:.L17];&quot;KVIT&quot;)+COUNTIF([.C17:.L17];&quot;KVIT☻&quot;)+COUNTIF([.C17:.L17];&quot;kvit$&quot;)" office:value-type="float" office:value="2" calcext:value-type="float">
            <text:p>2</text:p>
          </table:table-cell>
          <table:table-cell table:style-name="ce90" table:formula="of:=COUNTBLANK([.C17:.L17])" office:value-type="float" office:value="0" calcext:value-type="float">
            <text:p>0</text:p>
          </table:table-cell>
          <table:table-cell table:style-name="ce91" table:formula="of:=COUNTIF([.C17:.L17];&quot;x&quot;)" office:value-type="float" office:value="0" calcext:value-type="float">
            <text:p>0</text:p>
          </table:table-cell>
          <table:table-cell table:style-name="ce92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1" calcext:value-type="float">
            <text:p>1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4-17" calcext:value-type="date">
            <text:p>17. IV. 12</text:p>
          </table:table-cell>
          <table:table-cell table:style-name="ce87" table:formula="of:=TEXT([.A18];&quot;Ddd&quot;)" office:value-type="string" office:string-value="tor" calcext:value-type="string">
            <text:p>tor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5" office:value-type="string" calcext:value-type="string">
            <text:p>MF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78" office:value-type="string" calcext:value-type="string">
            <office:annotation draw:style-name="gr4" draw:text-style-name="P2" svg:width="2.794cm" svg:height="0.688cm" svg:x="13.068cm" svg:y="11.332cm" draw:caption-point-x="-0.211cm" draw:caption-point-y="0.642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ROD</text:p>
          </table:table-cell>
          <table:table-cell table:style-name="ce89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89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 calcext:value-type="float">
            <text:p>0</text:p>
          </table:table-cell>
          <table:table-cell table:style-name="ce89" table:formula="of:=COUNTIF([.C18:.L18];&quot;51&quot;)+COUNTIF([.C18:.L18];&quot;51$&quot;)+COUNTIF([.C18:.L18];&quot;51☻&quot;)" office:value-type="float" office:value="1" calcext:value-type="float">
            <text:p>1</text:p>
          </table:table-cell>
          <table:table-cell table:style-name="ce89" table:formula="of:=COUNTIF([.C18:.L18];&quot;52&quot;)+COUNTIF([.C18:.L18];&quot;52$&quot;)+COUNTIF([.C18:.L18];&quot;52☻&quot;)" office:value-type="float" office:value="1" calcext:value-type="float">
            <text:p>1</text:p>
          </table:table-cell>
          <table:table-cell table:style-name="ce89" table:formula="of:=COUNTIF([.C18:.L18];&quot;51¶&quot;)" office:value-type="float" office:value="0" calcext:value-type="float">
            <text:p>0</text:p>
          </table:table-cell>
          <table:table-cell table:style-name="ce89" table:formula="of:=COUNTIF([.C18:.L18];&quot;52¶&quot;)" office:value-type="float" office:value="0" calcext:value-type="float">
            <text:p>0</text:p>
          </table:table-cell>
          <table:table-cell table:style-name="ce89" table:formula="of:=COUNTIF([.C18:.L18];&quot;U&quot;)+COUNTIF([.C18:.L18];&quot;U☻&quot;)+COUNTIF([.C18:.L18];&quot;U☺&quot;)" office:value-type="float" office:value="0" calcext:value-type="float">
            <text:p>0</text:p>
          </table:table-cell>
          <table:table-cell table:style-name="ce89" table:formula="of:=COUNTIF([.C18:.L18];&quot;KVIT&quot;)+COUNTIF([.C18:.L18];&quot;KVIT☻&quot;)+COUNTIF([.C18:.L18];&quot;kvit$&quot;)" office:value-type="float" office:value="1" calcext:value-type="float">
            <text:p>1</text:p>
          </table:table-cell>
          <table:table-cell table:style-name="ce90" table:formula="of:=COUNTBLANK([.C18:.L18])" office:value-type="float" office:value="0" calcext:value-type="float">
            <text:p>0</text:p>
          </table:table-cell>
          <table:table-cell table:style-name="ce91" table:formula="of:=COUNTIF([.C18:.L18];&quot;x&quot;)" office:value-type="float" office:value="2" calcext:value-type="float">
            <text:p>2</text:p>
          </table:table-cell>
          <table:table-cell table:style-name="ce92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4-18" calcext:value-type="date">
            <text:p>18. IV. 12</text:p>
          </table:table-cell>
          <table:table-cell table:style-name="ce87" table:formula="of:=TEXT([.A19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48" office:value-type="string" calcext:value-type="string">
            <text:p>MIO</text:p>
          </table:table-cell>
          <table:table-cell table:style-name="ce29" office:value-type="string" calcext:value-type="string">
            <text:p>ŠOŠ</text:p>
          </table:table-cell>
          <table:table-cell table:style-name="ce89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89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 calcext:value-type="float">
            <text:p>1</text:p>
          </table:table-cell>
          <table:table-cell table:style-name="ce89" table:formula="of:=COUNTIF([.C19:.L19];&quot;51&quot;)+COUNTIF([.C19:.L19];&quot;51$&quot;)+COUNTIF([.C19:.L19];&quot;51☻&quot;)" office:value-type="float" office:value="1" calcext:value-type="float">
            <text:p>1</text:p>
          </table:table-cell>
          <table:table-cell table:style-name="ce89" table:formula="of:=COUNTIF([.C19:.L19];&quot;52&quot;)+COUNTIF([.C19:.L19];&quot;52$&quot;)+COUNTIF([.C19:.L19];&quot;52☻&quot;)" office:value-type="float" office:value="1" calcext:value-type="float">
            <text:p>1</text:p>
          </table:table-cell>
          <table:table-cell table:style-name="ce89" table:formula="of:=COUNTIF([.C19:.L19];&quot;51¶&quot;)" office:value-type="float" office:value="1" calcext:value-type="float">
            <text:p>1</text:p>
          </table:table-cell>
          <table:table-cell table:style-name="ce89" table:formula="of:=COUNTIF([.C19:.L19];&quot;52¶&quot;)" office:value-type="float" office:value="0" calcext:value-type="float">
            <text:p>0</text:p>
          </table:table-cell>
          <table:table-cell table:style-name="ce89" table:formula="of:=COUNTIF([.C19:.L19];&quot;U&quot;)+COUNTIF([.C19:.L19];&quot;U☻&quot;)+COUNTIF([.C19:.L19];&quot;U☺&quot;)" office:value-type="float" office:value="0" calcext:value-type="float">
            <text:p>0</text:p>
          </table:table-cell>
          <table:table-cell table:style-name="ce89" table:formula="of:=COUNTIF([.C19:.L19];&quot;KVIT&quot;)+COUNTIF([.C19:.L19];&quot;KVIT☻&quot;)+COUNTIF([.C19:.L19];&quot;kvit$&quot;)" office:value-type="float" office:value="2" calcext:value-type="float">
            <text:p>2</text:p>
          </table:table-cell>
          <table:table-cell table:style-name="ce90" table:formula="of:=COUNTBLANK([.C19:.L19])" office:value-type="float" office:value="0" calcext:value-type="float">
            <text:p>0</text:p>
          </table:table-cell>
          <table:table-cell table:style-name="ce91" table:formula="of:=COUNTIF([.C19:.L19];&quot;x&quot;)" office:value-type="float" office:value="0" calcext:value-type="float">
            <text:p>0</text:p>
          </table:table-cell>
          <table:table-cell table:style-name="ce92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4-19" calcext:value-type="date">
            <text:p>19. IV. 12</text:p>
          </table:table-cell>
          <table:table-cell table:style-name="ce87" table:formula="of:=TEXT([.A20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78" office:value-type="string" calcext:value-type="string">
            <office:annotation draw:style-name="gr2" draw:text-style-name="P2" svg:width="2.794cm" svg:height="0.698cm" svg:x="13.068cm" svg:y="12.729cm" draw:caption-point-x="-0.211cm" draw:caption-point-y="0.653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ŠTU</text:p>
          </table:table-cell>
          <table:table-cell table:style-name="ce89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89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 calcext:value-type="float">
            <text:p>0</text:p>
          </table:table-cell>
          <table:table-cell table:style-name="ce89" table:formula="of:=COUNTIF([.C20:.L20];&quot;51&quot;)+COUNTIF([.C20:.L20];&quot;51$&quot;)+COUNTIF([.C20:.L20];&quot;51☻&quot;)" office:value-type="float" office:value="2" calcext:value-type="float">
            <text:p>2</text:p>
          </table:table-cell>
          <table:table-cell table:style-name="ce89" table:formula="of:=COUNTIF([.C20:.L20];&quot;52&quot;)+COUNTIF([.C20:.L20];&quot;52$&quot;)+COUNTIF([.C20:.L20];&quot;52☻&quot;)" office:value-type="float" office:value="1" calcext:value-type="float">
            <text:p>1</text:p>
          </table:table-cell>
          <table:table-cell table:style-name="ce89" table:formula="of:=COUNTIF([.C20:.L20];&quot;51¶&quot;)" office:value-type="float" office:value="0" calcext:value-type="float">
            <text:p>0</text:p>
          </table:table-cell>
          <table:table-cell table:style-name="ce89" table:formula="of:=COUNTIF([.C20:.L20];&quot;52¶&quot;)" office:value-type="float" office:value="1" calcext:value-type="float">
            <text:p>1</text:p>
          </table:table-cell>
          <table:table-cell table:style-name="ce89" table:formula="of:=COUNTIF([.C20:.L20];&quot;U&quot;)+COUNTIF([.C20:.L20];&quot;U☻&quot;)+COUNTIF([.C20:.L20];&quot;U☺&quot;)" office:value-type="float" office:value="0" calcext:value-type="float">
            <text:p>0</text:p>
          </table:table-cell>
          <table:table-cell table:style-name="ce89" table:formula="of:=COUNTIF([.C20:.L20];&quot;KVIT&quot;)+COUNTIF([.C20:.L20];&quot;KVIT☻&quot;)+COUNTIF([.C20:.L20];&quot;kvit$&quot;)" office:value-type="float" office:value="2" calcext:value-type="float">
            <text:p>2</text:p>
          </table:table-cell>
          <table:table-cell table:style-name="ce90" table:formula="of:=COUNTBLANK([.C20:.L20])" office:value-type="float" office:value="0" calcext:value-type="float">
            <text:p>0</text:p>
          </table:table-cell>
          <table:table-cell table:style-name="ce91" table:formula="of:=COUNTIF([.C20:.L20];&quot;x&quot;)" office:value-type="float" office:value="1" calcext:value-type="float">
            <text:p>1</text:p>
          </table:table-cell>
          <table:table-cell table:style-name="ce92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3" calcext:value-type="float">
            <text:p>3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4-20" calcext:value-type="date">
            <text:p>20. IV. 12</text:p>
          </table:table-cell>
          <table:table-cell table:style-name="ce87" table:formula="of:=TEXT([.A21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78" office:value-type="string" calcext:value-type="string">
            <text:p>RAV</text:p>
          </table:table-cell>
          <table:table-cell table:style-name="ce29" office:value-type="string" calcext:value-type="string">
            <text:p>ŠTU</text:p>
          </table:table-cell>
          <table:table-cell table:style-name="ce89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89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 calcext:value-type="float">
            <text:p>0</text:p>
          </table:table-cell>
          <table:table-cell table:style-name="ce89" table:formula="of:=COUNTIF([.C21:.L21];&quot;51&quot;)+COUNTIF([.C21:.L21];&quot;51$&quot;)+COUNTIF([.C21:.L21];&quot;51☻&quot;)" office:value-type="float" office:value="1" calcext:value-type="float">
            <text:p>1</text:p>
          </table:table-cell>
          <table:table-cell table:style-name="ce89" table:formula="of:=COUNTIF([.C21:.L21];&quot;52&quot;)+COUNTIF([.C21:.L21];&quot;52$&quot;)+COUNTIF([.C21:.L21];&quot;52☻&quot;)" office:value-type="float" office:value="1" calcext:value-type="float">
            <text:p>1</text:p>
          </table:table-cell>
          <table:table-cell table:style-name="ce89" table:formula="of:=COUNTIF([.C21:.L21];&quot;51¶&quot;)" office:value-type="float" office:value="0" calcext:value-type="float">
            <text:p>0</text:p>
          </table:table-cell>
          <table:table-cell table:style-name="ce89" table:formula="of:=COUNTIF([.C21:.L21];&quot;52¶&quot;)" office:value-type="float" office:value="1" calcext:value-type="float">
            <text:p>1</text:p>
          </table:table-cell>
          <table:table-cell table:style-name="ce89" table:formula="of:=COUNTIF([.C21:.L21];&quot;U&quot;)+COUNTIF([.C21:.L21];&quot;U☻&quot;)+COUNTIF([.C21:.L21];&quot;U☺&quot;)" office:value-type="float" office:value="0" calcext:value-type="float">
            <text:p>0</text:p>
          </table:table-cell>
          <table:table-cell table:style-name="ce89" table:formula="of:=COUNTIF([.C21:.L21];&quot;KVIT&quot;)+COUNTIF([.C21:.L21];&quot;KVIT☻&quot;)+COUNTIF([.C21:.L21];&quot;kvit$&quot;)" office:value-type="float" office:value="2" calcext:value-type="float">
            <text:p>2</text:p>
          </table:table-cell>
          <table:table-cell table:style-name="ce90" table:formula="of:=COUNTBLANK([.C21:.L21])" office:value-type="float" office:value="0" calcext:value-type="float">
            <text:p>0</text:p>
          </table:table-cell>
          <table:table-cell table:style-name="ce91" table:formula="of:=COUNTIF([.C21:.L21];&quot;x&quot;)" office:value-type="float" office:value="2" calcext:value-type="float">
            <text:p>2</text:p>
          </table:table-cell>
          <table:table-cell table:style-name="ce92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9" office:value-type="date" office:date-value="2012-04-21" calcext:value-type="date">
            <text:p>21. IV. 12</text:p>
          </table:table-cell>
          <table:table-cell table:style-name="ce86" table:formula="of:=TEXT([.A22];&quot;Ddd&quot;)" office:value-type="string" office:string-value="sob" calcext:value-type="string">
            <text:p>sob</text:p>
          </table:table-cell>
          <table:table-cell table:style-name="ce77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41"/>
          <table:table-cell table:style-name="ce31" table:number-columns-repeated="2"/>
          <table:table-cell table:style-name="ce42"/>
          <table:table-cell table:style-name="ce31"/>
          <table:table-cell table:style-name="ce31" table:formula="of:=[$'Vzorci vnosov'.$A$15]" office:value-type="string" office:string-value="SO" calcext:value-type="string">
            <text:p>SO</text:p>
          </table:table-cell>
          <table:table-cell table:style-name="ce31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ŠTU</text:p>
          </table:table-cell>
          <table:table-cell table:style-name="ce89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89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 calcext:value-type="float">
            <text:p>0</text:p>
          </table:table-cell>
          <table:table-cell table:style-name="ce89" table:formula="of:=COUNTIF([.C22:.L22];&quot;51&quot;)+COUNTIF([.C22:.L22];&quot;51$&quot;)+COUNTIF([.C22:.L22];&quot;51☻&quot;)" office:value-type="float" office:value="0" calcext:value-type="float">
            <text:p>0</text:p>
          </table:table-cell>
          <table:table-cell table:style-name="ce89" table:formula="of:=COUNTIF([.C22:.L22];&quot;52&quot;)+COUNTIF([.C22:.L22];&quot;52$&quot;)+COUNTIF([.C22:.L22];&quot;52☻&quot;)" office:value-type="float" office:value="0" calcext:value-type="float">
            <text:p>0</text:p>
          </table:table-cell>
          <table:table-cell table:style-name="ce89" table:formula="of:=COUNTIF([.C22:.L22];&quot;51¶&quot;)" office:value-type="float" office:value="0" calcext:value-type="float">
            <text:p>0</text:p>
          </table:table-cell>
          <table:table-cell table:style-name="ce89" table:formula="of:=COUNTIF([.C22:.L22];&quot;52¶&quot;)" office:value-type="float" office:value="0" calcext:value-type="float">
            <text:p>0</text:p>
          </table:table-cell>
          <table:table-cell table:style-name="ce89" table:formula="of:=COUNTIF([.C22:.L22];&quot;U&quot;)+COUNTIF([.C22:.L22];&quot;U☻&quot;)+COUNTIF([.C22:.L22];&quot;U☺&quot;)" office:value-type="float" office:value="0" calcext:value-type="float">
            <text:p>0</text:p>
          </table:table-cell>
          <table:table-cell table:style-name="ce89" table:formula="of:=COUNTIF([.C22:.L22];&quot;KVIT&quot;)+COUNTIF([.C22:.L22];&quot;KVIT☻&quot;)+COUNTIF([.C22:.L22];&quot;kvit$&quot;)" office:value-type="float" office:value="0" calcext:value-type="float">
            <text:p>0</text:p>
          </table:table-cell>
          <table:table-cell table:style-name="ce90" table:formula="of:=COUNTBLANK([.C22:.L22])" office:value-type="float" office:value="8" calcext:value-type="float">
            <text:p>8</text:p>
          </table:table-cell>
          <table:table-cell table:style-name="ce91" table:formula="of:=COUNTIF([.C22:.L22];&quot;x&quot;)" office:value-type="float" office:value="0" calcext:value-type="float">
            <text:p>0</text:p>
          </table:table-cell>
          <table:table-cell table:style-name="ce92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0" calcext:value-type="float">
            <text:p>0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9" office:value-type="date" office:date-value="2012-04-22" calcext:value-type="date">
            <text:p>22. IV. 12</text:p>
          </table:table-cell>
          <table:table-cell table:style-name="ce86" table:formula="of:=TEXT([.A23];&quot;Ddd&quot;)" office:value-type="string" office:string-value="ned" calcext:value-type="string">
            <text:p>ned</text:p>
          </table:table-cell>
          <table:table-cell table:style-name="ce4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11"/>
          <table:table-cell table:style-name="ce31"/>
          <table:table-cell table:style-name="ce44"/>
          <table:table-cell table:style-name="ce31"/>
          <table:table-cell table:style-name="ce31" table:formula="of:=[$'Vzorci vnosov'.$A$15]" office:value-type="string" office:string-value="SO" calcext:value-type="string">
            <text:p>SO</text:p>
          </table:table-cell>
          <table:table-cell table:style-name="ce42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ŠTU</text:p>
          </table:table-cell>
          <table:table-cell table:style-name="ce89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89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 calcext:value-type="float">
            <text:p>0</text:p>
          </table:table-cell>
          <table:table-cell table:style-name="ce89" table:formula="of:=COUNTIF([.C23:.L23];&quot;51&quot;)+COUNTIF([.C23:.L23];&quot;51$&quot;)+COUNTIF([.C23:.L23];&quot;51☻&quot;)" office:value-type="float" office:value="0" calcext:value-type="float">
            <text:p>0</text:p>
          </table:table-cell>
          <table:table-cell table:style-name="ce89" table:formula="of:=COUNTIF([.C23:.L23];&quot;52&quot;)+COUNTIF([.C23:.L23];&quot;52$&quot;)+COUNTIF([.C23:.L23];&quot;52☻&quot;)" office:value-type="float" office:value="0" calcext:value-type="float">
            <text:p>0</text:p>
          </table:table-cell>
          <table:table-cell table:style-name="ce89" table:formula="of:=COUNTIF([.C23:.L23];&quot;51¶&quot;)" office:value-type="float" office:value="0" calcext:value-type="float">
            <text:p>0</text:p>
          </table:table-cell>
          <table:table-cell table:style-name="ce89" table:formula="of:=COUNTIF([.C23:.L23];&quot;52¶&quot;)" office:value-type="float" office:value="0" calcext:value-type="float">
            <text:p>0</text:p>
          </table:table-cell>
          <table:table-cell table:style-name="ce89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89" table:formula="of:=COUNTIF([.C23:.L23];&quot;KVIT&quot;)+COUNTIF([.C23:.L23];&quot;KVIT☻&quot;)+COUNTIF([.C23:.L23];&quot;kvit$&quot;)" office:value-type="float" office:value="0" calcext:value-type="float">
            <text:p>0</text:p>
          </table:table-cell>
          <table:table-cell table:style-name="ce90" table:formula="of:=COUNTBLANK([.C23:.L23])" office:value-type="float" office:value="8" calcext:value-type="float">
            <text:p>8</text:p>
          </table:table-cell>
          <table:table-cell table:style-name="ce91" table:formula="of:=COUNTIF([.C23:.L23];&quot;x&quot;)" office:value-type="float" office:value="0" calcext:value-type="float">
            <text:p>0</text:p>
          </table:table-cell>
          <table:table-cell table:style-name="ce92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0" calcext:value-type="float">
            <text:p>0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4-23" calcext:value-type="date">
            <text:p>23. IV. 12</text:p>
          </table:table-cell>
          <table:table-cell table:style-name="ce87" table:formula="of:=TEXT([.A24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office:annotation draw:style-name="gr4" draw:text-style-name="P2" svg:width="2.915cm" svg:height="0.688cm" svg:x="12.001cm" svg:y="14.284cm" draw:caption-point-x="-0.232cm" draw:caption-point-y="1.913cm">
              <dc:date>2022-03-21T00:00:00</dc:date>
              <text:p text:style-name="P1">Ne TX ali dež</text:p>
            </office:annotation>
            <text:p>52</text:p>
          </table:table-cell>
          <table:table-cell table:style-name="ce78" office:value-type="string" calcext:value-type="string">
            <office:annotation draw:style-name="gr2" draw:text-style-name="P2" svg:width="2.794cm" svg:height="0.698cm" svg:x="13.068cm" svg:y="15.544cm" draw:caption-point-x="-0.211cm" draw:caption-point-y="0.653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PIN</text:p>
          </table:table-cell>
          <table:table-cell table:style-name="ce89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89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 calcext:value-type="float">
            <text:p>0</text:p>
          </table:table-cell>
          <table:table-cell table:style-name="ce89" table:formula="of:=COUNTIF([.C24:.L24];&quot;51&quot;)+COUNTIF([.C24:.L24];&quot;51$&quot;)+COUNTIF([.C24:.L24];&quot;51☻&quot;)" office:value-type="float" office:value="2" calcext:value-type="float">
            <text:p>2</text:p>
          </table:table-cell>
          <table:table-cell table:style-name="ce89" table:formula="of:=COUNTIF([.C24:.L24];&quot;52&quot;)+COUNTIF([.C24:.L24];&quot;52$&quot;)+COUNTIF([.C24:.L24];&quot;52☻&quot;)" office:value-type="float" office:value="1" calcext:value-type="float">
            <text:p>1</text:p>
          </table:table-cell>
          <table:table-cell table:style-name="ce89" table:formula="of:=COUNTIF([.C24:.L24];&quot;51¶&quot;)" office:value-type="float" office:value="1" calcext:value-type="float">
            <text:p>1</text:p>
          </table:table-cell>
          <table:table-cell table:style-name="ce89" table:formula="of:=COUNTIF([.C24:.L24];&quot;52¶&quot;)" office:value-type="float" office:value="1" calcext:value-type="float">
            <text:p>1</text:p>
          </table:table-cell>
          <table:table-cell table:style-name="ce89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89" table:formula="of:=COUNTIF([.C24:.L24];&quot;KVIT&quot;)+COUNTIF([.C24:.L24];&quot;KVIT☻&quot;)+COUNTIF([.C24:.L24];&quot;kvit$&quot;)" office:value-type="float" office:value="2" calcext:value-type="float">
            <text:p>2</text:p>
          </table:table-cell>
          <table:table-cell table:style-name="ce90" table:formula="of:=COUNTBLANK([.C24:.L24])" office:value-type="float" office:value="0" calcext:value-type="float">
            <text:p>0</text:p>
          </table:table-cell>
          <table:table-cell table:style-name="ce91" table:formula="of:=COUNTIF([.C24:.L24];&quot;x&quot;)" office:value-type="float" office:value="1" calcext:value-type="float">
            <text:p>1</text:p>
          </table:table-cell>
          <table:table-cell table:style-name="ce92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3" calcext:value-type="float">
            <text:p>3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4-24" calcext:value-type="date">
            <text:p>24. IV. 12</text:p>
          </table:table-cell>
          <table:table-cell table:style-name="ce87" table:formula="of:=TEXT([.A25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PIN</text:p>
          </table:table-cell>
          <table:table-cell table:style-name="ce89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0" calcext:value-type="float">
            <text:p>0</text:p>
          </table:table-cell>
          <table:table-cell table:style-name="ce89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 calcext:value-type="float">
            <text:p>0</text:p>
          </table:table-cell>
          <table:table-cell table:style-name="ce89" table:formula="of:=COUNTIF([.C25:.L25];&quot;51&quot;)+COUNTIF([.C25:.L25];&quot;51$&quot;)+COUNTIF([.C25:.L25];&quot;51☻&quot;)" office:value-type="float" office:value="1" calcext:value-type="float">
            <text:p>1</text:p>
          </table:table-cell>
          <table:table-cell table:style-name="ce89" table:formula="of:=COUNTIF([.C25:.L25];&quot;52&quot;)+COUNTIF([.C25:.L25];&quot;52$&quot;)+COUNTIF([.C25:.L25];&quot;52☻&quot;)" office:value-type="float" office:value="1" calcext:value-type="float">
            <text:p>1</text:p>
          </table:table-cell>
          <table:table-cell table:style-name="ce89" table:formula="of:=COUNTIF([.C25:.L25];&quot;51¶&quot;)" office:value-type="float" office:value="1" calcext:value-type="float">
            <text:p>1</text:p>
          </table:table-cell>
          <table:table-cell table:style-name="ce89" table:formula="of:=COUNTIF([.C25:.L25];&quot;52¶&quot;)" office:value-type="float" office:value="0" calcext:value-type="float">
            <text:p>0</text:p>
          </table:table-cell>
          <table:table-cell table:style-name="ce89" table:formula="of:=COUNTIF([.C25:.L25];&quot;U&quot;)+COUNTIF([.C25:.L25];&quot;U☻&quot;)+COUNTIF([.C25:.L25];&quot;U☺&quot;)" office:value-type="float" office:value="1" calcext:value-type="float">
            <text:p>1</text:p>
          </table:table-cell>
          <table:table-cell table:style-name="ce89" table:formula="of:=COUNTIF([.C25:.L25];&quot;KVIT&quot;)+COUNTIF([.C25:.L25];&quot;KVIT☻&quot;)+COUNTIF([.C25:.L25];&quot;kvit$&quot;)" office:value-type="float" office:value="2" calcext:value-type="float">
            <text:p>2</text:p>
          </table:table-cell>
          <table:table-cell table:style-name="ce90" table:formula="of:=COUNTBLANK([.C25:.L25])" office:value-type="float" office:value="0" calcext:value-type="float">
            <text:p>0</text:p>
          </table:table-cell>
          <table:table-cell table:style-name="ce91" table:formula="of:=COUNTIF([.C25:.L25];&quot;x&quot;)" office:value-type="float" office:value="2" calcext:value-type="float">
            <text:p>2</text:p>
          </table:table-cell>
          <table:table-cell table:style-name="ce92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 calcext:value-type="float">
            <text:p>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4-25" calcext:value-type="date">
            <text:p>25. IV. 12</text:p>
          </table:table-cell>
          <table:table-cell table:style-name="ce87" table:formula="of:=TEXT([.A26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5" office:value-type="string" calcext:value-type="string"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8" office:value-type="string" calcext:value-type="string">
            <text:p>DAN</text:p>
          </table:table-cell>
          <table:table-cell table:style-name="ce29" office:value-type="string" calcext:value-type="string">
            <text:p>PIN</text:p>
          </table:table-cell>
          <table:table-cell table:style-name="ce89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89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1" calcext:value-type="float">
            <text:p>1</text:p>
          </table:table-cell>
          <table:table-cell table:style-name="ce89" table:formula="of:=COUNTIF([.C26:.L26];&quot;51&quot;)+COUNTIF([.C26:.L26];&quot;51$&quot;)+COUNTIF([.C26:.L26];&quot;51☻&quot;)" office:value-type="float" office:value="1" calcext:value-type="float">
            <text:p>1</text:p>
          </table:table-cell>
          <table:table-cell table:style-name="ce89" table:formula="of:=COUNTIF([.C26:.L26];&quot;52&quot;)+COUNTIF([.C26:.L26];&quot;52$&quot;)+COUNTIF([.C26:.L26];&quot;52☻&quot;)" office:value-type="float" office:value="0" calcext:value-type="float">
            <text:p>0</text:p>
          </table:table-cell>
          <table:table-cell table:style-name="ce89" table:formula="of:=COUNTIF([.C26:.L26];&quot;51¶&quot;)" office:value-type="float" office:value="1" calcext:value-type="float">
            <text:p>1</text:p>
          </table:table-cell>
          <table:table-cell table:style-name="ce89" table:formula="of:=COUNTIF([.C26:.L26];&quot;52¶&quot;)" office:value-type="float" office:value="0" calcext:value-type="float">
            <text:p>0</text:p>
          </table:table-cell>
          <table:table-cell table:style-name="ce89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89" table:formula="of:=COUNTIF([.C26:.L26];&quot;KVIT&quot;)+COUNTIF([.C26:.L26];&quot;KVIT☻&quot;)+COUNTIF([.C26:.L26];&quot;kvit$&quot;)" office:value-type="float" office:value="2" calcext:value-type="float">
            <text:p>2</text:p>
          </table:table-cell>
          <table:table-cell table:style-name="ce90" table:formula="of:=COUNTBLANK([.C26:.L26])" office:value-type="float" office:value="0" calcext:value-type="float">
            <text:p>0</text:p>
          </table:table-cell>
          <table:table-cell table:style-name="ce91" table:formula="of:=COUNTIF([.C26:.L26];&quot;x&quot;)" office:value-type="float" office:value="1" calcext:value-type="float">
            <text:p>1</text:p>
          </table:table-cell>
          <table:table-cell table:style-name="ce92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1" calcext:value-type="float">
            <text:p>1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4-26" calcext:value-type="date">
            <text:p>26. IV. 12</text:p>
          </table:table-cell>
          <table:table-cell table:style-name="ce87" table:formula="of:=TEXT([.A27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78" office:value-type="string" calcext:value-type="string">
            <office:annotation draw:style-name="gr4" draw:text-style-name="P2" svg:width="2.794cm" svg:height="0.688cm" svg:x="13.068cm" svg:y="17.655cm" draw:caption-point-x="-0.211cm" draw:caption-point-y="0.653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ROD</text:p>
          </table:table-cell>
          <table:table-cell table:style-name="ce89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89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 calcext:value-type="float">
            <text:p>0</text:p>
          </table:table-cell>
          <table:table-cell table:style-name="ce89" table:formula="of:=COUNTIF([.C27:.L27];&quot;51&quot;)+COUNTIF([.C27:.L27];&quot;51$&quot;)+COUNTIF([.C27:.L27];&quot;51☻&quot;)" office:value-type="float" office:value="1" calcext:value-type="float">
            <text:p>1</text:p>
          </table:table-cell>
          <table:table-cell table:style-name="ce89" table:formula="of:=COUNTIF([.C27:.L27];&quot;52&quot;)+COUNTIF([.C27:.L27];&quot;52$&quot;)+COUNTIF([.C27:.L27];&quot;52☻&quot;)" office:value-type="float" office:value="1" calcext:value-type="float">
            <text:p>1</text:p>
          </table:table-cell>
          <table:table-cell table:style-name="ce89" table:formula="of:=COUNTIF([.C27:.L27];&quot;51¶&quot;)" office:value-type="float" office:value="1" calcext:value-type="float">
            <text:p>1</text:p>
          </table:table-cell>
          <table:table-cell table:style-name="ce89" table:formula="of:=COUNTIF([.C27:.L27];&quot;52¶&quot;)" office:value-type="float" office:value="1" calcext:value-type="float">
            <text:p>1</text:p>
          </table:table-cell>
          <table:table-cell table:style-name="ce89" table:formula="of:=COUNTIF([.C27:.L27];&quot;U&quot;)+COUNTIF([.C27:.L27];&quot;U☻&quot;)+COUNTIF([.C27:.L27];&quot;U☺&quot;)" office:value-type="float" office:value="1" calcext:value-type="float">
            <text:p>1</text:p>
          </table:table-cell>
          <table:table-cell table:style-name="ce89" table:formula="of:=COUNTIF([.C27:.L27];&quot;KVIT&quot;)+COUNTIF([.C27:.L27];&quot;KVIT☻&quot;)+COUNTIF([.C27:.L27];&quot;kvit$&quot;)" office:value-type="float" office:value="2" calcext:value-type="float">
            <text:p>2</text:p>
          </table:table-cell>
          <table:table-cell table:style-name="ce90" table:formula="of:=COUNTBLANK([.C27:.L27])" office:value-type="float" office:value="0" calcext:value-type="float">
            <text:p>0</text:p>
          </table:table-cell>
          <table:table-cell table:style-name="ce91" table:formula="of:=COUNTIF([.C27:.L27];&quot;x&quot;)" office:value-type="float" office:value="1" calcext:value-type="float">
            <text:p>1</text:p>
          </table:table-cell>
          <table:table-cell table:style-name="ce92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 calcext:value-type="float">
            <text:p>2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number-columns-repeated="3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9" office:value-type="date" office:date-value="2012-04-27" calcext:value-type="date">
            <text:p>27. IV. 12</text:p>
          </table:table-cell>
          <table:table-cell table:style-name="ce86" table:formula="of:=TEXT([.A28];&quot;Ddd&quot;)" office:value-type="string" office:string-value="pet" calcext:value-type="string">
            <text:p>pet</text:p>
          </table:table-cell>
          <table:table-cell table:style-name="ce41"/>
          <table:table-cell table:style-name="ce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1"/>
          <table:table-cell table:style-name="ce37"/>
          <table:table-cell table:style-name="ce31"/>
          <table:table-cell table:style-name="ce6"/>
          <table:table-cell table:style-name="ce37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DAN</text:p>
          </table:table-cell>
          <table:table-cell table:style-name="ce89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89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 calcext:value-type="float">
            <text:p>1</text:p>
          </table:table-cell>
          <table:table-cell table:style-name="ce89" table:formula="of:=COUNTIF([.C28:.L28];&quot;51&quot;)+COUNTIF([.C28:.L28];&quot;51$&quot;)+COUNTIF([.C28:.L28];&quot;51☻&quot;)" office:value-type="float" office:value="0" calcext:value-type="float">
            <text:p>0</text:p>
          </table:table-cell>
          <table:table-cell table:style-name="ce89" table:formula="of:=COUNTIF([.C28:.L28];&quot;52&quot;)+COUNTIF([.C28:.L28];&quot;52$&quot;)+COUNTIF([.C28:.L28];&quot;52☻&quot;)" office:value-type="float" office:value="0" calcext:value-type="float">
            <text:p>0</text:p>
          </table:table-cell>
          <table:table-cell table:style-name="ce89" table:formula="of:=COUNTIF([.C28:.L28];&quot;51¶&quot;)" office:value-type="float" office:value="0" calcext:value-type="float">
            <text:p>0</text:p>
          </table:table-cell>
          <table:table-cell table:style-name="ce89" table:formula="of:=COUNTIF([.C28:.L28];&quot;52¶&quot;)" office:value-type="float" office:value="0" calcext:value-type="float">
            <text:p>0</text:p>
          </table:table-cell>
          <table:table-cell table:style-name="ce89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89" table:formula="of:=COUNTIF([.C28:.L28];&quot;KVIT&quot;)+COUNTIF([.C28:.L28];&quot;KVIT☻&quot;)+COUNTIF([.C28:.L28];&quot;kvit$&quot;)" office:value-type="float" office:value="0" calcext:value-type="float">
            <text:p>0</text:p>
          </table:table-cell>
          <table:table-cell table:style-name="ce90" table:formula="of:=COUNTBLANK([.C28:.L28])" office:value-type="float" office:value="8" calcext:value-type="float">
            <text:p>8</text:p>
          </table:table-cell>
          <table:table-cell table:style-name="ce91" table:formula="of:=COUNTIF([.C28:.L28];&quot;x&quot;)" office:value-type="float" office:value="0" calcext:value-type="float">
            <text:p>0</text:p>
          </table:table-cell>
          <table:table-cell table:style-name="ce92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0" calcext:value-type="float">
            <text:p>0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4-28" calcext:value-type="date">
            <text:p>28. IV. 12</text:p>
          </table:table-cell>
          <table:table-cell table:style-name="ce86" table:formula="of:=TEXT([.A29];&quot;Ddd&quot;)" office:value-type="string" office:string-value="sob" calcext:value-type="string">
            <text:p>sob</text:p>
          </table:table-cell>
          <table:table-cell table:style-name="ce41"/>
          <table:table-cell table:style-name="ce4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1"/>
          <table:table-cell table:style-name="ce31"/>
          <table:table-cell table:style-name="ce42"/>
          <table:table-cell table:style-name="ce77"/>
          <table:table-cell table:style-name="ce41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DAN</text:p>
          </table:table-cell>
          <table:table-cell table:style-name="ce89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89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 calcext:value-type="float">
            <text:p>1</text:p>
          </table:table-cell>
          <table:table-cell table:style-name="ce89" table:formula="of:=COUNTIF([.C29:.L29];&quot;51&quot;)+COUNTIF([.C29:.L29];&quot;51$&quot;)+COUNTIF([.C29:.L29];&quot;51☻&quot;)" office:value-type="float" office:value="0" calcext:value-type="float">
            <text:p>0</text:p>
          </table:table-cell>
          <table:table-cell table:style-name="ce89" table:formula="of:=COUNTIF([.C29:.L29];&quot;52&quot;)+COUNTIF([.C29:.L29];&quot;52$&quot;)+COUNTIF([.C29:.L29];&quot;52☻&quot;)" office:value-type="float" office:value="0" calcext:value-type="float">
            <text:p>0</text:p>
          </table:table-cell>
          <table:table-cell table:style-name="ce89" table:formula="of:=COUNTIF([.C29:.L29];&quot;51¶&quot;)" office:value-type="float" office:value="0" calcext:value-type="float">
            <text:p>0</text:p>
          </table:table-cell>
          <table:table-cell table:style-name="ce89" table:formula="of:=COUNTIF([.C29:.L29];&quot;52¶&quot;)" office:value-type="float" office:value="0" calcext:value-type="float">
            <text:p>0</text:p>
          </table:table-cell>
          <table:table-cell table:style-name="ce89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89" table:formula="of:=COUNTIF([.C29:.L29];&quot;KVIT&quot;)+COUNTIF([.C29:.L29];&quot;KVIT☻&quot;)+COUNTIF([.C29:.L29];&quot;kvit$&quot;)" office:value-type="float" office:value="0" calcext:value-type="float">
            <text:p>0</text:p>
          </table:table-cell>
          <table:table-cell table:style-name="ce90" table:formula="of:=COUNTBLANK([.C29:.L29])" office:value-type="float" office:value="8" calcext:value-type="float">
            <text:p>8</text:p>
          </table:table-cell>
          <table:table-cell table:style-name="ce91" table:formula="of:=COUNTIF([.C29:.L29];&quot;x&quot;)" office:value-type="float" office:value="0" calcext:value-type="float">
            <text:p>0</text:p>
          </table:table-cell>
          <table:table-cell table:style-name="ce92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0" calcext:value-type="float">
            <text:p>0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4-29" calcext:value-type="date">
            <text:p>29. IV. 12</text:p>
          </table:table-cell>
          <table:table-cell table:style-name="ce86" table:formula="of:=TEXT([.A30];&quot;Ddd&quot;)" office:value-type="string" office:string-value="ned" calcext:value-type="string">
            <text:p>ned</text:p>
          </table:table-cell>
          <table:table-cell table:style-name="ce41" table:number-columns-repeated="2"/>
          <table:table-cell table:style-name="ce31" table:number-columns-repeated="3"/>
          <table:table-cell table:style-name="ce41"/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/>
          <table:table-cell table:style-name="ce42"/>
          <table:table-cell table:style-name="ce79" office:value-type="string" calcext:value-type="string">
            <text:p>RAV</text:p>
          </table:table-cell>
          <table:table-cell table:style-name="ce46" office:value-type="string" calcext:value-type="string">
            <text:p>MŠŠ</text:p>
          </table:table-cell>
          <table:table-cell table:style-name="ce89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89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 calcext:value-type="float">
            <text:p>0</text:p>
          </table:table-cell>
          <table:table-cell table:style-name="ce89" table:formula="of:=COUNTIF([.C30:.L30];&quot;51&quot;)+COUNTIF([.C30:.L30];&quot;51$&quot;)+COUNTIF([.C30:.L30];&quot;51☻&quot;)" office:value-type="float" office:value="0" calcext:value-type="float">
            <text:p>0</text:p>
          </table:table-cell>
          <table:table-cell table:style-name="ce89" table:formula="of:=COUNTIF([.C30:.L30];&quot;52&quot;)+COUNTIF([.C30:.L30];&quot;52$&quot;)+COUNTIF([.C30:.L30];&quot;52☻&quot;)" office:value-type="float" office:value="0" calcext:value-type="float">
            <text:p>0</text:p>
          </table:table-cell>
          <table:table-cell table:style-name="ce89" table:formula="of:=COUNTIF([.C30:.L30];&quot;51¶&quot;)" office:value-type="float" office:value="0" calcext:value-type="float">
            <text:p>0</text:p>
          </table:table-cell>
          <table:table-cell table:style-name="ce89" table:formula="of:=COUNTIF([.C30:.L30];&quot;52¶&quot;)" office:value-type="float" office:value="0" calcext:value-type="float">
            <text:p>0</text:p>
          </table:table-cell>
          <table:table-cell table:style-name="ce89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89" table:formula="of:=COUNTIF([.C30:.L30];&quot;KVIT&quot;)+COUNTIF([.C30:.L30];&quot;KVIT☻&quot;)+COUNTIF([.C30:.L30];&quot;kvit$&quot;)" office:value-type="float" office:value="0" calcext:value-type="float">
            <text:p>0</text:p>
          </table:table-cell>
          <table:table-cell table:style-name="ce90" table:formula="of:=COUNTBLANK([.C30:.L30])" office:value-type="float" office:value="9" calcext:value-type="float">
            <text:p>9</text:p>
          </table:table-cell>
          <table:table-cell table:style-name="ce91" table:formula="of:=COUNTIF([.C30:.L30];&quot;x&quot;)" office:value-type="float" office:value="0" calcext:value-type="float">
            <text:p>0</text:p>
          </table:table-cell>
          <table:table-cell table:style-name="ce92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2-04-30" calcext:value-type="date">
            <text:p>30. IV. 12</text:p>
          </table:table-cell>
          <table:table-cell table:style-name="ce87" table:formula="of:=TEXT([.A31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MŠŠ</text:p>
          </table:table-cell>
          <table:table-cell table:style-name="ce89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89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 calcext:value-type="float">
            <text:p>1</text:p>
          </table:table-cell>
          <table:table-cell table:style-name="ce89" table:formula="of:=COUNTIF([.C31:.L31];&quot;51&quot;)+COUNTIF([.C31:.L31];&quot;51$&quot;)+COUNTIF([.C31:.L31];&quot;51☻&quot;)" office:value-type="float" office:value="1" calcext:value-type="float">
            <text:p>1</text:p>
          </table:table-cell>
          <table:table-cell table:style-name="ce89" table:formula="of:=COUNTIF([.C31:.L31];&quot;52&quot;)+COUNTIF([.C31:.L31];&quot;52$&quot;)+COUNTIF([.C31:.L31];&quot;52☻&quot;)" office:value-type="float" office:value="1" calcext:value-type="float">
            <text:p>1</text:p>
          </table:table-cell>
          <table:table-cell table:style-name="ce89" table:formula="of:=COUNTIF([.C31:.L31];&quot;51¶&quot;)" office:value-type="float" office:value="0" calcext:value-type="float">
            <text:p>0</text:p>
          </table:table-cell>
          <table:table-cell table:style-name="ce89" table:formula="of:=COUNTIF([.C31:.L31];&quot;52¶&quot;)" office:value-type="float" office:value="0" calcext:value-type="float">
            <text:p>0</text:p>
          </table:table-cell>
          <table:table-cell table:style-name="ce89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89" table:formula="of:=COUNTIF([.C31:.L31];&quot;KVIT&quot;)+COUNTIF([.C31:.L31];&quot;KVIT☻&quot;)+COUNTIF([.C31:.L31];&quot;kvit$&quot;)" office:value-type="float" office:value="2" calcext:value-type="float">
            <text:p>2</text:p>
          </table:table-cell>
          <table:table-cell table:style-name="ce90" table:formula="of:=COUNTBLANK([.C31:.L31])" office:value-type="float" office:value="0" calcext:value-type="float">
            <text:p>0</text:p>
          </table:table-cell>
          <table:table-cell table:style-name="ce91" table:formula="of:=COUNTIF([.C31:.L31];&quot;x&quot;)" office:value-type="float" office:value="1" calcext:value-type="float">
            <text:p>1</text:p>
          </table:table-cell>
          <table:table-cell table:style-name="ce92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6" table:number-columns-repeated="257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7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MIO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8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3" calcext:value-type="float">
            <text:p>3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 calcext:value-type="float">
            <text:p>1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 calcext:value-type="float">
            <text:p>5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3" calcext:value-type="float">
            <text:p>3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 calcext:value-type="float">
            <text:p>2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 calcext:value-type="float">
            <text:p>0</text:p>
          </table:table-cell>
          <table:table-cell table:style-name="ce32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1" calcext:value-type="float">
            <text:p>1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6" calcext:value-type="float">
            <text:p>6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 calcext:value-type="float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4" calcext:value-type="float">
            <text:p>4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 calcext:value-type="float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 calcext:value-type="float">
            <text:p>5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1" calcext:value-type="float">
            <text:p>1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4" calcext:value-type="float">
            <text:p>4</text:p>
          </table:table-cell>
          <table:table-cell table:style-name="ce33" table:formula="of:=SUM([.D35:.D36])" office:value-type="float" office:value="6" calcext:value-type="float">
            <text:p>6</text:p>
          </table:table-cell>
          <table:table-cell table:style-name="ce33" table:formula="of:=SUM([.E35:.E36])" office:value-type="float" office:value="5" calcext:value-type="float">
            <text:p>5</text:p>
          </table:table-cell>
          <table:table-cell table:style-name="ce33" table:formula="of:=SUM([.F35:.F36])" office:value-type="float" office:value="4" calcext:value-type="float">
            <text:p>4</text:p>
          </table:table-cell>
          <table:table-cell table:style-name="ce33" table:formula="of:=SUM([.G35:.G36])" office:value-type="float" office:value="5" calcext:value-type="float">
            <text:p>5</text:p>
          </table:table-cell>
          <table:table-cell table:style-name="ce33" table:formula="of:=SUM([.H35:.H36])" office:value-type="float" office:value="3" calcext:value-type="float">
            <text:p>3</text:p>
          </table:table-cell>
          <table:table-cell table:style-name="ce33" table:formula="of:=SUM([.I35:.I36])" office:value-type="float" office:value="4" calcext:value-type="float">
            <text:p>4</text:p>
          </table:table-cell>
          <table:table-cell table:style-name="ce33" table:formula="of:=SUM([.J35:.J36])" office:value-type="float" office:value="6" calcext:value-type="float">
            <text:p>6</text:p>
          </table:table-cell>
          <table:table-cell table:style-name="ce33" table:formula="of:=SUM([.K35:.K36])" office:value-type="float" office:value="5" calcext:value-type="float">
            <text:p>5</text:p>
          </table:table-cell>
          <table:table-cell table:style-name="ce33" table:formula="of:=SUM([.L35:.L36])" office:value-type="float" office:value="1" calcext:value-type="float">
            <text:p>1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3" calcext:value-type="float">
            <text:p>3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4" calcext:value-type="float">
            <text:p>4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4" calcext:value-type="float">
            <text:p>4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8" calcext:value-type="float">
            <text:p>8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 calcext:value-type="float">
            <text:p>6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 calcext:value-type="float">
            <text:p>0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9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64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6" calcext:value-type="float">
            <text:p>6</text:p>
          </table:table-cell>
          <table:table-cell table:style-name="ce34" table:formula="of:=COUNTIF([.D2:.D32];&quot;D&quot;)" office:value-type="float" office:value="2" calcext:value-type="float">
            <text:p>2</text:p>
          </table:table-cell>
          <table:table-cell table:style-name="ce34" table:formula="of:=COUNTIF([.E2:.E32];&quot;D&quot;)" office:value-type="float" office:value="5" calcext:value-type="float">
            <text:p>5</text:p>
          </table:table-cell>
          <table:table-cell table:style-name="ce34" table:formula="of:=COUNTIF([.F2:.F32];&quot;D&quot;)" office:value-type="float" office:value="2" calcext:value-type="float">
            <text:p>2</text:p>
          </table:table-cell>
          <table:table-cell table:style-name="ce34" table:formula="of:=COUNTIF([.G2:.G32];&quot;D&quot;)" office:value-type="float" office:value="5" calcext:value-type="float">
            <text:p>5</text:p>
          </table:table-cell>
          <table:table-cell table:style-name="ce34" table:formula="of:=COUNTIF([.H2:.H32];&quot;D&quot;)" office:value-type="float" office:value="9" calcext:value-type="float">
            <text:p>9</text:p>
          </table:table-cell>
          <table:table-cell table:style-name="ce34" table:formula="of:=COUNTIF([.I2:.I32];&quot;D&quot;)" office:value-type="float" office:value="0" calcext:value-type="float">
            <text:p>0</text:p>
          </table:table-cell>
          <table:table-cell table:style-name="ce34" table:formula="of:=COUNTIF([.J2:.J32];&quot;D&quot;)" office:value-type="float" office:value="2" calcext:value-type="float">
            <text:p>2</text:p>
          </table:table-cell>
          <table:table-cell table:style-name="ce34" table:formula="of:=COUNTIF([.K2:.K32];&quot;D&quot;)" office:value-type="float" office:value="0" calcext:value-type="float">
            <text:p>0</text:p>
          </table:table-cell>
          <table:table-cell table:style-name="ce34" table:formula="of:=COUNTIF([.L2:.L32];&quot;D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1" calcext:value-type="float">
            <text:p>1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2" calcext:value-type="float">
            <text:p>2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7" calcext:value-type="float">
            <text:p>7</text:p>
          </table:table-cell>
          <table:table-cell table:style-name="ce34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 table:formula="of:=COUNTIF([.L2:.L32];&quot;BOL&quot;)" office:value-type="float" office:value="7" calcext:value-type="float">
            <text:p>7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3" calcext:value-type="float">
            <text:p>3</text:p>
          </table:table-cell>
          <table:table-cell table:style-name="ce34" table:formula="of:=COUNTIF([.D2:.D32];&quot;X&quot;)" office:value-type="float" office:value="2" calcext:value-type="float">
            <text:p>2</text:p>
          </table:table-cell>
          <table:table-cell table:style-name="ce34" table:formula="of:=COUNTIF([.E2:.E32];&quot;X&quot;)" office:value-type="float" office:value="1" calcext:value-type="float">
            <text:p>1</text:p>
          </table:table-cell>
          <table:table-cell table:style-name="ce34" table:formula="of:=COUNTIF([.F2:.F32];&quot;X&quot;)" office:value-type="float" office:value="2" calcext:value-type="float">
            <text:p>2</text:p>
          </table:table-cell>
          <table:table-cell table:style-name="ce34" table:formula="of:=COUNTIF([.G2:.G32];&quot;X&quot;)" office:value-type="float" office:value="0" calcext:value-type="float">
            <text:p>0</text:p>
          </table:table-cell>
          <table:table-cell table:style-name="ce34" table:formula="of:=COUNTIF([.H2:.H32];&quot;X&quot;)" office:value-type="float" office:value="2" calcext:value-type="float">
            <text:p>2</text:p>
          </table:table-cell>
          <table:table-cell table:style-name="ce34" table:formula="of:=COUNTIF([.I2:.I32];&quot;X&quot;)" office:value-type="float" office:value="3" calcext:value-type="float">
            <text:p>3</text:p>
          </table:table-cell>
          <table:table-cell table:style-name="ce34" table:formula="of:=COUNTIF([.J2:.J32];&quot;X&quot;)" office:value-type="float" office:value="5" calcext:value-type="float">
            <text:p>5</text:p>
          </table:table-cell>
          <table:table-cell table:style-name="ce34" table:formula="of:=COUNTIF([.K2:.K32];&quot;X&quot;)" office:value-type="float" office:value="2" calcext:value-type="float">
            <text:p>2</text:p>
          </table:table-cell>
          <table:table-cell table:style-name="ce34" table:formula="of:=COUNTIF([.L2:.L32];&quot;X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N2:.N32];&quot;KOS&quot;)" office:value-type="float" office:value="1" calcext:value-type="float">
            <text:p>1</text:p>
          </table:table-cell>
          <table:table-cell table:style-name="ce34" table:formula="of:=COUNTIF([.N2:.N32];&quot;ŠOŠ&quot;)" office:value-type="float" office:value="7" calcext:value-type="float">
            <text:p>7</text:p>
          </table:table-cell>
          <table:table-cell table:style-name="ce34" table:formula="of:=COUNTIF([.N2:.N32];&quot;PIN&quot;)" office:value-type="float" office:value="3" calcext:value-type="float">
            <text:p>3</text:p>
          </table:table-cell>
          <table:table-cell table:style-name="ce34" table:formula="of:=COUNTIF([.N2:.N32];&quot;KON&quot;)" office:value-type="float" office:value="3" calcext:value-type="float">
            <text:p>3</text:p>
          </table:table-cell>
          <table:table-cell table:style-name="ce34" table:formula="of:=COUNTIF([.N2:.N32];&quot;oro&quot;)" office:value-type="float" office:value="0" calcext:value-type="float">
            <text:p>0</text:p>
          </table:table-cell>
          <table:table-cell table:style-name="ce34" table:formula="of:=COUNTIF([.N2:.N32];&quot;AND&quot;)" office:value-type="float" office:value="0" calcext:value-type="float">
            <text:p>0</text:p>
          </table:table-cell>
          <table:table-cell table:style-name="ce34" table:formula="of:=COUNTIF([.N2:.N32];&quot;ROD&quot;)" office:value-type="float" office:value="7" calcext:value-type="float">
            <text:p>7</text:p>
          </table:table-cell>
          <table:table-cell table:style-name="ce34" table:formula="of:=COUNTIF([.N2:.N32];&quot;DAN&quot;)" office:value-type="float" office:value="3" calcext:value-type="float">
            <text:p>3</text:p>
          </table:table-cell>
          <table:table-cell table:style-name="ce34" table:formula="of:=COUNTIF([.N2:.N32];&quot;MŠŠ&quot;)" office:value-type="float" office:value="2" calcext:value-type="float">
            <text:p>2</text:p>
          </table:table-cell>
          <table:table-cell table:style-name="ce34" table:formula="of:=COUNTIF([.N2:.N32];&quot;ŠTU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2" calcext:value-type="float">
            <text:p>2</text:p>
          </table:table-cell>
          <table:table-cell table:style-name="ce1" table:formula="of:=COUNTIF([.D2:.D32];&quot;51¶&quot;)+COUNTIF([.D2:.D32];&quot;52¶&quot;)+COUNTIF([.D2:.D32];&quot;kvit¶&quot;)" office:value-type="float" office:value="1" calcext:value-type="float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4" calcext:value-type="float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5" calcext:value-type="float">
            <text:p>5</text:p>
          </table:table-cell>
          <table:table-cell table:style-name="ce1" table:formula="of:=COUNTIF([.G2:.G32];&quot;51¶&quot;)+COUNTIF([.G2:.G32];&quot;52¶&quot;)+COUNTIF([.G2:.G32];&quot;kvit¶&quot;)" office:value-type="float" office:value="2" calcext:value-type="float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1" calcext:value-type="float">
            <text:p>1</text:p>
          </table:table-cell>
          <table:table-cell table:style-name="ce1" table:formula="of:=COUNTIF([.I2:.I32];&quot;51¶&quot;)+COUNTIF([.I2:.I32];&quot;52¶&quot;)+COUNTIF([.I2:.I32];&quot;kvit¶&quot;)" office:value-type="float" office:value="2" calcext:value-type="float">
            <text:p>2</text:p>
          </table:table-cell>
          <table:table-cell table:style-name="ce1" table:formula="of:=COUNTIF([.J2:.J32];&quot;51¶&quot;)+COUNTIF([.J2:.J32];&quot;52¶&quot;)+COUNTIF([.J2:.J32];&quot;kvit¶&quot;)" office:value-type="float" office:value="4" calcext:value-type="float">
            <text:p>4</text:p>
          </table:table-cell>
          <table:table-cell table:style-name="ce1" table:formula="of:=COUNTIF([.K2:.K32];&quot;51¶&quot;)+COUNTIF([.K2:.K32];&quot;52¶&quot;)+COUNTIF([.K2:.K32];&quot;kvit¶&quot;)" office:value-type="float" office:value="1" calcext:value-type="float">
            <text:p>1</text:p>
          </table:table-cell>
          <table:table-cell table:style-name="ce1" table:formula="of:=COUNTIF([.L2:.L32];&quot;51¶&quot;)+COUNTIF([.L2:.L32];&quot;52¶&quot;)+COUNTIF([.L2:.L32];&quot;kvit¶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 calcext:value-type="float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2" calcext:value-type="float">
            <text:p>2</text:p>
          </table:table-cell>
          <table:table-cell table:style-name="ce1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2" calcext:value-type="float">
            <text:p>2</text:p>
          </table:table-cell>
          <table:table-cell table:style-name="ce1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april.B2:april.B31">
            <calcext:condition calcext:apply-style-name="ConditionalStyle_28" calcext:value="=&quot;sob&quot;" calcext:base-cell-address="april.B2"/>
            <calcext:condition calcext:apply-style-name="ConditionalStyle_29" calcext:value="=&quot;ned&quot;" calcext:base-cell-address="april.B2"/>
          </calcext:conditional-format>
          <calcext:conditional-format calcext:target-range-address="april.O2:april.V31">
            <calcext:condition calcext:apply-style-name="ConditionalStyle_30" calcext:value="&lt;1" calcext:base-cell-address="april.O2"/>
            <calcext:condition calcext:apply-style-name="ConditionalStyle_31" calcext:value="&gt;1" calcext:base-cell-address="april.O2"/>
          </calcext:conditional-format>
          <calcext:conditional-format calcext:target-range-address="april.W2:april.W31">
            <calcext:condition calcext:apply-style-name="ConditionalStyle_32" calcext:value="!=0" calcext:base-cell-address="april.W2"/>
          </calcext:conditional-format>
          <calcext:conditional-format calcext:target-range-address="april.X2:april.X31">
            <calcext:condition calcext:apply-style-name="ConditionalStyle_33" calcext:value="=1" calcext:base-cell-address="april.X2"/>
            <calcext:condition calcext:apply-style-name="ConditionalStyle_34" calcext:value="&gt;1" calcext:base-cell-address="april.X2"/>
          </calcext:conditional-format>
          <calcext:conditional-format calcext:target-range-address="april.Y2:april.Y31">
            <calcext:condition calcext:apply-style-name="ConditionalStyle_35" calcext:value="&lt;2" calcext:base-cell-address="april.Y2"/>
            <calcext:condition calcext:apply-style-name="ConditionalStyle_36" calcext:value="&gt;2" calcext:base-cell-address="april.Y2"/>
          </calcext:conditional-format>
        </calcext:conditional-formats>
      </table:table>
      <table:table table:name="maj" table:style-name="ta6">
        <table:table-column table:style-name="co3" table:default-cell-style-name="ce17"/>
        <table:table-column table:style-name="co27" table:default-cell-style-name="ce17"/>
        <table:table-column table:style-name="co22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16" table:default-cell-style-name="ce17"/>
        <table:table-column table:style-name="co28" table:default-cell-style-name="ce17"/>
        <table:table-column table:style-name="co34" table:default-cell-style-name="ce17"/>
        <table:table-column table:style-name="co16" table:default-cell-style-name="ce17"/>
        <table:table-column table:style-name="co18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35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MIO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45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54" office:value-type="string" calcext:value-type="string">
            <text:p>☺</text:p>
          </table:table-cell>
          <table:table-cell table:style-name="ce55" table:formula="of:=[$'Vzorci vnosov'.$A$4]" office:value-type="string" office:string-value="51" calcext:value-type="string">
            <text:p>51</text:p>
          </table:table-cell>
          <table:table-cell table:style-name="ce55" table:formula="of:=[$'Vzorci vnosov'.$A$5]" office:value-type="string" office:string-value="52" calcext:value-type="string">
            <text:p>52</text:p>
          </table:table-cell>
          <table:table-cell table:style-name="ce56" table:formula="of:=[$'Vzorci vnosov'.$A$25]" office:value-type="string" office:string-value="51¶" calcext:value-type="string">
            <text:p>51¶</text:p>
          </table:table-cell>
          <table:table-cell table:style-name="ce57" table:formula="of:=[$'Vzorci vnosov'.$A$26]" office:value-type="string" office:string-value="52¶" calcext:value-type="string">
            <text:p>52¶</text:p>
          </table:table-cell>
          <table:table-cell table:style-name="ce58" table:formula="of:=[$'Vzorci vnosov'.$A$8]" office:value-type="string" office:string-value="U" calcext:value-type="string">
            <text:p>U</text:p>
          </table:table-cell>
          <table:table-cell table:style-name="ce55" table:formula="of:=[$'Vzorci vnosov'.$A$6]" office:value-type="string" office:string-value="KVIT" calcext:value-type="string">
            <text:p>KVIT</text:p>
          </table:table-cell>
          <table:table-cell table:style-name="ce59" office:value-type="string" calcext:value-type="string">
            <text:p>Brez</text:p>
          </table:table-cell>
          <table:table-cell table:style-name="ce53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19" office:value-type="date" office:date-value="2012-05-01" calcext:value-type="date">
            <text:p>1. V. 12</text:p>
          </table:table-cell>
          <table:table-cell table:style-name="ce93" table:formula="of:=TEXT([.A2];&quot;Ddd&quot;)" office:value-type="string" office:string-value="tor" calcext:value-type="string">
            <text:p>tor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 table:number-columns-repeated="5"/>
          <table:table-cell table:style-name="ce31" table:number-columns-repeated="2"/>
          <table:table-cell table:style-name="ce11"/>
          <table:table-cell table:style-name="ce31"/>
          <table:table-cell table:style-name="ce79" office:value-type="string" calcext:value-type="string">
            <office:annotation draw:style-name="gr17" draw:text-style-name="P2" svg:width="2.702cm" svg:height="0.697cm" svg:x="13.579cm" svg:y="0.082cm" draw:caption-point-x="-0.2cm" draw:caption-point-y="0.631cm">
              <dc:date>2022-03-21T00:00:00</dc:date>
              <text:p text:style-name="P1">Ne od 8-12.</text:p>
            </office:annotation>
            <text:p>HOL</text:p>
          </table:table-cell>
          <table:table-cell table:style-name="ce46" office:value-type="string" calcext:value-type="string">
            <text:p>DAN</text:p>
          </table:table-cell>
          <table:table-cell table:style-name="ce97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98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 calcext:value-type="float">
            <text:p>0</text:p>
          </table:table-cell>
          <table:table-cell table:style-name="ce99" table:formula="of:=COUNTIF([.C2:.L2];&quot;51&quot;)+COUNTIF([.C2:.L2];&quot;51$&quot;)+COUNTIF([.C2:.L2];&quot;51☻&quot;)" office:value-type="float" office:value="0" calcext:value-type="float">
            <text:p>0</text:p>
          </table:table-cell>
          <table:table-cell table:style-name="ce99" table:formula="of:=COUNTIF([.C2:.L2];&quot;52&quot;)+COUNTIF([.C2:.L2];&quot;52$&quot;)+COUNTIF([.C2:.L2];&quot;52☻&quot;)" office:value-type="float" office:value="0" calcext:value-type="float">
            <text:p>0</text:p>
          </table:table-cell>
          <table:table-cell table:style-name="ce100" table:formula="of:=COUNTIF([.C2:.L2];&quot;51¶&quot;)" office:value-type="float" office:value="0" calcext:value-type="float">
            <text:p>0</text:p>
          </table:table-cell>
          <table:table-cell table:style-name="ce100" table:formula="of:=COUNTIF([.C2:.L2];&quot;52¶&quot;)" office:value-type="float" office:value="0" calcext:value-type="float">
            <text:p>0</text:p>
          </table:table-cell>
          <table:table-cell table:style-name="ce99" table:formula="of:=COUNTIF([.C2:.L2];&quot;U&quot;)+COUNTIF([.C2:.L2];&quot;U☻&quot;)+COUNTIF([.C2:.L2];&quot;U☺&quot;)" office:value-type="float" office:value="0" calcext:value-type="float">
            <text:p>0</text:p>
          </table:table-cell>
          <table:table-cell table:style-name="ce99" table:formula="of:=COUNTIF([.C2:.L2];&quot;KVIT&quot;)+COUNTIF([.C2:.L2];&quot;KVIT☻&quot;)+COUNTIF([.C2:.L2];&quot;kvit$&quot;)" office:value-type="float" office:value="0" calcext:value-type="float">
            <text:p>0</text:p>
          </table:table-cell>
          <table:table-cell table:style-name="ce101" table:formula="of:=COUNTBLANK([.C2:.L2])" office:value-type="float" office:value="9" calcext:value-type="float">
            <text:p>9</text:p>
          </table:table-cell>
          <table:table-cell table:style-name="ce102" table:formula="of:=COUNTIF([.C2:.L2];&quot;x&quot;)" office:value-type="float" office:value="0" calcext:value-type="float">
            <text:p>0</text:p>
          </table:table-cell>
          <table:table-cell table:style-name="ce103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19" office:value-type="date" office:date-value="2012-05-02" calcext:value-type="date">
            <text:p>2. V. 12</text:p>
          </table:table-cell>
          <table:table-cell table:style-name="ce93" table:formula="of:=TEXT([.A3];&quot;Ddd&quot;)" office:value-type="string" office:string-value="sre" calcext:value-type="string">
            <text:p>sre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 table:number-columns-repeated="5"/>
          <table:table-cell table:style-name="ce31" table:number-columns-repeated="4"/>
          <table:table-cell table:style-name="ce79" office:value-type="string" calcext:value-type="string">
            <office:annotation draw:style-name="gr1" draw:text-style-name="P2" svg:width="3.198cm" svg:height="0.933cm" svg:x="13.611cm" svg:y="-0.013cm" draw:caption-point-x="-0.232cm" draw:caption-point-y="1.43cm">
              <dc:date>2022-03-21T00:00:00</dc:date>
              <text:p text:style-name="P1">ne rezpisete od 18.5 do 3.6.</text:p>
            </office:annotation>
            <text:p>RAV</text:p>
          </table:table-cell>
          <table:table-cell table:style-name="ce46" office:value-type="string" calcext:value-type="string">
            <text:p>DAN</text:p>
          </table:table-cell>
          <table:table-cell table:style-name="ce97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98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 calcext:value-type="float">
            <text:p>0</text:p>
          </table:table-cell>
          <table:table-cell table:style-name="ce99" table:formula="of:=COUNTIF([.C3:.L3];&quot;51&quot;)+COUNTIF([.C3:.L3];&quot;51$&quot;)+COUNTIF([.C3:.L3];&quot;51☻&quot;)" office:value-type="float" office:value="0" calcext:value-type="float">
            <text:p>0</text:p>
          </table:table-cell>
          <table:table-cell table:style-name="ce99" table:formula="of:=COUNTIF([.C3:.L3];&quot;52&quot;)+COUNTIF([.C3:.L3];&quot;52$&quot;)+COUNTIF([.C3:.L3];&quot;52☻&quot;)" office:value-type="float" office:value="0" calcext:value-type="float">
            <text:p>0</text:p>
          </table:table-cell>
          <table:table-cell table:style-name="ce100" table:formula="of:=COUNTIF([.C3:.L3];&quot;51¶&quot;)" office:value-type="float" office:value="0" calcext:value-type="float">
            <text:p>0</text:p>
          </table:table-cell>
          <table:table-cell table:style-name="ce100" table:formula="of:=COUNTIF([.C3:.L3];&quot;52¶&quot;)" office:value-type="float" office:value="0" calcext:value-type="float">
            <text:p>0</text:p>
          </table:table-cell>
          <table:table-cell table:style-name="ce99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99" table:formula="of:=COUNTIF([.C3:.L3];&quot;KVIT&quot;)+COUNTIF([.C3:.L3];&quot;KVIT☻&quot;)+COUNTIF([.C3:.L3];&quot;kvit$&quot;)" office:value-type="float" office:value="0" calcext:value-type="float">
            <text:p>0</text:p>
          </table:table-cell>
          <table:table-cell table:style-name="ce101" table:formula="of:=COUNTBLANK([.C3:.L3])" office:value-type="float" office:value="9" calcext:value-type="float">
            <text:p>9</text:p>
          </table:table-cell>
          <table:table-cell table:style-name="ce102" table:formula="of:=COUNTIF([.C3:.L3];&quot;x&quot;)" office:value-type="float" office:value="0" calcext:value-type="float">
            <text:p>0</text:p>
          </table:table-cell>
          <table:table-cell table:style-name="ce103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 calcext:value-type="float">
            <text:p>0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5-03" calcext:value-type="date">
            <text:p>3. V. 12</text:p>
          </table:table-cell>
          <table:table-cell table:style-name="ce94" table:formula="of:=TEXT([.A4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8" office:value-type="string" calcext:value-type="string">
            <office:annotation draw:style-name="gr2" draw:text-style-name="P2" svg:width="2.702cm" svg:height="0.698cm" svg:x="13.579cm" svg:y="1.489cm" draw:caption-point-x="-0.2cm" draw:caption-point-y="0.632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MŠŠ</text:p>
          </table:table-cell>
          <table:table-cell table:style-name="ce97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98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 calcext:value-type="float">
            <text:p>0</text:p>
          </table:table-cell>
          <table:table-cell table:style-name="ce99" table:formula="of:=COUNTIF([.C4:.L4];&quot;51&quot;)+COUNTIF([.C4:.L4];&quot;51$&quot;)+COUNTIF([.C4:.L4];&quot;51☻&quot;)" office:value-type="float" office:value="1" calcext:value-type="float">
            <text:p>1</text:p>
          </table:table-cell>
          <table:table-cell table:style-name="ce99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100" table:formula="of:=COUNTIF([.C4:.L4];&quot;51¶&quot;)" office:value-type="float" office:value="1" calcext:value-type="float">
            <text:p>1</text:p>
          </table:table-cell>
          <table:table-cell table:style-name="ce100" table:formula="of:=COUNTIF([.C4:.L4];&quot;52¶&quot;)" office:value-type="float" office:value="0" calcext:value-type="float">
            <text:p>0</text:p>
          </table:table-cell>
          <table:table-cell table:style-name="ce99" table:formula="of:=COUNTIF([.C4:.L4];&quot;U&quot;)+COUNTIF([.C4:.L4];&quot;U☻&quot;)+COUNTIF([.C4:.L4];&quot;U☺&quot;)" office:value-type="float" office:value="0" calcext:value-type="float">
            <text:p>0</text:p>
          </table:table-cell>
          <table:table-cell table:style-name="ce99" table:formula="of:=COUNTIF([.C4:.L4];&quot;KVIT&quot;)+COUNTIF([.C4:.L4];&quot;KVIT☻&quot;)+COUNTIF([.C4:.L4];&quot;kvit$&quot;)" office:value-type="float" office:value="1" calcext:value-type="float">
            <text:p>1</text:p>
          </table:table-cell>
          <table:table-cell table:style-name="ce101" table:formula="of:=COUNTBLANK([.C4:.L4])" office:value-type="float" office:value="0" calcext:value-type="float">
            <text:p>0</text:p>
          </table:table-cell>
          <table:table-cell table:style-name="ce102" table:formula="of:=COUNTIF([.C4:.L4];&quot;x&quot;)" office:value-type="float" office:value="1" calcext:value-type="float">
            <text:p>1</text:p>
          </table:table-cell>
          <table:table-cell table:style-name="ce103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5-04" calcext:value-type="date">
            <text:p>4. V. 12</text:p>
          </table:table-cell>
          <table:table-cell table:style-name="ce94" table:formula="of:=TEXT([.A5];&quot;Ddd&quot;)" office:value-type="string" office:string-value="pet" calcext:value-type="string">
            <text:p>p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KOM</text:p>
          </table:table-cell>
          <table:table-cell table:style-name="ce29" office:value-type="string" calcext:value-type="string">
            <text:p>MŠŠ</text:p>
          </table:table-cell>
          <table:table-cell table:style-name="ce97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98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 calcext:value-type="float">
            <text:p>0</text:p>
          </table:table-cell>
          <table:table-cell table:style-name="ce99" table:formula="of:=COUNTIF([.C5:.L5];&quot;51&quot;)+COUNTIF([.C5:.L5];&quot;51$&quot;)+COUNTIF([.C5:.L5];&quot;51☻&quot;)" office:value-type="float" office:value="1" calcext:value-type="float">
            <text:p>1</text:p>
          </table:table-cell>
          <table:table-cell table:style-name="ce99" table:formula="of:=COUNTIF([.C5:.L5];&quot;52&quot;)+COUNTIF([.C5:.L5];&quot;52$&quot;)+COUNTIF([.C5:.L5];&quot;52☻&quot;)" office:value-type="float" office:value="1" calcext:value-type="float">
            <text:p>1</text:p>
          </table:table-cell>
          <table:table-cell table:style-name="ce100" table:formula="of:=COUNTIF([.C5:.L5];&quot;51¶&quot;)" office:value-type="float" office:value="1" calcext:value-type="float">
            <text:p>1</text:p>
          </table:table-cell>
          <table:table-cell table:style-name="ce100" table:formula="of:=COUNTIF([.C5:.L5];&quot;52¶&quot;)" office:value-type="float" office:value="0" calcext:value-type="float">
            <text:p>0</text:p>
          </table:table-cell>
          <table:table-cell table:style-name="ce99" table:formula="of:=COUNTIF([.C5:.L5];&quot;U&quot;)+COUNTIF([.C5:.L5];&quot;U☻&quot;)+COUNTIF([.C5:.L5];&quot;U☺&quot;)" office:value-type="float" office:value="0" calcext:value-type="float">
            <text:p>0</text:p>
          </table:table-cell>
          <table:table-cell table:style-name="ce99" table:formula="of:=COUNTIF([.C5:.L5];&quot;KVIT&quot;)+COUNTIF([.C5:.L5];&quot;KVIT☻&quot;)+COUNTIF([.C5:.L5];&quot;kvit$&quot;)" office:value-type="float" office:value="2" calcext:value-type="float">
            <text:p>2</text:p>
          </table:table-cell>
          <table:table-cell table:style-name="ce101" table:formula="of:=COUNTBLANK([.C5:.L5])" office:value-type="float" office:value="0" calcext:value-type="float">
            <text:p>0</text:p>
          </table:table-cell>
          <table:table-cell table:style-name="ce102" table:formula="of:=COUNTIF([.C5:.L5];&quot;x&quot;)" office:value-type="float" office:value="0" calcext:value-type="float">
            <text:p>0</text:p>
          </table:table-cell>
          <table:table-cell table:style-name="ce103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5-05" calcext:value-type="date">
            <text:p>5. V. 12</text:p>
          </table:table-cell>
          <table:table-cell table:style-name="ce93" table:formula="of:=TEXT([.A6];&quot;Ddd&quot;)" office:value-type="string" office:string-value="sob" calcext:value-type="string">
            <text:p>sob</text:p>
          </table:table-cell>
          <table:table-cell table:style-name="ce41"/>
          <table:table-cell table:style-name="ce42"/>
          <table:table-cell table:style-name="ce44"/>
          <table:table-cell table:style-name="ce4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/>
          <table:table-cell table:style-name="ce41"/>
          <table:table-cell table:style-name="ce4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PIN</text:p>
          </table:table-cell>
          <table:table-cell table:style-name="ce97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98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 calcext:value-type="float">
            <text:p>1</text:p>
          </table:table-cell>
          <table:table-cell table:style-name="ce99" table:formula="of:=COUNTIF([.C6:.L6];&quot;51&quot;)+COUNTIF([.C6:.L6];&quot;51$&quot;)+COUNTIF([.C6:.L6];&quot;51☻&quot;)" office:value-type="float" office:value="0" calcext:value-type="float">
            <text:p>0</text:p>
          </table:table-cell>
          <table:table-cell table:style-name="ce99" table:formula="of:=COUNTIF([.C6:.L6];&quot;52&quot;)+COUNTIF([.C6:.L6];&quot;52$&quot;)+COUNTIF([.C6:.L6];&quot;52☻&quot;)" office:value-type="float" office:value="0" calcext:value-type="float">
            <text:p>0</text:p>
          </table:table-cell>
          <table:table-cell table:style-name="ce100" table:formula="of:=COUNTIF([.C6:.L6];&quot;51¶&quot;)" office:value-type="float" office:value="0" calcext:value-type="float">
            <text:p>0</text:p>
          </table:table-cell>
          <table:table-cell table:style-name="ce100" table:formula="of:=COUNTIF([.C6:.L6];&quot;52¶&quot;)" office:value-type="float" office:value="0" calcext:value-type="float">
            <text:p>0</text:p>
          </table:table-cell>
          <table:table-cell table:style-name="ce99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99" table:formula="of:=COUNTIF([.C6:.L6];&quot;KVIT&quot;)+COUNTIF([.C6:.L6];&quot;KVIT☻&quot;)+COUNTIF([.C6:.L6];&quot;kvit$&quot;)" office:value-type="float" office:value="0" calcext:value-type="float">
            <text:p>0</text:p>
          </table:table-cell>
          <table:table-cell table:style-name="ce101" table:formula="of:=COUNTBLANK([.C6:.L6])" office:value-type="float" office:value="8" calcext:value-type="float">
            <text:p>8</text:p>
          </table:table-cell>
          <table:table-cell table:style-name="ce102" table:formula="of:=COUNTIF([.C6:.L6];&quot;x&quot;)" office:value-type="float" office:value="0" calcext:value-type="float">
            <text:p>0</text:p>
          </table:table-cell>
          <table:table-cell table:style-name="ce103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0" calcext:value-type="float">
            <text:p>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5-06" calcext:value-type="date">
            <text:p>6. V. 12</text:p>
          </table:table-cell>
          <table:table-cell table:style-name="ce93" table:formula="of:=TEXT([.A7];&quot;Ddd&quot;)" office:value-type="string" office:string-value="ned" calcext:value-type="string">
            <text:p>ned</text:p>
          </table:table-cell>
          <table:table-cell table:style-name="ce31"/>
          <table:table-cell table:style-name="ce41"/>
          <table:table-cell table:style-name="ce67"/>
          <table:table-cell table:style-name="ce4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/>
          <table:table-cell table:style-name="ce41"/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2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PIN</text:p>
          </table:table-cell>
          <table:table-cell table:style-name="ce97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98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 calcext:value-type="float">
            <text:p>1</text:p>
          </table:table-cell>
          <table:table-cell table:style-name="ce99" table:formula="of:=COUNTIF([.C7:.L7];&quot;51&quot;)+COUNTIF([.C7:.L7];&quot;51$&quot;)+COUNTIF([.C7:.L7];&quot;51☻&quot;)" office:value-type="float" office:value="0" calcext:value-type="float">
            <text:p>0</text:p>
          </table:table-cell>
          <table:table-cell table:style-name="ce99" table:formula="of:=COUNTIF([.C7:.L7];&quot;52&quot;)+COUNTIF([.C7:.L7];&quot;52$&quot;)+COUNTIF([.C7:.L7];&quot;52☻&quot;)" office:value-type="float" office:value="0" calcext:value-type="float">
            <text:p>0</text:p>
          </table:table-cell>
          <table:table-cell table:style-name="ce100" table:formula="of:=COUNTIF([.C7:.L7];&quot;51¶&quot;)" office:value-type="float" office:value="0" calcext:value-type="float">
            <text:p>0</text:p>
          </table:table-cell>
          <table:table-cell table:style-name="ce100" table:formula="of:=COUNTIF([.C7:.L7];&quot;52¶&quot;)" office:value-type="float" office:value="0" calcext:value-type="float">
            <text:p>0</text:p>
          </table:table-cell>
          <table:table-cell table:style-name="ce99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99" table:formula="of:=COUNTIF([.C7:.L7];&quot;KVIT&quot;)+COUNTIF([.C7:.L7];&quot;KVIT☻&quot;)+COUNTIF([.C7:.L7];&quot;kvit$&quot;)" office:value-type="float" office:value="0" calcext:value-type="float">
            <text:p>0</text:p>
          </table:table-cell>
          <table:table-cell table:style-name="ce101" table:formula="of:=COUNTBLANK([.C7:.L7])" office:value-type="float" office:value="8" calcext:value-type="float">
            <text:p>8</text:p>
          </table:table-cell>
          <table:table-cell table:style-name="ce102" table:formula="of:=COUNTIF([.C7:.L7];&quot;x&quot;)" office:value-type="float" office:value="0" calcext:value-type="float">
            <text:p>0</text:p>
          </table:table-cell>
          <table:table-cell table:style-name="ce103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0" calcext:value-type="float">
            <text:p>0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5-07" calcext:value-type="date">
            <text:p>7. V. 12</text:p>
          </table:table-cell>
          <table:table-cell table:style-name="ce94" table:formula="of:=TEXT([.A8];&quot;Ddd&quot;)" office:value-type="string" office:string-value="pon" calcext:value-type="string">
            <text:p>pon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78" office:value-type="string" calcext:value-type="string">
            <office:annotation draw:style-name="gr6" draw:text-style-name="P2" svg:width="3.198cm" svg:height="1.275cm" svg:x="13.611cm" svg:y="3.695cm" draw:caption-point-x="-0.232cm" draw:caption-point-y="1.241cm">
              <dc:date>2022-03-21T00:00:00</dc:date>
              <text:p text:style-name="P1">ne rezpisete od 18.5 do 3.6.</text:p>
            </office:annotation>
            <text:p>RAV</text:p>
          </table:table-cell>
          <table:table-cell table:style-name="ce29" office:value-type="string" calcext:value-type="string">
            <text:p>PIN</text:p>
          </table:table-cell>
          <table:table-cell table:style-name="ce97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98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 calcext:value-type="float">
            <text:p>0</text:p>
          </table:table-cell>
          <table:table-cell table:style-name="ce99" table:formula="of:=COUNTIF([.C8:.L8];&quot;51&quot;)+COUNTIF([.C8:.L8];&quot;51$&quot;)+COUNTIF([.C8:.L8];&quot;51☻&quot;)" office:value-type="float" office:value="1" calcext:value-type="float">
            <text:p>1</text:p>
          </table:table-cell>
          <table:table-cell table:style-name="ce99" table:formula="of:=COUNTIF([.C8:.L8];&quot;52&quot;)+COUNTIF([.C8:.L8];&quot;52$&quot;)+COUNTIF([.C8:.L8];&quot;52☻&quot;)" office:value-type="float" office:value="1" calcext:value-type="float">
            <text:p>1</text:p>
          </table:table-cell>
          <table:table-cell table:style-name="ce100" table:formula="of:=COUNTIF([.C8:.L8];&quot;51¶&quot;)" office:value-type="float" office:value="1" calcext:value-type="float">
            <text:p>1</text:p>
          </table:table-cell>
          <table:table-cell table:style-name="ce100" table:formula="of:=COUNTIF([.C8:.L8];&quot;52¶&quot;)" office:value-type="float" office:value="1" calcext:value-type="float">
            <text:p>1</text:p>
          </table:table-cell>
          <table:table-cell table:style-name="ce99" table:formula="of:=COUNTIF([.C8:.L8];&quot;U&quot;)+COUNTIF([.C8:.L8];&quot;U☻&quot;)+COUNTIF([.C8:.L8];&quot;U☺&quot;)" office:value-type="float" office:value="1" calcext:value-type="float">
            <text:p>1</text:p>
          </table:table-cell>
          <table:table-cell table:style-name="ce99" table:formula="of:=COUNTIF([.C8:.L8];&quot;KVIT&quot;)+COUNTIF([.C8:.L8];&quot;KVIT☻&quot;)+COUNTIF([.C8:.L8];&quot;kvit$&quot;)" office:value-type="float" office:value="2" calcext:value-type="float">
            <text:p>2</text:p>
          </table:table-cell>
          <table:table-cell table:style-name="ce101" table:formula="of:=COUNTBLANK([.C8:.L8])" office:value-type="float" office:value="0" calcext:value-type="float">
            <text:p>0</text:p>
          </table:table-cell>
          <table:table-cell table:style-name="ce102" table:formula="of:=COUNTIF([.C8:.L8];&quot;x&quot;)" office:value-type="float" office:value="2" calcext:value-type="float">
            <text:p>2</text:p>
          </table:table-cell>
          <table:table-cell table:style-name="ce103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5-08" calcext:value-type="date">
            <text:p>8. V. 12</text:p>
          </table:table-cell>
          <table:table-cell table:style-name="ce94" table:formula="of:=TEXT([.A9];&quot;Ddd&quot;)" office:value-type="string" office:string-value="tor" calcext:value-type="string">
            <text:p>tor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5" office:value-type="string" calcext:value-type="string"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8" office:value-type="string" calcext:value-type="string">
            <text:p>MIO</text:p>
          </table:table-cell>
          <table:table-cell table:style-name="ce29" office:value-type="string" calcext:value-type="string">
            <text:p>PIN</text:p>
          </table:table-cell>
          <table:table-cell table:style-name="ce97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98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 calcext:value-type="float">
            <text:p>1</text:p>
          </table:table-cell>
          <table:table-cell table:style-name="ce99" table:formula="of:=COUNTIF([.C9:.L9];&quot;51&quot;)+COUNTIF([.C9:.L9];&quot;51$&quot;)+COUNTIF([.C9:.L9];&quot;51☻&quot;)" office:value-type="float" office:value="0" calcext:value-type="float">
            <text:p>0</text:p>
          </table:table-cell>
          <table:table-cell table:style-name="ce99" table:formula="of:=COUNTIF([.C9:.L9];&quot;52&quot;)+COUNTIF([.C9:.L9];&quot;52$&quot;)+COUNTIF([.C9:.L9];&quot;52☻&quot;)" office:value-type="float" office:value="1" calcext:value-type="float">
            <text:p>1</text:p>
          </table:table-cell>
          <table:table-cell table:style-name="ce100" table:formula="of:=COUNTIF([.C9:.L9];&quot;51¶&quot;)" office:value-type="float" office:value="0" calcext:value-type="float">
            <text:p>0</text:p>
          </table:table-cell>
          <table:table-cell table:style-name="ce100" table:formula="of:=COUNTIF([.C9:.L9];&quot;52¶&quot;)" office:value-type="float" office:value="1" calcext:value-type="float">
            <text:p>1</text:p>
          </table:table-cell>
          <table:table-cell table:style-name="ce99" table:formula="of:=COUNTIF([.C9:.L9];&quot;U&quot;)+COUNTIF([.C9:.L9];&quot;U☻&quot;)+COUNTIF([.C9:.L9];&quot;U☺&quot;)" office:value-type="float" office:value="1" calcext:value-type="float">
            <text:p>1</text:p>
          </table:table-cell>
          <table:table-cell table:style-name="ce99" table:formula="of:=COUNTIF([.C9:.L9];&quot;KVIT&quot;)+COUNTIF([.C9:.L9];&quot;KVIT☻&quot;)+COUNTIF([.C9:.L9];&quot;kvit$&quot;)" office:value-type="float" office:value="2" calcext:value-type="float">
            <text:p>2</text:p>
          </table:table-cell>
          <table:table-cell table:style-name="ce101" table:formula="of:=COUNTBLANK([.C9:.L9])" office:value-type="float" office:value="0" calcext:value-type="float">
            <text:p>0</text:p>
          </table:table-cell>
          <table:table-cell table:style-name="ce102" table:formula="of:=COUNTIF([.C9:.L9];&quot;x&quot;)" office:value-type="float" office:value="0" calcext:value-type="float">
            <text:p>0</text:p>
          </table:table-cell>
          <table:table-cell table:style-name="ce103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1" calcext:value-type="float">
            <text:p>1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5-09" calcext:value-type="date">
            <text:p>9. V. 12</text:p>
          </table:table-cell>
          <table:table-cell table:style-name="ce94" table:formula="of:=TEXT([.A10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office:value-type="string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9" office:value-type="string" calcext:value-type="string">
            <text:p>K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78" office:value-type="string" calcext:value-type="string">
            <office:annotation draw:style-name="gr4" draw:text-style-name="P2" svg:width="2.702cm" svg:height="0.688cm" svg:x="13.579cm" svg:y="5.712cm" draw:caption-point-x="-0.2cm" draw:caption-point-y="0.632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PIN</text:p>
          </table:table-cell>
          <table:table-cell table:style-name="ce97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98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 calcext:value-type="float">
            <text:p>0</text:p>
          </table:table-cell>
          <table:table-cell table:style-name="ce99" table:formula="of:=COUNTIF([.C10:.L10];&quot;51&quot;)+COUNTIF([.C10:.L10];&quot;51$&quot;)+COUNTIF([.C10:.L10];&quot;51☻&quot;)" office:value-type="float" office:value="1" calcext:value-type="float">
            <text:p>1</text:p>
          </table:table-cell>
          <table:table-cell table:style-name="ce99" table:formula="of:=COUNTIF([.C10:.L10];&quot;52&quot;)+COUNTIF([.C10:.L10];&quot;52$&quot;)+COUNTIF([.C10:.L10];&quot;52☻&quot;)" office:value-type="float" office:value="1" calcext:value-type="float">
            <text:p>1</text:p>
          </table:table-cell>
          <table:table-cell table:style-name="ce100" table:formula="of:=COUNTIF([.C10:.L10];&quot;51¶&quot;)" office:value-type="float" office:value="1" calcext:value-type="float">
            <text:p>1</text:p>
          </table:table-cell>
          <table:table-cell table:style-name="ce100" table:formula="of:=COUNTIF([.C10:.L10];&quot;52¶&quot;)" office:value-type="float" office:value="0" calcext:value-type="float">
            <text:p>0</text:p>
          </table:table-cell>
          <table:table-cell table:style-name="ce99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99" table:formula="of:=COUNTIF([.C10:.L10];&quot;KVIT&quot;)+COUNTIF([.C10:.L10];&quot;KVIT☻&quot;)+COUNTIF([.C10:.L10];&quot;kvit$&quot;)" office:value-type="float" office:value="2" calcext:value-type="float">
            <text:p>2</text:p>
          </table:table-cell>
          <table:table-cell table:style-name="ce101" table:formula="of:=COUNTBLANK([.C10:.L10])" office:value-type="float" office:value="0" calcext:value-type="float">
            <text:p>0</text:p>
          </table:table-cell>
          <table:table-cell table:style-name="ce102" table:formula="of:=COUNTIF([.C10:.L10];&quot;x&quot;)" office:value-type="float" office:value="1" calcext:value-type="float">
            <text:p>1</text:p>
          </table:table-cell>
          <table:table-cell table:style-name="ce103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5-10" calcext:value-type="date">
            <text:p>10. V. 12</text:p>
          </table:table-cell>
          <table:table-cell table:style-name="ce94" table:formula="of:=TEXT([.A11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office:value-type="string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PIN</text:p>
          </table:table-cell>
          <table:table-cell table:style-name="ce97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98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 calcext:value-type="float">
            <text:p>0</text:p>
          </table:table-cell>
          <table:table-cell table:style-name="ce99" table:formula="of:=COUNTIF([.C11:.L11];&quot;51&quot;)+COUNTIF([.C11:.L11];&quot;51$&quot;)+COUNTIF([.C11:.L11];&quot;51☻&quot;)" office:value-type="float" office:value="1" calcext:value-type="float">
            <text:p>1</text:p>
          </table:table-cell>
          <table:table-cell table:style-name="ce99" table:formula="of:=COUNTIF([.C11:.L11];&quot;52&quot;)+COUNTIF([.C11:.L11];&quot;52$&quot;)+COUNTIF([.C11:.L11];&quot;52☻&quot;)" office:value-type="float" office:value="1" calcext:value-type="float">
            <text:p>1</text:p>
          </table:table-cell>
          <table:table-cell table:style-name="ce100" table:formula="of:=COUNTIF([.C11:.L11];&quot;51¶&quot;)" office:value-type="float" office:value="0" calcext:value-type="float">
            <text:p>0</text:p>
          </table:table-cell>
          <table:table-cell table:style-name="ce100" table:formula="of:=COUNTIF([.C11:.L11];&quot;52¶&quot;)" office:value-type="float" office:value="1" calcext:value-type="float">
            <text:p>1</text:p>
          </table:table-cell>
          <table:table-cell table:style-name="ce99" table:formula="of:=COUNTIF([.C11:.L11];&quot;U&quot;)+COUNTIF([.C11:.L11];&quot;U☻&quot;)+COUNTIF([.C11:.L11];&quot;U☺&quot;)" office:value-type="float" office:value="1" calcext:value-type="float">
            <text:p>1</text:p>
          </table:table-cell>
          <table:table-cell table:style-name="ce99" table:formula="of:=COUNTIF([.C11:.L11];&quot;KVIT&quot;)+COUNTIF([.C11:.L11];&quot;KVIT☻&quot;)+COUNTIF([.C11:.L11];&quot;kvit$&quot;)" office:value-type="float" office:value="2" calcext:value-type="float">
            <text:p>2</text:p>
          </table:table-cell>
          <table:table-cell table:style-name="ce101" table:formula="of:=COUNTBLANK([.C11:.L11])" office:value-type="float" office:value="0" calcext:value-type="float">
            <text:p>0</text:p>
          </table:table-cell>
          <table:table-cell table:style-name="ce102" table:formula="of:=COUNTIF([.C11:.L11];&quot;x&quot;)" office:value-type="float" office:value="1" calcext:value-type="float">
            <text:p>1</text:p>
          </table:table-cell>
          <table:table-cell table:style-name="ce103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"/>
          <table:table-cell table:style-name="ce43" office:value-type="string" calcext:value-type="string">
            <text:p>KOM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5-11" calcext:value-type="date">
            <text:p>11. V. 12</text:p>
          </table:table-cell>
          <table:table-cell table:style-name="ce94" table:formula="of:=TEXT([.A12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ROD</text:p>
          </table:table-cell>
          <table:table-cell table:style-name="ce97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98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 calcext:value-type="float">
            <text:p>1</text:p>
          </table:table-cell>
          <table:table-cell table:style-name="ce99" table:formula="of:=COUNTIF([.C12:.L12];&quot;51&quot;)+COUNTIF([.C12:.L12];&quot;51$&quot;)+COUNTIF([.C12:.L12];&quot;51☻&quot;)" office:value-type="float" office:value="1" calcext:value-type="float">
            <text:p>1</text:p>
          </table:table-cell>
          <table:table-cell table:style-name="ce99" table:formula="of:=COUNTIF([.C12:.L12];&quot;52&quot;)+COUNTIF([.C12:.L12];&quot;52$&quot;)+COUNTIF([.C12:.L12];&quot;52☻&quot;)" office:value-type="float" office:value="1" calcext:value-type="float">
            <text:p>1</text:p>
          </table:table-cell>
          <table:table-cell table:style-name="ce100" table:formula="of:=COUNTIF([.C12:.L12];&quot;51¶&quot;)" office:value-type="float" office:value="1" calcext:value-type="float">
            <text:p>1</text:p>
          </table:table-cell>
          <table:table-cell table:style-name="ce100" table:formula="of:=COUNTIF([.C12:.L12];&quot;52¶&quot;)" office:value-type="float" office:value="0" calcext:value-type="float">
            <text:p>0</text:p>
          </table:table-cell>
          <table:table-cell table:style-name="ce99" table:formula="of:=COUNTIF([.C12:.L12];&quot;U&quot;)+COUNTIF([.C12:.L12];&quot;U☻&quot;)+COUNTIF([.C12:.L12];&quot;U☺&quot;)" office:value-type="float" office:value="1" calcext:value-type="float">
            <text:p>1</text:p>
          </table:table-cell>
          <table:table-cell table:style-name="ce99" table:formula="of:=COUNTIF([.C12:.L12];&quot;KVIT&quot;)+COUNTIF([.C12:.L12];&quot;KVIT☻&quot;)+COUNTIF([.C12:.L12];&quot;kvit$&quot;)" office:value-type="float" office:value="2" calcext:value-type="float">
            <text:p>2</text:p>
          </table:table-cell>
          <table:table-cell table:style-name="ce101" table:formula="of:=COUNTBLANK([.C12:.L12])" office:value-type="float" office:value="0" calcext:value-type="float">
            <text:p>0</text:p>
          </table:table-cell>
          <table:table-cell table:style-name="ce102" table:formula="of:=COUNTIF([.C12:.L12];&quot;x&quot;)" office:value-type="float" office:value="1" calcext:value-type="float">
            <text:p>1</text:p>
          </table:table-cell>
          <table:table-cell table:style-name="ce103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2" calcext:value-type="float">
            <text:p>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5-12" calcext:value-type="date">
            <text:p>12. V. 12</text:p>
          </table:table-cell>
          <table:table-cell table:style-name="ce93" table:formula="of:=TEXT([.A13];&quot;Ddd&quot;)" office:value-type="string" office:string-value="sob" calcext:value-type="string">
            <text:p>sob</text:p>
          </table:table-cell>
          <table:table-cell table:style-name="ce6"/>
          <table:table-cell table:style-name="ce77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44"/>
          <table:table-cell table:style-name="ce41"/>
          <table:table-cell table:style-name="ce42">
            <office:annotation draw:style-name="gr5" draw:text-style-name="P2" svg:width="2.959cm" svg:height="0.687cm" svg:x="10.62cm" svg:y="6.554cm" draw:caption-point-x="-0.232cm" draw:caption-point-y="1.901cm">
              <dc:date>2022-03-21T00:00:00</dc:date>
              <text:p text:style-name="P1">prosto</text:p>
            </office:annotation>
          </table:table-cell>
          <table:table-cell table:style-name="ce31" table:formula="of:=[$'Vzorci vnosov'.$A$12]" office:value-type="string" office:string-value="D" calcext:value-type="string">
            <text:p>D</text:p>
          </table:table-cell>
          <table:table-cell table:style-name="ce42">
            <office:annotation draw:style-name="gr5" draw:text-style-name="P2" svg:width="3.064cm" svg:height="0.687cm" svg:x="12.676cm" svg:y="6.554cm" draw:caption-point-x="-0.232cm" draw:caption-point-y="1.901cm">
              <dc:date>2022-03-21T00:00:00</dc:date>
              <text:p text:style-name="P1">prosto</text:p>
            </office:annotation>
          </table:table-cell>
          <table:table-cell table:style-name="ce79" office:value-type="string" calcext:value-type="string">
            <office:annotation draw:style-name="gr2" draw:text-style-name="P2" svg:width="2.702cm" svg:height="0.698cm" svg:x="13.579cm" svg:y="7.813cm" draw:caption-point-x="-0.2cm" draw:caption-point-y="0.642cm">
              <dc:date>2022-03-21T00:00:00</dc:date>
              <text:p text:style-name="P1">Ne od 8-12.</text:p>
            </office:annotation>
            <text:p>HOL</text:p>
          </table:table-cell>
          <table:table-cell table:style-name="ce46" office:value-type="string" calcext:value-type="string">
            <text:p>ROD</text:p>
          </table:table-cell>
          <table:table-cell table:style-name="ce97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98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 calcext:value-type="float">
            <text:p>0</text:p>
          </table:table-cell>
          <table:table-cell table:style-name="ce99" table:formula="of:=COUNTIF([.C13:.L13];&quot;51&quot;)+COUNTIF([.C13:.L13];&quot;51$&quot;)+COUNTIF([.C13:.L13];&quot;51☻&quot;)" office:value-type="float" office:value="0" calcext:value-type="float">
            <text:p>0</text:p>
          </table:table-cell>
          <table:table-cell table:style-name="ce99" table:formula="of:=COUNTIF([.C13:.L13];&quot;52&quot;)+COUNTIF([.C13:.L13];&quot;52$&quot;)+COUNTIF([.C13:.L13];&quot;52☻&quot;)" office:value-type="float" office:value="0" calcext:value-type="float">
            <text:p>0</text:p>
          </table:table-cell>
          <table:table-cell table:style-name="ce100" table:formula="of:=COUNTIF([.C13:.L13];&quot;51¶&quot;)" office:value-type="float" office:value="0" calcext:value-type="float">
            <text:p>0</text:p>
          </table:table-cell>
          <table:table-cell table:style-name="ce100" table:formula="of:=COUNTIF([.C13:.L13];&quot;52¶&quot;)" office:value-type="float" office:value="0" calcext:value-type="float">
            <text:p>0</text:p>
          </table:table-cell>
          <table:table-cell table:style-name="ce99" table:formula="of:=COUNTIF([.C13:.L13];&quot;U&quot;)+COUNTIF([.C13:.L13];&quot;U☻&quot;)+COUNTIF([.C13:.L13];&quot;U☺&quot;)" office:value-type="float" office:value="0" calcext:value-type="float">
            <text:p>0</text:p>
          </table:table-cell>
          <table:table-cell table:style-name="ce99" table:formula="of:=COUNTIF([.C13:.L13];&quot;KVIT&quot;)+COUNTIF([.C13:.L13];&quot;KVIT☻&quot;)+COUNTIF([.C13:.L13];&quot;kvit$&quot;)" office:value-type="float" office:value="0" calcext:value-type="float">
            <text:p>0</text:p>
          </table:table-cell>
          <table:table-cell table:style-name="ce101" table:formula="of:=COUNTBLANK([.C13:.L13])" office:value-type="float" office:value="8" calcext:value-type="float">
            <text:p>8</text:p>
          </table:table-cell>
          <table:table-cell table:style-name="ce102" table:formula="of:=COUNTIF([.C13:.L13];&quot;x&quot;)" office:value-type="float" office:value="0" calcext:value-type="float">
            <text:p>0</text:p>
          </table:table-cell>
          <table:table-cell table:style-name="ce103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0" calcext:value-type="float">
            <text:p>0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5-13" calcext:value-type="date">
            <text:p>13. V. 12</text:p>
          </table:table-cell>
          <table:table-cell table:style-name="ce93" table:formula="of:=TEXT([.A14];&quot;Ddd&quot;)" office:value-type="string" office:string-value="ned" calcext:value-type="string">
            <text:p>ned</text:p>
          </table:table-cell>
          <table:table-cell table:style-name="ce6"/>
          <table:table-cell table:style-name="ce4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4"/>
          <table:table-cell table:style-name="ce40"/>
          <table:table-cell table:style-name="ce31"/>
          <table:table-cell table:style-name="ce38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 table:formula="of:=[$'Vzorci vnosov'.$A$12]" office:value-type="string" office:string-value="D" calcext:value-type="string">
            <text:p>D</text:p>
          </table:table-cell>
          <table:table-cell table:style-name="ce42">
            <office:annotation draw:style-name="gr4" draw:text-style-name="P2" svg:width="3.064cm" svg:height="0.688cm" svg:x="12.676cm" svg:y="7.257cm" draw:caption-point-x="-0.232cm" draw:caption-point-y="1.902cm">
              <dc:date>2022-03-21T00:00:00</dc:date>
              <text:p text:style-name="P1">prosto</text:p>
            </office:annotation>
          </table:table-cell>
          <table:table-cell table:style-name="ce46" office:value-type="string" calcext:value-type="string">
            <text:p>DAN</text:p>
          </table:table-cell>
          <table:table-cell table:style-name="ce46" office:value-type="string" calcext:value-type="string">
            <text:p>ROD</text:p>
          </table:table-cell>
          <table:table-cell table:style-name="ce97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98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 calcext:value-type="float">
            <text:p>1</text:p>
          </table:table-cell>
          <table:table-cell table:style-name="ce99" table:formula="of:=COUNTIF([.C14:.L14];&quot;51&quot;)+COUNTIF([.C14:.L14];&quot;51$&quot;)+COUNTIF([.C14:.L14];&quot;51☻&quot;)" office:value-type="float" office:value="0" calcext:value-type="float">
            <text:p>0</text:p>
          </table:table-cell>
          <table:table-cell table:style-name="ce99" table:formula="of:=COUNTIF([.C14:.L14];&quot;52&quot;)+COUNTIF([.C14:.L14];&quot;52$&quot;)+COUNTIF([.C14:.L14];&quot;52☻&quot;)" office:value-type="float" office:value="0" calcext:value-type="float">
            <text:p>0</text:p>
          </table:table-cell>
          <table:table-cell table:style-name="ce100" table:formula="of:=COUNTIF([.C14:.L14];&quot;51¶&quot;)" office:value-type="float" office:value="0" calcext:value-type="float">
            <text:p>0</text:p>
          </table:table-cell>
          <table:table-cell table:style-name="ce100" table:formula="of:=COUNTIF([.C14:.L14];&quot;52¶&quot;)" office:value-type="float" office:value="0" calcext:value-type="float">
            <text:p>0</text:p>
          </table:table-cell>
          <table:table-cell table:style-name="ce99" table:formula="of:=COUNTIF([.C14:.L14];&quot;U&quot;)+COUNTIF([.C14:.L14];&quot;U☻&quot;)+COUNTIF([.C14:.L14];&quot;U☺&quot;)" office:value-type="float" office:value="0" calcext:value-type="float">
            <text:p>0</text:p>
          </table:table-cell>
          <table:table-cell table:style-name="ce99" table:formula="of:=COUNTIF([.C14:.L14];&quot;KVIT&quot;)+COUNTIF([.C14:.L14];&quot;KVIT☻&quot;)+COUNTIF([.C14:.L14];&quot;kvit$&quot;)" office:value-type="float" office:value="0" calcext:value-type="float">
            <text:p>0</text:p>
          </table:table-cell>
          <table:table-cell table:style-name="ce101" table:formula="of:=COUNTBLANK([.C14:.L14])" office:value-type="float" office:value="7" calcext:value-type="float">
            <text:p>7</text:p>
          </table:table-cell>
          <table:table-cell table:style-name="ce102" table:formula="of:=COUNTIF([.C14:.L14];&quot;x&quot;)" office:value-type="float" office:value="0" calcext:value-type="float">
            <text:p>0</text:p>
          </table:table-cell>
          <table:table-cell table:style-name="ce103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0" calcext:value-type="float">
            <text:p>0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5-14" calcext:value-type="date">
            <text:p>14. V. 12</text:p>
          </table:table-cell>
          <table:table-cell table:style-name="ce94" table:formula="of:=TEXT([.A15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78" office:value-type="string" calcext:value-type="string">
            <office:annotation draw:style-name="gr18" draw:text-style-name="P2" svg:width="3.198cm" svg:height="1.265cm" svg:x="13.611cm" svg:y="8.622cm" draw:caption-point-x="-0.232cm" draw:caption-point-y="1.241cm">
              <dc:date>2022-03-21T00:00:00</dc:date>
              <text:p text:style-name="P1">ne rezpisete od 18.5 do 3.6.</text:p>
            </office:annotation>
            <text:p>RAV</text:p>
          </table:table-cell>
          <table:table-cell table:style-name="ce29" office:value-type="string" calcext:value-type="string">
            <text:p>ŠOŠ</text:p>
          </table:table-cell>
          <table:table-cell table:style-name="ce97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98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 calcext:value-type="float">
            <text:p>0</text:p>
          </table:table-cell>
          <table:table-cell table:style-name="ce99" table:formula="of:=COUNTIF([.C15:.L15];&quot;51&quot;)+COUNTIF([.C15:.L15];&quot;51$&quot;)+COUNTIF([.C15:.L15];&quot;51☻&quot;)" office:value-type="float" office:value="2" calcext:value-type="float">
            <text:p>2</text:p>
          </table:table-cell>
          <table:table-cell table:style-name="ce99" table:formula="of:=COUNTIF([.C15:.L15];&quot;52&quot;)+COUNTIF([.C15:.L15];&quot;52$&quot;)+COUNTIF([.C15:.L15];&quot;52☻&quot;)" office:value-type="float" office:value="1" calcext:value-type="float">
            <text:p>1</text:p>
          </table:table-cell>
          <table:table-cell table:style-name="ce100" table:formula="of:=COUNTIF([.C15:.L15];&quot;51¶&quot;)" office:value-type="float" office:value="1" calcext:value-type="float">
            <text:p>1</text:p>
          </table:table-cell>
          <table:table-cell table:style-name="ce100" table:formula="of:=COUNTIF([.C15:.L15];&quot;52¶&quot;)" office:value-type="float" office:value="0" calcext:value-type="float">
            <text:p>0</text:p>
          </table:table-cell>
          <table:table-cell table:style-name="ce99" table:formula="of:=COUNTIF([.C15:.L15];&quot;U&quot;)+COUNTIF([.C15:.L15];&quot;U☻&quot;)+COUNTIF([.C15:.L15];&quot;U☺&quot;)" office:value-type="float" office:value="0" calcext:value-type="float">
            <text:p>0</text:p>
          </table:table-cell>
          <table:table-cell table:style-name="ce99" table:formula="of:=COUNTIF([.C15:.L15];&quot;KVIT&quot;)+COUNTIF([.C15:.L15];&quot;KVIT☻&quot;)+COUNTIF([.C15:.L15];&quot;kvit$&quot;)" office:value-type="float" office:value="2" calcext:value-type="float">
            <text:p>2</text:p>
          </table:table-cell>
          <table:table-cell table:style-name="ce101" table:formula="of:=COUNTBLANK([.C15:.L15])" office:value-type="float" office:value="0" calcext:value-type="float">
            <text:p>0</text:p>
          </table:table-cell>
          <table:table-cell table:style-name="ce102" table:formula="of:=COUNTIF([.C15:.L15];&quot;x&quot;)" office:value-type="float" office:value="2" calcext:value-type="float">
            <text:p>2</text:p>
          </table:table-cell>
          <table:table-cell table:style-name="ce103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3" calcext:value-type="float">
            <text:p>3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5-15" calcext:value-type="date">
            <text:p>15. V. 12</text:p>
          </table:table-cell>
          <table:table-cell table:style-name="ce94" table:formula="of:=TEXT([.A16];&quot;Ddd&quot;)" office:value-type="string" office:string-value="tor" calcext:value-type="string">
            <text:p>tor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KON</text:p>
          </table:table-cell>
          <table:table-cell table:style-name="ce97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98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 calcext:value-type="float">
            <text:p>1</text:p>
          </table:table-cell>
          <table:table-cell table:style-name="ce99" table:formula="of:=COUNTIF([.C16:.L16];&quot;51&quot;)+COUNTIF([.C16:.L16];&quot;51$&quot;)+COUNTIF([.C16:.L16];&quot;51☻&quot;)" office:value-type="float" office:value="2" calcext:value-type="float">
            <text:p>2</text:p>
          </table:table-cell>
          <table:table-cell table:style-name="ce99" table:formula="of:=COUNTIF([.C16:.L16];&quot;52&quot;)+COUNTIF([.C16:.L16];&quot;52$&quot;)+COUNTIF([.C16:.L16];&quot;52☻&quot;)" office:value-type="float" office:value="1" calcext:value-type="float">
            <text:p>1</text:p>
          </table:table-cell>
          <table:table-cell table:style-name="ce100" table:formula="of:=COUNTIF([.C16:.L16];&quot;51¶&quot;)" office:value-type="float" office:value="1" calcext:value-type="float">
            <text:p>1</text:p>
          </table:table-cell>
          <table:table-cell table:style-name="ce100" table:formula="of:=COUNTIF([.C16:.L16];&quot;52¶&quot;)" office:value-type="float" office:value="0" calcext:value-type="float">
            <text:p>0</text:p>
          </table:table-cell>
          <table:table-cell table:style-name="ce99" table:formula="of:=COUNTIF([.C16:.L16];&quot;U&quot;)+COUNTIF([.C16:.L16];&quot;U☻&quot;)+COUNTIF([.C16:.L16];&quot;U☺&quot;)" office:value-type="float" office:value="1" calcext:value-type="float">
            <text:p>1</text:p>
          </table:table-cell>
          <table:table-cell table:style-name="ce99" table:formula="of:=COUNTIF([.C16:.L16];&quot;KVIT&quot;)+COUNTIF([.C16:.L16];&quot;KVIT☻&quot;)+COUNTIF([.C16:.L16];&quot;kvit$&quot;)" office:value-type="float" office:value="2" calcext:value-type="float">
            <text:p>2</text:p>
          </table:table-cell>
          <table:table-cell table:style-name="ce101" table:formula="of:=COUNTBLANK([.C16:.L16])" office:value-type="float" office:value="0" calcext:value-type="float">
            <text:p>0</text:p>
          </table:table-cell>
          <table:table-cell table:style-name="ce102" table:formula="of:=COUNTIF([.C16:.L16];&quot;x&quot;)" office:value-type="float" office:value="2" calcext:value-type="float">
            <text:p>2</text:p>
          </table:table-cell>
          <table:table-cell table:style-name="ce103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3" calcext:value-type="float">
            <text:p>3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/>
          <table:table-cell table:style-name="ce36"/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2-05-16" calcext:value-type="date">
            <text:p>16. V. 12</text:p>
          </table:table-cell>
          <table:table-cell table:style-name="ce94" table:formula="of:=TEXT([.A17];&quot;Ddd&quot;)" office:value-type="string" office:string-value="sre" calcext:value-type="string">
            <text:p>sre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5" office:value-type="string" calcext:value-type="string"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78" office:value-type="string" calcext:value-type="string">
            <office:annotation draw:style-name="gr3" draw:text-style-name="P2" svg:width="3.198cm" svg:height="1.274cm" svg:x="13.611cm" svg:y="10.02cm" draw:caption-point-x="-0.232cm" draw:caption-point-y="1.25cm">
              <dc:date>2022-03-21T00:00:00</dc:date>
              <text:p text:style-name="P1">ne rezpisete od 18.5 do 3.6.</text:p>
            </office:annotation>
            <text:p>RAV</text:p>
          </table:table-cell>
          <table:table-cell table:style-name="ce29" office:value-type="string" calcext:value-type="string">
            <text:p>KON</text:p>
          </table:table-cell>
          <table:table-cell table:style-name="ce97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98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 calcext:value-type="float">
            <text:p>0</text:p>
          </table:table-cell>
          <table:table-cell table:style-name="ce99" table:formula="of:=COUNTIF([.C17:.L17];&quot;51&quot;)+COUNTIF([.C17:.L17];&quot;51$&quot;)+COUNTIF([.C17:.L17];&quot;51☻&quot;)" office:value-type="float" office:value="2" calcext:value-type="float">
            <text:p>2</text:p>
          </table:table-cell>
          <table:table-cell table:style-name="ce99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100" table:formula="of:=COUNTIF([.C17:.L17];&quot;51¶&quot;)" office:value-type="float" office:value="0" calcext:value-type="float">
            <text:p>0</text:p>
          </table:table-cell>
          <table:table-cell table:style-name="ce100" table:formula="of:=COUNTIF([.C17:.L17];&quot;52¶&quot;)" office:value-type="float" office:value="1" calcext:value-type="float">
            <text:p>1</text:p>
          </table:table-cell>
          <table:table-cell table:style-name="ce99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99" table:formula="of:=COUNTIF([.C17:.L17];&quot;KVIT&quot;)+COUNTIF([.C17:.L17];&quot;KVIT☻&quot;)+COUNTIF([.C17:.L17];&quot;kvit$&quot;)" office:value-type="float" office:value="2" calcext:value-type="float">
            <text:p>2</text:p>
          </table:table-cell>
          <table:table-cell table:style-name="ce101" table:formula="of:=COUNTBLANK([.C17:.L17])" office:value-type="float" office:value="0" calcext:value-type="float">
            <text:p>0</text:p>
          </table:table-cell>
          <table:table-cell table:style-name="ce102" table:formula="of:=COUNTIF([.C17:.L17];&quot;x&quot;)" office:value-type="float" office:value="1" calcext:value-type="float">
            <text:p>1</text:p>
          </table:table-cell>
          <table:table-cell table:style-name="ce103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3" calcext:value-type="float">
            <text:p>3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5-17" calcext:value-type="date">
            <text:p>17. V. 12</text:p>
          </table:table-cell>
          <table:table-cell table:style-name="ce94" table:formula="of:=TEXT([.A18];&quot;Ddd&quot;)" office:value-type="string" office:string-value="čet" calcext:value-type="string">
            <text:p>č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78" office:value-type="string" calcext:value-type="string">
            <office:annotation draw:style-name="gr4" draw:text-style-name="P2" svg:width="2.702cm" svg:height="0.688cm" svg:x="13.579cm" svg:y="11.332cm" draw:caption-point-x="-0.2cm" draw:caption-point-y="0.642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KON</text:p>
          </table:table-cell>
          <table:table-cell table:style-name="ce97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98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 calcext:value-type="float">
            <text:p>0</text:p>
          </table:table-cell>
          <table:table-cell table:style-name="ce99" table:formula="of:=COUNTIF([.C18:.L18];&quot;51&quot;)+COUNTIF([.C18:.L18];&quot;51$&quot;)+COUNTIF([.C18:.L18];&quot;51☻&quot;)" office:value-type="float" office:value="1" calcext:value-type="float">
            <text:p>1</text:p>
          </table:table-cell>
          <table:table-cell table:style-name="ce99" table:formula="of:=COUNTIF([.C18:.L18];&quot;52&quot;)+COUNTIF([.C18:.L18];&quot;52$&quot;)+COUNTIF([.C18:.L18];&quot;52☻&quot;)" office:value-type="float" office:value="2" calcext:value-type="float">
            <text:p>2</text:p>
          </table:table-cell>
          <table:table-cell table:style-name="ce100" table:formula="of:=COUNTIF([.C18:.L18];&quot;51¶&quot;)" office:value-type="float" office:value="1" calcext:value-type="float">
            <text:p>1</text:p>
          </table:table-cell>
          <table:table-cell table:style-name="ce100" table:formula="of:=COUNTIF([.C18:.L18];&quot;52¶&quot;)" office:value-type="float" office:value="1" calcext:value-type="float">
            <text:p>1</text:p>
          </table:table-cell>
          <table:table-cell table:style-name="ce99" table:formula="of:=COUNTIF([.C18:.L18];&quot;U&quot;)+COUNTIF([.C18:.L18];&quot;U☻&quot;)+COUNTIF([.C18:.L18];&quot;U☺&quot;)" office:value-type="float" office:value="1" calcext:value-type="float">
            <text:p>1</text:p>
          </table:table-cell>
          <table:table-cell table:style-name="ce99" table:formula="of:=COUNTIF([.C18:.L18];&quot;KVIT&quot;)+COUNTIF([.C18:.L18];&quot;KVIT☻&quot;)+COUNTIF([.C18:.L18];&quot;kvit$&quot;)" office:value-type="float" office:value="2" calcext:value-type="float">
            <text:p>2</text:p>
          </table:table-cell>
          <table:table-cell table:style-name="ce101" table:formula="of:=COUNTBLANK([.C18:.L18])" office:value-type="float" office:value="0" calcext:value-type="float">
            <text:p>0</text:p>
          </table:table-cell>
          <table:table-cell table:style-name="ce102" table:formula="of:=COUNTIF([.C18:.L18];&quot;x&quot;)" office:value-type="float" office:value="1" calcext:value-type="float">
            <text:p>1</text:p>
          </table:table-cell>
          <table:table-cell table:style-name="ce103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3" calcext:value-type="float">
            <text:p>3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5-18" calcext:value-type="date">
            <text:p>18. V. 12</text:p>
          </table:table-cell>
          <table:table-cell table:style-name="ce94" table:formula="of:=TEXT([.A19];&quot;Ddd&quot;)" office:value-type="string" office:string-value="pet" calcext:value-type="string">
            <text:p>p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9" office:value-type="string" calcext:value-type="string">
            <text:p>KO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8" office:value-type="string" calcext:value-type="string">
            <text:p>MIO</text:p>
          </table:table-cell>
          <table:table-cell table:style-name="ce29" office:value-type="string" calcext:value-type="string">
            <text:p>PIN</text:p>
          </table:table-cell>
          <table:table-cell table:style-name="ce97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98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 calcext:value-type="float">
            <text:p>1</text:p>
          </table:table-cell>
          <table:table-cell table:style-name="ce99" table:formula="of:=COUNTIF([.C19:.L19];&quot;51&quot;)+COUNTIF([.C19:.L19];&quot;51$&quot;)+COUNTIF([.C19:.L19];&quot;51☻&quot;)" office:value-type="float" office:value="0" calcext:value-type="float">
            <text:p>0</text:p>
          </table:table-cell>
          <table:table-cell table:style-name="ce99" table:formula="of:=COUNTIF([.C19:.L19];&quot;52&quot;)+COUNTIF([.C19:.L19];&quot;52$&quot;)+COUNTIF([.C19:.L19];&quot;52☻&quot;)" office:value-type="float" office:value="2" calcext:value-type="float">
            <text:p>2</text:p>
          </table:table-cell>
          <table:table-cell table:style-name="ce100" table:formula="of:=COUNTIF([.C19:.L19];&quot;51¶&quot;)" office:value-type="float" office:value="0" calcext:value-type="float">
            <text:p>0</text:p>
          </table:table-cell>
          <table:table-cell table:style-name="ce100" table:formula="of:=COUNTIF([.C19:.L19];&quot;52¶&quot;)" office:value-type="float" office:value="1" calcext:value-type="float">
            <text:p>1</text:p>
          </table:table-cell>
          <table:table-cell table:style-name="ce99" table:formula="of:=COUNTIF([.C19:.L19];&quot;U&quot;)+COUNTIF([.C19:.L19];&quot;U☻&quot;)+COUNTIF([.C19:.L19];&quot;U☺&quot;)" office:value-type="float" office:value="1" calcext:value-type="float">
            <text:p>1</text:p>
          </table:table-cell>
          <table:table-cell table:style-name="ce99" table:formula="of:=COUNTIF([.C19:.L19];&quot;KVIT&quot;)+COUNTIF([.C19:.L19];&quot;KVIT☻&quot;)+COUNTIF([.C19:.L19];&quot;kvit$&quot;)" office:value-type="float" office:value="2" calcext:value-type="float">
            <text:p>2</text:p>
          </table:table-cell>
          <table:table-cell table:style-name="ce101" table:formula="of:=COUNTBLANK([.C19:.L19])" office:value-type="float" office:value="0" calcext:value-type="float">
            <text:p>0</text:p>
          </table:table-cell>
          <table:table-cell table:style-name="ce102" table:formula="of:=COUNTIF([.C19:.L19];&quot;x&quot;)" office:value-type="float" office:value="0" calcext:value-type="float">
            <text:p>0</text:p>
          </table:table-cell>
          <table:table-cell table:style-name="ce103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5-19" calcext:value-type="date">
            <text:p>19. V. 12</text:p>
          </table:table-cell>
          <table:table-cell table:style-name="ce93" table:formula="of:=TEXT([.A20];&quot;Ddd&quot;)" office:value-type="string" office:string-value="sob" calcext:value-type="string">
            <text:p>sob</text:p>
          </table:table-cell>
          <table:table-cell table:style-name="ce31">
            <office:annotation draw:style-name="gr4" draw:text-style-name="P2" svg:width="2.946cm" svg:height="0.688cm" svg:x="3.767cm" svg:y="11.469cm" draw:caption-point-x="-0.243cm" draw:caption-point-y="1.913cm">
              <dc:date>2022-03-21T00:00:00</dc:date>
              <text:p text:style-name="P1">artros</text:p>
            </office:annotation>
          </table:table-cell>
          <table:table-cell table:style-name="ce95"/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42"/>
          <table:table-cell table:style-name="ce4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2"/>
          <table:table-cell table:style-name="ce46" office:value-type="string" calcext:value-type="string">
            <text:p>MŠŠ</text:p>
          </table:table-cell>
          <table:table-cell table:style-name="ce46" office:value-type="string" calcext:value-type="string">
            <text:p>DAN</text:p>
          </table:table-cell>
          <table:table-cell table:style-name="ce97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98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 calcext:value-type="float">
            <text:p>1</text:p>
          </table:table-cell>
          <table:table-cell table:style-name="ce99" table:formula="of:=COUNTIF([.C20:.L20];&quot;51&quot;)+COUNTIF([.C20:.L20];&quot;51$&quot;)+COUNTIF([.C20:.L20];&quot;51☻&quot;)" office:value-type="float" office:value="0" calcext:value-type="float">
            <text:p>0</text:p>
          </table:table-cell>
          <table:table-cell table:style-name="ce99" table:formula="of:=COUNTIF([.C20:.L20];&quot;52&quot;)+COUNTIF([.C20:.L20];&quot;52$&quot;)+COUNTIF([.C20:.L20];&quot;52☻&quot;)" office:value-type="float" office:value="0" calcext:value-type="float">
            <text:p>0</text:p>
          </table:table-cell>
          <table:table-cell table:style-name="ce100" table:formula="of:=COUNTIF([.C20:.L20];&quot;51¶&quot;)" office:value-type="float" office:value="0" calcext:value-type="float">
            <text:p>0</text:p>
          </table:table-cell>
          <table:table-cell table:style-name="ce100" table:formula="of:=COUNTIF([.C20:.L20];&quot;52¶&quot;)" office:value-type="float" office:value="0" calcext:value-type="float">
            <text:p>0</text:p>
          </table:table-cell>
          <table:table-cell table:style-name="ce99" table:formula="of:=COUNTIF([.C20:.L20];&quot;U&quot;)+COUNTIF([.C20:.L20];&quot;U☻&quot;)+COUNTIF([.C20:.L20];&quot;U☺&quot;)" office:value-type="float" office:value="0" calcext:value-type="float">
            <text:p>0</text:p>
          </table:table-cell>
          <table:table-cell table:style-name="ce99" table:formula="of:=COUNTIF([.C20:.L20];&quot;KVIT&quot;)+COUNTIF([.C20:.L20];&quot;KVIT☻&quot;)+COUNTIF([.C20:.L20];&quot;kvit$&quot;)" office:value-type="float" office:value="0" calcext:value-type="float">
            <text:p>0</text:p>
          </table:table-cell>
          <table:table-cell table:style-name="ce101" table:formula="of:=COUNTBLANK([.C20:.L20])" office:value-type="float" office:value="8" calcext:value-type="float">
            <text:p>8</text:p>
          </table:table-cell>
          <table:table-cell table:style-name="ce102" table:formula="of:=COUNTIF([.C20:.L20];&quot;x&quot;)" office:value-type="float" office:value="0" calcext:value-type="float">
            <text:p>0</text:p>
          </table:table-cell>
          <table:table-cell table:style-name="ce103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0" calcext:value-type="float">
            <text:p>0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5-20" calcext:value-type="date">
            <text:p>20. V. 12</text:p>
          </table:table-cell>
          <table:table-cell table:style-name="ce93" table:formula="of:=TEXT([.A21];&quot;Ddd&quot;)" office:value-type="string" office:string-value="ned" calcext:value-type="string">
            <text:p>ned</text:p>
          </table:table-cell>
          <table:table-cell table:style-name="ce31"/>
          <table:table-cell table:style-name="ce95"/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11"/>
          <table:table-cell table:style-name="ce31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2"/>
          <table:table-cell table:style-name="ce46" office:value-type="string" calcext:value-type="string">
            <text:p>MŠŠ</text:p>
          </table:table-cell>
          <table:table-cell table:style-name="ce46" office:value-type="string" calcext:value-type="string">
            <text:p>DAN</text:p>
          </table:table-cell>
          <table:table-cell table:style-name="ce97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98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 calcext:value-type="float">
            <text:p>1</text:p>
          </table:table-cell>
          <table:table-cell table:style-name="ce99" table:formula="of:=COUNTIF([.C21:.L21];&quot;51&quot;)+COUNTIF([.C21:.L21];&quot;51$&quot;)+COUNTIF([.C21:.L21];&quot;51☻&quot;)" office:value-type="float" office:value="0" calcext:value-type="float">
            <text:p>0</text:p>
          </table:table-cell>
          <table:table-cell table:style-name="ce99" table:formula="of:=COUNTIF([.C21:.L21];&quot;52&quot;)+COUNTIF([.C21:.L21];&quot;52$&quot;)+COUNTIF([.C21:.L21];&quot;52☻&quot;)" office:value-type="float" office:value="0" calcext:value-type="float">
            <text:p>0</text:p>
          </table:table-cell>
          <table:table-cell table:style-name="ce100" table:formula="of:=COUNTIF([.C21:.L21];&quot;51¶&quot;)" office:value-type="float" office:value="0" calcext:value-type="float">
            <text:p>0</text:p>
          </table:table-cell>
          <table:table-cell table:style-name="ce100" table:formula="of:=COUNTIF([.C21:.L21];&quot;52¶&quot;)" office:value-type="float" office:value="0" calcext:value-type="float">
            <text:p>0</text:p>
          </table:table-cell>
          <table:table-cell table:style-name="ce99" table:formula="of:=COUNTIF([.C21:.L21];&quot;U&quot;)+COUNTIF([.C21:.L21];&quot;U☻&quot;)+COUNTIF([.C21:.L21];&quot;U☺&quot;)" office:value-type="float" office:value="0" calcext:value-type="float">
            <text:p>0</text:p>
          </table:table-cell>
          <table:table-cell table:style-name="ce99" table:formula="of:=COUNTIF([.C21:.L21];&quot;KVIT&quot;)+COUNTIF([.C21:.L21];&quot;KVIT☻&quot;)+COUNTIF([.C21:.L21];&quot;kvit$&quot;)" office:value-type="float" office:value="0" calcext:value-type="float">
            <text:p>0</text:p>
          </table:table-cell>
          <table:table-cell table:style-name="ce101" table:formula="of:=COUNTBLANK([.C21:.L21])" office:value-type="float" office:value="8" calcext:value-type="float">
            <text:p>8</text:p>
          </table:table-cell>
          <table:table-cell table:style-name="ce102" table:formula="of:=COUNTIF([.C21:.L21];&quot;x&quot;)" office:value-type="float" office:value="0" calcext:value-type="float">
            <text:p>0</text:p>
          </table:table-cell>
          <table:table-cell table:style-name="ce103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0" calcext:value-type="float">
            <text:p>0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5-21" calcext:value-type="date">
            <text:p>21. V. 12</text:p>
          </table:table-cell>
          <table:table-cell table:style-name="ce94" table:formula="of:=TEXT([.A22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8" office:value-type="string" calcext:value-type="string">
            <text:p>MIO</text:p>
          </table:table-cell>
          <table:table-cell table:style-name="ce29" office:value-type="string" calcext:value-type="string">
            <text:p>DAN</text:p>
          </table:table-cell>
          <table:table-cell table:style-name="ce97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98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 calcext:value-type="float">
            <text:p>1</text:p>
          </table:table-cell>
          <table:table-cell table:style-name="ce99" table:formula="of:=COUNTIF([.C22:.L22];&quot;51&quot;)+COUNTIF([.C22:.L22];&quot;51$&quot;)+COUNTIF([.C22:.L22];&quot;51☻&quot;)" office:value-type="float" office:value="0" calcext:value-type="float">
            <text:p>0</text:p>
          </table:table-cell>
          <table:table-cell table:style-name="ce99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100" table:formula="of:=COUNTIF([.C22:.L22];&quot;51¶&quot;)" office:value-type="float" office:value="0" calcext:value-type="float">
            <text:p>0</text:p>
          </table:table-cell>
          <table:table-cell table:style-name="ce100" table:formula="of:=COUNTIF([.C22:.L22];&quot;52¶&quot;)" office:value-type="float" office:value="1" calcext:value-type="float">
            <text:p>1</text:p>
          </table:table-cell>
          <table:table-cell table:style-name="ce99" table:formula="of:=COUNTIF([.C22:.L22];&quot;U&quot;)+COUNTIF([.C22:.L22];&quot;U☻&quot;)+COUNTIF([.C22:.L22];&quot;U☺&quot;)" office:value-type="float" office:value="0" calcext:value-type="float">
            <text:p>0</text:p>
          </table:table-cell>
          <table:table-cell table:style-name="ce99" table:formula="of:=COUNTIF([.C22:.L22];&quot;KVIT&quot;)+COUNTIF([.C22:.L22];&quot;KVIT☻&quot;)+COUNTIF([.C22:.L22];&quot;kvit$&quot;)" office:value-type="float" office:value="2" calcext:value-type="float">
            <text:p>2</text:p>
          </table:table-cell>
          <table:table-cell table:style-name="ce101" table:formula="of:=COUNTBLANK([.C22:.L22])" office:value-type="float" office:value="0" calcext:value-type="float">
            <text:p>0</text:p>
          </table:table-cell>
          <table:table-cell table:style-name="ce102" table:formula="of:=COUNTIF([.C22:.L22];&quot;x&quot;)" office:value-type="float" office:value="2" calcext:value-type="float">
            <text:p>2</text:p>
          </table:table-cell>
          <table:table-cell table:style-name="ce103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1" calcext:value-type="float">
            <text:p>1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/>
          <table:table-cell table:style-name="ce36"/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2-05-22" calcext:value-type="date">
            <text:p>22. V. 12</text:p>
          </table:table-cell>
          <table:table-cell table:style-name="ce94" table:formula="of:=TEXT([.A23];&quot;Ddd&quot;)" office:value-type="string" office:string-value="tor" calcext:value-type="string">
            <text:p>tor</text:p>
          </table:table-cell>
          <table:table-cell table:style-name="ce3" office:value-type="string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number-columns-repeated="2" table:style-name="ce3" office:value-type="string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DAN</text:p>
          </table:table-cell>
          <table:table-cell table:style-name="ce97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98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 calcext:value-type="float">
            <text:p>0</text:p>
          </table:table-cell>
          <table:table-cell table:style-name="ce99" table:formula="of:=COUNTIF([.C23:.L23];&quot;51&quot;)+COUNTIF([.C23:.L23];&quot;51$&quot;)+COUNTIF([.C23:.L23];&quot;51☻&quot;)" office:value-type="float" office:value="1" calcext:value-type="float">
            <text:p>1</text:p>
          </table:table-cell>
          <table:table-cell table:style-name="ce99" table:formula="of:=COUNTIF([.C23:.L23];&quot;52&quot;)+COUNTIF([.C23:.L23];&quot;52$&quot;)+COUNTIF([.C23:.L23];&quot;52☻&quot;)" office:value-type="float" office:value="1" calcext:value-type="float">
            <text:p>1</text:p>
          </table:table-cell>
          <table:table-cell table:style-name="ce100" table:formula="of:=COUNTIF([.C23:.L23];&quot;51¶&quot;)" office:value-type="float" office:value="1" calcext:value-type="float">
            <text:p>1</text:p>
          </table:table-cell>
          <table:table-cell table:style-name="ce100" table:formula="of:=COUNTIF([.C23:.L23];&quot;52¶&quot;)" office:value-type="float" office:value="0" calcext:value-type="float">
            <text:p>0</text:p>
          </table:table-cell>
          <table:table-cell table:style-name="ce99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99" table:formula="of:=COUNTIF([.C23:.L23];&quot;KVIT&quot;)+COUNTIF([.C23:.L23];&quot;KVIT☻&quot;)+COUNTIF([.C23:.L23];&quot;kvit$&quot;)" office:value-type="float" office:value="2" calcext:value-type="float">
            <text:p>2</text:p>
          </table:table-cell>
          <table:table-cell table:style-name="ce101" table:formula="of:=COUNTBLANK([.C23:.L23])" office:value-type="float" office:value="0" calcext:value-type="float">
            <text:p>0</text:p>
          </table:table-cell>
          <table:table-cell table:style-name="ce102" table:formula="of:=COUNTIF([.C23:.L23];&quot;x&quot;)" office:value-type="float" office:value="1" calcext:value-type="float">
            <text:p>1</text:p>
          </table:table-cell>
          <table:table-cell table:style-name="ce103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5-23" calcext:value-type="date">
            <text:p>23. V. 12</text:p>
          </table:table-cell>
          <table:table-cell table:style-name="ce94" table:formula="of:=TEXT([.A24];&quot;Ddd&quot;)" office:value-type="string" office:string-value="sre" calcext:value-type="string">
            <text:p>sre</text:p>
          </table:table-cell>
          <table:table-cell table:style-name="ce3" office:value-type="string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number-columns-repeated="2" table:style-name="ce3" office:value-type="string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8" office:value-type="string" calcext:value-type="string">
            <text:p>MIO</text:p>
          </table:table-cell>
          <table:table-cell table:style-name="ce29" office:value-type="string" calcext:value-type="string">
            <text:p>ŠOŠ</text:p>
          </table:table-cell>
          <table:table-cell table:style-name="ce97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98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 calcext:value-type="float">
            <text:p>1</text:p>
          </table:table-cell>
          <table:table-cell table:style-name="ce99" table:formula="of:=COUNTIF([.C24:.L24];&quot;51&quot;)+COUNTIF([.C24:.L24];&quot;51$&quot;)+COUNTIF([.C24:.L24];&quot;51☻&quot;)" office:value-type="float" office:value="0" calcext:value-type="float">
            <text:p>0</text:p>
          </table:table-cell>
          <table:table-cell table:style-name="ce99" table:formula="of:=COUNTIF([.C24:.L24];&quot;52&quot;)+COUNTIF([.C24:.L24];&quot;52$&quot;)+COUNTIF([.C24:.L24];&quot;52☻&quot;)" office:value-type="float" office:value="1" calcext:value-type="float">
            <text:p>1</text:p>
          </table:table-cell>
          <table:table-cell table:style-name="ce100" table:formula="of:=COUNTIF([.C24:.L24];&quot;51¶&quot;)" office:value-type="float" office:value="0" calcext:value-type="float">
            <text:p>0</text:p>
          </table:table-cell>
          <table:table-cell table:style-name="ce100" table:formula="of:=COUNTIF([.C24:.L24];&quot;52¶&quot;)" office:value-type="float" office:value="1" calcext:value-type="float">
            <text:p>1</text:p>
          </table:table-cell>
          <table:table-cell table:style-name="ce99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99" table:formula="of:=COUNTIF([.C24:.L24];&quot;KVIT&quot;)+COUNTIF([.C24:.L24];&quot;KVIT☻&quot;)+COUNTIF([.C24:.L24];&quot;kvit$&quot;)" office:value-type="float" office:value="2" calcext:value-type="float">
            <text:p>2</text:p>
          </table:table-cell>
          <table:table-cell table:style-name="ce101" table:formula="of:=COUNTBLANK([.C24:.L24])" office:value-type="float" office:value="0" calcext:value-type="float">
            <text:p>0</text:p>
          </table:table-cell>
          <table:table-cell table:style-name="ce102" table:formula="of:=COUNTIF([.C24:.L24];&quot;x&quot;)" office:value-type="float" office:value="0" calcext:value-type="float">
            <text:p>0</text:p>
          </table:table-cell>
          <table:table-cell table:style-name="ce103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1" calcext:value-type="float">
            <text:p>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5-24" calcext:value-type="date">
            <text:p>24. V. 12</text:p>
          </table:table-cell>
          <table:table-cell table:style-name="ce94" table:formula="of:=TEXT([.A25];&quot;Ddd&quot;)" office:value-type="string" office:string-value="čet" calcext:value-type="string">
            <text:p>čet</text:p>
          </table:table-cell>
          <table:table-cell table:number-columns-repeated="4" table:style-name="ce3" office:value-type="string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 office:value-type="string" calcext:value-type="string">
            <text:p>KOM</text:p>
          </table:table-cell>
          <table:table-cell table:style-name="ce29" office:value-type="string" calcext:value-type="string">
            <text:p>ŠTU</text:p>
          </table:table-cell>
          <table:table-cell table:style-name="ce97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98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 calcext:value-type="float">
            <text:p>0</text:p>
          </table:table-cell>
          <table:table-cell table:style-name="ce99" table:formula="of:=COUNTIF([.C25:.L25];&quot;51&quot;)+COUNTIF([.C25:.L25];&quot;51$&quot;)+COUNTIF([.C25:.L25];&quot;51☻&quot;)" office:value-type="float" office:value="1" calcext:value-type="float">
            <text:p>1</text:p>
          </table:table-cell>
          <table:table-cell table:style-name="ce99" table:formula="of:=COUNTIF([.C25:.L25];&quot;52&quot;)+COUNTIF([.C25:.L25];&quot;52$&quot;)+COUNTIF([.C25:.L25];&quot;52☻&quot;)" office:value-type="float" office:value="1" calcext:value-type="float">
            <text:p>1</text:p>
          </table:table-cell>
          <table:table-cell table:style-name="ce100" table:formula="of:=COUNTIF([.C25:.L25];&quot;51¶&quot;)" office:value-type="float" office:value="0" calcext:value-type="float">
            <text:p>0</text:p>
          </table:table-cell>
          <table:table-cell table:style-name="ce100" table:formula="of:=COUNTIF([.C25:.L25];&quot;52¶&quot;)" office:value-type="float" office:value="1" calcext:value-type="float">
            <text:p>1</text:p>
          </table:table-cell>
          <table:table-cell table:style-name="ce99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99" table:formula="of:=COUNTIF([.C25:.L25];&quot;KVIT&quot;)+COUNTIF([.C25:.L25];&quot;KVIT☻&quot;)+COUNTIF([.C25:.L25];&quot;kvit$&quot;)" office:value-type="float" office:value="1" calcext:value-type="float">
            <text:p>1</text:p>
          </table:table-cell>
          <table:table-cell table:style-name="ce101" table:formula="of:=COUNTBLANK([.C25:.L25])" office:value-type="float" office:value="0" calcext:value-type="float">
            <text:p>0</text:p>
          </table:table-cell>
          <table:table-cell table:style-name="ce102" table:formula="of:=COUNTIF([.C25:.L25];&quot;x&quot;)" office:value-type="float" office:value="1" calcext:value-type="float">
            <text:p>1</text:p>
          </table:table-cell>
          <table:table-cell table:style-name="ce103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 calcext:value-type="float">
            <text:p>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5-25" calcext:value-type="date">
            <text:p>25. V. 12</text:p>
          </table:table-cell>
          <table:table-cell table:style-name="ce94" table:formula="of:=TEXT([.A26];&quot;Ddd&quot;)" office:value-type="string" office:string-value="pet" calcext:value-type="string">
            <text:p>pet</text:p>
          </table:table-cell>
          <table:table-cell table:number-columns-repeated="4" table:style-name="ce3" office:value-type="string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78" office:value-type="string" calcext:value-type="string">
            <office:annotation draw:style-name="gr5" draw:text-style-name="P2" svg:width="2.702cm" svg:height="0.687cm" svg:x="13.579cm" svg:y="16.952cm" draw:caption-point-x="-0.2cm" draw:caption-point-y="0.652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ŠTU</text:p>
          </table:table-cell>
          <table:table-cell table:style-name="ce97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98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 calcext:value-type="float">
            <text:p>0</text:p>
          </table:table-cell>
          <table:table-cell table:style-name="ce99" table:formula="of:=COUNTIF([.C26:.L26];&quot;51&quot;)+COUNTIF([.C26:.L26];&quot;51$&quot;)+COUNTIF([.C26:.L26];&quot;51☻&quot;)" office:value-type="float" office:value="1" calcext:value-type="float">
            <text:p>1</text:p>
          </table:table-cell>
          <table:table-cell table:style-name="ce99" table:formula="of:=COUNTIF([.C26:.L26];&quot;52&quot;)+COUNTIF([.C26:.L26];&quot;52$&quot;)+COUNTIF([.C26:.L26];&quot;52☻&quot;)" office:value-type="float" office:value="1" calcext:value-type="float">
            <text:p>1</text:p>
          </table:table-cell>
          <table:table-cell table:style-name="ce100" table:formula="of:=COUNTIF([.C26:.L26];&quot;51¶&quot;)" office:value-type="float" office:value="0" calcext:value-type="float">
            <text:p>0</text:p>
          </table:table-cell>
          <table:table-cell table:style-name="ce100" table:formula="of:=COUNTIF([.C26:.L26];&quot;52¶&quot;)" office:value-type="float" office:value="1" calcext:value-type="float">
            <text:p>1</text:p>
          </table:table-cell>
          <table:table-cell table:style-name="ce99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99" table:formula="of:=COUNTIF([.C26:.L26];&quot;KVIT&quot;)+COUNTIF([.C26:.L26];&quot;KVIT☻&quot;)+COUNTIF([.C26:.L26];&quot;kvit$&quot;)" office:value-type="float" office:value="1" calcext:value-type="float">
            <text:p>1</text:p>
          </table:table-cell>
          <table:table-cell table:style-name="ce101" table:formula="of:=COUNTBLANK([.C26:.L26])" office:value-type="float" office:value="0" calcext:value-type="float">
            <text:p>0</text:p>
          </table:table-cell>
          <table:table-cell table:style-name="ce102" table:formula="of:=COUNTIF([.C26:.L26];&quot;x&quot;)" office:value-type="float" office:value="1" calcext:value-type="float">
            <text:p>1</text:p>
          </table:table-cell>
          <table:table-cell table:style-name="ce103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 calcext:value-type="float">
            <text:p>2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5-26" calcext:value-type="date">
            <text:p>26. V. 12</text:p>
          </table:table-cell>
          <table:table-cell table:style-name="ce93" table:formula="of:=TEXT([.A27];&quot;Ddd&quot;)" office:value-type="string" office:string-value="sob" calcext:value-type="string">
            <text:p>sob</text:p>
          </table:table-cell>
          <table:table-cell table:style-name="ce31" office:value-type="string" calcext:value-type="string">
            <text:p>SO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number-columns-repeated="2" table:style-name="ce31" office:value-type="string" calcext:value-type="string">
            <text:p>SO</text:p>
          </table:table-cell>
          <table:table-cell table:style-name="ce31"/>
          <table:table-cell table:style-name="ce44"/>
          <table:table-cell table:style-name="ce31"/>
          <table:table-cell table:style-name="ce41"/>
          <table:table-cell table:style-name="ce31"/>
          <table:table-cell table:style-name="ce41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ŠTU</text:p>
          </table:table-cell>
          <table:table-cell table:style-name="ce97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98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 calcext:value-type="float">
            <text:p>0</text:p>
          </table:table-cell>
          <table:table-cell table:style-name="ce99" table:formula="of:=COUNTIF([.C27:.L27];&quot;51&quot;)+COUNTIF([.C27:.L27];&quot;51$&quot;)+COUNTIF([.C27:.L27];&quot;51☻&quot;)" office:value-type="float" office:value="0" calcext:value-type="float">
            <text:p>0</text:p>
          </table:table-cell>
          <table:table-cell table:style-name="ce99" table:formula="of:=COUNTIF([.C27:.L27];&quot;52&quot;)+COUNTIF([.C27:.L27];&quot;52$&quot;)+COUNTIF([.C27:.L27];&quot;52☻&quot;)" office:value-type="float" office:value="0" calcext:value-type="float">
            <text:p>0</text:p>
          </table:table-cell>
          <table:table-cell table:style-name="ce100" table:formula="of:=COUNTIF([.C27:.L27];&quot;51¶&quot;)" office:value-type="float" office:value="0" calcext:value-type="float">
            <text:p>0</text:p>
          </table:table-cell>
          <table:table-cell table:style-name="ce100" table:formula="of:=COUNTIF([.C27:.L27];&quot;52¶&quot;)" office:value-type="float" office:value="0" calcext:value-type="float">
            <text:p>0</text:p>
          </table:table-cell>
          <table:table-cell table:style-name="ce99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99" table:formula="of:=COUNTIF([.C27:.L27];&quot;KVIT&quot;)+COUNTIF([.C27:.L27];&quot;KVIT☻&quot;)+COUNTIF([.C27:.L27];&quot;kvit$&quot;)" office:value-type="float" office:value="0" calcext:value-type="float">
            <text:p>0</text:p>
          </table:table-cell>
          <table:table-cell table:style-name="ce101" table:formula="of:=COUNTBLANK([.C27:.L27])" office:value-type="float" office:value="6" calcext:value-type="float">
            <text:p>6</text:p>
          </table:table-cell>
          <table:table-cell table:style-name="ce102" table:formula="of:=COUNTIF([.C27:.L27];&quot;x&quot;)" office:value-type="float" office:value="0" calcext:value-type="float">
            <text:p>0</text:p>
          </table:table-cell>
          <table:table-cell table:style-name="ce103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 calcext:value-type="float">
            <text:p>0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5-27" calcext:value-type="date">
            <text:p>27. V. 12</text:p>
          </table:table-cell>
          <table:table-cell table:style-name="ce93" table:formula="of:=TEXT([.A28];&quot;Ddd&quot;)" office:value-type="string" office:string-value="ned" calcext:value-type="string">
            <text:p>ned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/>
          <table:table-cell table:style-name="ce47"/>
          <table:table-cell table:style-name="ce11"/>
          <table:table-cell table:style-name="ce41"/>
          <table:table-cell table:style-name="ce42" table:number-columns-repeated="2"/>
          <table:table-cell table:style-name="ce31"/>
          <table:table-cell table:style-name="ce41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MŠŠ</text:p>
          </table:table-cell>
          <table:table-cell table:style-name="ce97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98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 calcext:value-type="float">
            <text:p>0</text:p>
          </table:table-cell>
          <table:table-cell table:style-name="ce99" table:formula="of:=COUNTIF([.C28:.L28];&quot;51&quot;)+COUNTIF([.C28:.L28];&quot;51$&quot;)+COUNTIF([.C28:.L28];&quot;51☻&quot;)" office:value-type="float" office:value="0" calcext:value-type="float">
            <text:p>0</text:p>
          </table:table-cell>
          <table:table-cell table:style-name="ce99" table:formula="of:=COUNTIF([.C28:.L28];&quot;52&quot;)+COUNTIF([.C28:.L28];&quot;52$&quot;)+COUNTIF([.C28:.L28];&quot;52☻&quot;)" office:value-type="float" office:value="0" calcext:value-type="float">
            <text:p>0</text:p>
          </table:table-cell>
          <table:table-cell table:style-name="ce100" table:formula="of:=COUNTIF([.C28:.L28];&quot;51¶&quot;)" office:value-type="float" office:value="0" calcext:value-type="float">
            <text:p>0</text:p>
          </table:table-cell>
          <table:table-cell table:style-name="ce100" table:formula="of:=COUNTIF([.C28:.L28];&quot;52¶&quot;)" office:value-type="float" office:value="0" calcext:value-type="float">
            <text:p>0</text:p>
          </table:table-cell>
          <table:table-cell table:style-name="ce99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99" table:formula="of:=COUNTIF([.C28:.L28];&quot;KVIT&quot;)+COUNTIF([.C28:.L28];&quot;KVIT☻&quot;)+COUNTIF([.C28:.L28];&quot;kvit$&quot;)" office:value-type="float" office:value="0" calcext:value-type="float">
            <text:p>0</text:p>
          </table:table-cell>
          <table:table-cell table:style-name="ce101" table:formula="of:=COUNTBLANK([.C28:.L28])" office:value-type="float" office:value="9" calcext:value-type="float">
            <text:p>9</text:p>
          </table:table-cell>
          <table:table-cell table:style-name="ce102" table:formula="of:=COUNTIF([.C28:.L28];&quot;x&quot;)" office:value-type="float" office:value="0" calcext:value-type="float">
            <text:p>0</text:p>
          </table:table-cell>
          <table:table-cell table:style-name="ce103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0" calcext:value-type="float">
            <text:p>0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5-28" calcext:value-type="date">
            <text:p>28. V. 12</text:p>
          </table:table-cell>
          <table:table-cell table:style-name="ce94" table:formula="of:=TEXT([.A29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8" office:value-type="string" calcext:value-type="string">
            <text:p>MŠŠ</text:p>
          </table:table-cell>
          <table:table-cell table:style-name="ce29" office:value-type="string" calcext:value-type="string">
            <text:p>MIO</text:p>
          </table:table-cell>
          <table:table-cell table:style-name="ce97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98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 calcext:value-type="float">
            <text:p>1</text:p>
          </table:table-cell>
          <table:table-cell table:style-name="ce99" table:formula="of:=COUNTIF([.C29:.L29];&quot;51&quot;)+COUNTIF([.C29:.L29];&quot;51$&quot;)+COUNTIF([.C29:.L29];&quot;51☻&quot;)" office:value-type="float" office:value="1" calcext:value-type="float">
            <text:p>1</text:p>
          </table:table-cell>
          <table:table-cell table:style-name="ce99" table:formula="of:=COUNTIF([.C29:.L29];&quot;52&quot;)+COUNTIF([.C29:.L29];&quot;52$&quot;)+COUNTIF([.C29:.L29];&quot;52☻&quot;)" office:value-type="float" office:value="1" calcext:value-type="float">
            <text:p>1</text:p>
          </table:table-cell>
          <table:table-cell table:style-name="ce100" table:formula="of:=COUNTIF([.C29:.L29];&quot;51¶&quot;)" office:value-type="float" office:value="0" calcext:value-type="float">
            <text:p>0</text:p>
          </table:table-cell>
          <table:table-cell table:style-name="ce100" table:formula="of:=COUNTIF([.C29:.L29];&quot;52¶&quot;)" office:value-type="float" office:value="1" calcext:value-type="float">
            <text:p>1</text:p>
          </table:table-cell>
          <table:table-cell table:style-name="ce99" table:formula="of:=COUNTIF([.C29:.L29];&quot;U&quot;)+COUNTIF([.C29:.L29];&quot;U☻&quot;)+COUNTIF([.C29:.L29];&quot;U☺&quot;)" office:value-type="float" office:value="1" calcext:value-type="float">
            <text:p>1</text:p>
          </table:table-cell>
          <table:table-cell table:style-name="ce99" table:formula="of:=COUNTIF([.C29:.L29];&quot;KVIT&quot;)+COUNTIF([.C29:.L29];&quot;KVIT☻&quot;)+COUNTIF([.C29:.L29];&quot;kvit$&quot;)" office:value-type="float" office:value="2" calcext:value-type="float">
            <text:p>2</text:p>
          </table:table-cell>
          <table:table-cell table:style-name="ce101" table:formula="of:=COUNTBLANK([.C29:.L29])" office:value-type="float" office:value="0" calcext:value-type="float">
            <text:p>0</text:p>
          </table:table-cell>
          <table:table-cell table:style-name="ce102" table:formula="of:=COUNTIF([.C29:.L29];&quot;x&quot;)" office:value-type="float" office:value="1" calcext:value-type="float">
            <text:p>1</text:p>
          </table:table-cell>
          <table:table-cell table:style-name="ce103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 calcext:value-type="float">
            <text:p>2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5-29" calcext:value-type="date">
            <text:p>29. V. 12</text:p>
          </table:table-cell>
          <table:table-cell table:style-name="ce94" table:formula="of:=TEXT([.A30];&quot;Ddd&quot;)" office:value-type="string" office:string-value="tor" calcext:value-type="string">
            <text:p>tor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office:value-type="string" calcext:value-type="string">
            <text:p>SO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ŠOŠ</text:p>
          </table:table-cell>
          <table:table-cell table:style-name="ce97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98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 calcext:value-type="float">
            <text:p>1</text:p>
          </table:table-cell>
          <table:table-cell table:style-name="ce99" table:formula="of:=COUNTIF([.C30:.L30];&quot;51&quot;)+COUNTIF([.C30:.L30];&quot;51$&quot;)+COUNTIF([.C30:.L30];&quot;51☻&quot;)" office:value-type="float" office:value="1" calcext:value-type="float">
            <text:p>1</text:p>
          </table:table-cell>
          <table:table-cell table:style-name="ce99" table:formula="of:=COUNTIF([.C30:.L30];&quot;52&quot;)+COUNTIF([.C30:.L30];&quot;52$&quot;)+COUNTIF([.C30:.L30];&quot;52☻&quot;)" office:value-type="float" office:value="2" calcext:value-type="float">
            <text:p>2</text:p>
          </table:table-cell>
          <table:table-cell table:style-name="ce100" table:formula="of:=COUNTIF([.C30:.L30];&quot;51¶&quot;)" office:value-type="float" office:value="1" calcext:value-type="float">
            <text:p>1</text:p>
          </table:table-cell>
          <table:table-cell table:style-name="ce100" table:formula="of:=COUNTIF([.C30:.L30];&quot;52¶&quot;)" office:value-type="float" office:value="0" calcext:value-type="float">
            <text:p>0</text:p>
          </table:table-cell>
          <table:table-cell table:style-name="ce99" table:formula="of:=COUNTIF([.C30:.L30];&quot;U&quot;)+COUNTIF([.C30:.L30];&quot;U☻&quot;)+COUNTIF([.C30:.L30];&quot;U☺&quot;)" office:value-type="float" office:value="1" calcext:value-type="float">
            <text:p>1</text:p>
          </table:table-cell>
          <table:table-cell table:style-name="ce99" table:formula="of:=COUNTIF([.C30:.L30];&quot;KVIT&quot;)+COUNTIF([.C30:.L30];&quot;KVIT☻&quot;)+COUNTIF([.C30:.L30];&quot;kvit$&quot;)" office:value-type="float" office:value="2" calcext:value-type="float">
            <text:p>2</text:p>
          </table:table-cell>
          <table:table-cell table:style-name="ce101" table:formula="of:=COUNTBLANK([.C30:.L30])" office:value-type="float" office:value="0" calcext:value-type="float">
            <text:p>0</text:p>
          </table:table-cell>
          <table:table-cell table:style-name="ce102" table:formula="of:=COUNTIF([.C30:.L30];&quot;x&quot;)" office:value-type="float" office:value="1" calcext:value-type="float">
            <text:p>1</text:p>
          </table:table-cell>
          <table:table-cell table:style-name="ce103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3" calcext:value-type="float">
            <text:p>3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2-05-30" calcext:value-type="date">
            <text:p>30. V. 12</text:p>
          </table:table-cell>
          <table:table-cell table:style-name="ce94" table:formula="of:=TEXT([.A31];&quot;Ddd&quot;)" office:value-type="string" office:string-value="sre" calcext:value-type="string">
            <text:p>sre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ŠOŠ</text:p>
          </table:table-cell>
          <table:table-cell table:style-name="ce97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98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0" calcext:value-type="float">
            <text:p>0</text:p>
          </table:table-cell>
          <table:table-cell table:style-name="ce99" table:formula="of:=COUNTIF([.C31:.L31];&quot;51&quot;)+COUNTIF([.C31:.L31];&quot;51$&quot;)+COUNTIF([.C31:.L31];&quot;51☻&quot;)" office:value-type="float" office:value="1" calcext:value-type="float">
            <text:p>1</text:p>
          </table:table-cell>
          <table:table-cell table:style-name="ce99" table:formula="of:=COUNTIF([.C31:.L31];&quot;52&quot;)+COUNTIF([.C31:.L31];&quot;52$&quot;)+COUNTIF([.C31:.L31];&quot;52☻&quot;)" office:value-type="float" office:value="1" calcext:value-type="float">
            <text:p>1</text:p>
          </table:table-cell>
          <table:table-cell table:style-name="ce100" table:formula="of:=COUNTIF([.C31:.L31];&quot;51¶&quot;)" office:value-type="float" office:value="0" calcext:value-type="float">
            <text:p>0</text:p>
          </table:table-cell>
          <table:table-cell table:style-name="ce100" table:formula="of:=COUNTIF([.C31:.L31];&quot;52¶&quot;)" office:value-type="float" office:value="1" calcext:value-type="float">
            <text:p>1</text:p>
          </table:table-cell>
          <table:table-cell table:style-name="ce99" table:formula="of:=COUNTIF([.C31:.L31];&quot;U&quot;)+COUNTIF([.C31:.L31];&quot;U☻&quot;)+COUNTIF([.C31:.L31];&quot;U☺&quot;)" office:value-type="float" office:value="1" calcext:value-type="float">
            <text:p>1</text:p>
          </table:table-cell>
          <table:table-cell table:style-name="ce99" table:formula="of:=COUNTIF([.C31:.L31];&quot;KVIT&quot;)+COUNTIF([.C31:.L31];&quot;KVIT☻&quot;)+COUNTIF([.C31:.L31];&quot;kvit$&quot;)" office:value-type="float" office:value="2" calcext:value-type="float">
            <text:p>2</text:p>
          </table:table-cell>
          <table:table-cell table:style-name="ce101" table:formula="of:=COUNTBLANK([.C31:.L31])" office:value-type="float" office:value="0" calcext:value-type="float">
            <text:p>0</text:p>
          </table:table-cell>
          <table:table-cell table:style-name="ce102" table:formula="of:=COUNTIF([.C31:.L31];&quot;x&quot;)" office:value-type="float" office:value="1" calcext:value-type="float">
            <text:p>1</text:p>
          </table:table-cell>
          <table:table-cell table:style-name="ce103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2-05-31" calcext:value-type="date">
            <text:p>31. V. 12</text:p>
          </table:table-cell>
          <table:table-cell table:style-name="ce94" table:formula="of:=TEXT([.A32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96" office:value-type="string" calcext:value-type="string">
            <text:p>RTG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ŠOŠ</text:p>
          </table:table-cell>
          <table:table-cell table:style-name="ce97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 calcext:value-type="float">
            <text:p>1</text:p>
          </table:table-cell>
          <table:table-cell table:style-name="ce98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1" calcext:value-type="float">
            <text:p>1</text:p>
          </table:table-cell>
          <table:table-cell table:style-name="ce99" table:formula="of:=COUNTIF([.C32:.L32];&quot;51&quot;)+COUNTIF([.C32:.L32];&quot;51$&quot;)+COUNTIF([.C32:.L32];&quot;51☻&quot;)" office:value-type="float" office:value="0" calcext:value-type="float">
            <text:p>0</text:p>
          </table:table-cell>
          <table:table-cell table:style-name="ce99" table:formula="of:=COUNTIF([.C32:.L32];&quot;52&quot;)+COUNTIF([.C32:.L32];&quot;52$&quot;)+COUNTIF([.C32:.L32];&quot;52☻&quot;)" office:value-type="float" office:value="1" calcext:value-type="float">
            <text:p>1</text:p>
          </table:table-cell>
          <table:table-cell table:style-name="ce100" table:formula="of:=COUNTIF([.C32:.L32];&quot;51¶&quot;)" office:value-type="float" office:value="0" calcext:value-type="float">
            <text:p>0</text:p>
          </table:table-cell>
          <table:table-cell table:style-name="ce100" table:formula="of:=COUNTIF([.C32:.L32];&quot;52¶&quot;)" office:value-type="float" office:value="1" calcext:value-type="float">
            <text:p>1</text:p>
          </table:table-cell>
          <table:table-cell table:style-name="ce99" table:formula="of:=COUNTIF([.C32:.L32];&quot;U&quot;)+COUNTIF([.C32:.L32];&quot;U☻&quot;)+COUNTIF([.C32:.L32];&quot;U☺&quot;)" office:value-type="float" office:value="1" calcext:value-type="float">
            <text:p>1</text:p>
          </table:table-cell>
          <table:table-cell table:style-name="ce99" table:formula="of:=COUNTIF([.C32:.L32];&quot;KVIT&quot;)+COUNTIF([.C32:.L32];&quot;KVIT☻&quot;)+COUNTIF([.C32:.L32];&quot;kvit$&quot;)" office:value-type="float" office:value="2" calcext:value-type="float">
            <text:p>2</text:p>
          </table:table-cell>
          <table:table-cell table:style-name="ce101" table:formula="of:=COUNTBLANK([.C32:.L32])" office:value-type="float" office:value="0" calcext:value-type="float">
            <text:p>0</text:p>
          </table:table-cell>
          <table:table-cell table:style-name="ce102" table:formula="of:=COUNTIF([.C32:.L32];&quot;x&quot;)" office:value-type="float" office:value="1" calcext:value-type="float">
            <text:p>1</text:p>
          </table:table-cell>
          <table:table-cell table:style-name="ce103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1" calcext:value-type="float">
            <text:p>1</text:p>
          </table:table-cell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1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MIO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8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 calcext:value-type="float">
            <text:p>0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 calcext:value-type="float">
            <text:p>6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4" calcext:value-type="float">
            <text:p>4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 calcext:value-type="float">
            <text:p>1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3" calcext:value-type="float">
            <text:p>3</text:p>
          </table:table-cell>
          <table:table-cell table:style-name="ce32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 calcext:value-type="float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 calcext:value-type="float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3" calcext:value-type="float">
            <text:p>3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 calcext:value-type="float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 calcext:value-type="float">
            <text:p>4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3" calcext:value-type="float">
            <text:p>3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4" calcext:value-type="float">
            <text:p>4</text:p>
          </table:table-cell>
          <table:table-cell table:style-name="ce33" table:formula="of:=SUM([.D35:.D36])" office:value-type="float" office:value="5" calcext:value-type="float">
            <text:p>5</text:p>
          </table:table-cell>
          <table:table-cell table:style-name="ce33" table:formula="of:=SUM([.E35:.E36])" office:value-type="float" office:value="4" calcext:value-type="float">
            <text:p>4</text:p>
          </table:table-cell>
          <table:table-cell table:style-name="ce33" table:formula="of:=SUM([.F35:.F36])" office:value-type="float" office:value="4" calcext:value-type="float">
            <text:p>4</text:p>
          </table:table-cell>
          <table:table-cell table:style-name="ce33" table:formula="of:=SUM([.G35:.G36])" office:value-type="float" office:value="6" calcext:value-type="float">
            <text:p>6</text:p>
          </table:table-cell>
          <table:table-cell table:style-name="ce33" table:formula="of:=SUM([.H35:.H36])" office:value-type="float" office:value="4" calcext:value-type="float">
            <text:p>4</text:p>
          </table:table-cell>
          <table:table-cell table:style-name="ce33" table:formula="of:=SUM([.I35:.I36])" office:value-type="float" office:value="3" calcext:value-type="float">
            <text:p>3</text:p>
          </table:table-cell>
          <table:table-cell table:style-name="ce33" table:formula="of:=SUM([.J35:.J36])" office:value-type="float" office:value="5" calcext:value-type="float">
            <text:p>5</text:p>
          </table:table-cell>
          <table:table-cell table:style-name="ce33" table:formula="of:=SUM([.K35:.K36])" office:value-type="float" office:value="7" calcext:value-type="float">
            <text:p>7</text:p>
          </table:table-cell>
          <table:table-cell table:style-name="ce33" table:formula="of:=SUM([.L35:.L36])" office:value-type="float" office:value="3" calcext:value-type="float">
            <text:p>3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5" calcext:value-type="float">
            <text:p>5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9" calcext:value-type="float">
            <text:p>9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5" calcext:value-type="float">
            <text:p>5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4" calcext:value-type="float">
            <text:p>4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4" calcext:value-type="float">
            <text:p>4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5" calcext:value-type="float">
            <text:p>5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9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64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4" calcext:value-type="float">
            <text:p>4</text:p>
          </table:table-cell>
          <table:table-cell table:style-name="ce34" table:formula="of:=COUNTIF([.D2:.D32];&quot;D&quot;)" office:value-type="float" office:value="2" calcext:value-type="float">
            <text:p>2</text:p>
          </table:table-cell>
          <table:table-cell table:style-name="ce34" table:formula="of:=COUNTIF([.E2:.E32];&quot;D&quot;)" office:value-type="float" office:value="1" calcext:value-type="float">
            <text:p>1</text:p>
          </table:table-cell>
          <table:table-cell table:style-name="ce34" table:formula="of:=COUNTIF([.F2:.F32];&quot;D&quot;)" office:value-type="float" office:value="3" calcext:value-type="float">
            <text:p>3</text:p>
          </table:table-cell>
          <table:table-cell table:style-name="ce34" table:formula="of:=COUNTIF([.G2:.G32];&quot;D&quot;)" office:value-type="float" office:value="5" calcext:value-type="float">
            <text:p>5</text:p>
          </table:table-cell>
          <table:table-cell table:style-name="ce34" table:formula="of:=COUNTIF([.H2:.H32];&quot;D&quot;)" office:value-type="float" office:value="2" calcext:value-type="float">
            <text:p>2</text:p>
          </table:table-cell>
          <table:table-cell table:style-name="ce34" table:formula="of:=COUNTIF([.I2:.I32];&quot;D&quot;)" office:value-type="float" office:value="6" calcext:value-type="float">
            <text:p>6</text:p>
          </table:table-cell>
          <table:table-cell table:style-name="ce34" table:formula="of:=COUNTIF([.J2:.J32];&quot;D&quot;)" office:value-type="float" office:value="7" calcext:value-type="float">
            <text:p>7</text:p>
          </table:table-cell>
          <table:table-cell table:style-name="ce34" table:formula="of:=COUNTIF([.K2:.K32];&quot;D&quot;)" office:value-type="float" office:value="11" calcext:value-type="float">
            <text:p>11</text:p>
          </table:table-cell>
          <table:table-cell table:style-name="ce34" table:formula="of:=COUNTIF([.L2:.L32];&quot;D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5" calcext:value-type="float">
            <text:p>5</text:p>
          </table:table-cell>
          <table:table-cell table:style-name="ce34" table:formula="of:=COUNTIF([.D2:.D32];&quot;SO&quot;)" office:value-type="float" office:value="4" calcext:value-type="float">
            <text:p>4</text:p>
          </table:table-cell>
          <table:table-cell table:style-name="ce34" table:formula="of:=COUNTIF([.E2:.E32];&quot;SO&quot;)" office:value-type="float" office:value="5" calcext:value-type="float">
            <text:p>5</text:p>
          </table:table-cell>
          <table:table-cell table:style-name="ce34" table:formula="of:=COUNTIF([.F2:.F32];&quot;SO&quot;)" office:value-type="float" office:value="6" calcext:value-type="float">
            <text:p>6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34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2" calcext:value-type="float">
            <text:p>2</text:p>
          </table:table-cell>
          <table:table-cell table:style-name="ce34" table:formula="of:=COUNTIF([.D2:.D32];&quot;X&quot;)" office:value-type="float" office:value="2" calcext:value-type="float">
            <text:p>2</text:p>
          </table:table-cell>
          <table:table-cell table:style-name="ce34" table:formula="of:=COUNTIF([.E2:.E32];&quot;X&quot;)" office:value-type="float" office:value="2" calcext:value-type="float">
            <text:p>2</text:p>
          </table:table-cell>
          <table:table-cell table:style-name="ce34" table:formula="of:=COUNTIF([.F2:.F32];&quot;X&quot;)" office:value-type="float" office:value="2" calcext:value-type="float">
            <text:p>2</text:p>
          </table:table-cell>
          <table:table-cell table:style-name="ce34" table:formula="of:=COUNTIF([.G2:.G32];&quot;X&quot;)" office:value-type="float" office:value="1" calcext:value-type="float">
            <text:p>1</text:p>
          </table:table-cell>
          <table:table-cell table:style-name="ce34" table:formula="of:=COUNTIF([.H2:.H32];&quot;X&quot;)" office:value-type="float" office:value="3" calcext:value-type="float">
            <text:p>3</text:p>
          </table:table-cell>
          <table:table-cell table:style-name="ce34" table:formula="of:=COUNTIF([.I2:.I32];&quot;X&quot;)" office:value-type="float" office:value="2" calcext:value-type="float">
            <text:p>2</text:p>
          </table:table-cell>
          <table:table-cell table:style-name="ce34" table:formula="of:=COUNTIF([.J2:.J32];&quot;X&quot;)" office:value-type="float" office:value="3" calcext:value-type="float">
            <text:p>3</text:p>
          </table:table-cell>
          <table:table-cell table:style-name="ce34" table:formula="of:=COUNTIF([.K2:.K32];&quot;X&quot;)" office:value-type="float" office:value="2" calcext:value-type="float">
            <text:p>2</text:p>
          </table:table-cell>
          <table:table-cell table:style-name="ce34" table:formula="of:=COUNTIF([.L2:.L32];&quot;X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N2:.N32];&quot;KOS&quot;)" office:value-type="float" office:value="0" calcext:value-type="float">
            <text:p>0</text:p>
          </table:table-cell>
          <table:table-cell table:style-name="ce34" table:formula="of:=COUNTIF([.N2:.N32];&quot;ŠOŠ&quot;)" office:value-type="float" office:value="5" calcext:value-type="float">
            <text:p>5</text:p>
          </table:table-cell>
          <table:table-cell table:style-name="ce34" table:formula="of:=COUNTIF([.N2:.N32];&quot;PIN&quot;)" office:value-type="float" office:value="7" calcext:value-type="float">
            <text:p>7</text:p>
          </table:table-cell>
          <table:table-cell table:style-name="ce34" table:formula="of:=COUNTIF([.N2:.N32];&quot;KON&quot;)" office:value-type="float" office:value="3" calcext:value-type="float">
            <text:p>3</text:p>
          </table:table-cell>
          <table:table-cell table:style-name="ce34" table:formula="of:=COUNTIF([.N2:.N32];&quot;oro&quot;)" office:value-type="float" office:value="0" calcext:value-type="float">
            <text:p>0</text:p>
          </table:table-cell>
          <table:table-cell table:style-name="ce34" table:formula="of:=COUNTIF([.N2:.N32];&quot;AND&quot;)" office:value-type="float" office:value="0" calcext:value-type="float">
            <text:p>0</text:p>
          </table:table-cell>
          <table:table-cell table:style-name="ce34" table:formula="of:=COUNTIF([.N2:.N32];&quot;ROD&quot;)" office:value-type="float" office:value="3" calcext:value-type="float">
            <text:p>3</text:p>
          </table:table-cell>
          <table:table-cell table:style-name="ce34" table:formula="of:=COUNTIF([.N2:.N32];&quot;DAN&quot;)" office:value-type="float" office:value="6" calcext:value-type="float">
            <text:p>6</text:p>
          </table:table-cell>
          <table:table-cell table:style-name="ce34" table:formula="of:=COUNTIF([.N2:.N32];&quot;MŠŠ&quot;)" office:value-type="float" office:value="3" calcext:value-type="float">
            <text:p>3</text:p>
          </table:table-cell>
          <table:table-cell table:style-name="ce34" table:formula="of:=COUNTIF([.N2:.N32];&quot;ŠTU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 calcext:value-type="float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1" calcext:value-type="float">
            <text:p>1</text:p>
          </table:table-cell>
          <table:table-cell table:style-name="ce1" table:formula="of:=COUNTIF([.F2:.F32];&quot;51¶&quot;)+COUNTIF([.F2:.F32];&quot;52¶&quot;)+COUNTIF([.F2:.F32];&quot;kvit¶&quot;)" office:value-type="float" office:value="2" calcext:value-type="float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3" calcext:value-type="float">
            <text:p>3</text:p>
          </table:table-cell>
          <table:table-cell table:style-name="ce1" table:formula="of:=COUNTIF([.H2:.H32];&quot;51¶&quot;)+COUNTIF([.H2:.H32];&quot;52¶&quot;)+COUNTIF([.H2:.H32];&quot;kvit¶&quot;)" office:value-type="float" office:value="3" calcext:value-type="float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4" calcext:value-type="float">
            <text:p>4</text:p>
          </table:table-cell>
          <table:table-cell table:style-name="ce1" table:formula="of:=COUNTIF([.J2:.J32];&quot;51¶&quot;)+COUNTIF([.J2:.J32];&quot;52¶&quot;)+COUNTIF([.J2:.J32];&quot;kvit¶&quot;)" office:value-type="float" office:value="1" calcext:value-type="float">
            <text:p>1</text:p>
          </table:table-cell>
          <table:table-cell table:style-name="ce1" table:formula="of:=COUNTIF([.K2:.K32];&quot;51¶&quot;)+COUNTIF([.K2:.K32];&quot;52¶&quot;)+COUNTIF([.K2:.K32];&quot;kvit¶&quot;)" office:value-type="float" office:value="2" calcext:value-type="float">
            <text:p>2</text:p>
          </table:table-cell>
          <table:table-cell table:style-name="ce1" table:formula="of:=COUNTIF([.L2:.L32];&quot;51¶&quot;)+COUNTIF([.L2:.L32];&quot;52¶&quot;)+COUNTIF([.L2:.L32];&quot;kvit¶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 calcext:value-type="float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1" calcext:value-type="float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2" calcext:value-type="float">
            <text:p>2</text:p>
          </table:table-cell>
          <table:table-cell table:style-name="ce1" table:formula="of:=COUNTIF([.H2:.H32];&quot;U☺&quot;)+COUNTIF([.H2:.H32];&quot;U☻&quot;)+COUNTIF([.H2:.H32];&quot;U&quot;)" office:value-type="float" office:value="5" calcext:value-type="float">
            <text:p>5</text:p>
          </table:table-cell>
          <table:table-cell table:style-name="ce1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maj.O2:maj.O32">
            <calcext:condition calcext:apply-style-name="ConditionalStyle_37" calcext:value="&lt;1" calcext:base-cell-address="maj.O2"/>
            <calcext:condition calcext:apply-style-name="ConditionalStyle_38" calcext:value="&gt;1" calcext:base-cell-address="maj.O2"/>
          </calcext:conditional-format>
          <calcext:conditional-format calcext:target-range-address="maj.P2:maj.P32">
            <calcext:condition calcext:apply-style-name="ConditionalStyle_39" calcext:value="&lt;1" calcext:base-cell-address="maj.P2"/>
            <calcext:condition calcext:apply-style-name="ConditionalStyle_40" calcext:value="&gt;1" calcext:base-cell-address="maj.P2"/>
          </calcext:conditional-format>
          <calcext:conditional-format calcext:target-range-address="maj.Q2:maj.R32 maj.U2:maj.V32">
            <calcext:condition calcext:apply-style-name="ConditionalStyle_41" calcext:value="&lt;1" calcext:base-cell-address="maj.Q2"/>
            <calcext:condition calcext:apply-style-name="ConditionalStyle_42" calcext:value="&gt;1" calcext:base-cell-address="maj.Q2"/>
          </calcext:conditional-format>
          <calcext:conditional-format calcext:target-range-address="maj.S2:maj.T32">
            <calcext:condition calcext:apply-style-name="ConditionalStyle_43" calcext:value="&lt;1" calcext:base-cell-address="maj.S2"/>
            <calcext:condition calcext:apply-style-name="ConditionalStyle_44" calcext:value="&gt;1" calcext:base-cell-address="maj.S2"/>
          </calcext:conditional-format>
          <calcext:conditional-format calcext:target-range-address="maj.W2:maj.W32">
            <calcext:condition calcext:apply-style-name="ConditionalStyle_45" calcext:value="!=0" calcext:base-cell-address="maj.W2"/>
          </calcext:conditional-format>
          <calcext:conditional-format calcext:target-range-address="maj.X2:maj.X32">
            <calcext:condition calcext:apply-style-name="ConditionalStyle_46" calcext:value="=1" calcext:base-cell-address="maj.X2"/>
            <calcext:condition calcext:apply-style-name="ConditionalStyle_47" calcext:value="&gt;1" calcext:base-cell-address="maj.X2"/>
          </calcext:conditional-format>
          <calcext:conditional-format calcext:target-range-address="maj.Y2:maj.Y32">
            <calcext:condition calcext:apply-style-name="ConditionalStyle_48" calcext:value="&lt;2" calcext:base-cell-address="maj.Y2"/>
            <calcext:condition calcext:apply-style-name="ConditionalStyle_49" calcext:value="&gt;2" calcext:base-cell-address="maj.Y2"/>
          </calcext:conditional-format>
          <calcext:conditional-format calcext:target-range-address="maj.B2:maj.B32">
            <calcext:condition calcext:apply-style-name="ConditionalStyle_50" calcext:value="=&quot;sob&quot;" calcext:base-cell-address="maj.B2"/>
            <calcext:condition calcext:apply-style-name="ConditionalStyle_51" calcext:value="=&quot;ned&quot;" calcext:base-cell-address="maj.B2"/>
          </calcext:conditional-format>
        </calcext:conditional-formats>
      </table:table>
      <table:table table:name="junij" table:style-name="ta7">
        <table:table-column table:style-name="co3" table:default-cell-style-name="ce17"/>
        <table:table-column table:style-name="co36" table:default-cell-style-name="ce17"/>
        <table:table-column table:style-name="co23" table:default-cell-style-name="ce17"/>
        <table:table-column table:style-name="co22" table:default-cell-style-name="ce17"/>
        <table:table-column table:style-name="co28" table:default-cell-style-name="ce17"/>
        <table:table-column table:style-name="co33" table:default-cell-style-name="ce17"/>
        <table:table-column table:style-name="co37" table:default-cell-style-name="ce17"/>
        <table:table-column table:style-name="co32" table:number-columns-repeated="5" table:default-cell-style-name="ce17"/>
        <table:table-column table:style-name="co29" table:number-columns-repeated="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38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MIO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45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54" office:value-type="string" calcext:value-type="string">
            <text:p>☺</text:p>
          </table:table-cell>
          <table:table-cell table:style-name="ce55" table:formula="of:=[$'Vzorci vnosov'.$A$4]" office:value-type="string" office:string-value="51" calcext:value-type="string">
            <text:p>51</text:p>
          </table:table-cell>
          <table:table-cell table:style-name="ce55" table:formula="of:=[$'Vzorci vnosov'.$A$5]" office:value-type="string" office:string-value="52" calcext:value-type="string">
            <text:p>52</text:p>
          </table:table-cell>
          <table:table-cell table:style-name="ce56" table:formula="of:=[$'Vzorci vnosov'.$A$25]" office:value-type="string" office:string-value="51¶" calcext:value-type="string">
            <text:p>51¶</text:p>
          </table:table-cell>
          <table:table-cell table:style-name="ce57" table:formula="of:=[$'Vzorci vnosov'.$A$26]" office:value-type="string" office:string-value="52¶" calcext:value-type="string">
            <text:p>52¶</text:p>
          </table:table-cell>
          <table:table-cell table:style-name="ce58" table:formula="of:=[$'Vzorci vnosov'.$A$8]" office:value-type="string" office:string-value="U" calcext:value-type="string">
            <text:p>U</text:p>
          </table:table-cell>
          <table:table-cell table:style-name="ce55" table:formula="of:=[$'Vzorci vnosov'.$A$6]" office:value-type="string" office:string-value="KVIT" calcext:value-type="string">
            <text:p>KVIT</text:p>
          </table:table-cell>
          <table:table-cell table:style-name="ce59" office:value-type="string" calcext:value-type="string">
            <text:p>Brez</text:p>
          </table:table-cell>
          <table:table-cell table:style-name="ce53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2-06-01" calcext:value-type="date">
            <text:p>1. VI. 12</text:p>
          </table:table-cell>
          <table:table-cell table:style-name="ce104" table:formula="of:=TEXT([.A2];&quot;Ddd&quot;)" office:value-type="string" office:string-value="pet" calcext:value-type="string">
            <text:p>pe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9" office:value-type="string" calcext:value-type="string">
            <text:p>KO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8" office:value-type="string" calcext:value-type="string">
            <text:p>MIO</text:p>
          </table:table-cell>
          <table:table-cell table:style-name="ce29" office:value-type="string" calcext:value-type="string">
            <text:p>ŠTU</text:p>
          </table:table-cell>
          <table:table-cell table:style-name="ce107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107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 calcext:value-type="float">
            <text:p>1</text:p>
          </table:table-cell>
          <table:table-cell table:style-name="ce107" table:formula="of:=COUNTIF([.C2:.L2];&quot;51&quot;)+COUNTIF([.C2:.L2];&quot;51$&quot;)+COUNTIF([.C2:.L2];&quot;51☻&quot;)" office:value-type="float" office:value="0" calcext:value-type="float">
            <text:p>0</text:p>
          </table:table-cell>
          <table:table-cell table:style-name="ce107" table:formula="of:=COUNTIF([.C2:.L2];&quot;52&quot;)+COUNTIF([.C2:.L2];&quot;52$&quot;)+COUNTIF([.C2:.L2];&quot;52☻&quot;)" office:value-type="float" office:value="1" calcext:value-type="float">
            <text:p>1</text:p>
          </table:table-cell>
          <table:table-cell table:style-name="ce107" table:formula="of:=COUNTIF([.C2:.L2];&quot;51¶&quot;)" office:value-type="float" office:value="0" calcext:value-type="float">
            <text:p>0</text:p>
          </table:table-cell>
          <table:table-cell table:style-name="ce107" table:formula="of:=COUNTIF([.C2:.L2];&quot;52¶&quot;)" office:value-type="float" office:value="0" calcext:value-type="float">
            <text:p>0</text:p>
          </table:table-cell>
          <table:table-cell table:style-name="ce107" table:formula="of:=COUNTIF([.C2:.L2];&quot;U&quot;)+COUNTIF([.C2:.L2];&quot;U☻&quot;)+COUNTIF([.C2:.L2];&quot;U☺&quot;)" office:value-type="float" office:value="1" calcext:value-type="float">
            <text:p>1</text:p>
          </table:table-cell>
          <table:table-cell table:style-name="ce107" table:formula="of:=COUNTIF([.C2:.L2];&quot;KVIT&quot;)+COUNTIF([.C2:.L2];&quot;KVIT☻&quot;)+COUNTIF([.C2:.L2];&quot;kvit$&quot;)" office:value-type="float" office:value="2" calcext:value-type="float">
            <text:p>2</text:p>
          </table:table-cell>
          <table:table-cell table:style-name="ce108" table:formula="of:=COUNTBLANK([.C2:.L2])" office:value-type="float" office:value="0" calcext:value-type="float">
            <text:p>0</text:p>
          </table:table-cell>
          <table:table-cell table:style-name="ce109" table:formula="of:=COUNTIF([.C2:.L2];&quot;x&quot;)" office:value-type="float" office:value="1" calcext:value-type="float">
            <text:p>1</text:p>
          </table:table-cell>
          <table:table-cell table:style-name="ce110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1" calcext:value-type="float">
            <text:p>1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/>
          <table:table-cell table:style-name="ce17" table:number-columns-repeated="4"/>
          <table:table-cell table:style-name="ce1" table:number-columns-repeated="993"/>
        </table:table-row>
        <table:table-row table:style-name="ro6">
          <table:table-cell table:style-name="ce19" office:value-type="date" office:date-value="2012-06-02" calcext:value-type="date">
            <text:p>2. VI. 12</text:p>
          </table:table-cell>
          <table:table-cell table:style-name="ce105" table:formula="of:=TEXT([.A3];&quot;Ddd&quot;)" office:value-type="string" office:string-value="sob" calcext:value-type="string">
            <text:p>sob</text:p>
          </table:table-cell>
          <table:table-cell table:style-name="ce31">
            <office:annotation draw:style-name="gr5" draw:text-style-name="P2" svg:width="2.971cm" svg:height="0.687cm" svg:x="3.714cm" svg:y="-0.013cm" draw:caption-point-x="-0.243cm" draw:caption-point-y="1.43cm">
              <dc:date>2022-03-21T00:00:00</dc:date>
              <text:p text:style-name="P1">artros</text:p>
            </office:annotation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38"/>
          <table:table-cell table:style-name="ce44"/>
          <table:table-cell table:style-name="ce31" table:number-columns-repeated="3"/>
          <table:table-cell table:style-name="ce42"/>
          <table:table-cell table:style-name="ce31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MŠŠ</text:p>
          </table:table-cell>
          <table:table-cell table:style-name="ce107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107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 calcext:value-type="float">
            <text:p>0</text:p>
          </table:table-cell>
          <table:table-cell table:style-name="ce107" table:formula="of:=COUNTIF([.C3:.L3];&quot;51&quot;)+COUNTIF([.C3:.L3];&quot;51$&quot;)+COUNTIF([.C3:.L3];&quot;51☻&quot;)" office:value-type="float" office:value="0" calcext:value-type="float">
            <text:p>0</text:p>
          </table:table-cell>
          <table:table-cell table:style-name="ce107" table:formula="of:=COUNTIF([.C3:.L3];&quot;52&quot;)+COUNTIF([.C3:.L3];&quot;52$&quot;)+COUNTIF([.C3:.L3];&quot;52☻&quot;)" office:value-type="float" office:value="0" calcext:value-type="float">
            <text:p>0</text:p>
          </table:table-cell>
          <table:table-cell table:style-name="ce107" table:formula="of:=COUNTIF([.C3:.L3];&quot;51¶&quot;)" office:value-type="float" office:value="0" calcext:value-type="float">
            <text:p>0</text:p>
          </table:table-cell>
          <table:table-cell table:style-name="ce107" table:formula="of:=COUNTIF([.C3:.L3];&quot;52¶&quot;)" office:value-type="float" office:value="0" calcext:value-type="float">
            <text:p>0</text:p>
          </table:table-cell>
          <table:table-cell table:style-name="ce107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107" table:formula="of:=COUNTIF([.C3:.L3];&quot;KVIT&quot;)+COUNTIF([.C3:.L3];&quot;KVIT☻&quot;)+COUNTIF([.C3:.L3];&quot;kvit$&quot;)" office:value-type="float" office:value="0" calcext:value-type="float">
            <text:p>0</text:p>
          </table:table-cell>
          <table:table-cell table:style-name="ce108" table:formula="of:=COUNTBLANK([.C3:.L3])" office:value-type="float" office:value="9" calcext:value-type="float">
            <text:p>9</text:p>
          </table:table-cell>
          <table:table-cell table:style-name="ce109" table:formula="of:=COUNTIF([.C3:.L3];&quot;x&quot;)" office:value-type="float" office:value="0" calcext:value-type="float">
            <text:p>0</text:p>
          </table:table-cell>
          <table:table-cell table:style-name="ce110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 calcext:value-type="float">
            <text:p>0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/>
          <table:table-cell table:number-columns-repeated="4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19" office:value-type="date" office:date-value="2012-06-03" calcext:value-type="date">
            <text:p>3. VI. 12</text:p>
          </table:table-cell>
          <table:table-cell table:style-name="ce105" table:formula="of:=TEXT([.A4];&quot;Ddd&quot;)" office:value-type="string" office:string-value="ned" calcext:value-type="string">
            <text:p>ned</text:p>
          </table:table-cell>
          <table:table-cell table:style-name="ce31">
            <office:annotation draw:style-name="gr4" draw:text-style-name="P2" svg:width="2.971cm" svg:height="0.688cm" svg:x="3.714cm" svg:y="0.891cm" draw:caption-point-x="-0.243cm" draw:caption-point-y="1.23cm">
              <dc:date>2022-03-21T00:00:00</dc:date>
              <text:p text:style-name="P1">artros</text:p>
            </office:annotation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41"/>
          <table:table-cell table:style-name="ce67"/>
          <table:table-cell table:style-name="ce41">
            <office:annotation draw:style-name="gr19" draw:text-style-name="P2" svg:width="2.98cm" svg:height="2.756cm" svg:x="8.63cm" svg:y="0.23cm" draw:caption-point-x="-0.243cm" draw:caption-point-y="1.891cm">
              <dc:date>2022-03-21T00:00:00</dc:date>
              <text:p text:style-name="P1">ne dežurstva in ne popoldne : 4, 5, 11, 18, 20, 21 in 22 junija.</text:p>
              <text:p text:style-name="P1"/>
            </office:annotation>
          </table:table-cell>
          <table:table-cell table:style-name="ce31" table:number-columns-repeated="4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MŠŠ</text:p>
          </table:table-cell>
          <table:table-cell table:style-name="ce107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107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 calcext:value-type="float">
            <text:p>0</text:p>
          </table:table-cell>
          <table:table-cell table:style-name="ce107" table:formula="of:=COUNTIF([.C4:.L4];&quot;51&quot;)+COUNTIF([.C4:.L4];&quot;51$&quot;)+COUNTIF([.C4:.L4];&quot;51☻&quot;)" office:value-type="float" office:value="0" calcext:value-type="float">
            <text:p>0</text:p>
          </table:table-cell>
          <table:table-cell table:style-name="ce107" table:formula="of:=COUNTIF([.C4:.L4];&quot;52&quot;)+COUNTIF([.C4:.L4];&quot;52$&quot;)+COUNTIF([.C4:.L4];&quot;52☻&quot;)" office:value-type="float" office:value="0" calcext:value-type="float">
            <text:p>0</text:p>
          </table:table-cell>
          <table:table-cell table:style-name="ce107" table:formula="of:=COUNTIF([.C4:.L4];&quot;51¶&quot;)" office:value-type="float" office:value="0" calcext:value-type="float">
            <text:p>0</text:p>
          </table:table-cell>
          <table:table-cell table:style-name="ce107" table:formula="of:=COUNTIF([.C4:.L4];&quot;52¶&quot;)" office:value-type="float" office:value="0" calcext:value-type="float">
            <text:p>0</text:p>
          </table:table-cell>
          <table:table-cell table:style-name="ce107" table:formula="of:=COUNTIF([.C4:.L4];&quot;U&quot;)+COUNTIF([.C4:.L4];&quot;U☻&quot;)+COUNTIF([.C4:.L4];&quot;U☺&quot;)" office:value-type="float" office:value="0" calcext:value-type="float">
            <text:p>0</text:p>
          </table:table-cell>
          <table:table-cell table:style-name="ce107" table:formula="of:=COUNTIF([.C4:.L4];&quot;KVIT&quot;)+COUNTIF([.C4:.L4];&quot;KVIT☻&quot;)+COUNTIF([.C4:.L4];&quot;kvit$&quot;)" office:value-type="float" office:value="0" calcext:value-type="float">
            <text:p>0</text:p>
          </table:table-cell>
          <table:table-cell table:style-name="ce108" table:formula="of:=COUNTBLANK([.C4:.L4])" office:value-type="float" office:value="9" calcext:value-type="float">
            <text:p>9</text:p>
          </table:table-cell>
          <table:table-cell table:style-name="ce109" table:formula="of:=COUNTIF([.C4:.L4];&quot;x&quot;)" office:value-type="float" office:value="0" calcext:value-type="float">
            <text:p>0</text:p>
          </table:table-cell>
          <table:table-cell table:style-name="ce110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0" calcext:value-type="float">
            <text:p>0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/>
          <table:table-cell table:number-columns-repeated="4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20" office:value-type="date" office:date-value="2012-06-04" calcext:value-type="date">
            <text:p>4. VI. 12</text:p>
          </table:table-cell>
          <table:table-cell table:style-name="ce104" table:formula="of:=TEXT([.A5];&quot;Ddd&quot;)" office:value-type="string" office:string-value="pon" calcext:value-type="string">
            <text:p>pon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office:annotation draw:style-name="gr20" draw:text-style-name="P2" svg:width="3.048cm" svg:height="4.09cm" svg:x="12.648cm" svg:y="0.933cm" draw:caption-point-x="-0.232cm" draw:caption-point-y="1.892cm">
              <dc:date>2022-03-21T00:00:00</dc:date>
              <text:p text:style-name="P1">4., 8., 11., 14., in 22.- bi nujno samo dopoldan - brez dez,pop,tx ker nimam varstva</text:p>
              <text:p text:style-name="P1">12.6. - potrebujem dopust</text:p>
            </office:annotation>
            <text:p>U</text:p>
          </table:table-cell>
          <table:table-cell table:style-name="ce48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107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107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 calcext:value-type="float">
            <text:p>1</text:p>
          </table:table-cell>
          <table:table-cell table:style-name="ce107" table:formula="of:=COUNTIF([.C5:.L5];&quot;51&quot;)+COUNTIF([.C5:.L5];&quot;51$&quot;)+COUNTIF([.C5:.L5];&quot;51☻&quot;)" office:value-type="float" office:value="2" calcext:value-type="float">
            <text:p>2</text:p>
          </table:table-cell>
          <table:table-cell table:style-name="ce107" table:formula="of:=COUNTIF([.C5:.L5];&quot;52&quot;)+COUNTIF([.C5:.L5];&quot;52$&quot;)+COUNTIF([.C5:.L5];&quot;52☻&quot;)" office:value-type="float" office:value="0" calcext:value-type="float">
            <text:p>0</text:p>
          </table:table-cell>
          <table:table-cell table:style-name="ce107" table:formula="of:=COUNTIF([.C5:.L5];&quot;51¶&quot;)" office:value-type="float" office:value="1" calcext:value-type="float">
            <text:p>1</text:p>
          </table:table-cell>
          <table:table-cell table:style-name="ce107" table:formula="of:=COUNTIF([.C5:.L5];&quot;52¶&quot;)" office:value-type="float" office:value="1" calcext:value-type="float">
            <text:p>1</text:p>
          </table:table-cell>
          <table:table-cell table:style-name="ce107" table:formula="of:=COUNTIF([.C5:.L5];&quot;U&quot;)+COUNTIF([.C5:.L5];&quot;U☻&quot;)+COUNTIF([.C5:.L5];&quot;U☺&quot;)" office:value-type="float" office:value="1" calcext:value-type="float">
            <text:p>1</text:p>
          </table:table-cell>
          <table:table-cell table:style-name="ce107" table:formula="of:=COUNTIF([.C5:.L5];&quot;KVIT&quot;)+COUNTIF([.C5:.L5];&quot;KVIT☻&quot;)+COUNTIF([.C5:.L5];&quot;kvit$&quot;)" office:value-type="float" office:value="3" calcext:value-type="float">
            <text:p>3</text:p>
          </table:table-cell>
          <table:table-cell table:style-name="ce108" table:formula="of:=COUNTBLANK([.C5:.L5])" office:value-type="float" office:value="0" calcext:value-type="float">
            <text:p>0</text:p>
          </table:table-cell>
          <table:table-cell table:style-name="ce109" table:formula="of:=COUNTIF([.C5:.L5];&quot;x&quot;)" office:value-type="float" office:value="0" calcext:value-type="float">
            <text:p>0</text:p>
          </table:table-cell>
          <table:table-cell table:style-name="ce110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/>
          <table:table-cell/>
          <table:table-cell table:style-name="ce96" office:value-type="string" calcext:value-type="string">
            <text:p>NPK</text:p>
          </table:table-cell>
          <table:table-cell table:number-columns-repeated="2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20" office:value-type="date" office:date-value="2012-06-05" calcext:value-type="date">
            <text:p>5. VI. 12</text:p>
          </table:table-cell>
          <table:table-cell table:style-name="ce104" table:formula="of:=TEXT([.A6];&quot;Ddd&quot;)" office:value-type="string" office:string-value="tor" calcext:value-type="string">
            <text:p>tor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MŠŠ</text:p>
          </table:table-cell>
          <table:table-cell table:style-name="ce107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107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 calcext:value-type="float">
            <text:p>0</text:p>
          </table:table-cell>
          <table:table-cell table:style-name="ce107" table:formula="of:=COUNTIF([.C6:.L6];&quot;51&quot;)+COUNTIF([.C6:.L6];&quot;51$&quot;)+COUNTIF([.C6:.L6];&quot;51☻&quot;)" office:value-type="float" office:value="1" calcext:value-type="float">
            <text:p>1</text:p>
          </table:table-cell>
          <table:table-cell table:style-name="ce107" table:formula="of:=COUNTIF([.C6:.L6];&quot;52&quot;)+COUNTIF([.C6:.L6];&quot;52$&quot;)+COUNTIF([.C6:.L6];&quot;52☻&quot;)" office:value-type="float" office:value="1" calcext:value-type="float">
            <text:p>1</text:p>
          </table:table-cell>
          <table:table-cell table:style-name="ce107" table:formula="of:=COUNTIF([.C6:.L6];&quot;51¶&quot;)" office:value-type="float" office:value="1" calcext:value-type="float">
            <text:p>1</text:p>
          </table:table-cell>
          <table:table-cell table:style-name="ce107" table:formula="of:=COUNTIF([.C6:.L6];&quot;52¶&quot;)" office:value-type="float" office:value="0" calcext:value-type="float">
            <text:p>0</text:p>
          </table:table-cell>
          <table:table-cell table:style-name="ce107" table:formula="of:=COUNTIF([.C6:.L6];&quot;U&quot;)+COUNTIF([.C6:.L6];&quot;U☻&quot;)+COUNTIF([.C6:.L6];&quot;U☺&quot;)" office:value-type="float" office:value="1" calcext:value-type="float">
            <text:p>1</text:p>
          </table:table-cell>
          <table:table-cell table:style-name="ce107" table:formula="of:=COUNTIF([.C6:.L6];&quot;KVIT&quot;)+COUNTIF([.C6:.L6];&quot;KVIT☻&quot;)+COUNTIF([.C6:.L6];&quot;kvit$&quot;)" office:value-type="float" office:value="3" calcext:value-type="float">
            <text:p>3</text:p>
          </table:table-cell>
          <table:table-cell table:style-name="ce108" table:formula="of:=COUNTBLANK([.C6:.L6])" office:value-type="float" office:value="0" calcext:value-type="float">
            <text:p>0</text:p>
          </table:table-cell>
          <table:table-cell table:style-name="ce109" table:formula="of:=COUNTIF([.C6:.L6];&quot;x&quot;)" office:value-type="float" office:value="2" calcext:value-type="float">
            <text:p>2</text:p>
          </table:table-cell>
          <table:table-cell table:style-name="ce110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/>
          <table:table-cell table:number-columns-repeated="4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20" office:value-type="date" office:date-value="2012-06-06" calcext:value-type="date">
            <text:p>6. VI. 12</text:p>
          </table:table-cell>
          <table:table-cell table:style-name="ce104" table:formula="of:=TEXT([.A7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39" office:value-type="string" calcext:value-type="string">
            <text:p>KO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8" office:value-type="string" calcext:value-type="string">
            <text:p>MIO</text:p>
          </table:table-cell>
          <table:table-cell table:style-name="ce29" office:value-type="string" calcext:value-type="string">
            <text:p>MŠŠ</text:p>
          </table:table-cell>
          <table:table-cell table:style-name="ce107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107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 calcext:value-type="float">
            <text:p>1</text:p>
          </table:table-cell>
          <table:table-cell table:style-name="ce107" table:formula="of:=COUNTIF([.C7:.L7];&quot;51&quot;)+COUNTIF([.C7:.L7];&quot;51$&quot;)+COUNTIF([.C7:.L7];&quot;51☻&quot;)" office:value-type="float" office:value="0" calcext:value-type="float">
            <text:p>0</text:p>
          </table:table-cell>
          <table:table-cell table:style-name="ce107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107" table:formula="of:=COUNTIF([.C7:.L7];&quot;51¶&quot;)" office:value-type="float" office:value="0" calcext:value-type="float">
            <text:p>0</text:p>
          </table:table-cell>
          <table:table-cell table:style-name="ce107" table:formula="of:=COUNTIF([.C7:.L7];&quot;52¶&quot;)" office:value-type="float" office:value="1" calcext:value-type="float">
            <text:p>1</text:p>
          </table:table-cell>
          <table:table-cell table:style-name="ce107" table:formula="of:=COUNTIF([.C7:.L7];&quot;U&quot;)+COUNTIF([.C7:.L7];&quot;U☻&quot;)+COUNTIF([.C7:.L7];&quot;U☺&quot;)" office:value-type="float" office:value="1" calcext:value-type="float">
            <text:p>1</text:p>
          </table:table-cell>
          <table:table-cell table:style-name="ce107" table:formula="of:=COUNTIF([.C7:.L7];&quot;KVIT&quot;)+COUNTIF([.C7:.L7];&quot;KVIT☻&quot;)+COUNTIF([.C7:.L7];&quot;kvit$&quot;)" office:value-type="float" office:value="2" calcext:value-type="float">
            <text:p>2</text:p>
          </table:table-cell>
          <table:table-cell table:style-name="ce108" table:formula="of:=COUNTBLANK([.C7:.L7])" office:value-type="float" office:value="0" calcext:value-type="float">
            <text:p>0</text:p>
          </table:table-cell>
          <table:table-cell table:style-name="ce109" table:formula="of:=COUNTIF([.C7:.L7];&quot;x&quot;)" office:value-type="float" office:value="1" calcext:value-type="float">
            <text:p>1</text:p>
          </table:table-cell>
          <table:table-cell table:style-name="ce110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1" calcext:value-type="float">
            <text:p>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/>
          <table:table-cell/>
          <table:table-cell table:style-name="ce43" office:value-type="string" calcext:value-type="string">
            <text:p>PIR</text:p>
          </table:table-cell>
          <table:table-cell table:number-columns-repeated="2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20" office:value-type="date" office:date-value="2012-06-07" calcext:value-type="date">
            <text:p>7. VI. 12</text:p>
          </table:table-cell>
          <table:table-cell table:style-name="ce104" table:formula="of:=TEXT([.A8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office:annotation draw:style-name="gr17" draw:text-style-name="P2" svg:width="2.931cm" svg:height="0.697cm" svg:x="4.681cm" svg:y="3.035cm" draw:caption-point-x="-0.243cm" draw:caption-point-y="1.901cm">
              <dc:date>2022-03-21T00:00:00</dc:date>
              <text:p text:style-name="P1">bronhoskopija</text:p>
            </office:annotation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9" office:value-type="string" calcext:value-type="string">
            <text:p>K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MŠŠ</text:p>
          </table:table-cell>
          <table:table-cell table:style-name="ce107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107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 calcext:value-type="float">
            <text:p>0</text:p>
          </table:table-cell>
          <table:table-cell table:style-name="ce107" table:formula="of:=COUNTIF([.C8:.L8];&quot;51&quot;)+COUNTIF([.C8:.L8];&quot;51$&quot;)+COUNTIF([.C8:.L8];&quot;51☻&quot;)" office:value-type="float" office:value="1" calcext:value-type="float">
            <text:p>1</text:p>
          </table:table-cell>
          <table:table-cell table:style-name="ce107" table:formula="of:=COUNTIF([.C8:.L8];&quot;52&quot;)+COUNTIF([.C8:.L8];&quot;52$&quot;)+COUNTIF([.C8:.L8];&quot;52☻&quot;)" office:value-type="float" office:value="1" calcext:value-type="float">
            <text:p>1</text:p>
          </table:table-cell>
          <table:table-cell table:style-name="ce107" table:formula="of:=COUNTIF([.C8:.L8];&quot;51¶&quot;)" office:value-type="float" office:value="1" calcext:value-type="float">
            <text:p>1</text:p>
          </table:table-cell>
          <table:table-cell table:style-name="ce107" table:formula="of:=COUNTIF([.C8:.L8];&quot;52¶&quot;)" office:value-type="float" office:value="1" calcext:value-type="float">
            <text:p>1</text:p>
          </table:table-cell>
          <table:table-cell table:style-name="ce107" table:formula="of:=COUNTIF([.C8:.L8];&quot;U&quot;)+COUNTIF([.C8:.L8];&quot;U☻&quot;)+COUNTIF([.C8:.L8];&quot;U☺&quot;)" office:value-type="float" office:value="1" calcext:value-type="float">
            <text:p>1</text:p>
          </table:table-cell>
          <table:table-cell table:style-name="ce107" table:formula="of:=COUNTIF([.C8:.L8];&quot;KVIT&quot;)+COUNTIF([.C8:.L8];&quot;KVIT☻&quot;)+COUNTIF([.C8:.L8];&quot;kvit$&quot;)" office:value-type="float" office:value="2" calcext:value-type="float">
            <text:p>2</text:p>
          </table:table-cell>
          <table:table-cell table:style-name="ce108" table:formula="of:=COUNTBLANK([.C8:.L8])" office:value-type="float" office:value="0" calcext:value-type="float">
            <text:p>0</text:p>
          </table:table-cell>
          <table:table-cell table:style-name="ce109" table:formula="of:=COUNTIF([.C8:.L8];&quot;x&quot;)" office:value-type="float" office:value="2" calcext:value-type="float">
            <text:p>2</text:p>
          </table:table-cell>
          <table:table-cell table:style-name="ce110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/>
          <table:table-cell table:number-columns-repeated="4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20" office:value-type="date" office:date-value="2012-06-08" calcext:value-type="date">
            <text:p>8. VI. 12</text:p>
          </table:table-cell>
          <table:table-cell table:style-name="ce104" table:formula="of:=TEXT([.A9];&quot;Ddd&quot;)" office:value-type="string" office:string-value="pet" calcext:value-type="string">
            <text:p>p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office:annotation draw:style-name="gr6" draw:text-style-name="P2" svg:width="2.931cm" svg:height="1.275cm" svg:x="4.681cm" svg:y="3.738cm" draw:caption-point-x="-0.243cm" draw:caption-point-y="1.902cm">
              <dc:date>2022-03-21T00:00:00</dc:date>
              <text:p text:style-name="P1">Brinaves in bronhoskopija</text:p>
            </office:annotation>
            <text:p>KVI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8" office:value-type="string" calcext:value-type="string">
            <text:p>PIN</text:p>
          </table:table-cell>
          <table:table-cell table:style-name="ce29" office:value-type="string" calcext:value-type="string">
            <text:p>ŠOŠ</text:p>
          </table:table-cell>
          <table:table-cell table:style-name="ce107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107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 calcext:value-type="float">
            <text:p>1</text:p>
          </table:table-cell>
          <table:table-cell table:style-name="ce107" table:formula="of:=COUNTIF([.C9:.L9];&quot;51&quot;)+COUNTIF([.C9:.L9];&quot;51$&quot;)+COUNTIF([.C9:.L9];&quot;51☻&quot;)" office:value-type="float" office:value="1" calcext:value-type="float">
            <text:p>1</text:p>
          </table:table-cell>
          <table:table-cell table:style-name="ce107" table:formula="of:=COUNTIF([.C9:.L9];&quot;52&quot;)+COUNTIF([.C9:.L9];&quot;52$&quot;)+COUNTIF([.C9:.L9];&quot;52☻&quot;)" office:value-type="float" office:value="1" calcext:value-type="float">
            <text:p>1</text:p>
          </table:table-cell>
          <table:table-cell table:style-name="ce107" table:formula="of:=COUNTIF([.C9:.L9];&quot;51¶&quot;)" office:value-type="float" office:value="0" calcext:value-type="float">
            <text:p>0</text:p>
          </table:table-cell>
          <table:table-cell table:style-name="ce107" table:formula="of:=COUNTIF([.C9:.L9];&quot;52¶&quot;)" office:value-type="float" office:value="1" calcext:value-type="float">
            <text:p>1</text:p>
          </table:table-cell>
          <table:table-cell table:style-name="ce107" table:formula="of:=COUNTIF([.C9:.L9];&quot;U&quot;)+COUNTIF([.C9:.L9];&quot;U☻&quot;)+COUNTIF([.C9:.L9];&quot;U☺&quot;)" office:value-type="float" office:value="1" calcext:value-type="float">
            <text:p>1</text:p>
          </table:table-cell>
          <table:table-cell table:style-name="ce107" table:formula="of:=COUNTIF([.C9:.L9];&quot;KVIT&quot;)+COUNTIF([.C9:.L9];&quot;KVIT☻&quot;)+COUNTIF([.C9:.L9];&quot;kvit$&quot;)" office:value-type="float" office:value="2" calcext:value-type="float">
            <text:p>2</text:p>
          </table:table-cell>
          <table:table-cell table:style-name="ce108" table:formula="of:=COUNTBLANK([.C9:.L9])" office:value-type="float" office:value="0" calcext:value-type="float">
            <text:p>0</text:p>
          </table:table-cell>
          <table:table-cell table:style-name="ce109" table:formula="of:=COUNTIF([.C9:.L9];&quot;x&quot;)" office:value-type="float" office:value="1" calcext:value-type="float">
            <text:p>1</text:p>
          </table:table-cell>
          <table:table-cell table:style-name="ce110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/>
          <table:table-cell table:style-name="ce78" office:value-type="string" calcext:value-type="string">
            <text:p>MIR</text:p>
          </table:table-cell>
          <table:table-cell table:number-columns-repeated="3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19" office:value-type="date" office:date-value="2012-06-09" calcext:value-type="date">
            <text:p>9. VI. 12</text:p>
          </table:table-cell>
          <table:table-cell table:style-name="ce105" table:formula="of:=TEXT([.A10];&quot;Ddd&quot;)" office:value-type="string" office:string-value="sob" calcext:value-type="string">
            <text:p>sob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41"/>
          <table:table-cell table:style-name="ce31" table:number-columns-repeated="3"/>
          <table:table-cell table:style-name="ce42"/>
          <table:table-cell table:style-name="ce4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4"/>
          <table:table-cell table:style-name="ce46" office:value-type="string" calcext:value-type="string">
            <text:p>KOS</text:p>
          </table:table-cell>
          <table:table-cell table:style-name="ce46" office:value-type="string" calcext:value-type="string">
            <text:p>ROD</text:p>
          </table:table-cell>
          <table:table-cell table:style-name="ce107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107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 calcext:value-type="float">
            <text:p>1</text:p>
          </table:table-cell>
          <table:table-cell table:style-name="ce107" table:formula="of:=COUNTIF([.C10:.L10];&quot;51&quot;)+COUNTIF([.C10:.L10];&quot;51$&quot;)+COUNTIF([.C10:.L10];&quot;51☻&quot;)" office:value-type="float" office:value="0" calcext:value-type="float">
            <text:p>0</text:p>
          </table:table-cell>
          <table:table-cell table:style-name="ce107" table:formula="of:=COUNTIF([.C10:.L10];&quot;52&quot;)+COUNTIF([.C10:.L10];&quot;52$&quot;)+COUNTIF([.C10:.L10];&quot;52☻&quot;)" office:value-type="float" office:value="0" calcext:value-type="float">
            <text:p>0</text:p>
          </table:table-cell>
          <table:table-cell table:style-name="ce107" table:formula="of:=COUNTIF([.C10:.L10];&quot;51¶&quot;)" office:value-type="float" office:value="0" calcext:value-type="float">
            <text:p>0</text:p>
          </table:table-cell>
          <table:table-cell table:style-name="ce107" table:formula="of:=COUNTIF([.C10:.L10];&quot;52¶&quot;)" office:value-type="float" office:value="0" calcext:value-type="float">
            <text:p>0</text:p>
          </table:table-cell>
          <table:table-cell table:style-name="ce107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107" table:formula="of:=COUNTIF([.C10:.L10];&quot;KVIT&quot;)+COUNTIF([.C10:.L10];&quot;KVIT☻&quot;)+COUNTIF([.C10:.L10];&quot;kvit$&quot;)" office:value-type="float" office:value="0" calcext:value-type="float">
            <text:p>0</text:p>
          </table:table-cell>
          <table:table-cell table:style-name="ce108" table:formula="of:=COUNTBLANK([.C10:.L10])" office:value-type="float" office:value="8" calcext:value-type="float">
            <text:p>8</text:p>
          </table:table-cell>
          <table:table-cell table:style-name="ce109" table:formula="of:=COUNTIF([.C10:.L10];&quot;x&quot;)" office:value-type="float" office:value="0" calcext:value-type="float">
            <text:p>0</text:p>
          </table:table-cell>
          <table:table-cell table:style-name="ce110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0" calcext:value-type="float">
            <text:p>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/>
          <table:table-cell table:number-columns-repeated="4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19" office:value-type="date" office:date-value="2012-06-10" calcext:value-type="date">
            <text:p>10. VI. 12</text:p>
          </table:table-cell>
          <table:table-cell table:style-name="ce105" table:formula="of:=TEXT([.A11];&quot;Ddd&quot;)" office:value-type="string" office:string-value="ned" calcext:value-type="string">
            <text:p>ned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2"/>
          <table:table-cell table:style-name="ce41"/>
          <table:table-cell table:style-name="ce31"/>
          <table:table-cell table:style-name="ce40"/>
          <table:table-cell table:style-name="ce31" table:number-columns-repeated="3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8"/>
          <table:table-cell table:style-name="ce46" office:value-type="string" calcext:value-type="string">
            <text:p>KOS</text:p>
          </table:table-cell>
          <table:table-cell table:style-name="ce46" office:value-type="string" calcext:value-type="string">
            <text:p>ROD</text:p>
          </table:table-cell>
          <table:table-cell table:style-name="ce107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107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 calcext:value-type="float">
            <text:p>1</text:p>
          </table:table-cell>
          <table:table-cell table:style-name="ce107" table:formula="of:=COUNTIF([.C11:.L11];&quot;51&quot;)+COUNTIF([.C11:.L11];&quot;51$&quot;)+COUNTIF([.C11:.L11];&quot;51☻&quot;)" office:value-type="float" office:value="0" calcext:value-type="float">
            <text:p>0</text:p>
          </table:table-cell>
          <table:table-cell table:style-name="ce107" table:formula="of:=COUNTIF([.C11:.L11];&quot;52&quot;)+COUNTIF([.C11:.L11];&quot;52$&quot;)+COUNTIF([.C11:.L11];&quot;52☻&quot;)" office:value-type="float" office:value="0" calcext:value-type="float">
            <text:p>0</text:p>
          </table:table-cell>
          <table:table-cell table:style-name="ce107" table:formula="of:=COUNTIF([.C11:.L11];&quot;51¶&quot;)" office:value-type="float" office:value="0" calcext:value-type="float">
            <text:p>0</text:p>
          </table:table-cell>
          <table:table-cell table:style-name="ce107" table:formula="of:=COUNTIF([.C11:.L11];&quot;52¶&quot;)" office:value-type="float" office:value="0" calcext:value-type="float">
            <text:p>0</text:p>
          </table:table-cell>
          <table:table-cell table:style-name="ce107" table:formula="of:=COUNTIF([.C11:.L11];&quot;U&quot;)+COUNTIF([.C11:.L11];&quot;U☻&quot;)+COUNTIF([.C11:.L11];&quot;U☺&quot;)" office:value-type="float" office:value="0" calcext:value-type="float">
            <text:p>0</text:p>
          </table:table-cell>
          <table:table-cell table:style-name="ce107" table:formula="of:=COUNTIF([.C11:.L11];&quot;KVIT&quot;)+COUNTIF([.C11:.L11];&quot;KVIT☻&quot;)+COUNTIF([.C11:.L11];&quot;kvit$&quot;)" office:value-type="float" office:value="0" calcext:value-type="float">
            <text:p>0</text:p>
          </table:table-cell>
          <table:table-cell table:style-name="ce108" table:formula="of:=COUNTBLANK([.C11:.L11])" office:value-type="float" office:value="8" calcext:value-type="float">
            <text:p>8</text:p>
          </table:table-cell>
          <table:table-cell table:style-name="ce109" table:formula="of:=COUNTIF([.C11:.L11];&quot;x&quot;)" office:value-type="float" office:value="0" calcext:value-type="float">
            <text:p>0</text:p>
          </table:table-cell>
          <table:table-cell table:style-name="ce110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0" calcext:value-type="float">
            <text:p>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/>
          <table:table-cell table:number-columns-repeated="4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20" office:value-type="date" office:date-value="2012-06-11" calcext:value-type="date">
            <text:p>11. VI. 12</text:p>
          </table:table-cell>
          <table:table-cell table:style-name="ce104" table:formula="of:=TEXT([.A12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office:annotation draw:style-name="gr4" draw:text-style-name="P2" svg:width="2.931cm" svg:height="0.688cm" svg:x="4.681cm" svg:y="5.85cm" draw:caption-point-x="-0.243cm" draw:caption-point-y="1.901cm">
              <dc:date>2022-03-21T00:00:00</dc:date>
              <text:p text:style-name="P1">medias</text:p>
            </office:annotation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office:annotation draw:style-name="gr4" draw:text-style-name="P2" svg:width="2.902cm" svg:height="0.688cm" svg:x="11.641cm" svg:y="5.85cm" draw:caption-point-x="-0.232cm" draw:caption-point-y="1.901cm">
              <dc:date>2022-03-21T00:00:00</dc:date>
              <text:p text:style-name="P1">medias</text:p>
            </office:annotation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78" office:value-type="string" calcext:value-type="string">
            <office:annotation draw:style-name="gr2" draw:text-style-name="P2" svg:width="2.675cm" svg:height="0.698cm" svg:x="13.563cm" svg:y="7.109cm" draw:caption-point-x="-0.2cm" draw:caption-point-y="0.642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PIN</text:p>
          </table:table-cell>
          <table:table-cell table:style-name="ce107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107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 calcext:value-type="float">
            <text:p>0</text:p>
          </table:table-cell>
          <table:table-cell table:style-name="ce107" table:formula="of:=COUNTIF([.C12:.L12];&quot;51&quot;)+COUNTIF([.C12:.L12];&quot;51$&quot;)+COUNTIF([.C12:.L12];&quot;51☻&quot;)" office:value-type="float" office:value="1" calcext:value-type="float">
            <text:p>1</text:p>
          </table:table-cell>
          <table:table-cell table:style-name="ce107" table:formula="of:=COUNTIF([.C12:.L12];&quot;52&quot;)+COUNTIF([.C12:.L12];&quot;52$&quot;)+COUNTIF([.C12:.L12];&quot;52☻&quot;)" office:value-type="float" office:value="2" calcext:value-type="float">
            <text:p>2</text:p>
          </table:table-cell>
          <table:table-cell table:style-name="ce107" table:formula="of:=COUNTIF([.C12:.L12];&quot;51¶&quot;)" office:value-type="float" office:value="1" calcext:value-type="float">
            <text:p>1</text:p>
          </table:table-cell>
          <table:table-cell table:style-name="ce107" table:formula="of:=COUNTIF([.C12:.L12];&quot;52¶&quot;)" office:value-type="float" office:value="2" calcext:value-type="float">
            <text:p>2</text:p>
          </table:table-cell>
          <table:table-cell table:style-name="ce107" table:formula="of:=COUNTIF([.C12:.L12];&quot;U&quot;)+COUNTIF([.C12:.L12];&quot;U☻&quot;)+COUNTIF([.C12:.L12];&quot;U☺&quot;)" office:value-type="float" office:value="1" calcext:value-type="float">
            <text:p>1</text:p>
          </table:table-cell>
          <table:table-cell table:style-name="ce107" table:formula="of:=COUNTIF([.C12:.L12];&quot;KVIT&quot;)+COUNTIF([.C12:.L12];&quot;KVIT☻&quot;)+COUNTIF([.C12:.L12];&quot;kvit$&quot;)" office:value-type="float" office:value="2" calcext:value-type="float">
            <text:p>2</text:p>
          </table:table-cell>
          <table:table-cell table:style-name="ce108" table:formula="of:=COUNTBLANK([.C12:.L12])" office:value-type="float" office:value="0" calcext:value-type="float">
            <text:p>0</text:p>
          </table:table-cell>
          <table:table-cell table:style-name="ce109" table:formula="of:=COUNTIF([.C12:.L12];&quot;x&quot;)" office:value-type="float" office:value="1" calcext:value-type="float">
            <text:p>1</text:p>
          </table:table-cell>
          <table:table-cell table:style-name="ce110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3" calcext:value-type="float">
            <text:p>3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/>
          <table:table-cell table:number-columns-repeated="4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20" office:value-type="date" office:date-value="2012-06-12" calcext:value-type="date">
            <text:p>12. VI. 12</text:p>
          </table:table-cell>
          <table:table-cell table:style-name="ce104" table:formula="of:=TEXT([.A13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office:annotation draw:style-name="gr5" draw:text-style-name="P2" svg:width="2.931cm" svg:height="0.687cm" svg:x="4.681cm" svg:y="6.554cm" draw:caption-point-x="-0.243cm" draw:caption-point-y="1.901cm">
              <dc:date>2022-03-21T00:00:00</dc:date>
              <text:p text:style-name="P1">mishaly</text:p>
            </office:annotation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96" office:value-type="string" calcext:value-type="string">
            <text:p>NPK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PIN</text:p>
          </table:table-cell>
          <table:table-cell table:style-name="ce107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107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 calcext:value-type="float">
            <text:p>1</text:p>
          </table:table-cell>
          <table:table-cell table:style-name="ce107" table:formula="of:=COUNTIF([.C13:.L13];&quot;51&quot;)+COUNTIF([.C13:.L13];&quot;51$&quot;)+COUNTIF([.C13:.L13];&quot;51☻&quot;)" office:value-type="float" office:value="2" calcext:value-type="float">
            <text:p>2</text:p>
          </table:table-cell>
          <table:table-cell table:style-name="ce107" table:formula="of:=COUNTIF([.C13:.L13];&quot;52&quot;)+COUNTIF([.C13:.L13];&quot;52$&quot;)+COUNTIF([.C13:.L13];&quot;52☻&quot;)" office:value-type="float" office:value="0" calcext:value-type="float">
            <text:p>0</text:p>
          </table:table-cell>
          <table:table-cell table:style-name="ce107" table:formula="of:=COUNTIF([.C13:.L13];&quot;51¶&quot;)" office:value-type="float" office:value="0" calcext:value-type="float">
            <text:p>0</text:p>
          </table:table-cell>
          <table:table-cell table:style-name="ce107" table:formula="of:=COUNTIF([.C13:.L13];&quot;52¶&quot;)" office:value-type="float" office:value="0" calcext:value-type="float">
            <text:p>0</text:p>
          </table:table-cell>
          <table:table-cell table:style-name="ce107" table:formula="of:=COUNTIF([.C13:.L13];&quot;U&quot;)+COUNTIF([.C13:.L13];&quot;U☻&quot;)+COUNTIF([.C13:.L13];&quot;U☺&quot;)" office:value-type="float" office:value="0" calcext:value-type="float">
            <text:p>0</text:p>
          </table:table-cell>
          <table:table-cell table:style-name="ce107" table:formula="of:=COUNTIF([.C13:.L13];&quot;KVIT&quot;)+COUNTIF([.C13:.L13];&quot;KVIT☻&quot;)+COUNTIF([.C13:.L13];&quot;kvit$&quot;)" office:value-type="float" office:value="2" calcext:value-type="float">
            <text:p>2</text:p>
          </table:table-cell>
          <table:table-cell table:style-name="ce108" table:formula="of:=COUNTBLANK([.C13:.L13])" office:value-type="float" office:value="0" calcext:value-type="float">
            <text:p>0</text:p>
          </table:table-cell>
          <table:table-cell table:style-name="ce109" table:formula="of:=COUNTIF([.C13:.L13];&quot;x&quot;)" office:value-type="float" office:value="1" calcext:value-type="float">
            <text:p>1</text:p>
          </table:table-cell>
          <table:table-cell table:style-name="ce110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/>
          <table:table-cell table:style-name="ce7" table:formula="of:=[$'Vzorci vnosov'.$A$16]" office:value-type="string" office:string-value="☻" calcext:value-type="string">
            <text:p>☻</text:p>
          </table:table-cell>
          <table:table-cell table:number-columns-repeated="3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20" office:value-type="date" office:date-value="2012-06-13" calcext:value-type="date">
            <text:p>13. VI. 12</text:p>
          </table:table-cell>
          <table:table-cell table:style-name="ce104" table:formula="of:=TEXT([.A14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5" office:value-type="string" calcext:value-type="string"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9" office:value-type="string" calcext:value-type="string">
            <text:p>KO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office:annotation draw:style-name="gr4" draw:text-style-name="P2" svg:width="3.048cm" svg:height="0.688cm" svg:x="12.648cm" svg:y="7.257cm" draw:caption-point-x="-0.232cm" draw:caption-point-y="1.902cm">
              <dc:date>2022-03-21T00:00:00</dc:date>
              <text:p text:style-name="P1">mishaly</text:p>
            </office:annotation>
            <text:p>51☻</text:p>
          </table:table-cell>
          <table:table-cell table:style-name="ce78" office:value-type="string" calcext:value-type="string">
            <office:annotation draw:style-name="gr4" draw:text-style-name="P2" svg:width="2.675cm" svg:height="0.688cm" svg:x="13.563cm" svg:y="8.517cm" draw:caption-point-x="-0.2cm" draw:caption-point-y="0.642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KON</text:p>
          </table:table-cell>
          <table:table-cell table:style-name="ce107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107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 calcext:value-type="float">
            <text:p>0</text:p>
          </table:table-cell>
          <table:table-cell table:style-name="ce107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107" table:formula="of:=COUNTIF([.C14:.L14];&quot;52&quot;)+COUNTIF([.C14:.L14];&quot;52$&quot;)+COUNTIF([.C14:.L14];&quot;52☻&quot;)" office:value-type="float" office:value="1" calcext:value-type="float">
            <text:p>1</text:p>
          </table:table-cell>
          <table:table-cell table:style-name="ce107" table:formula="of:=COUNTIF([.C14:.L14];&quot;51¶&quot;)" office:value-type="float" office:value="1" calcext:value-type="float">
            <text:p>1</text:p>
          </table:table-cell>
          <table:table-cell table:style-name="ce107" table:formula="of:=COUNTIF([.C14:.L14];&quot;52¶&quot;)" office:value-type="float" office:value="0" calcext:value-type="float">
            <text:p>0</text:p>
          </table:table-cell>
          <table:table-cell table:style-name="ce107" table:formula="of:=COUNTIF([.C14:.L14];&quot;U&quot;)+COUNTIF([.C14:.L14];&quot;U☻&quot;)+COUNTIF([.C14:.L14];&quot;U☺&quot;)" office:value-type="float" office:value="1" calcext:value-type="float">
            <text:p>1</text:p>
          </table:table-cell>
          <table:table-cell table:style-name="ce107" table:formula="of:=COUNTIF([.C14:.L14];&quot;KVIT&quot;)+COUNTIF([.C14:.L14];&quot;KVIT☻&quot;)+COUNTIF([.C14:.L14];&quot;kvit$&quot;)" office:value-type="float" office:value="2" calcext:value-type="float">
            <text:p>2</text:p>
          </table:table-cell>
          <table:table-cell table:style-name="ce108" table:formula="of:=COUNTBLANK([.C14:.L14])" office:value-type="float" office:value="0" calcext:value-type="float">
            <text:p>0</text:p>
          </table:table-cell>
          <table:table-cell table:style-name="ce109" table:formula="of:=COUNTIF([.C14:.L14];&quot;x&quot;)" office:value-type="float" office:value="0" calcext:value-type="float">
            <text:p>0</text:p>
          </table:table-cell>
          <table:table-cell table:style-name="ce110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/>
          <table:table-cell table:number-columns-repeated="4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20" office:value-type="date" office:date-value="2012-06-14" calcext:value-type="date">
            <text:p>14. VI. 12</text:p>
          </table:table-cell>
          <table:table-cell table:style-name="ce104" table:formula="of:=TEXT([.A15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PIN</text:p>
          </table:table-cell>
          <table:table-cell table:style-name="ce107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107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 calcext:value-type="float">
            <text:p>1</text:p>
          </table:table-cell>
          <table:table-cell table:style-name="ce107" table:formula="of:=COUNTIF([.C15:.L15];&quot;51&quot;)+COUNTIF([.C15:.L15];&quot;51$&quot;)+COUNTIF([.C15:.L15];&quot;51☻&quot;)" office:value-type="float" office:value="1" calcext:value-type="float">
            <text:p>1</text:p>
          </table:table-cell>
          <table:table-cell table:style-name="ce107" table:formula="of:=COUNTIF([.C15:.L15];&quot;52&quot;)+COUNTIF([.C15:.L15];&quot;52$&quot;)+COUNTIF([.C15:.L15];&quot;52☻&quot;)" office:value-type="float" office:value="1" calcext:value-type="float">
            <text:p>1</text:p>
          </table:table-cell>
          <table:table-cell table:style-name="ce107" table:formula="of:=COUNTIF([.C15:.L15];&quot;51¶&quot;)" office:value-type="float" office:value="1" calcext:value-type="float">
            <text:p>1</text:p>
          </table:table-cell>
          <table:table-cell table:style-name="ce107" table:formula="of:=COUNTIF([.C15:.L15];&quot;52¶&quot;)" office:value-type="float" office:value="0" calcext:value-type="float">
            <text:p>0</text:p>
          </table:table-cell>
          <table:table-cell table:style-name="ce107" table:formula="of:=COUNTIF([.C15:.L15];&quot;U&quot;)+COUNTIF([.C15:.L15];&quot;U☻&quot;)+COUNTIF([.C15:.L15];&quot;U☺&quot;)" office:value-type="float" office:value="1" calcext:value-type="float">
            <text:p>1</text:p>
          </table:table-cell>
          <table:table-cell table:style-name="ce107" table:formula="of:=COUNTIF([.C15:.L15];&quot;KVIT&quot;)+COUNTIF([.C15:.L15];&quot;KVIT☻&quot;)+COUNTIF([.C15:.L15];&quot;kvit$&quot;)" office:value-type="float" office:value="2" calcext:value-type="float">
            <text:p>2</text:p>
          </table:table-cell>
          <table:table-cell table:style-name="ce108" table:formula="of:=COUNTBLANK([.C15:.L15])" office:value-type="float" office:value="0" calcext:value-type="float">
            <text:p>0</text:p>
          </table:table-cell>
          <table:table-cell table:style-name="ce109" table:formula="of:=COUNTIF([.C15:.L15];&quot;x&quot;)" office:value-type="float" office:value="2" calcext:value-type="float">
            <text:p>2</text:p>
          </table:table-cell>
          <table:table-cell table:style-name="ce110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/>
          <table:table-cell table:number-columns-repeated="4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20" office:value-type="date" office:date-value="2012-06-15" calcext:value-type="date">
            <text:p>15. VI. 12</text:p>
          </table:table-cell>
          <table:table-cell table:style-name="ce104" table:formula="of:=TEXT([.A16];&quot;Ddd&quot;)" office:value-type="string" office:string-value="pet" calcext:value-type="string">
            <text:p>p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78" office:value-type="string" calcext:value-type="string">
            <office:annotation draw:style-name="gr21" draw:text-style-name="P2" svg:width="3.181cm" svg:height="1.264cm" svg:x="13.595cm" svg:y="9.326cm" draw:caption-point-x="-0.232cm" draw:caption-point-y="1.24cm">
              <dc:date>2022-03-21T00:00:00</dc:date>
              <text:p text:style-name="P1">ne rezpisete od 18.5 do 3.6.</text:p>
            </office:annotation>
            <text:p>RAV</text:p>
          </table:table-cell>
          <table:table-cell table:style-name="ce29" office:value-type="string" calcext:value-type="string">
            <text:p>KON</text:p>
          </table:table-cell>
          <table:table-cell table:style-name="ce107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107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 calcext:value-type="float">
            <text:p>0</text:p>
          </table:table-cell>
          <table:table-cell table:style-name="ce107" table:formula="of:=COUNTIF([.C16:.L16];&quot;51&quot;)+COUNTIF([.C16:.L16];&quot;51$&quot;)+COUNTIF([.C16:.L16];&quot;51☻&quot;)" office:value-type="float" office:value="2" calcext:value-type="float">
            <text:p>2</text:p>
          </table:table-cell>
          <table:table-cell table:style-name="ce107" table:formula="of:=COUNTIF([.C16:.L16];&quot;52&quot;)+COUNTIF([.C16:.L16];&quot;52$&quot;)+COUNTIF([.C16:.L16];&quot;52☻&quot;)" office:value-type="float" office:value="1" calcext:value-type="float">
            <text:p>1</text:p>
          </table:table-cell>
          <table:table-cell table:style-name="ce107" table:formula="of:=COUNTIF([.C16:.L16];&quot;51¶&quot;)" office:value-type="float" office:value="1" calcext:value-type="float">
            <text:p>1</text:p>
          </table:table-cell>
          <table:table-cell table:style-name="ce107" table:formula="of:=COUNTIF([.C16:.L16];&quot;52¶&quot;)" office:value-type="float" office:value="0" calcext:value-type="float">
            <text:p>0</text:p>
          </table:table-cell>
          <table:table-cell table:style-name="ce107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107" table:formula="of:=COUNTIF([.C16:.L16];&quot;KVIT&quot;)+COUNTIF([.C16:.L16];&quot;KVIT☻&quot;)+COUNTIF([.C16:.L16];&quot;kvit$&quot;)" office:value-type="float" office:value="2" calcext:value-type="float">
            <text:p>2</text:p>
          </table:table-cell>
          <table:table-cell table:style-name="ce108" table:formula="of:=COUNTBLANK([.C16:.L16])" office:value-type="float" office:value="0" calcext:value-type="float">
            <text:p>0</text:p>
          </table:table-cell>
          <table:table-cell table:style-name="ce109" table:formula="of:=COUNTIF([.C16:.L16];&quot;x&quot;)" office:value-type="float" office:value="1" calcext:value-type="float">
            <text:p>1</text:p>
          </table:table-cell>
          <table:table-cell table:style-name="ce110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3" calcext:value-type="float">
            <text:p>3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/>
          <table:table-cell table:number-columns-repeated="4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19" office:value-type="date" office:date-value="2012-06-16" calcext:value-type="date">
            <text:p>16. VI. 12</text:p>
          </table:table-cell>
          <table:table-cell table:style-name="ce105" table:formula="of:=TEXT([.A17];&quot;Ddd&quot;)" office:value-type="string" office:string-value="sob" calcext:value-type="string">
            <text:p>sob</text:p>
          </table:table-cell>
          <table:table-cell table:style-name="ce41"/>
          <table:table-cell table:style-name="ce4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42"/>
          <table:table-cell table:style-name="ce31"/>
          <table:table-cell table:style-name="ce41"/>
          <table:table-cell table:style-name="ce106"/>
          <table:table-cell table:style-name="ce31"/>
          <table:table-cell table:style-name="ce46" office:value-type="string" calcext:value-type="string">
            <text:p>KON</text:p>
          </table:table-cell>
          <table:table-cell table:style-name="ce46" office:value-type="string" calcext:value-type="string">
            <text:p>KOS</text:p>
          </table:table-cell>
          <table:table-cell table:style-name="ce107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107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 calcext:value-type="float">
            <text:p>1</text:p>
          </table:table-cell>
          <table:table-cell table:style-name="ce107" table:formula="of:=COUNTIF([.C17:.L17];&quot;51&quot;)+COUNTIF([.C17:.L17];&quot;51$&quot;)+COUNTIF([.C17:.L17];&quot;51☻&quot;)" office:value-type="float" office:value="0" calcext:value-type="float">
            <text:p>0</text:p>
          </table:table-cell>
          <table:table-cell table:style-name="ce107" table:formula="of:=COUNTIF([.C17:.L17];&quot;52&quot;)+COUNTIF([.C17:.L17];&quot;52$&quot;)+COUNTIF([.C17:.L17];&quot;52☻&quot;)" office:value-type="float" office:value="0" calcext:value-type="float">
            <text:p>0</text:p>
          </table:table-cell>
          <table:table-cell table:style-name="ce107" table:formula="of:=COUNTIF([.C17:.L17];&quot;51¶&quot;)" office:value-type="float" office:value="0" calcext:value-type="float">
            <text:p>0</text:p>
          </table:table-cell>
          <table:table-cell table:style-name="ce107" table:formula="of:=COUNTIF([.C17:.L17];&quot;52¶&quot;)" office:value-type="float" office:value="0" calcext:value-type="float">
            <text:p>0</text:p>
          </table:table-cell>
          <table:table-cell table:style-name="ce107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107" table:formula="of:=COUNTIF([.C17:.L17];&quot;KVIT&quot;)+COUNTIF([.C17:.L17];&quot;KVIT☻&quot;)+COUNTIF([.C17:.L17];&quot;kvit$&quot;)" office:value-type="float" office:value="0" calcext:value-type="float">
            <text:p>0</text:p>
          </table:table-cell>
          <table:table-cell table:style-name="ce108" table:formula="of:=COUNTBLANK([.C17:.L17])" office:value-type="float" office:value="8" calcext:value-type="float">
            <text:p>8</text:p>
          </table:table-cell>
          <table:table-cell table:style-name="ce109" table:formula="of:=COUNTIF([.C17:.L17];&quot;x&quot;)" office:value-type="float" office:value="0" calcext:value-type="float">
            <text:p>0</text:p>
          </table:table-cell>
          <table:table-cell table:style-name="ce110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0" calcext:value-type="float">
            <text:p>0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/>
          <table:table-cell table:number-columns-repeated="4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19" office:value-type="date" office:date-value="2012-06-17" calcext:value-type="date">
            <text:p>17. VI. 12</text:p>
          </table:table-cell>
          <table:table-cell table:style-name="ce105" table:formula="of:=TEXT([.A18];&quot;Ddd&quot;)" office:value-type="string" office:string-value="ned" calcext:value-type="string">
            <text:p>ned</text:p>
          </table:table-cell>
          <table:table-cell table:style-name="ce41"/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4"/>
          <table:table-cell table:style-name="ce31" table:number-columns-repeated="2"/>
          <table:table-cell table:style-name="ce4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7"/>
          <table:table-cell table:style-name="ce31"/>
          <table:table-cell table:style-name="ce46" office:value-type="string" calcext:value-type="string">
            <text:p>DAN</text:p>
          </table:table-cell>
          <table:table-cell table:style-name="ce46" office:value-type="string" calcext:value-type="string">
            <text:p>KOS</text:p>
          </table:table-cell>
          <table:table-cell table:style-name="ce107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107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 calcext:value-type="float">
            <text:p>1</text:p>
          </table:table-cell>
          <table:table-cell table:style-name="ce107" table:formula="of:=COUNTIF([.C18:.L18];&quot;51&quot;)+COUNTIF([.C18:.L18];&quot;51$&quot;)+COUNTIF([.C18:.L18];&quot;51☻&quot;)" office:value-type="float" office:value="0" calcext:value-type="float">
            <text:p>0</text:p>
          </table:table-cell>
          <table:table-cell table:style-name="ce107" table:formula="of:=COUNTIF([.C18:.L18];&quot;52&quot;)+COUNTIF([.C18:.L18];&quot;52$&quot;)+COUNTIF([.C18:.L18];&quot;52☻&quot;)" office:value-type="float" office:value="0" calcext:value-type="float">
            <text:p>0</text:p>
          </table:table-cell>
          <table:table-cell table:style-name="ce107" table:formula="of:=COUNTIF([.C18:.L18];&quot;51¶&quot;)" office:value-type="float" office:value="0" calcext:value-type="float">
            <text:p>0</text:p>
          </table:table-cell>
          <table:table-cell table:style-name="ce107" table:formula="of:=COUNTIF([.C18:.L18];&quot;52¶&quot;)" office:value-type="float" office:value="0" calcext:value-type="float">
            <text:p>0</text:p>
          </table:table-cell>
          <table:table-cell table:style-name="ce107" table:formula="of:=COUNTIF([.C18:.L18];&quot;U&quot;)+COUNTIF([.C18:.L18];&quot;U☻&quot;)+COUNTIF([.C18:.L18];&quot;U☺&quot;)" office:value-type="float" office:value="0" calcext:value-type="float">
            <text:p>0</text:p>
          </table:table-cell>
          <table:table-cell table:style-name="ce107" table:formula="of:=COUNTIF([.C18:.L18];&quot;KVIT&quot;)+COUNTIF([.C18:.L18];&quot;KVIT☻&quot;)+COUNTIF([.C18:.L18];&quot;kvit$&quot;)" office:value-type="float" office:value="0" calcext:value-type="float">
            <text:p>0</text:p>
          </table:table-cell>
          <table:table-cell table:style-name="ce108" table:formula="of:=COUNTBLANK([.C18:.L18])" office:value-type="float" office:value="8" calcext:value-type="float">
            <text:p>8</text:p>
          </table:table-cell>
          <table:table-cell table:style-name="ce109" table:formula="of:=COUNTIF([.C18:.L18];&quot;x&quot;)" office:value-type="float" office:value="0" calcext:value-type="float">
            <text:p>0</text:p>
          </table:table-cell>
          <table:table-cell table:style-name="ce110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0" calcext:value-type="float">
            <text:p>0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/>
          <table:table-cell table:number-columns-repeated="4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20" office:value-type="date" office:date-value="2012-06-18" calcext:value-type="date">
            <text:p>18. VI. 12</text:p>
          </table:table-cell>
          <table:table-cell table:style-name="ce104" table:formula="of:=TEXT([.A19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office:annotation draw:style-name="gr2" draw:text-style-name="P2" svg:width="2.971cm" svg:height="0.698cm" svg:x="3.714cm" svg:y="10.765cm" draw:caption-point-x="-0.243cm" draw:caption-point-y="1.913cm">
              <dc:date>2022-03-21T00:00:00</dc:date>
              <text:p text:style-name="P1">mishaly</text:p>
            </office:annotation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96" office:value-type="string" calcext:value-type="string">
            <text:p>NPK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78" office:value-type="string" calcext:value-type="string">
            <office:annotation draw:style-name="gr6" draw:text-style-name="P2" svg:width="3.181cm" svg:height="1.275cm" svg:x="13.595cm" svg:y="11.427cm" draw:caption-point-x="-0.232cm" draw:caption-point-y="1.251cm">
              <dc:date>2022-03-21T00:00:00</dc:date>
              <text:p text:style-name="P1">ne rezpisete od 18.5 do 3.6.</text:p>
            </office:annotation>
            <text:p>RAV</text:p>
          </table:table-cell>
          <table:table-cell table:style-name="ce29" office:value-type="string" calcext:value-type="string">
            <text:p>KOS</text:p>
          </table:table-cell>
          <table:table-cell table:style-name="ce107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107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 calcext:value-type="float">
            <text:p>0</text:p>
          </table:table-cell>
          <table:table-cell table:style-name="ce107" table:formula="of:=COUNTIF([.C19:.L19];&quot;51&quot;)+COUNTIF([.C19:.L19];&quot;51$&quot;)+COUNTIF([.C19:.L19];&quot;51☻&quot;)" office:value-type="float" office:value="1" calcext:value-type="float">
            <text:p>1</text:p>
          </table:table-cell>
          <table:table-cell table:style-name="ce107" table:formula="of:=COUNTIF([.C19:.L19];&quot;52&quot;)+COUNTIF([.C19:.L19];&quot;52$&quot;)+COUNTIF([.C19:.L19];&quot;52☻&quot;)" office:value-type="float" office:value="1" calcext:value-type="float">
            <text:p>1</text:p>
          </table:table-cell>
          <table:table-cell table:style-name="ce107" table:formula="of:=COUNTIF([.C19:.L19];&quot;51¶&quot;)" office:value-type="float" office:value="1" calcext:value-type="float">
            <text:p>1</text:p>
          </table:table-cell>
          <table:table-cell table:style-name="ce107" table:formula="of:=COUNTIF([.C19:.L19];&quot;52¶&quot;)" office:value-type="float" office:value="0" calcext:value-type="float">
            <text:p>0</text:p>
          </table:table-cell>
          <table:table-cell table:style-name="ce107" table:formula="of:=COUNTIF([.C19:.L19];&quot;U&quot;)+COUNTIF([.C19:.L19];&quot;U☻&quot;)+COUNTIF([.C19:.L19];&quot;U☺&quot;)" office:value-type="float" office:value="0" calcext:value-type="float">
            <text:p>0</text:p>
          </table:table-cell>
          <table:table-cell table:style-name="ce107" table:formula="of:=COUNTIF([.C19:.L19];&quot;KVIT&quot;)+COUNTIF([.C19:.L19];&quot;KVIT☻&quot;)+COUNTIF([.C19:.L19];&quot;kvit$&quot;)" office:value-type="float" office:value="2" calcext:value-type="float">
            <text:p>2</text:p>
          </table:table-cell>
          <table:table-cell table:style-name="ce108" table:formula="of:=COUNTBLANK([.C19:.L19])" office:value-type="float" office:value="0" calcext:value-type="float">
            <text:p>0</text:p>
          </table:table-cell>
          <table:table-cell table:style-name="ce109" table:formula="of:=COUNTIF([.C19:.L19];&quot;x&quot;)" office:value-type="float" office:value="1" calcext:value-type="float">
            <text:p>1</text:p>
          </table:table-cell>
          <table:table-cell table:style-name="ce110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/>
          <table:table-cell table:number-columns-repeated="4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20" office:value-type="date" office:date-value="2012-06-19" calcext:value-type="date">
            <text:p>19. VI. 12</text:p>
          </table:table-cell>
          <table:table-cell table:style-name="ce104" table:formula="of:=TEXT([.A20];&quot;Ddd&quot;)" office:value-type="string" office:string-value="tor" calcext:value-type="string">
            <text:p>tor</text:p>
          </table:table-cell>
          <table:table-cell table:style-name="ce14" table:formula="of:=[$'Vzorci vnosov'.$A$25]" office:value-type="string" office:string-value="51¶" calcext:value-type="string">
            <office:annotation draw:style-name="gr4" draw:text-style-name="P2" svg:width="2.971cm" svg:height="0.688cm" svg:x="3.714cm" svg:y="11.469cm" draw:caption-point-x="-0.243cm" draw:caption-point-y="1.913cm">
              <dc:date>2022-03-21T00:00:00</dc:date>
              <text:p text:style-name="P1">mishaly</text:p>
            </office:annotation>
            <text:p>51¶</text:p>
          </table:table-cell>
          <table:table-cell table:style-name="ce35" office:value-type="string" calcext:value-type="string">
            <text:p>MF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 office:value-type="string" calcext:value-type="string">
            <text:p>KOM</text:p>
          </table:table-cell>
          <table:table-cell table:style-name="ce29" office:value-type="string" calcext:value-type="string">
            <text:p>ŠTU</text:p>
          </table:table-cell>
          <table:table-cell table:style-name="ce107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107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 calcext:value-type="float">
            <text:p>0</text:p>
          </table:table-cell>
          <table:table-cell table:style-name="ce107" table:formula="of:=COUNTIF([.C20:.L20];&quot;51&quot;)+COUNTIF([.C20:.L20];&quot;51$&quot;)+COUNTIF([.C20:.L20];&quot;51☻&quot;)" office:value-type="float" office:value="1" calcext:value-type="float">
            <text:p>1</text:p>
          </table:table-cell>
          <table:table-cell table:style-name="ce107" table:formula="of:=COUNTIF([.C20:.L20];&quot;52&quot;)+COUNTIF([.C20:.L20];&quot;52$&quot;)+COUNTIF([.C20:.L20];&quot;52☻&quot;)" office:value-type="float" office:value="1" calcext:value-type="float">
            <text:p>1</text:p>
          </table:table-cell>
          <table:table-cell table:style-name="ce107" table:formula="of:=COUNTIF([.C20:.L20];&quot;51¶&quot;)" office:value-type="float" office:value="1" calcext:value-type="float">
            <text:p>1</text:p>
          </table:table-cell>
          <table:table-cell table:style-name="ce107" table:formula="of:=COUNTIF([.C20:.L20];&quot;52¶&quot;)" office:value-type="float" office:value="1" calcext:value-type="float">
            <text:p>1</text:p>
          </table:table-cell>
          <table:table-cell table:style-name="ce107" table:formula="of:=COUNTIF([.C20:.L20];&quot;U&quot;)+COUNTIF([.C20:.L20];&quot;U☻&quot;)+COUNTIF([.C20:.L20];&quot;U☺&quot;)" office:value-type="float" office:value="0" calcext:value-type="float">
            <text:p>0</text:p>
          </table:table-cell>
          <table:table-cell table:style-name="ce107" table:formula="of:=COUNTIF([.C20:.L20];&quot;KVIT&quot;)+COUNTIF([.C20:.L20];&quot;KVIT☻&quot;)+COUNTIF([.C20:.L20];&quot;kvit$&quot;)" office:value-type="float" office:value="2" calcext:value-type="float">
            <text:p>2</text:p>
          </table:table-cell>
          <table:table-cell table:style-name="ce108" table:formula="of:=COUNTBLANK([.C20:.L20])" office:value-type="float" office:value="0" calcext:value-type="float">
            <text:p>0</text:p>
          </table:table-cell>
          <table:table-cell table:style-name="ce109" table:formula="of:=COUNTIF([.C20:.L20];&quot;x&quot;)" office:value-type="float" office:value="1" calcext:value-type="float">
            <text:p>1</text:p>
          </table:table-cell>
          <table:table-cell table:style-name="ce110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/>
          <table:table-cell table:number-columns-repeated="4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20" office:value-type="date" office:date-value="2012-06-20" calcext:value-type="date">
            <text:p>20. VI. 12</text:p>
          </table:table-cell>
          <table:table-cell table:style-name="ce104" table:formula="of:=TEXT([.A21];&quot;Ddd&quot;)" office:value-type="string" office:string-value="sre" calcext:value-type="string">
            <text:p>sre</text:p>
          </table:table-cell>
          <table:table-cell table:style-name="ce3" table:formula="of:=[$'Vzorci vnosov'.$A$15]" office:value-type="string" office:string-value="SO" calcext:value-type="string">
            <office:annotation draw:style-name="gr4" draw:text-style-name="P2" svg:width="2.971cm" svg:height="0.688cm" svg:x="3.714cm" svg:y="12.173cm" draw:caption-point-x="-0.243cm" draw:caption-point-y="1.912cm">
              <dc:date>2022-03-21T00:00:00</dc:date>
              <text:p text:style-name="P1">mishaly</text:p>
            </office:annotation>
            <text:p>SO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78" office:value-type="string" calcext:value-type="string">
            <office:annotation draw:style-name="gr17" draw:text-style-name="P2" svg:width="2.675cm" svg:height="0.697cm" svg:x="13.563cm" svg:y="13.433cm" draw:caption-point-x="-0.2cm" draw:caption-point-y="0.652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KON</text:p>
          </table:table-cell>
          <table:table-cell table:style-name="ce107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107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 calcext:value-type="float">
            <text:p>0</text:p>
          </table:table-cell>
          <table:table-cell table:style-name="ce107" table:formula="of:=COUNTIF([.C21:.L21];&quot;51&quot;)+COUNTIF([.C21:.L21];&quot;51$&quot;)+COUNTIF([.C21:.L21];&quot;51☻&quot;)" office:value-type="float" office:value="1" calcext:value-type="float">
            <text:p>1</text:p>
          </table:table-cell>
          <table:table-cell table:style-name="ce107" table:formula="of:=COUNTIF([.C21:.L21];&quot;52&quot;)+COUNTIF([.C21:.L21];&quot;52$&quot;)+COUNTIF([.C21:.L21];&quot;52☻&quot;)" office:value-type="float" office:value="1" calcext:value-type="float">
            <text:p>1</text:p>
          </table:table-cell>
          <table:table-cell table:style-name="ce107" table:formula="of:=COUNTIF([.C21:.L21];&quot;51¶&quot;)" office:value-type="float" office:value="1" calcext:value-type="float">
            <text:p>1</text:p>
          </table:table-cell>
          <table:table-cell table:style-name="ce107" table:formula="of:=COUNTIF([.C21:.L21];&quot;52¶&quot;)" office:value-type="float" office:value="1" calcext:value-type="float">
            <text:p>1</text:p>
          </table:table-cell>
          <table:table-cell table:style-name="ce107" table:formula="of:=COUNTIF([.C21:.L21];&quot;U&quot;)+COUNTIF([.C21:.L21];&quot;U☻&quot;)+COUNTIF([.C21:.L21];&quot;U☺&quot;)" office:value-type="float" office:value="0" calcext:value-type="float">
            <text:p>0</text:p>
          </table:table-cell>
          <table:table-cell table:style-name="ce107" table:formula="of:=COUNTIF([.C21:.L21];&quot;KVIT&quot;)+COUNTIF([.C21:.L21];&quot;KVIT☻&quot;)+COUNTIF([.C21:.L21];&quot;kvit$&quot;)" office:value-type="float" office:value="2" calcext:value-type="float">
            <text:p>2</text:p>
          </table:table-cell>
          <table:table-cell table:style-name="ce108" table:formula="of:=COUNTBLANK([.C21:.L21])" office:value-type="float" office:value="0" calcext:value-type="float">
            <text:p>0</text:p>
          </table:table-cell>
          <table:table-cell table:style-name="ce109" table:formula="of:=COUNTIF([.C21:.L21];&quot;x&quot;)" office:value-type="float" office:value="1" calcext:value-type="float">
            <text:p>1</text:p>
          </table:table-cell>
          <table:table-cell table:style-name="ce110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/>
          <table:table-cell table:number-columns-repeated="4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20" office:value-type="date" office:date-value="2012-06-21" calcext:value-type="date">
            <text:p>21. VI. 12</text:p>
          </table:table-cell>
          <table:table-cell table:style-name="ce104" table:formula="of:=TEXT([.A22];&quot;Ddd&quot;)" office:value-type="string" office:string-value="čet" calcext:value-type="string">
            <text:p>če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3" office:value-type="string" calcext:value-type="string">
            <text:p>PIR</text:p>
          </table:table-cell>
          <table:table-cell table:style-name="ce29" office:value-type="string" calcext:value-type="string">
            <text:p>KON</text:p>
          </table:table-cell>
          <table:table-cell table:style-name="ce107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107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 calcext:value-type="float">
            <text:p>0</text:p>
          </table:table-cell>
          <table:table-cell table:style-name="ce107" table:formula="of:=COUNTIF([.C22:.L22];&quot;51&quot;)+COUNTIF([.C22:.L22];&quot;51$&quot;)+COUNTIF([.C22:.L22];&quot;51☻&quot;)" office:value-type="float" office:value="1" calcext:value-type="float">
            <text:p>1</text:p>
          </table:table-cell>
          <table:table-cell table:style-name="ce107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107" table:formula="of:=COUNTIF([.C22:.L22];&quot;51¶&quot;)" office:value-type="float" office:value="0" calcext:value-type="float">
            <text:p>0</text:p>
          </table:table-cell>
          <table:table-cell table:style-name="ce107" table:formula="of:=COUNTIF([.C22:.L22];&quot;52¶&quot;)" office:value-type="float" office:value="0" calcext:value-type="float">
            <text:p>0</text:p>
          </table:table-cell>
          <table:table-cell table:style-name="ce107" table:formula="of:=COUNTIF([.C22:.L22];&quot;U&quot;)+COUNTIF([.C22:.L22];&quot;U☻&quot;)+COUNTIF([.C22:.L22];&quot;U☺&quot;)" office:value-type="float" office:value="0" calcext:value-type="float">
            <text:p>0</text:p>
          </table:table-cell>
          <table:table-cell table:style-name="ce107" table:formula="of:=COUNTIF([.C22:.L22];&quot;KVIT&quot;)+COUNTIF([.C22:.L22];&quot;KVIT☻&quot;)+COUNTIF([.C22:.L22];&quot;kvit$&quot;)" office:value-type="float" office:value="1" calcext:value-type="float">
            <text:p>1</text:p>
          </table:table-cell>
          <table:table-cell table:style-name="ce108" table:formula="of:=COUNTBLANK([.C22:.L22])" office:value-type="float" office:value="0" calcext:value-type="float">
            <text:p>0</text:p>
          </table:table-cell>
          <table:table-cell table:style-name="ce109" table:formula="of:=COUNTIF([.C22:.L22];&quot;x&quot;)" office:value-type="float" office:value="3" calcext:value-type="float">
            <text:p>3</text:p>
          </table:table-cell>
          <table:table-cell table:style-name="ce110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/>
          <table:table-cell table:number-columns-repeated="4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20" office:value-type="date" office:date-value="2012-06-22" calcext:value-type="date">
            <text:p>22. VI. 12</text:p>
          </table:table-cell>
          <table:table-cell table:style-name="ce104" table:formula="of:=TEXT([.A23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78" office:value-type="string" calcext:value-type="string">
            <office:annotation draw:style-name="gr6" draw:text-style-name="P2" svg:width="3.181cm" svg:height="1.275cm" svg:x="13.595cm" svg:y="14.242cm" draw:caption-point-x="-0.232cm" draw:caption-point-y="1.251cm">
              <dc:date>2022-03-21T00:00:00</dc:date>
              <text:p text:style-name="P1">ne rezpisete od 18.5 do 3.6.</text:p>
            </office:annotation>
            <text:p>RAV</text:p>
          </table:table-cell>
          <table:table-cell table:style-name="ce29" office:value-type="string" calcext:value-type="string">
            <text:p>ŠOŠ</text:p>
          </table:table-cell>
          <table:table-cell table:style-name="ce107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107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 calcext:value-type="float">
            <text:p>0</text:p>
          </table:table-cell>
          <table:table-cell table:style-name="ce107" table:formula="of:=COUNTIF([.C23:.L23];&quot;51&quot;)+COUNTIF([.C23:.L23];&quot;51$&quot;)+COUNTIF([.C23:.L23];&quot;51☻&quot;)" office:value-type="float" office:value="1" calcext:value-type="float">
            <text:p>1</text:p>
          </table:table-cell>
          <table:table-cell table:style-name="ce107" table:formula="of:=COUNTIF([.C23:.L23];&quot;52&quot;)+COUNTIF([.C23:.L23];&quot;52$&quot;)+COUNTIF([.C23:.L23];&quot;52☻&quot;)" office:value-type="float" office:value="1" calcext:value-type="float">
            <text:p>1</text:p>
          </table:table-cell>
          <table:table-cell table:style-name="ce107" table:formula="of:=COUNTIF([.C23:.L23];&quot;51¶&quot;)" office:value-type="float" office:value="0" calcext:value-type="float">
            <text:p>0</text:p>
          </table:table-cell>
          <table:table-cell table:style-name="ce107" table:formula="of:=COUNTIF([.C23:.L23];&quot;52¶&quot;)" office:value-type="float" office:value="0" calcext:value-type="float">
            <text:p>0</text:p>
          </table:table-cell>
          <table:table-cell table:style-name="ce107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107" table:formula="of:=COUNTIF([.C23:.L23];&quot;KVIT&quot;)+COUNTIF([.C23:.L23];&quot;KVIT☻&quot;)+COUNTIF([.C23:.L23];&quot;kvit$&quot;)" office:value-type="float" office:value="2" calcext:value-type="float">
            <text:p>2</text:p>
          </table:table-cell>
          <table:table-cell table:style-name="ce108" table:formula="of:=COUNTBLANK([.C23:.L23])" office:value-type="float" office:value="0" calcext:value-type="float">
            <text:p>0</text:p>
          </table:table-cell>
          <table:table-cell table:style-name="ce109" table:formula="of:=COUNTIF([.C23:.L23];&quot;x&quot;)" office:value-type="float" office:value="1" calcext:value-type="float">
            <text:p>1</text:p>
          </table:table-cell>
          <table:table-cell table:style-name="ce110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/>
          <table:table-cell table:number-columns-repeated="4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19" office:value-type="date" office:date-value="2012-06-23" calcext:value-type="date">
            <text:p>23. VI. 12</text:p>
          </table:table-cell>
          <table:table-cell table:style-name="ce105" table:formula="of:=TEXT([.A24];&quot;Ddd&quot;)" office:value-type="string" office:string-value="sob" calcext:value-type="string">
            <text:p>sob</text:p>
          </table:table-cell>
          <table:table-cell table:style-name="ce31"/>
          <table:table-cell table:style-name="ce41" table:number-columns-repeated="2"/>
          <table:table-cell table:style-name="ce31" table:number-columns-repeated="2"/>
          <table:table-cell table:style-name="ce42"/>
          <table:table-cell table:style-name="ce31" table:number-columns-repeated="2"/>
          <table:table-cell table:style-name="ce7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79" office:value-type="string" calcext:value-type="string">
            <office:annotation draw:style-name="gr2" draw:text-style-name="P2" svg:width="2.675cm" svg:height="0.698cm" svg:x="13.563cm" svg:y="15.544cm" draw:caption-point-x="-0.2cm" draw:caption-point-y="0.653cm">
              <dc:date>2022-03-21T00:00:00</dc:date>
              <text:p text:style-name="P1">Ne od 8-12.</text:p>
            </office:annotation>
            <text:p>HOL</text:p>
          </table:table-cell>
          <table:table-cell table:style-name="ce79" office:value-type="string" calcext:value-type="string">
            <text:p>MIR</text:p>
          </table:table-cell>
          <table:table-cell table:style-name="ce107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107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 calcext:value-type="float">
            <text:p>0</text:p>
          </table:table-cell>
          <table:table-cell table:style-name="ce107" table:formula="of:=COUNTIF([.C24:.L24];&quot;51&quot;)+COUNTIF([.C24:.L24];&quot;51$&quot;)+COUNTIF([.C24:.L24];&quot;51☻&quot;)" office:value-type="float" office:value="0" calcext:value-type="float">
            <text:p>0</text:p>
          </table:table-cell>
          <table:table-cell table:style-name="ce107" table:formula="of:=COUNTIF([.C24:.L24];&quot;52&quot;)+COUNTIF([.C24:.L24];&quot;52$&quot;)+COUNTIF([.C24:.L24];&quot;52☻&quot;)" office:value-type="float" office:value="0" calcext:value-type="float">
            <text:p>0</text:p>
          </table:table-cell>
          <table:table-cell table:style-name="ce107" table:formula="of:=COUNTIF([.C24:.L24];&quot;51¶&quot;)" office:value-type="float" office:value="0" calcext:value-type="float">
            <text:p>0</text:p>
          </table:table-cell>
          <table:table-cell table:style-name="ce107" table:formula="of:=COUNTIF([.C24:.L24];&quot;52¶&quot;)" office:value-type="float" office:value="0" calcext:value-type="float">
            <text:p>0</text:p>
          </table:table-cell>
          <table:table-cell table:style-name="ce107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107" table:formula="of:=COUNTIF([.C24:.L24];&quot;KVIT&quot;)+COUNTIF([.C24:.L24];&quot;KVIT☻&quot;)+COUNTIF([.C24:.L24];&quot;kvit$&quot;)" office:value-type="float" office:value="0" calcext:value-type="float">
            <text:p>0</text:p>
          </table:table-cell>
          <table:table-cell table:style-name="ce108" table:formula="of:=COUNTBLANK([.C24:.L24])" office:value-type="float" office:value="9" calcext:value-type="float">
            <text:p>9</text:p>
          </table:table-cell>
          <table:table-cell table:style-name="ce109" table:formula="of:=COUNTIF([.C24:.L24];&quot;x&quot;)" office:value-type="float" office:value="0" calcext:value-type="float">
            <text:p>0</text:p>
          </table:table-cell>
          <table:table-cell table:style-name="ce110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0" calcext:value-type="float">
            <text:p>0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/>
          <table:table-cell table:number-columns-repeated="4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19" office:value-type="date" office:date-value="2012-06-24" calcext:value-type="date">
            <text:p>24. VI. 12</text:p>
          </table:table-cell>
          <table:table-cell table:style-name="ce105" table:formula="of:=TEXT([.A25];&quot;Ddd&quot;)" office:value-type="string" office:string-value="ned" calcext:value-type="string">
            <text:p>ned</text:p>
          </table:table-cell>
          <table:table-cell table:style-name="ce31" table:number-columns-repeated="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2"/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MIO</text:p>
          </table:table-cell>
          <table:table-cell table:style-name="ce107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107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 calcext:value-type="float">
            <text:p>1</text:p>
          </table:table-cell>
          <table:table-cell table:style-name="ce107" table:formula="of:=COUNTIF([.C25:.L25];&quot;51&quot;)+COUNTIF([.C25:.L25];&quot;51$&quot;)+COUNTIF([.C25:.L25];&quot;51☻&quot;)" office:value-type="float" office:value="0" calcext:value-type="float">
            <text:p>0</text:p>
          </table:table-cell>
          <table:table-cell table:style-name="ce107" table:formula="of:=COUNTIF([.C25:.L25];&quot;52&quot;)+COUNTIF([.C25:.L25];&quot;52$&quot;)+COUNTIF([.C25:.L25];&quot;52☻&quot;)" office:value-type="float" office:value="0" calcext:value-type="float">
            <text:p>0</text:p>
          </table:table-cell>
          <table:table-cell table:style-name="ce107" table:formula="of:=COUNTIF([.C25:.L25];&quot;51¶&quot;)" office:value-type="float" office:value="0" calcext:value-type="float">
            <text:p>0</text:p>
          </table:table-cell>
          <table:table-cell table:style-name="ce107" table:formula="of:=COUNTIF([.C25:.L25];&quot;52¶&quot;)" office:value-type="float" office:value="0" calcext:value-type="float">
            <text:p>0</text:p>
          </table:table-cell>
          <table:table-cell table:style-name="ce107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107" table:formula="of:=COUNTIF([.C25:.L25];&quot;KVIT&quot;)+COUNTIF([.C25:.L25];&quot;KVIT☻&quot;)+COUNTIF([.C25:.L25];&quot;kvit$&quot;)" office:value-type="float" office:value="0" calcext:value-type="float">
            <text:p>0</text:p>
          </table:table-cell>
          <table:table-cell table:style-name="ce108" table:formula="of:=COUNTBLANK([.C25:.L25])" office:value-type="float" office:value="8" calcext:value-type="float">
            <text:p>8</text:p>
          </table:table-cell>
          <table:table-cell table:style-name="ce109" table:formula="of:=COUNTIF([.C25:.L25];&quot;x&quot;)" office:value-type="float" office:value="0" calcext:value-type="float">
            <text:p>0</text:p>
          </table:table-cell>
          <table:table-cell table:style-name="ce110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0" calcext:value-type="float">
            <text:p>0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/>
          <table:table-cell table:number-columns-repeated="4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19" office:value-type="date" office:date-value="2012-06-25" calcext:value-type="date">
            <text:p>25. VI. 12</text:p>
          </table:table-cell>
          <table:table-cell table:style-name="ce105" table:formula="of:=TEXT([.A26];&quot;Ddd&quot;)" office:value-type="string" office:string-value="pon" calcext:value-type="string">
            <text:p>pon</text:p>
          </table:table-cell>
          <table:table-cell table:style-name="ce31" table:number-columns-repeated="7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68" office:value-type="string" calcext:value-type="string">
            <text:p>PIR</text:p>
          </table:table-cell>
          <table:table-cell table:style-name="ce46" office:value-type="string" calcext:value-type="string">
            <text:p>MIO</text:p>
          </table:table-cell>
          <table:table-cell table:style-name="ce107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107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 calcext:value-type="float">
            <text:p>0</text:p>
          </table:table-cell>
          <table:table-cell table:style-name="ce107" table:formula="of:=COUNTIF([.C26:.L26];&quot;51&quot;)+COUNTIF([.C26:.L26];&quot;51$&quot;)+COUNTIF([.C26:.L26];&quot;51☻&quot;)" office:value-type="float" office:value="0" calcext:value-type="float">
            <text:p>0</text:p>
          </table:table-cell>
          <table:table-cell table:style-name="ce107" table:formula="of:=COUNTIF([.C26:.L26];&quot;52&quot;)+COUNTIF([.C26:.L26];&quot;52$&quot;)+COUNTIF([.C26:.L26];&quot;52☻&quot;)" office:value-type="float" office:value="0" calcext:value-type="float">
            <text:p>0</text:p>
          </table:table-cell>
          <table:table-cell table:style-name="ce107" table:formula="of:=COUNTIF([.C26:.L26];&quot;51¶&quot;)" office:value-type="float" office:value="0" calcext:value-type="float">
            <text:p>0</text:p>
          </table:table-cell>
          <table:table-cell table:style-name="ce107" table:formula="of:=COUNTIF([.C26:.L26];&quot;52¶&quot;)" office:value-type="float" office:value="0" calcext:value-type="float">
            <text:p>0</text:p>
          </table:table-cell>
          <table:table-cell table:style-name="ce107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107" table:formula="of:=COUNTIF([.C26:.L26];&quot;KVIT&quot;)+COUNTIF([.C26:.L26];&quot;KVIT☻&quot;)+COUNTIF([.C26:.L26];&quot;kvit$&quot;)" office:value-type="float" office:value="0" calcext:value-type="float">
            <text:p>0</text:p>
          </table:table-cell>
          <table:table-cell table:style-name="ce108" table:formula="of:=COUNTBLANK([.C26:.L26])" office:value-type="float" office:value="9" calcext:value-type="float">
            <text:p>9</text:p>
          </table:table-cell>
          <table:table-cell table:style-name="ce109" table:formula="of:=COUNTIF([.C26:.L26];&quot;x&quot;)" office:value-type="float" office:value="0" calcext:value-type="float">
            <text:p>0</text:p>
          </table:table-cell>
          <table:table-cell table:style-name="ce110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 calcext:value-type="float">
            <text:p>0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/>
          <table:table-cell table:number-columns-repeated="4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20" office:value-type="date" office:date-value="2012-06-26" calcext:value-type="date">
            <text:p>26. VI. 12</text:p>
          </table:table-cell>
          <table:table-cell table:style-name="ce104" table:formula="of:=TEXT([.A27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8" office:value-type="string" calcext:value-type="string">
            <text:p>MIO</text:p>
          </table:table-cell>
          <table:table-cell table:style-name="ce29" office:value-type="string" calcext:value-type="string">
            <text:p>ŠOŠ</text:p>
          </table:table-cell>
          <table:table-cell table:style-name="ce107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107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 calcext:value-type="float">
            <text:p>1</text:p>
          </table:table-cell>
          <table:table-cell table:style-name="ce107" table:formula="of:=COUNTIF([.C27:.L27];&quot;51&quot;)+COUNTIF([.C27:.L27];&quot;51$&quot;)+COUNTIF([.C27:.L27];&quot;51☻&quot;)" office:value-type="float" office:value="1" calcext:value-type="float">
            <text:p>1</text:p>
          </table:table-cell>
          <table:table-cell table:style-name="ce107" table:formula="of:=COUNTIF([.C27:.L27];&quot;52&quot;)+COUNTIF([.C27:.L27];&quot;52$&quot;)+COUNTIF([.C27:.L27];&quot;52☻&quot;)" office:value-type="float" office:value="0" calcext:value-type="float">
            <text:p>0</text:p>
          </table:table-cell>
          <table:table-cell table:style-name="ce107" table:formula="of:=COUNTIF([.C27:.L27];&quot;51¶&quot;)" office:value-type="float" office:value="0" calcext:value-type="float">
            <text:p>0</text:p>
          </table:table-cell>
          <table:table-cell table:style-name="ce107" table:formula="of:=COUNTIF([.C27:.L27];&quot;52¶&quot;)" office:value-type="float" office:value="0" calcext:value-type="float">
            <text:p>0</text:p>
          </table:table-cell>
          <table:table-cell table:style-name="ce107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107" table:formula="of:=COUNTIF([.C27:.L27];&quot;KVIT&quot;)+COUNTIF([.C27:.L27];&quot;KVIT☻&quot;)+COUNTIF([.C27:.L27];&quot;kvit$&quot;)" office:value-type="float" office:value="2" calcext:value-type="float">
            <text:p>2</text:p>
          </table:table-cell>
          <table:table-cell table:style-name="ce108" table:formula="of:=COUNTBLANK([.C27:.L27])" office:value-type="float" office:value="0" calcext:value-type="float">
            <text:p>0</text:p>
          </table:table-cell>
          <table:table-cell table:style-name="ce109" table:formula="of:=COUNTIF([.C27:.L27];&quot;x&quot;)" office:value-type="float" office:value="2" calcext:value-type="float">
            <text:p>2</text:p>
          </table:table-cell>
          <table:table-cell table:style-name="ce110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1" calcext:value-type="float">
            <text:p>1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/>
          <table:table-cell table:style-name="ce96" office:value-type="string" calcext:value-type="string">
            <text:p>RTG</text:p>
          </table:table-cell>
          <table:table-cell table:number-columns-repeated="3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20" office:value-type="date" office:date-value="2012-06-27" calcext:value-type="date">
            <text:p>27. VI. 12</text:p>
          </table:table-cell>
          <table:table-cell table:style-name="ce104" table:formula="of:=TEXT([.A28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9" office:value-type="string" calcext:value-type="string">
            <text:p>K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43" office:value-type="string" calcext:value-type="string">
            <text:p>KOM</text:p>
          </table:table-cell>
          <table:table-cell table:style-name="ce29" office:value-type="string" calcext:value-type="string">
            <text:p>MŠŠ</text:p>
          </table:table-cell>
          <table:table-cell table:style-name="ce107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107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 calcext:value-type="float">
            <text:p>0</text:p>
          </table:table-cell>
          <table:table-cell table:style-name="ce107" table:formula="of:=COUNTIF([.C28:.L28];&quot;51&quot;)+COUNTIF([.C28:.L28];&quot;51$&quot;)+COUNTIF([.C28:.L28];&quot;51☻&quot;)" office:value-type="float" office:value="1" calcext:value-type="float">
            <text:p>1</text:p>
          </table:table-cell>
          <table:table-cell table:style-name="ce107" table:formula="of:=COUNTIF([.C28:.L28];&quot;52&quot;)+COUNTIF([.C28:.L28];&quot;52$&quot;)+COUNTIF([.C28:.L28];&quot;52☻&quot;)" office:value-type="float" office:value="0" calcext:value-type="float">
            <text:p>0</text:p>
          </table:table-cell>
          <table:table-cell table:style-name="ce107" table:formula="of:=COUNTIF([.C28:.L28];&quot;51¶&quot;)" office:value-type="float" office:value="0" calcext:value-type="float">
            <text:p>0</text:p>
          </table:table-cell>
          <table:table-cell table:style-name="ce107" table:formula="of:=COUNTIF([.C28:.L28];&quot;52¶&quot;)" office:value-type="float" office:value="0" calcext:value-type="float">
            <text:p>0</text:p>
          </table:table-cell>
          <table:table-cell table:style-name="ce107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107" table:formula="of:=COUNTIF([.C28:.L28];&quot;KVIT&quot;)+COUNTIF([.C28:.L28];&quot;KVIT☻&quot;)+COUNTIF([.C28:.L28];&quot;kvit$&quot;)" office:value-type="float" office:value="1" calcext:value-type="float">
            <text:p>1</text:p>
          </table:table-cell>
          <table:table-cell table:style-name="ce108" table:formula="of:=COUNTBLANK([.C28:.L28])" office:value-type="float" office:value="0" calcext:value-type="float">
            <text:p>0</text:p>
          </table:table-cell>
          <table:table-cell table:style-name="ce109" table:formula="of:=COUNTIF([.C28:.L28];&quot;x&quot;)" office:value-type="float" office:value="2" calcext:value-type="float">
            <text:p>2</text:p>
          </table:table-cell>
          <table:table-cell table:style-name="ce110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1" calcext:value-type="float">
            <text:p>1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6-28" calcext:value-type="date">
            <text:p>28. VI. 12</text:p>
          </table:table-cell>
          <table:table-cell table:style-name="ce104" table:formula="of:=TEXT([.A29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78" office:value-type="string" calcext:value-type="string">
            <office:annotation draw:style-name="gr6" draw:text-style-name="P2" svg:width="3.181cm" svg:height="1.275cm" svg:x="13.595cm" svg:y="18.454cm" draw:caption-point-x="-0.232cm" draw:caption-point-y="1.262cm">
              <dc:date>2022-03-21T00:00:00</dc:date>
              <text:p text:style-name="P1">ne rezpisete od 18.5 do 3.6.</text:p>
            </office:annotation>
            <text:p>RAV</text:p>
          </table:table-cell>
          <table:table-cell table:style-name="ce29" office:value-type="string" calcext:value-type="string">
            <text:p>ŠOŠ</text:p>
          </table:table-cell>
          <table:table-cell table:style-name="ce107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107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 calcext:value-type="float">
            <text:p>0</text:p>
          </table:table-cell>
          <table:table-cell table:style-name="ce107" table:formula="of:=COUNTIF([.C29:.L29];&quot;51&quot;)+COUNTIF([.C29:.L29];&quot;51$&quot;)+COUNTIF([.C29:.L29];&quot;51☻&quot;)" office:value-type="float" office:value="1" calcext:value-type="float">
            <text:p>1</text:p>
          </table:table-cell>
          <table:table-cell table:style-name="ce107" table:formula="of:=COUNTIF([.C29:.L29];&quot;52&quot;)+COUNTIF([.C29:.L29];&quot;52$&quot;)+COUNTIF([.C29:.L29];&quot;52☻&quot;)" office:value-type="float" office:value="2" calcext:value-type="float">
            <text:p>2</text:p>
          </table:table-cell>
          <table:table-cell table:style-name="ce107" table:formula="of:=COUNTIF([.C29:.L29];&quot;51¶&quot;)" office:value-type="float" office:value="0" calcext:value-type="float">
            <text:p>0</text:p>
          </table:table-cell>
          <table:table-cell table:style-name="ce107" table:formula="of:=COUNTIF([.C29:.L29];&quot;52¶&quot;)" office:value-type="float" office:value="1" calcext:value-type="float">
            <text:p>1</text:p>
          </table:table-cell>
          <table:table-cell table:style-name="ce107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107" table:formula="of:=COUNTIF([.C29:.L29];&quot;KVIT&quot;)+COUNTIF([.C29:.L29];&quot;KVIT☻&quot;)+COUNTIF([.C29:.L29];&quot;kvit$&quot;)" office:value-type="float" office:value="1" calcext:value-type="float">
            <text:p>1</text:p>
          </table:table-cell>
          <table:table-cell table:style-name="ce108" table:formula="of:=COUNTBLANK([.C29:.L29])" office:value-type="float" office:value="0" calcext:value-type="float">
            <text:p>0</text:p>
          </table:table-cell>
          <table:table-cell table:style-name="ce109" table:formula="of:=COUNTIF([.C29:.L29];&quot;x&quot;)" office:value-type="float" office:value="0" calcext:value-type="float">
            <text:p>0</text:p>
          </table:table-cell>
          <table:table-cell table:style-name="ce110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3" calcext:value-type="float">
            <text:p>3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6-29" calcext:value-type="date">
            <text:p>29. VI. 12</text:p>
          </table:table-cell>
          <table:table-cell table:style-name="ce104" table:formula="of:=TEXT([.A30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43" office:value-type="string" calcext:value-type="string">
            <text:p>PIR</text:p>
          </table:table-cell>
          <table:table-cell table:style-name="ce29" office:value-type="string" calcext:value-type="string">
            <text:p>DAN</text:p>
          </table:table-cell>
          <table:table-cell table:style-name="ce107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107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 calcext:value-type="float">
            <text:p>0</text:p>
          </table:table-cell>
          <table:table-cell table:style-name="ce107" table:formula="of:=COUNTIF([.C30:.L30];&quot;51&quot;)+COUNTIF([.C30:.L30];&quot;51$&quot;)+COUNTIF([.C30:.L30];&quot;51☻&quot;)" office:value-type="float" office:value="1" calcext:value-type="float">
            <text:p>1</text:p>
          </table:table-cell>
          <table:table-cell table:style-name="ce107" table:formula="of:=COUNTIF([.C30:.L30];&quot;52&quot;)+COUNTIF([.C30:.L30];&quot;52$&quot;)+COUNTIF([.C30:.L30];&quot;52☻&quot;)" office:value-type="float" office:value="1" calcext:value-type="float">
            <text:p>1</text:p>
          </table:table-cell>
          <table:table-cell table:style-name="ce107" table:formula="of:=COUNTIF([.C30:.L30];&quot;51¶&quot;)" office:value-type="float" office:value="1" calcext:value-type="float">
            <text:p>1</text:p>
          </table:table-cell>
          <table:table-cell table:style-name="ce107" table:formula="of:=COUNTIF([.C30:.L30];&quot;52¶&quot;)" office:value-type="float" office:value="0" calcext:value-type="float">
            <text:p>0</text:p>
          </table:table-cell>
          <table:table-cell table:style-name="ce107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107" table:formula="of:=COUNTIF([.C30:.L30];&quot;KVIT&quot;)+COUNTIF([.C30:.L30];&quot;KVIT☻&quot;)+COUNTIF([.C30:.L30];&quot;kvit$&quot;)" office:value-type="float" office:value="2" calcext:value-type="float">
            <text:p>2</text:p>
          </table:table-cell>
          <table:table-cell table:style-name="ce108" table:formula="of:=COUNTBLANK([.C30:.L30])" office:value-type="float" office:value="0" calcext:value-type="float">
            <text:p>0</text:p>
          </table:table-cell>
          <table:table-cell table:style-name="ce109" table:formula="of:=COUNTIF([.C30:.L30];&quot;x&quot;)" office:value-type="float" office:value="0" calcext:value-type="float">
            <text:p>0</text:p>
          </table:table-cell>
          <table:table-cell table:style-name="ce110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2-06-30" calcext:value-type="date">
            <text:p>30. VI. 12</text:p>
          </table:table-cell>
          <table:table-cell table:style-name="ce105" table:formula="of:=TEXT([.A31];&quot;Ddd&quot;)" office:value-type="string" office:string-value="sob" calcext:value-type="string">
            <text:p>sob</text:p>
          </table:table-cell>
          <table:table-cell table:style-name="ce31"/>
          <table:table-cell table:style-name="ce38"/>
          <table:table-cell table:style-name="ce31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4"/>
          <table:table-cell table:style-name="ce31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ŠTU</text:p>
          </table:table-cell>
          <table:table-cell table:style-name="ce107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107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 calcext:value-type="float">
            <text:p>1</text:p>
          </table:table-cell>
          <table:table-cell table:style-name="ce107" table:formula="of:=COUNTIF([.C31:.L31];&quot;51&quot;)+COUNTIF([.C31:.L31];&quot;51$&quot;)+COUNTIF([.C31:.L31];&quot;51☻&quot;)" office:value-type="float" office:value="0" calcext:value-type="float">
            <text:p>0</text:p>
          </table:table-cell>
          <table:table-cell table:style-name="ce107" table:formula="of:=COUNTIF([.C31:.L31];&quot;52&quot;)+COUNTIF([.C31:.L31];&quot;52$&quot;)+COUNTIF([.C31:.L31];&quot;52☻&quot;)" office:value-type="float" office:value="0" calcext:value-type="float">
            <text:p>0</text:p>
          </table:table-cell>
          <table:table-cell table:style-name="ce107" table:formula="of:=COUNTIF([.C31:.L31];&quot;51¶&quot;)" office:value-type="float" office:value="0" calcext:value-type="float">
            <text:p>0</text:p>
          </table:table-cell>
          <table:table-cell table:style-name="ce107" table:formula="of:=COUNTIF([.C31:.L31];&quot;52¶&quot;)" office:value-type="float" office:value="0" calcext:value-type="float">
            <text:p>0</text:p>
          </table:table-cell>
          <table:table-cell table:style-name="ce107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107" table:formula="of:=COUNTIF([.C31:.L31];&quot;KVIT&quot;)+COUNTIF([.C31:.L31];&quot;KVIT☻&quot;)+COUNTIF([.C31:.L31];&quot;kvit$&quot;)" office:value-type="float" office:value="0" calcext:value-type="float">
            <text:p>0</text:p>
          </table:table-cell>
          <table:table-cell table:style-name="ce108" table:formula="of:=COUNTBLANK([.C31:.L31])" office:value-type="float" office:value="8" calcext:value-type="float">
            <text:p>8</text:p>
          </table:table-cell>
          <table:table-cell table:style-name="ce109" table:formula="of:=COUNTIF([.C31:.L31];&quot;x&quot;)" office:value-type="float" office:value="0" calcext:value-type="float">
            <text:p>0</text:p>
          </table:table-cell>
          <table:table-cell table:style-name="ce110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8">
          <table:table-cell table:style-name="ce16" table:number-columns-repeated="257"/>
          <table:table-cell table:number-columns-repeated="767"/>
        </table:table-row>
        <table:table-row table:style-name="ro1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MIO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8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3" calcext:value-type="float">
            <text:p>3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 calcext:value-type="float">
            <text:p>1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 calcext:value-type="float">
            <text:p>1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4" calcext:value-type="float">
            <text:p>4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3" calcext:value-type="float">
            <text:p>3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 calcext:value-type="float">
            <text:p>1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 calcext:value-type="float">
            <text:p>0</text:p>
          </table:table-cell>
          <table:table-cell table:style-name="ce32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1" calcext:value-type="float">
            <text:p>1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 calcext:value-type="float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3" calcext:value-type="float">
            <text:p>3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 calcext:value-type="float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 calcext:value-type="float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3" calcext:value-type="float">
            <text:p>3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 calcext:value-type="float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8" calcext:value-type="float">
            <text:p>8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3" calcext:value-type="float">
            <text:p>3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4" calcext:value-type="float">
            <text:p>4</text:p>
          </table:table-cell>
          <table:table-cell table:style-name="ce33" table:formula="of:=SUM([.D35:.D36])" office:value-type="float" office:value="5" calcext:value-type="float">
            <text:p>5</text:p>
          </table:table-cell>
          <table:table-cell table:style-name="ce33" table:formula="of:=SUM([.E35:.E36])" office:value-type="float" office:value="4" calcext:value-type="float">
            <text:p>4</text:p>
          </table:table-cell>
          <table:table-cell table:style-name="ce33" table:formula="of:=SUM([.F35:.F36])" office:value-type="float" office:value="3" calcext:value-type="float">
            <text:p>3</text:p>
          </table:table-cell>
          <table:table-cell table:style-name="ce33" table:formula="of:=SUM([.G35:.G36])" office:value-type="float" office:value="4" calcext:value-type="float">
            <text:p>4</text:p>
          </table:table-cell>
          <table:table-cell table:style-name="ce33" table:formula="of:=SUM([.H35:.H36])" office:value-type="float" office:value="3" calcext:value-type="float">
            <text:p>3</text:p>
          </table:table-cell>
          <table:table-cell table:style-name="ce33" table:formula="of:=SUM([.I35:.I36])" office:value-type="float" office:value="3" calcext:value-type="float">
            <text:p>3</text:p>
          </table:table-cell>
          <table:table-cell table:style-name="ce33" table:formula="of:=SUM([.J35:.J36])" office:value-type="float" office:value="6" calcext:value-type="float">
            <text:p>6</text:p>
          </table:table-cell>
          <table:table-cell table:style-name="ce33" table:formula="of:=SUM([.K35:.K36])" office:value-type="float" office:value="8" calcext:value-type="float">
            <text:p>8</text:p>
          </table:table-cell>
          <table:table-cell table:style-name="ce33" table:formula="of:=SUM([.L35:.L36])" office:value-type="float" office:value="3" calcext:value-type="float">
            <text:p>3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8" calcext:value-type="float">
            <text:p>8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5" calcext:value-type="float">
            <text:p>5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6" calcext:value-type="float">
            <text:p>6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2" calcext:value-type="float">
            <text:p>2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5" calcext:value-type="float">
            <text:p>5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5" calcext:value-type="float">
            <text:p>5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9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64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9" calcext:value-type="float">
            <text:p>9</text:p>
          </table:table-cell>
          <table:table-cell table:style-name="ce34" table:formula="of:=COUNTIF([.D2:.D32];&quot;D&quot;)" office:value-type="float" office:value="1" calcext:value-type="float">
            <text:p>1</text:p>
          </table:table-cell>
          <table:table-cell table:style-name="ce34" table:formula="of:=COUNTIF([.E2:.E32];&quot;D&quot;)" office:value-type="float" office:value="4" calcext:value-type="float">
            <text:p>4</text:p>
          </table:table-cell>
          <table:table-cell table:style-name="ce34" table:formula="of:=COUNTIF([.F2:.F32];&quot;D&quot;)" office:value-type="float" office:value="5" calcext:value-type="float">
            <text:p>5</text:p>
          </table:table-cell>
          <table:table-cell table:style-name="ce34" table:formula="of:=COUNTIF([.G2:.G32];&quot;D&quot;)" office:value-type="float" office:value="5" calcext:value-type="float">
            <text:p>5</text:p>
          </table:table-cell>
          <table:table-cell table:style-name="ce34" table:formula="of:=COUNTIF([.H2:.H32];&quot;D&quot;)" office:value-type="float" office:value="6" calcext:value-type="float">
            <text:p>6</text:p>
          </table:table-cell>
          <table:table-cell table:style-name="ce34" table:formula="of:=COUNTIF([.I2:.I32];&quot;D&quot;)" office:value-type="float" office:value="7" calcext:value-type="float">
            <text:p>7</text:p>
          </table:table-cell>
          <table:table-cell table:style-name="ce34" table:formula="of:=COUNTIF([.J2:.J32];&quot;D&quot;)" office:value-type="float" office:value="1" calcext:value-type="float">
            <text:p>1</text:p>
          </table:table-cell>
          <table:table-cell table:style-name="ce34" table:formula="of:=COUNTIF([.K2:.K32];&quot;D&quot;)" office:value-type="float" office:value="0" calcext:value-type="float">
            <text:p>0</text:p>
          </table:table-cell>
          <table:table-cell table:style-name="ce34" table:formula="of:=COUNTIF([.L2:.L32];&quot;D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2" calcext:value-type="float">
            <text:p>2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3" calcext:value-type="float">
            <text:p>3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3" calcext:value-type="float">
            <text:p>3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34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3" calcext:value-type="float">
            <text:p>3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 table:formula="of:=COUNTIF([.L2:.L32];&quot;BOL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2" calcext:value-type="float">
            <text:p>2</text:p>
          </table:table-cell>
          <table:table-cell table:style-name="ce34" table:formula="of:=COUNTIF([.D2:.D32];&quot;X&quot;)" office:value-type="float" office:value="2" calcext:value-type="float">
            <text:p>2</text:p>
          </table:table-cell>
          <table:table-cell table:style-name="ce34" table:formula="of:=COUNTIF([.E2:.E32];&quot;X&quot;)" office:value-type="float" office:value="2" calcext:value-type="float">
            <text:p>2</text:p>
          </table:table-cell>
          <table:table-cell table:style-name="ce34" table:formula="of:=COUNTIF([.F2:.F32];&quot;X&quot;)" office:value-type="float" office:value="3" calcext:value-type="float">
            <text:p>3</text:p>
          </table:table-cell>
          <table:table-cell table:style-name="ce34" table:formula="of:=COUNTIF([.G2:.G32];&quot;X&quot;)" office:value-type="float" office:value="1" calcext:value-type="float">
            <text:p>1</text:p>
          </table:table-cell>
          <table:table-cell table:style-name="ce34" table:formula="of:=COUNTIF([.H2:.H32];&quot;X&quot;)" office:value-type="float" office:value="2" calcext:value-type="float">
            <text:p>2</text:p>
          </table:table-cell>
          <table:table-cell table:style-name="ce34" table:formula="of:=COUNTIF([.I2:.I32];&quot;X&quot;)" office:value-type="float" office:value="3" calcext:value-type="float">
            <text:p>3</text:p>
          </table:table-cell>
          <table:table-cell table:style-name="ce34" table:formula="of:=COUNTIF([.J2:.J32];&quot;X&quot;)" office:value-type="float" office:value="3" calcext:value-type="float">
            <text:p>3</text:p>
          </table:table-cell>
          <table:table-cell table:style-name="ce34" table:formula="of:=COUNTIF([.K2:.K32];&quot;X&quot;)" office:value-type="float" office:value="3" calcext:value-type="float">
            <text:p>3</text:p>
          </table:table-cell>
          <table:table-cell table:style-name="ce34" table:formula="of:=COUNTIF([.L2:.L32];&quot;X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N2:.N32];&quot;KOS&quot;)" office:value-type="float" office:value="3" calcext:value-type="float">
            <text:p>3</text:p>
          </table:table-cell>
          <table:table-cell table:style-name="ce34" table:formula="of:=COUNTIF([.N2:.N32];&quot;ŠOŠ&quot;)" office:value-type="float" office:value="5" calcext:value-type="float">
            <text:p>5</text:p>
          </table:table-cell>
          <table:table-cell table:style-name="ce34" table:formula="of:=COUNTIF([.N2:.N32];&quot;PIN&quot;)" office:value-type="float" office:value="3" calcext:value-type="float">
            <text:p>3</text:p>
          </table:table-cell>
          <table:table-cell table:style-name="ce34" table:formula="of:=COUNTIF([.N2:.N32];&quot;KON&quot;)" office:value-type="float" office:value="4" calcext:value-type="float">
            <text:p>4</text:p>
          </table:table-cell>
          <table:table-cell table:style-name="ce34" table:formula="of:=COUNTIF([.N2:.N32];&quot;oro&quot;)" office:value-type="float" office:value="0" calcext:value-type="float">
            <text:p>0</text:p>
          </table:table-cell>
          <table:table-cell table:style-name="ce34" table:formula="of:=COUNTIF([.N2:.N32];&quot;AND&quot;)" office:value-type="float" office:value="0" calcext:value-type="float">
            <text:p>0</text:p>
          </table:table-cell>
          <table:table-cell table:style-name="ce34" table:formula="of:=COUNTIF([.N2:.N32];&quot;ROD&quot;)" office:value-type="float" office:value="2" calcext:value-type="float">
            <text:p>2</text:p>
          </table:table-cell>
          <table:table-cell table:style-name="ce34" table:formula="of:=COUNTIF([.N2:.N32];&quot;DAN&quot;)" office:value-type="float" office:value="1" calcext:value-type="float">
            <text:p>1</text:p>
          </table:table-cell>
          <table:table-cell table:style-name="ce34" table:formula="of:=COUNTIF([.N2:.N32];&quot;MŠŠ&quot;)" office:value-type="float" office:value="6" calcext:value-type="float">
            <text:p>6</text:p>
          </table:table-cell>
          <table:table-cell table:style-name="ce34" table:formula="of:=COUNTIF([.N2:.N32];&quot;ŠTU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2" calcext:value-type="float">
            <text:p>2</text:p>
          </table:table-cell>
          <table:table-cell table:style-name="ce1" table:formula="of:=COUNTIF([.D2:.D32];&quot;51¶&quot;)+COUNTIF([.D2:.D32];&quot;52¶&quot;)+COUNTIF([.D2:.D32];&quot;kvit¶&quot;)" office:value-type="float" office:value="1" calcext:value-type="float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4" calcext:value-type="float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1" calcext:value-type="float">
            <text:p>1</text:p>
          </table:table-cell>
          <table:table-cell table:style-name="ce1" table:formula="of:=COUNTIF([.G2:.G32];&quot;51¶&quot;)+COUNTIF([.G2:.G32];&quot;52¶&quot;)+COUNTIF([.G2:.G32];&quot;kvit¶&quot;)" office:value-type="float" office:value="1" calcext:value-type="float">
            <text:p>1</text:p>
          </table:table-cell>
          <table:table-cell table:style-name="ce1" table:formula="of:=COUNTIF([.H2:.H32];&quot;51¶&quot;)+COUNTIF([.H2:.H32];&quot;52¶&quot;)+COUNTIF([.H2:.H32];&quot;kvit¶&quot;)" office:value-type="float" office:value="1" calcext:value-type="float">
            <text:p>1</text:p>
          </table:table-cell>
          <table:table-cell table:style-name="ce1" table:formula="of:=COUNTIF([.I2:.I32];&quot;51¶&quot;)+COUNTIF([.I2:.I32];&quot;52¶&quot;)+COUNTIF([.I2:.I32];&quot;kvit¶&quot;)" office:value-type="float" office:value="1" calcext:value-type="float">
            <text:p>1</text:p>
          </table:table-cell>
          <table:table-cell table:style-name="ce1" table:formula="of:=COUNTIF([.J2:.J32];&quot;51¶&quot;)+COUNTIF([.J2:.J32];&quot;52¶&quot;)+COUNTIF([.J2:.J32];&quot;kvit¶&quot;)" office:value-type="float" office:value="4" calcext:value-type="float">
            <text:p>4</text:p>
          </table:table-cell>
          <table:table-cell table:style-name="ce1" table:formula="of:=COUNTIF([.K2:.K32];&quot;51¶&quot;)+COUNTIF([.K2:.K32];&quot;52¶&quot;)+COUNTIF([.K2:.K32];&quot;kvit¶&quot;)" office:value-type="float" office:value="4" calcext:value-type="float">
            <text:p>4</text:p>
          </table:table-cell>
          <table:table-cell table:style-name="ce1" table:formula="of:=COUNTIF([.L2:.L32];&quot;51¶&quot;)+COUNTIF([.L2:.L32];&quot;52¶&quot;)+COUNTIF([.L2:.L32];&quot;kvit¶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 calcext:value-type="float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1" calcext:value-type="float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3" calcext:value-type="float">
            <text:p>3</text:p>
          </table:table-cell>
          <table:table-cell table:style-name="ce1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2" calcext:value-type="float">
            <text:p>2</text:p>
          </table:table-cell>
          <table:table-cell table:style-name="ce1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7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1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junij.B2:junij.B31">
            <calcext:condition calcext:apply-style-name="ConditionalStyle_52" calcext:value="=&quot;sob&quot;" calcext:base-cell-address="junij.B2"/>
            <calcext:condition calcext:apply-style-name="ConditionalStyle_53" calcext:value="=&quot;ned&quot;" calcext:base-cell-address="junij.B2"/>
          </calcext:conditional-format>
          <calcext:conditional-format calcext:target-range-address="junij.O2:junij.V31">
            <calcext:condition calcext:apply-style-name="ConditionalStyle_54" calcext:value="&lt;1" calcext:base-cell-address="junij.O2"/>
            <calcext:condition calcext:apply-style-name="ConditionalStyle_55" calcext:value="&gt;1" calcext:base-cell-address="junij.O2"/>
          </calcext:conditional-format>
          <calcext:conditional-format calcext:target-range-address="junij.W2:junij.W31">
            <calcext:condition calcext:apply-style-name="ConditionalStyle_56" calcext:value="!=0" calcext:base-cell-address="junij.W2"/>
          </calcext:conditional-format>
          <calcext:conditional-format calcext:target-range-address="junij.X2:junij.X31">
            <calcext:condition calcext:apply-style-name="ConditionalStyle_57" calcext:value="=1" calcext:base-cell-address="junij.X2"/>
            <calcext:condition calcext:apply-style-name="ConditionalStyle_58" calcext:value="&gt;1" calcext:base-cell-address="junij.X2"/>
          </calcext:conditional-format>
          <calcext:conditional-format calcext:target-range-address="junij.Y2:junij.Y31">
            <calcext:condition calcext:apply-style-name="ConditionalStyle_59" calcext:value="&lt;2" calcext:base-cell-address="junij.Y2"/>
            <calcext:condition calcext:apply-style-name="ConditionalStyle_60" calcext:value="&gt;2" calcext:base-cell-address="junij.Y2"/>
          </calcext:conditional-format>
        </calcext:conditional-formats>
      </table:table>
      <table:table table:name="julij" table:style-name="ta8">
        <table:table-column table:style-name="co3" table:default-cell-style-name="ce17"/>
        <table:table-column table:style-name="co39" table:default-cell-style-name="ce17"/>
        <table:table-column table:style-name="co29" table:default-cell-style-name="ce17"/>
        <table:table-column table:style-name="co30" table:default-cell-style-name="ce17"/>
        <table:table-column table:style-name="co28" table:default-cell-style-name="ce17"/>
        <table:table-column table:style-name="co22" table:default-cell-style-name="ce17"/>
        <table:table-column table:style-name="co37" table:default-cell-style-name="ce17"/>
        <table:table-column table:style-name="co40" table:default-cell-style-name="ce17"/>
        <table:table-column table:style-name="co22" table:default-cell-style-name="ce17"/>
        <table:table-column table:style-name="co37" table:default-cell-style-name="ce17"/>
        <table:table-column table:style-name="co32" table:default-cell-style-name="ce17"/>
        <table:table-column table:style-name="co28" table:default-cell-style-name="ce17"/>
        <table:table-column table:style-name="co23" table:default-cell-style-name="ce17"/>
        <table:table-column table:style-name="co3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41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MIO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45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54" office:value-type="string" calcext:value-type="string">
            <text:p>☺</text:p>
          </table:table-cell>
          <table:table-cell table:style-name="ce55" table:formula="of:=[$'Vzorci vnosov'.$A$4]" office:value-type="string" office:string-value="51" calcext:value-type="string">
            <text:p>51</text:p>
          </table:table-cell>
          <table:table-cell table:style-name="ce55" table:formula="of:=[$'Vzorci vnosov'.$A$5]" office:value-type="string" office:string-value="52" calcext:value-type="string">
            <text:p>52</text:p>
          </table:table-cell>
          <table:table-cell table:style-name="ce56" table:formula="of:=[$'Vzorci vnosov'.$A$25]" office:value-type="string" office:string-value="51¶" calcext:value-type="string">
            <text:p>51¶</text:p>
          </table:table-cell>
          <table:table-cell table:style-name="ce57" table:formula="of:=[$'Vzorci vnosov'.$A$26]" office:value-type="string" office:string-value="52¶" calcext:value-type="string">
            <text:p>52¶</text:p>
          </table:table-cell>
          <table:table-cell table:style-name="ce58" table:formula="of:=[$'Vzorci vnosov'.$A$8]" office:value-type="string" office:string-value="U" calcext:value-type="string">
            <text:p>U</text:p>
          </table:table-cell>
          <table:table-cell table:style-name="ce55" table:formula="of:=[$'Vzorci vnosov'.$A$6]" office:value-type="string" office:string-value="KVIT" calcext:value-type="string">
            <text:p>KVIT</text:p>
          </table:table-cell>
          <table:table-cell table:style-name="ce59" office:value-type="string" calcext:value-type="string">
            <text:p>Brez</text:p>
          </table:table-cell>
          <table:table-cell table:style-name="ce53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19" office:value-type="date" office:date-value="2012-07-01" calcext:value-type="date">
            <text:p>1. VII. 12</text:p>
          </table:table-cell>
          <table:table-cell table:style-name="ce111" table:formula="of:=TEXT([.A2];&quot;Ddd&quot;)" office:value-type="string" office:string-value="ned" calcext:value-type="string">
            <text:p>ned</text:p>
          </table:table-cell>
          <table:table-cell table:style-name="ce31"/>
          <table:table-cell table:style-name="ce41"/>
          <table:table-cell table:style-name="ce31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 table:number-columns-repeated="2"/>
          <table:table-cell table:style-name="ce4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8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ŠOŠ</text:p>
          </table:table-cell>
          <table:table-cell table:style-name="ce115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115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 calcext:value-type="float">
            <text:p>1</text:p>
          </table:table-cell>
          <table:table-cell table:style-name="ce115" table:formula="of:=COUNTIF([.C2:.L2];&quot;51&quot;)+COUNTIF([.C2:.L2];&quot;51$&quot;)+COUNTIF([.C2:.L2];&quot;51☻&quot;)" office:value-type="float" office:value="0" calcext:value-type="float">
            <text:p>0</text:p>
          </table:table-cell>
          <table:table-cell table:style-name="ce115" table:formula="of:=COUNTIF([.C2:.L2];&quot;52&quot;)+COUNTIF([.C2:.L2];&quot;52$&quot;)+COUNTIF([.C2:.L2];&quot;52☻&quot;)" office:value-type="float" office:value="0" calcext:value-type="float">
            <text:p>0</text:p>
          </table:table-cell>
          <table:table-cell table:style-name="ce115" table:formula="of:=COUNTIF([.C2:.L2];&quot;51¶&quot;)" office:value-type="float" office:value="0" calcext:value-type="float">
            <text:p>0</text:p>
          </table:table-cell>
          <table:table-cell table:style-name="ce115" table:formula="of:=COUNTIF([.C2:.L2];&quot;52¶&quot;)" office:value-type="float" office:value="0" calcext:value-type="float">
            <text:p>0</text:p>
          </table:table-cell>
          <table:table-cell table:style-name="ce115" table:formula="of:=COUNTIF([.C2:.L2];&quot;U&quot;)+COUNTIF([.C2:.L2];&quot;U☻&quot;)+COUNTIF([.C2:.L2];&quot;U☺&quot;)" office:value-type="float" office:value="0" calcext:value-type="float">
            <text:p>0</text:p>
          </table:table-cell>
          <table:table-cell table:style-name="ce115" table:formula="of:=COUNTIF([.C2:.L2];&quot;KVIT&quot;)+COUNTIF([.C2:.L2];&quot;KVIT☻&quot;)+COUNTIF([.C2:.L2];&quot;kvit$&quot;)" office:value-type="float" office:value="0" calcext:value-type="float">
            <text:p>0</text:p>
          </table:table-cell>
          <table:table-cell table:style-name="ce116" table:formula="of:=COUNTBLANK([.C2:.L2])" office:value-type="float" office:value="8" calcext:value-type="float">
            <text:p>8</text:p>
          </table:table-cell>
          <table:table-cell table:style-name="ce117" table:formula="of:=COUNTIF([.C2:.L2];&quot;x&quot;)" office:value-type="float" office:value="0" calcext:value-type="float">
            <text:p>0</text:p>
          </table:table-cell>
          <table:table-cell table:style-name="ce118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20" office:value-type="date" office:date-value="2012-07-02" calcext:value-type="date">
            <text:p>2. VII. 12</text:p>
          </table:table-cell>
          <table:table-cell table:style-name="ce112" table:formula="of:=TEXT([.A3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78" office:value-type="string" calcext:value-type="string">
            <office:annotation draw:style-name="gr2" draw:text-style-name="P2" svg:width="2.702cm" svg:height="0.698cm" svg:x="13.223cm" svg:y="0.785cm" draw:caption-point-x="-0.211cm" draw:caption-point-y="0.632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ŠOŠ</text:p>
          </table:table-cell>
          <table:table-cell table:style-name="ce115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115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 calcext:value-type="float">
            <text:p>0</text:p>
          </table:table-cell>
          <table:table-cell table:style-name="ce115" table:formula="of:=COUNTIF([.C3:.L3];&quot;51&quot;)+COUNTIF([.C3:.L3];&quot;51$&quot;)+COUNTIF([.C3:.L3];&quot;51☻&quot;)" office:value-type="float" office:value="1" calcext:value-type="float">
            <text:p>1</text:p>
          </table:table-cell>
          <table:table-cell table:style-name="ce115" table:formula="of:=COUNTIF([.C3:.L3];&quot;52&quot;)+COUNTIF([.C3:.L3];&quot;52$&quot;)+COUNTIF([.C3:.L3];&quot;52☻&quot;)" office:value-type="float" office:value="1" calcext:value-type="float">
            <text:p>1</text:p>
          </table:table-cell>
          <table:table-cell table:style-name="ce115" table:formula="of:=COUNTIF([.C3:.L3];&quot;51¶&quot;)" office:value-type="float" office:value="1" calcext:value-type="float">
            <text:p>1</text:p>
          </table:table-cell>
          <table:table-cell table:style-name="ce115" table:formula="of:=COUNTIF([.C3:.L3];&quot;52¶&quot;)" office:value-type="float" office:value="0" calcext:value-type="float">
            <text:p>0</text:p>
          </table:table-cell>
          <table:table-cell table:style-name="ce115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115" table:formula="of:=COUNTIF([.C3:.L3];&quot;KVIT&quot;)+COUNTIF([.C3:.L3];&quot;KVIT☻&quot;)+COUNTIF([.C3:.L3];&quot;kvit$&quot;)" office:value-type="float" office:value="1" calcext:value-type="float">
            <text:p>1</text:p>
          </table:table-cell>
          <table:table-cell table:style-name="ce116" table:formula="of:=COUNTBLANK([.C3:.L3])" office:value-type="float" office:value="0" calcext:value-type="float">
            <text:p>0</text:p>
          </table:table-cell>
          <table:table-cell table:style-name="ce117" table:formula="of:=COUNTIF([.C3:.L3];&quot;x&quot;)" office:value-type="float" office:value="2" calcext:value-type="float">
            <text:p>2</text:p>
          </table:table-cell>
          <table:table-cell table:style-name="ce118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7-03" calcext:value-type="date">
            <text:p>3. VII. 12</text:p>
          </table:table-cell>
          <table:table-cell table:style-name="ce112" table:formula="of:=TEXT([.A4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 office:value-type="string" calcext:value-type="string">
            <text:p>PIR</text:p>
          </table:table-cell>
          <table:table-cell table:style-name="ce29" office:value-type="string" calcext:value-type="string">
            <text:p>ŠOŠ</text:p>
          </table:table-cell>
          <table:table-cell table:style-name="ce115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115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 calcext:value-type="float">
            <text:p>0</text:p>
          </table:table-cell>
          <table:table-cell table:style-name="ce115" table:formula="of:=COUNTIF([.C4:.L4];&quot;51&quot;)+COUNTIF([.C4:.L4];&quot;51$&quot;)+COUNTIF([.C4:.L4];&quot;51☻&quot;)" office:value-type="float" office:value="1" calcext:value-type="float">
            <text:p>1</text:p>
          </table:table-cell>
          <table:table-cell table:style-name="ce115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115" table:formula="of:=COUNTIF([.C4:.L4];&quot;51¶&quot;)" office:value-type="float" office:value="1" calcext:value-type="float">
            <text:p>1</text:p>
          </table:table-cell>
          <table:table-cell table:style-name="ce115" table:formula="of:=COUNTIF([.C4:.L4];&quot;52¶&quot;)" office:value-type="float" office:value="0" calcext:value-type="float">
            <text:p>0</text:p>
          </table:table-cell>
          <table:table-cell table:style-name="ce115" table:formula="of:=COUNTIF([.C4:.L4];&quot;U&quot;)+COUNTIF([.C4:.L4];&quot;U☻&quot;)+COUNTIF([.C4:.L4];&quot;U☺&quot;)" office:value-type="float" office:value="0" calcext:value-type="float">
            <text:p>0</text:p>
          </table:table-cell>
          <table:table-cell table:style-name="ce115" table:formula="of:=COUNTIF([.C4:.L4];&quot;KVIT&quot;)+COUNTIF([.C4:.L4];&quot;KVIT☻&quot;)+COUNTIF([.C4:.L4];&quot;kvit$&quot;)" office:value-type="float" office:value="1" calcext:value-type="float">
            <text:p>1</text:p>
          </table:table-cell>
          <table:table-cell table:style-name="ce116" table:formula="of:=COUNTBLANK([.C4:.L4])" office:value-type="float" office:value="0" calcext:value-type="float">
            <text:p>0</text:p>
          </table:table-cell>
          <table:table-cell table:style-name="ce117" table:formula="of:=COUNTIF([.C4:.L4];&quot;x&quot;)" office:value-type="float" office:value="1" calcext:value-type="float">
            <text:p>1</text:p>
          </table:table-cell>
          <table:table-cell table:style-name="ce118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7-04" calcext:value-type="date">
            <text:p>4. VII. 12</text:p>
          </table:table-cell>
          <table:table-cell table:style-name="ce112" table:formula="of:=TEXT([.A5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78" office:value-type="string" calcext:value-type="string">
            <office:annotation draw:style-name="gr18" draw:text-style-name="P2" svg:width="3.208cm" svg:height="1.265cm" svg:x="13.244cm" svg:y="1.595cm" draw:caption-point-x="-0.232cm" draw:caption-point-y="1.23cm">
              <dc:date>2022-03-21T00:00:00</dc:date>
              <text:p text:style-name="P1">ne rezpisete od 18.5 do 3.6.</text:p>
            </office:annotation>
            <text:p>RAV</text:p>
          </table:table-cell>
          <table:table-cell table:style-name="ce29" office:value-type="string" calcext:value-type="string">
            <text:p>ŠOŠ</text:p>
          </table:table-cell>
          <table:table-cell table:style-name="ce115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115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 calcext:value-type="float">
            <text:p>0</text:p>
          </table:table-cell>
          <table:table-cell table:style-name="ce115" table:formula="of:=COUNTIF([.C5:.L5];&quot;51&quot;)+COUNTIF([.C5:.L5];&quot;51$&quot;)+COUNTIF([.C5:.L5];&quot;51☻&quot;)" office:value-type="float" office:value="1" calcext:value-type="float">
            <text:p>1</text:p>
          </table:table-cell>
          <table:table-cell table:style-name="ce115" table:formula="of:=COUNTIF([.C5:.L5];&quot;52&quot;)+COUNTIF([.C5:.L5];&quot;52$&quot;)+COUNTIF([.C5:.L5];&quot;52☻&quot;)" office:value-type="float" office:value="1" calcext:value-type="float">
            <text:p>1</text:p>
          </table:table-cell>
          <table:table-cell table:style-name="ce115" table:formula="of:=COUNTIF([.C5:.L5];&quot;51¶&quot;)" office:value-type="float" office:value="1" calcext:value-type="float">
            <text:p>1</text:p>
          </table:table-cell>
          <table:table-cell table:style-name="ce115" table:formula="of:=COUNTIF([.C5:.L5];&quot;52¶&quot;)" office:value-type="float" office:value="0" calcext:value-type="float">
            <text:p>0</text:p>
          </table:table-cell>
          <table:table-cell table:style-name="ce115" table:formula="of:=COUNTIF([.C5:.L5];&quot;U&quot;)+COUNTIF([.C5:.L5];&quot;U☻&quot;)+COUNTIF([.C5:.L5];&quot;U☺&quot;)" office:value-type="float" office:value="0" calcext:value-type="float">
            <text:p>0</text:p>
          </table:table-cell>
          <table:table-cell table:style-name="ce115" table:formula="of:=COUNTIF([.C5:.L5];&quot;KVIT&quot;)+COUNTIF([.C5:.L5];&quot;KVIT☻&quot;)+COUNTIF([.C5:.L5];&quot;kvit$&quot;)" office:value-type="float" office:value="1" calcext:value-type="float">
            <text:p>1</text:p>
          </table:table-cell>
          <table:table-cell table:style-name="ce116" table:formula="of:=COUNTBLANK([.C5:.L5])" office:value-type="float" office:value="0" calcext:value-type="float">
            <text:p>0</text:p>
          </table:table-cell>
          <table:table-cell table:style-name="ce117" table:formula="of:=COUNTIF([.C5:.L5];&quot;x&quot;)" office:value-type="float" office:value="1" calcext:value-type="float">
            <text:p>1</text:p>
          </table:table-cell>
          <table:table-cell table:style-name="ce118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7-05" calcext:value-type="date">
            <text:p>5. VII. 12</text:p>
          </table:table-cell>
          <table:table-cell table:style-name="ce112" table:formula="of:=TEXT([.A6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96" office:value-type="string" calcext:value-type="string">
            <text:p>RTG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96" office:value-type="string" calcext:value-type="string">
            <text:p>NPK</text:p>
          </table:table-cell>
          <table:table-cell table:style-name="ce43" office:value-type="string" calcext:value-type="string">
            <text:p>KOM</text:p>
          </table:table-cell>
          <table:table-cell table:style-name="ce29" office:value-type="string" calcext:value-type="string">
            <text:p>KON</text:p>
          </table:table-cell>
          <table:table-cell table:style-name="ce115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115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 calcext:value-type="float">
            <text:p>0</text:p>
          </table:table-cell>
          <table:table-cell table:style-name="ce115" table:formula="of:=COUNTIF([.C6:.L6];&quot;51&quot;)+COUNTIF([.C6:.L6];&quot;51$&quot;)+COUNTIF([.C6:.L6];&quot;51☻&quot;)" office:value-type="float" office:value="1" calcext:value-type="float">
            <text:p>1</text:p>
          </table:table-cell>
          <table:table-cell table:style-name="ce115" table:formula="of:=COUNTIF([.C6:.L6];&quot;52&quot;)+COUNTIF([.C6:.L6];&quot;52$&quot;)+COUNTIF([.C6:.L6];&quot;52☻&quot;)" office:value-type="float" office:value="0" calcext:value-type="float">
            <text:p>0</text:p>
          </table:table-cell>
          <table:table-cell table:style-name="ce115" table:formula="of:=COUNTIF([.C6:.L6];&quot;51¶&quot;)" office:value-type="float" office:value="1" calcext:value-type="float">
            <text:p>1</text:p>
          </table:table-cell>
          <table:table-cell table:style-name="ce115" table:formula="of:=COUNTIF([.C6:.L6];&quot;52¶&quot;)" office:value-type="float" office:value="0" calcext:value-type="float">
            <text:p>0</text:p>
          </table:table-cell>
          <table:table-cell table:style-name="ce115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115" table:formula="of:=COUNTIF([.C6:.L6];&quot;KVIT&quot;)+COUNTIF([.C6:.L6];&quot;KVIT☻&quot;)+COUNTIF([.C6:.L6];&quot;kvit$&quot;)" office:value-type="float" office:value="1" calcext:value-type="float">
            <text:p>1</text:p>
          </table:table-cell>
          <table:table-cell table:style-name="ce116" table:formula="of:=COUNTBLANK([.C6:.L6])" office:value-type="float" office:value="0" calcext:value-type="float">
            <text:p>0</text:p>
          </table:table-cell>
          <table:table-cell table:style-name="ce117" table:formula="of:=COUNTIF([.C6:.L6];&quot;x&quot;)" office:value-type="float" office:value="0" calcext:value-type="float">
            <text:p>0</text:p>
          </table:table-cell>
          <table:table-cell table:style-name="ce118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1" calcext:value-type="float">
            <text:p>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/>
          <table:table-cell table:style-name="ce43" office:value-type="string" calcext:value-type="string">
            <text:p>GRY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2-07-06" calcext:value-type="date">
            <text:p>6. VII. 12</text:p>
          </table:table-cell>
          <table:table-cell table:style-name="ce112" table:formula="of:=TEXT([.A7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8" office:value-type="string" calcext:value-type="string">
            <office:annotation draw:style-name="gr4" draw:text-style-name="P2" svg:width="2.702cm" svg:height="0.688cm" svg:x="13.223cm" svg:y="3.6cm" draw:caption-point-x="-0.211cm" draw:caption-point-y="0.632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MŠŠ</text:p>
          </table:table-cell>
          <table:table-cell table:style-name="ce115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115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 calcext:value-type="float">
            <text:p>0</text:p>
          </table:table-cell>
          <table:table-cell table:style-name="ce115" table:formula="of:=COUNTIF([.C7:.L7];&quot;51&quot;)+COUNTIF([.C7:.L7];&quot;51$&quot;)+COUNTIF([.C7:.L7];&quot;51☻&quot;)" office:value-type="float" office:value="1" calcext:value-type="float">
            <text:p>1</text:p>
          </table:table-cell>
          <table:table-cell table:style-name="ce115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115" table:formula="of:=COUNTIF([.C7:.L7];&quot;51¶&quot;)" office:value-type="float" office:value="0" calcext:value-type="float">
            <text:p>0</text:p>
          </table:table-cell>
          <table:table-cell table:style-name="ce115" table:formula="of:=COUNTIF([.C7:.L7];&quot;52¶&quot;)" office:value-type="float" office:value="0" calcext:value-type="float">
            <text:p>0</text:p>
          </table:table-cell>
          <table:table-cell table:style-name="ce115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115" table:formula="of:=COUNTIF([.C7:.L7];&quot;KVIT&quot;)+COUNTIF([.C7:.L7];&quot;KVIT☻&quot;)+COUNTIF([.C7:.L7];&quot;kvit$&quot;)" office:value-type="float" office:value="2" calcext:value-type="float">
            <text:p>2</text:p>
          </table:table-cell>
          <table:table-cell table:style-name="ce116" table:formula="of:=COUNTBLANK([.C7:.L7])" office:value-type="float" office:value="0" calcext:value-type="float">
            <text:p>0</text:p>
          </table:table-cell>
          <table:table-cell table:style-name="ce117" table:formula="of:=COUNTIF([.C7:.L7];&quot;x&quot;)" office:value-type="float" office:value="0" calcext:value-type="float">
            <text:p>0</text:p>
          </table:table-cell>
          <table:table-cell table:style-name="ce118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7-07" calcext:value-type="date">
            <text:p>7. VII. 12</text:p>
          </table:table-cell>
          <table:table-cell table:style-name="ce111" table:formula="of:=TEXT([.A8];&quot;Ddd&quot;)" office:value-type="string" office:string-value="sob" calcext:value-type="string">
            <text:p>sob</text:p>
          </table:table-cell>
          <table:table-cell table:style-name="ce4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2" table:number-columns-repeated="8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DAN</text:p>
          </table:table-cell>
          <table:table-cell table:style-name="ce115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115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 calcext:value-type="float">
            <text:p>0</text:p>
          </table:table-cell>
          <table:table-cell table:style-name="ce115" table:formula="of:=COUNTIF([.C8:.L8];&quot;51&quot;)+COUNTIF([.C8:.L8];&quot;51$&quot;)+COUNTIF([.C8:.L8];&quot;51☻&quot;)" office:value-type="float" office:value="0" calcext:value-type="float">
            <text:p>0</text:p>
          </table:table-cell>
          <table:table-cell table:style-name="ce115" table:formula="of:=COUNTIF([.C8:.L8];&quot;52&quot;)+COUNTIF([.C8:.L8];&quot;52$&quot;)+COUNTIF([.C8:.L8];&quot;52☻&quot;)" office:value-type="float" office:value="0" calcext:value-type="float">
            <text:p>0</text:p>
          </table:table-cell>
          <table:table-cell table:style-name="ce115" table:formula="of:=COUNTIF([.C8:.L8];&quot;51¶&quot;)" office:value-type="float" office:value="0" calcext:value-type="float">
            <text:p>0</text:p>
          </table:table-cell>
          <table:table-cell table:style-name="ce115" table:formula="of:=COUNTIF([.C8:.L8];&quot;52¶&quot;)" office:value-type="float" office:value="0" calcext:value-type="float">
            <text:p>0</text:p>
          </table:table-cell>
          <table:table-cell table:style-name="ce115" table:formula="of:=COUNTIF([.C8:.L8];&quot;U&quot;)+COUNTIF([.C8:.L8];&quot;U☻&quot;)+COUNTIF([.C8:.L8];&quot;U☺&quot;)" office:value-type="float" office:value="0" calcext:value-type="float">
            <text:p>0</text:p>
          </table:table-cell>
          <table:table-cell table:style-name="ce115" table:formula="of:=COUNTIF([.C8:.L8];&quot;KVIT&quot;)+COUNTIF([.C8:.L8];&quot;KVIT☻&quot;)+COUNTIF([.C8:.L8];&quot;kvit$&quot;)" office:value-type="float" office:value="0" calcext:value-type="float">
            <text:p>0</text:p>
          </table:table-cell>
          <table:table-cell table:style-name="ce116" table:formula="of:=COUNTBLANK([.C8:.L8])" office:value-type="float" office:value="9" calcext:value-type="float">
            <text:p>9</text:p>
          </table:table-cell>
          <table:table-cell table:style-name="ce117" table:formula="of:=COUNTIF([.C8:.L8];&quot;x&quot;)" office:value-type="float" office:value="0" calcext:value-type="float">
            <text:p>0</text:p>
          </table:table-cell>
          <table:table-cell table:style-name="ce118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0" calcext:value-type="float">
            <text:p>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/>
          <table:table-cell table:style-name="ce16" office:value-type="string" calcext:value-type="string">
            <office:annotation draw:style-name="gr22" draw:text-style-name="P2" svg:width="2.483cm" svg:height="3.404cm" svg:x="26.998cm" svg:y="3.035cm" draw:caption-point-x="-0.211cm" draw:caption-point-y="1.901cm">
              <dc:date>2022-03-21T00:00:00</dc:date>
              <text:p text:style-name="P1">ne 1., 2., 17., 18. in 21. ter 22.julija (zagotovo pa ne 1. in 2. julija, 21. in 22.julija) </text:p>
            </office:annotation>
            <text:p>PIRC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19" office:value-type="date" office:date-value="2012-07-08" calcext:value-type="date">
            <text:p>8. VII. 12</text:p>
          </table:table-cell>
          <table:table-cell table:style-name="ce111" table:formula="of:=TEXT([.A9];&quot;Ddd&quot;)" office:value-type="string" office:string-value="ned" calcext:value-type="string">
            <text:p>ned</text:p>
          </table:table-cell>
          <table:table-cell table:style-name="ce4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2" table:number-columns-repeated="8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DAN</text:p>
          </table:table-cell>
          <table:table-cell table:style-name="ce115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115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 calcext:value-type="float">
            <text:p>0</text:p>
          </table:table-cell>
          <table:table-cell table:style-name="ce115" table:formula="of:=COUNTIF([.C9:.L9];&quot;51&quot;)+COUNTIF([.C9:.L9];&quot;51$&quot;)+COUNTIF([.C9:.L9];&quot;51☻&quot;)" office:value-type="float" office:value="0" calcext:value-type="float">
            <text:p>0</text:p>
          </table:table-cell>
          <table:table-cell table:style-name="ce115" table:formula="of:=COUNTIF([.C9:.L9];&quot;52&quot;)+COUNTIF([.C9:.L9];&quot;52$&quot;)+COUNTIF([.C9:.L9];&quot;52☻&quot;)" office:value-type="float" office:value="0" calcext:value-type="float">
            <text:p>0</text:p>
          </table:table-cell>
          <table:table-cell table:style-name="ce115" table:formula="of:=COUNTIF([.C9:.L9];&quot;51¶&quot;)" office:value-type="float" office:value="0" calcext:value-type="float">
            <text:p>0</text:p>
          </table:table-cell>
          <table:table-cell table:style-name="ce115" table:formula="of:=COUNTIF([.C9:.L9];&quot;52¶&quot;)" office:value-type="float" office:value="0" calcext:value-type="float">
            <text:p>0</text:p>
          </table:table-cell>
          <table:table-cell table:style-name="ce115" table:formula="of:=COUNTIF([.C9:.L9];&quot;U&quot;)+COUNTIF([.C9:.L9];&quot;U☻&quot;)+COUNTIF([.C9:.L9];&quot;U☺&quot;)" office:value-type="float" office:value="0" calcext:value-type="float">
            <text:p>0</text:p>
          </table:table-cell>
          <table:table-cell table:style-name="ce115" table:formula="of:=COUNTIF([.C9:.L9];&quot;KVIT&quot;)+COUNTIF([.C9:.L9];&quot;KVIT☻&quot;)+COUNTIF([.C9:.L9];&quot;kvit$&quot;)" office:value-type="float" office:value="0" calcext:value-type="float">
            <text:p>0</text:p>
          </table:table-cell>
          <table:table-cell table:style-name="ce116" table:formula="of:=COUNTBLANK([.C9:.L9])" office:value-type="float" office:value="9" calcext:value-type="float">
            <text:p>9</text:p>
          </table:table-cell>
          <table:table-cell table:style-name="ce117" table:formula="of:=COUNTIF([.C9:.L9];&quot;x&quot;)" office:value-type="float" office:value="0" calcext:value-type="float">
            <text:p>0</text:p>
          </table:table-cell>
          <table:table-cell table:style-name="ce118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 calcext:value-type="float">
            <text:p>0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/>
          <table:table-cell table:style-name="ce16" office:value-type="string" calcext:value-type="string">
            <office:annotation draw:style-name="gr23" draw:text-style-name="P2" svg:width="2.483cm" svg:height="3.757cm" svg:x="26.998cm" svg:y="3.738cm" draw:caption-point-x="-0.211cm" draw:caption-point-y="1.902cm">
              <dc:date>2022-03-21T00:00:00</dc:date>
              <text:p text:style-name="P1">julij: 3x - če se le da, prosim med tednom (če gre v četrtek, če pa ne, pa lahko tudi druge dni)</text:p>
              <text:p text:style-name="P1">avgust: isto</text:p>
            </office:annotation>
            <text:p>KOMP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2-07-09" calcext:value-type="date">
            <text:p>9. VII. 12</text:p>
          </table:table-cell>
          <table:table-cell table:style-name="ce113" table:formula="of:=TEXT([.A10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PIR</text:p>
          </table:table-cell>
          <table:table-cell table:style-name="ce29" office:value-type="string" calcext:value-type="string">
            <text:p>DAN</text:p>
          </table:table-cell>
          <table:table-cell table:style-name="ce115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115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 calcext:value-type="float">
            <text:p>0</text:p>
          </table:table-cell>
          <table:table-cell table:style-name="ce115" table:formula="of:=COUNTIF([.C10:.L10];&quot;51&quot;)+COUNTIF([.C10:.L10];&quot;51$&quot;)+COUNTIF([.C10:.L10];&quot;51☻&quot;)" office:value-type="float" office:value="1" calcext:value-type="float">
            <text:p>1</text:p>
          </table:table-cell>
          <table:table-cell table:style-name="ce115" table:formula="of:=COUNTIF([.C10:.L10];&quot;52&quot;)+COUNTIF([.C10:.L10];&quot;52$&quot;)+COUNTIF([.C10:.L10];&quot;52☻&quot;)" office:value-type="float" office:value="1" calcext:value-type="float">
            <text:p>1</text:p>
          </table:table-cell>
          <table:table-cell table:style-name="ce115" table:formula="of:=COUNTIF([.C10:.L10];&quot;51¶&quot;)" office:value-type="float" office:value="1" calcext:value-type="float">
            <text:p>1</text:p>
          </table:table-cell>
          <table:table-cell table:style-name="ce115" table:formula="of:=COUNTIF([.C10:.L10];&quot;52¶&quot;)" office:value-type="float" office:value="0" calcext:value-type="float">
            <text:p>0</text:p>
          </table:table-cell>
          <table:table-cell table:style-name="ce115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115" table:formula="of:=COUNTIF([.C10:.L10];&quot;KVIT&quot;)+COUNTIF([.C10:.L10];&quot;KVIT☻&quot;)+COUNTIF([.C10:.L10];&quot;kvit$&quot;)" office:value-type="float" office:value="2" calcext:value-type="float">
            <text:p>2</text:p>
          </table:table-cell>
          <table:table-cell table:style-name="ce116" table:formula="of:=COUNTBLANK([.C10:.L10])" office:value-type="float" office:value="0" calcext:value-type="float">
            <text:p>0</text:p>
          </table:table-cell>
          <table:table-cell table:style-name="ce117" table:formula="of:=COUNTIF([.C10:.L10];&quot;x&quot;)" office:value-type="float" office:value="1" calcext:value-type="float">
            <text:p>1</text:p>
          </table:table-cell>
          <table:table-cell table:style-name="ce118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/>
          <table:table-cell table:style-name="ce16" office:value-type="string" calcext:value-type="string">
            <text:p>HOL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2-07-10" calcext:value-type="date">
            <text:p>10. VII. 12</text:p>
          </table:table-cell>
          <table:table-cell table:style-name="ce113" table:formula="of:=TEXT([.A11];&quot;Ddd&quot;)" office:value-type="string" office:string-value="tor" calcext:value-type="string">
            <text:p>tor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DAN</text:p>
          </table:table-cell>
          <table:table-cell table:style-name="ce115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115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 calcext:value-type="float">
            <text:p>1</text:p>
          </table:table-cell>
          <table:table-cell table:style-name="ce115" table:formula="of:=COUNTIF([.C11:.L11];&quot;51&quot;)+COUNTIF([.C11:.L11];&quot;51$&quot;)+COUNTIF([.C11:.L11];&quot;51☻&quot;)" office:value-type="float" office:value="0" calcext:value-type="float">
            <text:p>0</text:p>
          </table:table-cell>
          <table:table-cell table:style-name="ce115" table:formula="of:=COUNTIF([.C11:.L11];&quot;52&quot;)+COUNTIF([.C11:.L11];&quot;52$&quot;)+COUNTIF([.C11:.L11];&quot;52☻&quot;)" office:value-type="float" office:value="1" calcext:value-type="float">
            <text:p>1</text:p>
          </table:table-cell>
          <table:table-cell table:style-name="ce115" table:formula="of:=COUNTIF([.C11:.L11];&quot;51¶&quot;)" office:value-type="float" office:value="1" calcext:value-type="float">
            <text:p>1</text:p>
          </table:table-cell>
          <table:table-cell table:style-name="ce115" table:formula="of:=COUNTIF([.C11:.L11];&quot;52¶&quot;)" office:value-type="float" office:value="0" calcext:value-type="float">
            <text:p>0</text:p>
          </table:table-cell>
          <table:table-cell table:style-name="ce115" table:formula="of:=COUNTIF([.C11:.L11];&quot;U&quot;)+COUNTIF([.C11:.L11];&quot;U☻&quot;)+COUNTIF([.C11:.L11];&quot;U☺&quot;)" office:value-type="float" office:value="0" calcext:value-type="float">
            <text:p>0</text:p>
          </table:table-cell>
          <table:table-cell table:style-name="ce115" table:formula="of:=COUNTIF([.C11:.L11];&quot;KVIT&quot;)+COUNTIF([.C11:.L11];&quot;KVIT☻&quot;)+COUNTIF([.C11:.L11];&quot;kvit$&quot;)" office:value-type="float" office:value="2" calcext:value-type="float">
            <text:p>2</text:p>
          </table:table-cell>
          <table:table-cell table:style-name="ce116" table:formula="of:=COUNTBLANK([.C11:.L11])" office:value-type="float" office:value="0" calcext:value-type="float">
            <text:p>0</text:p>
          </table:table-cell>
          <table:table-cell table:style-name="ce117" table:formula="of:=COUNTIF([.C11:.L11];&quot;x&quot;)" office:value-type="float" office:value="1" calcext:value-type="float">
            <text:p>1</text:p>
          </table:table-cell>
          <table:table-cell table:style-name="ce118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1" calcext:value-type="float">
            <text:p>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/>
          <table:table-cell table:style-name="ce16" office:value-type="string" calcext:value-type="string">
            <text:p>RAV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2-07-11" calcext:value-type="date">
            <text:p>11. VII. 12</text:p>
          </table:table-cell>
          <table:table-cell table:style-name="ce112" table:formula="of:=TEXT([.A12];&quot;Ddd&quot;)" office:value-type="string" office:string-value="sre" calcext:value-type="string">
            <text:p>sre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96" office:value-type="string" calcext:value-type="string">
            <text:p>RTG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GRY</text:p>
          </table:table-cell>
          <table:table-cell table:style-name="ce29" office:value-type="string" calcext:value-type="string">
            <text:p>KON</text:p>
          </table:table-cell>
          <table:table-cell table:style-name="ce115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115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 calcext:value-type="float">
            <text:p>0</text:p>
          </table:table-cell>
          <table:table-cell table:style-name="ce115" table:formula="of:=COUNTIF([.C12:.L12];&quot;51&quot;)+COUNTIF([.C12:.L12];&quot;51$&quot;)+COUNTIF([.C12:.L12];&quot;51☻&quot;)" office:value-type="float" office:value="1" calcext:value-type="float">
            <text:p>1</text:p>
          </table:table-cell>
          <table:table-cell table:style-name="ce115" table:formula="of:=COUNTIF([.C12:.L12];&quot;52&quot;)+COUNTIF([.C12:.L12];&quot;52$&quot;)+COUNTIF([.C12:.L12];&quot;52☻&quot;)" office:value-type="float" office:value="1" calcext:value-type="float">
            <text:p>1</text:p>
          </table:table-cell>
          <table:table-cell table:style-name="ce115" table:formula="of:=COUNTIF([.C12:.L12];&quot;51¶&quot;)" office:value-type="float" office:value="0" calcext:value-type="float">
            <text:p>0</text:p>
          </table:table-cell>
          <table:table-cell table:style-name="ce115" table:formula="of:=COUNTIF([.C12:.L12];&quot;52¶&quot;)" office:value-type="float" office:value="0" calcext:value-type="float">
            <text:p>0</text:p>
          </table:table-cell>
          <table:table-cell table:style-name="ce115" table:formula="of:=COUNTIF([.C12:.L12];&quot;U&quot;)+COUNTIF([.C12:.L12];&quot;U☻&quot;)+COUNTIF([.C12:.L12];&quot;U☺&quot;)" office:value-type="float" office:value="0" calcext:value-type="float">
            <text:p>0</text:p>
          </table:table-cell>
          <table:table-cell table:style-name="ce115" table:formula="of:=COUNTIF([.C12:.L12];&quot;KVIT&quot;)+COUNTIF([.C12:.L12];&quot;KVIT☻&quot;)+COUNTIF([.C12:.L12];&quot;kvit$&quot;)" office:value-type="float" office:value="1" calcext:value-type="float">
            <text:p>1</text:p>
          </table:table-cell>
          <table:table-cell table:style-name="ce116" table:formula="of:=COUNTBLANK([.C12:.L12])" office:value-type="float" office:value="0" calcext:value-type="float">
            <text:p>0</text:p>
          </table:table-cell>
          <table:table-cell table:style-name="ce117" table:formula="of:=COUNTIF([.C12:.L12];&quot;x&quot;)" office:value-type="float" office:value="1" calcext:value-type="float">
            <text:p>1</text:p>
          </table:table-cell>
          <table:table-cell table:style-name="ce118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2" calcext:value-type="float">
            <text:p>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6"/>
          <table:table-cell table:style-name="ce16" office:value-type="string" calcext:value-type="string">
            <text:p>GRY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2-07-12" calcext:value-type="date">
            <text:p>12. VII. 12</text:p>
          </table:table-cell>
          <table:table-cell table:style-name="ce112" table:formula="of:=TEXT([.A13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5" office:value-type="string" calcext:value-type="string">
            <text:p>MF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office:annotation draw:style-name="gr5" draw:text-style-name="P2" svg:width="2.915cm" svg:height="0.687cm" svg:x="11.325cm" svg:y="6.554cm" draw:caption-point-x="-0.232cm" draw:caption-point-y="1.901cm">
              <dc:date>2022-03-21T00:00:00</dc:date>
              <text:p text:style-name="P1">Spec izpit</text:p>
            </office:annotation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KON</text:p>
          </table:table-cell>
          <table:table-cell table:style-name="ce115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115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 calcext:value-type="float">
            <text:p>1</text:p>
          </table:table-cell>
          <table:table-cell table:style-name="ce115" table:formula="of:=COUNTIF([.C13:.L13];&quot;51&quot;)+COUNTIF([.C13:.L13];&quot;51$&quot;)+COUNTIF([.C13:.L13];&quot;51☻&quot;)" office:value-type="float" office:value="1" calcext:value-type="float">
            <text:p>1</text:p>
          </table:table-cell>
          <table:table-cell table:style-name="ce115" table:formula="of:=COUNTIF([.C13:.L13];&quot;52&quot;)+COUNTIF([.C13:.L13];&quot;52$&quot;)+COUNTIF([.C13:.L13];&quot;52☻&quot;)" office:value-type="float" office:value="0" calcext:value-type="float">
            <text:p>0</text:p>
          </table:table-cell>
          <table:table-cell table:style-name="ce115" table:formula="of:=COUNTIF([.C13:.L13];&quot;51¶&quot;)" office:value-type="float" office:value="0" calcext:value-type="float">
            <text:p>0</text:p>
          </table:table-cell>
          <table:table-cell table:style-name="ce115" table:formula="of:=COUNTIF([.C13:.L13];&quot;52¶&quot;)" office:value-type="float" office:value="0" calcext:value-type="float">
            <text:p>0</text:p>
          </table:table-cell>
          <table:table-cell table:style-name="ce115" table:formula="of:=COUNTIF([.C13:.L13];&quot;U&quot;)+COUNTIF([.C13:.L13];&quot;U☻&quot;)+COUNTIF([.C13:.L13];&quot;U☺&quot;)" office:value-type="float" office:value="0" calcext:value-type="float">
            <text:p>0</text:p>
          </table:table-cell>
          <table:table-cell table:style-name="ce115" table:formula="of:=COUNTIF([.C13:.L13];&quot;KVIT&quot;)+COUNTIF([.C13:.L13];&quot;KVIT☻&quot;)+COUNTIF([.C13:.L13];&quot;kvit$&quot;)" office:value-type="float" office:value="2" calcext:value-type="float">
            <text:p>2</text:p>
          </table:table-cell>
          <table:table-cell table:style-name="ce116" table:formula="of:=COUNTBLANK([.C13:.L13])" office:value-type="float" office:value="0" calcext:value-type="float">
            <text:p>0</text:p>
          </table:table-cell>
          <table:table-cell table:style-name="ce117" table:formula="of:=COUNTIF([.C13:.L13];&quot;x&quot;)" office:value-type="float" office:value="1" calcext:value-type="float">
            <text:p>1</text:p>
          </table:table-cell>
          <table:table-cell table:style-name="ce118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1" calcext:value-type="float">
            <text:p>1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7-13" calcext:value-type="date">
            <text:p>13. VII. 12</text:p>
          </table:table-cell>
          <table:table-cell table:style-name="ce112" table:formula="of:=TEXT([.A14];&quot;Ddd&quot;)" office:value-type="string" office:string-value="pet" calcext:value-type="string">
            <text:p>p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96" office:value-type="string" calcext:value-type="string">
            <text:p>RTG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PIR</text:p>
          </table:table-cell>
          <table:table-cell table:style-name="ce29" office:value-type="string" calcext:value-type="string">
            <text:p>KON</text:p>
          </table:table-cell>
          <table:table-cell table:style-name="ce115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115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 calcext:value-type="float">
            <text:p>0</text:p>
          </table:table-cell>
          <table:table-cell table:style-name="ce115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115" table:formula="of:=COUNTIF([.C14:.L14];&quot;52&quot;)+COUNTIF([.C14:.L14];&quot;52$&quot;)+COUNTIF([.C14:.L14];&quot;52☻&quot;)" office:value-type="float" office:value="0" calcext:value-type="float">
            <text:p>0</text:p>
          </table:table-cell>
          <table:table-cell table:style-name="ce115" table:formula="of:=COUNTIF([.C14:.L14];&quot;51¶&quot;)" office:value-type="float" office:value="0" calcext:value-type="float">
            <text:p>0</text:p>
          </table:table-cell>
          <table:table-cell table:style-name="ce115" table:formula="of:=COUNTIF([.C14:.L14];&quot;52¶&quot;)" office:value-type="float" office:value="0" calcext:value-type="float">
            <text:p>0</text:p>
          </table:table-cell>
          <table:table-cell table:style-name="ce115" table:formula="of:=COUNTIF([.C14:.L14];&quot;U&quot;)+COUNTIF([.C14:.L14];&quot;U☻&quot;)+COUNTIF([.C14:.L14];&quot;U☺&quot;)" office:value-type="float" office:value="0" calcext:value-type="float">
            <text:p>0</text:p>
          </table:table-cell>
          <table:table-cell table:style-name="ce115" table:formula="of:=COUNTIF([.C14:.L14];&quot;KVIT&quot;)+COUNTIF([.C14:.L14];&quot;KVIT☻&quot;)+COUNTIF([.C14:.L14];&quot;kvit$&quot;)" office:value-type="float" office:value="1" calcext:value-type="float">
            <text:p>1</text:p>
          </table:table-cell>
          <table:table-cell table:style-name="ce116" table:formula="of:=COUNTBLANK([.C14:.L14])" office:value-type="float" office:value="0" calcext:value-type="float">
            <text:p>0</text:p>
          </table:table-cell>
          <table:table-cell table:style-name="ce117" table:formula="of:=COUNTIF([.C14:.L14];&quot;x&quot;)" office:value-type="float" office:value="1" calcext:value-type="float">
            <text:p>1</text:p>
          </table:table-cell>
          <table:table-cell table:style-name="ce118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1" calcext:value-type="float">
            <text:p>1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7-14" calcext:value-type="date">
            <text:p>14. VII. 12</text:p>
          </table:table-cell>
          <table:table-cell table:style-name="ce111" table:formula="of:=TEXT([.A15];&quot;Ddd&quot;)" office:value-type="string" office:string-value="sob" calcext:value-type="string">
            <text:p>sob</text:p>
          </table:table-cell>
          <table:table-cell table:style-name="ce41"/>
          <table:table-cell table:style-name="ce31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3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2"/>
          <table:table-cell table:style-name="ce31"/>
          <table:table-cell table:style-name="ce46" office:value-type="string" calcext:value-type="string">
            <text:p>DAN</text:p>
          </table:table-cell>
          <table:table-cell table:style-name="ce46" office:value-type="string" calcext:value-type="string">
            <text:p>KOS</text:p>
          </table:table-cell>
          <table:table-cell table:style-name="ce115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115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 calcext:value-type="float">
            <text:p>1</text:p>
          </table:table-cell>
          <table:table-cell table:style-name="ce115" table:formula="of:=COUNTIF([.C15:.L15];&quot;51&quot;)+COUNTIF([.C15:.L15];&quot;51$&quot;)+COUNTIF([.C15:.L15];&quot;51☻&quot;)" office:value-type="float" office:value="0" calcext:value-type="float">
            <text:p>0</text:p>
          </table:table-cell>
          <table:table-cell table:style-name="ce115" table:formula="of:=COUNTIF([.C15:.L15];&quot;52&quot;)+COUNTIF([.C15:.L15];&quot;52$&quot;)+COUNTIF([.C15:.L15];&quot;52☻&quot;)" office:value-type="float" office:value="0" calcext:value-type="float">
            <text:p>0</text:p>
          </table:table-cell>
          <table:table-cell table:style-name="ce115" table:formula="of:=COUNTIF([.C15:.L15];&quot;51¶&quot;)" office:value-type="float" office:value="0" calcext:value-type="float">
            <text:p>0</text:p>
          </table:table-cell>
          <table:table-cell table:style-name="ce115" table:formula="of:=COUNTIF([.C15:.L15];&quot;52¶&quot;)" office:value-type="float" office:value="0" calcext:value-type="float">
            <text:p>0</text:p>
          </table:table-cell>
          <table:table-cell table:style-name="ce115" table:formula="of:=COUNTIF([.C15:.L15];&quot;U&quot;)+COUNTIF([.C15:.L15];&quot;U☻&quot;)+COUNTIF([.C15:.L15];&quot;U☺&quot;)" office:value-type="float" office:value="0" calcext:value-type="float">
            <text:p>0</text:p>
          </table:table-cell>
          <table:table-cell table:style-name="ce115" table:formula="of:=COUNTIF([.C15:.L15];&quot;KVIT&quot;)+COUNTIF([.C15:.L15];&quot;KVIT☻&quot;)+COUNTIF([.C15:.L15];&quot;kvit$&quot;)" office:value-type="float" office:value="0" calcext:value-type="float">
            <text:p>0</text:p>
          </table:table-cell>
          <table:table-cell table:style-name="ce116" table:formula="of:=COUNTBLANK([.C15:.L15])" office:value-type="float" office:value="8" calcext:value-type="float">
            <text:p>8</text:p>
          </table:table-cell>
          <table:table-cell table:style-name="ce117" table:formula="of:=COUNTIF([.C15:.L15];&quot;x&quot;)" office:value-type="float" office:value="0" calcext:value-type="float">
            <text:p>0</text:p>
          </table:table-cell>
          <table:table-cell table:style-name="ce118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0" calcext:value-type="float">
            <text:p>0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7-15" calcext:value-type="date">
            <text:p>15. VII. 12</text:p>
          </table:table-cell>
          <table:table-cell table:style-name="ce111" table:formula="of:=TEXT([.A16];&quot;Ddd&quot;)" office:value-type="string" office:string-value="ned" calcext:value-type="string">
            <text:p>ned</text:p>
          </table:table-cell>
          <table:table-cell table:style-name="ce42"/>
          <table:table-cell table:style-name="ce31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3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8"/>
          <table:table-cell table:style-name="ce31"/>
          <table:table-cell table:style-name="ce46" office:value-type="string" calcext:value-type="string">
            <text:p>DAN</text:p>
          </table:table-cell>
          <table:table-cell table:style-name="ce46" office:value-type="string" calcext:value-type="string">
            <text:p>KOS</text:p>
          </table:table-cell>
          <table:table-cell table:style-name="ce115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115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 calcext:value-type="float">
            <text:p>1</text:p>
          </table:table-cell>
          <table:table-cell table:style-name="ce115" table:formula="of:=COUNTIF([.C16:.L16];&quot;51&quot;)+COUNTIF([.C16:.L16];&quot;51$&quot;)+COUNTIF([.C16:.L16];&quot;51☻&quot;)" office:value-type="float" office:value="0" calcext:value-type="float">
            <text:p>0</text:p>
          </table:table-cell>
          <table:table-cell table:style-name="ce115" table:formula="of:=COUNTIF([.C16:.L16];&quot;52&quot;)+COUNTIF([.C16:.L16];&quot;52$&quot;)+COUNTIF([.C16:.L16];&quot;52☻&quot;)" office:value-type="float" office:value="0" calcext:value-type="float">
            <text:p>0</text:p>
          </table:table-cell>
          <table:table-cell table:style-name="ce115" table:formula="of:=COUNTIF([.C16:.L16];&quot;51¶&quot;)" office:value-type="float" office:value="0" calcext:value-type="float">
            <text:p>0</text:p>
          </table:table-cell>
          <table:table-cell table:style-name="ce115" table:formula="of:=COUNTIF([.C16:.L16];&quot;52¶&quot;)" office:value-type="float" office:value="0" calcext:value-type="float">
            <text:p>0</text:p>
          </table:table-cell>
          <table:table-cell table:style-name="ce115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115" table:formula="of:=COUNTIF([.C16:.L16];&quot;KVIT&quot;)+COUNTIF([.C16:.L16];&quot;KVIT☻&quot;)+COUNTIF([.C16:.L16];&quot;kvit$&quot;)" office:value-type="float" office:value="0" calcext:value-type="float">
            <text:p>0</text:p>
          </table:table-cell>
          <table:table-cell table:style-name="ce116" table:formula="of:=COUNTBLANK([.C16:.L16])" office:value-type="float" office:value="8" calcext:value-type="float">
            <text:p>8</text:p>
          </table:table-cell>
          <table:table-cell table:style-name="ce117" table:formula="of:=COUNTIF([.C16:.L16];&quot;x&quot;)" office:value-type="float" office:value="0" calcext:value-type="float">
            <text:p>0</text:p>
          </table:table-cell>
          <table:table-cell table:style-name="ce118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 calcext:value-type="float">
            <text:p>0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7-16" calcext:value-type="date">
            <text:p>16. VII. 12</text:p>
          </table:table-cell>
          <table:table-cell table:style-name="ce112" table:formula="of:=TEXT([.A17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GRY</text:p>
          </table:table-cell>
          <table:table-cell table:style-name="ce29" office:value-type="string" calcext:value-type="string">
            <text:p>KOS</text:p>
          </table:table-cell>
          <table:table-cell table:style-name="ce115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115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 calcext:value-type="float">
            <text:p>0</text:p>
          </table:table-cell>
          <table:table-cell table:style-name="ce115" table:formula="of:=COUNTIF([.C17:.L17];&quot;51&quot;)+COUNTIF([.C17:.L17];&quot;51$&quot;)+COUNTIF([.C17:.L17];&quot;51☻&quot;)" office:value-type="float" office:value="1" calcext:value-type="float">
            <text:p>1</text:p>
          </table:table-cell>
          <table:table-cell table:style-name="ce115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115" table:formula="of:=COUNTIF([.C17:.L17];&quot;51¶&quot;)" office:value-type="float" office:value="0" calcext:value-type="float">
            <text:p>0</text:p>
          </table:table-cell>
          <table:table-cell table:style-name="ce115" table:formula="of:=COUNTIF([.C17:.L17];&quot;52¶&quot;)" office:value-type="float" office:value="0" calcext:value-type="float">
            <text:p>0</text:p>
          </table:table-cell>
          <table:table-cell table:style-name="ce115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115" table:formula="of:=COUNTIF([.C17:.L17];&quot;KVIT&quot;)+COUNTIF([.C17:.L17];&quot;KVIT☻&quot;)+COUNTIF([.C17:.L17];&quot;kvit$&quot;)" office:value-type="float" office:value="1" calcext:value-type="float">
            <text:p>1</text:p>
          </table:table-cell>
          <table:table-cell table:style-name="ce116" table:formula="of:=COUNTBLANK([.C17:.L17])" office:value-type="float" office:value="0" calcext:value-type="float">
            <text:p>0</text:p>
          </table:table-cell>
          <table:table-cell table:style-name="ce117" table:formula="of:=COUNTIF([.C17:.L17];&quot;x&quot;)" office:value-type="float" office:value="2" calcext:value-type="float">
            <text:p>2</text:p>
          </table:table-cell>
          <table:table-cell table:style-name="ce118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7-17" calcext:value-type="date">
            <text:p>17. VII. 12</text:p>
          </table:table-cell>
          <table:table-cell table:style-name="ce112" table:formula="of:=TEXT([.A18];&quot;Ddd&quot;)" office:value-type="string" office:string-value="tor" calcext:value-type="string">
            <text:p>tor</text:p>
          </table:table-cell>
          <table:table-cell table:style-name="ce2" table:formula="of:=[$'Vzorci vnosov'.$A$2]" office:value-type="string" office:string-value="51☻" calcext:value-type="string">
            <office:annotation draw:style-name="gr5" draw:text-style-name="P2" svg:width="2.954cm" svg:height="0.687cm" svg:x="3.695cm" svg:y="10.062cm" draw:caption-point-x="-0.243cm" draw:caption-point-y="1.912cm">
              <dc:date>2022-03-21T00:00:00</dc:date>
              <text:p text:style-name="P1">mishaly</text:p>
            </office:annotation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KON</text:p>
          </table:table-cell>
          <table:table-cell table:style-name="ce115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115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 calcext:value-type="float">
            <text:p>1</text:p>
          </table:table-cell>
          <table:table-cell table:style-name="ce115" table:formula="of:=COUNTIF([.C18:.L18];&quot;51&quot;)+COUNTIF([.C18:.L18];&quot;51$&quot;)+COUNTIF([.C18:.L18];&quot;51☻&quot;)" office:value-type="float" office:value="1" calcext:value-type="float">
            <text:p>1</text:p>
          </table:table-cell>
          <table:table-cell table:style-name="ce115" table:formula="of:=COUNTIF([.C18:.L18];&quot;52&quot;)+COUNTIF([.C18:.L18];&quot;52$&quot;)+COUNTIF([.C18:.L18];&quot;52☻&quot;)" office:value-type="float" office:value="0" calcext:value-type="float">
            <text:p>0</text:p>
          </table:table-cell>
          <table:table-cell table:style-name="ce115" table:formula="of:=COUNTIF([.C18:.L18];&quot;51¶&quot;)" office:value-type="float" office:value="1" calcext:value-type="float">
            <text:p>1</text:p>
          </table:table-cell>
          <table:table-cell table:style-name="ce115" table:formula="of:=COUNTIF([.C18:.L18];&quot;52¶&quot;)" office:value-type="float" office:value="0" calcext:value-type="float">
            <text:p>0</text:p>
          </table:table-cell>
          <table:table-cell table:style-name="ce115" table:formula="of:=COUNTIF([.C18:.L18];&quot;U&quot;)+COUNTIF([.C18:.L18];&quot;U☻&quot;)+COUNTIF([.C18:.L18];&quot;U☺&quot;)" office:value-type="float" office:value="0" calcext:value-type="float">
            <text:p>0</text:p>
          </table:table-cell>
          <table:table-cell table:style-name="ce115" table:formula="of:=COUNTIF([.C18:.L18];&quot;KVIT&quot;)+COUNTIF([.C18:.L18];&quot;KVIT☻&quot;)+COUNTIF([.C18:.L18];&quot;kvit$&quot;)" office:value-type="float" office:value="1" calcext:value-type="float">
            <text:p>1</text:p>
          </table:table-cell>
          <table:table-cell table:style-name="ce116" table:formula="of:=COUNTBLANK([.C18:.L18])" office:value-type="float" office:value="0" calcext:value-type="float">
            <text:p>0</text:p>
          </table:table-cell>
          <table:table-cell table:style-name="ce117" table:formula="of:=COUNTIF([.C18:.L18];&quot;x&quot;)" office:value-type="float" office:value="1" calcext:value-type="float">
            <text:p>1</text:p>
          </table:table-cell>
          <table:table-cell table:style-name="ce118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1" calcext:value-type="float">
            <text:p>1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7-18" calcext:value-type="date">
            <text:p>18. VII. 12</text:p>
          </table:table-cell>
          <table:table-cell table:style-name="ce112" table:formula="of:=TEXT([.A19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office:annotation draw:style-name="gr4" draw:text-style-name="P2" svg:width="2.954cm" svg:height="0.688cm" svg:x="3.695cm" svg:y="10.765cm" draw:caption-point-x="-0.243cm" draw:caption-point-y="1.913cm">
              <dc:date>2022-03-21T00:00:00</dc:date>
              <text:p text:style-name="P1">mishaly</text:p>
            </office:annotation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KOM</text:p>
          </table:table-cell>
          <table:table-cell table:style-name="ce29" office:value-type="string" calcext:value-type="string">
            <text:p>MŠŠ</text:p>
          </table:table-cell>
          <table:table-cell table:style-name="ce115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115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 calcext:value-type="float">
            <text:p>0</text:p>
          </table:table-cell>
          <table:table-cell table:style-name="ce115" table:formula="of:=COUNTIF([.C19:.L19];&quot;51&quot;)+COUNTIF([.C19:.L19];&quot;51$&quot;)+COUNTIF([.C19:.L19];&quot;51☻&quot;)" office:value-type="float" office:value="1" calcext:value-type="float">
            <text:p>1</text:p>
          </table:table-cell>
          <table:table-cell table:style-name="ce115" table:formula="of:=COUNTIF([.C19:.L19];&quot;52&quot;)+COUNTIF([.C19:.L19];&quot;52$&quot;)+COUNTIF([.C19:.L19];&quot;52☻&quot;)" office:value-type="float" office:value="1" calcext:value-type="float">
            <text:p>1</text:p>
          </table:table-cell>
          <table:table-cell table:style-name="ce115" table:formula="of:=COUNTIF([.C19:.L19];&quot;51¶&quot;)" office:value-type="float" office:value="0" calcext:value-type="float">
            <text:p>0</text:p>
          </table:table-cell>
          <table:table-cell table:style-name="ce115" table:formula="of:=COUNTIF([.C19:.L19];&quot;52¶&quot;)" office:value-type="float" office:value="0" calcext:value-type="float">
            <text:p>0</text:p>
          </table:table-cell>
          <table:table-cell table:style-name="ce115" table:formula="of:=COUNTIF([.C19:.L19];&quot;U&quot;)+COUNTIF([.C19:.L19];&quot;U☻&quot;)+COUNTIF([.C19:.L19];&quot;U☺&quot;)" office:value-type="float" office:value="0" calcext:value-type="float">
            <text:p>0</text:p>
          </table:table-cell>
          <table:table-cell table:style-name="ce115" table:formula="of:=COUNTIF([.C19:.L19];&quot;KVIT&quot;)+COUNTIF([.C19:.L19];&quot;KVIT☻&quot;)+COUNTIF([.C19:.L19];&quot;kvit$&quot;)" office:value-type="float" office:value="1" calcext:value-type="float">
            <text:p>1</text:p>
          </table:table-cell>
          <table:table-cell table:style-name="ce116" table:formula="of:=COUNTBLANK([.C19:.L19])" office:value-type="float" office:value="0" calcext:value-type="float">
            <text:p>0</text:p>
          </table:table-cell>
          <table:table-cell table:style-name="ce117" table:formula="of:=COUNTIF([.C19:.L19];&quot;x&quot;)" office:value-type="float" office:value="1" calcext:value-type="float">
            <text:p>1</text:p>
          </table:table-cell>
          <table:table-cell table:style-name="ce118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7-19" calcext:value-type="date">
            <text:p>19. VII. 12</text:p>
          </table:table-cell>
          <table:table-cell table:style-name="ce112" table:formula="of:=TEXT([.A20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office:annotation draw:style-name="gr4" draw:text-style-name="P2" svg:width="2.954cm" svg:height="0.688cm" svg:x="3.695cm" svg:y="11.469cm" draw:caption-point-x="-0.243cm" draw:caption-point-y="1.913cm">
              <dc:date>2022-03-21T00:00:00</dc:date>
              <text:p text:style-name="P1">mishaly</text:p>
            </office:annotation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8" office:value-type="string" calcext:value-type="string">
            <office:annotation draw:style-name="gr2" draw:text-style-name="P2" svg:width="2.702cm" svg:height="0.698cm" svg:x="13.223cm" svg:y="12.729cm" draw:caption-point-x="-0.211cm" draw:caption-point-y="0.653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MŠŠ</text:p>
          </table:table-cell>
          <table:table-cell table:style-name="ce115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115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 calcext:value-type="float">
            <text:p>0</text:p>
          </table:table-cell>
          <table:table-cell table:style-name="ce115" table:formula="of:=COUNTIF([.C20:.L20];&quot;51&quot;)+COUNTIF([.C20:.L20];&quot;51$&quot;)+COUNTIF([.C20:.L20];&quot;51☻&quot;)" office:value-type="float" office:value="1" calcext:value-type="float">
            <text:p>1</text:p>
          </table:table-cell>
          <table:table-cell table:style-name="ce115" table:formula="of:=COUNTIF([.C20:.L20];&quot;52&quot;)+COUNTIF([.C20:.L20];&quot;52$&quot;)+COUNTIF([.C20:.L20];&quot;52☻&quot;)" office:value-type="float" office:value="1" calcext:value-type="float">
            <text:p>1</text:p>
          </table:table-cell>
          <table:table-cell table:style-name="ce115" table:formula="of:=COUNTIF([.C20:.L20];&quot;51¶&quot;)" office:value-type="float" office:value="1" calcext:value-type="float">
            <text:p>1</text:p>
          </table:table-cell>
          <table:table-cell table:style-name="ce115" table:formula="of:=COUNTIF([.C20:.L20];&quot;52¶&quot;)" office:value-type="float" office:value="0" calcext:value-type="float">
            <text:p>0</text:p>
          </table:table-cell>
          <table:table-cell table:style-name="ce115" table:formula="of:=COUNTIF([.C20:.L20];&quot;U&quot;)+COUNTIF([.C20:.L20];&quot;U☻&quot;)+COUNTIF([.C20:.L20];&quot;U☺&quot;)" office:value-type="float" office:value="0" calcext:value-type="float">
            <text:p>0</text:p>
          </table:table-cell>
          <table:table-cell table:style-name="ce115" table:formula="of:=COUNTIF([.C20:.L20];&quot;KVIT&quot;)+COUNTIF([.C20:.L20];&quot;KVIT☻&quot;)+COUNTIF([.C20:.L20];&quot;kvit$&quot;)" office:value-type="float" office:value="1" calcext:value-type="float">
            <text:p>1</text:p>
          </table:table-cell>
          <table:table-cell table:style-name="ce116" table:formula="of:=COUNTBLANK([.C20:.L20])" office:value-type="float" office:value="0" calcext:value-type="float">
            <text:p>0</text:p>
          </table:table-cell>
          <table:table-cell table:style-name="ce117" table:formula="of:=COUNTIF([.C20:.L20];&quot;x&quot;)" office:value-type="float" office:value="1" calcext:value-type="float">
            <text:p>1</text:p>
          </table:table-cell>
          <table:table-cell table:style-name="ce118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7-20" calcext:value-type="date">
            <text:p>20. VII. 12</text:p>
          </table:table-cell>
          <table:table-cell table:style-name="ce112" table:formula="of:=TEXT([.A21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office:annotation draw:style-name="gr6" draw:text-style-name="P2" svg:width="2.926cm" svg:height="1.275cm" svg:x="10.318cm" svg:y="12.173cm" draw:caption-point-x="-0.232cm" draw:caption-point-y="1.912cm">
              <dc:date>2022-03-21T00:00:00</dc:date>
              <text:p text:style-name="P1">Dezurstvo trbovlje</text:p>
            </office:annotation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8" office:value-type="string" calcext:value-type="string">
            <office:annotation draw:style-name="gr3" draw:text-style-name="P2" svg:width="3.208cm" svg:height="1.274cm" svg:x="13.244cm" svg:y="12.835cm" draw:caption-point-x="-0.232cm" draw:caption-point-y="1.25cm">
              <dc:date>2022-03-21T00:00:00</dc:date>
              <text:p text:style-name="P1">ne rezpisete od 18.5 do 3.6.</text:p>
            </office:annotation>
            <text:p>RAV</text:p>
          </table:table-cell>
          <table:table-cell table:style-name="ce29" office:value-type="string" calcext:value-type="string">
            <text:p>ORO</text:p>
          </table:table-cell>
          <table:table-cell table:style-name="ce115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115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 calcext:value-type="float">
            <text:p>0</text:p>
          </table:table-cell>
          <table:table-cell table:style-name="ce115" table:formula="of:=COUNTIF([.C21:.L21];&quot;51&quot;)+COUNTIF([.C21:.L21];&quot;51$&quot;)+COUNTIF([.C21:.L21];&quot;51☻&quot;)" office:value-type="float" office:value="1" calcext:value-type="float">
            <text:p>1</text:p>
          </table:table-cell>
          <table:table-cell table:style-name="ce115" table:formula="of:=COUNTIF([.C21:.L21];&quot;52&quot;)+COUNTIF([.C21:.L21];&quot;52$&quot;)+COUNTIF([.C21:.L21];&quot;52☻&quot;)" office:value-type="float" office:value="1" calcext:value-type="float">
            <text:p>1</text:p>
          </table:table-cell>
          <table:table-cell table:style-name="ce115" table:formula="of:=COUNTIF([.C21:.L21];&quot;51¶&quot;)" office:value-type="float" office:value="0" calcext:value-type="float">
            <text:p>0</text:p>
          </table:table-cell>
          <table:table-cell table:style-name="ce115" table:formula="of:=COUNTIF([.C21:.L21];&quot;52¶&quot;)" office:value-type="float" office:value="0" calcext:value-type="float">
            <text:p>0</text:p>
          </table:table-cell>
          <table:table-cell table:style-name="ce115" table:formula="of:=COUNTIF([.C21:.L21];&quot;U&quot;)+COUNTIF([.C21:.L21];&quot;U☻&quot;)+COUNTIF([.C21:.L21];&quot;U☺&quot;)" office:value-type="float" office:value="0" calcext:value-type="float">
            <text:p>0</text:p>
          </table:table-cell>
          <table:table-cell table:style-name="ce115" table:formula="of:=COUNTIF([.C21:.L21];&quot;KVIT&quot;)+COUNTIF([.C21:.L21];&quot;KVIT☻&quot;)+COUNTIF([.C21:.L21];&quot;kvit$&quot;)" office:value-type="float" office:value="1" calcext:value-type="float">
            <text:p>1</text:p>
          </table:table-cell>
          <table:table-cell table:style-name="ce116" table:formula="of:=COUNTBLANK([.C21:.L21])" office:value-type="float" office:value="0" calcext:value-type="float">
            <text:p>0</text:p>
          </table:table-cell>
          <table:table-cell table:style-name="ce117" table:formula="of:=COUNTIF([.C21:.L21];&quot;x&quot;)" office:value-type="float" office:value="1" calcext:value-type="float">
            <text:p>1</text:p>
          </table:table-cell>
          <table:table-cell table:style-name="ce118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7-21" calcext:value-type="date">
            <text:p>21. VII. 12</text:p>
          </table:table-cell>
          <table:table-cell table:style-name="ce111" table:formula="of:=TEXT([.A22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4"/>
          <table:table-cell table:style-name="ce41"/>
          <table:table-cell table:style-name="ce31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46" office:value-type="string" calcext:value-type="string">
            <text:p>MŠŠ</text:p>
          </table:table-cell>
          <table:table-cell table:style-name="ce46" office:value-type="string" calcext:value-type="string">
            <text:p>ORO</text:p>
          </table:table-cell>
          <table:table-cell table:style-name="ce115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115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 calcext:value-type="float">
            <text:p>1</text:p>
          </table:table-cell>
          <table:table-cell table:style-name="ce115" table:formula="of:=COUNTIF([.C22:.L22];&quot;51&quot;)+COUNTIF([.C22:.L22];&quot;51$&quot;)+COUNTIF([.C22:.L22];&quot;51☻&quot;)" office:value-type="float" office:value="0" calcext:value-type="float">
            <text:p>0</text:p>
          </table:table-cell>
          <table:table-cell table:style-name="ce115" table:formula="of:=COUNTIF([.C22:.L22];&quot;52&quot;)+COUNTIF([.C22:.L22];&quot;52$&quot;)+COUNTIF([.C22:.L22];&quot;52☻&quot;)" office:value-type="float" office:value="0" calcext:value-type="float">
            <text:p>0</text:p>
          </table:table-cell>
          <table:table-cell table:style-name="ce115" table:formula="of:=COUNTIF([.C22:.L22];&quot;51¶&quot;)" office:value-type="float" office:value="0" calcext:value-type="float">
            <text:p>0</text:p>
          </table:table-cell>
          <table:table-cell table:style-name="ce115" table:formula="of:=COUNTIF([.C22:.L22];&quot;52¶&quot;)" office:value-type="float" office:value="0" calcext:value-type="float">
            <text:p>0</text:p>
          </table:table-cell>
          <table:table-cell table:style-name="ce115" table:formula="of:=COUNTIF([.C22:.L22];&quot;U&quot;)+COUNTIF([.C22:.L22];&quot;U☻&quot;)+COUNTIF([.C22:.L22];&quot;U☺&quot;)" office:value-type="float" office:value="0" calcext:value-type="float">
            <text:p>0</text:p>
          </table:table-cell>
          <table:table-cell table:style-name="ce115" table:formula="of:=COUNTIF([.C22:.L22];&quot;KVIT&quot;)+COUNTIF([.C22:.L22];&quot;KVIT☻&quot;)+COUNTIF([.C22:.L22];&quot;kvit$&quot;)" office:value-type="float" office:value="0" calcext:value-type="float">
            <text:p>0</text:p>
          </table:table-cell>
          <table:table-cell table:style-name="ce116" table:formula="of:=COUNTBLANK([.C22:.L22])" office:value-type="float" office:value="8" calcext:value-type="float">
            <text:p>8</text:p>
          </table:table-cell>
          <table:table-cell table:style-name="ce117" table:formula="of:=COUNTIF([.C22:.L22];&quot;x&quot;)" office:value-type="float" office:value="0" calcext:value-type="float">
            <text:p>0</text:p>
          </table:table-cell>
          <table:table-cell table:style-name="ce118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0" calcext:value-type="float">
            <text:p>0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7-22" calcext:value-type="date">
            <text:p>22. VII. 12</text:p>
          </table:table-cell>
          <table:table-cell table:style-name="ce111" table:formula="of:=TEXT([.A23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3"/>
          <table:table-cell table:style-name="ce114">
            <office:annotation draw:style-name="gr5" draw:text-style-name="P2" svg:width="2.805cm" svg:height="0.687cm" svg:x="7.588cm" svg:y="13.581cm" draw:caption-point-x="-0.243cm" draw:caption-point-y="1.912cm">
              <dc:date>2022-03-21T00:00:00</dc:date>
              <text:p text:style-name="P1">dez</text:p>
            </office:annotation>
          </table:table-cell>
          <table:table-cell table:style-name="ce41"/>
          <table:table-cell table:style-name="ce31" table:number-columns-repeated="2"/>
          <table:table-cell table:style-name="ce44"/>
          <table:table-cell table:style-name="ce31"/>
          <table:table-cell table:style-name="ce79" office:value-type="string" calcext:value-type="string">
            <office:annotation draw:style-name="gr2" draw:text-style-name="P2" svg:width="2.702cm" svg:height="0.698cm" svg:x="13.223cm" svg:y="14.84cm" draw:caption-point-x="-0.211cm" draw:caption-point-y="0.653cm">
              <dc:date>2022-03-21T00:00:00</dc:date>
              <text:p text:style-name="P1">Ne od 8-12.</text:p>
            </office:annotation>
            <text:p>HOL</text:p>
          </table:table-cell>
          <table:table-cell table:style-name="ce46" office:value-type="string" calcext:value-type="string">
            <text:p>ORO</text:p>
          </table:table-cell>
          <table:table-cell table:style-name="ce115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115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 calcext:value-type="float">
            <text:p>0</text:p>
          </table:table-cell>
          <table:table-cell table:style-name="ce115" table:formula="of:=COUNTIF([.C23:.L23];&quot;51&quot;)+COUNTIF([.C23:.L23];&quot;51$&quot;)+COUNTIF([.C23:.L23];&quot;51☻&quot;)" office:value-type="float" office:value="0" calcext:value-type="float">
            <text:p>0</text:p>
          </table:table-cell>
          <table:table-cell table:style-name="ce115" table:formula="of:=COUNTIF([.C23:.L23];&quot;52&quot;)+COUNTIF([.C23:.L23];&quot;52$&quot;)+COUNTIF([.C23:.L23];&quot;52☻&quot;)" office:value-type="float" office:value="0" calcext:value-type="float">
            <text:p>0</text:p>
          </table:table-cell>
          <table:table-cell table:style-name="ce115" table:formula="of:=COUNTIF([.C23:.L23];&quot;51¶&quot;)" office:value-type="float" office:value="0" calcext:value-type="float">
            <text:p>0</text:p>
          </table:table-cell>
          <table:table-cell table:style-name="ce115" table:formula="of:=COUNTIF([.C23:.L23];&quot;52¶&quot;)" office:value-type="float" office:value="0" calcext:value-type="float">
            <text:p>0</text:p>
          </table:table-cell>
          <table:table-cell table:style-name="ce115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115" table:formula="of:=COUNTIF([.C23:.L23];&quot;KVIT&quot;)+COUNTIF([.C23:.L23];&quot;KVIT☻&quot;)+COUNTIF([.C23:.L23];&quot;kvit$&quot;)" office:value-type="float" office:value="0" calcext:value-type="float">
            <text:p>0</text:p>
          </table:table-cell>
          <table:table-cell table:style-name="ce116" table:formula="of:=COUNTBLANK([.C23:.L23])" office:value-type="float" office:value="9" calcext:value-type="float">
            <text:p>9</text:p>
          </table:table-cell>
          <table:table-cell table:style-name="ce117" table:formula="of:=COUNTIF([.C23:.L23];&quot;x&quot;)" office:value-type="float" office:value="0" calcext:value-type="float">
            <text:p>0</text:p>
          </table:table-cell>
          <table:table-cell table:style-name="ce118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0" calcext:value-type="float">
            <text:p>0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7-23" calcext:value-type="date">
            <text:p>23. VII. 12</text:p>
          </table:table-cell>
          <table:table-cell table:style-name="ce112" table:formula="of:=TEXT([.A24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ORO</text:p>
          </table:table-cell>
          <table:table-cell table:style-name="ce115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115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 calcext:value-type="float">
            <text:p>0</text:p>
          </table:table-cell>
          <table:table-cell table:style-name="ce115" table:formula="of:=COUNTIF([.C24:.L24];&quot;51&quot;)+COUNTIF([.C24:.L24];&quot;51$&quot;)+COUNTIF([.C24:.L24];&quot;51☻&quot;)" office:value-type="float" office:value="1" calcext:value-type="float">
            <text:p>1</text:p>
          </table:table-cell>
          <table:table-cell table:style-name="ce115" table:formula="of:=COUNTIF([.C24:.L24];&quot;52&quot;)+COUNTIF([.C24:.L24];&quot;52$&quot;)+COUNTIF([.C24:.L24];&quot;52☻&quot;)" office:value-type="float" office:value="1" calcext:value-type="float">
            <text:p>1</text:p>
          </table:table-cell>
          <table:table-cell table:style-name="ce115" table:formula="of:=COUNTIF([.C24:.L24];&quot;51¶&quot;)" office:value-type="float" office:value="1" calcext:value-type="float">
            <text:p>1</text:p>
          </table:table-cell>
          <table:table-cell table:style-name="ce115" table:formula="of:=COUNTIF([.C24:.L24];&quot;52¶&quot;)" office:value-type="float" office:value="0" calcext:value-type="float">
            <text:p>0</text:p>
          </table:table-cell>
          <table:table-cell table:style-name="ce115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115" table:formula="of:=COUNTIF([.C24:.L24];&quot;KVIT&quot;)+COUNTIF([.C24:.L24];&quot;KVIT☻&quot;)+COUNTIF([.C24:.L24];&quot;kvit$&quot;)" office:value-type="float" office:value="1" calcext:value-type="float">
            <text:p>1</text:p>
          </table:table-cell>
          <table:table-cell table:style-name="ce116" table:formula="of:=COUNTBLANK([.C24:.L24])" office:value-type="float" office:value="0" calcext:value-type="float">
            <text:p>0</text:p>
          </table:table-cell>
          <table:table-cell table:style-name="ce117" table:formula="of:=COUNTIF([.C24:.L24];&quot;x&quot;)" office:value-type="float" office:value="1" calcext:value-type="float">
            <text:p>1</text:p>
          </table:table-cell>
          <table:table-cell table:style-name="ce118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 calcext:value-type="float">
            <text:p>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7-24" calcext:value-type="date">
            <text:p>24. VII. 12</text:p>
          </table:table-cell>
          <table:table-cell table:style-name="ce112" table:formula="of:=TEXT([.A25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8" office:value-type="string" calcext:value-type="string">
            <office:annotation draw:style-name="gr4" draw:text-style-name="P2" svg:width="2.702cm" svg:height="0.688cm" svg:x="13.223cm" svg:y="16.248cm" draw:caption-point-x="-0.211cm" draw:caption-point-y="0.653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MIO</text:p>
          </table:table-cell>
          <table:table-cell table:style-name="ce115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115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 calcext:value-type="float">
            <text:p>0</text:p>
          </table:table-cell>
          <table:table-cell table:style-name="ce115" table:formula="of:=COUNTIF([.C25:.L25];&quot;51&quot;)+COUNTIF([.C25:.L25];&quot;51$&quot;)+COUNTIF([.C25:.L25];&quot;51☻&quot;)" office:value-type="float" office:value="1" calcext:value-type="float">
            <text:p>1</text:p>
          </table:table-cell>
          <table:table-cell table:style-name="ce115" table:formula="of:=COUNTIF([.C25:.L25];&quot;52&quot;)+COUNTIF([.C25:.L25];&quot;52$&quot;)+COUNTIF([.C25:.L25];&quot;52☻&quot;)" office:value-type="float" office:value="1" calcext:value-type="float">
            <text:p>1</text:p>
          </table:table-cell>
          <table:table-cell table:style-name="ce115" table:formula="of:=COUNTIF([.C25:.L25];&quot;51¶&quot;)" office:value-type="float" office:value="0" calcext:value-type="float">
            <text:p>0</text:p>
          </table:table-cell>
          <table:table-cell table:style-name="ce115" table:formula="of:=COUNTIF([.C25:.L25];&quot;52¶&quot;)" office:value-type="float" office:value="0" calcext:value-type="float">
            <text:p>0</text:p>
          </table:table-cell>
          <table:table-cell table:style-name="ce115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115" table:formula="of:=COUNTIF([.C25:.L25];&quot;KVIT&quot;)+COUNTIF([.C25:.L25];&quot;KVIT☻&quot;)+COUNTIF([.C25:.L25];&quot;kvit$&quot;)" office:value-type="float" office:value="2" calcext:value-type="float">
            <text:p>2</text:p>
          </table:table-cell>
          <table:table-cell table:style-name="ce116" table:formula="of:=COUNTBLANK([.C25:.L25])" office:value-type="float" office:value="0" calcext:value-type="float">
            <text:p>0</text:p>
          </table:table-cell>
          <table:table-cell table:style-name="ce117" table:formula="of:=COUNTIF([.C25:.L25];&quot;x&quot;)" office:value-type="float" office:value="1" calcext:value-type="float">
            <text:p>1</text:p>
          </table:table-cell>
          <table:table-cell table:style-name="ce118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 calcext:value-type="float">
            <text:p>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7-25" calcext:value-type="date">
            <text:p>25. VII. 12</text:p>
          </table:table-cell>
          <table:table-cell table:style-name="ce112" table:formula="of:=TEXT([.A26];&quot;Ddd&quot;)" office:value-type="string" office:string-value="sre" calcext:value-type="string">
            <text:p>sre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9" office:value-type="string" calcext:value-type="string">
            <text:p>K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KOM</text:p>
          </table:table-cell>
          <table:table-cell table:style-name="ce29" office:value-type="string" calcext:value-type="string">
            <text:p>PIN</text:p>
          </table:table-cell>
          <table:table-cell table:style-name="ce115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115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 calcext:value-type="float">
            <text:p>0</text:p>
          </table:table-cell>
          <table:table-cell table:style-name="ce115" table:formula="of:=COUNTIF([.C26:.L26];&quot;51&quot;)+COUNTIF([.C26:.L26];&quot;51$&quot;)+COUNTIF([.C26:.L26];&quot;51☻&quot;)" office:value-type="float" office:value="1" calcext:value-type="float">
            <text:p>1</text:p>
          </table:table-cell>
          <table:table-cell table:style-name="ce115" table:formula="of:=COUNTIF([.C26:.L26];&quot;52&quot;)+COUNTIF([.C26:.L26];&quot;52$&quot;)+COUNTIF([.C26:.L26];&quot;52☻&quot;)" office:value-type="float" office:value="1" calcext:value-type="float">
            <text:p>1</text:p>
          </table:table-cell>
          <table:table-cell table:style-name="ce115" table:formula="of:=COUNTIF([.C26:.L26];&quot;51¶&quot;)" office:value-type="float" office:value="1" calcext:value-type="float">
            <text:p>1</text:p>
          </table:table-cell>
          <table:table-cell table:style-name="ce115" table:formula="of:=COUNTIF([.C26:.L26];&quot;52¶&quot;)" office:value-type="float" office:value="0" calcext:value-type="float">
            <text:p>0</text:p>
          </table:table-cell>
          <table:table-cell table:style-name="ce115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115" table:formula="of:=COUNTIF([.C26:.L26];&quot;KVIT&quot;)+COUNTIF([.C26:.L26];&quot;KVIT☻&quot;)+COUNTIF([.C26:.L26];&quot;kvit$&quot;)" office:value-type="float" office:value="1" calcext:value-type="float">
            <text:p>1</text:p>
          </table:table-cell>
          <table:table-cell table:style-name="ce116" table:formula="of:=COUNTBLANK([.C26:.L26])" office:value-type="float" office:value="0" calcext:value-type="float">
            <text:p>0</text:p>
          </table:table-cell>
          <table:table-cell table:style-name="ce117" table:formula="of:=COUNTIF([.C26:.L26];&quot;x&quot;)" office:value-type="float" office:value="1" calcext:value-type="float">
            <text:p>1</text:p>
          </table:table-cell>
          <table:table-cell table:style-name="ce118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 calcext:value-type="float">
            <text:p>2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7-26" calcext:value-type="date">
            <text:p>26. VII. 12</text:p>
          </table:table-cell>
          <table:table-cell table:style-name="ce112" table:formula="of:=TEXT([.A27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office:annotation draw:style-name="gr3" draw:text-style-name="P2" svg:width="2.805cm" svg:height="1.274cm" svg:x="5.715cm" svg:y="16.386cm" draw:caption-point-x="-0.243cm" draw:caption-point-y="1.922cm">
              <dc:date>2022-03-21T00:00:00</dc:date>
              <text:p text:style-name="P1">Dežurna trbovlje</text:p>
            </office:annotation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MIO</text:p>
          </table:table-cell>
          <table:table-cell table:style-name="ce115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115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 calcext:value-type="float">
            <text:p>0</text:p>
          </table:table-cell>
          <table:table-cell table:style-name="ce115" table:formula="of:=COUNTIF([.C27:.L27];&quot;51&quot;)+COUNTIF([.C27:.L27];&quot;51$&quot;)+COUNTIF([.C27:.L27];&quot;51☻&quot;)" office:value-type="float" office:value="1" calcext:value-type="float">
            <text:p>1</text:p>
          </table:table-cell>
          <table:table-cell table:style-name="ce115" table:formula="of:=COUNTIF([.C27:.L27];&quot;52&quot;)+COUNTIF([.C27:.L27];&quot;52$&quot;)+COUNTIF([.C27:.L27];&quot;52☻&quot;)" office:value-type="float" office:value="1" calcext:value-type="float">
            <text:p>1</text:p>
          </table:table-cell>
          <table:table-cell table:style-name="ce115" table:formula="of:=COUNTIF([.C27:.L27];&quot;51¶&quot;)" office:value-type="float" office:value="1" calcext:value-type="float">
            <text:p>1</text:p>
          </table:table-cell>
          <table:table-cell table:style-name="ce115" table:formula="of:=COUNTIF([.C27:.L27];&quot;52¶&quot;)" office:value-type="float" office:value="0" calcext:value-type="float">
            <text:p>0</text:p>
          </table:table-cell>
          <table:table-cell table:style-name="ce115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115" table:formula="of:=COUNTIF([.C27:.L27];&quot;KVIT&quot;)+COUNTIF([.C27:.L27];&quot;KVIT☻&quot;)+COUNTIF([.C27:.L27];&quot;kvit$&quot;)" office:value-type="float" office:value="2" calcext:value-type="float">
            <text:p>2</text:p>
          </table:table-cell>
          <table:table-cell table:style-name="ce116" table:formula="of:=COUNTBLANK([.C27:.L27])" office:value-type="float" office:value="0" calcext:value-type="float">
            <text:p>0</text:p>
          </table:table-cell>
          <table:table-cell table:style-name="ce117" table:formula="of:=COUNTIF([.C27:.L27];&quot;x&quot;)" office:value-type="float" office:value="1" calcext:value-type="float">
            <text:p>1</text:p>
          </table:table-cell>
          <table:table-cell table:style-name="ce118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 calcext:value-type="float">
            <text:p>2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7-27" calcext:value-type="date">
            <text:p>27. VII. 12</text:p>
          </table:table-cell>
          <table:table-cell table:style-name="ce112" table:formula="of:=TEXT([.A28];&quot;Ddd&quot;)" office:value-type="string" office:string-value="pet" calcext:value-type="string">
            <text:p>pet</text:p>
          </table:table-cell>
          <table:table-cell table:style-name="ce3" table:formula="of:=[$'Vzorci vnosov'.$A$5]" office:value-type="string" office:string-value="52" calcext:value-type="string">
            <office:annotation draw:style-name="gr5" draw:text-style-name="P2" svg:width="2.954cm" svg:height="0.687cm" svg:x="3.695cm" svg:y="17.09cm" draw:caption-point-x="-0.243cm" draw:caption-point-y="1.922cm">
              <dc:date>2022-03-21T00:00:00</dc:date>
              <text:p text:style-name="P1">Dež trbovlje</text:p>
            </office:annotation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MIO</text:p>
          </table:table-cell>
          <table:table-cell table:style-name="ce115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115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 calcext:value-type="float">
            <text:p>1</text:p>
          </table:table-cell>
          <table:table-cell table:style-name="ce115" table:formula="of:=COUNTIF([.C28:.L28];&quot;51&quot;)+COUNTIF([.C28:.L28];&quot;51$&quot;)+COUNTIF([.C28:.L28];&quot;51☻&quot;)" office:value-type="float" office:value="1" calcext:value-type="float">
            <text:p>1</text:p>
          </table:table-cell>
          <table:table-cell table:style-name="ce115" table:formula="of:=COUNTIF([.C28:.L28];&quot;52&quot;)+COUNTIF([.C28:.L28];&quot;52$&quot;)+COUNTIF([.C28:.L28];&quot;52☻&quot;)" office:value-type="float" office:value="1" calcext:value-type="float">
            <text:p>1</text:p>
          </table:table-cell>
          <table:table-cell table:style-name="ce115" table:formula="of:=COUNTIF([.C28:.L28];&quot;51¶&quot;)" office:value-type="float" office:value="0" calcext:value-type="float">
            <text:p>0</text:p>
          </table:table-cell>
          <table:table-cell table:style-name="ce115" table:formula="of:=COUNTIF([.C28:.L28];&quot;52¶&quot;)" office:value-type="float" office:value="0" calcext:value-type="float">
            <text:p>0</text:p>
          </table:table-cell>
          <table:table-cell table:style-name="ce115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115" table:formula="of:=COUNTIF([.C28:.L28];&quot;KVIT&quot;)+COUNTIF([.C28:.L28];&quot;KVIT☻&quot;)+COUNTIF([.C28:.L28];&quot;kvit$&quot;)" office:value-type="float" office:value="2" calcext:value-type="float">
            <text:p>2</text:p>
          </table:table-cell>
          <table:table-cell table:style-name="ce116" table:formula="of:=COUNTBLANK([.C28:.L28])" office:value-type="float" office:value="0" calcext:value-type="float">
            <text:p>0</text:p>
          </table:table-cell>
          <table:table-cell table:style-name="ce117" table:formula="of:=COUNTIF([.C28:.L28];&quot;x&quot;)" office:value-type="float" office:value="1" calcext:value-type="float">
            <text:p>1</text:p>
          </table:table-cell>
          <table:table-cell table:style-name="ce118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 calcext:value-type="float">
            <text:p>2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7-28" calcext:value-type="date">
            <text:p>28. VII. 12</text:p>
          </table:table-cell>
          <table:table-cell table:style-name="ce111" table:formula="of:=TEXT([.A29];&quot;Ddd&quot;)" office:value-type="string" office:string-value="sob" calcext:value-type="string">
            <text:p>sob</text:p>
          </table:table-cell>
          <table:table-cell table:style-name="ce41"/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2" table:number-columns-repeated="5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MIO</text:p>
          </table:table-cell>
          <table:table-cell table:style-name="ce115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115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 calcext:value-type="float">
            <text:p>1</text:p>
          </table:table-cell>
          <table:table-cell table:style-name="ce115" table:formula="of:=COUNTIF([.C29:.L29];&quot;51&quot;)+COUNTIF([.C29:.L29];&quot;51$&quot;)+COUNTIF([.C29:.L29];&quot;51☻&quot;)" office:value-type="float" office:value="0" calcext:value-type="float">
            <text:p>0</text:p>
          </table:table-cell>
          <table:table-cell table:style-name="ce115" table:formula="of:=COUNTIF([.C29:.L29];&quot;52&quot;)+COUNTIF([.C29:.L29];&quot;52$&quot;)+COUNTIF([.C29:.L29];&quot;52☻&quot;)" office:value-type="float" office:value="0" calcext:value-type="float">
            <text:p>0</text:p>
          </table:table-cell>
          <table:table-cell table:style-name="ce115" table:formula="of:=COUNTIF([.C29:.L29];&quot;51¶&quot;)" office:value-type="float" office:value="0" calcext:value-type="float">
            <text:p>0</text:p>
          </table:table-cell>
          <table:table-cell table:style-name="ce115" table:formula="of:=COUNTIF([.C29:.L29];&quot;52¶&quot;)" office:value-type="float" office:value="0" calcext:value-type="float">
            <text:p>0</text:p>
          </table:table-cell>
          <table:table-cell table:style-name="ce115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115" table:formula="of:=COUNTIF([.C29:.L29];&quot;KVIT&quot;)+COUNTIF([.C29:.L29];&quot;KVIT☻&quot;)+COUNTIF([.C29:.L29];&quot;kvit$&quot;)" office:value-type="float" office:value="0" calcext:value-type="float">
            <text:p>0</text:p>
          </table:table-cell>
          <table:table-cell table:style-name="ce116" table:formula="of:=COUNTBLANK([.C29:.L29])" office:value-type="float" office:value="8" calcext:value-type="float">
            <text:p>8</text:p>
          </table:table-cell>
          <table:table-cell table:style-name="ce117" table:formula="of:=COUNTIF([.C29:.L29];&quot;x&quot;)" office:value-type="float" office:value="0" calcext:value-type="float">
            <text:p>0</text:p>
          </table:table-cell>
          <table:table-cell table:style-name="ce118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0" calcext:value-type="float">
            <text:p>0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7-29" calcext:value-type="date">
            <text:p>29. VII. 12</text:p>
          </table:table-cell>
          <table:table-cell table:style-name="ce111" table:formula="of:=TEXT([.A30];&quot;Ddd&quot;)" office:value-type="string" office:string-value="ned" calcext:value-type="string">
            <text:p>ned</text:p>
          </table:table-cell>
          <table:table-cell table:style-name="ce42"/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2"/>
          <table:table-cell table:style-name="ce31"/>
          <table:table-cell table:style-name="ce42" table:number-columns-repeated="5"/>
          <table:table-cell table:style-name="ce79" office:value-type="string" calcext:value-type="string">
            <office:annotation draw:style-name="gr3" draw:text-style-name="P2" svg:width="3.208cm" svg:height="1.274cm" svg:x="13.244cm" svg:y="19.158cm" draw:caption-point-x="-0.232cm" draw:caption-point-y="1.261cm">
              <dc:date>2022-03-21T00:00:00</dc:date>
              <text:p text:style-name="P1">ne rezpisete od 18.5 do 3.6.</text:p>
            </office:annotation>
            <text:p>RAV</text:p>
          </table:table-cell>
          <table:table-cell table:style-name="ce46" office:value-type="string" calcext:value-type="string">
            <text:p>MIO</text:p>
          </table:table-cell>
          <table:table-cell table:style-name="ce115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115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 calcext:value-type="float">
            <text:p>0</text:p>
          </table:table-cell>
          <table:table-cell table:style-name="ce115" table:formula="of:=COUNTIF([.C30:.L30];&quot;51&quot;)+COUNTIF([.C30:.L30];&quot;51$&quot;)+COUNTIF([.C30:.L30];&quot;51☻&quot;)" office:value-type="float" office:value="0" calcext:value-type="float">
            <text:p>0</text:p>
          </table:table-cell>
          <table:table-cell table:style-name="ce115" table:formula="of:=COUNTIF([.C30:.L30];&quot;52&quot;)+COUNTIF([.C30:.L30];&quot;52$&quot;)+COUNTIF([.C30:.L30];&quot;52☻&quot;)" office:value-type="float" office:value="0" calcext:value-type="float">
            <text:p>0</text:p>
          </table:table-cell>
          <table:table-cell table:style-name="ce115" table:formula="of:=COUNTIF([.C30:.L30];&quot;51¶&quot;)" office:value-type="float" office:value="0" calcext:value-type="float">
            <text:p>0</text:p>
          </table:table-cell>
          <table:table-cell table:style-name="ce115" table:formula="of:=COUNTIF([.C30:.L30];&quot;52¶&quot;)" office:value-type="float" office:value="0" calcext:value-type="float">
            <text:p>0</text:p>
          </table:table-cell>
          <table:table-cell table:style-name="ce115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115" table:formula="of:=COUNTIF([.C30:.L30];&quot;KVIT&quot;)+COUNTIF([.C30:.L30];&quot;KVIT☻&quot;)+COUNTIF([.C30:.L30];&quot;kvit$&quot;)" office:value-type="float" office:value="0" calcext:value-type="float">
            <text:p>0</text:p>
          </table:table-cell>
          <table:table-cell table:style-name="ce116" table:formula="of:=COUNTBLANK([.C30:.L30])" office:value-type="float" office:value="9" calcext:value-type="float">
            <text:p>9</text:p>
          </table:table-cell>
          <table:table-cell table:style-name="ce117" table:formula="of:=COUNTIF([.C30:.L30];&quot;x&quot;)" office:value-type="float" office:value="0" calcext:value-type="float">
            <text:p>0</text:p>
          </table:table-cell>
          <table:table-cell table:style-name="ce118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2-07-30" calcext:value-type="date">
            <text:p>30. VII. 12</text:p>
          </table:table-cell>
          <table:table-cell table:style-name="ce112" table:formula="of:=TEXT([.A31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GRY</text:p>
          </table:table-cell>
          <table:table-cell table:style-name="ce29" office:value-type="string" calcext:value-type="string">
            <text:p>MŠŠ</text:p>
          </table:table-cell>
          <table:table-cell table:style-name="ce115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115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0" calcext:value-type="float">
            <text:p>0</text:p>
          </table:table-cell>
          <table:table-cell table:style-name="ce115" table:formula="of:=COUNTIF([.C31:.L31];&quot;51&quot;)+COUNTIF([.C31:.L31];&quot;51$&quot;)+COUNTIF([.C31:.L31];&quot;51☻&quot;)" office:value-type="float" office:value="1" calcext:value-type="float">
            <text:p>1</text:p>
          </table:table-cell>
          <table:table-cell table:style-name="ce115" table:formula="of:=COUNTIF([.C31:.L31];&quot;52&quot;)+COUNTIF([.C31:.L31];&quot;52$&quot;)+COUNTIF([.C31:.L31];&quot;52☻&quot;)" office:value-type="float" office:value="1" calcext:value-type="float">
            <text:p>1</text:p>
          </table:table-cell>
          <table:table-cell table:style-name="ce115" table:formula="of:=COUNTIF([.C31:.L31];&quot;51¶&quot;)" office:value-type="float" office:value="1" calcext:value-type="float">
            <text:p>1</text:p>
          </table:table-cell>
          <table:table-cell table:style-name="ce115" table:formula="of:=COUNTIF([.C31:.L31];&quot;52¶&quot;)" office:value-type="float" office:value="0" calcext:value-type="float">
            <text:p>0</text:p>
          </table:table-cell>
          <table:table-cell table:style-name="ce115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115" table:formula="of:=COUNTIF([.C31:.L31];&quot;KVIT&quot;)+COUNTIF([.C31:.L31];&quot;KVIT☻&quot;)+COUNTIF([.C31:.L31];&quot;kvit$&quot;)" office:value-type="float" office:value="1" calcext:value-type="float">
            <text:p>1</text:p>
          </table:table-cell>
          <table:table-cell table:style-name="ce116" table:formula="of:=COUNTBLANK([.C31:.L31])" office:value-type="float" office:value="0" calcext:value-type="float">
            <text:p>0</text:p>
          </table:table-cell>
          <table:table-cell table:style-name="ce117" table:formula="of:=COUNTIF([.C31:.L31];&quot;x&quot;)" office:value-type="float" office:value="1" calcext:value-type="float">
            <text:p>1</text:p>
          </table:table-cell>
          <table:table-cell table:style-name="ce118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2-07-31" calcext:value-type="date">
            <text:p>31. VII. 12</text:p>
          </table:table-cell>
          <table:table-cell table:style-name="ce112" table:formula="of:=TEXT([.A32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MŠŠ</text:p>
          </table:table-cell>
          <table:table-cell table:style-name="ce115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 calcext:value-type="float">
            <text:p>1</text:p>
          </table:table-cell>
          <table:table-cell table:style-name="ce115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0" calcext:value-type="float">
            <text:p>0</text:p>
          </table:table-cell>
          <table:table-cell table:style-name="ce115" table:formula="of:=COUNTIF([.C32:.L32];&quot;51&quot;)+COUNTIF([.C32:.L32];&quot;51$&quot;)+COUNTIF([.C32:.L32];&quot;51☻&quot;)" office:value-type="float" office:value="1" calcext:value-type="float">
            <text:p>1</text:p>
          </table:table-cell>
          <table:table-cell table:style-name="ce115" table:formula="of:=COUNTIF([.C32:.L32];&quot;52&quot;)+COUNTIF([.C32:.L32];&quot;52$&quot;)+COUNTIF([.C32:.L32];&quot;52☻&quot;)" office:value-type="float" office:value="1" calcext:value-type="float">
            <text:p>1</text:p>
          </table:table-cell>
          <table:table-cell table:style-name="ce115" table:formula="of:=COUNTIF([.C32:.L32];&quot;51¶&quot;)" office:value-type="float" office:value="1" calcext:value-type="float">
            <text:p>1</text:p>
          </table:table-cell>
          <table:table-cell table:style-name="ce115" table:formula="of:=COUNTIF([.C32:.L32];&quot;52¶&quot;)" office:value-type="float" office:value="0" calcext:value-type="float">
            <text:p>0</text:p>
          </table:table-cell>
          <table:table-cell table:style-name="ce115" table:formula="of:=COUNTIF([.C32:.L32];&quot;U&quot;)+COUNTIF([.C32:.L32];&quot;U☻&quot;)+COUNTIF([.C32:.L32];&quot;U☺&quot;)" office:value-type="float" office:value="0" calcext:value-type="float">
            <text:p>0</text:p>
          </table:table-cell>
          <table:table-cell table:style-name="ce115" table:formula="of:=COUNTIF([.C32:.L32];&quot;KVIT&quot;)+COUNTIF([.C32:.L32];&quot;KVIT☻&quot;)+COUNTIF([.C32:.L32];&quot;kvit$&quot;)" office:value-type="float" office:value="1" calcext:value-type="float">
            <text:p>1</text:p>
          </table:table-cell>
          <table:table-cell table:style-name="ce116" table:formula="of:=COUNTBLANK([.C32:.L32])" office:value-type="float" office:value="0" calcext:value-type="float">
            <text:p>0</text:p>
          </table:table-cell>
          <table:table-cell table:style-name="ce117" table:formula="of:=COUNTIF([.C32:.L32];&quot;x&quot;)" office:value-type="float" office:value="1" calcext:value-type="float">
            <text:p>1</text:p>
          </table:table-cell>
          <table:table-cell table:style-name="ce118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1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MIO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8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 calcext:value-type="float">
            <text:p>0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 calcext:value-type="float">
            <text:p>6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 calcext:value-type="float">
            <text:p>0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 calcext:value-type="float">
            <text:p>2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 calcext:value-type="float">
            <text:p>1</text:p>
          </table:table-cell>
          <table:table-cell table:style-name="ce32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6" calcext:value-type="float">
            <text:p>6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 calcext:value-type="float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3" calcext:value-type="float">
            <text:p>3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 calcext:value-type="float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 calcext:value-type="float">
            <text:p>5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2" calcext:value-type="float">
            <text:p>2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6" calcext:value-type="float">
            <text:p>6</text:p>
          </table:table-cell>
          <table:table-cell table:style-name="ce33" table:formula="of:=SUM([.D35:.D36])" office:value-type="float" office:value="4" calcext:value-type="float">
            <text:p>4</text:p>
          </table:table-cell>
          <table:table-cell table:style-name="ce33" table:formula="of:=SUM([.E35:.E36])" office:value-type="float" office:value="4" calcext:value-type="float">
            <text:p>4</text:p>
          </table:table-cell>
          <table:table-cell table:style-name="ce33" table:formula="of:=SUM([.F35:.F36])" office:value-type="float" office:value="4" calcext:value-type="float">
            <text:p>4</text:p>
          </table:table-cell>
          <table:table-cell table:style-name="ce33" table:formula="of:=SUM([.G35:.G36])" office:value-type="float" office:value="6" calcext:value-type="float">
            <text:p>6</text:p>
          </table:table-cell>
          <table:table-cell table:style-name="ce33" table:formula="of:=SUM([.H35:.H36])" office:value-type="float" office:value="0" calcext:value-type="float">
            <text:p>0</text:p>
          </table:table-cell>
          <table:table-cell table:style-name="ce33" table:formula="of:=SUM([.I35:.I36])" office:value-type="float" office:value="3" calcext:value-type="float">
            <text:p>3</text:p>
          </table:table-cell>
          <table:table-cell table:style-name="ce33" table:formula="of:=SUM([.J35:.J36])" office:value-type="float" office:value="5" calcext:value-type="float">
            <text:p>5</text:p>
          </table:table-cell>
          <table:table-cell table:style-name="ce33" table:formula="of:=SUM([.K35:.K36])" office:value-type="float" office:value="6" calcext:value-type="float">
            <text:p>6</text:p>
          </table:table-cell>
          <table:table-cell table:style-name="ce33" table:formula="of:=SUM([.L35:.L36])" office:value-type="float" office:value="2" calcext:value-type="float">
            <text:p>2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 calcext:value-type="float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3" calcext:value-type="float">
            <text:p>3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6" calcext:value-type="float">
            <text:p>6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 calcext:value-type="float">
            <text:p>6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 calcext:value-type="float">
            <text:p>0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9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64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9" calcext:value-type="float">
            <text:p>9</text:p>
          </table:table-cell>
          <table:table-cell table:style-name="ce34" table:formula="of:=COUNTIF([.D2:.D32];&quot;D&quot;)" office:value-type="float" office:value="13" calcext:value-type="float">
            <text:p>13</text:p>
          </table:table-cell>
          <table:table-cell table:style-name="ce34" table:formula="of:=COUNTIF([.E2:.E32];&quot;D&quot;)" office:value-type="float" office:value="15" calcext:value-type="float">
            <text:p>15</text:p>
          </table:table-cell>
          <table:table-cell table:style-name="ce34" table:formula="of:=COUNTIF([.F2:.F32];&quot;D&quot;)" office:value-type="float" office:value="7" calcext:value-type="float">
            <text:p>7</text:p>
          </table:table-cell>
          <table:table-cell table:style-name="ce34" table:formula="of:=COUNTIF([.G2:.G32];&quot;D&quot;)" office:value-type="float" office:value="4" calcext:value-type="float">
            <text:p>4</text:p>
          </table:table-cell>
          <table:table-cell table:style-name="ce34" table:formula="of:=COUNTIF([.H2:.H32];&quot;D&quot;)" office:value-type="float" office:value="15" calcext:value-type="float">
            <text:p>15</text:p>
          </table:table-cell>
          <table:table-cell table:style-name="ce34" table:formula="of:=COUNTIF([.I2:.I32];&quot;D&quot;)" office:value-type="float" office:value="16" calcext:value-type="float">
            <text:p>16</text:p>
          </table:table-cell>
          <table:table-cell table:style-name="ce34" table:formula="of:=COUNTIF([.J2:.J32];&quot;D&quot;)" office:value-type="float" office:value="7" calcext:value-type="float">
            <text:p>7</text:p>
          </table:table-cell>
          <table:table-cell table:style-name="ce34" table:formula="of:=COUNTIF([.K2:.K32];&quot;D&quot;)" office:value-type="float" office:value="0" calcext:value-type="float">
            <text:p>0</text:p>
          </table:table-cell>
          <table:table-cell table:style-name="ce34" table:formula="of:=COUNTIF([.L2:.L32];&quot;D&quot;)" office:value-type="float" office:value="18" calcext:value-type="float">
            <text:p>18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34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4" calcext:value-type="float">
            <text:p>4</text:p>
          </table:table-cell>
          <table:table-cell table:style-name="ce34" table:formula="of:=COUNTIF([.D2:.D32];&quot;X&quot;)" office:value-type="float" office:value="2" calcext:value-type="float">
            <text:p>2</text:p>
          </table:table-cell>
          <table:table-cell table:style-name="ce34" table:formula="of:=COUNTIF([.E2:.E32];&quot;X&quot;)" office:value-type="float" office:value="2" calcext:value-type="float">
            <text:p>2</text:p>
          </table:table-cell>
          <table:table-cell table:style-name="ce34" table:formula="of:=COUNTIF([.F2:.F32];&quot;X&quot;)" office:value-type="float" office:value="2" calcext:value-type="float">
            <text:p>2</text:p>
          </table:table-cell>
          <table:table-cell table:style-name="ce34" table:formula="of:=COUNTIF([.G2:.G32];&quot;X&quot;)" office:value-type="float" office:value="1" calcext:value-type="float">
            <text:p>1</text:p>
          </table:table-cell>
          <table:table-cell table:style-name="ce34" table:formula="of:=COUNTIF([.H2:.H32];&quot;X&quot;)" office:value-type="float" office:value="0" calcext:value-type="float">
            <text:p>0</text:p>
          </table:table-cell>
          <table:table-cell table:style-name="ce34" table:formula="of:=COUNTIF([.I2:.I32];&quot;X&quot;)" office:value-type="float" office:value="2" calcext:value-type="float">
            <text:p>2</text:p>
          </table:table-cell>
          <table:table-cell table:style-name="ce34" table:formula="of:=COUNTIF([.J2:.J32];&quot;X&quot;)" office:value-type="float" office:value="4" calcext:value-type="float">
            <text:p>4</text:p>
          </table:table-cell>
          <table:table-cell table:style-name="ce34" table:formula="of:=COUNTIF([.K2:.K32];&quot;X&quot;)" office:value-type="float" office:value="4" calcext:value-type="float">
            <text:p>4</text:p>
          </table:table-cell>
          <table:table-cell table:style-name="ce34" table:formula="of:=COUNTIF([.L2:.L32];&quot;X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N2:.N32];&quot;KOS&quot;)" office:value-type="float" office:value="3" calcext:value-type="float">
            <text:p>3</text:p>
          </table:table-cell>
          <table:table-cell table:style-name="ce34" table:formula="of:=COUNTIF([.N2:.N32];&quot;ŠOŠ&quot;)" office:value-type="float" office:value="4" calcext:value-type="float">
            <text:p>4</text:p>
          </table:table-cell>
          <table:table-cell table:style-name="ce34" table:formula="of:=COUNTIF([.N2:.N32];&quot;PIN&quot;)" office:value-type="float" office:value="1" calcext:value-type="float">
            <text:p>1</text:p>
          </table:table-cell>
          <table:table-cell table:style-name="ce34" table:formula="of:=COUNTIF([.N2:.N32];&quot;KON&quot;)" office:value-type="float" office:value="5" calcext:value-type="float">
            <text:p>5</text:p>
          </table:table-cell>
          <table:table-cell table:style-name="ce34" table:formula="of:=COUNTIF([.N2:.N32];&quot;oro&quot;)" office:value-type="float" office:value="4" calcext:value-type="float">
            <text:p>4</text:p>
          </table:table-cell>
          <table:table-cell table:style-name="ce34" table:formula="of:=COUNTIF([.N2:.N32];&quot;AND&quot;)" office:value-type="float" office:value="0" calcext:value-type="float">
            <text:p>0</text:p>
          </table:table-cell>
          <table:table-cell table:style-name="ce34" table:formula="of:=COUNTIF([.N2:.N32];&quot;ROD&quot;)" office:value-type="float" office:value="0" calcext:value-type="float">
            <text:p>0</text:p>
          </table:table-cell>
          <table:table-cell table:style-name="ce34" table:formula="of:=COUNTIF([.N2:.N32];&quot;DAN&quot;)" office:value-type="float" office:value="4" calcext:value-type="float">
            <text:p>4</text:p>
          </table:table-cell>
          <table:table-cell table:style-name="ce34" table:formula="of:=COUNTIF([.N2:.N32];&quot;MŠŠ&quot;)" office:value-type="float" office:value="5" calcext:value-type="float">
            <text:p>5</text:p>
          </table:table-cell>
          <table:table-cell table:style-name="ce34" table:formula="of:=COUNTIF([.N2:.N32];&quot;ŠT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2" calcext:value-type="float">
            <text:p>2</text:p>
          </table:table-cell>
          <table:table-cell table:style-name="ce1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1" table:formula="of:=COUNTIF([.F2:.F32];&quot;51¶&quot;)+COUNTIF([.F2:.F32];&quot;52¶&quot;)+COUNTIF([.F2:.F32];&quot;kvit¶&quot;)" office:value-type="float" office:value="2" calcext:value-type="float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2" calcext:value-type="float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2" calcext:value-type="float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1" calcext:value-type="float">
            <text:p>1</text:p>
          </table:table-cell>
          <table:table-cell table:style-name="ce1" table:formula="of:=COUNTIF([.J2:.J32];&quot;51¶&quot;)+COUNTIF([.J2:.J32];&quot;52¶&quot;)+COUNTIF([.J2:.J32];&quot;kvit¶&quot;)" office:value-type="float" office:value="2" calcext:value-type="float">
            <text:p>2</text:p>
          </table:table-cell>
          <table:table-cell table:style-name="ce1" table:formula="of:=COUNTIF([.K2:.K32];&quot;51¶&quot;)+COUNTIF([.K2:.K32];&quot;52¶&quot;)+COUNTIF([.K2:.K32];&quot;kvit¶&quot;)" office:value-type="float" office:value="2" calcext:value-type="float">
            <text:p>2</text:p>
          </table:table-cell>
          <table:table-cell table:style-name="ce1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julij.B2:julij.B32">
            <calcext:condition calcext:apply-style-name="ConditionalStyle_61" calcext:value="=&quot;sob&quot;" calcext:base-cell-address="julij.B2"/>
            <calcext:condition calcext:apply-style-name="ConditionalStyle_62" calcext:value="=&quot;ned&quot;" calcext:base-cell-address="julij.B2"/>
          </calcext:conditional-format>
          <calcext:conditional-format calcext:target-range-address="julij.O2:julij.V32">
            <calcext:condition calcext:apply-style-name="ConditionalStyle_63" calcext:value="&lt;1" calcext:base-cell-address="julij.O2"/>
            <calcext:condition calcext:apply-style-name="ConditionalStyle_64" calcext:value="&gt;1" calcext:base-cell-address="julij.O2"/>
          </calcext:conditional-format>
          <calcext:conditional-format calcext:target-range-address="julij.W2:julij.W32">
            <calcext:condition calcext:apply-style-name="ConditionalStyle_65" calcext:value="!=0" calcext:base-cell-address="julij.W2"/>
          </calcext:conditional-format>
          <calcext:conditional-format calcext:target-range-address="julij.X2:julij.X32">
            <calcext:condition calcext:apply-style-name="ConditionalStyle_66" calcext:value="=1" calcext:base-cell-address="julij.X2"/>
            <calcext:condition calcext:apply-style-name="ConditionalStyle_67" calcext:value="&gt;1" calcext:base-cell-address="julij.X2"/>
          </calcext:conditional-format>
          <calcext:conditional-format calcext:target-range-address="julij.Y2:julij.Y32">
            <calcext:condition calcext:apply-style-name="ConditionalStyle_68" calcext:value="&lt;2" calcext:base-cell-address="julij.Y2"/>
            <calcext:condition calcext:apply-style-name="ConditionalStyle_69" calcext:value="&gt;2" calcext:base-cell-address="julij.Y2"/>
          </calcext:conditional-format>
        </calcext:conditional-formats>
      </table:table>
      <table:table table:name="avgust" table:style-name="ta9">
        <table:table-column table:style-name="co3" table:default-cell-style-name="ce17"/>
        <table:table-column table:style-name="co42" table:default-cell-style-name="ce17"/>
        <table:table-column table:style-name="co22" table:default-cell-style-name="ce17"/>
        <table:table-column table:style-name="co32" table:default-cell-style-name="ce17"/>
        <table:table-column table:style-name="co22" table:number-columns-repeated="4" table:default-cell-style-name="ce17"/>
        <table:table-column table:style-name="co28" table:default-cell-style-name="ce17"/>
        <table:table-column table:style-name="co30" table:default-cell-style-name="ce17"/>
        <table:table-column table:style-name="co32" table:default-cell-style-name="ce17"/>
        <table:table-column table:style-name="co22" table:default-cell-style-name="ce17"/>
        <table:table-column table:style-name="co23" table:default-cell-style-name="ce17"/>
        <table:table-column table:style-name="co2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43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MIO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45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54" office:value-type="string" calcext:value-type="string">
            <text:p>☺</text:p>
          </table:table-cell>
          <table:table-cell table:style-name="ce55" table:formula="of:=[$'Vzorci vnosov'.$A$4]" office:value-type="string" office:string-value="51" calcext:value-type="string">
            <text:p>51</text:p>
          </table:table-cell>
          <table:table-cell table:style-name="ce55" table:formula="of:=[$'Vzorci vnosov'.$A$5]" office:value-type="string" office:string-value="52" calcext:value-type="string">
            <text:p>52</text:p>
          </table:table-cell>
          <table:table-cell table:style-name="ce56" table:formula="of:=[$'Vzorci vnosov'.$A$25]" office:value-type="string" office:string-value="51¶" calcext:value-type="string">
            <text:p>51¶</text:p>
          </table:table-cell>
          <table:table-cell table:style-name="ce57" table:formula="of:=[$'Vzorci vnosov'.$A$26]" office:value-type="string" office:string-value="52¶" calcext:value-type="string">
            <text:p>52¶</text:p>
          </table:table-cell>
          <table:table-cell table:style-name="ce58" table:formula="of:=[$'Vzorci vnosov'.$A$8]" office:value-type="string" office:string-value="U" calcext:value-type="string">
            <text:p>U</text:p>
          </table:table-cell>
          <table:table-cell table:style-name="ce55" table:formula="of:=[$'Vzorci vnosov'.$A$6]" office:value-type="string" office:string-value="KVIT" calcext:value-type="string">
            <text:p>KVIT</text:p>
          </table:table-cell>
          <table:table-cell table:style-name="ce59" office:value-type="string" calcext:value-type="string">
            <text:p>Brez</text:p>
          </table:table-cell>
          <table:table-cell table:style-name="ce53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2-08-01" calcext:value-type="date">
            <text:p>1. VIII. 12</text:p>
          </table:table-cell>
          <table:table-cell table:style-name="ce119" table:formula="of:=TEXT([.A2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8" office:value-type="string" calcext:value-type="string">
            <office:annotation draw:style-name="gr17" draw:text-style-name="P2" svg:width="2.672cm" svg:height="0.697cm" svg:x="13.557cm" svg:y="0.082cm" draw:caption-point-x="-0.211cm" draw:caption-point-y="0.631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MŠŠ</text:p>
          </table:table-cell>
          <table:table-cell table:style-name="ce121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121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 calcext:value-type="float">
            <text:p>0</text:p>
          </table:table-cell>
          <table:table-cell table:style-name="ce121" table:formula="of:=COUNTIF([.C2:.L2];&quot;51&quot;)+COUNTIF([.C2:.L2];&quot;51$&quot;)+COUNTIF([.C2:.L2];&quot;51☻&quot;)" office:value-type="float" office:value="1" calcext:value-type="float">
            <text:p>1</text:p>
          </table:table-cell>
          <table:table-cell table:style-name="ce121" table:formula="of:=COUNTIF([.C2:.L2];&quot;52&quot;)+COUNTIF([.C2:.L2];&quot;52$&quot;)+COUNTIF([.C2:.L2];&quot;52☻&quot;)" office:value-type="float" office:value="1" calcext:value-type="float">
            <text:p>1</text:p>
          </table:table-cell>
          <table:table-cell table:style-name="ce121" table:formula="of:=COUNTIF([.C2:.L2];&quot;51¶&quot;)" office:value-type="float" office:value="0" calcext:value-type="float">
            <text:p>0</text:p>
          </table:table-cell>
          <table:table-cell table:style-name="ce121" table:formula="of:=COUNTIF([.C2:.L2];&quot;52¶&quot;)" office:value-type="float" office:value="0" calcext:value-type="float">
            <text:p>0</text:p>
          </table:table-cell>
          <table:table-cell table:style-name="ce121" table:formula="of:=COUNTIF([.C2:.L2];&quot;U&quot;)+COUNTIF([.C2:.L2];&quot;U☻&quot;)+COUNTIF([.C2:.L2];&quot;U☺&quot;)" office:value-type="float" office:value="0" calcext:value-type="float">
            <text:p>0</text:p>
          </table:table-cell>
          <table:table-cell table:style-name="ce121" table:formula="of:=COUNTIF([.C2:.L2];&quot;KVIT&quot;)+COUNTIF([.C2:.L2];&quot;KVIT☻&quot;)+COUNTIF([.C2:.L2];&quot;kvit$&quot;)" office:value-type="float" office:value="1" calcext:value-type="float">
            <text:p>1</text:p>
          </table:table-cell>
          <table:table-cell table:style-name="ce122" table:formula="of:=COUNTBLANK([.C2:.L2])" office:value-type="float" office:value="0" calcext:value-type="float">
            <text:p>0</text:p>
          </table:table-cell>
          <table:table-cell table:style-name="ce123" table:formula="of:=COUNTIF([.C2:.L2];&quot;x&quot;)" office:value-type="float" office:value="1" calcext:value-type="float">
            <text:p>1</text:p>
          </table:table-cell>
          <table:table-cell table:style-name="ce124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20" office:value-type="date" office:date-value="2012-08-02" calcext:value-type="date">
            <text:p>2. VIII. 12</text:p>
          </table:table-cell>
          <table:table-cell table:style-name="ce119" table:formula="of:=TEXT([.A3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ROD</text:p>
          </table:table-cell>
          <table:table-cell table:style-name="ce121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121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 calcext:value-type="float">
            <text:p>0</text:p>
          </table:table-cell>
          <table:table-cell table:style-name="ce121" table:formula="of:=COUNTIF([.C3:.L3];&quot;51&quot;)+COUNTIF([.C3:.L3];&quot;51$&quot;)+COUNTIF([.C3:.L3];&quot;51☻&quot;)" office:value-type="float" office:value="1" calcext:value-type="float">
            <text:p>1</text:p>
          </table:table-cell>
          <table:table-cell table:style-name="ce121" table:formula="of:=COUNTIF([.C3:.L3];&quot;52&quot;)+COUNTIF([.C3:.L3];&quot;52$&quot;)+COUNTIF([.C3:.L3];&quot;52☻&quot;)" office:value-type="float" office:value="1" calcext:value-type="float">
            <text:p>1</text:p>
          </table:table-cell>
          <table:table-cell table:style-name="ce121" table:formula="of:=COUNTIF([.C3:.L3];&quot;51¶&quot;)" office:value-type="float" office:value="1" calcext:value-type="float">
            <text:p>1</text:p>
          </table:table-cell>
          <table:table-cell table:style-name="ce121" table:formula="of:=COUNTIF([.C3:.L3];&quot;52¶&quot;)" office:value-type="float" office:value="0" calcext:value-type="float">
            <text:p>0</text:p>
          </table:table-cell>
          <table:table-cell table:style-name="ce121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121" table:formula="of:=COUNTIF([.C3:.L3];&quot;KVIT&quot;)+COUNTIF([.C3:.L3];&quot;KVIT☻&quot;)+COUNTIF([.C3:.L3];&quot;kvit$&quot;)" office:value-type="float" office:value="1" calcext:value-type="float">
            <text:p>1</text:p>
          </table:table-cell>
          <table:table-cell table:style-name="ce122" table:formula="of:=COUNTBLANK([.C3:.L3])" office:value-type="float" office:value="0" calcext:value-type="float">
            <text:p>0</text:p>
          </table:table-cell>
          <table:table-cell table:style-name="ce123" table:formula="of:=COUNTIF([.C3:.L3];&quot;x&quot;)" office:value-type="float" office:value="1" calcext:value-type="float">
            <text:p>1</text:p>
          </table:table-cell>
          <table:table-cell table:style-name="ce124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8-03" calcext:value-type="date">
            <text:p>3. VIII. 12</text:p>
          </table:table-cell>
          <table:table-cell table:style-name="ce119" table:formula="of:=TEXT([.A4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GRY</text:p>
          </table:table-cell>
          <table:table-cell table:style-name="ce29" office:value-type="string" calcext:value-type="string">
            <text:p>ROD</text:p>
          </table:table-cell>
          <table:table-cell table:style-name="ce121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121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 calcext:value-type="float">
            <text:p>0</text:p>
          </table:table-cell>
          <table:table-cell table:style-name="ce121" table:formula="of:=COUNTIF([.C4:.L4];&quot;51&quot;)+COUNTIF([.C4:.L4];&quot;51$&quot;)+COUNTIF([.C4:.L4];&quot;51☻&quot;)" office:value-type="float" office:value="1" calcext:value-type="float">
            <text:p>1</text:p>
          </table:table-cell>
          <table:table-cell table:style-name="ce121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121" table:formula="of:=COUNTIF([.C4:.L4];&quot;51¶&quot;)" office:value-type="float" office:value="0" calcext:value-type="float">
            <text:p>0</text:p>
          </table:table-cell>
          <table:table-cell table:style-name="ce121" table:formula="of:=COUNTIF([.C4:.L4];&quot;52¶&quot;)" office:value-type="float" office:value="0" calcext:value-type="float">
            <text:p>0</text:p>
          </table:table-cell>
          <table:table-cell table:style-name="ce121" table:formula="of:=COUNTIF([.C4:.L4];&quot;U&quot;)+COUNTIF([.C4:.L4];&quot;U☻&quot;)+COUNTIF([.C4:.L4];&quot;U☺&quot;)" office:value-type="float" office:value="0" calcext:value-type="float">
            <text:p>0</text:p>
          </table:table-cell>
          <table:table-cell table:style-name="ce121" table:formula="of:=COUNTIF([.C4:.L4];&quot;KVIT&quot;)+COUNTIF([.C4:.L4];&quot;KVIT☻&quot;)+COUNTIF([.C4:.L4];&quot;kvit$&quot;)" office:value-type="float" office:value="1" calcext:value-type="float">
            <text:p>1</text:p>
          </table:table-cell>
          <table:table-cell table:style-name="ce122" table:formula="of:=COUNTBLANK([.C4:.L4])" office:value-type="float" office:value="0" calcext:value-type="float">
            <text:p>0</text:p>
          </table:table-cell>
          <table:table-cell table:style-name="ce123" table:formula="of:=COUNTIF([.C4:.L4];&quot;x&quot;)" office:value-type="float" office:value="1" calcext:value-type="float">
            <text:p>1</text:p>
          </table:table-cell>
          <table:table-cell table:style-name="ce124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8-04" calcext:value-type="date">
            <text:p>4. VIII. 12</text:p>
          </table:table-cell>
          <table:table-cell table:style-name="ce120" table:formula="of:=TEXT([.A5];&quot;Ddd&quot;)" office:value-type="string" office:string-value="sob" calcext:value-type="string">
            <text:p>sob</text:p>
          </table:table-cell>
          <table:table-cell table:style-name="ce42" table:number-columns-repeated="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42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4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ROD</text:p>
          </table:table-cell>
          <table:table-cell table:style-name="ce121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121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 calcext:value-type="float">
            <text:p>1</text:p>
          </table:table-cell>
          <table:table-cell table:style-name="ce121" table:formula="of:=COUNTIF([.C5:.L5];&quot;51&quot;)+COUNTIF([.C5:.L5];&quot;51$&quot;)+COUNTIF([.C5:.L5];&quot;51☻&quot;)" office:value-type="float" office:value="0" calcext:value-type="float">
            <text:p>0</text:p>
          </table:table-cell>
          <table:table-cell table:style-name="ce121" table:formula="of:=COUNTIF([.C5:.L5];&quot;52&quot;)+COUNTIF([.C5:.L5];&quot;52$&quot;)+COUNTIF([.C5:.L5];&quot;52☻&quot;)" office:value-type="float" office:value="0" calcext:value-type="float">
            <text:p>0</text:p>
          </table:table-cell>
          <table:table-cell table:style-name="ce121" table:formula="of:=COUNTIF([.C5:.L5];&quot;51¶&quot;)" office:value-type="float" office:value="0" calcext:value-type="float">
            <text:p>0</text:p>
          </table:table-cell>
          <table:table-cell table:style-name="ce121" table:formula="of:=COUNTIF([.C5:.L5];&quot;52¶&quot;)" office:value-type="float" office:value="0" calcext:value-type="float">
            <text:p>0</text:p>
          </table:table-cell>
          <table:table-cell table:style-name="ce121" table:formula="of:=COUNTIF([.C5:.L5];&quot;U&quot;)+COUNTIF([.C5:.L5];&quot;U☻&quot;)+COUNTIF([.C5:.L5];&quot;U☺&quot;)" office:value-type="float" office:value="0" calcext:value-type="float">
            <text:p>0</text:p>
          </table:table-cell>
          <table:table-cell table:style-name="ce121" table:formula="of:=COUNTIF([.C5:.L5];&quot;KVIT&quot;)+COUNTIF([.C5:.L5];&quot;KVIT☻&quot;)+COUNTIF([.C5:.L5];&quot;kvit$&quot;)" office:value-type="float" office:value="0" calcext:value-type="float">
            <text:p>0</text:p>
          </table:table-cell>
          <table:table-cell table:style-name="ce122" table:formula="of:=COUNTBLANK([.C5:.L5])" office:value-type="float" office:value="8" calcext:value-type="float">
            <text:p>8</text:p>
          </table:table-cell>
          <table:table-cell table:style-name="ce123" table:formula="of:=COUNTIF([.C5:.L5];&quot;x&quot;)" office:value-type="float" office:value="0" calcext:value-type="float">
            <text:p>0</text:p>
          </table:table-cell>
          <table:table-cell table:style-name="ce124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0" calcext:value-type="float">
            <text:p>0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8-05" calcext:value-type="date">
            <text:p>5. VIII. 12</text:p>
          </table:table-cell>
          <table:table-cell table:style-name="ce120" table:formula="of:=TEXT([.A6];&quot;Ddd&quot;)" office:value-type="string" office:string-value="ned" calcext:value-type="string">
            <text:p>ned</text:p>
          </table:table-cell>
          <table:table-cell table:style-name="ce42"/>
          <table:table-cell table:style-name="ce44"/>
          <table:table-cell table:style-name="ce42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42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ROD</text:p>
          </table:table-cell>
          <table:table-cell table:style-name="ce121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121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 calcext:value-type="float">
            <text:p>1</text:p>
          </table:table-cell>
          <table:table-cell table:style-name="ce121" table:formula="of:=COUNTIF([.C6:.L6];&quot;51&quot;)+COUNTIF([.C6:.L6];&quot;51$&quot;)+COUNTIF([.C6:.L6];&quot;51☻&quot;)" office:value-type="float" office:value="0" calcext:value-type="float">
            <text:p>0</text:p>
          </table:table-cell>
          <table:table-cell table:style-name="ce121" table:formula="of:=COUNTIF([.C6:.L6];&quot;52&quot;)+COUNTIF([.C6:.L6];&quot;52$&quot;)+COUNTIF([.C6:.L6];&quot;52☻&quot;)" office:value-type="float" office:value="0" calcext:value-type="float">
            <text:p>0</text:p>
          </table:table-cell>
          <table:table-cell table:style-name="ce121" table:formula="of:=COUNTIF([.C6:.L6];&quot;51¶&quot;)" office:value-type="float" office:value="0" calcext:value-type="float">
            <text:p>0</text:p>
          </table:table-cell>
          <table:table-cell table:style-name="ce121" table:formula="of:=COUNTIF([.C6:.L6];&quot;52¶&quot;)" office:value-type="float" office:value="0" calcext:value-type="float">
            <text:p>0</text:p>
          </table:table-cell>
          <table:table-cell table:style-name="ce121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121" table:formula="of:=COUNTIF([.C6:.L6];&quot;KVIT&quot;)+COUNTIF([.C6:.L6];&quot;KVIT☻&quot;)+COUNTIF([.C6:.L6];&quot;kvit$&quot;)" office:value-type="float" office:value="0" calcext:value-type="float">
            <text:p>0</text:p>
          </table:table-cell>
          <table:table-cell table:style-name="ce122" table:formula="of:=COUNTBLANK([.C6:.L6])" office:value-type="float" office:value="8" calcext:value-type="float">
            <text:p>8</text:p>
          </table:table-cell>
          <table:table-cell table:style-name="ce123" table:formula="of:=COUNTIF([.C6:.L6];&quot;x&quot;)" office:value-type="float" office:value="0" calcext:value-type="float">
            <text:p>0</text:p>
          </table:table-cell>
          <table:table-cell table:style-name="ce124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0" calcext:value-type="float">
            <text:p>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8-06" calcext:value-type="date">
            <text:p>6. VIII. 12</text:p>
          </table:table-cell>
          <table:table-cell table:style-name="ce119" table:formula="of:=TEXT([.A7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3" office:value-type="string" calcext:value-type="string">
            <text:p>PIR</text:p>
          </table:table-cell>
          <table:table-cell table:style-name="ce29" office:value-type="string" calcext:value-type="string">
            <text:p>ROD</text:p>
          </table:table-cell>
          <table:table-cell table:style-name="ce121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121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 calcext:value-type="float">
            <text:p>0</text:p>
          </table:table-cell>
          <table:table-cell table:style-name="ce121" table:formula="of:=COUNTIF([.C7:.L7];&quot;51&quot;)+COUNTIF([.C7:.L7];&quot;51$&quot;)+COUNTIF([.C7:.L7];&quot;51☻&quot;)" office:value-type="float" office:value="1" calcext:value-type="float">
            <text:p>1</text:p>
          </table:table-cell>
          <table:table-cell table:style-name="ce121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121" table:formula="of:=COUNTIF([.C7:.L7];&quot;51¶&quot;)" office:value-type="float" office:value="1" calcext:value-type="float">
            <text:p>1</text:p>
          </table:table-cell>
          <table:table-cell table:style-name="ce121" table:formula="of:=COUNTIF([.C7:.L7];&quot;52¶&quot;)" office:value-type="float" office:value="0" calcext:value-type="float">
            <text:p>0</text:p>
          </table:table-cell>
          <table:table-cell table:style-name="ce121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121" table:formula="of:=COUNTIF([.C7:.L7];&quot;KVIT&quot;)+COUNTIF([.C7:.L7];&quot;KVIT☻&quot;)+COUNTIF([.C7:.L7];&quot;kvit$&quot;)" office:value-type="float" office:value="2" calcext:value-type="float">
            <text:p>2</text:p>
          </table:table-cell>
          <table:table-cell table:style-name="ce122" table:formula="of:=COUNTBLANK([.C7:.L7])" office:value-type="float" office:value="0" calcext:value-type="float">
            <text:p>0</text:p>
          </table:table-cell>
          <table:table-cell table:style-name="ce123" table:formula="of:=COUNTIF([.C7:.L7];&quot;x&quot;)" office:value-type="float" office:value="2" calcext:value-type="float">
            <text:p>2</text:p>
          </table:table-cell>
          <table:table-cell table:style-name="ce124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/>
          <table:table-cell table:style-name="ce16" office:value-type="string" calcext:value-type="string">
            <office:annotation draw:style-name="gr2" draw:text-style-name="P2" svg:width="2.483cm" svg:height="0.933cm" svg:x="27.239cm" svg:y="2.331cm" draw:caption-point-x="-0.211cm" draw:caption-point-y="1.901cm">
              <dc:date>2022-03-21T00:00:00</dc:date>
              <text:p text:style-name="P1">6,7,13,16,23,27</text:p>
            </office:annotation>
            <text:p>trb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2-08-07" calcext:value-type="date">
            <text:p>7. VIII. 12</text:p>
          </table:table-cell>
          <table:table-cell table:style-name="ce119" table:formula="of:=TEXT([.A8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5" office:value-type="string" calcext:value-type="string"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ROD</text:p>
          </table:table-cell>
          <table:table-cell table:style-name="ce121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121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 calcext:value-type="float">
            <text:p>0</text:p>
          </table:table-cell>
          <table:table-cell table:style-name="ce121" table:formula="of:=COUNTIF([.C8:.L8];&quot;51&quot;)+COUNTIF([.C8:.L8];&quot;51$&quot;)+COUNTIF([.C8:.L8];&quot;51☻&quot;)" office:value-type="float" office:value="1" calcext:value-type="float">
            <text:p>1</text:p>
          </table:table-cell>
          <table:table-cell table:style-name="ce121" table:formula="of:=COUNTIF([.C8:.L8];&quot;52&quot;)+COUNTIF([.C8:.L8];&quot;52$&quot;)+COUNTIF([.C8:.L8];&quot;52☻&quot;)" office:value-type="float" office:value="1" calcext:value-type="float">
            <text:p>1</text:p>
          </table:table-cell>
          <table:table-cell table:style-name="ce121" table:formula="of:=COUNTIF([.C8:.L8];&quot;51¶&quot;)" office:value-type="float" office:value="1" calcext:value-type="float">
            <text:p>1</text:p>
          </table:table-cell>
          <table:table-cell table:style-name="ce121" table:formula="of:=COUNTIF([.C8:.L8];&quot;52¶&quot;)" office:value-type="float" office:value="0" calcext:value-type="float">
            <text:p>0</text:p>
          </table:table-cell>
          <table:table-cell table:style-name="ce121" table:formula="of:=COUNTIF([.C8:.L8];&quot;U&quot;)+COUNTIF([.C8:.L8];&quot;U☻&quot;)+COUNTIF([.C8:.L8];&quot;U☺&quot;)" office:value-type="float" office:value="0" calcext:value-type="float">
            <text:p>0</text:p>
          </table:table-cell>
          <table:table-cell table:style-name="ce121" table:formula="of:=COUNTIF([.C8:.L8];&quot;KVIT&quot;)+COUNTIF([.C8:.L8];&quot;KVIT☻&quot;)+COUNTIF([.C8:.L8];&quot;kvit$&quot;)" office:value-type="float" office:value="2" calcext:value-type="float">
            <text:p>2</text:p>
          </table:table-cell>
          <table:table-cell table:style-name="ce122" table:formula="of:=COUNTBLANK([.C8:.L8])" office:value-type="float" office:value="0" calcext:value-type="float">
            <text:p>0</text:p>
          </table:table-cell>
          <table:table-cell table:style-name="ce123" table:formula="of:=COUNTIF([.C8:.L8];&quot;x&quot;)" office:value-type="float" office:value="1" calcext:value-type="float">
            <text:p>1</text:p>
          </table:table-cell>
          <table:table-cell table:style-name="ce124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8-08" calcext:value-type="date">
            <text:p>8. VIII. 12</text:p>
          </table:table-cell>
          <table:table-cell table:style-name="ce119" table:formula="of:=TEXT([.A9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9" office:value-type="string" calcext:value-type="string">
            <text:p>KO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8" office:value-type="string" calcext:value-type="string">
            <text:p>MIO</text:p>
          </table:table-cell>
          <table:table-cell table:style-name="ce29" office:value-type="string" calcext:value-type="string">
            <text:p>ŠOŠ</text:p>
          </table:table-cell>
          <table:table-cell table:style-name="ce121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121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 calcext:value-type="float">
            <text:p>1</text:p>
          </table:table-cell>
          <table:table-cell table:style-name="ce121" table:formula="of:=COUNTIF([.C9:.L9];&quot;51&quot;)+COUNTIF([.C9:.L9];&quot;51$&quot;)+COUNTIF([.C9:.L9];&quot;51☻&quot;)" office:value-type="float" office:value="1" calcext:value-type="float">
            <text:p>1</text:p>
          </table:table-cell>
          <table:table-cell table:style-name="ce121" table:formula="of:=COUNTIF([.C9:.L9];&quot;52&quot;)+COUNTIF([.C9:.L9];&quot;52$&quot;)+COUNTIF([.C9:.L9];&quot;52☻&quot;)" office:value-type="float" office:value="0" calcext:value-type="float">
            <text:p>0</text:p>
          </table:table-cell>
          <table:table-cell table:style-name="ce121" table:formula="of:=COUNTIF([.C9:.L9];&quot;51¶&quot;)" office:value-type="float" office:value="1" calcext:value-type="float">
            <text:p>1</text:p>
          </table:table-cell>
          <table:table-cell table:style-name="ce121" table:formula="of:=COUNTIF([.C9:.L9];&quot;52¶&quot;)" office:value-type="float" office:value="0" calcext:value-type="float">
            <text:p>0</text:p>
          </table:table-cell>
          <table:table-cell table:style-name="ce121" table:formula="of:=COUNTIF([.C9:.L9];&quot;U&quot;)+COUNTIF([.C9:.L9];&quot;U☻&quot;)+COUNTIF([.C9:.L9];&quot;U☺&quot;)" office:value-type="float" office:value="0" calcext:value-type="float">
            <text:p>0</text:p>
          </table:table-cell>
          <table:table-cell table:style-name="ce121" table:formula="of:=COUNTIF([.C9:.L9];&quot;KVIT&quot;)+COUNTIF([.C9:.L9];&quot;KVIT☻&quot;)+COUNTIF([.C9:.L9];&quot;kvit$&quot;)" office:value-type="float" office:value="2" calcext:value-type="float">
            <text:p>2</text:p>
          </table:table-cell>
          <table:table-cell table:style-name="ce122" table:formula="of:=COUNTBLANK([.C9:.L9])" office:value-type="float" office:value="0" calcext:value-type="float">
            <text:p>0</text:p>
          </table:table-cell>
          <table:table-cell table:style-name="ce123" table:formula="of:=COUNTIF([.C9:.L9];&quot;x&quot;)" office:value-type="float" office:value="1" calcext:value-type="float">
            <text:p>1</text:p>
          </table:table-cell>
          <table:table-cell table:style-name="ce124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1" calcext:value-type="float">
            <text:p>1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8-09" calcext:value-type="date">
            <text:p>9. VIII. 12</text:p>
          </table:table-cell>
          <table:table-cell table:style-name="ce119" table:formula="of:=TEXT([.A10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3" office:value-type="string" calcext:value-type="string">
            <text:p>KOM</text:p>
          </table:table-cell>
          <table:table-cell table:style-name="ce29" office:value-type="string" calcext:value-type="string">
            <text:p>ROD</text:p>
          </table:table-cell>
          <table:table-cell table:style-name="ce121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0" calcext:value-type="float">
            <text:p>0</text:p>
          </table:table-cell>
          <table:table-cell table:style-name="ce121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 calcext:value-type="float">
            <text:p>0</text:p>
          </table:table-cell>
          <table:table-cell table:style-name="ce121" table:formula="of:=COUNTIF([.C10:.L10];&quot;51&quot;)+COUNTIF([.C10:.L10];&quot;51$&quot;)+COUNTIF([.C10:.L10];&quot;51☻&quot;)" office:value-type="float" office:value="1" calcext:value-type="float">
            <text:p>1</text:p>
          </table:table-cell>
          <table:table-cell table:style-name="ce121" table:formula="of:=COUNTIF([.C10:.L10];&quot;52&quot;)+COUNTIF([.C10:.L10];&quot;52$&quot;)+COUNTIF([.C10:.L10];&quot;52☻&quot;)" office:value-type="float" office:value="1" calcext:value-type="float">
            <text:p>1</text:p>
          </table:table-cell>
          <table:table-cell table:style-name="ce121" table:formula="of:=COUNTIF([.C10:.L10];&quot;51¶&quot;)" office:value-type="float" office:value="1" calcext:value-type="float">
            <text:p>1</text:p>
          </table:table-cell>
          <table:table-cell table:style-name="ce121" table:formula="of:=COUNTIF([.C10:.L10];&quot;52¶&quot;)" office:value-type="float" office:value="0" calcext:value-type="float">
            <text:p>0</text:p>
          </table:table-cell>
          <table:table-cell table:style-name="ce121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121" table:formula="of:=COUNTIF([.C10:.L10];&quot;KVIT&quot;)+COUNTIF([.C10:.L10];&quot;KVIT☻&quot;)+COUNTIF([.C10:.L10];&quot;kvit$&quot;)" office:value-type="float" office:value="2" calcext:value-type="float">
            <text:p>2</text:p>
          </table:table-cell>
          <table:table-cell table:style-name="ce122" table:formula="of:=COUNTBLANK([.C10:.L10])" office:value-type="float" office:value="0" calcext:value-type="float">
            <text:p>0</text:p>
          </table:table-cell>
          <table:table-cell table:style-name="ce123" table:formula="of:=COUNTIF([.C10:.L10];&quot;x&quot;)" office:value-type="float" office:value="2" calcext:value-type="float">
            <text:p>2</text:p>
          </table:table-cell>
          <table:table-cell table:style-name="ce124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8-10" calcext:value-type="date">
            <text:p>10. VIII. 12</text:p>
          </table:table-cell>
          <table:table-cell table:style-name="ce119" table:formula="of:=TEXT([.A11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MŠŠ</text:p>
          </table:table-cell>
          <table:table-cell table:style-name="ce121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121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 calcext:value-type="float">
            <text:p>1</text:p>
          </table:table-cell>
          <table:table-cell table:style-name="ce121" table:formula="of:=COUNTIF([.C11:.L11];&quot;51&quot;)+COUNTIF([.C11:.L11];&quot;51$&quot;)+COUNTIF([.C11:.L11];&quot;51☻&quot;)" office:value-type="float" office:value="1" calcext:value-type="float">
            <text:p>1</text:p>
          </table:table-cell>
          <table:table-cell table:style-name="ce121" table:formula="of:=COUNTIF([.C11:.L11];&quot;52&quot;)+COUNTIF([.C11:.L11];&quot;52$&quot;)+COUNTIF([.C11:.L11];&quot;52☻&quot;)" office:value-type="float" office:value="2" calcext:value-type="float">
            <text:p>2</text:p>
          </table:table-cell>
          <table:table-cell table:style-name="ce121" table:formula="of:=COUNTIF([.C11:.L11];&quot;51¶&quot;)" office:value-type="float" office:value="1" calcext:value-type="float">
            <text:p>1</text:p>
          </table:table-cell>
          <table:table-cell table:style-name="ce121" table:formula="of:=COUNTIF([.C11:.L11];&quot;52¶&quot;)" office:value-type="float" office:value="0" calcext:value-type="float">
            <text:p>0</text:p>
          </table:table-cell>
          <table:table-cell table:style-name="ce121" table:formula="of:=COUNTIF([.C11:.L11];&quot;U&quot;)+COUNTIF([.C11:.L11];&quot;U☻&quot;)+COUNTIF([.C11:.L11];&quot;U☺&quot;)" office:value-type="float" office:value="0" calcext:value-type="float">
            <text:p>0</text:p>
          </table:table-cell>
          <table:table-cell table:style-name="ce121" table:formula="of:=COUNTIF([.C11:.L11];&quot;KVIT&quot;)+COUNTIF([.C11:.L11];&quot;KVIT☻&quot;)+COUNTIF([.C11:.L11];&quot;kvit$&quot;)" office:value-type="float" office:value="2" calcext:value-type="float">
            <text:p>2</text:p>
          </table:table-cell>
          <table:table-cell table:style-name="ce122" table:formula="of:=COUNTBLANK([.C11:.L11])" office:value-type="float" office:value="0" calcext:value-type="float">
            <text:p>0</text:p>
          </table:table-cell>
          <table:table-cell table:style-name="ce123" table:formula="of:=COUNTIF([.C11:.L11];&quot;x&quot;)" office:value-type="float" office:value="0" calcext:value-type="float">
            <text:p>0</text:p>
          </table:table-cell>
          <table:table-cell table:style-name="ce124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3" calcext:value-type="float">
            <text:p>3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/>
          <table:table-cell table:style-name="ce16" office:value-type="string" calcext:value-type="string">
            <text:p>mir 9.8.KVIT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19" office:value-type="date" office:date-value="2012-08-11" calcext:value-type="date">
            <text:p>11. VIII. 12</text:p>
          </table:table-cell>
          <table:table-cell table:style-name="ce120" table:formula="of:=TEXT([.A12];&quot;Ddd&quot;)" office:value-type="string" office:string-value="sob" calcext:value-type="string">
            <text:p>sob</text:p>
          </table:table-cell>
          <table:table-cell table:style-name="ce42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2"/>
          <table:table-cell table:style-name="ce31" table:number-columns-repeated="2"/>
          <table:table-cell table:style-name="ce42" table:number-columns-repeated="2"/>
          <table:table-cell table:style-name="ce31"/>
          <table:table-cell table:style-name="ce41"/>
          <table:table-cell table:style-name="ce68" office:value-type="string" calcext:value-type="string">
            <text:p>PIR</text:p>
          </table:table-cell>
          <table:table-cell table:style-name="ce46" office:value-type="string" calcext:value-type="string">
            <text:p>ŠTU</text:p>
          </table:table-cell>
          <table:table-cell table:style-name="ce121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121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 calcext:value-type="float">
            <text:p>0</text:p>
          </table:table-cell>
          <table:table-cell table:style-name="ce121" table:formula="of:=COUNTIF([.C12:.L12];&quot;51&quot;)+COUNTIF([.C12:.L12];&quot;51$&quot;)+COUNTIF([.C12:.L12];&quot;51☻&quot;)" office:value-type="float" office:value="0" calcext:value-type="float">
            <text:p>0</text:p>
          </table:table-cell>
          <table:table-cell table:style-name="ce121" table:formula="of:=COUNTIF([.C12:.L12];&quot;52&quot;)+COUNTIF([.C12:.L12];&quot;52$&quot;)+COUNTIF([.C12:.L12];&quot;52☻&quot;)" office:value-type="float" office:value="0" calcext:value-type="float">
            <text:p>0</text:p>
          </table:table-cell>
          <table:table-cell table:style-name="ce121" table:formula="of:=COUNTIF([.C12:.L12];&quot;51¶&quot;)" office:value-type="float" office:value="0" calcext:value-type="float">
            <text:p>0</text:p>
          </table:table-cell>
          <table:table-cell table:style-name="ce121" table:formula="of:=COUNTIF([.C12:.L12];&quot;52¶&quot;)" office:value-type="float" office:value="0" calcext:value-type="float">
            <text:p>0</text:p>
          </table:table-cell>
          <table:table-cell table:style-name="ce121" table:formula="of:=COUNTIF([.C12:.L12];&quot;U&quot;)+COUNTIF([.C12:.L12];&quot;U☻&quot;)+COUNTIF([.C12:.L12];&quot;U☺&quot;)" office:value-type="float" office:value="0" calcext:value-type="float">
            <text:p>0</text:p>
          </table:table-cell>
          <table:table-cell table:style-name="ce121" table:formula="of:=COUNTIF([.C12:.L12];&quot;KVIT&quot;)+COUNTIF([.C12:.L12];&quot;KVIT☻&quot;)+COUNTIF([.C12:.L12];&quot;kvit$&quot;)" office:value-type="float" office:value="0" calcext:value-type="float">
            <text:p>0</text:p>
          </table:table-cell>
          <table:table-cell table:style-name="ce122" table:formula="of:=COUNTBLANK([.C12:.L12])" office:value-type="float" office:value="9" calcext:value-type="float">
            <text:p>9</text:p>
          </table:table-cell>
          <table:table-cell table:style-name="ce123" table:formula="of:=COUNTIF([.C12:.L12];&quot;x&quot;)" office:value-type="float" office:value="0" calcext:value-type="float">
            <text:p>0</text:p>
          </table:table-cell>
          <table:table-cell table:style-name="ce124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0" calcext:value-type="float">
            <text:p>0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8-12" calcext:value-type="date">
            <text:p>12. VIII. 12</text:p>
          </table:table-cell>
          <table:table-cell table:style-name="ce120" table:formula="of:=TEXT([.A13];&quot;Ddd&quot;)" office:value-type="string" office:string-value="ned" calcext:value-type="string">
            <text:p>ned</text:p>
          </table:table-cell>
          <table:table-cell table:style-name="ce42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2"/>
          <table:table-cell table:style-name="ce40"/>
          <table:table-cell table:style-name="ce31"/>
          <table:table-cell table:style-name="ce42" table:number-columns-repeated="2"/>
          <table:table-cell table:style-name="ce31"/>
          <table:table-cell table:style-name="ce42"/>
          <table:table-cell table:style-name="ce79" office:value-type="string" calcext:value-type="string">
            <office:annotation draw:style-name="gr6" draw:text-style-name="P2" svg:width="3.189cm" svg:height="1.275cm" svg:x="13.578cm" svg:y="7.214cm" draw:caption-point-x="-0.232cm" draw:caption-point-y="1.241cm">
              <dc:date>2022-03-21T00:00:00</dc:date>
              <text:p text:style-name="P1">ne rezpisete od 18.5 do 3.6.</text:p>
            </office:annotation>
            <text:p>RAV</text:p>
          </table:table-cell>
          <table:table-cell table:style-name="ce46" office:value-type="string" calcext:value-type="string">
            <text:p>ŠTU</text:p>
          </table:table-cell>
          <table:table-cell table:style-name="ce121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121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 calcext:value-type="float">
            <text:p>0</text:p>
          </table:table-cell>
          <table:table-cell table:style-name="ce121" table:formula="of:=COUNTIF([.C13:.L13];&quot;51&quot;)+COUNTIF([.C13:.L13];&quot;51$&quot;)+COUNTIF([.C13:.L13];&quot;51☻&quot;)" office:value-type="float" office:value="0" calcext:value-type="float">
            <text:p>0</text:p>
          </table:table-cell>
          <table:table-cell table:style-name="ce121" table:formula="of:=COUNTIF([.C13:.L13];&quot;52&quot;)+COUNTIF([.C13:.L13];&quot;52$&quot;)+COUNTIF([.C13:.L13];&quot;52☻&quot;)" office:value-type="float" office:value="0" calcext:value-type="float">
            <text:p>0</text:p>
          </table:table-cell>
          <table:table-cell table:style-name="ce121" table:formula="of:=COUNTIF([.C13:.L13];&quot;51¶&quot;)" office:value-type="float" office:value="0" calcext:value-type="float">
            <text:p>0</text:p>
          </table:table-cell>
          <table:table-cell table:style-name="ce121" table:formula="of:=COUNTIF([.C13:.L13];&quot;52¶&quot;)" office:value-type="float" office:value="0" calcext:value-type="float">
            <text:p>0</text:p>
          </table:table-cell>
          <table:table-cell table:style-name="ce121" table:formula="of:=COUNTIF([.C13:.L13];&quot;U&quot;)+COUNTIF([.C13:.L13];&quot;U☻&quot;)+COUNTIF([.C13:.L13];&quot;U☺&quot;)" office:value-type="float" office:value="0" calcext:value-type="float">
            <text:p>0</text:p>
          </table:table-cell>
          <table:table-cell table:style-name="ce121" table:formula="of:=COUNTIF([.C13:.L13];&quot;KVIT&quot;)+COUNTIF([.C13:.L13];&quot;KVIT☻&quot;)+COUNTIF([.C13:.L13];&quot;kvit$&quot;)" office:value-type="float" office:value="0" calcext:value-type="float">
            <text:p>0</text:p>
          </table:table-cell>
          <table:table-cell table:style-name="ce122" table:formula="of:=COUNTBLANK([.C13:.L13])" office:value-type="float" office:value="9" calcext:value-type="float">
            <text:p>9</text:p>
          </table:table-cell>
          <table:table-cell table:style-name="ce123" table:formula="of:=COUNTIF([.C13:.L13];&quot;x&quot;)" office:value-type="float" office:value="0" calcext:value-type="float">
            <text:p>0</text:p>
          </table:table-cell>
          <table:table-cell table:style-name="ce124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0" calcext:value-type="float">
            <text:p>0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8-13" calcext:value-type="date">
            <text:p>13. VIII. 12</text:p>
          </table:table-cell>
          <table:table-cell table:style-name="ce119" table:formula="of:=TEXT([.A14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3" office:value-type="string" calcext:value-type="string">
            <text:p>KOM</text:p>
          </table:table-cell>
          <table:table-cell table:style-name="ce29" office:value-type="string" calcext:value-type="string">
            <text:p>ŠTU</text:p>
          </table:table-cell>
          <table:table-cell table:style-name="ce121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121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 calcext:value-type="float">
            <text:p>0</text:p>
          </table:table-cell>
          <table:table-cell table:style-name="ce121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121" table:formula="of:=COUNTIF([.C14:.L14];&quot;52&quot;)+COUNTIF([.C14:.L14];&quot;52$&quot;)+COUNTIF([.C14:.L14];&quot;52☻&quot;)" office:value-type="float" office:value="2" calcext:value-type="float">
            <text:p>2</text:p>
          </table:table-cell>
          <table:table-cell table:style-name="ce121" table:formula="of:=COUNTIF([.C14:.L14];&quot;51¶&quot;)" office:value-type="float" office:value="1" calcext:value-type="float">
            <text:p>1</text:p>
          </table:table-cell>
          <table:table-cell table:style-name="ce121" table:formula="of:=COUNTIF([.C14:.L14];&quot;52¶&quot;)" office:value-type="float" office:value="0" calcext:value-type="float">
            <text:p>0</text:p>
          </table:table-cell>
          <table:table-cell table:style-name="ce121" table:formula="of:=COUNTIF([.C14:.L14];&quot;U&quot;)+COUNTIF([.C14:.L14];&quot;U☻&quot;)+COUNTIF([.C14:.L14];&quot;U☺&quot;)" office:value-type="float" office:value="0" calcext:value-type="float">
            <text:p>0</text:p>
          </table:table-cell>
          <table:table-cell table:style-name="ce121" table:formula="of:=COUNTIF([.C14:.L14];&quot;KVIT&quot;)+COUNTIF([.C14:.L14];&quot;KVIT☻&quot;)+COUNTIF([.C14:.L14];&quot;kvit$&quot;)" office:value-type="float" office:value="2" calcext:value-type="float">
            <text:p>2</text:p>
          </table:table-cell>
          <table:table-cell table:style-name="ce122" table:formula="of:=COUNTBLANK([.C14:.L14])" office:value-type="float" office:value="0" calcext:value-type="float">
            <text:p>0</text:p>
          </table:table-cell>
          <table:table-cell table:style-name="ce123" table:formula="of:=COUNTIF([.C14:.L14];&quot;x&quot;)" office:value-type="float" office:value="1" calcext:value-type="float">
            <text:p>1</text:p>
          </table:table-cell>
          <table:table-cell table:style-name="ce124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3" calcext:value-type="float">
            <text:p>3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8-14" calcext:value-type="date">
            <text:p>14. VIII. 12</text:p>
          </table:table-cell>
          <table:table-cell table:style-name="ce119" table:formula="of:=TEXT([.A15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78" office:value-type="string" calcext:value-type="string">
            <office:annotation draw:style-name="gr18" draw:text-style-name="P2" svg:width="3.189cm" svg:height="1.265cm" svg:x="13.578cm" svg:y="8.622cm" draw:caption-point-x="-0.232cm" draw:caption-point-y="1.241cm">
              <dc:date>2022-03-21T00:00:00</dc:date>
              <text:p text:style-name="P1">ne rezpisete od 18.5 do 3.6.</text:p>
            </office:annotation>
            <text:p>RAV</text:p>
          </table:table-cell>
          <table:table-cell table:style-name="ce29" office:value-type="string" calcext:value-type="string">
            <text:p>MIO</text:p>
          </table:table-cell>
          <table:table-cell table:style-name="ce121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121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 calcext:value-type="float">
            <text:p>0</text:p>
          </table:table-cell>
          <table:table-cell table:style-name="ce121" table:formula="of:=COUNTIF([.C15:.L15];&quot;51&quot;)+COUNTIF([.C15:.L15];&quot;51$&quot;)+COUNTIF([.C15:.L15];&quot;51☻&quot;)" office:value-type="float" office:value="1" calcext:value-type="float">
            <text:p>1</text:p>
          </table:table-cell>
          <table:table-cell table:style-name="ce121" table:formula="of:=COUNTIF([.C15:.L15];&quot;52&quot;)+COUNTIF([.C15:.L15];&quot;52$&quot;)+COUNTIF([.C15:.L15];&quot;52☻&quot;)" office:value-type="float" office:value="2" calcext:value-type="float">
            <text:p>2</text:p>
          </table:table-cell>
          <table:table-cell table:style-name="ce121" table:formula="of:=COUNTIF([.C15:.L15];&quot;51¶&quot;)" office:value-type="float" office:value="1" calcext:value-type="float">
            <text:p>1</text:p>
          </table:table-cell>
          <table:table-cell table:style-name="ce121" table:formula="of:=COUNTIF([.C15:.L15];&quot;52¶&quot;)" office:value-type="float" office:value="0" calcext:value-type="float">
            <text:p>0</text:p>
          </table:table-cell>
          <table:table-cell table:style-name="ce121" table:formula="of:=COUNTIF([.C15:.L15];&quot;U&quot;)+COUNTIF([.C15:.L15];&quot;U☻&quot;)+COUNTIF([.C15:.L15];&quot;U☺&quot;)" office:value-type="float" office:value="0" calcext:value-type="float">
            <text:p>0</text:p>
          </table:table-cell>
          <table:table-cell table:style-name="ce121" table:formula="of:=COUNTIF([.C15:.L15];&quot;KVIT&quot;)+COUNTIF([.C15:.L15];&quot;KVIT☻&quot;)+COUNTIF([.C15:.L15];&quot;kvit$&quot;)" office:value-type="float" office:value="1" calcext:value-type="float">
            <text:p>1</text:p>
          </table:table-cell>
          <table:table-cell table:style-name="ce122" table:formula="of:=COUNTBLANK([.C15:.L15])" office:value-type="float" office:value="0" calcext:value-type="float">
            <text:p>0</text:p>
          </table:table-cell>
          <table:table-cell table:style-name="ce123" table:formula="of:=COUNTIF([.C15:.L15];&quot;x&quot;)" office:value-type="float" office:value="2" calcext:value-type="float">
            <text:p>2</text:p>
          </table:table-cell>
          <table:table-cell table:style-name="ce124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3" calcext:value-type="float">
            <text:p>3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8-15" calcext:value-type="date">
            <text:p>15. VIII. 12</text:p>
          </table:table-cell>
          <table:table-cell table:style-name="ce120" table:formula="of:=TEXT([.A16];&quot;Ddd&quot;)" office:value-type="string" office:string-value="sre" calcext:value-type="string">
            <text:p>sre</text:p>
          </table:table-cell>
          <table:table-cell table:style-name="ce42"/>
          <table:table-cell table:style-name="ce31"/>
          <table:table-cell table:style-name="ce42"/>
          <table:table-cell table:style-name="ce3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46" office:value-type="string" calcext:value-type="string">
            <text:p>ORO</text:p>
          </table:table-cell>
          <table:table-cell table:style-name="ce79" office:value-type="string" calcext:value-type="string">
            <text:p>MIR</text:p>
          </table:table-cell>
          <table:table-cell table:style-name="ce121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121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 calcext:value-type="float">
            <text:p>1</text:p>
          </table:table-cell>
          <table:table-cell table:style-name="ce121" table:formula="of:=COUNTIF([.C16:.L16];&quot;51&quot;)+COUNTIF([.C16:.L16];&quot;51$&quot;)+COUNTIF([.C16:.L16];&quot;51☻&quot;)" office:value-type="float" office:value="0" calcext:value-type="float">
            <text:p>0</text:p>
          </table:table-cell>
          <table:table-cell table:style-name="ce121" table:formula="of:=COUNTIF([.C16:.L16];&quot;52&quot;)+COUNTIF([.C16:.L16];&quot;52$&quot;)+COUNTIF([.C16:.L16];&quot;52☻&quot;)" office:value-type="float" office:value="0" calcext:value-type="float">
            <text:p>0</text:p>
          </table:table-cell>
          <table:table-cell table:style-name="ce121" table:formula="of:=COUNTIF([.C16:.L16];&quot;51¶&quot;)" office:value-type="float" office:value="0" calcext:value-type="float">
            <text:p>0</text:p>
          </table:table-cell>
          <table:table-cell table:style-name="ce121" table:formula="of:=COUNTIF([.C16:.L16];&quot;52¶&quot;)" office:value-type="float" office:value="0" calcext:value-type="float">
            <text:p>0</text:p>
          </table:table-cell>
          <table:table-cell table:style-name="ce121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121" table:formula="of:=COUNTIF([.C16:.L16];&quot;KVIT&quot;)+COUNTIF([.C16:.L16];&quot;KVIT☻&quot;)+COUNTIF([.C16:.L16];&quot;kvit$&quot;)" office:value-type="float" office:value="0" calcext:value-type="float">
            <text:p>0</text:p>
          </table:table-cell>
          <table:table-cell table:style-name="ce122" table:formula="of:=COUNTBLANK([.C16:.L16])" office:value-type="float" office:value="8" calcext:value-type="float">
            <text:p>8</text:p>
          </table:table-cell>
          <table:table-cell table:style-name="ce123" table:formula="of:=COUNTIF([.C16:.L16];&quot;x&quot;)" office:value-type="float" office:value="0" calcext:value-type="float">
            <text:p>0</text:p>
          </table:table-cell>
          <table:table-cell table:style-name="ce124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 calcext:value-type="float">
            <text:p>0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43"/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20" office:value-type="date" office:date-value="2012-08-16" calcext:value-type="date">
            <text:p>16. VIII. 12</text:p>
          </table:table-cell>
          <table:table-cell table:style-name="ce119" table:formula="of:=TEXT([.A17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3" office:value-type="string" calcext:value-type="string">
            <text:p>PIR</text:p>
          </table:table-cell>
          <table:table-cell table:style-name="ce29" office:value-type="string" calcext:value-type="string">
            <text:p>PIN</text:p>
          </table:table-cell>
          <table:table-cell table:style-name="ce121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121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 calcext:value-type="float">
            <text:p>0</text:p>
          </table:table-cell>
          <table:table-cell table:style-name="ce121" table:formula="of:=COUNTIF([.C17:.L17];&quot;51&quot;)+COUNTIF([.C17:.L17];&quot;51$&quot;)+COUNTIF([.C17:.L17];&quot;51☻&quot;)" office:value-type="float" office:value="1" calcext:value-type="float">
            <text:p>1</text:p>
          </table:table-cell>
          <table:table-cell table:style-name="ce121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121" table:formula="of:=COUNTIF([.C17:.L17];&quot;51¶&quot;)" office:value-type="float" office:value="1" calcext:value-type="float">
            <text:p>1</text:p>
          </table:table-cell>
          <table:table-cell table:style-name="ce121" table:formula="of:=COUNTIF([.C17:.L17];&quot;52¶&quot;)" office:value-type="float" office:value="0" calcext:value-type="float">
            <text:p>0</text:p>
          </table:table-cell>
          <table:table-cell table:style-name="ce121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121" table:formula="of:=COUNTIF([.C17:.L17];&quot;KVIT&quot;)+COUNTIF([.C17:.L17];&quot;KVIT☻&quot;)+COUNTIF([.C17:.L17];&quot;kvit$&quot;)" office:value-type="float" office:value="2" calcext:value-type="float">
            <text:p>2</text:p>
          </table:table-cell>
          <table:table-cell table:style-name="ce122" table:formula="of:=COUNTBLANK([.C17:.L17])" office:value-type="float" office:value="0" calcext:value-type="float">
            <text:p>0</text:p>
          </table:table-cell>
          <table:table-cell table:style-name="ce123" table:formula="of:=COUNTIF([.C17:.L17];&quot;x&quot;)" office:value-type="float" office:value="2" calcext:value-type="float">
            <text:p>2</text:p>
          </table:table-cell>
          <table:table-cell table:style-name="ce124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8-17" calcext:value-type="date">
            <text:p>17. VIII. 12</text:p>
          </table:table-cell>
          <table:table-cell table:style-name="ce119" table:formula="of:=TEXT([.A18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PIN</text:p>
          </table:table-cell>
          <table:table-cell table:style-name="ce121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121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 calcext:value-type="float">
            <text:p>1</text:p>
          </table:table-cell>
          <table:table-cell table:style-name="ce121" table:formula="of:=COUNTIF([.C18:.L18];&quot;51&quot;)+COUNTIF([.C18:.L18];&quot;51$&quot;)+COUNTIF([.C18:.L18];&quot;51☻&quot;)" office:value-type="float" office:value="1" calcext:value-type="float">
            <text:p>1</text:p>
          </table:table-cell>
          <table:table-cell table:style-name="ce121" table:formula="of:=COUNTIF([.C18:.L18];&quot;52&quot;)+COUNTIF([.C18:.L18];&quot;52$&quot;)+COUNTIF([.C18:.L18];&quot;52☻&quot;)" office:value-type="float" office:value="1" calcext:value-type="float">
            <text:p>1</text:p>
          </table:table-cell>
          <table:table-cell table:style-name="ce121" table:formula="of:=COUNTIF([.C18:.L18];&quot;51¶&quot;)" office:value-type="float" office:value="0" calcext:value-type="float">
            <text:p>0</text:p>
          </table:table-cell>
          <table:table-cell table:style-name="ce121" table:formula="of:=COUNTIF([.C18:.L18];&quot;52¶&quot;)" office:value-type="float" office:value="0" calcext:value-type="float">
            <text:p>0</text:p>
          </table:table-cell>
          <table:table-cell table:style-name="ce121" table:formula="of:=COUNTIF([.C18:.L18];&quot;U&quot;)+COUNTIF([.C18:.L18];&quot;U☻&quot;)+COUNTIF([.C18:.L18];&quot;U☺&quot;)" office:value-type="float" office:value="0" calcext:value-type="float">
            <text:p>0</text:p>
          </table:table-cell>
          <table:table-cell table:style-name="ce121" table:formula="of:=COUNTIF([.C18:.L18];&quot;KVIT&quot;)+COUNTIF([.C18:.L18];&quot;KVIT☻&quot;)+COUNTIF([.C18:.L18];&quot;kvit$&quot;)" office:value-type="float" office:value="2" calcext:value-type="float">
            <text:p>2</text:p>
          </table:table-cell>
          <table:table-cell table:style-name="ce122" table:formula="of:=COUNTBLANK([.C18:.L18])" office:value-type="float" office:value="0" calcext:value-type="float">
            <text:p>0</text:p>
          </table:table-cell>
          <table:table-cell table:style-name="ce123" table:formula="of:=COUNTIF([.C18:.L18];&quot;x&quot;)" office:value-type="float" office:value="1" calcext:value-type="float">
            <text:p>1</text:p>
          </table:table-cell>
          <table:table-cell table:style-name="ce124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/>
          <table:table-cell table:style-name="ce16" office:value-type="string" calcext:value-type="string">
            <office:annotation draw:style-name="gr22" draw:text-style-name="P2" svg:width="2.483cm" svg:height="3.344cm" svg:x="27.239cm" svg:y="10.062cm" draw:caption-point-x="-0.211cm" draw:caption-point-y="1.912cm">
              <dc:date>2022-03-21T00:00:00</dc:date>
              <text:p text:style-name="P1"><text:s/>ne od 10. do 15. avgusta, prav tako ne 18., 19., 20., 29., 30.,31.8. in 1.9..</text:p>
            </office:annotation>
            <text:p>PIRC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19" office:value-type="date" office:date-value="2012-08-18" calcext:value-type="date">
            <text:p>18. VIII. 12</text:p>
          </table:table-cell>
          <table:table-cell table:style-name="ce120" table:formula="of:=TEXT([.A19];&quot;Ddd&quot;)" office:value-type="string" office:string-value="sob" calcext:value-type="string">
            <text:p>sob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2"/>
          <table:table-cell table:style-name="ce38"/>
          <table:table-cell table:style-name="ce44"/>
          <table:table-cell table:style-name="ce31" table:number-columns-repeated="2"/>
          <table:table-cell table:style-name="ce4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4"/>
          <table:table-cell table:style-name="ce42"/>
          <table:table-cell table:style-name="ce46" office:value-type="string" calcext:value-type="string">
            <text:p>DAN</text:p>
          </table:table-cell>
          <table:table-cell table:style-name="ce46" office:value-type="string" calcext:value-type="string">
            <text:p>PIN</text:p>
          </table:table-cell>
          <table:table-cell table:style-name="ce121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121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 calcext:value-type="float">
            <text:p>1</text:p>
          </table:table-cell>
          <table:table-cell table:style-name="ce121" table:formula="of:=COUNTIF([.C19:.L19];&quot;51&quot;)+COUNTIF([.C19:.L19];&quot;51$&quot;)+COUNTIF([.C19:.L19];&quot;51☻&quot;)" office:value-type="float" office:value="0" calcext:value-type="float">
            <text:p>0</text:p>
          </table:table-cell>
          <table:table-cell table:style-name="ce121" table:formula="of:=COUNTIF([.C19:.L19];&quot;52&quot;)+COUNTIF([.C19:.L19];&quot;52$&quot;)+COUNTIF([.C19:.L19];&quot;52☻&quot;)" office:value-type="float" office:value="0" calcext:value-type="float">
            <text:p>0</text:p>
          </table:table-cell>
          <table:table-cell table:style-name="ce121" table:formula="of:=COUNTIF([.C19:.L19];&quot;51¶&quot;)" office:value-type="float" office:value="0" calcext:value-type="float">
            <text:p>0</text:p>
          </table:table-cell>
          <table:table-cell table:style-name="ce121" table:formula="of:=COUNTIF([.C19:.L19];&quot;52¶&quot;)" office:value-type="float" office:value="0" calcext:value-type="float">
            <text:p>0</text:p>
          </table:table-cell>
          <table:table-cell table:style-name="ce121" table:formula="of:=COUNTIF([.C19:.L19];&quot;U&quot;)+COUNTIF([.C19:.L19];&quot;U☻&quot;)+COUNTIF([.C19:.L19];&quot;U☺&quot;)" office:value-type="float" office:value="0" calcext:value-type="float">
            <text:p>0</text:p>
          </table:table-cell>
          <table:table-cell table:style-name="ce121" table:formula="of:=COUNTIF([.C19:.L19];&quot;KVIT&quot;)+COUNTIF([.C19:.L19];&quot;KVIT☻&quot;)+COUNTIF([.C19:.L19];&quot;kvit$&quot;)" office:value-type="float" office:value="0" calcext:value-type="float">
            <text:p>0</text:p>
          </table:table-cell>
          <table:table-cell table:style-name="ce122" table:formula="of:=COUNTBLANK([.C19:.L19])" office:value-type="float" office:value="8" calcext:value-type="float">
            <text:p>8</text:p>
          </table:table-cell>
          <table:table-cell table:style-name="ce123" table:formula="of:=COUNTIF([.C19:.L19];&quot;x&quot;)" office:value-type="float" office:value="0" calcext:value-type="float">
            <text:p>0</text:p>
          </table:table-cell>
          <table:table-cell table:style-name="ce124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0" calcext:value-type="float">
            <text:p>0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8-19" calcext:value-type="date">
            <text:p>19. VIII. 12</text:p>
          </table:table-cell>
          <table:table-cell table:style-name="ce120" table:formula="of:=TEXT([.A20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2" table:number-columns-repeated="2"/>
          <table:table-cell table:style-name="ce31" table:number-columns-repeated="4"/>
          <table:table-cell table:style-name="ce38"/>
          <table:table-cell table:style-name="ce44"/>
          <table:table-cell table:style-name="ce42"/>
          <table:table-cell table:style-name="ce79" office:value-type="string" calcext:value-type="string">
            <office:annotation draw:style-name="gr6" draw:text-style-name="P2" svg:width="3.189cm" svg:height="1.275cm" svg:x="13.578cm" svg:y="12.131cm" draw:caption-point-x="-0.232cm" draw:caption-point-y="1.251cm">
              <dc:date>2022-03-21T00:00:00</dc:date>
              <text:p text:style-name="P1">ne rezpisete od 18.5 do 3.6.</text:p>
            </office:annotation>
            <text:p>RAV</text:p>
          </table:table-cell>
          <table:table-cell table:style-name="ce46" office:value-type="string" calcext:value-type="string">
            <text:p>DAN</text:p>
          </table:table-cell>
          <table:table-cell table:style-name="ce121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121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 calcext:value-type="float">
            <text:p>0</text:p>
          </table:table-cell>
          <table:table-cell table:style-name="ce121" table:formula="of:=COUNTIF([.C20:.L20];&quot;51&quot;)+COUNTIF([.C20:.L20];&quot;51$&quot;)+COUNTIF([.C20:.L20];&quot;51☻&quot;)" office:value-type="float" office:value="0" calcext:value-type="float">
            <text:p>0</text:p>
          </table:table-cell>
          <table:table-cell table:style-name="ce121" table:formula="of:=COUNTIF([.C20:.L20];&quot;52&quot;)+COUNTIF([.C20:.L20];&quot;52$&quot;)+COUNTIF([.C20:.L20];&quot;52☻&quot;)" office:value-type="float" office:value="0" calcext:value-type="float">
            <text:p>0</text:p>
          </table:table-cell>
          <table:table-cell table:style-name="ce121" table:formula="of:=COUNTIF([.C20:.L20];&quot;51¶&quot;)" office:value-type="float" office:value="0" calcext:value-type="float">
            <text:p>0</text:p>
          </table:table-cell>
          <table:table-cell table:style-name="ce121" table:formula="of:=COUNTIF([.C20:.L20];&quot;52¶&quot;)" office:value-type="float" office:value="0" calcext:value-type="float">
            <text:p>0</text:p>
          </table:table-cell>
          <table:table-cell table:style-name="ce121" table:formula="of:=COUNTIF([.C20:.L20];&quot;U&quot;)+COUNTIF([.C20:.L20];&quot;U☻&quot;)+COUNTIF([.C20:.L20];&quot;U☺&quot;)" office:value-type="float" office:value="0" calcext:value-type="float">
            <text:p>0</text:p>
          </table:table-cell>
          <table:table-cell table:style-name="ce121" table:formula="of:=COUNTIF([.C20:.L20];&quot;KVIT&quot;)+COUNTIF([.C20:.L20];&quot;KVIT☻&quot;)+COUNTIF([.C20:.L20];&quot;kvit$&quot;)" office:value-type="float" office:value="0" calcext:value-type="float">
            <text:p>0</text:p>
          </table:table-cell>
          <table:table-cell table:style-name="ce122" table:formula="of:=COUNTBLANK([.C20:.L20])" office:value-type="float" office:value="9" calcext:value-type="float">
            <text:p>9</text:p>
          </table:table-cell>
          <table:table-cell table:style-name="ce123" table:formula="of:=COUNTIF([.C20:.L20];&quot;x&quot;)" office:value-type="float" office:value="0" calcext:value-type="float">
            <text:p>0</text:p>
          </table:table-cell>
          <table:table-cell table:style-name="ce124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0" calcext:value-type="float">
            <text:p>0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8-20" calcext:value-type="date">
            <text:p>20. VIII. 12</text:p>
          </table:table-cell>
          <table:table-cell table:style-name="ce119" table:formula="of:=TEXT([.A21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3" office:value-type="string" calcext:value-type="string">
            <text:p>GRY</text:p>
          </table:table-cell>
          <table:table-cell table:style-name="ce29" office:value-type="string" calcext:value-type="string">
            <text:p>ŠOŠ</text:p>
          </table:table-cell>
          <table:table-cell table:style-name="ce121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121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 calcext:value-type="float">
            <text:p>0</text:p>
          </table:table-cell>
          <table:table-cell table:style-name="ce121" table:formula="of:=COUNTIF([.C21:.L21];&quot;51&quot;)+COUNTIF([.C21:.L21];&quot;51$&quot;)+COUNTIF([.C21:.L21];&quot;51☻&quot;)" office:value-type="float" office:value="1" calcext:value-type="float">
            <text:p>1</text:p>
          </table:table-cell>
          <table:table-cell table:style-name="ce121" table:formula="of:=COUNTIF([.C21:.L21];&quot;52&quot;)+COUNTIF([.C21:.L21];&quot;52$&quot;)+COUNTIF([.C21:.L21];&quot;52☻&quot;)" office:value-type="float" office:value="2" calcext:value-type="float">
            <text:p>2</text:p>
          </table:table-cell>
          <table:table-cell table:style-name="ce121" table:formula="of:=COUNTIF([.C21:.L21];&quot;51¶&quot;)" office:value-type="float" office:value="1" calcext:value-type="float">
            <text:p>1</text:p>
          </table:table-cell>
          <table:table-cell table:style-name="ce121" table:formula="of:=COUNTIF([.C21:.L21];&quot;52¶&quot;)" office:value-type="float" office:value="0" calcext:value-type="float">
            <text:p>0</text:p>
          </table:table-cell>
          <table:table-cell table:style-name="ce121" table:formula="of:=COUNTIF([.C21:.L21];&quot;U&quot;)+COUNTIF([.C21:.L21];&quot;U☻&quot;)+COUNTIF([.C21:.L21];&quot;U☺&quot;)" office:value-type="float" office:value="0" calcext:value-type="float">
            <text:p>0</text:p>
          </table:table-cell>
          <table:table-cell table:style-name="ce121" table:formula="of:=COUNTIF([.C21:.L21];&quot;KVIT&quot;)+COUNTIF([.C21:.L21];&quot;KVIT☻&quot;)+COUNTIF([.C21:.L21];&quot;kvit$&quot;)" office:value-type="float" office:value="3" calcext:value-type="float">
            <text:p>3</text:p>
          </table:table-cell>
          <table:table-cell table:style-name="ce122" table:formula="of:=COUNTBLANK([.C21:.L21])" office:value-type="float" office:value="0" calcext:value-type="float">
            <text:p>0</text:p>
          </table:table-cell>
          <table:table-cell table:style-name="ce123" table:formula="of:=COUNTIF([.C21:.L21];&quot;x&quot;)" office:value-type="float" office:value="1" calcext:value-type="float">
            <text:p>1</text:p>
          </table:table-cell>
          <table:table-cell table:style-name="ce124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3" calcext:value-type="float">
            <text:p>3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8-21" calcext:value-type="date">
            <text:p>21. VIII. 12</text:p>
          </table:table-cell>
          <table:table-cell table:style-name="ce119" table:formula="of:=TEXT([.A22];&quot;Ddd&quot;)" office:value-type="string" office:string-value="tor" calcext:value-type="string">
            <text:p>tor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8" office:value-type="string" calcext:value-type="string">
            <text:p>PIN</text:p>
          </table:table-cell>
          <table:table-cell table:style-name="ce29" office:value-type="string" calcext:value-type="string">
            <text:p>KOS</text:p>
          </table:table-cell>
          <table:table-cell table:style-name="ce121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121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 calcext:value-type="float">
            <text:p>1</text:p>
          </table:table-cell>
          <table:table-cell table:style-name="ce121" table:formula="of:=COUNTIF([.C22:.L22];&quot;51&quot;)+COUNTIF([.C22:.L22];&quot;51$&quot;)+COUNTIF([.C22:.L22];&quot;51☻&quot;)" office:value-type="float" office:value="1" calcext:value-type="float">
            <text:p>1</text:p>
          </table:table-cell>
          <table:table-cell table:style-name="ce121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121" table:formula="of:=COUNTIF([.C22:.L22];&quot;51¶&quot;)" office:value-type="float" office:value="1" calcext:value-type="float">
            <text:p>1</text:p>
          </table:table-cell>
          <table:table-cell table:style-name="ce121" table:formula="of:=COUNTIF([.C22:.L22];&quot;52¶&quot;)" office:value-type="float" office:value="0" calcext:value-type="float">
            <text:p>0</text:p>
          </table:table-cell>
          <table:table-cell table:style-name="ce121" table:formula="of:=COUNTIF([.C22:.L22];&quot;U&quot;)+COUNTIF([.C22:.L22];&quot;U☻&quot;)+COUNTIF([.C22:.L22];&quot;U☺&quot;)" office:value-type="float" office:value="0" calcext:value-type="float">
            <text:p>0</text:p>
          </table:table-cell>
          <table:table-cell table:style-name="ce121" table:formula="of:=COUNTIF([.C22:.L22];&quot;KVIT&quot;)+COUNTIF([.C22:.L22];&quot;KVIT☻&quot;)+COUNTIF([.C22:.L22];&quot;kvit$&quot;)" office:value-type="float" office:value="3" calcext:value-type="float">
            <text:p>3</text:p>
          </table:table-cell>
          <table:table-cell table:style-name="ce122" table:formula="of:=COUNTBLANK([.C22:.L22])" office:value-type="float" office:value="0" calcext:value-type="float">
            <text:p>0</text:p>
          </table:table-cell>
          <table:table-cell table:style-name="ce123" table:formula="of:=COUNTIF([.C22:.L22];&quot;x&quot;)" office:value-type="float" office:value="1" calcext:value-type="float">
            <text:p>1</text:p>
          </table:table-cell>
          <table:table-cell table:style-name="ce124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8-22" calcext:value-type="date">
            <text:p>22. VIII. 12</text:p>
          </table:table-cell>
          <table:table-cell table:style-name="ce119" table:formula="of:=TEXT([.A23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78" office:value-type="string" calcext:value-type="string">
            <office:annotation draw:style-name="gr6" draw:text-style-name="P2" svg:width="3.189cm" svg:height="1.275cm" svg:x="13.578cm" svg:y="14.242cm" draw:caption-point-x="-0.232cm" draw:caption-point-y="1.251cm">
              <dc:date>2022-03-21T00:00:00</dc:date>
              <text:p text:style-name="P1">ne rezpisete od 18.5 do 3.6.</text:p>
            </office:annotation>
            <text:p>RAV</text:p>
          </table:table-cell>
          <table:table-cell table:style-name="ce29" office:value-type="string" calcext:value-type="string">
            <text:p>KOS</text:p>
          </table:table-cell>
          <table:table-cell table:style-name="ce121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121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 calcext:value-type="float">
            <text:p>0</text:p>
          </table:table-cell>
          <table:table-cell table:style-name="ce121" table:formula="of:=COUNTIF([.C23:.L23];&quot;51&quot;)+COUNTIF([.C23:.L23];&quot;51$&quot;)+COUNTIF([.C23:.L23];&quot;51☻&quot;)" office:value-type="float" office:value="1" calcext:value-type="float">
            <text:p>1</text:p>
          </table:table-cell>
          <table:table-cell table:style-name="ce121" table:formula="of:=COUNTIF([.C23:.L23];&quot;52&quot;)+COUNTIF([.C23:.L23];&quot;52$&quot;)+COUNTIF([.C23:.L23];&quot;52☻&quot;)" office:value-type="float" office:value="1" calcext:value-type="float">
            <text:p>1</text:p>
          </table:table-cell>
          <table:table-cell table:style-name="ce121" table:formula="of:=COUNTIF([.C23:.L23];&quot;51¶&quot;)" office:value-type="float" office:value="1" calcext:value-type="float">
            <text:p>1</text:p>
          </table:table-cell>
          <table:table-cell table:style-name="ce121" table:formula="of:=COUNTIF([.C23:.L23];&quot;52¶&quot;)" office:value-type="float" office:value="0" calcext:value-type="float">
            <text:p>0</text:p>
          </table:table-cell>
          <table:table-cell table:style-name="ce121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121" table:formula="of:=COUNTIF([.C23:.L23];&quot;KVIT&quot;)+COUNTIF([.C23:.L23];&quot;KVIT☻&quot;)+COUNTIF([.C23:.L23];&quot;kvit$&quot;)" office:value-type="float" office:value="3" calcext:value-type="float">
            <text:p>3</text:p>
          </table:table-cell>
          <table:table-cell table:style-name="ce122" table:formula="of:=COUNTBLANK([.C23:.L23])" office:value-type="float" office:value="0" calcext:value-type="float">
            <text:p>0</text:p>
          </table:table-cell>
          <table:table-cell table:style-name="ce123" table:formula="of:=COUNTIF([.C23:.L23];&quot;x&quot;)" office:value-type="float" office:value="2" calcext:value-type="float">
            <text:p>2</text:p>
          </table:table-cell>
          <table:table-cell table:style-name="ce124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8-23" calcext:value-type="date">
            <text:p>23. VIII. 12</text:p>
          </table:table-cell>
          <table:table-cell table:style-name="ce119" table:formula="of:=TEXT([.A24];&quot;Ddd&quot;)" office:value-type="string" office:string-value="čet" calcext:value-type="string">
            <text:p>če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78" office:value-type="string" calcext:value-type="string">
            <office:annotation draw:style-name="gr2" draw:text-style-name="P2" svg:width="2.672cm" svg:height="0.698cm" svg:x="13.557cm" svg:y="15.544cm" draw:caption-point-x="-0.211cm" draw:caption-point-y="0.653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MIO</text:p>
          </table:table-cell>
          <table:table-cell table:style-name="ce121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121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 calcext:value-type="float">
            <text:p>0</text:p>
          </table:table-cell>
          <table:table-cell table:style-name="ce121" table:formula="of:=COUNTIF([.C24:.L24];&quot;51&quot;)+COUNTIF([.C24:.L24];&quot;51$&quot;)+COUNTIF([.C24:.L24];&quot;51☻&quot;)" office:value-type="float" office:value="1" calcext:value-type="float">
            <text:p>1</text:p>
          </table:table-cell>
          <table:table-cell table:style-name="ce121" table:formula="of:=COUNTIF([.C24:.L24];&quot;52&quot;)+COUNTIF([.C24:.L24];&quot;52$&quot;)+COUNTIF([.C24:.L24];&quot;52☻&quot;)" office:value-type="float" office:value="2" calcext:value-type="float">
            <text:p>2</text:p>
          </table:table-cell>
          <table:table-cell table:style-name="ce121" table:formula="of:=COUNTIF([.C24:.L24];&quot;51¶&quot;)" office:value-type="float" office:value="1" calcext:value-type="float">
            <text:p>1</text:p>
          </table:table-cell>
          <table:table-cell table:style-name="ce121" table:formula="of:=COUNTIF([.C24:.L24];&quot;52¶&quot;)" office:value-type="float" office:value="0" calcext:value-type="float">
            <text:p>0</text:p>
          </table:table-cell>
          <table:table-cell table:style-name="ce121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121" table:formula="of:=COUNTIF([.C24:.L24];&quot;KVIT&quot;)+COUNTIF([.C24:.L24];&quot;KVIT☻&quot;)+COUNTIF([.C24:.L24];&quot;kvit$&quot;)" office:value-type="float" office:value="3" calcext:value-type="float">
            <text:p>3</text:p>
          </table:table-cell>
          <table:table-cell table:style-name="ce122" table:formula="of:=COUNTBLANK([.C24:.L24])" office:value-type="float" office:value="0" calcext:value-type="float">
            <text:p>0</text:p>
          </table:table-cell>
          <table:table-cell table:style-name="ce123" table:formula="of:=COUNTIF([.C24:.L24];&quot;x&quot;)" office:value-type="float" office:value="1" calcext:value-type="float">
            <text:p>1</text:p>
          </table:table-cell>
          <table:table-cell table:style-name="ce124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3" calcext:value-type="float">
            <text:p>3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8-24" calcext:value-type="date">
            <text:p>24. VIII. 12</text:p>
          </table:table-cell>
          <table:table-cell table:style-name="ce119" table:formula="of:=TEXT([.A25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78" office:value-type="string" calcext:value-type="string">
            <office:annotation draw:style-name="gr6" draw:text-style-name="P2" svg:width="3.189cm" svg:height="1.275cm" svg:x="13.578cm" svg:y="15.639cm" draw:caption-point-x="-0.232cm" draw:caption-point-y="1.262cm">
              <dc:date>2022-03-21T00:00:00</dc:date>
              <text:p text:style-name="P1">ne rezpisete od 18.5 do 3.6.</text:p>
            </office:annotation>
            <text:p>RAV</text:p>
          </table:table-cell>
          <table:table-cell table:style-name="ce29" office:value-type="string" calcext:value-type="string">
            <text:p>ŠOŠ</text:p>
          </table:table-cell>
          <table:table-cell table:style-name="ce121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121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 calcext:value-type="float">
            <text:p>0</text:p>
          </table:table-cell>
          <table:table-cell table:style-name="ce121" table:formula="of:=COUNTIF([.C25:.L25];&quot;51&quot;)+COUNTIF([.C25:.L25];&quot;51$&quot;)+COUNTIF([.C25:.L25];&quot;51☻&quot;)" office:value-type="float" office:value="1" calcext:value-type="float">
            <text:p>1</text:p>
          </table:table-cell>
          <table:table-cell table:style-name="ce121" table:formula="of:=COUNTIF([.C25:.L25];&quot;52&quot;)+COUNTIF([.C25:.L25];&quot;52$&quot;)+COUNTIF([.C25:.L25];&quot;52☻&quot;)" office:value-type="float" office:value="1" calcext:value-type="float">
            <text:p>1</text:p>
          </table:table-cell>
          <table:table-cell table:style-name="ce121" table:formula="of:=COUNTIF([.C25:.L25];&quot;51¶&quot;)" office:value-type="float" office:value="1" calcext:value-type="float">
            <text:p>1</text:p>
          </table:table-cell>
          <table:table-cell table:style-name="ce121" table:formula="of:=COUNTIF([.C25:.L25];&quot;52¶&quot;)" office:value-type="float" office:value="0" calcext:value-type="float">
            <text:p>0</text:p>
          </table:table-cell>
          <table:table-cell table:style-name="ce121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121" table:formula="of:=COUNTIF([.C25:.L25];&quot;KVIT&quot;)+COUNTIF([.C25:.L25];&quot;KVIT☻&quot;)+COUNTIF([.C25:.L25];&quot;kvit$&quot;)" office:value-type="float" office:value="4" calcext:value-type="float">
            <text:p>4</text:p>
          </table:table-cell>
          <table:table-cell table:style-name="ce122" table:formula="of:=COUNTBLANK([.C25:.L25])" office:value-type="float" office:value="0" calcext:value-type="float">
            <text:p>0</text:p>
          </table:table-cell>
          <table:table-cell table:style-name="ce123" table:formula="of:=COUNTIF([.C25:.L25];&quot;x&quot;)" office:value-type="float" office:value="1" calcext:value-type="float">
            <text:p>1</text:p>
          </table:table-cell>
          <table:table-cell table:style-name="ce124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 calcext:value-type="float">
            <text:p>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8-25" calcext:value-type="date">
            <text:p>25. VIII. 12</text:p>
          </table:table-cell>
          <table:table-cell table:style-name="ce120" table:formula="of:=TEXT([.A26];&quot;Ddd&quot;)" office:value-type="string" office:string-value="sob" calcext:value-type="string">
            <text:p>sob</text:p>
          </table:table-cell>
          <table:table-cell table:style-name="ce4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42" table:number-columns-repeated="3"/>
          <table:table-cell table:style-name="ce41"/>
          <table:table-cell table:style-name="ce31"/>
          <table:table-cell table:style-name="ce42"/>
          <table:table-cell table:style-name="ce44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DAN</text:p>
          </table:table-cell>
          <table:table-cell table:style-name="ce121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121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 calcext:value-type="float">
            <text:p>0</text:p>
          </table:table-cell>
          <table:table-cell table:style-name="ce121" table:formula="of:=COUNTIF([.C26:.L26];&quot;51&quot;)+COUNTIF([.C26:.L26];&quot;51$&quot;)+COUNTIF([.C26:.L26];&quot;51☻&quot;)" office:value-type="float" office:value="0" calcext:value-type="float">
            <text:p>0</text:p>
          </table:table-cell>
          <table:table-cell table:style-name="ce121" table:formula="of:=COUNTIF([.C26:.L26];&quot;52&quot;)+COUNTIF([.C26:.L26];&quot;52$&quot;)+COUNTIF([.C26:.L26];&quot;52☻&quot;)" office:value-type="float" office:value="0" calcext:value-type="float">
            <text:p>0</text:p>
          </table:table-cell>
          <table:table-cell table:style-name="ce121" table:formula="of:=COUNTIF([.C26:.L26];&quot;51¶&quot;)" office:value-type="float" office:value="0" calcext:value-type="float">
            <text:p>0</text:p>
          </table:table-cell>
          <table:table-cell table:style-name="ce121" table:formula="of:=COUNTIF([.C26:.L26];&quot;52¶&quot;)" office:value-type="float" office:value="0" calcext:value-type="float">
            <text:p>0</text:p>
          </table:table-cell>
          <table:table-cell table:style-name="ce121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121" table:formula="of:=COUNTIF([.C26:.L26];&quot;KVIT&quot;)+COUNTIF([.C26:.L26];&quot;KVIT☻&quot;)+COUNTIF([.C26:.L26];&quot;kvit$&quot;)" office:value-type="float" office:value="0" calcext:value-type="float">
            <text:p>0</text:p>
          </table:table-cell>
          <table:table-cell table:style-name="ce122" table:formula="of:=COUNTBLANK([.C26:.L26])" office:value-type="float" office:value="9" calcext:value-type="float">
            <text:p>9</text:p>
          </table:table-cell>
          <table:table-cell table:style-name="ce123" table:formula="of:=COUNTIF([.C26:.L26];&quot;x&quot;)" office:value-type="float" office:value="0" calcext:value-type="float">
            <text:p>0</text:p>
          </table:table-cell>
          <table:table-cell table:style-name="ce124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 calcext:value-type="float">
            <text:p>0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8-26" calcext:value-type="date">
            <text:p>26. VIII. 12</text:p>
          </table:table-cell>
          <table:table-cell table:style-name="ce120" table:formula="of:=TEXT([.A27];&quot;Ddd&quot;)" office:value-type="string" office:string-value="ned" calcext:value-type="string">
            <text:p>ned</text:p>
          </table:table-cell>
          <table:table-cell table:style-name="ce4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8"/>
          <table:table-cell table:style-name="ce42" table:number-columns-repeated="2"/>
          <table:table-cell table:style-name="ce31"/>
          <table:table-cell table:style-name="ce41"/>
          <table:table-cell table:style-name="ce44"/>
          <table:table-cell table:style-name="ce42" table:number-columns-repeated="2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DAN</text:p>
          </table:table-cell>
          <table:table-cell table:style-name="ce121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121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 calcext:value-type="float">
            <text:p>0</text:p>
          </table:table-cell>
          <table:table-cell table:style-name="ce121" table:formula="of:=COUNTIF([.C27:.L27];&quot;51&quot;)+COUNTIF([.C27:.L27];&quot;51$&quot;)+COUNTIF([.C27:.L27];&quot;51☻&quot;)" office:value-type="float" office:value="0" calcext:value-type="float">
            <text:p>0</text:p>
          </table:table-cell>
          <table:table-cell table:style-name="ce121" table:formula="of:=COUNTIF([.C27:.L27];&quot;52&quot;)+COUNTIF([.C27:.L27];&quot;52$&quot;)+COUNTIF([.C27:.L27];&quot;52☻&quot;)" office:value-type="float" office:value="0" calcext:value-type="float">
            <text:p>0</text:p>
          </table:table-cell>
          <table:table-cell table:style-name="ce121" table:formula="of:=COUNTIF([.C27:.L27];&quot;51¶&quot;)" office:value-type="float" office:value="0" calcext:value-type="float">
            <text:p>0</text:p>
          </table:table-cell>
          <table:table-cell table:style-name="ce121" table:formula="of:=COUNTIF([.C27:.L27];&quot;52¶&quot;)" office:value-type="float" office:value="0" calcext:value-type="float">
            <text:p>0</text:p>
          </table:table-cell>
          <table:table-cell table:style-name="ce121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121" table:formula="of:=COUNTIF([.C27:.L27];&quot;KVIT&quot;)+COUNTIF([.C27:.L27];&quot;KVIT☻&quot;)+COUNTIF([.C27:.L27];&quot;kvit$&quot;)" office:value-type="float" office:value="0" calcext:value-type="float">
            <text:p>0</text:p>
          </table:table-cell>
          <table:table-cell table:style-name="ce122" table:formula="of:=COUNTBLANK([.C27:.L27])" office:value-type="float" office:value="9" calcext:value-type="float">
            <text:p>9</text:p>
          </table:table-cell>
          <table:table-cell table:style-name="ce123" table:formula="of:=COUNTIF([.C27:.L27];&quot;x&quot;)" office:value-type="float" office:value="0" calcext:value-type="float">
            <text:p>0</text:p>
          </table:table-cell>
          <table:table-cell table:style-name="ce124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 calcext:value-type="float">
            <text:p>0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8-27" calcext:value-type="date">
            <text:p>27. VIII. 12</text:p>
          </table:table-cell>
          <table:table-cell table:style-name="ce119" table:formula="of:=TEXT([.A28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8" office:value-type="string" calcext:value-type="string">
            <text:p>MIO</text:p>
          </table:table-cell>
          <table:table-cell table:style-name="ce29" office:value-type="string" calcext:value-type="string">
            <text:p>ROD</text:p>
          </table:table-cell>
          <table:table-cell table:style-name="ce121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121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 calcext:value-type="float">
            <text:p>1</text:p>
          </table:table-cell>
          <table:table-cell table:style-name="ce121" table:formula="of:=COUNTIF([.C28:.L28];&quot;51&quot;)+COUNTIF([.C28:.L28];&quot;51$&quot;)+COUNTIF([.C28:.L28];&quot;51☻&quot;)" office:value-type="float" office:value="1" calcext:value-type="float">
            <text:p>1</text:p>
          </table:table-cell>
          <table:table-cell table:style-name="ce121" table:formula="of:=COUNTIF([.C28:.L28];&quot;52&quot;)+COUNTIF([.C28:.L28];&quot;52$&quot;)+COUNTIF([.C28:.L28];&quot;52☻&quot;)" office:value-type="float" office:value="1" calcext:value-type="float">
            <text:p>1</text:p>
          </table:table-cell>
          <table:table-cell table:style-name="ce121" table:formula="of:=COUNTIF([.C28:.L28];&quot;51¶&quot;)" office:value-type="float" office:value="1" calcext:value-type="float">
            <text:p>1</text:p>
          </table:table-cell>
          <table:table-cell table:style-name="ce121" table:formula="of:=COUNTIF([.C28:.L28];&quot;52¶&quot;)" office:value-type="float" office:value="0" calcext:value-type="float">
            <text:p>0</text:p>
          </table:table-cell>
          <table:table-cell table:style-name="ce121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121" table:formula="of:=COUNTIF([.C28:.L28];&quot;KVIT&quot;)+COUNTIF([.C28:.L28];&quot;KVIT☻&quot;)+COUNTIF([.C28:.L28];&quot;kvit$&quot;)" office:value-type="float" office:value="2" calcext:value-type="float">
            <text:p>2</text:p>
          </table:table-cell>
          <table:table-cell table:style-name="ce122" table:formula="of:=COUNTBLANK([.C28:.L28])" office:value-type="float" office:value="0" calcext:value-type="float">
            <text:p>0</text:p>
          </table:table-cell>
          <table:table-cell table:style-name="ce123" table:formula="of:=COUNTIF([.C28:.L28];&quot;x&quot;)" office:value-type="float" office:value="1" calcext:value-type="float">
            <text:p>1</text:p>
          </table:table-cell>
          <table:table-cell table:style-name="ce124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 calcext:value-type="float">
            <text:p>2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8-28" calcext:value-type="date">
            <text:p>28. VIII. 12</text:p>
          </table:table-cell>
          <table:table-cell table:style-name="ce119" table:formula="of:=TEXT([.A29];&quot;Ddd&quot;)" office:value-type="string" office:string-value="tor" calcext:value-type="string">
            <text:p>tor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 office:value-type="string" calcext:value-type="string">
            <text:p>PIR</text:p>
          </table:table-cell>
          <table:table-cell table:style-name="ce29" office:value-type="string" calcext:value-type="string">
            <text:p>DAN</text:p>
          </table:table-cell>
          <table:table-cell table:style-name="ce121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121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 calcext:value-type="float">
            <text:p>0</text:p>
          </table:table-cell>
          <table:table-cell table:style-name="ce121" table:formula="of:=COUNTIF([.C29:.L29];&quot;51&quot;)+COUNTIF([.C29:.L29];&quot;51$&quot;)+COUNTIF([.C29:.L29];&quot;51☻&quot;)" office:value-type="float" office:value="1" calcext:value-type="float">
            <text:p>1</text:p>
          </table:table-cell>
          <table:table-cell table:style-name="ce121" table:formula="of:=COUNTIF([.C29:.L29];&quot;52&quot;)+COUNTIF([.C29:.L29];&quot;52$&quot;)+COUNTIF([.C29:.L29];&quot;52☻&quot;)" office:value-type="float" office:value="1" calcext:value-type="float">
            <text:p>1</text:p>
          </table:table-cell>
          <table:table-cell table:style-name="ce121" table:formula="of:=COUNTIF([.C29:.L29];&quot;51¶&quot;)" office:value-type="float" office:value="0" calcext:value-type="float">
            <text:p>0</text:p>
          </table:table-cell>
          <table:table-cell table:style-name="ce121" table:formula="of:=COUNTIF([.C29:.L29];&quot;52¶&quot;)" office:value-type="float" office:value="0" calcext:value-type="float">
            <text:p>0</text:p>
          </table:table-cell>
          <table:table-cell table:style-name="ce121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121" table:formula="of:=COUNTIF([.C29:.L29];&quot;KVIT&quot;)+COUNTIF([.C29:.L29];&quot;KVIT☻&quot;)+COUNTIF([.C29:.L29];&quot;kvit$&quot;)" office:value-type="float" office:value="2" calcext:value-type="float">
            <text:p>2</text:p>
          </table:table-cell>
          <table:table-cell table:style-name="ce122" table:formula="of:=COUNTBLANK([.C29:.L29])" office:value-type="float" office:value="0" calcext:value-type="float">
            <text:p>0</text:p>
          </table:table-cell>
          <table:table-cell table:style-name="ce123" table:formula="of:=COUNTIF([.C29:.L29];&quot;x&quot;)" office:value-type="float" office:value="2" calcext:value-type="float">
            <text:p>2</text:p>
          </table:table-cell>
          <table:table-cell table:style-name="ce124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 calcext:value-type="float">
            <text:p>2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8-29" calcext:value-type="date">
            <text:p>29. VIII. 12</text:p>
          </table:table-cell>
          <table:table-cell table:style-name="ce119" table:formula="of:=TEXT([.A30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office:annotation draw:style-name="gr4" draw:text-style-name="P2" svg:width="2.929cm" svg:height="0.688cm" svg:x="3.794cm" svg:y="18.497cm" draw:caption-point-x="-0.243cm" draw:caption-point-y="1.922cm">
              <dc:date>2022-03-21T00:00:00</dc:date>
              <text:p text:style-name="P1">artros</text:p>
            </office:annotation>
            <text:p>X</text:p>
          </table:table-cell>
          <table:table-cell table:style-name="ce35" office:value-type="string" calcext:value-type="string">
            <text:p>MF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78" office:value-type="string" calcext:value-type="string">
            <office:annotation draw:style-name="gr5" draw:text-style-name="P2" svg:width="2.672cm" svg:height="0.687cm" svg:x="13.557cm" svg:y="19.767cm" draw:caption-point-x="-0.211cm" draw:caption-point-y="0.652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DAN</text:p>
          </table:table-cell>
          <table:table-cell table:style-name="ce121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121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 calcext:value-type="float">
            <text:p>0</text:p>
          </table:table-cell>
          <table:table-cell table:style-name="ce121" table:formula="of:=COUNTIF([.C30:.L30];&quot;51&quot;)+COUNTIF([.C30:.L30];&quot;51$&quot;)+COUNTIF([.C30:.L30];&quot;51☻&quot;)" office:value-type="float" office:value="1" calcext:value-type="float">
            <text:p>1</text:p>
          </table:table-cell>
          <table:table-cell table:style-name="ce121" table:formula="of:=COUNTIF([.C30:.L30];&quot;52&quot;)+COUNTIF([.C30:.L30];&quot;52$&quot;)+COUNTIF([.C30:.L30];&quot;52☻&quot;)" office:value-type="float" office:value="1" calcext:value-type="float">
            <text:p>1</text:p>
          </table:table-cell>
          <table:table-cell table:style-name="ce121" table:formula="of:=COUNTIF([.C30:.L30];&quot;51¶&quot;)" office:value-type="float" office:value="1" calcext:value-type="float">
            <text:p>1</text:p>
          </table:table-cell>
          <table:table-cell table:style-name="ce121" table:formula="of:=COUNTIF([.C30:.L30];&quot;52¶&quot;)" office:value-type="float" office:value="0" calcext:value-type="float">
            <text:p>0</text:p>
          </table:table-cell>
          <table:table-cell table:style-name="ce121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121" table:formula="of:=COUNTIF([.C30:.L30];&quot;KVIT&quot;)+COUNTIF([.C30:.L30];&quot;KVIT☻&quot;)+COUNTIF([.C30:.L30];&quot;kvit$&quot;)" office:value-type="float" office:value="2" calcext:value-type="float">
            <text:p>2</text:p>
          </table:table-cell>
          <table:table-cell table:style-name="ce122" table:formula="of:=COUNTBLANK([.C30:.L30])" office:value-type="float" office:value="0" calcext:value-type="float">
            <text:p>0</text:p>
          </table:table-cell>
          <table:table-cell table:style-name="ce123" table:formula="of:=COUNTIF([.C30:.L30];&quot;x&quot;)" office:value-type="float" office:value="1" calcext:value-type="float">
            <text:p>1</text:p>
          </table:table-cell>
          <table:table-cell table:style-name="ce124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2-08-30" calcext:value-type="date">
            <text:p>30. VIII. 12</text:p>
          </table:table-cell>
          <table:table-cell table:style-name="ce119" table:formula="of:=TEXT([.A31];&quot;Ddd&quot;)" office:value-type="string" office:string-value="čet" calcext:value-type="string">
            <text:p>č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KOM</text:p>
          </table:table-cell>
          <table:table-cell table:style-name="ce29" office:value-type="string" calcext:value-type="string">
            <text:p>KOS</text:p>
          </table:table-cell>
          <table:table-cell table:style-name="ce121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121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0" calcext:value-type="float">
            <text:p>0</text:p>
          </table:table-cell>
          <table:table-cell table:style-name="ce121" table:formula="of:=COUNTIF([.C31:.L31];&quot;51&quot;)+COUNTIF([.C31:.L31];&quot;51$&quot;)+COUNTIF([.C31:.L31];&quot;51☻&quot;)" office:value-type="float" office:value="1" calcext:value-type="float">
            <text:p>1</text:p>
          </table:table-cell>
          <table:table-cell table:style-name="ce121" table:formula="of:=COUNTIF([.C31:.L31];&quot;52&quot;)+COUNTIF([.C31:.L31];&quot;52$&quot;)+COUNTIF([.C31:.L31];&quot;52☻&quot;)" office:value-type="float" office:value="1" calcext:value-type="float">
            <text:p>1</text:p>
          </table:table-cell>
          <table:table-cell table:style-name="ce121" table:formula="of:=COUNTIF([.C31:.L31];&quot;51¶&quot;)" office:value-type="float" office:value="1" calcext:value-type="float">
            <text:p>1</text:p>
          </table:table-cell>
          <table:table-cell table:style-name="ce121" table:formula="of:=COUNTIF([.C31:.L31];&quot;52¶&quot;)" office:value-type="float" office:value="0" calcext:value-type="float">
            <text:p>0</text:p>
          </table:table-cell>
          <table:table-cell table:style-name="ce121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121" table:formula="of:=COUNTIF([.C31:.L31];&quot;KVIT&quot;)+COUNTIF([.C31:.L31];&quot;KVIT☻&quot;)+COUNTIF([.C31:.L31];&quot;kvit$&quot;)" office:value-type="float" office:value="2" calcext:value-type="float">
            <text:p>2</text:p>
          </table:table-cell>
          <table:table-cell table:style-name="ce122" table:formula="of:=COUNTBLANK([.C31:.L31])" office:value-type="float" office:value="0" calcext:value-type="float">
            <text:p>0</text:p>
          </table:table-cell>
          <table:table-cell table:style-name="ce123" table:formula="of:=COUNTIF([.C31:.L31];&quot;x&quot;)" office:value-type="float" office:value="1" calcext:value-type="float">
            <text:p>1</text:p>
          </table:table-cell>
          <table:table-cell table:style-name="ce124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2-08-31" calcext:value-type="date">
            <text:p>31. VIII. 12</text:p>
          </table:table-cell>
          <table:table-cell table:style-name="ce119" table:formula="of:=TEXT([.A32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8" office:value-type="string" calcext:value-type="string">
            <office:annotation draw:style-name="gr6" draw:text-style-name="P2" svg:width="3.189cm" svg:height="1.275cm" svg:x="13.578cm" svg:y="20.565cm" draw:caption-point-x="-0.232cm" draw:caption-point-y="1.262cm">
              <dc:date>2022-03-21T00:00:00</dc:date>
              <text:p text:style-name="P1">ne rezpisete od 18.5 do 3.6.</text:p>
            </office:annotation>
            <text:p>RAV</text:p>
          </table:table-cell>
          <table:table-cell table:style-name="ce29" office:value-type="string" calcext:value-type="string">
            <text:p>KOS</text:p>
          </table:table-cell>
          <table:table-cell table:style-name="ce121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 calcext:value-type="float">
            <text:p>1</text:p>
          </table:table-cell>
          <table:table-cell table:style-name="ce121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0" calcext:value-type="float">
            <text:p>0</text:p>
          </table:table-cell>
          <table:table-cell table:style-name="ce121" table:formula="of:=COUNTIF([.C32:.L32];&quot;51&quot;)+COUNTIF([.C32:.L32];&quot;51$&quot;)+COUNTIF([.C32:.L32];&quot;51☻&quot;)" office:value-type="float" office:value="2" calcext:value-type="float">
            <text:p>2</text:p>
          </table:table-cell>
          <table:table-cell table:style-name="ce121" table:formula="of:=COUNTIF([.C32:.L32];&quot;52&quot;)+COUNTIF([.C32:.L32];&quot;52$&quot;)+COUNTIF([.C32:.L32];&quot;52☻&quot;)" office:value-type="float" office:value="0" calcext:value-type="float">
            <text:p>0</text:p>
          </table:table-cell>
          <table:table-cell table:style-name="ce121" table:formula="of:=COUNTIF([.C32:.L32];&quot;51¶&quot;)" office:value-type="float" office:value="1" calcext:value-type="float">
            <text:p>1</text:p>
          </table:table-cell>
          <table:table-cell table:style-name="ce121" table:formula="of:=COUNTIF([.C32:.L32];&quot;52¶&quot;)" office:value-type="float" office:value="0" calcext:value-type="float">
            <text:p>0</text:p>
          </table:table-cell>
          <table:table-cell table:style-name="ce121" table:formula="of:=COUNTIF([.C32:.L32];&quot;U&quot;)+COUNTIF([.C32:.L32];&quot;U☻&quot;)+COUNTIF([.C32:.L32];&quot;U☺&quot;)" office:value-type="float" office:value="0" calcext:value-type="float">
            <text:p>0</text:p>
          </table:table-cell>
          <table:table-cell table:style-name="ce121" table:formula="of:=COUNTIF([.C32:.L32];&quot;KVIT&quot;)+COUNTIF([.C32:.L32];&quot;KVIT☻&quot;)+COUNTIF([.C32:.L32];&quot;kvit$&quot;)" office:value-type="float" office:value="2" calcext:value-type="float">
            <text:p>2</text:p>
          </table:table-cell>
          <table:table-cell table:style-name="ce122" table:formula="of:=COUNTBLANK([.C32:.L32])" office:value-type="float" office:value="0" calcext:value-type="float">
            <text:p>0</text:p>
          </table:table-cell>
          <table:table-cell table:style-name="ce123" table:formula="of:=COUNTIF([.C32:.L32];&quot;x&quot;)" office:value-type="float" office:value="1" calcext:value-type="float">
            <text:p>1</text:p>
          </table:table-cell>
          <table:table-cell table:style-name="ce124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MIO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8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 calcext:value-type="float">
            <text:p>1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 calcext:value-type="float">
            <text:p>1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 calcext:value-type="float">
            <text:p>5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 calcext:value-type="float">
            <text:p>2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 calcext:value-type="float">
            <text:p>0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 calcext:value-type="float">
            <text:p>0</text:p>
          </table:table-cell>
          <table:table-cell table:style-name="ce32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 calcext:value-type="float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 calcext:value-type="float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 calcext:value-type="float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3" calcext:value-type="float">
            <text:p>3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6" calcext:value-type="float">
            <text:p>6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 calcext:value-type="float">
            <text:p>5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3" calcext:value-type="float">
            <text:p>3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4" calcext:value-type="float">
            <text:p>4</text:p>
          </table:table-cell>
          <table:table-cell table:style-name="ce33" table:formula="of:=SUM([.D35:.D36])" office:value-type="float" office:value="4" calcext:value-type="float">
            <text:p>4</text:p>
          </table:table-cell>
          <table:table-cell table:style-name="ce33" table:formula="of:=SUM([.E35:.E36])" office:value-type="float" office:value="5" calcext:value-type="float">
            <text:p>5</text:p>
          </table:table-cell>
          <table:table-cell table:style-name="ce33" table:formula="of:=SUM([.F35:.F36])" office:value-type="float" office:value="2" calcext:value-type="float">
            <text:p>2</text:p>
          </table:table-cell>
          <table:table-cell table:style-name="ce33" table:formula="of:=SUM([.G35:.G36])" office:value-type="float" office:value="5" calcext:value-type="float">
            <text:p>5</text:p>
          </table:table-cell>
          <table:table-cell table:style-name="ce33" table:formula="of:=SUM([.H35:.H36])" office:value-type="float" office:value="2" calcext:value-type="float">
            <text:p>2</text:p>
          </table:table-cell>
          <table:table-cell table:style-name="ce33" table:formula="of:=SUM([.I35:.I36])" office:value-type="float" office:value="3" calcext:value-type="float">
            <text:p>3</text:p>
          </table:table-cell>
          <table:table-cell table:style-name="ce33" table:formula="of:=SUM([.J35:.J36])" office:value-type="float" office:value="6" calcext:value-type="float">
            <text:p>6</text:p>
          </table:table-cell>
          <table:table-cell table:style-name="ce33" table:formula="of:=SUM([.K35:.K36])" office:value-type="float" office:value="5" calcext:value-type="float">
            <text:p>5</text:p>
          </table:table-cell>
          <table:table-cell table:style-name="ce33" table:formula="of:=SUM([.L35:.L36])" office:value-type="float" office:value="3" calcext:value-type="float">
            <text:p>3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3" calcext:value-type="float">
            <text:p>3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6" calcext:value-type="float">
            <text:p>6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5" calcext:value-type="float">
            <text:p>5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2" calcext:value-type="float">
            <text:p>2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11" calcext:value-type="float">
            <text:p>11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2" calcext:value-type="float">
            <text:p>2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 calcext:value-type="float">
            <text:p>6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 calcext:value-type="float">
            <text:p>0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9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64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13" calcext:value-type="float">
            <text:p>13</text:p>
          </table:table-cell>
          <table:table-cell table:style-name="ce34" table:formula="of:=COUNTIF([.D2:.D32];&quot;D&quot;)" office:value-type="float" office:value="8" calcext:value-type="float">
            <text:p>8</text:p>
          </table:table-cell>
          <table:table-cell table:style-name="ce34" table:formula="of:=COUNTIF([.E2:.E32];&quot;D&quot;)" office:value-type="float" office:value="0" calcext:value-type="float">
            <text:p>0</text:p>
          </table:table-cell>
          <table:table-cell table:style-name="ce34" table:formula="of:=COUNTIF([.F2:.F32];&quot;D&quot;)" office:value-type="float" office:value="15" calcext:value-type="float">
            <text:p>15</text:p>
          </table:table-cell>
          <table:table-cell table:style-name="ce34" table:formula="of:=COUNTIF([.G2:.G32];&quot;D&quot;)" office:value-type="float" office:value="10" calcext:value-type="float">
            <text:p>10</text:p>
          </table:table-cell>
          <table:table-cell table:style-name="ce34" table:formula="of:=COUNTIF([.H2:.H32];&quot;D&quot;)" office:value-type="float" office:value="2" calcext:value-type="float">
            <text:p>2</text:p>
          </table:table-cell>
          <table:table-cell table:style-name="ce34" table:formula="of:=COUNTIF([.I2:.I32];&quot;D&quot;)" office:value-type="float" office:value="2" calcext:value-type="float">
            <text:p>2</text:p>
          </table:table-cell>
          <table:table-cell table:style-name="ce34" table:formula="of:=COUNTIF([.J2:.J32];&quot;D&quot;)" office:value-type="float" office:value="9" calcext:value-type="float">
            <text:p>9</text:p>
          </table:table-cell>
          <table:table-cell table:style-name="ce34" table:formula="of:=COUNTIF([.K2:.K32];&quot;D&quot;)" office:value-type="float" office:value="5" calcext:value-type="float">
            <text:p>5</text:p>
          </table:table-cell>
          <table:table-cell table:style-name="ce34" table:formula="of:=COUNTIF([.L2:.L32];&quot;D&quot;)" office:value-type="float" office:value="7" calcext:value-type="float">
            <text:p>7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34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3" calcext:value-type="float">
            <text:p>3</text:p>
          </table:table-cell>
          <table:table-cell table:style-name="ce34" table:formula="of:=COUNTIF([.D2:.D32];&quot;X&quot;)" office:value-type="float" office:value="1" calcext:value-type="float">
            <text:p>1</text:p>
          </table:table-cell>
          <table:table-cell table:style-name="ce34" table:formula="of:=COUNTIF([.E2:.E32];&quot;X&quot;)" office:value-type="float" office:value="4" calcext:value-type="float">
            <text:p>4</text:p>
          </table:table-cell>
          <table:table-cell table:style-name="ce34" table:formula="of:=COUNTIF([.F2:.F32];&quot;X&quot;)" office:value-type="float" office:value="1" calcext:value-type="float">
            <text:p>1</text:p>
          </table:table-cell>
          <table:table-cell table:style-name="ce34" table:formula="of:=COUNTIF([.G2:.G32];&quot;X&quot;)" office:value-type="float" office:value="2" calcext:value-type="float">
            <text:p>2</text:p>
          </table:table-cell>
          <table:table-cell table:style-name="ce34" table:formula="of:=COUNTIF([.H2:.H32];&quot;X&quot;)" office:value-type="float" office:value="3" calcext:value-type="float">
            <text:p>3</text:p>
          </table:table-cell>
          <table:table-cell table:style-name="ce34" table:formula="of:=COUNTIF([.I2:.I32];&quot;X&quot;)" office:value-type="float" office:value="3" calcext:value-type="float">
            <text:p>3</text:p>
          </table:table-cell>
          <table:table-cell table:style-name="ce34" table:formula="of:=COUNTIF([.J2:.J32];&quot;X&quot;)" office:value-type="float" office:value="4" calcext:value-type="float">
            <text:p>4</text:p>
          </table:table-cell>
          <table:table-cell table:style-name="ce34" table:formula="of:=COUNTIF([.K2:.K32];&quot;X&quot;)" office:value-type="float" office:value="4" calcext:value-type="float">
            <text:p>4</text:p>
          </table:table-cell>
          <table:table-cell table:style-name="ce34" table:formula="of:=COUNTIF([.L2:.L32];&quot;X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N2:.N32];&quot;KOS&quot;)" office:value-type="float" office:value="4" calcext:value-type="float">
            <text:p>4</text:p>
          </table:table-cell>
          <table:table-cell table:style-name="ce34" table:formula="of:=COUNTIF([.N2:.N32];&quot;ŠOŠ&quot;)" office:value-type="float" office:value="3" calcext:value-type="float">
            <text:p>3</text:p>
          </table:table-cell>
          <table:table-cell table:style-name="ce34" table:formula="of:=COUNTIF([.N2:.N32];&quot;PIN&quot;)" office:value-type="float" office:value="3" calcext:value-type="float">
            <text:p>3</text:p>
          </table:table-cell>
          <table:table-cell table:style-name="ce34" table:formula="of:=COUNTIF([.N2:.N32];&quot;KON&quot;)" office:value-type="float" office:value="0" calcext:value-type="float">
            <text:p>0</text:p>
          </table:table-cell>
          <table:table-cell table:style-name="ce34" table:formula="of:=COUNTIF([.N2:.N32];&quot;ORO&quot;)" office:value-type="float" office:value="0" calcext:value-type="float">
            <text:p>0</text:p>
          </table:table-cell>
          <table:table-cell table:style-name="ce34" table:formula="of:=COUNTIF([.N2:.N32];&quot;AND&quot;)" office:value-type="float" office:value="0" calcext:value-type="float">
            <text:p>0</text:p>
          </table:table-cell>
          <table:table-cell table:style-name="ce34" table:formula="of:=COUNTIF([.N2:.N32];&quot;ROD&quot;)" office:value-type="float" office:value="8" calcext:value-type="float">
            <text:p>8</text:p>
          </table:table-cell>
          <table:table-cell table:style-name="ce34" table:formula="of:=COUNTIF([.N2:.N32];&quot;DAN&quot;)" office:value-type="float" office:value="5" calcext:value-type="float">
            <text:p>5</text:p>
          </table:table-cell>
          <table:table-cell table:style-name="ce34" table:formula="of:=COUNTIF([.N2:.N32];&quot;MŠŠ&quot;)" office:value-type="float" office:value="2" calcext:value-type="float">
            <text:p>2</text:p>
          </table:table-cell>
          <table:table-cell table:style-name="ce34" table:formula="of:=COUNTIF([.N2:.N32];&quot;ŠTU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2" calcext:value-type="float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2" calcext:value-type="float">
            <text:p>2</text:p>
          </table:table-cell>
          <table:table-cell table:style-name="ce1" table:formula="of:=COUNTIF([.F2:.F32];&quot;51¶&quot;)+COUNTIF([.F2:.F32];&quot;52¶&quot;)+COUNTIF([.F2:.F32];&quot;kvit¶&quot;)" office:value-type="float" office:value="3" calcext:value-type="float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2" calcext:value-type="float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3" calcext:value-type="float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0" calcext:value-type="float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1" table:formula="of:=COUNTIF([.K2:.K32];&quot;51¶&quot;)+COUNTIF([.K2:.K32];&quot;52¶&quot;)+COUNTIF([.K2:.K32];&quot;kvit¶&quot;)" office:value-type="float" office:value="2" calcext:value-type="float">
            <text:p>2</text:p>
          </table:table-cell>
          <table:table-cell table:style-name="ce1" table:formula="of:=COUNTIF([.L2:.L32];&quot;51¶&quot;)+COUNTIF([.L2:.L32];&quot;52¶&quot;)+COUNTIF([.L2:.L32];&quot;kvit¶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avgust.B2:avgust.B32">
            <calcext:condition calcext:apply-style-name="ConditionalStyle_70" calcext:value="=&quot;sob&quot;" calcext:base-cell-address="avgust.B2"/>
            <calcext:condition calcext:apply-style-name="ConditionalStyle_71" calcext:value="=&quot;ned&quot;" calcext:base-cell-address="avgust.B2"/>
          </calcext:conditional-format>
          <calcext:conditional-format calcext:target-range-address="avgust.O2:avgust.V32">
            <calcext:condition calcext:apply-style-name="ConditionalStyle_72" calcext:value="&lt;1" calcext:base-cell-address="avgust.O2"/>
            <calcext:condition calcext:apply-style-name="ConditionalStyle_73" calcext:value="&gt;1" calcext:base-cell-address="avgust.O2"/>
          </calcext:conditional-format>
          <calcext:conditional-format calcext:target-range-address="avgust.W2:avgust.W32">
            <calcext:condition calcext:apply-style-name="ConditionalStyle_74" calcext:value="!=0" calcext:base-cell-address="avgust.W2"/>
          </calcext:conditional-format>
          <calcext:conditional-format calcext:target-range-address="avgust.X2:avgust.X32">
            <calcext:condition calcext:apply-style-name="ConditionalStyle_75" calcext:value="=1" calcext:base-cell-address="avgust.X2"/>
            <calcext:condition calcext:apply-style-name="ConditionalStyle_76" calcext:value="&gt;1" calcext:base-cell-address="avgust.X2"/>
          </calcext:conditional-format>
          <calcext:conditional-format calcext:target-range-address="avgust.Y2:avgust.Y32">
            <calcext:condition calcext:apply-style-name="ConditionalStyle_77" calcext:value="&lt;2" calcext:base-cell-address="avgust.Y2"/>
            <calcext:condition calcext:apply-style-name="ConditionalStyle_78" calcext:value="&gt;2" calcext:base-cell-address="avgust.Y2"/>
          </calcext:conditional-format>
        </calcext:conditional-formats>
      </table:table>
      <table:table table:name="september" table:style-name="ta10">
        <table:table-column table:style-name="co3" table:default-cell-style-name="ce17"/>
        <table:table-column table:style-name="co22" table:default-cell-style-name="ce17"/>
        <table:table-column table:style-name="co33" table:number-columns-repeated="2" table:default-cell-style-name="ce17"/>
        <table:table-column table:style-name="co44" table:default-cell-style-name="ce17"/>
        <table:table-column table:style-name="co34" table:default-cell-style-name="ce17"/>
        <table:table-column table:style-name="co23" table:default-cell-style-name="ce17"/>
        <table:table-column table:style-name="co22" table:default-cell-style-name="ce17"/>
        <table:table-column table:style-name="co30" table:default-cell-style-name="ce17"/>
        <table:table-column table:style-name="co33" table:default-cell-style-name="ce17"/>
        <table:table-column table:style-name="co32" table:default-cell-style-name="ce17"/>
        <table:table-column table:style-name="co25" table:default-cell-style-name="ce17"/>
        <table:table-column table:style-name="co33" table:default-cell-style-name="ce17"/>
        <table:table-column table:style-name="co28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43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MIO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45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54" office:value-type="string" calcext:value-type="string">
            <text:p>☺</text:p>
          </table:table-cell>
          <table:table-cell table:style-name="ce55" table:formula="of:=[$'Vzorci vnosov'.$A$4]" office:value-type="string" office:string-value="51" calcext:value-type="string">
            <text:p>51</text:p>
          </table:table-cell>
          <table:table-cell table:style-name="ce55" table:formula="of:=[$'Vzorci vnosov'.$A$5]" office:value-type="string" office:string-value="52" calcext:value-type="string">
            <text:p>52</text:p>
          </table:table-cell>
          <table:table-cell table:style-name="ce56" table:formula="of:=[$'Vzorci vnosov'.$A$25]" office:value-type="string" office:string-value="51¶" calcext:value-type="string">
            <text:p>51¶</text:p>
          </table:table-cell>
          <table:table-cell table:style-name="ce57" table:formula="of:=[$'Vzorci vnosov'.$A$26]" office:value-type="string" office:string-value="52¶" calcext:value-type="string">
            <text:p>52¶</text:p>
          </table:table-cell>
          <table:table-cell table:style-name="ce58" table:formula="of:=[$'Vzorci vnosov'.$A$8]" office:value-type="string" office:string-value="U" calcext:value-type="string">
            <text:p>U</text:p>
          </table:table-cell>
          <table:table-cell table:style-name="ce55" table:formula="of:=[$'Vzorci vnosov'.$A$6]" office:value-type="string" office:string-value="KVIT" calcext:value-type="string">
            <text:p>KVIT</text:p>
          </table:table-cell>
          <table:table-cell table:style-name="ce59" office:value-type="string" calcext:value-type="string">
            <text:p>Brez</text:p>
          </table:table-cell>
          <table:table-cell table:style-name="ce53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19" office:value-type="date" office:date-value="2012-09-01" calcext:value-type="date">
            <text:p>1. IX. 12</text:p>
          </table:table-cell>
          <table:table-cell table:style-name="ce125" table:formula="of:=TEXT([.A2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9"/>
          <table:table-cell table:style-name="ce68" office:value-type="string" calcext:value-type="string">
            <text:p>GRY</text:p>
          </table:table-cell>
          <table:table-cell table:style-name="ce46" office:value-type="string" calcext:value-type="string">
            <text:p>ŠOŠ</text:p>
          </table:table-cell>
          <table:table-cell table:style-name="ce127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127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 calcext:value-type="float">
            <text:p>0</text:p>
          </table:table-cell>
          <table:table-cell table:style-name="ce127" table:formula="of:=COUNTIF([.C2:.L2];&quot;51&quot;)+COUNTIF([.C2:.L2];&quot;51$&quot;)+COUNTIF([.C2:.L2];&quot;51☻&quot;)" office:value-type="float" office:value="0" calcext:value-type="float">
            <text:p>0</text:p>
          </table:table-cell>
          <table:table-cell table:style-name="ce127" table:formula="of:=COUNTIF([.C2:.L2];&quot;52&quot;)+COUNTIF([.C2:.L2];&quot;52$&quot;)+COUNTIF([.C2:.L2];&quot;52☻&quot;)" office:value-type="float" office:value="0" calcext:value-type="float">
            <text:p>0</text:p>
          </table:table-cell>
          <table:table-cell table:style-name="ce127" table:formula="of:=COUNTIF([.C2:.L2];&quot;51¶&quot;)" office:value-type="float" office:value="0" calcext:value-type="float">
            <text:p>0</text:p>
          </table:table-cell>
          <table:table-cell table:style-name="ce127" table:formula="of:=COUNTIF([.C2:.L2];&quot;52¶&quot;)" office:value-type="float" office:value="0" calcext:value-type="float">
            <text:p>0</text:p>
          </table:table-cell>
          <table:table-cell table:style-name="ce127" table:formula="of:=COUNTIF([.C2:.L2];&quot;U&quot;)+COUNTIF([.C2:.L2];&quot;U☻&quot;)+COUNTIF([.C2:.L2];&quot;U☺&quot;)" office:value-type="float" office:value="0" calcext:value-type="float">
            <text:p>0</text:p>
          </table:table-cell>
          <table:table-cell table:style-name="ce127" table:formula="of:=COUNTIF([.C2:.L2];&quot;KVIT&quot;)+COUNTIF([.C2:.L2];&quot;KVIT☻&quot;)+COUNTIF([.C2:.L2];&quot;kvit$&quot;)" office:value-type="float" office:value="0" calcext:value-type="float">
            <text:p>0</text:p>
          </table:table-cell>
          <table:table-cell table:style-name="ce128" table:formula="of:=COUNTBLANK([.C2:.L2])" office:value-type="float" office:value="9" calcext:value-type="float">
            <text:p>9</text:p>
          </table:table-cell>
          <table:table-cell table:style-name="ce129" table:formula="of:=COUNTIF([.C2:.L2];&quot;x&quot;)" office:value-type="float" office:value="0" calcext:value-type="float">
            <text:p>0</text:p>
          </table:table-cell>
          <table:table-cell table:style-name="ce130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19" office:value-type="date" office:date-value="2012-09-02" calcext:value-type="date">
            <text:p>2. IX. 12</text:p>
          </table:table-cell>
          <table:table-cell table:style-name="ce125" table:formula="of:=TEXT([.A3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4"/>
          <table:table-cell table:style-name="ce31" table:number-columns-repeated="7"/>
          <table:table-cell table:style-name="ce41"/>
          <table:table-cell table:style-name="ce68" office:value-type="string" calcext:value-type="string">
            <text:p>PIR</text:p>
          </table:table-cell>
          <table:table-cell table:style-name="ce46" office:value-type="string" calcext:value-type="string">
            <text:p>ŠOŠ</text:p>
          </table:table-cell>
          <table:table-cell table:style-name="ce127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127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 calcext:value-type="float">
            <text:p>0</text:p>
          </table:table-cell>
          <table:table-cell table:style-name="ce127" table:formula="of:=COUNTIF([.C3:.L3];&quot;51&quot;)+COUNTIF([.C3:.L3];&quot;51$&quot;)+COUNTIF([.C3:.L3];&quot;51☻&quot;)" office:value-type="float" office:value="0" calcext:value-type="float">
            <text:p>0</text:p>
          </table:table-cell>
          <table:table-cell table:style-name="ce127" table:formula="of:=COUNTIF([.C3:.L3];&quot;52&quot;)+COUNTIF([.C3:.L3];&quot;52$&quot;)+COUNTIF([.C3:.L3];&quot;52☻&quot;)" office:value-type="float" office:value="0" calcext:value-type="float">
            <text:p>0</text:p>
          </table:table-cell>
          <table:table-cell table:style-name="ce127" table:formula="of:=COUNTIF([.C3:.L3];&quot;51¶&quot;)" office:value-type="float" office:value="0" calcext:value-type="float">
            <text:p>0</text:p>
          </table:table-cell>
          <table:table-cell table:style-name="ce127" table:formula="of:=COUNTIF([.C3:.L3];&quot;52¶&quot;)" office:value-type="float" office:value="0" calcext:value-type="float">
            <text:p>0</text:p>
          </table:table-cell>
          <table:table-cell table:style-name="ce127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127" table:formula="of:=COUNTIF([.C3:.L3];&quot;KVIT&quot;)+COUNTIF([.C3:.L3];&quot;KVIT☻&quot;)+COUNTIF([.C3:.L3];&quot;kvit$&quot;)" office:value-type="float" office:value="0" calcext:value-type="float">
            <text:p>0</text:p>
          </table:table-cell>
          <table:table-cell table:style-name="ce128" table:formula="of:=COUNTBLANK([.C3:.L3])" office:value-type="float" office:value="9" calcext:value-type="float">
            <text:p>9</text:p>
          </table:table-cell>
          <table:table-cell table:style-name="ce129" table:formula="of:=COUNTIF([.C3:.L3];&quot;x&quot;)" office:value-type="float" office:value="0" calcext:value-type="float">
            <text:p>0</text:p>
          </table:table-cell>
          <table:table-cell table:style-name="ce130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 calcext:value-type="float">
            <text:p>0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9-03" calcext:value-type="date">
            <text:p>3. IX. 12</text:p>
          </table:table-cell>
          <table:table-cell table:style-name="ce126" table:formula="of:=TEXT([.A4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PIR</text:p>
          </table:table-cell>
          <table:table-cell table:style-name="ce29" office:value-type="string" calcext:value-type="string">
            <text:p>KON</text:p>
          </table:table-cell>
          <table:table-cell table:style-name="ce127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127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 calcext:value-type="float">
            <text:p>0</text:p>
          </table:table-cell>
          <table:table-cell table:style-name="ce127" table:formula="of:=COUNTIF([.C4:.L4];&quot;51&quot;)+COUNTIF([.C4:.L4];&quot;51$&quot;)+COUNTIF([.C4:.L4];&quot;51☻&quot;)" office:value-type="float" office:value="1" calcext:value-type="float">
            <text:p>1</text:p>
          </table:table-cell>
          <table:table-cell table:style-name="ce127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127" table:formula="of:=COUNTIF([.C4:.L4];&quot;51¶&quot;)" office:value-type="float" office:value="1" calcext:value-type="float">
            <text:p>1</text:p>
          </table:table-cell>
          <table:table-cell table:style-name="ce127" table:formula="of:=COUNTIF([.C4:.L4];&quot;52¶&quot;)" office:value-type="float" office:value="0" calcext:value-type="float">
            <text:p>0</text:p>
          </table:table-cell>
          <table:table-cell table:style-name="ce127" table:formula="of:=COUNTIF([.C4:.L4];&quot;U&quot;)+COUNTIF([.C4:.L4];&quot;U☻&quot;)+COUNTIF([.C4:.L4];&quot;U☺&quot;)" office:value-type="float" office:value="0" calcext:value-type="float">
            <text:p>0</text:p>
          </table:table-cell>
          <table:table-cell table:style-name="ce127" table:formula="of:=COUNTIF([.C4:.L4];&quot;KVIT&quot;)+COUNTIF([.C4:.L4];&quot;KVIT☻&quot;)+COUNTIF([.C4:.L4];&quot;kvit$&quot;)" office:value-type="float" office:value="2" calcext:value-type="float">
            <text:p>2</text:p>
          </table:table-cell>
          <table:table-cell table:style-name="ce128" table:formula="of:=COUNTBLANK([.C4:.L4])" office:value-type="float" office:value="0" calcext:value-type="float">
            <text:p>0</text:p>
          </table:table-cell>
          <table:table-cell table:style-name="ce129" table:formula="of:=COUNTIF([.C4:.L4];&quot;x&quot;)" office:value-type="float" office:value="0" calcext:value-type="float">
            <text:p>0</text:p>
          </table:table-cell>
          <table:table-cell table:style-name="ce130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9-04" calcext:value-type="date">
            <text:p>4. IX. 12</text:p>
          </table:table-cell>
          <table:table-cell table:style-name="ce126" table:formula="of:=TEXT([.A5];&quot;Ddd&quot;)" office:value-type="string" office:string-value="tor" calcext:value-type="string">
            <text:p>tor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KON</text:p>
          </table:table-cell>
          <table:table-cell table:style-name="ce127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127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 calcext:value-type="float">
            <text:p>0</text:p>
          </table:table-cell>
          <table:table-cell table:style-name="ce127" table:formula="of:=COUNTIF([.C5:.L5];&quot;51&quot;)+COUNTIF([.C5:.L5];&quot;51$&quot;)+COUNTIF([.C5:.L5];&quot;51☻&quot;)" office:value-type="float" office:value="1" calcext:value-type="float">
            <text:p>1</text:p>
          </table:table-cell>
          <table:table-cell table:style-name="ce127" table:formula="of:=COUNTIF([.C5:.L5];&quot;52&quot;)+COUNTIF([.C5:.L5];&quot;52$&quot;)+COUNTIF([.C5:.L5];&quot;52☻&quot;)" office:value-type="float" office:value="1" calcext:value-type="float">
            <text:p>1</text:p>
          </table:table-cell>
          <table:table-cell table:style-name="ce127" table:formula="of:=COUNTIF([.C5:.L5];&quot;51¶&quot;)" office:value-type="float" office:value="0" calcext:value-type="float">
            <text:p>0</text:p>
          </table:table-cell>
          <table:table-cell table:style-name="ce127" table:formula="of:=COUNTIF([.C5:.L5];&quot;52¶&quot;)" office:value-type="float" office:value="1" calcext:value-type="float">
            <text:p>1</text:p>
          </table:table-cell>
          <table:table-cell table:style-name="ce127" table:formula="of:=COUNTIF([.C5:.L5];&quot;U&quot;)+COUNTIF([.C5:.L5];&quot;U☻&quot;)+COUNTIF([.C5:.L5];&quot;U☺&quot;)" office:value-type="float" office:value="1" calcext:value-type="float">
            <text:p>1</text:p>
          </table:table-cell>
          <table:table-cell table:style-name="ce127" table:formula="of:=COUNTIF([.C5:.L5];&quot;KVIT&quot;)+COUNTIF([.C5:.L5];&quot;KVIT☻&quot;)+COUNTIF([.C5:.L5];&quot;kvit$&quot;)" office:value-type="float" office:value="2" calcext:value-type="float">
            <text:p>2</text:p>
          </table:table-cell>
          <table:table-cell table:style-name="ce128" table:formula="of:=COUNTBLANK([.C5:.L5])" office:value-type="float" office:value="0" calcext:value-type="float">
            <text:p>0</text:p>
          </table:table-cell>
          <table:table-cell table:style-name="ce129" table:formula="of:=COUNTIF([.C5:.L5];&quot;x&quot;)" office:value-type="float" office:value="1" calcext:value-type="float">
            <text:p>1</text:p>
          </table:table-cell>
          <table:table-cell table:style-name="ce130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9-05" calcext:value-type="date">
            <text:p>5. IX. 12</text:p>
          </table:table-cell>
          <table:table-cell table:style-name="ce126" table:formula="of:=TEXT([.A6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office:annotation draw:style-name="gr2" draw:text-style-name="P2" svg:width="3.108cm" svg:height="0.698cm" svg:x="4.028cm" svg:y="1.627cm" draw:caption-point-x="-0.243cm" draw:caption-point-y="1.901cm">
              <dc:date>2022-03-21T00:00:00</dc:date>
              <text:p text:style-name="P1">artros</text:p>
            </office:annotation>
            <text:p>X</text:p>
          </table:table-cell>
          <table:table-cell table:style-name="ce35" office:value-type="string" calcext:value-type="string">
            <text:p>MF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8" office:value-type="string" calcext:value-type="string">
            <text:p>MIO</text:p>
          </table:table-cell>
          <table:table-cell table:style-name="ce29" office:value-type="string" calcext:value-type="string">
            <text:p>KON</text:p>
          </table:table-cell>
          <table:table-cell table:style-name="ce127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127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 calcext:value-type="float">
            <text:p>1</text:p>
          </table:table-cell>
          <table:table-cell table:style-name="ce127" table:formula="of:=COUNTIF([.C6:.L6];&quot;51&quot;)+COUNTIF([.C6:.L6];&quot;51$&quot;)+COUNTIF([.C6:.L6];&quot;51☻&quot;)" office:value-type="float" office:value="1" calcext:value-type="float">
            <text:p>1</text:p>
          </table:table-cell>
          <table:table-cell table:style-name="ce127" table:formula="of:=COUNTIF([.C6:.L6];&quot;52&quot;)+COUNTIF([.C6:.L6];&quot;52$&quot;)+COUNTIF([.C6:.L6];&quot;52☻&quot;)" office:value-type="float" office:value="0" calcext:value-type="float">
            <text:p>0</text:p>
          </table:table-cell>
          <table:table-cell table:style-name="ce127" table:formula="of:=COUNTIF([.C6:.L6];&quot;51¶&quot;)" office:value-type="float" office:value="1" calcext:value-type="float">
            <text:p>1</text:p>
          </table:table-cell>
          <table:table-cell table:style-name="ce127" table:formula="of:=COUNTIF([.C6:.L6];&quot;52¶&quot;)" office:value-type="float" office:value="0" calcext:value-type="float">
            <text:p>0</text:p>
          </table:table-cell>
          <table:table-cell table:style-name="ce127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127" table:formula="of:=COUNTIF([.C6:.L6];&quot;KVIT&quot;)+COUNTIF([.C6:.L6];&quot;KVIT☻&quot;)+COUNTIF([.C6:.L6];&quot;kvit$&quot;)" office:value-type="float" office:value="2" calcext:value-type="float">
            <text:p>2</text:p>
          </table:table-cell>
          <table:table-cell table:style-name="ce128" table:formula="of:=COUNTBLANK([.C6:.L6])" office:value-type="float" office:value="0" calcext:value-type="float">
            <text:p>0</text:p>
          </table:table-cell>
          <table:table-cell table:style-name="ce129" table:formula="of:=COUNTIF([.C6:.L6];&quot;x&quot;)" office:value-type="float" office:value="1" calcext:value-type="float">
            <text:p>1</text:p>
          </table:table-cell>
          <table:table-cell table:style-name="ce130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1" calcext:value-type="float">
            <text:p>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9-06" calcext:value-type="date">
            <text:p>6. IX. 12</text:p>
          </table:table-cell>
          <table:table-cell table:style-name="ce126" table:formula="of:=TEXT([.A7];&quot;Ddd&quot;)" office:value-type="string" office:string-value="čet" calcext:value-type="string">
            <text:p>č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 office:value-type="string" calcext:value-type="string">
            <text:p>PIR</text:p>
          </table:table-cell>
          <table:table-cell table:style-name="ce29" office:value-type="string" calcext:value-type="string">
            <text:p>KON</text:p>
          </table:table-cell>
          <table:table-cell table:style-name="ce127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127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 calcext:value-type="float">
            <text:p>0</text:p>
          </table:table-cell>
          <table:table-cell table:style-name="ce127" table:formula="of:=COUNTIF([.C7:.L7];&quot;51&quot;)+COUNTIF([.C7:.L7];&quot;51$&quot;)+COUNTIF([.C7:.L7];&quot;51☻&quot;)" office:value-type="float" office:value="1" calcext:value-type="float">
            <text:p>1</text:p>
          </table:table-cell>
          <table:table-cell table:style-name="ce127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127" table:formula="of:=COUNTIF([.C7:.L7];&quot;51¶&quot;)" office:value-type="float" office:value="0" calcext:value-type="float">
            <text:p>0</text:p>
          </table:table-cell>
          <table:table-cell table:style-name="ce127" table:formula="of:=COUNTIF([.C7:.L7];&quot;52¶&quot;)" office:value-type="float" office:value="0" calcext:value-type="float">
            <text:p>0</text:p>
          </table:table-cell>
          <table:table-cell table:style-name="ce127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127" table:formula="of:=COUNTIF([.C7:.L7];&quot;KVIT&quot;)+COUNTIF([.C7:.L7];&quot;KVIT☻&quot;)+COUNTIF([.C7:.L7];&quot;kvit$&quot;)" office:value-type="float" office:value="2" calcext:value-type="float">
            <text:p>2</text:p>
          </table:table-cell>
          <table:table-cell table:style-name="ce128" table:formula="of:=COUNTBLANK([.C7:.L7])" office:value-type="float" office:value="0" calcext:value-type="float">
            <text:p>0</text:p>
          </table:table-cell>
          <table:table-cell table:style-name="ce129" table:formula="of:=COUNTIF([.C7:.L7];&quot;x&quot;)" office:value-type="float" office:value="2" calcext:value-type="float">
            <text:p>2</text:p>
          </table:table-cell>
          <table:table-cell table:style-name="ce130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9-07" calcext:value-type="date">
            <text:p>7. IX. 12</text:p>
          </table:table-cell>
          <table:table-cell table:style-name="ce126" table:formula="of:=TEXT([.A8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96" office:value-type="string" calcext:value-type="string">
            <text:p>RTG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78" office:value-type="string" calcext:value-type="string">
            <office:annotation draw:style-name="gr8" draw:text-style-name="P2" svg:width="3.203cm" svg:height="0.933cm" svg:x="14.359cm" svg:y="4.304cm" draw:caption-point-x="-0.232cm" draw:caption-point-y="0.632cm">
              <dc:date>2022-03-21T00:00:00</dc:date>
              <text:p text:style-name="P1">ne rezpisete od 18.5 do 3.6.</text:p>
            </office:annotation>
            <text:p>RAV</text:p>
          </table:table-cell>
          <table:table-cell table:style-name="ce29" office:value-type="string" calcext:value-type="string">
            <text:p>ŠTU</text:p>
          </table:table-cell>
          <table:table-cell table:style-name="ce127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127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 calcext:value-type="float">
            <text:p>0</text:p>
          </table:table-cell>
          <table:table-cell table:style-name="ce127" table:formula="of:=COUNTIF([.C8:.L8];&quot;51&quot;)+COUNTIF([.C8:.L8];&quot;51$&quot;)+COUNTIF([.C8:.L8];&quot;51☻&quot;)" office:value-type="float" office:value="1" calcext:value-type="float">
            <text:p>1</text:p>
          </table:table-cell>
          <table:table-cell table:style-name="ce127" table:formula="of:=COUNTIF([.C8:.L8];&quot;52&quot;)+COUNTIF([.C8:.L8];&quot;52$&quot;)+COUNTIF([.C8:.L8];&quot;52☻&quot;)" office:value-type="float" office:value="0" calcext:value-type="float">
            <text:p>0</text:p>
          </table:table-cell>
          <table:table-cell table:style-name="ce127" table:formula="of:=COUNTIF([.C8:.L8];&quot;51¶&quot;)" office:value-type="float" office:value="0" calcext:value-type="float">
            <text:p>0</text:p>
          </table:table-cell>
          <table:table-cell table:style-name="ce127" table:formula="of:=COUNTIF([.C8:.L8];&quot;52¶&quot;)" office:value-type="float" office:value="1" calcext:value-type="float">
            <text:p>1</text:p>
          </table:table-cell>
          <table:table-cell table:style-name="ce127" table:formula="of:=COUNTIF([.C8:.L8];&quot;U&quot;)+COUNTIF([.C8:.L8];&quot;U☻&quot;)+COUNTIF([.C8:.L8];&quot;U☺&quot;)" office:value-type="float" office:value="0" calcext:value-type="float">
            <text:p>0</text:p>
          </table:table-cell>
          <table:table-cell table:style-name="ce127" table:formula="of:=COUNTIF([.C8:.L8];&quot;KVIT&quot;)+COUNTIF([.C8:.L8];&quot;KVIT☻&quot;)+COUNTIF([.C8:.L8];&quot;kvit$&quot;)" office:value-type="float" office:value="1" calcext:value-type="float">
            <text:p>1</text:p>
          </table:table-cell>
          <table:table-cell table:style-name="ce128" table:formula="of:=COUNTBLANK([.C8:.L8])" office:value-type="float" office:value="0" calcext:value-type="float">
            <text:p>0</text:p>
          </table:table-cell>
          <table:table-cell table:style-name="ce129" table:formula="of:=COUNTIF([.C8:.L8];&quot;x&quot;)" office:value-type="float" office:value="2" calcext:value-type="float">
            <text:p>2</text:p>
          </table:table-cell>
          <table:table-cell table:style-name="ce130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1" calcext:value-type="float">
            <text:p>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9-08" calcext:value-type="date">
            <text:p>8. IX. 12</text:p>
          </table:table-cell>
          <table:table-cell table:style-name="ce125" table:formula="of:=TEXT([.A9];&quot;Ddd&quot;)" office:value-type="string" office:string-value="sob" calcext:value-type="string">
            <text:p>sob</text:p>
          </table:table-cell>
          <table:table-cell table:style-name="ce31"/>
          <table:table-cell table:style-name="ce31" table:formula="of:=[$'Vzorci vnosov'.$A$15]" office:value-type="string" office:string-value="SO" calcext:value-type="string">
            <text:p>SO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2"/>
          <table:table-cell table:style-name="ce31"/>
          <table:table-cell table:style-name="ce38"/>
          <table:table-cell table:style-name="ce44"/>
          <table:table-cell table:style-name="ce31" table:formula="of:=[$'Vzorci vnosov'.$A$15]" office:value-type="string" office:string-value="SO" calcext:value-type="string">
            <text:p>SO</text:p>
          </table:table-cell>
          <table:table-cell table:style-name="ce44"/>
          <table:table-cell table:style-name="ce68" office:value-type="string" calcext:value-type="string">
            <text:p>GRY</text:p>
          </table:table-cell>
          <table:table-cell table:style-name="ce46" office:value-type="string" calcext:value-type="string">
            <text:p>ŠTU</text:p>
          </table:table-cell>
          <table:table-cell table:style-name="ce127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127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 calcext:value-type="float">
            <text:p>0</text:p>
          </table:table-cell>
          <table:table-cell table:style-name="ce127" table:formula="of:=COUNTIF([.C9:.L9];&quot;51&quot;)+COUNTIF([.C9:.L9];&quot;51$&quot;)+COUNTIF([.C9:.L9];&quot;51☻&quot;)" office:value-type="float" office:value="0" calcext:value-type="float">
            <text:p>0</text:p>
          </table:table-cell>
          <table:table-cell table:style-name="ce127" table:formula="of:=COUNTIF([.C9:.L9];&quot;52&quot;)+COUNTIF([.C9:.L9];&quot;52$&quot;)+COUNTIF([.C9:.L9];&quot;52☻&quot;)" office:value-type="float" office:value="0" calcext:value-type="float">
            <text:p>0</text:p>
          </table:table-cell>
          <table:table-cell table:style-name="ce127" table:formula="of:=COUNTIF([.C9:.L9];&quot;51¶&quot;)" office:value-type="float" office:value="0" calcext:value-type="float">
            <text:p>0</text:p>
          </table:table-cell>
          <table:table-cell table:style-name="ce127" table:formula="of:=COUNTIF([.C9:.L9];&quot;52¶&quot;)" office:value-type="float" office:value="0" calcext:value-type="float">
            <text:p>0</text:p>
          </table:table-cell>
          <table:table-cell table:style-name="ce127" table:formula="of:=COUNTIF([.C9:.L9];&quot;U&quot;)+COUNTIF([.C9:.L9];&quot;U☻&quot;)+COUNTIF([.C9:.L9];&quot;U☺&quot;)" office:value-type="float" office:value="0" calcext:value-type="float">
            <text:p>0</text:p>
          </table:table-cell>
          <table:table-cell table:style-name="ce127" table:formula="of:=COUNTIF([.C9:.L9];&quot;KVIT&quot;)+COUNTIF([.C9:.L9];&quot;KVIT☻&quot;)+COUNTIF([.C9:.L9];&quot;kvit$&quot;)" office:value-type="float" office:value="0" calcext:value-type="float">
            <text:p>0</text:p>
          </table:table-cell>
          <table:table-cell table:style-name="ce128" table:formula="of:=COUNTBLANK([.C9:.L9])" office:value-type="float" office:value="7" calcext:value-type="float">
            <text:p>7</text:p>
          </table:table-cell>
          <table:table-cell table:style-name="ce129" table:formula="of:=COUNTIF([.C9:.L9];&quot;x&quot;)" office:value-type="float" office:value="0" calcext:value-type="float">
            <text:p>0</text:p>
          </table:table-cell>
          <table:table-cell table:style-name="ce130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 calcext:value-type="float">
            <text:p>0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"/>
          <table:table-cell table:style-name="ce16" office:value-type="string" calcext:value-type="string">
            <text:p><text:s/>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9" office:value-type="date" office:date-value="2012-09-09" calcext:value-type="date">
            <text:p>9. IX. 12</text:p>
          </table:table-cell>
          <table:table-cell table:style-name="ce125" table:formula="of:=TEXT([.A10];&quot;Ddd&quot;)" office:value-type="string" office:string-value="ned" calcext:value-type="string">
            <text:p>ned</text:p>
          </table:table-cell>
          <table:table-cell table:style-name="ce31"/>
          <table:table-cell table:style-name="ce31" table:formula="of:=[$'Vzorci vnosov'.$A$15]" office:value-type="string" office:string-value="SO" calcext:value-type="string">
            <text:p>SO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2"/>
          <table:table-cell table:style-name="ce41"/>
          <table:table-cell table:style-name="ce31"/>
          <table:table-cell table:style-name="ce31" table:formula="of:=[$'Vzorci vnosov'.$A$15]" office:value-type="string" office:string-value="SO" calcext:value-type="string">
            <text:p>SO</text:p>
          </table:table-cell>
          <table:table-cell table:style-name="ce44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ŠTU</text:p>
          </table:table-cell>
          <table:table-cell table:style-name="ce127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127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 calcext:value-type="float">
            <text:p>1</text:p>
          </table:table-cell>
          <table:table-cell table:style-name="ce127" table:formula="of:=COUNTIF([.C10:.L10];&quot;51&quot;)+COUNTIF([.C10:.L10];&quot;51$&quot;)+COUNTIF([.C10:.L10];&quot;51☻&quot;)" office:value-type="float" office:value="0" calcext:value-type="float">
            <text:p>0</text:p>
          </table:table-cell>
          <table:table-cell table:style-name="ce127" table:formula="of:=COUNTIF([.C10:.L10];&quot;52&quot;)+COUNTIF([.C10:.L10];&quot;52$&quot;)+COUNTIF([.C10:.L10];&quot;52☻&quot;)" office:value-type="float" office:value="0" calcext:value-type="float">
            <text:p>0</text:p>
          </table:table-cell>
          <table:table-cell table:style-name="ce127" table:formula="of:=COUNTIF([.C10:.L10];&quot;51¶&quot;)" office:value-type="float" office:value="0" calcext:value-type="float">
            <text:p>0</text:p>
          </table:table-cell>
          <table:table-cell table:style-name="ce127" table:formula="of:=COUNTIF([.C10:.L10];&quot;52¶&quot;)" office:value-type="float" office:value="0" calcext:value-type="float">
            <text:p>0</text:p>
          </table:table-cell>
          <table:table-cell table:style-name="ce127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127" table:formula="of:=COUNTIF([.C10:.L10];&quot;KVIT&quot;)+COUNTIF([.C10:.L10];&quot;KVIT☻&quot;)+COUNTIF([.C10:.L10];&quot;kvit$&quot;)" office:value-type="float" office:value="0" calcext:value-type="float">
            <text:p>0</text:p>
          </table:table-cell>
          <table:table-cell table:style-name="ce128" table:formula="of:=COUNTBLANK([.C10:.L10])" office:value-type="float" office:value="6" calcext:value-type="float">
            <text:p>6</text:p>
          </table:table-cell>
          <table:table-cell table:style-name="ce129" table:formula="of:=COUNTIF([.C10:.L10];&quot;x&quot;)" office:value-type="float" office:value="0" calcext:value-type="float">
            <text:p>0</text:p>
          </table:table-cell>
          <table:table-cell table:style-name="ce130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0" calcext:value-type="float">
            <text:p>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9-10" calcext:value-type="date">
            <text:p>10. IX. 12</text:p>
          </table:table-cell>
          <table:table-cell table:style-name="ce126" table:formula="of:=TEXT([.A11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43" office:value-type="string" calcext:value-type="string">
            <text:p>KOM</text:p>
          </table:table-cell>
          <table:table-cell table:style-name="ce29" office:value-type="string" calcext:value-type="string">
            <text:p>ROD</text:p>
          </table:table-cell>
          <table:table-cell table:style-name="ce127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127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 calcext:value-type="float">
            <text:p>0</text:p>
          </table:table-cell>
          <table:table-cell table:style-name="ce127" table:formula="of:=COUNTIF([.C11:.L11];&quot;51&quot;)+COUNTIF([.C11:.L11];&quot;51$&quot;)+COUNTIF([.C11:.L11];&quot;51☻&quot;)" office:value-type="float" office:value="1" calcext:value-type="float">
            <text:p>1</text:p>
          </table:table-cell>
          <table:table-cell table:style-name="ce127" table:formula="of:=COUNTIF([.C11:.L11];&quot;52&quot;)+COUNTIF([.C11:.L11];&quot;52$&quot;)+COUNTIF([.C11:.L11];&quot;52☻&quot;)" office:value-type="float" office:value="1" calcext:value-type="float">
            <text:p>1</text:p>
          </table:table-cell>
          <table:table-cell table:style-name="ce127" table:formula="of:=COUNTIF([.C11:.L11];&quot;51¶&quot;)" office:value-type="float" office:value="1" calcext:value-type="float">
            <text:p>1</text:p>
          </table:table-cell>
          <table:table-cell table:style-name="ce127" table:formula="of:=COUNTIF([.C11:.L11];&quot;52¶&quot;)" office:value-type="float" office:value="1" calcext:value-type="float">
            <text:p>1</text:p>
          </table:table-cell>
          <table:table-cell table:style-name="ce127" table:formula="of:=COUNTIF([.C11:.L11];&quot;U&quot;)+COUNTIF([.C11:.L11];&quot;U☻&quot;)+COUNTIF([.C11:.L11];&quot;U☺&quot;)" office:value-type="float" office:value="0" calcext:value-type="float">
            <text:p>0</text:p>
          </table:table-cell>
          <table:table-cell table:style-name="ce127" table:formula="of:=COUNTIF([.C11:.L11];&quot;KVIT&quot;)+COUNTIF([.C11:.L11];&quot;KVIT☻&quot;)+COUNTIF([.C11:.L11];&quot;kvit$&quot;)" office:value-type="float" office:value="2" calcext:value-type="float">
            <text:p>2</text:p>
          </table:table-cell>
          <table:table-cell table:style-name="ce128" table:formula="of:=COUNTBLANK([.C11:.L11])" office:value-type="float" office:value="0" calcext:value-type="float">
            <text:p>0</text:p>
          </table:table-cell>
          <table:table-cell table:style-name="ce129" table:formula="of:=COUNTIF([.C11:.L11];&quot;x&quot;)" office:value-type="float" office:value="1" calcext:value-type="float">
            <text:p>1</text:p>
          </table:table-cell>
          <table:table-cell table:style-name="ce130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9-11" calcext:value-type="date">
            <text:p>11. IX. 12</text:p>
          </table:table-cell>
          <table:table-cell table:style-name="ce126" table:formula="of:=TEXT([.A12];&quot;Ddd&quot;)" office:value-type="string" office:string-value="tor" calcext:value-type="string">
            <text:p>tor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5" office:value-type="string" calcext:value-type="string">
            <text:p>MF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8" office:value-type="string" calcext:value-type="string">
            <text:p>DAN</text:p>
          </table:table-cell>
          <table:table-cell table:style-name="ce29" office:value-type="string" calcext:value-type="string">
            <text:p>ROD</text:p>
          </table:table-cell>
          <table:table-cell table:style-name="ce127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127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 calcext:value-type="float">
            <text:p>1</text:p>
          </table:table-cell>
          <table:table-cell table:style-name="ce127" table:formula="of:=COUNTIF([.C12:.L12];&quot;51&quot;)+COUNTIF([.C12:.L12];&quot;51$&quot;)+COUNTIF([.C12:.L12];&quot;51☻&quot;)" office:value-type="float" office:value="1" calcext:value-type="float">
            <text:p>1</text:p>
          </table:table-cell>
          <table:table-cell table:style-name="ce127" table:formula="of:=COUNTIF([.C12:.L12];&quot;52&quot;)+COUNTIF([.C12:.L12];&quot;52$&quot;)+COUNTIF([.C12:.L12];&quot;52☻&quot;)" office:value-type="float" office:value="1" calcext:value-type="float">
            <text:p>1</text:p>
          </table:table-cell>
          <table:table-cell table:style-name="ce127" table:formula="of:=COUNTIF([.C12:.L12];&quot;51¶&quot;)" office:value-type="float" office:value="1" calcext:value-type="float">
            <text:p>1</text:p>
          </table:table-cell>
          <table:table-cell table:style-name="ce127" table:formula="of:=COUNTIF([.C12:.L12];&quot;52¶&quot;)" office:value-type="float" office:value="0" calcext:value-type="float">
            <text:p>0</text:p>
          </table:table-cell>
          <table:table-cell table:style-name="ce127" table:formula="of:=COUNTIF([.C12:.L12];&quot;U&quot;)+COUNTIF([.C12:.L12];&quot;U☻&quot;)+COUNTIF([.C12:.L12];&quot;U☺&quot;)" office:value-type="float" office:value="1" calcext:value-type="float">
            <text:p>1</text:p>
          </table:table-cell>
          <table:table-cell table:style-name="ce127" table:formula="of:=COUNTIF([.C12:.L12];&quot;KVIT&quot;)+COUNTIF([.C12:.L12];&quot;KVIT☻&quot;)+COUNTIF([.C12:.L12];&quot;kvit$&quot;)" office:value-type="float" office:value="1" calcext:value-type="float">
            <text:p>1</text:p>
          </table:table-cell>
          <table:table-cell table:style-name="ce128" table:formula="of:=COUNTBLANK([.C12:.L12])" office:value-type="float" office:value="0" calcext:value-type="float">
            <text:p>0</text:p>
          </table:table-cell>
          <table:table-cell table:style-name="ce129" table:formula="of:=COUNTIF([.C12:.L12];&quot;x&quot;)" office:value-type="float" office:value="1" calcext:value-type="float">
            <text:p>1</text:p>
          </table:table-cell>
          <table:table-cell table:style-name="ce130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2" calcext:value-type="float">
            <text:p>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9-12" calcext:value-type="date">
            <text:p>12. IX. 12</text:p>
          </table:table-cell>
          <table:table-cell table:style-name="ce126" table:formula="of:=TEXT([.A13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office:annotation draw:style-name="gr5" draw:text-style-name="P2" svg:width="3.108cm" svg:height="0.687cm" svg:x="4.028cm" svg:y="6.554cm" draw:caption-point-x="-0.243cm" draw:caption-point-y="1.901cm">
              <dc:date>2022-03-21T00:00:00</dc:date>
              <text:p text:style-name="P1">artros</text:p>
            </office:annotation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73" office:value-type="string" calcext:value-type="string">
            <text:p>NPK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3" office:value-type="string" calcext:value-type="string">
            <text:p>KOM</text:p>
          </table:table-cell>
          <table:table-cell table:style-name="ce29" office:value-type="string" calcext:value-type="string">
            <text:p>ROD</text:p>
          </table:table-cell>
          <table:table-cell table:style-name="ce127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127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 calcext:value-type="float">
            <text:p>0</text:p>
          </table:table-cell>
          <table:table-cell table:style-name="ce127" table:formula="of:=COUNTIF([.C13:.L13];&quot;51&quot;)+COUNTIF([.C13:.L13];&quot;51$&quot;)+COUNTIF([.C13:.L13];&quot;51☻&quot;)" office:value-type="float" office:value="1" calcext:value-type="float">
            <text:p>1</text:p>
          </table:table-cell>
          <table:table-cell table:style-name="ce127" table:formula="of:=COUNTIF([.C13:.L13];&quot;52&quot;)+COUNTIF([.C13:.L13];&quot;52$&quot;)+COUNTIF([.C13:.L13];&quot;52☻&quot;)" office:value-type="float" office:value="1" calcext:value-type="float">
            <text:p>1</text:p>
          </table:table-cell>
          <table:table-cell table:style-name="ce127" table:formula="of:=COUNTIF([.C13:.L13];&quot;51¶&quot;)" office:value-type="float" office:value="1" calcext:value-type="float">
            <text:p>1</text:p>
          </table:table-cell>
          <table:table-cell table:style-name="ce127" table:formula="of:=COUNTIF([.C13:.L13];&quot;52¶&quot;)" office:value-type="float" office:value="0" calcext:value-type="float">
            <text:p>0</text:p>
          </table:table-cell>
          <table:table-cell table:style-name="ce127" table:formula="of:=COUNTIF([.C13:.L13];&quot;U&quot;)+COUNTIF([.C13:.L13];&quot;U☻&quot;)+COUNTIF([.C13:.L13];&quot;U☺&quot;)" office:value-type="float" office:value="1" calcext:value-type="float">
            <text:p>1</text:p>
          </table:table-cell>
          <table:table-cell table:style-name="ce127" table:formula="of:=COUNTIF([.C13:.L13];&quot;KVIT&quot;)+COUNTIF([.C13:.L13];&quot;KVIT☻&quot;)+COUNTIF([.C13:.L13];&quot;kvit$&quot;)" office:value-type="float" office:value="2" calcext:value-type="float">
            <text:p>2</text:p>
          </table:table-cell>
          <table:table-cell table:style-name="ce128" table:formula="of:=COUNTBLANK([.C13:.L13])" office:value-type="float" office:value="0" calcext:value-type="float">
            <text:p>0</text:p>
          </table:table-cell>
          <table:table-cell table:style-name="ce129" table:formula="of:=COUNTIF([.C13:.L13];&quot;x&quot;)" office:value-type="float" office:value="1" calcext:value-type="float">
            <text:p>1</text:p>
          </table:table-cell>
          <table:table-cell table:style-name="ce130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9-13" calcext:value-type="date">
            <text:p>13. IX. 12</text:p>
          </table:table-cell>
          <table:table-cell table:style-name="ce126" table:formula="of:=TEXT([.A14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3" office:value-type="string" calcext:value-type="string">
            <text:p>NPK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ROD</text:p>
          </table:table-cell>
          <table:table-cell table:style-name="ce127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127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 calcext:value-type="float">
            <text:p>0</text:p>
          </table:table-cell>
          <table:table-cell table:style-name="ce127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127" table:formula="of:=COUNTIF([.C14:.L14];&quot;52&quot;)+COUNTIF([.C14:.L14];&quot;52$&quot;)+COUNTIF([.C14:.L14];&quot;52☻&quot;)" office:value-type="float" office:value="1" calcext:value-type="float">
            <text:p>1</text:p>
          </table:table-cell>
          <table:table-cell table:style-name="ce127" table:formula="of:=COUNTIF([.C14:.L14];&quot;51¶&quot;)" office:value-type="float" office:value="1" calcext:value-type="float">
            <text:p>1</text:p>
          </table:table-cell>
          <table:table-cell table:style-name="ce127" table:formula="of:=COUNTIF([.C14:.L14];&quot;52¶&quot;)" office:value-type="float" office:value="1" calcext:value-type="float">
            <text:p>1</text:p>
          </table:table-cell>
          <table:table-cell table:style-name="ce127" table:formula="of:=COUNTIF([.C14:.L14];&quot;U&quot;)+COUNTIF([.C14:.L14];&quot;U☻&quot;)+COUNTIF([.C14:.L14];&quot;U☺&quot;)" office:value-type="float" office:value="0" calcext:value-type="float">
            <text:p>0</text:p>
          </table:table-cell>
          <table:table-cell table:style-name="ce127" table:formula="of:=COUNTIF([.C14:.L14];&quot;KVIT&quot;)+COUNTIF([.C14:.L14];&quot;KVIT☻&quot;)+COUNTIF([.C14:.L14];&quot;kvit$&quot;)" office:value-type="float" office:value="1" calcext:value-type="float">
            <text:p>1</text:p>
          </table:table-cell>
          <table:table-cell table:style-name="ce128" table:formula="of:=COUNTBLANK([.C14:.L14])" office:value-type="float" office:value="0" calcext:value-type="float">
            <text:p>0</text:p>
          </table:table-cell>
          <table:table-cell table:style-name="ce129" table:formula="of:=COUNTIF([.C14:.L14];&quot;x&quot;)" office:value-type="float" office:value="1" calcext:value-type="float">
            <text:p>1</text:p>
          </table:table-cell>
          <table:table-cell table:style-name="ce130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3"/>
          <table:table-cell table:style-name="ce43"/>
          <table:table-cell table:style-name="ce16" table:number-columns-repeated="227"/>
          <table:table-cell table:number-columns-repeated="767"/>
        </table:table-row>
        <table:table-row table:style-name="ro6">
          <table:table-cell table:style-name="ce20" office:value-type="date" office:date-value="2012-09-14" calcext:value-type="date">
            <text:p>14. IX. 12</text:p>
          </table:table-cell>
          <table:table-cell table:style-name="ce126" table:formula="of:=TEXT([.A15];&quot;Ddd&quot;)" office:value-type="string" office:string-value="pet" calcext:value-type="string">
            <text:p>p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3" office:value-type="string" calcext:value-type="string">
            <text:p>GRY</text:p>
          </table:table-cell>
          <table:table-cell table:style-name="ce29" office:value-type="string" calcext:value-type="string">
            <text:p>ROD</text:p>
          </table:table-cell>
          <table:table-cell table:style-name="ce127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127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 calcext:value-type="float">
            <text:p>0</text:p>
          </table:table-cell>
          <table:table-cell table:style-name="ce127" table:formula="of:=COUNTIF([.C15:.L15];&quot;51&quot;)+COUNTIF([.C15:.L15];&quot;51$&quot;)+COUNTIF([.C15:.L15];&quot;51☻&quot;)" office:value-type="float" office:value="1" calcext:value-type="float">
            <text:p>1</text:p>
          </table:table-cell>
          <table:table-cell table:style-name="ce127" table:formula="of:=COUNTIF([.C15:.L15];&quot;52&quot;)+COUNTIF([.C15:.L15];&quot;52$&quot;)+COUNTIF([.C15:.L15];&quot;52☻&quot;)" office:value-type="float" office:value="1" calcext:value-type="float">
            <text:p>1</text:p>
          </table:table-cell>
          <table:table-cell table:style-name="ce127" table:formula="of:=COUNTIF([.C15:.L15];&quot;51¶&quot;)" office:value-type="float" office:value="0" calcext:value-type="float">
            <text:p>0</text:p>
          </table:table-cell>
          <table:table-cell table:style-name="ce127" table:formula="of:=COUNTIF([.C15:.L15];&quot;52¶&quot;)" office:value-type="float" office:value="1" calcext:value-type="float">
            <text:p>1</text:p>
          </table:table-cell>
          <table:table-cell table:style-name="ce127" table:formula="of:=COUNTIF([.C15:.L15];&quot;U&quot;)+COUNTIF([.C15:.L15];&quot;U☻&quot;)+COUNTIF([.C15:.L15];&quot;U☺&quot;)" office:value-type="float" office:value="1" calcext:value-type="float">
            <text:p>1</text:p>
          </table:table-cell>
          <table:table-cell table:style-name="ce127" table:formula="of:=COUNTIF([.C15:.L15];&quot;KVIT&quot;)+COUNTIF([.C15:.L15];&quot;KVIT☻&quot;)+COUNTIF([.C15:.L15];&quot;kvit$&quot;)" office:value-type="float" office:value="2" calcext:value-type="float">
            <text:p>2</text:p>
          </table:table-cell>
          <table:table-cell table:style-name="ce128" table:formula="of:=COUNTBLANK([.C15:.L15])" office:value-type="float" office:value="0" calcext:value-type="float">
            <text:p>0</text:p>
          </table:table-cell>
          <table:table-cell table:style-name="ce129" table:formula="of:=COUNTIF([.C15:.L15];&quot;x&quot;)" office:value-type="float" office:value="2" calcext:value-type="float">
            <text:p>2</text:p>
          </table:table-cell>
          <table:table-cell table:style-name="ce130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9-15" calcext:value-type="date">
            <text:p>15. IX. 12</text:p>
          </table:table-cell>
          <table:table-cell table:style-name="ce125" table:formula="of:=TEXT([.A16];&quot;Ddd&quot;)" office:value-type="string" office:string-value="sob" calcext:value-type="string">
            <text:p>sob</text:p>
          </table:table-cell>
          <table:table-cell table:style-name="ce31">
            <office:annotation draw:style-name="gr4" draw:text-style-name="P2" svg:width="3.108cm" svg:height="0.688cm" svg:x="4.028cm" svg:y="8.665cm" draw:caption-point-x="-0.243cm" draw:caption-point-y="1.901cm">
              <dc:date>2022-03-21T00:00:00</dc:date>
              <text:p text:style-name="P1">artros</text:p>
            </office:annotation>
          </table:table-cell>
          <table:table-cell table:style-name="ce42"/>
          <table:table-cell table:style-name="ce31"/>
          <table:table-cell table:style-name="ce38"/>
          <table:table-cell table:style-name="ce31"/>
          <table:table-cell table:style-name="ce42"/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79" office:value-type="string" calcext:value-type="string">
            <office:annotation draw:style-name="gr14" draw:text-style-name="P2" svg:width="3.203cm" svg:height="0.933cm" svg:x="14.359cm" svg:y="9.925cm" draw:caption-point-x="-0.232cm" draw:caption-point-y="0.641cm">
              <dc:date>2022-03-21T00:00:00</dc:date>
              <text:p text:style-name="P1">ne rezpisete od 18.5 do 3.6.</text:p>
            </office:annotation>
            <text:p>RAV</text:p>
          </table:table-cell>
          <table:table-cell table:style-name="ce46" office:value-type="string" calcext:value-type="string">
            <text:p>MIO</text:p>
          </table:table-cell>
          <table:table-cell table:style-name="ce127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127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 calcext:value-type="float">
            <text:p>0</text:p>
          </table:table-cell>
          <table:table-cell table:style-name="ce127" table:formula="of:=COUNTIF([.C16:.L16];&quot;51&quot;)+COUNTIF([.C16:.L16];&quot;51$&quot;)+COUNTIF([.C16:.L16];&quot;51☻&quot;)" office:value-type="float" office:value="0" calcext:value-type="float">
            <text:p>0</text:p>
          </table:table-cell>
          <table:table-cell table:style-name="ce127" table:formula="of:=COUNTIF([.C16:.L16];&quot;52&quot;)+COUNTIF([.C16:.L16];&quot;52$&quot;)+COUNTIF([.C16:.L16];&quot;52☻&quot;)" office:value-type="float" office:value="0" calcext:value-type="float">
            <text:p>0</text:p>
          </table:table-cell>
          <table:table-cell table:style-name="ce127" table:formula="of:=COUNTIF([.C16:.L16];&quot;51¶&quot;)" office:value-type="float" office:value="0" calcext:value-type="float">
            <text:p>0</text:p>
          </table:table-cell>
          <table:table-cell table:style-name="ce127" table:formula="of:=COUNTIF([.C16:.L16];&quot;52¶&quot;)" office:value-type="float" office:value="0" calcext:value-type="float">
            <text:p>0</text:p>
          </table:table-cell>
          <table:table-cell table:style-name="ce127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127" table:formula="of:=COUNTIF([.C16:.L16];&quot;KVIT&quot;)+COUNTIF([.C16:.L16];&quot;KVIT☻&quot;)+COUNTIF([.C16:.L16];&quot;kvit$&quot;)" office:value-type="float" office:value="0" calcext:value-type="float">
            <text:p>0</text:p>
          </table:table-cell>
          <table:table-cell table:style-name="ce128" table:formula="of:=COUNTBLANK([.C16:.L16])" office:value-type="float" office:value="9" calcext:value-type="float">
            <text:p>9</text:p>
          </table:table-cell>
          <table:table-cell table:style-name="ce129" table:formula="of:=COUNTIF([.C16:.L16];&quot;x&quot;)" office:value-type="float" office:value="0" calcext:value-type="float">
            <text:p>0</text:p>
          </table:table-cell>
          <table:table-cell table:style-name="ce130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 calcext:value-type="float">
            <text:p>0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9-16" calcext:value-type="date">
            <text:p>16. IX. 12</text:p>
          </table:table-cell>
          <table:table-cell table:style-name="ce125" table:formula="of:=TEXT([.A17];&quot;Ddd&quot;)" office:value-type="string" office:string-value="ned" calcext:value-type="string">
            <text:p>ned</text:p>
          </table:table-cell>
          <table:table-cell table:style-name="ce41"/>
          <table:table-cell table:style-name="ce31" table:number-columns-repeated="2"/>
          <table:table-cell table:style-name="ce41"/>
          <table:table-cell table:style-name="ce31" table:number-columns-repeated="2"/>
          <table:table-cell table:style-name="ce4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41"/>
          <table:table-cell table:style-name="ce68" office:value-type="string" calcext:value-type="string">
            <text:p>GRY</text:p>
          </table:table-cell>
          <table:table-cell table:style-name="ce46" office:value-type="string" calcext:value-type="string">
            <text:p>MIO</text:p>
          </table:table-cell>
          <table:table-cell table:style-name="ce127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127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 calcext:value-type="float">
            <text:p>0</text:p>
          </table:table-cell>
          <table:table-cell table:style-name="ce127" table:formula="of:=COUNTIF([.C17:.L17];&quot;51&quot;)+COUNTIF([.C17:.L17];&quot;51$&quot;)+COUNTIF([.C17:.L17];&quot;51☻&quot;)" office:value-type="float" office:value="0" calcext:value-type="float">
            <text:p>0</text:p>
          </table:table-cell>
          <table:table-cell table:style-name="ce127" table:formula="of:=COUNTIF([.C17:.L17];&quot;52&quot;)+COUNTIF([.C17:.L17];&quot;52$&quot;)+COUNTIF([.C17:.L17];&quot;52☻&quot;)" office:value-type="float" office:value="0" calcext:value-type="float">
            <text:p>0</text:p>
          </table:table-cell>
          <table:table-cell table:style-name="ce127" table:formula="of:=COUNTIF([.C17:.L17];&quot;51¶&quot;)" office:value-type="float" office:value="0" calcext:value-type="float">
            <text:p>0</text:p>
          </table:table-cell>
          <table:table-cell table:style-name="ce127" table:formula="of:=COUNTIF([.C17:.L17];&quot;52¶&quot;)" office:value-type="float" office:value="0" calcext:value-type="float">
            <text:p>0</text:p>
          </table:table-cell>
          <table:table-cell table:style-name="ce127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127" table:formula="of:=COUNTIF([.C17:.L17];&quot;KVIT&quot;)+COUNTIF([.C17:.L17];&quot;KVIT☻&quot;)+COUNTIF([.C17:.L17];&quot;kvit$&quot;)" office:value-type="float" office:value="0" calcext:value-type="float">
            <text:p>0</text:p>
          </table:table-cell>
          <table:table-cell table:style-name="ce128" table:formula="of:=COUNTBLANK([.C17:.L17])" office:value-type="float" office:value="9" calcext:value-type="float">
            <text:p>9</text:p>
          </table:table-cell>
          <table:table-cell table:style-name="ce129" table:formula="of:=COUNTIF([.C17:.L17];&quot;x&quot;)" office:value-type="float" office:value="0" calcext:value-type="float">
            <text:p>0</text:p>
          </table:table-cell>
          <table:table-cell table:style-name="ce130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0" calcext:value-type="float">
            <text:p>0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9-17" calcext:value-type="date">
            <text:p>17. IX. 12</text:p>
          </table:table-cell>
          <table:table-cell table:style-name="ce126" table:formula="of:=TEXT([.A18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48" office:value-type="string" calcext:value-type="string">
            <text:p>ROD</text:p>
          </table:table-cell>
          <table:table-cell table:style-name="ce29" office:value-type="string" calcext:value-type="string">
            <text:p>MIO</text:p>
          </table:table-cell>
          <table:table-cell table:style-name="ce127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127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 calcext:value-type="float">
            <text:p>1</text:p>
          </table:table-cell>
          <table:table-cell table:style-name="ce127" table:formula="of:=COUNTIF([.C18:.L18];&quot;51&quot;)+COUNTIF([.C18:.L18];&quot;51$&quot;)+COUNTIF([.C18:.L18];&quot;51☻&quot;)" office:value-type="float" office:value="1" calcext:value-type="float">
            <text:p>1</text:p>
          </table:table-cell>
          <table:table-cell table:style-name="ce127" table:formula="of:=COUNTIF([.C18:.L18];&quot;52&quot;)+COUNTIF([.C18:.L18];&quot;52$&quot;)+COUNTIF([.C18:.L18];&quot;52☻&quot;)" office:value-type="float" office:value="1" calcext:value-type="float">
            <text:p>1</text:p>
          </table:table-cell>
          <table:table-cell table:style-name="ce127" table:formula="of:=COUNTIF([.C18:.L18];&quot;51¶&quot;)" office:value-type="float" office:value="1" calcext:value-type="float">
            <text:p>1</text:p>
          </table:table-cell>
          <table:table-cell table:style-name="ce127" table:formula="of:=COUNTIF([.C18:.L18];&quot;52¶&quot;)" office:value-type="float" office:value="1" calcext:value-type="float">
            <text:p>1</text:p>
          </table:table-cell>
          <table:table-cell table:style-name="ce127" table:formula="of:=COUNTIF([.C18:.L18];&quot;U&quot;)+COUNTIF([.C18:.L18];&quot;U☻&quot;)+COUNTIF([.C18:.L18];&quot;U☺&quot;)" office:value-type="float" office:value="1" calcext:value-type="float">
            <text:p>1</text:p>
          </table:table-cell>
          <table:table-cell table:style-name="ce127" table:formula="of:=COUNTIF([.C18:.L18];&quot;KVIT&quot;)+COUNTIF([.C18:.L18];&quot;KVIT☻&quot;)+COUNTIF([.C18:.L18];&quot;kvit$&quot;)" office:value-type="float" office:value="2" calcext:value-type="float">
            <text:p>2</text:p>
          </table:table-cell>
          <table:table-cell table:style-name="ce128" table:formula="of:=COUNTBLANK([.C18:.L18])" office:value-type="float" office:value="0" calcext:value-type="float">
            <text:p>0</text:p>
          </table:table-cell>
          <table:table-cell table:style-name="ce129" table:formula="of:=COUNTIF([.C18:.L18];&quot;x&quot;)" office:value-type="float" office:value="1" calcext:value-type="float">
            <text:p>1</text:p>
          </table:table-cell>
          <table:table-cell table:style-name="ce130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9-18" calcext:value-type="date">
            <text:p>18. IX. 12</text:p>
          </table:table-cell>
          <table:table-cell table:style-name="ce126" table:formula="of:=TEXT([.A19];&quot;Ddd&quot;)" office:value-type="string" office:string-value="tor" calcext:value-type="string">
            <text:p>tor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78" office:value-type="string" calcext:value-type="string">
            <text:p>RAV</text:p>
          </table:table-cell>
          <table:table-cell table:style-name="ce29" office:value-type="string" calcext:value-type="string">
            <text:p>MIO</text:p>
          </table:table-cell>
          <table:table-cell table:style-name="ce127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127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 calcext:value-type="float">
            <text:p>0</text:p>
          </table:table-cell>
          <table:table-cell table:style-name="ce127" table:formula="of:=COUNTIF([.C19:.L19];&quot;51&quot;)+COUNTIF([.C19:.L19];&quot;51$&quot;)+COUNTIF([.C19:.L19];&quot;51☻&quot;)" office:value-type="float" office:value="1" calcext:value-type="float">
            <text:p>1</text:p>
          </table:table-cell>
          <table:table-cell table:style-name="ce127" table:formula="of:=COUNTIF([.C19:.L19];&quot;52&quot;)+COUNTIF([.C19:.L19];&quot;52$&quot;)+COUNTIF([.C19:.L19];&quot;52☻&quot;)" office:value-type="float" office:value="1" calcext:value-type="float">
            <text:p>1</text:p>
          </table:table-cell>
          <table:table-cell table:style-name="ce127" table:formula="of:=COUNTIF([.C19:.L19];&quot;51¶&quot;)" office:value-type="float" office:value="1" calcext:value-type="float">
            <text:p>1</text:p>
          </table:table-cell>
          <table:table-cell table:style-name="ce127" table:formula="of:=COUNTIF([.C19:.L19];&quot;52¶&quot;)" office:value-type="float" office:value="1" calcext:value-type="float">
            <text:p>1</text:p>
          </table:table-cell>
          <table:table-cell table:style-name="ce127" table:formula="of:=COUNTIF([.C19:.L19];&quot;U&quot;)+COUNTIF([.C19:.L19];&quot;U☻&quot;)+COUNTIF([.C19:.L19];&quot;U☺&quot;)" office:value-type="float" office:value="1" calcext:value-type="float">
            <text:p>1</text:p>
          </table:table-cell>
          <table:table-cell table:style-name="ce127" table:formula="of:=COUNTIF([.C19:.L19];&quot;KVIT&quot;)+COUNTIF([.C19:.L19];&quot;KVIT☻&quot;)+COUNTIF([.C19:.L19];&quot;kvit$&quot;)" office:value-type="float" office:value="2" calcext:value-type="float">
            <text:p>2</text:p>
          </table:table-cell>
          <table:table-cell table:style-name="ce128" table:formula="of:=COUNTBLANK([.C19:.L19])" office:value-type="float" office:value="0" calcext:value-type="float">
            <text:p>0</text:p>
          </table:table-cell>
          <table:table-cell table:style-name="ce129" table:formula="of:=COUNTIF([.C19:.L19];&quot;x&quot;)" office:value-type="float" office:value="2" calcext:value-type="float">
            <text:p>2</text:p>
          </table:table-cell>
          <table:table-cell table:style-name="ce130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9-19" calcext:value-type="date">
            <text:p>19. IX. 12</text:p>
          </table:table-cell>
          <table:table-cell table:style-name="ce126" table:formula="of:=TEXT([.A20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office:annotation draw:style-name="gr4" draw:text-style-name="P2" svg:width="3.108cm" svg:height="0.688cm" svg:x="4.028cm" svg:y="11.469cm" draw:caption-point-x="-0.243cm" draw:caption-point-y="1.913cm">
              <dc:date>2022-03-21T00:00:00</dc:date>
              <text:p text:style-name="P1">artros</text:p>
            </office:annotation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8" office:value-type="string" calcext:value-type="string">
            <text:p>PIN</text:p>
          </table:table-cell>
          <table:table-cell table:style-name="ce29" office:value-type="string" calcext:value-type="string">
            <text:p>MIO</text:p>
          </table:table-cell>
          <table:table-cell table:style-name="ce127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127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 calcext:value-type="float">
            <text:p>1</text:p>
          </table:table-cell>
          <table:table-cell table:style-name="ce127" table:formula="of:=COUNTIF([.C20:.L20];&quot;51&quot;)+COUNTIF([.C20:.L20];&quot;51$&quot;)+COUNTIF([.C20:.L20];&quot;51☻&quot;)" office:value-type="float" office:value="2" calcext:value-type="float">
            <text:p>2</text:p>
          </table:table-cell>
          <table:table-cell table:style-name="ce127" table:formula="of:=COUNTIF([.C20:.L20];&quot;52&quot;)+COUNTIF([.C20:.L20];&quot;52$&quot;)+COUNTIF([.C20:.L20];&quot;52☻&quot;)" office:value-type="float" office:value="1" calcext:value-type="float">
            <text:p>1</text:p>
          </table:table-cell>
          <table:table-cell table:style-name="ce127" table:formula="of:=COUNTIF([.C20:.L20];&quot;51¶&quot;)" office:value-type="float" office:value="1" calcext:value-type="float">
            <text:p>1</text:p>
          </table:table-cell>
          <table:table-cell table:style-name="ce127" table:formula="of:=COUNTIF([.C20:.L20];&quot;52¶&quot;)" office:value-type="float" office:value="0" calcext:value-type="float">
            <text:p>0</text:p>
          </table:table-cell>
          <table:table-cell table:style-name="ce127" table:formula="of:=COUNTIF([.C20:.L20];&quot;U&quot;)+COUNTIF([.C20:.L20];&quot;U☻&quot;)+COUNTIF([.C20:.L20];&quot;U☺&quot;)" office:value-type="float" office:value="1" calcext:value-type="float">
            <text:p>1</text:p>
          </table:table-cell>
          <table:table-cell table:style-name="ce127" table:formula="of:=COUNTIF([.C20:.L20];&quot;KVIT&quot;)+COUNTIF([.C20:.L20];&quot;KVIT☻&quot;)+COUNTIF([.C20:.L20];&quot;kvit$&quot;)" office:value-type="float" office:value="2" calcext:value-type="float">
            <text:p>2</text:p>
          </table:table-cell>
          <table:table-cell table:style-name="ce128" table:formula="of:=COUNTBLANK([.C20:.L20])" office:value-type="float" office:value="0" calcext:value-type="float">
            <text:p>0</text:p>
          </table:table-cell>
          <table:table-cell table:style-name="ce129" table:formula="of:=COUNTIF([.C20:.L20];&quot;x&quot;)" office:value-type="float" office:value="1" calcext:value-type="float">
            <text:p>1</text:p>
          </table:table-cell>
          <table:table-cell table:style-name="ce130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3" calcext:value-type="float">
            <text:p>3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9-20" calcext:value-type="date">
            <text:p>20. IX. 12</text:p>
          </table:table-cell>
          <table:table-cell table:style-name="ce126" table:formula="of:=TEXT([.A21];&quot;Ddd&quot;)" office:value-type="string" office:string-value="čet" calcext:value-type="string">
            <text:p>č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5" office:value-type="string" calcext:value-type="string">
            <text:p>MF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ŠTU</text:p>
          </table:table-cell>
          <table:table-cell table:style-name="ce127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127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 calcext:value-type="float">
            <text:p>0</text:p>
          </table:table-cell>
          <table:table-cell table:style-name="ce127" table:formula="of:=COUNTIF([.C21:.L21];&quot;51&quot;)+COUNTIF([.C21:.L21];&quot;51$&quot;)+COUNTIF([.C21:.L21];&quot;51☻&quot;)" office:value-type="float" office:value="1" calcext:value-type="float">
            <text:p>1</text:p>
          </table:table-cell>
          <table:table-cell table:style-name="ce127" table:formula="of:=COUNTIF([.C21:.L21];&quot;52&quot;)+COUNTIF([.C21:.L21];&quot;52$&quot;)+COUNTIF([.C21:.L21];&quot;52☻&quot;)" office:value-type="float" office:value="1" calcext:value-type="float">
            <text:p>1</text:p>
          </table:table-cell>
          <table:table-cell table:style-name="ce127" table:formula="of:=COUNTIF([.C21:.L21];&quot;51¶&quot;)" office:value-type="float" office:value="1" calcext:value-type="float">
            <text:p>1</text:p>
          </table:table-cell>
          <table:table-cell table:style-name="ce127" table:formula="of:=COUNTIF([.C21:.L21];&quot;52¶&quot;)" office:value-type="float" office:value="0" calcext:value-type="float">
            <text:p>0</text:p>
          </table:table-cell>
          <table:table-cell table:style-name="ce127" table:formula="of:=COUNTIF([.C21:.L21];&quot;U&quot;)+COUNTIF([.C21:.L21];&quot;U☻&quot;)+COUNTIF([.C21:.L21];&quot;U☺&quot;)" office:value-type="float" office:value="1" calcext:value-type="float">
            <text:p>1</text:p>
          </table:table-cell>
          <table:table-cell table:style-name="ce127" table:formula="of:=COUNTIF([.C21:.L21];&quot;KVIT&quot;)+COUNTIF([.C21:.L21];&quot;KVIT☻&quot;)+COUNTIF([.C21:.L21];&quot;kvit$&quot;)" office:value-type="float" office:value="3" calcext:value-type="float">
            <text:p>3</text:p>
          </table:table-cell>
          <table:table-cell table:style-name="ce128" table:formula="of:=COUNTBLANK([.C21:.L21])" office:value-type="float" office:value="0" calcext:value-type="float">
            <text:p>0</text:p>
          </table:table-cell>
          <table:table-cell table:style-name="ce129" table:formula="of:=COUNTIF([.C21:.L21];&quot;x&quot;)" office:value-type="float" office:value="2" calcext:value-type="float">
            <text:p>2</text:p>
          </table:table-cell>
          <table:table-cell table:style-name="ce130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"/>
          <table:table-cell table:style-name="ce131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09-21" calcext:value-type="date">
            <text:p>21. IX. 12</text:p>
          </table:table-cell>
          <table:table-cell table:style-name="ce126" table:formula="of:=TEXT([.A22];&quot;Ddd&quot;)" office:value-type="string" office:string-value="pet" calcext:value-type="string">
            <text:p>pe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9" office:value-type="string" calcext:value-type="string">
            <text:p>KO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8" office:value-type="string" calcext:value-type="string">
            <text:p>MIO</text:p>
          </table:table-cell>
          <table:table-cell table:style-name="ce29" office:value-type="string" calcext:value-type="string">
            <text:p>ŠTU</text:p>
          </table:table-cell>
          <table:table-cell table:style-name="ce127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127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 calcext:value-type="float">
            <text:p>1</text:p>
          </table:table-cell>
          <table:table-cell table:style-name="ce127" table:formula="of:=COUNTIF([.C22:.L22];&quot;51&quot;)+COUNTIF([.C22:.L22];&quot;51$&quot;)+COUNTIF([.C22:.L22];&quot;51☻&quot;)" office:value-type="float" office:value="1" calcext:value-type="float">
            <text:p>1</text:p>
          </table:table-cell>
          <table:table-cell table:style-name="ce127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127" table:formula="of:=COUNTIF([.C22:.L22];&quot;51¶&quot;)" office:value-type="float" office:value="1" calcext:value-type="float">
            <text:p>1</text:p>
          </table:table-cell>
          <table:table-cell table:style-name="ce127" table:formula="of:=COUNTIF([.C22:.L22];&quot;52¶&quot;)" office:value-type="float" office:value="1" calcext:value-type="float">
            <text:p>1</text:p>
          </table:table-cell>
          <table:table-cell table:style-name="ce127" table:formula="of:=COUNTIF([.C22:.L22];&quot;U&quot;)+COUNTIF([.C22:.L22];&quot;U☻&quot;)+COUNTIF([.C22:.L22];&quot;U☺&quot;)" office:value-type="float" office:value="0" calcext:value-type="float">
            <text:p>0</text:p>
          </table:table-cell>
          <table:table-cell table:style-name="ce127" table:formula="of:=COUNTIF([.C22:.L22];&quot;KVIT&quot;)+COUNTIF([.C22:.L22];&quot;KVIT☻&quot;)+COUNTIF([.C22:.L22];&quot;kvit$&quot;)" office:value-type="float" office:value="2" calcext:value-type="float">
            <text:p>2</text:p>
          </table:table-cell>
          <table:table-cell table:style-name="ce128" table:formula="of:=COUNTBLANK([.C22:.L22])" office:value-type="float" office:value="0" calcext:value-type="float">
            <text:p>0</text:p>
          </table:table-cell>
          <table:table-cell table:style-name="ce129" table:formula="of:=COUNTIF([.C22:.L22];&quot;x&quot;)" office:value-type="float" office:value="1" calcext:value-type="float">
            <text:p>1</text:p>
          </table:table-cell>
          <table:table-cell table:style-name="ce130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9-22" calcext:value-type="date">
            <text:p>22. IX. 12</text:p>
          </table:table-cell>
          <table:table-cell table:style-name="ce125" table:formula="of:=TEXT([.A23];&quot;Ddd&quot;)" office:value-type="string" office:string-value="sob" calcext:value-type="string">
            <text:p>sob</text:p>
          </table:table-cell>
          <table:table-cell table:style-name="ce31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42"/>
          <table:table-cell table:style-name="ce31" table:number-columns-repeated="2"/>
          <table:table-cell table:style-name="ce41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KOS</text:p>
          </table:table-cell>
          <table:table-cell table:style-name="ce127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127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 calcext:value-type="float">
            <text:p>1</text:p>
          </table:table-cell>
          <table:table-cell table:style-name="ce127" table:formula="of:=COUNTIF([.C23:.L23];&quot;51&quot;)+COUNTIF([.C23:.L23];&quot;51$&quot;)+COUNTIF([.C23:.L23];&quot;51☻&quot;)" office:value-type="float" office:value="0" calcext:value-type="float">
            <text:p>0</text:p>
          </table:table-cell>
          <table:table-cell table:style-name="ce127" table:formula="of:=COUNTIF([.C23:.L23];&quot;52&quot;)+COUNTIF([.C23:.L23];&quot;52$&quot;)+COUNTIF([.C23:.L23];&quot;52☻&quot;)" office:value-type="float" office:value="0" calcext:value-type="float">
            <text:p>0</text:p>
          </table:table-cell>
          <table:table-cell table:style-name="ce127" table:formula="of:=COUNTIF([.C23:.L23];&quot;51¶&quot;)" office:value-type="float" office:value="0" calcext:value-type="float">
            <text:p>0</text:p>
          </table:table-cell>
          <table:table-cell table:style-name="ce127" table:formula="of:=COUNTIF([.C23:.L23];&quot;52¶&quot;)" office:value-type="float" office:value="0" calcext:value-type="float">
            <text:p>0</text:p>
          </table:table-cell>
          <table:table-cell table:style-name="ce127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127" table:formula="of:=COUNTIF([.C23:.L23];&quot;KVIT&quot;)+COUNTIF([.C23:.L23];&quot;KVIT☻&quot;)+COUNTIF([.C23:.L23];&quot;kvit$&quot;)" office:value-type="float" office:value="0" calcext:value-type="float">
            <text:p>0</text:p>
          </table:table-cell>
          <table:table-cell table:style-name="ce128" table:formula="of:=COUNTBLANK([.C23:.L23])" office:value-type="float" office:value="8" calcext:value-type="float">
            <text:p>8</text:p>
          </table:table-cell>
          <table:table-cell table:style-name="ce129" table:formula="of:=COUNTIF([.C23:.L23];&quot;x&quot;)" office:value-type="float" office:value="0" calcext:value-type="float">
            <text:p>0</text:p>
          </table:table-cell>
          <table:table-cell table:style-name="ce130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0" calcext:value-type="float">
            <text:p>0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9-23" calcext:value-type="date">
            <text:p>23. IX. 12</text:p>
          </table:table-cell>
          <table:table-cell table:style-name="ce125" table:formula="of:=TEXT([.A24];&quot;Ddd&quot;)" office:value-type="string" office:string-value="ned" calcext:value-type="string">
            <text:p>ned</text:p>
          </table:table-cell>
          <table:table-cell table:style-name="ce31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44"/>
          <table:table-cell table:style-name="ce42"/>
          <table:table-cell table:style-name="ce31"/>
          <table:table-cell table:style-name="ce41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DAN</text:p>
          </table:table-cell>
          <table:table-cell table:style-name="ce127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127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 calcext:value-type="float">
            <text:p>1</text:p>
          </table:table-cell>
          <table:table-cell table:style-name="ce127" table:formula="of:=COUNTIF([.C24:.L24];&quot;51&quot;)+COUNTIF([.C24:.L24];&quot;51$&quot;)+COUNTIF([.C24:.L24];&quot;51☻&quot;)" office:value-type="float" office:value="0" calcext:value-type="float">
            <text:p>0</text:p>
          </table:table-cell>
          <table:table-cell table:style-name="ce127" table:formula="of:=COUNTIF([.C24:.L24];&quot;52&quot;)+COUNTIF([.C24:.L24];&quot;52$&quot;)+COUNTIF([.C24:.L24];&quot;52☻&quot;)" office:value-type="float" office:value="0" calcext:value-type="float">
            <text:p>0</text:p>
          </table:table-cell>
          <table:table-cell table:style-name="ce127" table:formula="of:=COUNTIF([.C24:.L24];&quot;51¶&quot;)" office:value-type="float" office:value="0" calcext:value-type="float">
            <text:p>0</text:p>
          </table:table-cell>
          <table:table-cell table:style-name="ce127" table:formula="of:=COUNTIF([.C24:.L24];&quot;52¶&quot;)" office:value-type="float" office:value="0" calcext:value-type="float">
            <text:p>0</text:p>
          </table:table-cell>
          <table:table-cell table:style-name="ce127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127" table:formula="of:=COUNTIF([.C24:.L24];&quot;KVIT&quot;)+COUNTIF([.C24:.L24];&quot;KVIT☻&quot;)+COUNTIF([.C24:.L24];&quot;kvit$&quot;)" office:value-type="float" office:value="0" calcext:value-type="float">
            <text:p>0</text:p>
          </table:table-cell>
          <table:table-cell table:style-name="ce128" table:formula="of:=COUNTBLANK([.C24:.L24])" office:value-type="float" office:value="8" calcext:value-type="float">
            <text:p>8</text:p>
          </table:table-cell>
          <table:table-cell table:style-name="ce129" table:formula="of:=COUNTIF([.C24:.L24];&quot;x&quot;)" office:value-type="float" office:value="0" calcext:value-type="float">
            <text:p>0</text:p>
          </table:table-cell>
          <table:table-cell table:style-name="ce130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0" calcext:value-type="float">
            <text:p>0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9-24" calcext:value-type="date">
            <text:p>24. IX. 12</text:p>
          </table:table-cell>
          <table:table-cell table:style-name="ce126" table:formula="of:=TEXT([.A25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78" office:value-type="string" calcext:value-type="string">
            <office:annotation draw:style-name="gr4" draw:text-style-name="P2" svg:width="2.707cm" svg:height="0.688cm" svg:x="14.327cm" svg:y="16.248cm" draw:caption-point-x="-0.2cm" draw:caption-point-y="0.653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ŠOŠ</text:p>
          </table:table-cell>
          <table:table-cell table:style-name="ce127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127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 calcext:value-type="float">
            <text:p>0</text:p>
          </table:table-cell>
          <table:table-cell table:style-name="ce127" table:formula="of:=COUNTIF([.C25:.L25];&quot;51&quot;)+COUNTIF([.C25:.L25];&quot;51$&quot;)+COUNTIF([.C25:.L25];&quot;51☻&quot;)" office:value-type="float" office:value="1" calcext:value-type="float">
            <text:p>1</text:p>
          </table:table-cell>
          <table:table-cell table:style-name="ce127" table:formula="of:=COUNTIF([.C25:.L25];&quot;52&quot;)+COUNTIF([.C25:.L25];&quot;52$&quot;)+COUNTIF([.C25:.L25];&quot;52☻&quot;)" office:value-type="float" office:value="1" calcext:value-type="float">
            <text:p>1</text:p>
          </table:table-cell>
          <table:table-cell table:style-name="ce127" table:formula="of:=COUNTIF([.C25:.L25];&quot;51¶&quot;)" office:value-type="float" office:value="1" calcext:value-type="float">
            <text:p>1</text:p>
          </table:table-cell>
          <table:table-cell table:style-name="ce127" table:formula="of:=COUNTIF([.C25:.L25];&quot;52¶&quot;)" office:value-type="float" office:value="1" calcext:value-type="float">
            <text:p>1</text:p>
          </table:table-cell>
          <table:table-cell table:style-name="ce127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127" table:formula="of:=COUNTIF([.C25:.L25];&quot;KVIT&quot;)+COUNTIF([.C25:.L25];&quot;KVIT☻&quot;)+COUNTIF([.C25:.L25];&quot;kvit$&quot;)" office:value-type="float" office:value="2" calcext:value-type="float">
            <text:p>2</text:p>
          </table:table-cell>
          <table:table-cell table:style-name="ce128" table:formula="of:=COUNTBLANK([.C25:.L25])" office:value-type="float" office:value="0" calcext:value-type="float">
            <text:p>0</text:p>
          </table:table-cell>
          <table:table-cell table:style-name="ce129" table:formula="of:=COUNTIF([.C25:.L25];&quot;x&quot;)" office:value-type="float" office:value="2" calcext:value-type="float">
            <text:p>2</text:p>
          </table:table-cell>
          <table:table-cell table:style-name="ce130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 calcext:value-type="float">
            <text:p>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9-25" calcext:value-type="date">
            <text:p>25. IX. 12</text:p>
          </table:table-cell>
          <table:table-cell table:style-name="ce126" table:formula="of:=TEXT([.A26];&quot;Ddd&quot;)" office:value-type="string" office:string-value="tor" calcext:value-type="string">
            <text:p>tor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3" office:value-type="string" calcext:value-type="string">
            <text:p>PIR</text:p>
          </table:table-cell>
          <table:table-cell table:style-name="ce29" office:value-type="string" calcext:value-type="string">
            <text:p>ŠOŠ</text:p>
          </table:table-cell>
          <table:table-cell table:style-name="ce127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127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 calcext:value-type="float">
            <text:p>0</text:p>
          </table:table-cell>
          <table:table-cell table:style-name="ce127" table:formula="of:=COUNTIF([.C26:.L26];&quot;51&quot;)+COUNTIF([.C26:.L26];&quot;51$&quot;)+COUNTIF([.C26:.L26];&quot;51☻&quot;)" office:value-type="float" office:value="1" calcext:value-type="float">
            <text:p>1</text:p>
          </table:table-cell>
          <table:table-cell table:style-name="ce127" table:formula="of:=COUNTIF([.C26:.L26];&quot;52&quot;)+COUNTIF([.C26:.L26];&quot;52$&quot;)+COUNTIF([.C26:.L26];&quot;52☻&quot;)" office:value-type="float" office:value="1" calcext:value-type="float">
            <text:p>1</text:p>
          </table:table-cell>
          <table:table-cell table:style-name="ce127" table:formula="of:=COUNTIF([.C26:.L26];&quot;51¶&quot;)" office:value-type="float" office:value="1" calcext:value-type="float">
            <text:p>1</text:p>
          </table:table-cell>
          <table:table-cell table:style-name="ce127" table:formula="of:=COUNTIF([.C26:.L26];&quot;52¶&quot;)" office:value-type="float" office:value="1" calcext:value-type="float">
            <text:p>1</text:p>
          </table:table-cell>
          <table:table-cell table:style-name="ce127" table:formula="of:=COUNTIF([.C26:.L26];&quot;U&quot;)+COUNTIF([.C26:.L26];&quot;U☻&quot;)+COUNTIF([.C26:.L26];&quot;U☺&quot;)" office:value-type="float" office:value="1" calcext:value-type="float">
            <text:p>1</text:p>
          </table:table-cell>
          <table:table-cell table:style-name="ce127" table:formula="of:=COUNTIF([.C26:.L26];&quot;KVIT&quot;)+COUNTIF([.C26:.L26];&quot;KVIT☻&quot;)+COUNTIF([.C26:.L26];&quot;kvit$&quot;)" office:value-type="float" office:value="3" calcext:value-type="float">
            <text:p>3</text:p>
          </table:table-cell>
          <table:table-cell table:style-name="ce128" table:formula="of:=COUNTBLANK([.C26:.L26])" office:value-type="float" office:value="0" calcext:value-type="float">
            <text:p>0</text:p>
          </table:table-cell>
          <table:table-cell table:style-name="ce129" table:formula="of:=COUNTIF([.C26:.L26];&quot;x&quot;)" office:value-type="float" office:value="0" calcext:value-type="float">
            <text:p>0</text:p>
          </table:table-cell>
          <table:table-cell table:style-name="ce130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 calcext:value-type="float">
            <text:p>2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9-26" calcext:value-type="date">
            <text:p>26. IX. 12</text:p>
          </table:table-cell>
          <table:table-cell table:style-name="ce126" table:formula="of:=TEXT([.A27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78" office:value-type="string" calcext:value-type="string">
            <office:annotation draw:style-name="gr4" draw:text-style-name="P2" svg:width="2.707cm" svg:height="0.688cm" svg:x="14.327cm" svg:y="17.655cm" draw:caption-point-x="-0.2cm" draw:caption-point-y="0.653cm">
              <dc:date>2022-03-21T00:00:00</dc:date>
              <text:p text:style-name="P1">Ne od 8-12.</text:p>
            </office:annotation>
            <text:p>HOL</text:p>
          </table:table-cell>
          <table:table-cell table:style-name="ce29" office:value-type="string" calcext:value-type="string">
            <text:p>ŠOŠ</text:p>
          </table:table-cell>
          <table:table-cell table:style-name="ce127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127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 calcext:value-type="float">
            <text:p>0</text:p>
          </table:table-cell>
          <table:table-cell table:style-name="ce127" table:formula="of:=COUNTIF([.C27:.L27];&quot;51&quot;)+COUNTIF([.C27:.L27];&quot;51$&quot;)+COUNTIF([.C27:.L27];&quot;51☻&quot;)" office:value-type="float" office:value="1" calcext:value-type="float">
            <text:p>1</text:p>
          </table:table-cell>
          <table:table-cell table:style-name="ce127" table:formula="of:=COUNTIF([.C27:.L27];&quot;52&quot;)+COUNTIF([.C27:.L27];&quot;52$&quot;)+COUNTIF([.C27:.L27];&quot;52☻&quot;)" office:value-type="float" office:value="0" calcext:value-type="float">
            <text:p>0</text:p>
          </table:table-cell>
          <table:table-cell table:style-name="ce127" table:formula="of:=COUNTIF([.C27:.L27];&quot;51¶&quot;)" office:value-type="float" office:value="1" calcext:value-type="float">
            <text:p>1</text:p>
          </table:table-cell>
          <table:table-cell table:style-name="ce127" table:formula="of:=COUNTIF([.C27:.L27];&quot;52¶&quot;)" office:value-type="float" office:value="0" calcext:value-type="float">
            <text:p>0</text:p>
          </table:table-cell>
          <table:table-cell table:style-name="ce127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127" table:formula="of:=COUNTIF([.C27:.L27];&quot;KVIT&quot;)+COUNTIF([.C27:.L27];&quot;KVIT☻&quot;)+COUNTIF([.C27:.L27];&quot;kvit$&quot;)" office:value-type="float" office:value="2" calcext:value-type="float">
            <text:p>2</text:p>
          </table:table-cell>
          <table:table-cell table:style-name="ce128" table:formula="of:=COUNTBLANK([.C27:.L27])" office:value-type="float" office:value="0" calcext:value-type="float">
            <text:p>0</text:p>
          </table:table-cell>
          <table:table-cell table:style-name="ce129" table:formula="of:=COUNTIF([.C27:.L27];&quot;x&quot;)" office:value-type="float" office:value="2" calcext:value-type="float">
            <text:p>2</text:p>
          </table:table-cell>
          <table:table-cell table:style-name="ce130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1" calcext:value-type="float">
            <text:p>1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9-27" calcext:value-type="date">
            <text:p>27. IX. 12</text:p>
          </table:table-cell>
          <table:table-cell table:style-name="ce126" table:formula="of:=TEXT([.A28];&quot;Ddd&quot;)" office:value-type="string" office:string-value="čet" calcext:value-type="string">
            <text:p>č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8" office:value-type="string" calcext:value-type="string">
            <text:p>MIO</text:p>
          </table:table-cell>
          <table:table-cell table:style-name="ce29" office:value-type="string" calcext:value-type="string">
            <text:p>KOS</text:p>
          </table:table-cell>
          <table:table-cell table:style-name="ce127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127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 calcext:value-type="float">
            <text:p>1</text:p>
          </table:table-cell>
          <table:table-cell table:style-name="ce127" table:formula="of:=COUNTIF([.C28:.L28];&quot;51&quot;)+COUNTIF([.C28:.L28];&quot;51$&quot;)+COUNTIF([.C28:.L28];&quot;51☻&quot;)" office:value-type="float" office:value="0" calcext:value-type="float">
            <text:p>0</text:p>
          </table:table-cell>
          <table:table-cell table:style-name="ce127" table:formula="of:=COUNTIF([.C28:.L28];&quot;52&quot;)+COUNTIF([.C28:.L28];&quot;52$&quot;)+COUNTIF([.C28:.L28];&quot;52☻&quot;)" office:value-type="float" office:value="1" calcext:value-type="float">
            <text:p>1</text:p>
          </table:table-cell>
          <table:table-cell table:style-name="ce127" table:formula="of:=COUNTIF([.C28:.L28];&quot;51¶&quot;)" office:value-type="float" office:value="0" calcext:value-type="float">
            <text:p>0</text:p>
          </table:table-cell>
          <table:table-cell table:style-name="ce127" table:formula="of:=COUNTIF([.C28:.L28];&quot;52¶&quot;)" office:value-type="float" office:value="1" calcext:value-type="float">
            <text:p>1</text:p>
          </table:table-cell>
          <table:table-cell table:style-name="ce127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127" table:formula="of:=COUNTIF([.C28:.L28];&quot;KVIT&quot;)+COUNTIF([.C28:.L28];&quot;KVIT☻&quot;)+COUNTIF([.C28:.L28];&quot;kvit$&quot;)" office:value-type="float" office:value="2" calcext:value-type="float">
            <text:p>2</text:p>
          </table:table-cell>
          <table:table-cell table:style-name="ce128" table:formula="of:=COUNTBLANK([.C28:.L28])" office:value-type="float" office:value="0" calcext:value-type="float">
            <text:p>0</text:p>
          </table:table-cell>
          <table:table-cell table:style-name="ce129" table:formula="of:=COUNTIF([.C28:.L28];&quot;x&quot;)" office:value-type="float" office:value="1" calcext:value-type="float">
            <text:p>1</text:p>
          </table:table-cell>
          <table:table-cell table:style-name="ce130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1" calcext:value-type="float">
            <text:p>1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09-28" calcext:value-type="date">
            <text:p>28. IX. 12</text:p>
          </table:table-cell>
          <table:table-cell table:style-name="ce126" table:formula="of:=TEXT([.A29];&quot;Ddd&quot;)" office:value-type="string" office:string-value="pet" calcext:value-type="string">
            <text:p>p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5" office:value-type="string" calcext:value-type="string">
            <text:p>MF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PIR</text:p>
          </table:table-cell>
          <table:table-cell table:style-name="ce29" office:value-type="string" calcext:value-type="string">
            <text:p>KOS</text:p>
          </table:table-cell>
          <table:table-cell table:style-name="ce127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127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 calcext:value-type="float">
            <text:p>0</text:p>
          </table:table-cell>
          <table:table-cell table:style-name="ce127" table:formula="of:=COUNTIF([.C29:.L29];&quot;51&quot;)+COUNTIF([.C29:.L29];&quot;51$&quot;)+COUNTIF([.C29:.L29];&quot;51☻&quot;)" office:value-type="float" office:value="1" calcext:value-type="float">
            <text:p>1</text:p>
          </table:table-cell>
          <table:table-cell table:style-name="ce127" table:formula="of:=COUNTIF([.C29:.L29];&quot;52&quot;)+COUNTIF([.C29:.L29];&quot;52$&quot;)+COUNTIF([.C29:.L29];&quot;52☻&quot;)" office:value-type="float" office:value="1" calcext:value-type="float">
            <text:p>1</text:p>
          </table:table-cell>
          <table:table-cell table:style-name="ce127" table:formula="of:=COUNTIF([.C29:.L29];&quot;51¶&quot;)" office:value-type="float" office:value="0" calcext:value-type="float">
            <text:p>0</text:p>
          </table:table-cell>
          <table:table-cell table:style-name="ce127" table:formula="of:=COUNTIF([.C29:.L29];&quot;52¶&quot;)" office:value-type="float" office:value="1" calcext:value-type="float">
            <text:p>1</text:p>
          </table:table-cell>
          <table:table-cell table:style-name="ce127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127" table:formula="of:=COUNTIF([.C29:.L29];&quot;KVIT&quot;)+COUNTIF([.C29:.L29];&quot;KVIT☻&quot;)+COUNTIF([.C29:.L29];&quot;kvit$&quot;)" office:value-type="float" office:value="1" calcext:value-type="float">
            <text:p>1</text:p>
          </table:table-cell>
          <table:table-cell table:style-name="ce128" table:formula="of:=COUNTBLANK([.C29:.L29])" office:value-type="float" office:value="0" calcext:value-type="float">
            <text:p>0</text:p>
          </table:table-cell>
          <table:table-cell table:style-name="ce129" table:formula="of:=COUNTIF([.C29:.L29];&quot;x&quot;)" office:value-type="float" office:value="1" calcext:value-type="float">
            <text:p>1</text:p>
          </table:table-cell>
          <table:table-cell table:style-name="ce130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 calcext:value-type="float">
            <text:p>2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09-29" calcext:value-type="date">
            <text:p>29. IX. 12</text:p>
          </table:table-cell>
          <table:table-cell table:style-name="ce125" table:formula="of:=TEXT([.A30];&quot;Ddd&quot;)" office:value-type="string" office:string-value="sob" calcext:value-type="string">
            <text:p>sob</text:p>
          </table:table-cell>
          <table:table-cell table:style-name="ce7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formula="of:=[$'Vzorci vnosov'.$A$15]" office:value-type="string" office:string-value="SO" calcext:value-type="string">
            <text:p>SO</text:p>
          </table:table-cell>
          <table:table-cell table:style-name="ce44"/>
          <table:table-cell table:style-name="ce31" table:number-columns-repeated="3"/>
          <table:table-cell table:style-name="ce42"/>
          <table:table-cell table:style-name="ce31" table:number-columns-repeated="2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DAN</text:p>
          </table:table-cell>
          <table:table-cell table:style-name="ce127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127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 calcext:value-type="float">
            <text:p>0</text:p>
          </table:table-cell>
          <table:table-cell table:style-name="ce127" table:formula="of:=COUNTIF([.C30:.L30];&quot;51&quot;)+COUNTIF([.C30:.L30];&quot;51$&quot;)+COUNTIF([.C30:.L30];&quot;51☻&quot;)" office:value-type="float" office:value="0" calcext:value-type="float">
            <text:p>0</text:p>
          </table:table-cell>
          <table:table-cell table:style-name="ce127" table:formula="of:=COUNTIF([.C30:.L30];&quot;52&quot;)+COUNTIF([.C30:.L30];&quot;52$&quot;)+COUNTIF([.C30:.L30];&quot;52☻&quot;)" office:value-type="float" office:value="0" calcext:value-type="float">
            <text:p>0</text:p>
          </table:table-cell>
          <table:table-cell table:style-name="ce127" table:formula="of:=COUNTIF([.C30:.L30];&quot;51¶&quot;)" office:value-type="float" office:value="0" calcext:value-type="float">
            <text:p>0</text:p>
          </table:table-cell>
          <table:table-cell table:style-name="ce127" table:formula="of:=COUNTIF([.C30:.L30];&quot;52¶&quot;)" office:value-type="float" office:value="0" calcext:value-type="float">
            <text:p>0</text:p>
          </table:table-cell>
          <table:table-cell table:style-name="ce127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127" table:formula="of:=COUNTIF([.C30:.L30];&quot;KVIT&quot;)+COUNTIF([.C30:.L30];&quot;KVIT☻&quot;)+COUNTIF([.C30:.L30];&quot;kvit$&quot;)" office:value-type="float" office:value="0" calcext:value-type="float">
            <text:p>0</text:p>
          </table:table-cell>
          <table:table-cell table:style-name="ce128" table:formula="of:=COUNTBLANK([.C30:.L30])" office:value-type="float" office:value="8" calcext:value-type="float">
            <text:p>8</text:p>
          </table:table-cell>
          <table:table-cell table:style-name="ce129" table:formula="of:=COUNTIF([.C30:.L30];&quot;x&quot;)" office:value-type="float" office:value="0" calcext:value-type="float">
            <text:p>0</text:p>
          </table:table-cell>
          <table:table-cell table:style-name="ce130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2-09-30" calcext:value-type="date">
            <text:p>30. IX. 12</text:p>
          </table:table-cell>
          <table:table-cell table:style-name="ce125" table:formula="of:=TEXT([.A31];&quot;Ddd&quot;)" office:value-type="string" office:string-value="ned" calcext:value-type="string">
            <text:p>ned</text:p>
          </table:table-cell>
          <table:table-cell table:style-name="ce4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/>
          <table:table-cell table:style-name="ce31"/>
          <table:table-cell table:style-name="ce31">
            <office:annotation draw:style-name="gr4" draw:text-style-name="P2" svg:width="2.976cm" svg:height="0.688cm" svg:x="8.191cm" svg:y="19.201cm" draw:caption-point-x="-0.243cm" draw:caption-point-y="1.922cm">
              <dc:date>2022-03-21T00:00:00</dc:date>
              <text:p text:style-name="P1">dežurna</text:p>
            </office:annotation>
          </table:table-cell>
          <table:table-cell table:style-name="ce67"/>
          <table:table-cell table:style-name="ce42"/>
          <table:table-cell table:style-name="ce31" table:number-columns-repeated="3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DAN</text:p>
          </table:table-cell>
          <table:table-cell table:style-name="ce127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127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0" calcext:value-type="float">
            <text:p>0</text:p>
          </table:table-cell>
          <table:table-cell table:style-name="ce127" table:formula="of:=COUNTIF([.C31:.L31];&quot;51&quot;)+COUNTIF([.C31:.L31];&quot;51$&quot;)+COUNTIF([.C31:.L31];&quot;51☻&quot;)" office:value-type="float" office:value="0" calcext:value-type="float">
            <text:p>0</text:p>
          </table:table-cell>
          <table:table-cell table:style-name="ce127" table:formula="of:=COUNTIF([.C31:.L31];&quot;52&quot;)+COUNTIF([.C31:.L31];&quot;52$&quot;)+COUNTIF([.C31:.L31];&quot;52☻&quot;)" office:value-type="float" office:value="0" calcext:value-type="float">
            <text:p>0</text:p>
          </table:table-cell>
          <table:table-cell table:style-name="ce127" table:formula="of:=COUNTIF([.C31:.L31];&quot;51¶&quot;)" office:value-type="float" office:value="0" calcext:value-type="float">
            <text:p>0</text:p>
          </table:table-cell>
          <table:table-cell table:style-name="ce127" table:formula="of:=COUNTIF([.C31:.L31];&quot;52¶&quot;)" office:value-type="float" office:value="0" calcext:value-type="float">
            <text:p>0</text:p>
          </table:table-cell>
          <table:table-cell table:style-name="ce127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127" table:formula="of:=COUNTIF([.C31:.L31];&quot;KVIT&quot;)+COUNTIF([.C31:.L31];&quot;KVIT☻&quot;)+COUNTIF([.C31:.L31];&quot;kvit$&quot;)" office:value-type="float" office:value="0" calcext:value-type="float">
            <text:p>0</text:p>
          </table:table-cell>
          <table:table-cell table:style-name="ce128" table:formula="of:=COUNTBLANK([.C31:.L31])" office:value-type="float" office:value="9" calcext:value-type="float">
            <text:p>9</text:p>
          </table:table-cell>
          <table:table-cell table:style-name="ce129" table:formula="of:=COUNTIF([.C31:.L31];&quot;x&quot;)" office:value-type="float" office:value="0" calcext:value-type="float">
            <text:p>0</text:p>
          </table:table-cell>
          <table:table-cell table:style-name="ce130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8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MIO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8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 calcext:value-type="float">
            <text:p>0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 calcext:value-type="float">
            <text:p>1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3" calcext:value-type="float">
            <text:p>3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3" calcext:value-type="float">
            <text:p>3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 calcext:value-type="float">
            <text:p>1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 calcext:value-type="float">
            <text:p>1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 calcext:value-type="float">
            <text:p>0</text:p>
          </table:table-cell>
          <table:table-cell table:style-name="ce32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5" calcext:value-type="float">
            <text:p>5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 calcext:value-type="float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3" calcext:value-type="float">
            <text:p>3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5" calcext:value-type="float">
            <text:p>5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 calcext:value-type="float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 calcext:value-type="float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 calcext:value-type="float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1" calcext:value-type="float">
            <text:p>1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4" calcext:value-type="float">
            <text:p>4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5" calcext:value-type="float">
            <text:p>5</text:p>
          </table:table-cell>
          <table:table-cell table:style-name="ce33" table:formula="of:=SUM([.D35:.D36])" office:value-type="float" office:value="5" calcext:value-type="float">
            <text:p>5</text:p>
          </table:table-cell>
          <table:table-cell table:style-name="ce33" table:formula="of:=SUM([.E35:.E36])" office:value-type="float" office:value="4" calcext:value-type="float">
            <text:p>4</text:p>
          </table:table-cell>
          <table:table-cell table:style-name="ce33" table:formula="of:=SUM([.F35:.F36])" office:value-type="float" office:value="5" calcext:value-type="float">
            <text:p>5</text:p>
          </table:table-cell>
          <table:table-cell table:style-name="ce33" table:formula="of:=SUM([.G35:.G36])" office:value-type="float" office:value="3" calcext:value-type="float">
            <text:p>3</text:p>
          </table:table-cell>
          <table:table-cell table:style-name="ce33" table:formula="of:=SUM([.H35:.H36])" office:value-type="float" office:value="3" calcext:value-type="float">
            <text:p>3</text:p>
          </table:table-cell>
          <table:table-cell table:style-name="ce33" table:formula="of:=SUM([.I35:.I36])" office:value-type="float" office:value="3" calcext:value-type="float">
            <text:p>3</text:p>
          </table:table-cell>
          <table:table-cell table:style-name="ce33" table:formula="of:=SUM([.J35:.J36])" office:value-type="float" office:value="6" calcext:value-type="float">
            <text:p>6</text:p>
          </table:table-cell>
          <table:table-cell table:style-name="ce33" table:formula="of:=SUM([.K35:.K36])" office:value-type="float" office:value="1" calcext:value-type="float">
            <text:p>1</text:p>
          </table:table-cell>
          <table:table-cell table:style-name="ce33" table:formula="of:=SUM([.L35:.L36])" office:value-type="float" office:value="4" calcext:value-type="float">
            <text:p>4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 calcext:value-type="float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6" calcext:value-type="float">
            <text:p>6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2" calcext:value-type="float">
            <text:p>2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9" calcext:value-type="float">
            <text:p>9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4" calcext:value-type="float">
            <text:p>4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4" calcext:value-type="float">
            <text:p>4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0" calcext:value-type="float">
            <text:p>0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3" calcext:value-type="float">
            <text:p>3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9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64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2" calcext:value-type="float">
            <text:p>2</text:p>
          </table:table-cell>
          <table:table-cell table:style-name="ce34" table:formula="of:=COUNTIF([.D2:.D32];&quot;D&quot;)" office:value-type="float" office:value="1" calcext:value-type="float">
            <text:p>1</text:p>
          </table:table-cell>
          <table:table-cell table:style-name="ce34" table:formula="of:=COUNTIF([.E2:.E32];&quot;D&quot;)" office:value-type="float" office:value="6" calcext:value-type="float">
            <text:p>6</text:p>
          </table:table-cell>
          <table:table-cell table:style-name="ce34" table:formula="of:=COUNTIF([.F2:.F32];&quot;D&quot;)" office:value-type="float" office:value="0" calcext:value-type="float">
            <text:p>0</text:p>
          </table:table-cell>
          <table:table-cell table:style-name="ce34" table:formula="of:=COUNTIF([.G2:.G32];&quot;D&quot;)" office:value-type="float" office:value="11" calcext:value-type="float">
            <text:p>11</text:p>
          </table:table-cell>
          <table:table-cell table:style-name="ce34" table:formula="of:=COUNTIF([.H2:.H32];&quot;D&quot;)" office:value-type="float" office:value="0" calcext:value-type="float">
            <text:p>0</text:p>
          </table:table-cell>
          <table:table-cell table:style-name="ce34" table:formula="of:=COUNTIF([.I2:.I32];&quot;D&quot;)" office:value-type="float" office:value="1" calcext:value-type="float">
            <text:p>1</text:p>
          </table:table-cell>
          <table:table-cell table:style-name="ce34" table:formula="of:=COUNTIF([.J2:.J32];&quot;D&quot;)" office:value-type="float" office:value="2" calcext:value-type="float">
            <text:p>2</text:p>
          </table:table-cell>
          <table:table-cell table:style-name="ce34" table:formula="of:=COUNTIF([.K2:.K32];&quot;D&quot;)" office:value-type="float" office:value="12" calcext:value-type="float">
            <text:p>12</text:p>
          </table:table-cell>
          <table:table-cell table:style-name="ce34" table:formula="of:=COUNTIF([.L2:.L32];&quot;D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4" calcext:value-type="float">
            <text:p>4</text:p>
          </table:table-cell>
          <table:table-cell table:style-name="ce34" table:formula="of:=COUNTIF([.E2:.E32];&quot;SO&quot;)" office:value-type="float" office:value="4" calcext:value-type="float">
            <text:p>4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3" calcext:value-type="float">
            <text:p>3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5" calcext:value-type="float">
            <text:p>5</text:p>
          </table:table-cell>
          <table:table-cell table:style-name="ce34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4" calcext:value-type="float">
            <text:p>4</text:p>
          </table:table-cell>
          <table:table-cell table:style-name="ce34" table:formula="of:=COUNTIF([.D2:.D32];&quot;X&quot;)" office:value-type="float" office:value="1" calcext:value-type="float">
            <text:p>1</text:p>
          </table:table-cell>
          <table:table-cell table:style-name="ce34" table:formula="of:=COUNTIF([.E2:.E32];&quot;X&quot;)" office:value-type="float" office:value="3" calcext:value-type="float">
            <text:p>3</text:p>
          </table:table-cell>
          <table:table-cell table:style-name="ce34" table:formula="of:=COUNTIF([.F2:.F32];&quot;X&quot;)" office:value-type="float" office:value="3" calcext:value-type="float">
            <text:p>3</text:p>
          </table:table-cell>
          <table:table-cell table:style-name="ce34" table:formula="of:=COUNTIF([.G2:.G32];&quot;X&quot;)" office:value-type="float" office:value="1" calcext:value-type="float">
            <text:p>1</text:p>
          </table:table-cell>
          <table:table-cell table:style-name="ce34" table:formula="of:=COUNTIF([.H2:.H32];&quot;X&quot;)" office:value-type="float" office:value="2" calcext:value-type="float">
            <text:p>2</text:p>
          </table:table-cell>
          <table:table-cell table:style-name="ce34" table:formula="of:=COUNTIF([.I2:.I32];&quot;X&quot;)" office:value-type="float" office:value="2" calcext:value-type="float">
            <text:p>2</text:p>
          </table:table-cell>
          <table:table-cell table:style-name="ce34" table:formula="of:=COUNTIF([.J2:.J32];&quot;X&quot;)" office:value-type="float" office:value="4" calcext:value-type="float">
            <text:p>4</text:p>
          </table:table-cell>
          <table:table-cell table:style-name="ce34" table:formula="of:=COUNTIF([.K2:.K32];&quot;X&quot;)" office:value-type="float" office:value="1" calcext:value-type="float">
            <text:p>1</text:p>
          </table:table-cell>
          <table:table-cell table:style-name="ce34" table:formula="of:=COUNTIF([.L2:.L32];&quot;X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N2:.N32];&quot;KOS&quot;)" office:value-type="float" office:value="3" calcext:value-type="float">
            <text:p>3</text:p>
          </table:table-cell>
          <table:table-cell table:style-name="ce34" table:formula="of:=COUNTIF([.N2:.N32];&quot;ŠOŠ&quot;)" office:value-type="float" office:value="5" calcext:value-type="float">
            <text:p>5</text:p>
          </table:table-cell>
          <table:table-cell table:style-name="ce34" table:formula="of:=COUNTIF([.N2:.N32];&quot;PIN&quot;)" office:value-type="float" office:value="0" calcext:value-type="float">
            <text:p>0</text:p>
          </table:table-cell>
          <table:table-cell table:style-name="ce34" table:formula="of:=COUNTIF([.N2:.N32];&quot;KON&quot;)" office:value-type="float" office:value="4" calcext:value-type="float">
            <text:p>4</text:p>
          </table:table-cell>
          <table:table-cell table:style-name="ce34" table:formula="of:=COUNTIF([.N2:.N32];&quot;ORO&quot;)" office:value-type="float" office:value="0" calcext:value-type="float">
            <text:p>0</text:p>
          </table:table-cell>
          <table:table-cell table:style-name="ce34" table:formula="of:=COUNTIF([.N2:.N32];&quot;AND&quot;)" office:value-type="float" office:value="0" calcext:value-type="float">
            <text:p>0</text:p>
          </table:table-cell>
          <table:table-cell table:style-name="ce34" table:formula="of:=COUNTIF([.N2:.N32];&quot;ROD&quot;)" office:value-type="float" office:value="5" calcext:value-type="float">
            <text:p>5</text:p>
          </table:table-cell>
          <table:table-cell table:style-name="ce34" table:formula="of:=COUNTIF([.N2:.N32];&quot;DAN&quot;)" office:value-type="float" office:value="3" calcext:value-type="float">
            <text:p>3</text:p>
          </table:table-cell>
          <table:table-cell table:style-name="ce34" table:formula="of:=COUNTIF([.N2:.N32];&quot;MŠŠ&quot;)" office:value-type="float" office:value="0" calcext:value-type="float">
            <text:p>0</text:p>
          </table:table-cell>
          <table:table-cell table:style-name="ce34" table:formula="of:=COUNTIF([.N2:.N32];&quot;ŠTU&quot;)" office:value-type="float" office:value="5" calcext:value-type="float">
            <text:p>5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 calcext:value-type="float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1" calcext:value-type="float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2" calcext:value-type="float">
            <text:p>2</text:p>
          </table:table-cell>
          <table:table-cell table:style-name="ce1" table:formula="of:=COUNTIF([.F2:.F32];&quot;51¶&quot;)+COUNTIF([.F2:.F32];&quot;52¶&quot;)+COUNTIF([.F2:.F32];&quot;kvit¶&quot;)" office:value-type="float" office:value="2" calcext:value-type="float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1" calcext:value-type="float">
            <text:p>1</text:p>
          </table:table-cell>
          <table:table-cell table:style-name="ce1" table:formula="of:=COUNTIF([.H2:.H32];&quot;51¶&quot;)+COUNTIF([.H2:.H32];&quot;52¶&quot;)+COUNTIF([.H2:.H32];&quot;kvit¶&quot;)" office:value-type="float" office:value="8" calcext:value-type="float">
            <text:p>8</text:p>
          </table:table-cell>
          <table:table-cell table:style-name="ce1" table:formula="of:=COUNTIF([.I2:.I32];&quot;51¶&quot;)+COUNTIF([.I2:.I32];&quot;52¶&quot;)+COUNTIF([.I2:.I32];&quot;kvit¶&quot;)" office:value-type="float" office:value="3" calcext:value-type="float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3" calcext:value-type="float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1" calcext:value-type="float">
            <text:p>1</text:p>
          </table:table-cell>
          <table:table-cell table:style-name="ce1" table:formula="of:=COUNTIF([.L2:.L32];&quot;51¶&quot;)+COUNTIF([.L2:.L32];&quot;52¶&quot;)+COUNTIF([.L2:.L32];&quot;kvit¶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2" calcext:value-type="float">
            <text:p>2</text:p>
          </table:table-cell>
          <table:table-cell table:style-name="ce1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2" calcext:value-type="float">
            <text:p>2</text:p>
          </table:table-cell>
          <table:table-cell table:style-name="ce1" table:formula="of:=COUNTIF([.I2:.I32];&quot;U☺&quot;)+COUNTIF([.I2:.I32];&quot;U☻&quot;)+COUNTIF([.I2:.I32];&quot;U&quot;)" office:value-type="float" office:value="4" calcext:value-type="float">
            <text:p>4</text:p>
          </table:table-cell>
          <table:table-cell table:style-name="ce1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7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1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eptember.B2:september.B31">
            <calcext:condition calcext:apply-style-name="ConditionalStyle_79" calcext:value="=&quot;sob&quot;" calcext:base-cell-address="september.B2"/>
            <calcext:condition calcext:apply-style-name="ConditionalStyle_80" calcext:value="=&quot;ned&quot;" calcext:base-cell-address="september.B2"/>
          </calcext:conditional-format>
          <calcext:conditional-format calcext:target-range-address="september.O2:september.V31">
            <calcext:condition calcext:apply-style-name="ConditionalStyle_81" calcext:value="&lt;1" calcext:base-cell-address="september.O2"/>
            <calcext:condition calcext:apply-style-name="ConditionalStyle_82" calcext:value="&gt;1" calcext:base-cell-address="september.O2"/>
          </calcext:conditional-format>
          <calcext:conditional-format calcext:target-range-address="september.W2:september.W31">
            <calcext:condition calcext:apply-style-name="ConditionalStyle_83" calcext:value="!=0" calcext:base-cell-address="september.W2"/>
          </calcext:conditional-format>
          <calcext:conditional-format calcext:target-range-address="september.X2:september.X31">
            <calcext:condition calcext:apply-style-name="ConditionalStyle_84" calcext:value="=1" calcext:base-cell-address="september.X2"/>
            <calcext:condition calcext:apply-style-name="ConditionalStyle_85" calcext:value="&gt;1" calcext:base-cell-address="september.X2"/>
          </calcext:conditional-format>
          <calcext:conditional-format calcext:target-range-address="september.Y2:september.Y31">
            <calcext:condition calcext:apply-style-name="ConditionalStyle_86" calcext:value="&lt;2" calcext:base-cell-address="september.Y2"/>
            <calcext:condition calcext:apply-style-name="ConditionalStyle_87" calcext:value="&gt;2" calcext:base-cell-address="september.Y2"/>
          </calcext:conditional-format>
        </calcext:conditional-formats>
      </table:table>
      <table:table table:name="oktober" table:style-name="ta11">
        <table:table-column table:style-name="co45" table:default-cell-style-name="ce17"/>
        <table:table-column table:style-name="co23" table:default-cell-style-name="ce17"/>
        <table:table-column table:style-name="co29" table:default-cell-style-name="ce17"/>
        <table:table-column table:style-name="co33" table:default-cell-style-name="ce17"/>
        <table:table-column table:style-name="co32" table:default-cell-style-name="ce17"/>
        <table:table-column table:style-name="co29" table:default-cell-style-name="ce17"/>
        <table:table-column table:style-name="co24" table:default-cell-style-name="ce17"/>
        <table:table-column table:style-name="co37" table:default-cell-style-name="ce17"/>
        <table:table-column table:style-name="co46" table:default-cell-style-name="ce17"/>
        <table:table-column table:style-name="co44" table:number-columns-repeated="2" table:default-cell-style-name="ce17"/>
        <table:table-column table:style-name="co32" table:default-cell-style-name="ce17"/>
        <table:table-column table:style-name="co23" table:default-cell-style-name="ce17"/>
        <table:table-column table:style-name="co37" table:default-cell-style-name="ce17"/>
        <table:table-column table:style-name="co6" table:default-cell-style-name="ce17"/>
        <table:table-column table:style-name="co4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MIO</text:p>
          </table:table-cell>
          <table:table-cell table:style-name="ce134" office:value-type="string" calcext:value-type="string">
            <text:p>BOŽ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134" office:value-type="string" calcext:value-type="string">
            <text:p>TAL</text:p>
          </table:table-cell>
          <table:table-cell table:style-name="ce45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54" office:value-type="string" calcext:value-type="string">
            <text:p>☺</text:p>
          </table:table-cell>
          <table:table-cell table:style-name="ce55" table:formula="of:=[$'Vzorci vnosov'.$A$4]" office:value-type="string" office:string-value="51" calcext:value-type="string">
            <text:p>51</text:p>
          </table:table-cell>
          <table:table-cell table:style-name="ce55" table:formula="of:=[$'Vzorci vnosov'.$A$5]" office:value-type="string" office:string-value="52" calcext:value-type="string">
            <text:p>52</text:p>
          </table:table-cell>
          <table:table-cell table:style-name="ce56" table:formula="of:=[$'Vzorci vnosov'.$A$25]" office:value-type="string" office:string-value="51¶" calcext:value-type="string">
            <text:p>51¶</text:p>
          </table:table-cell>
          <table:table-cell table:style-name="ce57" table:formula="of:=[$'Vzorci vnosov'.$A$26]" office:value-type="string" office:string-value="52¶" calcext:value-type="string">
            <text:p>52¶</text:p>
          </table:table-cell>
          <table:table-cell table:style-name="ce58" table:formula="of:=[$'Vzorci vnosov'.$A$8]" office:value-type="string" office:string-value="U" calcext:value-type="string">
            <text:p>U</text:p>
          </table:table-cell>
          <table:table-cell table:style-name="ce55" table:formula="of:=[$'Vzorci vnosov'.$A$6]" office:value-type="string" office:string-value="KVIT" calcext:value-type="string">
            <text:p>KVIT</text:p>
          </table:table-cell>
          <table:table-cell table:style-name="ce59" office:value-type="string" calcext:value-type="string">
            <text:p>Brez</text:p>
          </table:table-cell>
          <table:table-cell table:style-name="ce53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2-10-01" calcext:value-type="date">
            <text:p>1. X. 12</text:p>
          </table:table-cell>
          <table:table-cell table:style-name="ce132" table:formula="of:=TEXT([.A2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5" office:value-type="string" calcext:value-type="string">
            <office:annotation draw:style-name="gr1" draw:text-style-name="P2" svg:width="2.876cm" svg:height="0.933cm" svg:x="5.009cm" svg:y="-0.013cm" draw:caption-point-x="-0.243cm" draw:caption-point-y="0.726cm">
              <dc:date>2022-03-21T00:00:00</dc:date>
              <text:p text:style-name="P1">Predavanje 11.15-12.00</text:p>
            </office:annotation>
            <text:p>MF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8" office:value-type="string" calcext:value-type="string">
            <text:p>ŠTU</text:p>
          </table:table-cell>
          <table:table-cell table:style-name="ce29" office:value-type="string" calcext:value-type="string">
            <text:p>MŠŠ</text:p>
          </table:table-cell>
          <table:table-cell table:style-name="ce137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137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 calcext:value-type="float">
            <text:p>0</text:p>
          </table:table-cell>
          <table:table-cell table:style-name="ce137" table:formula="of:=COUNTIF([.C2:.L2];&quot;51&quot;)+COUNTIF([.C2:.L2];&quot;51$&quot;)+COUNTIF([.C2:.L2];&quot;51☻&quot;)" office:value-type="float" office:value="2" calcext:value-type="float">
            <text:p>2</text:p>
          </table:table-cell>
          <table:table-cell table:style-name="ce137" table:formula="of:=COUNTIF([.C2:.L2];&quot;52&quot;)+COUNTIF([.C2:.L2];&quot;52$&quot;)+COUNTIF([.C2:.L2];&quot;52☻&quot;)" office:value-type="float" office:value="1" calcext:value-type="float">
            <text:p>1</text:p>
          </table:table-cell>
          <table:table-cell table:style-name="ce137" table:formula="of:=COUNTIF([.C2:.L2];&quot;51¶&quot;)" office:value-type="float" office:value="1" calcext:value-type="float">
            <text:p>1</text:p>
          </table:table-cell>
          <table:table-cell table:style-name="ce137" table:formula="of:=COUNTIF([.C2:.L2];&quot;52¶&quot;)" office:value-type="float" office:value="0" calcext:value-type="float">
            <text:p>0</text:p>
          </table:table-cell>
          <table:table-cell table:style-name="ce137" table:formula="of:=COUNTIF([.C2:.L2];&quot;U&quot;)+COUNTIF([.C2:.L2];&quot;U☻&quot;)+COUNTIF([.C2:.L2];&quot;U☺&quot;)" office:value-type="float" office:value="1" calcext:value-type="float">
            <text:p>1</text:p>
          </table:table-cell>
          <table:table-cell table:style-name="ce137" table:formula="of:=COUNTIF([.C2:.L2];&quot;KVIT&quot;)+COUNTIF([.C2:.L2];&quot;KVIT☻&quot;)+COUNTIF([.C2:.L2];&quot;kvit$&quot;)" office:value-type="float" office:value="3" calcext:value-type="float">
            <text:p>3</text:p>
          </table:table-cell>
          <table:table-cell table:style-name="ce138" table:formula="of:=COUNTBLANK([.C2:.L2])" office:value-type="float" office:value="0" calcext:value-type="float">
            <text:p>0</text:p>
          </table:table-cell>
          <table:table-cell table:style-name="ce139" table:formula="of:=COUNTIF([.C2:.L2];&quot;x&quot;)" office:value-type="float" office:value="0" calcext:value-type="float">
            <text:p>0</text:p>
          </table:table-cell>
          <table:table-cell table:style-name="ce140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3" calcext:value-type="float">
            <text:p>3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20" office:value-type="date" office:date-value="2012-10-02" calcext:value-type="date">
            <text:p>2. X. 12</text:p>
          </table:table-cell>
          <table:table-cell table:style-name="ce132" table:formula="of:=TEXT([.A3];&quot;Ddd&quot;)" office:value-type="string" office:string-value="tor" calcext:value-type="string">
            <text:p>tor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MŠŠ</text:p>
          </table:table-cell>
          <table:table-cell table:style-name="ce137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137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 calcext:value-type="float">
            <text:p>1</text:p>
          </table:table-cell>
          <table:table-cell table:style-name="ce137" table:formula="of:=COUNTIF([.C3:.L3];&quot;51&quot;)+COUNTIF([.C3:.L3];&quot;51$&quot;)+COUNTIF([.C3:.L3];&quot;51☻&quot;)" office:value-type="float" office:value="1" calcext:value-type="float">
            <text:p>1</text:p>
          </table:table-cell>
          <table:table-cell table:style-name="ce137" table:formula="of:=COUNTIF([.C3:.L3];&quot;52&quot;)+COUNTIF([.C3:.L3];&quot;52$&quot;)+COUNTIF([.C3:.L3];&quot;52☻&quot;)" office:value-type="float" office:value="1" calcext:value-type="float">
            <text:p>1</text:p>
          </table:table-cell>
          <table:table-cell table:style-name="ce137" table:formula="of:=COUNTIF([.C3:.L3];&quot;51¶&quot;)" office:value-type="float" office:value="1" calcext:value-type="float">
            <text:p>1</text:p>
          </table:table-cell>
          <table:table-cell table:style-name="ce137" table:formula="of:=COUNTIF([.C3:.L3];&quot;52¶&quot;)" office:value-type="float" office:value="1" calcext:value-type="float">
            <text:p>1</text:p>
          </table:table-cell>
          <table:table-cell table:style-name="ce137" table:formula="of:=COUNTIF([.C3:.L3];&quot;U&quot;)+COUNTIF([.C3:.L3];&quot;U☻&quot;)+COUNTIF([.C3:.L3];&quot;U☺&quot;)" office:value-type="float" office:value="1" calcext:value-type="float">
            <text:p>1</text:p>
          </table:table-cell>
          <table:table-cell table:style-name="ce137" table:formula="of:=COUNTIF([.C3:.L3];&quot;KVIT&quot;)+COUNTIF([.C3:.L3];&quot;KVIT☻&quot;)+COUNTIF([.C3:.L3];&quot;kvit$&quot;)" office:value-type="float" office:value="2" calcext:value-type="float">
            <text:p>2</text:p>
          </table:table-cell>
          <table:table-cell table:style-name="ce138" table:formula="of:=COUNTBLANK([.C3:.L3])" office:value-type="float" office:value="0" calcext:value-type="float">
            <text:p>0</text:p>
          </table:table-cell>
          <table:table-cell table:style-name="ce139" table:formula="of:=COUNTIF([.C3:.L3];&quot;x&quot;)" office:value-type="float" office:value="2" calcext:value-type="float">
            <text:p>2</text:p>
          </table:table-cell>
          <table:table-cell table:style-name="ce140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10-03" calcext:value-type="date">
            <text:p>3. X. 12</text:p>
          </table:table-cell>
          <table:table-cell table:style-name="ce132" table:formula="of:=TEXT([.A4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8" office:value-type="string" calcext:value-type="string">
            <text:p>ROD</text:p>
          </table:table-cell>
          <table:table-cell table:style-name="ce29" office:value-type="string" calcext:value-type="string">
            <text:p>MŠŠ</text:p>
          </table:table-cell>
          <table:table-cell table:style-name="ce137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137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 calcext:value-type="float">
            <text:p>0</text:p>
          </table:table-cell>
          <table:table-cell table:style-name="ce137" table:formula="of:=COUNTIF([.C4:.L4];&quot;51&quot;)+COUNTIF([.C4:.L4];&quot;51$&quot;)+COUNTIF([.C4:.L4];&quot;51☻&quot;)" office:value-type="float" office:value="1" calcext:value-type="float">
            <text:p>1</text:p>
          </table:table-cell>
          <table:table-cell table:style-name="ce137" table:formula="of:=COUNTIF([.C4:.L4];&quot;52&quot;)+COUNTIF([.C4:.L4];&quot;52$&quot;)+COUNTIF([.C4:.L4];&quot;52☻&quot;)" office:value-type="float" office:value="2" calcext:value-type="float">
            <text:p>2</text:p>
          </table:table-cell>
          <table:table-cell table:style-name="ce137" table:formula="of:=COUNTIF([.C4:.L4];&quot;51¶&quot;)" office:value-type="float" office:value="1" calcext:value-type="float">
            <text:p>1</text:p>
          </table:table-cell>
          <table:table-cell table:style-name="ce137" table:formula="of:=COUNTIF([.C4:.L4];&quot;52¶&quot;)" office:value-type="float" office:value="1" calcext:value-type="float">
            <text:p>1</text:p>
          </table:table-cell>
          <table:table-cell table:style-name="ce137" table:formula="of:=COUNTIF([.C4:.L4];&quot;U&quot;)+COUNTIF([.C4:.L4];&quot;U☻&quot;)+COUNTIF([.C4:.L4];&quot;U☺&quot;)" office:value-type="float" office:value="0" calcext:value-type="float">
            <text:p>0</text:p>
          </table:table-cell>
          <table:table-cell table:style-name="ce137" table:formula="of:=COUNTIF([.C4:.L4];&quot;KVIT&quot;)+COUNTIF([.C4:.L4];&quot;KVIT☻&quot;)+COUNTIF([.C4:.L4];&quot;kvit$&quot;)" office:value-type="float" office:value="2" calcext:value-type="float">
            <text:p>2</text:p>
          </table:table-cell>
          <table:table-cell table:style-name="ce138" table:formula="of:=COUNTBLANK([.C4:.L4])" office:value-type="float" office:value="0" calcext:value-type="float">
            <text:p>0</text:p>
          </table:table-cell>
          <table:table-cell table:style-name="ce139" table:formula="of:=COUNTIF([.C4:.L4];&quot;x&quot;)" office:value-type="float" office:value="1" calcext:value-type="float">
            <text:p>1</text:p>
          </table:table-cell>
          <table:table-cell table:style-name="ce140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3" calcext:value-type="float">
            <text:p>3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10-04" calcext:value-type="date">
            <text:p>4. X. 12</text:p>
          </table:table-cell>
          <table:table-cell table:style-name="ce132" table:formula="of:=TEXT([.A5];&quot;Ddd&quot;)" office:value-type="string" office:string-value="čet" calcext:value-type="string">
            <text:p>č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MŠŠ</text:p>
          </table:table-cell>
          <table:table-cell table:style-name="ce137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0" calcext:value-type="float">
            <text:p>0</text:p>
          </table:table-cell>
          <table:table-cell table:style-name="ce137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 calcext:value-type="float">
            <text:p>1</text:p>
          </table:table-cell>
          <table:table-cell table:style-name="ce137" table:formula="of:=COUNTIF([.C5:.L5];&quot;51&quot;)+COUNTIF([.C5:.L5];&quot;51$&quot;)+COUNTIF([.C5:.L5];&quot;51☻&quot;)" office:value-type="float" office:value="1" calcext:value-type="float">
            <text:p>1</text:p>
          </table:table-cell>
          <table:table-cell table:style-name="ce137" table:formula="of:=COUNTIF([.C5:.L5];&quot;52&quot;)+COUNTIF([.C5:.L5];&quot;52$&quot;)+COUNTIF([.C5:.L5];&quot;52☻&quot;)" office:value-type="float" office:value="2" calcext:value-type="float">
            <text:p>2</text:p>
          </table:table-cell>
          <table:table-cell table:style-name="ce137" table:formula="of:=COUNTIF([.C5:.L5];&quot;51¶&quot;)" office:value-type="float" office:value="1" calcext:value-type="float">
            <text:p>1</text:p>
          </table:table-cell>
          <table:table-cell table:style-name="ce137" table:formula="of:=COUNTIF([.C5:.L5];&quot;52¶&quot;)" office:value-type="float" office:value="1" calcext:value-type="float">
            <text:p>1</text:p>
          </table:table-cell>
          <table:table-cell table:style-name="ce137" table:formula="of:=COUNTIF([.C5:.L5];&quot;U&quot;)+COUNTIF([.C5:.L5];&quot;U☻&quot;)+COUNTIF([.C5:.L5];&quot;U☺&quot;)" office:value-type="float" office:value="1" calcext:value-type="float">
            <text:p>1</text:p>
          </table:table-cell>
          <table:table-cell table:style-name="ce137" table:formula="of:=COUNTIF([.C5:.L5];&quot;KVIT&quot;)+COUNTIF([.C5:.L5];&quot;KVIT☻&quot;)+COUNTIF([.C5:.L5];&quot;kvit$&quot;)" office:value-type="float" office:value="2" calcext:value-type="float">
            <text:p>2</text:p>
          </table:table-cell>
          <table:table-cell table:style-name="ce138" table:formula="of:=COUNTBLANK([.C5:.L5])" office:value-type="float" office:value="0" calcext:value-type="float">
            <text:p>0</text:p>
          </table:table-cell>
          <table:table-cell table:style-name="ce139" table:formula="of:=COUNTIF([.C5:.L5];&quot;x&quot;)" office:value-type="float" office:value="1" calcext:value-type="float">
            <text:p>1</text:p>
          </table:table-cell>
          <table:table-cell table:style-name="ce140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3" calcext:value-type="float">
            <text:p>3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10-05" calcext:value-type="date">
            <text:p>5. X. 12</text:p>
          </table:table-cell>
          <table:table-cell table:style-name="ce132" table:formula="of:=TEXT([.A6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ŠOŠ</text:p>
          </table:table-cell>
          <table:table-cell table:style-name="ce137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137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 calcext:value-type="float">
            <text:p>1</text:p>
          </table:table-cell>
          <table:table-cell table:style-name="ce137" table:formula="of:=COUNTIF([.C6:.L6];&quot;51&quot;)+COUNTIF([.C6:.L6];&quot;51$&quot;)+COUNTIF([.C6:.L6];&quot;51☻&quot;)" office:value-type="float" office:value="1" calcext:value-type="float">
            <text:p>1</text:p>
          </table:table-cell>
          <table:table-cell table:style-name="ce137" table:formula="of:=COUNTIF([.C6:.L6];&quot;52&quot;)+COUNTIF([.C6:.L6];&quot;52$&quot;)+COUNTIF([.C6:.L6];&quot;52☻&quot;)" office:value-type="float" office:value="0" calcext:value-type="float">
            <text:p>0</text:p>
          </table:table-cell>
          <table:table-cell table:style-name="ce137" table:formula="of:=COUNTIF([.C6:.L6];&quot;51¶&quot;)" office:value-type="float" office:value="1" calcext:value-type="float">
            <text:p>1</text:p>
          </table:table-cell>
          <table:table-cell table:style-name="ce137" table:formula="of:=COUNTIF([.C6:.L6];&quot;52¶&quot;)" office:value-type="float" office:value="0" calcext:value-type="float">
            <text:p>0</text:p>
          </table:table-cell>
          <table:table-cell table:style-name="ce137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137" table:formula="of:=COUNTIF([.C6:.L6];&quot;KVIT&quot;)+COUNTIF([.C6:.L6];&quot;KVIT☻&quot;)+COUNTIF([.C6:.L6];&quot;kvit$&quot;)" office:value-type="float" office:value="2" calcext:value-type="float">
            <text:p>2</text:p>
          </table:table-cell>
          <table:table-cell table:style-name="ce138" table:formula="of:=COUNTBLANK([.C6:.L6])" office:value-type="float" office:value="0" calcext:value-type="float">
            <text:p>0</text:p>
          </table:table-cell>
          <table:table-cell table:style-name="ce139" table:formula="of:=COUNTIF([.C6:.L6];&quot;x&quot;)" office:value-type="float" office:value="0" calcext:value-type="float">
            <text:p>0</text:p>
          </table:table-cell>
          <table:table-cell table:style-name="ce140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1" calcext:value-type="float">
            <text:p>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/>
          <table:table-cell table:style-name="ce141" office:value-type="string" calcext:value-type="string">
            <text:p>TAL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19" office:value-type="date" office:date-value="2012-10-06" calcext:value-type="date">
            <text:p>6. X. 12</text:p>
          </table:table-cell>
          <table:table-cell table:style-name="ce133" table:formula="of:=TEXT([.A7];&quot;Ddd&quot;)" office:value-type="string" office:string-value="sob" calcext:value-type="string">
            <text:p>sob</text:p>
          </table:table-cell>
          <table:table-cell table:style-name="ce42">
            <office:annotation draw:style-name="gr24" draw:text-style-name="P2" svg:width="2.957cm" svg:height="3.355cm" svg:x="3.965cm" svg:y="2.331cm" draw:caption-point-x="-0.243cm" draw:caption-point-y="1.901cm">
              <dc:date>2022-03-21T00:00:00</dc:date>
              <text:p text:style-name="P1">5., 6.,7.,8. dobim obisk ali grem na pot.</text:p>
              <text:p text:style-name="P1">Artros: 10., 13.(sobota), 17. in 27.(sobota) </text:p>
            </office:annotation>
          </table:table-cell>
          <table:table-cell table:style-name="ce31"/>
          <table:table-cell table:style-name="ce4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41" table:number-columns-repeated="2"/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/>
          <table:table-cell table:style-name="ce46" office:value-type="string" calcext:value-type="string">
            <text:p>KON</text:p>
          </table:table-cell>
          <table:table-cell table:style-name="ce46" office:value-type="string" calcext:value-type="string">
            <text:p>ORO</text:p>
          </table:table-cell>
          <table:table-cell table:style-name="ce137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137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 calcext:value-type="float">
            <text:p>1</text:p>
          </table:table-cell>
          <table:table-cell table:style-name="ce137" table:formula="of:=COUNTIF([.C7:.L7];&quot;51&quot;)+COUNTIF([.C7:.L7];&quot;51$&quot;)+COUNTIF([.C7:.L7];&quot;51☻&quot;)" office:value-type="float" office:value="0" calcext:value-type="float">
            <text:p>0</text:p>
          </table:table-cell>
          <table:table-cell table:style-name="ce137" table:formula="of:=COUNTIF([.C7:.L7];&quot;52&quot;)+COUNTIF([.C7:.L7];&quot;52$&quot;)+COUNTIF([.C7:.L7];&quot;52☻&quot;)" office:value-type="float" office:value="0" calcext:value-type="float">
            <text:p>0</text:p>
          </table:table-cell>
          <table:table-cell table:style-name="ce137" table:formula="of:=COUNTIF([.C7:.L7];&quot;51¶&quot;)" office:value-type="float" office:value="0" calcext:value-type="float">
            <text:p>0</text:p>
          </table:table-cell>
          <table:table-cell table:style-name="ce137" table:formula="of:=COUNTIF([.C7:.L7];&quot;52¶&quot;)" office:value-type="float" office:value="0" calcext:value-type="float">
            <text:p>0</text:p>
          </table:table-cell>
          <table:table-cell table:style-name="ce137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137" table:formula="of:=COUNTIF([.C7:.L7];&quot;KVIT&quot;)+COUNTIF([.C7:.L7];&quot;KVIT☻&quot;)+COUNTIF([.C7:.L7];&quot;kvit$&quot;)" office:value-type="float" office:value="0" calcext:value-type="float">
            <text:p>0</text:p>
          </table:table-cell>
          <table:table-cell table:style-name="ce138" table:formula="of:=COUNTBLANK([.C7:.L7])" office:value-type="float" office:value="8" calcext:value-type="float">
            <text:p>8</text:p>
          </table:table-cell>
          <table:table-cell table:style-name="ce139" table:formula="of:=COUNTIF([.C7:.L7];&quot;x&quot;)" office:value-type="float" office:value="0" calcext:value-type="float">
            <text:p>0</text:p>
          </table:table-cell>
          <table:table-cell table:style-name="ce140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0" calcext:value-type="float">
            <text:p>0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10-07" calcext:value-type="date">
            <text:p>7. X. 12</text:p>
          </table:table-cell>
          <table:table-cell table:style-name="ce133" table:formula="of:=TEXT([.A8];&quot;Ddd&quot;)" office:value-type="string" office:string-value="ned" calcext:value-type="string">
            <text:p>ned</text:p>
          </table:table-cell>
          <table:table-cell table:style-name="ce42">
            <office:annotation draw:style-name="gr22" draw:text-style-name="P2" svg:width="2.957cm" svg:height="3.344cm" svg:x="3.965cm" svg:y="3.035cm" draw:caption-point-x="-0.243cm" draw:caption-point-y="1.901cm">
              <dc:date>2022-03-21T00:00:00</dc:date>
              <text:p text:style-name="P1">5., 6.,7.,8. dobim obisk ali grem na pot.</text:p>
              <text:p text:style-name="P1">Artros: 10., 13.(sobota), 17. in 27.(sobota) </text:p>
            </office:annotation>
          </table:table-cell>
          <table:table-cell table:style-name="ce41" table:number-columns-repeated="2"/>
          <table:table-cell table:style-name="ce31" table:number-columns-repeated="2"/>
          <table:table-cell table:style-name="ce41"/>
          <table:table-cell table:style-name="ce4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46" office:value-type="string" calcext:value-type="string">
            <text:p>DAN</text:p>
          </table:table-cell>
          <table:table-cell table:style-name="ce46" office:value-type="string" calcext:value-type="string">
            <text:p>ORO</text:p>
          </table:table-cell>
          <table:table-cell table:style-name="ce137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137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 calcext:value-type="float">
            <text:p>1</text:p>
          </table:table-cell>
          <table:table-cell table:style-name="ce137" table:formula="of:=COUNTIF([.C8:.L8];&quot;51&quot;)+COUNTIF([.C8:.L8];&quot;51$&quot;)+COUNTIF([.C8:.L8];&quot;51☻&quot;)" office:value-type="float" office:value="0" calcext:value-type="float">
            <text:p>0</text:p>
          </table:table-cell>
          <table:table-cell table:style-name="ce137" table:formula="of:=COUNTIF([.C8:.L8];&quot;52&quot;)+COUNTIF([.C8:.L8];&quot;52$&quot;)+COUNTIF([.C8:.L8];&quot;52☻&quot;)" office:value-type="float" office:value="0" calcext:value-type="float">
            <text:p>0</text:p>
          </table:table-cell>
          <table:table-cell table:style-name="ce137" table:formula="of:=COUNTIF([.C8:.L8];&quot;51¶&quot;)" office:value-type="float" office:value="0" calcext:value-type="float">
            <text:p>0</text:p>
          </table:table-cell>
          <table:table-cell table:style-name="ce137" table:formula="of:=COUNTIF([.C8:.L8];&quot;52¶&quot;)" office:value-type="float" office:value="0" calcext:value-type="float">
            <text:p>0</text:p>
          </table:table-cell>
          <table:table-cell table:style-name="ce137" table:formula="of:=COUNTIF([.C8:.L8];&quot;U&quot;)+COUNTIF([.C8:.L8];&quot;U☻&quot;)+COUNTIF([.C8:.L8];&quot;U☺&quot;)" office:value-type="float" office:value="0" calcext:value-type="float">
            <text:p>0</text:p>
          </table:table-cell>
          <table:table-cell table:style-name="ce137" table:formula="of:=COUNTIF([.C8:.L8];&quot;KVIT&quot;)+COUNTIF([.C8:.L8];&quot;KVIT☻&quot;)+COUNTIF([.C8:.L8];&quot;kvit$&quot;)" office:value-type="float" office:value="0" calcext:value-type="float">
            <text:p>0</text:p>
          </table:table-cell>
          <table:table-cell table:style-name="ce138" table:formula="of:=COUNTBLANK([.C8:.L8])" office:value-type="float" office:value="8" calcext:value-type="float">
            <text:p>8</text:p>
          </table:table-cell>
          <table:table-cell table:style-name="ce139" table:formula="of:=COUNTIF([.C8:.L8];&quot;x&quot;)" office:value-type="float" office:value="0" calcext:value-type="float">
            <text:p>0</text:p>
          </table:table-cell>
          <table:table-cell table:style-name="ce140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0" calcext:value-type="float">
            <text:p>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10-08" calcext:value-type="date">
            <text:p>8. X. 12</text:p>
          </table:table-cell>
          <table:table-cell table:style-name="ce132" table:formula="of:=TEXT([.A9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35" office:value-type="string" calcext:value-type="string">
            <text:p>BOŽ</text:p>
          </table:table-cell>
          <table:table-cell table:style-name="ce29" office:value-type="string" calcext:value-type="string">
            <text:p>ŠOŠ</text:p>
          </table:table-cell>
          <table:table-cell table:style-name="ce137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137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 calcext:value-type="float">
            <text:p>1</text:p>
          </table:table-cell>
          <table:table-cell table:style-name="ce137" table:formula="of:=COUNTIF([.C9:.L9];&quot;51&quot;)+COUNTIF([.C9:.L9];&quot;51$&quot;)+COUNTIF([.C9:.L9];&quot;51☻&quot;)" office:value-type="float" office:value="1" calcext:value-type="float">
            <text:p>1</text:p>
          </table:table-cell>
          <table:table-cell table:style-name="ce137" table:formula="of:=COUNTIF([.C9:.L9];&quot;52&quot;)+COUNTIF([.C9:.L9];&quot;52$&quot;)+COUNTIF([.C9:.L9];&quot;52☻&quot;)" office:value-type="float" office:value="0" calcext:value-type="float">
            <text:p>0</text:p>
          </table:table-cell>
          <table:table-cell table:style-name="ce137" table:formula="of:=COUNTIF([.C9:.L9];&quot;51¶&quot;)" office:value-type="float" office:value="1" calcext:value-type="float">
            <text:p>1</text:p>
          </table:table-cell>
          <table:table-cell table:style-name="ce137" table:formula="of:=COUNTIF([.C9:.L9];&quot;52¶&quot;)" office:value-type="float" office:value="1" calcext:value-type="float">
            <text:p>1</text:p>
          </table:table-cell>
          <table:table-cell table:style-name="ce137" table:formula="of:=COUNTIF([.C9:.L9];&quot;U&quot;)+COUNTIF([.C9:.L9];&quot;U☻&quot;)+COUNTIF([.C9:.L9];&quot;U☺&quot;)" office:value-type="float" office:value="1" calcext:value-type="float">
            <text:p>1</text:p>
          </table:table-cell>
          <table:table-cell table:style-name="ce137" table:formula="of:=COUNTIF([.C9:.L9];&quot;KVIT&quot;)+COUNTIF([.C9:.L9];&quot;KVIT☻&quot;)+COUNTIF([.C9:.L9];&quot;kvit$&quot;)" office:value-type="float" office:value="2" calcext:value-type="float">
            <text:p>2</text:p>
          </table:table-cell>
          <table:table-cell table:style-name="ce138" table:formula="of:=COUNTBLANK([.C9:.L9])" office:value-type="float" office:value="0" calcext:value-type="float">
            <text:p>0</text:p>
          </table:table-cell>
          <table:table-cell table:style-name="ce139" table:formula="of:=COUNTIF([.C9:.L9];&quot;x&quot;)" office:value-type="float" office:value="1" calcext:value-type="float">
            <text:p>1</text:p>
          </table:table-cell>
          <table:table-cell table:style-name="ce140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1" calcext:value-type="float">
            <text:p>1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"/>
          <table:table-cell table:style-name="ce131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10-09" calcext:value-type="date">
            <text:p>9. X. 12</text:p>
          </table:table-cell>
          <table:table-cell table:style-name="ce132" table:formula="of:=TEXT([.A10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ŠOŠ</text:p>
          </table:table-cell>
          <table:table-cell table:style-name="ce137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0" calcext:value-type="float">
            <text:p>0</text:p>
          </table:table-cell>
          <table:table-cell table:style-name="ce137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 calcext:value-type="float">
            <text:p>1</text:p>
          </table:table-cell>
          <table:table-cell table:style-name="ce137" table:formula="of:=COUNTIF([.C10:.L10];&quot;51&quot;)+COUNTIF([.C10:.L10];&quot;51$&quot;)+COUNTIF([.C10:.L10];&quot;51☻&quot;)" office:value-type="float" office:value="1" calcext:value-type="float">
            <text:p>1</text:p>
          </table:table-cell>
          <table:table-cell table:style-name="ce137" table:formula="of:=COUNTIF([.C10:.L10];&quot;52&quot;)+COUNTIF([.C10:.L10];&quot;52$&quot;)+COUNTIF([.C10:.L10];&quot;52☻&quot;)" office:value-type="float" office:value="1" calcext:value-type="float">
            <text:p>1</text:p>
          </table:table-cell>
          <table:table-cell table:style-name="ce137" table:formula="of:=COUNTIF([.C10:.L10];&quot;51¶&quot;)" office:value-type="float" office:value="1" calcext:value-type="float">
            <text:p>1</text:p>
          </table:table-cell>
          <table:table-cell table:style-name="ce137" table:formula="of:=COUNTIF([.C10:.L10];&quot;52¶&quot;)" office:value-type="float" office:value="0" calcext:value-type="float">
            <text:p>0</text:p>
          </table:table-cell>
          <table:table-cell table:style-name="ce137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137" table:formula="of:=COUNTIF([.C10:.L10];&quot;KVIT&quot;)+COUNTIF([.C10:.L10];&quot;KVIT☻&quot;)+COUNTIF([.C10:.L10];&quot;kvit$&quot;)" office:value-type="float" office:value="2" calcext:value-type="float">
            <text:p>2</text:p>
          </table:table-cell>
          <table:table-cell table:style-name="ce138" table:formula="of:=COUNTBLANK([.C10:.L10])" office:value-type="float" office:value="0" calcext:value-type="float">
            <text:p>0</text:p>
          </table:table-cell>
          <table:table-cell table:style-name="ce139" table:formula="of:=COUNTIF([.C10:.L10];&quot;x&quot;)" office:value-type="float" office:value="3" calcext:value-type="float">
            <text:p>3</text:p>
          </table:table-cell>
          <table:table-cell table:style-name="ce140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10-10" calcext:value-type="date">
            <text:p>10. X. 12</text:p>
          </table:table-cell>
          <table:table-cell table:style-name="ce132" table:formula="of:=TEXT([.A11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5" office:value-type="string" calcext:value-type="string"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8" office:value-type="string" calcext:value-type="string">
            <text:p>ROD</text:p>
          </table:table-cell>
          <table:table-cell table:style-name="ce29" office:value-type="string" calcext:value-type="string">
            <text:p>ŠOŠ</text:p>
          </table:table-cell>
          <table:table-cell table:style-name="ce137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137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 calcext:value-type="float">
            <text:p>0</text:p>
          </table:table-cell>
          <table:table-cell table:style-name="ce137" table:formula="of:=COUNTIF([.C11:.L11];&quot;51&quot;)+COUNTIF([.C11:.L11];&quot;51$&quot;)+COUNTIF([.C11:.L11];&quot;51☻&quot;)" office:value-type="float" office:value="1" calcext:value-type="float">
            <text:p>1</text:p>
          </table:table-cell>
          <table:table-cell table:style-name="ce137" table:formula="of:=COUNTIF([.C11:.L11];&quot;52&quot;)+COUNTIF([.C11:.L11];&quot;52$&quot;)+COUNTIF([.C11:.L11];&quot;52☻&quot;)" office:value-type="float" office:value="2" calcext:value-type="float">
            <text:p>2</text:p>
          </table:table-cell>
          <table:table-cell table:style-name="ce137" table:formula="of:=COUNTIF([.C11:.L11];&quot;51¶&quot;)" office:value-type="float" office:value="1" calcext:value-type="float">
            <text:p>1</text:p>
          </table:table-cell>
          <table:table-cell table:style-name="ce137" table:formula="of:=COUNTIF([.C11:.L11];&quot;52¶&quot;)" office:value-type="float" office:value="0" calcext:value-type="float">
            <text:p>0</text:p>
          </table:table-cell>
          <table:table-cell table:style-name="ce137" table:formula="of:=COUNTIF([.C11:.L11];&quot;U&quot;)+COUNTIF([.C11:.L11];&quot;U☻&quot;)+COUNTIF([.C11:.L11];&quot;U☺&quot;)" office:value-type="float" office:value="0" calcext:value-type="float">
            <text:p>0</text:p>
          </table:table-cell>
          <table:table-cell table:style-name="ce137" table:formula="of:=COUNTIF([.C11:.L11];&quot;KVIT&quot;)+COUNTIF([.C11:.L11];&quot;KVIT☻&quot;)+COUNTIF([.C11:.L11];&quot;kvit$&quot;)" office:value-type="float" office:value="2" calcext:value-type="float">
            <text:p>2</text:p>
          </table:table-cell>
          <table:table-cell table:style-name="ce138" table:formula="of:=COUNTBLANK([.C11:.L11])" office:value-type="float" office:value="0" calcext:value-type="float">
            <text:p>0</text:p>
          </table:table-cell>
          <table:table-cell table:style-name="ce139" table:formula="of:=COUNTIF([.C11:.L11];&quot;x&quot;)" office:value-type="float" office:value="1" calcext:value-type="float">
            <text:p>1</text:p>
          </table:table-cell>
          <table:table-cell table:style-name="ce140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3" calcext:value-type="float">
            <text:p>3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/>
          <table:table-cell table:style-name="ce43" office:value-type="string" calcext:value-type="string">
            <text:p>BOŽ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2-10-11" calcext:value-type="date">
            <text:p>11. X. 12</text:p>
          </table:table-cell>
          <table:table-cell table:style-name="ce132" table:formula="of:=TEXT([.A12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8" office:value-type="string" calcext:value-type="string">
            <text:p>MIO</text:p>
          </table:table-cell>
          <table:table-cell table:style-name="ce29" office:value-type="string" calcext:value-type="string">
            <text:p>ŠOŠ</text:p>
          </table:table-cell>
          <table:table-cell table:style-name="ce137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137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 calcext:value-type="float">
            <text:p>1</text:p>
          </table:table-cell>
          <table:table-cell table:style-name="ce137" table:formula="of:=COUNTIF([.C12:.L12];&quot;51&quot;)+COUNTIF([.C12:.L12];&quot;51$&quot;)+COUNTIF([.C12:.L12];&quot;51☻&quot;)" office:value-type="float" office:value="1" calcext:value-type="float">
            <text:p>1</text:p>
          </table:table-cell>
          <table:table-cell table:style-name="ce137" table:formula="of:=COUNTIF([.C12:.L12];&quot;52&quot;)+COUNTIF([.C12:.L12];&quot;52$&quot;)+COUNTIF([.C12:.L12];&quot;52☻&quot;)" office:value-type="float" office:value="1" calcext:value-type="float">
            <text:p>1</text:p>
          </table:table-cell>
          <table:table-cell table:style-name="ce137" table:formula="of:=COUNTIF([.C12:.L12];&quot;51¶&quot;)" office:value-type="float" office:value="1" calcext:value-type="float">
            <text:p>1</text:p>
          </table:table-cell>
          <table:table-cell table:style-name="ce137" table:formula="of:=COUNTIF([.C12:.L12];&quot;52¶&quot;)" office:value-type="float" office:value="0" calcext:value-type="float">
            <text:p>0</text:p>
          </table:table-cell>
          <table:table-cell table:style-name="ce137" table:formula="of:=COUNTIF([.C12:.L12];&quot;U&quot;)+COUNTIF([.C12:.L12];&quot;U☻&quot;)+COUNTIF([.C12:.L12];&quot;U☺&quot;)" office:value-type="float" office:value="1" calcext:value-type="float">
            <text:p>1</text:p>
          </table:table-cell>
          <table:table-cell table:style-name="ce137" table:formula="of:=COUNTIF([.C12:.L12];&quot;KVIT&quot;)+COUNTIF([.C12:.L12];&quot;KVIT☻&quot;)+COUNTIF([.C12:.L12];&quot;kvit$&quot;)" office:value-type="float" office:value="2" calcext:value-type="float">
            <text:p>2</text:p>
          </table:table-cell>
          <table:table-cell table:style-name="ce138" table:formula="of:=COUNTBLANK([.C12:.L12])" office:value-type="float" office:value="0" calcext:value-type="float">
            <text:p>0</text:p>
          </table:table-cell>
          <table:table-cell table:style-name="ce139" table:formula="of:=COUNTIF([.C12:.L12];&quot;x&quot;)" office:value-type="float" office:value="1" calcext:value-type="float">
            <text:p>1</text:p>
          </table:table-cell>
          <table:table-cell table:style-name="ce140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2" calcext:value-type="float">
            <text:p>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10-12" calcext:value-type="date">
            <text:p>12. X. 12</text:p>
          </table:table-cell>
          <table:table-cell table:style-name="ce132" table:formula="of:=TEXT([.A13];&quot;Ddd&quot;)" office:value-type="string" office:string-value="pet" calcext:value-type="string">
            <text:p>pe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9" office:value-type="string" calcext:value-type="string">
            <text:p>K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35" office:value-type="string" calcext:value-type="string">
            <text:p>TAL</text:p>
          </table:table-cell>
          <table:table-cell table:style-name="ce29" office:value-type="string" calcext:value-type="string">
            <text:p>ŠOŠ</text:p>
          </table:table-cell>
          <table:table-cell table:style-name="ce137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137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 calcext:value-type="float">
            <text:p>1</text:p>
          </table:table-cell>
          <table:table-cell table:style-name="ce137" table:formula="of:=COUNTIF([.C13:.L13];&quot;51&quot;)+COUNTIF([.C13:.L13];&quot;51$&quot;)+COUNTIF([.C13:.L13];&quot;51☻&quot;)" office:value-type="float" office:value="1" calcext:value-type="float">
            <text:p>1</text:p>
          </table:table-cell>
          <table:table-cell table:style-name="ce137" table:formula="of:=COUNTIF([.C13:.L13];&quot;52&quot;)+COUNTIF([.C13:.L13];&quot;52$&quot;)+COUNTIF([.C13:.L13];&quot;52☻&quot;)" office:value-type="float" office:value="0" calcext:value-type="float">
            <text:p>0</text:p>
          </table:table-cell>
          <table:table-cell table:style-name="ce137" table:formula="of:=COUNTIF([.C13:.L13];&quot;51¶&quot;)" office:value-type="float" office:value="1" calcext:value-type="float">
            <text:p>1</text:p>
          </table:table-cell>
          <table:table-cell table:style-name="ce137" table:formula="of:=COUNTIF([.C13:.L13];&quot;52¶&quot;)" office:value-type="float" office:value="0" calcext:value-type="float">
            <text:p>0</text:p>
          </table:table-cell>
          <table:table-cell table:style-name="ce137" table:formula="of:=COUNTIF([.C13:.L13];&quot;U&quot;)+COUNTIF([.C13:.L13];&quot;U☻&quot;)+COUNTIF([.C13:.L13];&quot;U☺&quot;)" office:value-type="float" office:value="1" calcext:value-type="float">
            <text:p>1</text:p>
          </table:table-cell>
          <table:table-cell table:style-name="ce137" table:formula="of:=COUNTIF([.C13:.L13];&quot;KVIT&quot;)+COUNTIF([.C13:.L13];&quot;KVIT☻&quot;)+COUNTIF([.C13:.L13];&quot;kvit$&quot;)" office:value-type="float" office:value="2" calcext:value-type="float">
            <text:p>2</text:p>
          </table:table-cell>
          <table:table-cell table:style-name="ce138" table:formula="of:=COUNTBLANK([.C13:.L13])" office:value-type="float" office:value="0" calcext:value-type="float">
            <text:p>0</text:p>
          </table:table-cell>
          <table:table-cell table:style-name="ce139" table:formula="of:=COUNTIF([.C13:.L13];&quot;x&quot;)" office:value-type="float" office:value="2" calcext:value-type="float">
            <text:p>2</text:p>
          </table:table-cell>
          <table:table-cell table:style-name="ce140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1" calcext:value-type="float">
            <text:p>1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10-13" calcext:value-type="date">
            <text:p>13. X. 12</text:p>
          </table:table-cell>
          <table:table-cell table:style-name="ce133" table:formula="of:=TEXT([.A14];&quot;Ddd&quot;)" office:value-type="string" office:string-value="sob" calcext:value-type="string">
            <text:p>sob</text:p>
          </table:table-cell>
          <table:table-cell table:style-name="ce42">
            <office:annotation draw:style-name="gr22" draw:text-style-name="P2" svg:width="2.957cm" svg:height="3.344cm" svg:x="3.965cm" svg:y="7.257cm" draw:caption-point-x="-0.243cm" draw:caption-point-y="1.902cm">
              <dc:date>2022-03-21T00:00:00</dc:date>
              <text:p text:style-name="P1">5., 6.,7.,8. dobim obisk ali grem na pot.</text:p>
              <text:p text:style-name="P1">Artros: 10., 13.(sobota), 17. in 27.(sobota) </text:p>
            </office:annotation>
          </table:table-cell>
          <table:table-cell table:style-name="ce38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 table:number-columns-repeated="3"/>
          <table:table-cell table:style-name="ce41" table:number-columns-repeated="2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ŠOŠ</text:p>
          </table:table-cell>
          <table:table-cell table:style-name="ce137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137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 calcext:value-type="float">
            <text:p>1</text:p>
          </table:table-cell>
          <table:table-cell table:style-name="ce137" table:formula="of:=COUNTIF([.C14:.L14];&quot;51&quot;)+COUNTIF([.C14:.L14];&quot;51$&quot;)+COUNTIF([.C14:.L14];&quot;51☻&quot;)" office:value-type="float" office:value="0" calcext:value-type="float">
            <text:p>0</text:p>
          </table:table-cell>
          <table:table-cell table:style-name="ce137" table:formula="of:=COUNTIF([.C14:.L14];&quot;52&quot;)+COUNTIF([.C14:.L14];&quot;52$&quot;)+COUNTIF([.C14:.L14];&quot;52☻&quot;)" office:value-type="float" office:value="0" calcext:value-type="float">
            <text:p>0</text:p>
          </table:table-cell>
          <table:table-cell table:style-name="ce137" table:formula="of:=COUNTIF([.C14:.L14];&quot;51¶&quot;)" office:value-type="float" office:value="0" calcext:value-type="float">
            <text:p>0</text:p>
          </table:table-cell>
          <table:table-cell table:style-name="ce137" table:formula="of:=COUNTIF([.C14:.L14];&quot;52¶&quot;)" office:value-type="float" office:value="0" calcext:value-type="float">
            <text:p>0</text:p>
          </table:table-cell>
          <table:table-cell table:style-name="ce137" table:formula="of:=COUNTIF([.C14:.L14];&quot;U&quot;)+COUNTIF([.C14:.L14];&quot;U☻&quot;)+COUNTIF([.C14:.L14];&quot;U☺&quot;)" office:value-type="float" office:value="0" calcext:value-type="float">
            <text:p>0</text:p>
          </table:table-cell>
          <table:table-cell table:style-name="ce137" table:formula="of:=COUNTIF([.C14:.L14];&quot;KVIT&quot;)+COUNTIF([.C14:.L14];&quot;KVIT☻&quot;)+COUNTIF([.C14:.L14];&quot;kvit$&quot;)" office:value-type="float" office:value="0" calcext:value-type="float">
            <text:p>0</text:p>
          </table:table-cell>
          <table:table-cell table:style-name="ce138" table:formula="of:=COUNTBLANK([.C14:.L14])" office:value-type="float" office:value="8" calcext:value-type="float">
            <text:p>8</text:p>
          </table:table-cell>
          <table:table-cell table:style-name="ce139" table:formula="of:=COUNTIF([.C14:.L14];&quot;x&quot;)" office:value-type="float" office:value="0" calcext:value-type="float">
            <text:p>0</text:p>
          </table:table-cell>
          <table:table-cell table:style-name="ce140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0" calcext:value-type="float">
            <text:p>0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10-14" calcext:value-type="date">
            <text:p>14. X. 12</text:p>
          </table:table-cell>
          <table:table-cell table:style-name="ce133" table:formula="of:=TEXT([.A15];&quot;Ddd&quot;)" office:value-type="string" office:string-value="ned" calcext:value-type="string">
            <text:p>ned</text:p>
          </table:table-cell>
          <table:table-cell table:style-name="ce42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7"/>
          <table:table-cell table:style-name="ce31"/>
          <table:table-cell table:style-name="ce41" table:number-columns-repeated="2"/>
          <table:table-cell table:style-name="ce42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ŠOŠ</text:p>
          </table:table-cell>
          <table:table-cell table:style-name="ce137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137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 calcext:value-type="float">
            <text:p>1</text:p>
          </table:table-cell>
          <table:table-cell table:style-name="ce137" table:formula="of:=COUNTIF([.C15:.L15];&quot;51&quot;)+COUNTIF([.C15:.L15];&quot;51$&quot;)+COUNTIF([.C15:.L15];&quot;51☻&quot;)" office:value-type="float" office:value="0" calcext:value-type="float">
            <text:p>0</text:p>
          </table:table-cell>
          <table:table-cell table:style-name="ce137" table:formula="of:=COUNTIF([.C15:.L15];&quot;52&quot;)+COUNTIF([.C15:.L15];&quot;52$&quot;)+COUNTIF([.C15:.L15];&quot;52☻&quot;)" office:value-type="float" office:value="0" calcext:value-type="float">
            <text:p>0</text:p>
          </table:table-cell>
          <table:table-cell table:style-name="ce137" table:formula="of:=COUNTIF([.C15:.L15];&quot;51¶&quot;)" office:value-type="float" office:value="0" calcext:value-type="float">
            <text:p>0</text:p>
          </table:table-cell>
          <table:table-cell table:style-name="ce137" table:formula="of:=COUNTIF([.C15:.L15];&quot;52¶&quot;)" office:value-type="float" office:value="0" calcext:value-type="float">
            <text:p>0</text:p>
          </table:table-cell>
          <table:table-cell table:style-name="ce137" table:formula="of:=COUNTIF([.C15:.L15];&quot;U&quot;)+COUNTIF([.C15:.L15];&quot;U☻&quot;)+COUNTIF([.C15:.L15];&quot;U☺&quot;)" office:value-type="float" office:value="0" calcext:value-type="float">
            <text:p>0</text:p>
          </table:table-cell>
          <table:table-cell table:style-name="ce137" table:formula="of:=COUNTIF([.C15:.L15];&quot;KVIT&quot;)+COUNTIF([.C15:.L15];&quot;KVIT☻&quot;)+COUNTIF([.C15:.L15];&quot;kvit$&quot;)" office:value-type="float" office:value="0" calcext:value-type="float">
            <text:p>0</text:p>
          </table:table-cell>
          <table:table-cell table:style-name="ce138" table:formula="of:=COUNTBLANK([.C15:.L15])" office:value-type="float" office:value="8" calcext:value-type="float">
            <text:p>8</text:p>
          </table:table-cell>
          <table:table-cell table:style-name="ce139" table:formula="of:=COUNTIF([.C15:.L15];&quot;x&quot;)" office:value-type="float" office:value="0" calcext:value-type="float">
            <text:p>0</text:p>
          </table:table-cell>
          <table:table-cell table:style-name="ce140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0" calcext:value-type="float">
            <text:p>0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office:value-type="string" calcext:value-type="string">
            <office:annotation draw:style-name="gr4" draw:text-style-name="P2" svg:width="2.462cm" svg:height="0.688cm" svg:x="25.26cm" svg:y="7.961cm" draw:caption-point-x="-0.211cm" draw:caption-point-y="1.902cm">
              <dc:date>2022-03-21T00:00:00</dc:date>
              <text:p text:style-name="P1">16.17.18.</text:p>
            </office:annotation>
            <text:p>mish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20" office:value-type="date" office:date-value="2012-10-15" calcext:value-type="date">
            <text:p>15. X. 12</text:p>
          </table:table-cell>
          <table:table-cell table:style-name="ce132" table:formula="of:=TEXT([.A16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8" office:value-type="string" calcext:value-type="string">
            <text:p>ŠTU</text:p>
          </table:table-cell>
          <table:table-cell table:style-name="ce29" office:value-type="string" calcext:value-type="string">
            <text:p>KON</text:p>
          </table:table-cell>
          <table:table-cell table:style-name="ce137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0" calcext:value-type="float">
            <text:p>0</text:p>
          </table:table-cell>
          <table:table-cell table:style-name="ce137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 calcext:value-type="float">
            <text:p>1</text:p>
          </table:table-cell>
          <table:table-cell table:style-name="ce137" table:formula="of:=COUNTIF([.C16:.L16];&quot;51&quot;)+COUNTIF([.C16:.L16];&quot;51$&quot;)+COUNTIF([.C16:.L16];&quot;51☻&quot;)" office:value-type="float" office:value="1" calcext:value-type="float">
            <text:p>1</text:p>
          </table:table-cell>
          <table:table-cell table:style-name="ce137" table:formula="of:=COUNTIF([.C16:.L16];&quot;52&quot;)+COUNTIF([.C16:.L16];&quot;52$&quot;)+COUNTIF([.C16:.L16];&quot;52☻&quot;)" office:value-type="float" office:value="1" calcext:value-type="float">
            <text:p>1</text:p>
          </table:table-cell>
          <table:table-cell table:style-name="ce137" table:formula="of:=COUNTIF([.C16:.L16];&quot;51¶&quot;)" office:value-type="float" office:value="1" calcext:value-type="float">
            <text:p>1</text:p>
          </table:table-cell>
          <table:table-cell table:style-name="ce137" table:formula="of:=COUNTIF([.C16:.L16];&quot;52¶&quot;)" office:value-type="float" office:value="1" calcext:value-type="float">
            <text:p>1</text:p>
          </table:table-cell>
          <table:table-cell table:style-name="ce137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137" table:formula="of:=COUNTIF([.C16:.L16];&quot;KVIT&quot;)+COUNTIF([.C16:.L16];&quot;KVIT☻&quot;)+COUNTIF([.C16:.L16];&quot;kvit$&quot;)" office:value-type="float" office:value="2" calcext:value-type="float">
            <text:p>2</text:p>
          </table:table-cell>
          <table:table-cell table:style-name="ce138" table:formula="of:=COUNTBLANK([.C16:.L16])" office:value-type="float" office:value="0" calcext:value-type="float">
            <text:p>0</text:p>
          </table:table-cell>
          <table:table-cell table:style-name="ce139" table:formula="of:=COUNTIF([.C16:.L16];&quot;x&quot;)" office:value-type="float" office:value="2" calcext:value-type="float">
            <text:p>2</text:p>
          </table:table-cell>
          <table:table-cell table:style-name="ce140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10-16" calcext:value-type="date">
            <text:p>16. X. 12</text:p>
          </table:table-cell>
          <table:table-cell table:style-name="ce132" table:formula="of:=TEXT([.A17];&quot;Ddd&quot;)" office:value-type="string" office:string-value="tor" calcext:value-type="string">
            <text:p>tor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96" office:value-type="string" calcext:value-type="string">
            <text:p>RTG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96" office:value-type="string" calcext:value-type="string">
            <text:p>NPK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PIN</text:p>
          </table:table-cell>
          <table:table-cell table:style-name="ce137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137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 calcext:value-type="float">
            <text:p>0</text:p>
          </table:table-cell>
          <table:table-cell table:style-name="ce137" table:formula="of:=COUNTIF([.C17:.L17];&quot;51&quot;)+COUNTIF([.C17:.L17];&quot;51$&quot;)+COUNTIF([.C17:.L17];&quot;51☻&quot;)" office:value-type="float" office:value="1" calcext:value-type="float">
            <text:p>1</text:p>
          </table:table-cell>
          <table:table-cell table:style-name="ce137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137" table:formula="of:=COUNTIF([.C17:.L17];&quot;51¶&quot;)" office:value-type="float" office:value="1" calcext:value-type="float">
            <text:p>1</text:p>
          </table:table-cell>
          <table:table-cell table:style-name="ce137" table:formula="of:=COUNTIF([.C17:.L17];&quot;52¶&quot;)" office:value-type="float" office:value="1" calcext:value-type="float">
            <text:p>1</text:p>
          </table:table-cell>
          <table:table-cell table:style-name="ce137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137" table:formula="of:=COUNTIF([.C17:.L17];&quot;KVIT&quot;)+COUNTIF([.C17:.L17];&quot;KVIT☻&quot;)+COUNTIF([.C17:.L17];&quot;kvit$&quot;)" office:value-type="float" office:value="2" calcext:value-type="float">
            <text:p>2</text:p>
          </table:table-cell>
          <table:table-cell table:style-name="ce138" table:formula="of:=COUNTBLANK([.C17:.L17])" office:value-type="float" office:value="0" calcext:value-type="float">
            <text:p>0</text:p>
          </table:table-cell>
          <table:table-cell table:style-name="ce139" table:formula="of:=COUNTIF([.C17:.L17];&quot;x&quot;)" office:value-type="float" office:value="1" calcext:value-type="float">
            <text:p>1</text:p>
          </table:table-cell>
          <table:table-cell table:style-name="ce140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10-17" calcext:value-type="date">
            <text:p>17. X. 12</text:p>
          </table:table-cell>
          <table:table-cell table:style-name="ce132" table:formula="of:=TEXT([.A18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5" office:value-type="string" calcext:value-type="string"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9" office:value-type="string" calcext:value-type="string">
            <text:p>KO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8" office:value-type="string" calcext:value-type="string">
            <text:p>MIO</text:p>
          </table:table-cell>
          <table:table-cell table:style-name="ce29" office:value-type="string" calcext:value-type="string">
            <text:p>PIN</text:p>
          </table:table-cell>
          <table:table-cell table:style-name="ce137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137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 calcext:value-type="float">
            <text:p>1</text:p>
          </table:table-cell>
          <table:table-cell table:style-name="ce137" table:formula="of:=COUNTIF([.C18:.L18];&quot;51&quot;)+COUNTIF([.C18:.L18];&quot;51$&quot;)+COUNTIF([.C18:.L18];&quot;51☻&quot;)" office:value-type="float" office:value="1" calcext:value-type="float">
            <text:p>1</text:p>
          </table:table-cell>
          <table:table-cell table:style-name="ce137" table:formula="of:=COUNTIF([.C18:.L18];&quot;52&quot;)+COUNTIF([.C18:.L18];&quot;52$&quot;)+COUNTIF([.C18:.L18];&quot;52☻&quot;)" office:value-type="float" office:value="0" calcext:value-type="float">
            <text:p>0</text:p>
          </table:table-cell>
          <table:table-cell table:style-name="ce137" table:formula="of:=COUNTIF([.C18:.L18];&quot;51¶&quot;)" office:value-type="float" office:value="1" calcext:value-type="float">
            <text:p>1</text:p>
          </table:table-cell>
          <table:table-cell table:style-name="ce137" table:formula="of:=COUNTIF([.C18:.L18];&quot;52¶&quot;)" office:value-type="float" office:value="0" calcext:value-type="float">
            <text:p>0</text:p>
          </table:table-cell>
          <table:table-cell table:style-name="ce137" table:formula="of:=COUNTIF([.C18:.L18];&quot;U&quot;)+COUNTIF([.C18:.L18];&quot;U☻&quot;)+COUNTIF([.C18:.L18];&quot;U☺&quot;)" office:value-type="float" office:value="1" calcext:value-type="float">
            <text:p>1</text:p>
          </table:table-cell>
          <table:table-cell table:style-name="ce137" table:formula="of:=COUNTIF([.C18:.L18];&quot;KVIT&quot;)+COUNTIF([.C18:.L18];&quot;KVIT☻&quot;)+COUNTIF([.C18:.L18];&quot;kvit$&quot;)" office:value-type="float" office:value="2" calcext:value-type="float">
            <text:p>2</text:p>
          </table:table-cell>
          <table:table-cell table:style-name="ce138" table:formula="of:=COUNTBLANK([.C18:.L18])" office:value-type="float" office:value="0" calcext:value-type="float">
            <text:p>0</text:p>
          </table:table-cell>
          <table:table-cell table:style-name="ce139" table:formula="of:=COUNTIF([.C18:.L18];&quot;x&quot;)" office:value-type="float" office:value="1" calcext:value-type="float">
            <text:p>1</text:p>
          </table:table-cell>
          <table:table-cell table:style-name="ce140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1" calcext:value-type="float">
            <text:p>1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4"/>
          <table:table-cell table:style-name="ce35"/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20" office:value-type="date" office:date-value="2012-10-18" calcext:value-type="date">
            <text:p>18. X. 12</text:p>
          </table:table-cell>
          <table:table-cell table:style-name="ce132" table:formula="of:=TEXT([.A19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35" office:value-type="string" calcext:value-type="string">
            <text:p>BOŽ</text:p>
          </table:table-cell>
          <table:table-cell table:style-name="ce29" office:value-type="string" calcext:value-type="string">
            <text:p>KON</text:p>
          </table:table-cell>
          <table:table-cell table:style-name="ce137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137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 calcext:value-type="float">
            <text:p>1</text:p>
          </table:table-cell>
          <table:table-cell table:style-name="ce137" table:formula="of:=COUNTIF([.C19:.L19];&quot;51&quot;)+COUNTIF([.C19:.L19];&quot;51$&quot;)+COUNTIF([.C19:.L19];&quot;51☻&quot;)" office:value-type="float" office:value="1" calcext:value-type="float">
            <text:p>1</text:p>
          </table:table-cell>
          <table:table-cell table:style-name="ce137" table:formula="of:=COUNTIF([.C19:.L19];&quot;52&quot;)+COUNTIF([.C19:.L19];&quot;52$&quot;)+COUNTIF([.C19:.L19];&quot;52☻&quot;)" office:value-type="float" office:value="1" calcext:value-type="float">
            <text:p>1</text:p>
          </table:table-cell>
          <table:table-cell table:style-name="ce137" table:formula="of:=COUNTIF([.C19:.L19];&quot;51¶&quot;)" office:value-type="float" office:value="1" calcext:value-type="float">
            <text:p>1</text:p>
          </table:table-cell>
          <table:table-cell table:style-name="ce137" table:formula="of:=COUNTIF([.C19:.L19];&quot;52¶&quot;)" office:value-type="float" office:value="1" calcext:value-type="float">
            <text:p>1</text:p>
          </table:table-cell>
          <table:table-cell table:style-name="ce137" table:formula="of:=COUNTIF([.C19:.L19];&quot;U&quot;)+COUNTIF([.C19:.L19];&quot;U☻&quot;)+COUNTIF([.C19:.L19];&quot;U☺&quot;)" office:value-type="float" office:value="1" calcext:value-type="float">
            <text:p>1</text:p>
          </table:table-cell>
          <table:table-cell table:style-name="ce137" table:formula="of:=COUNTIF([.C19:.L19];&quot;KVIT&quot;)+COUNTIF([.C19:.L19];&quot;KVIT☻&quot;)+COUNTIF([.C19:.L19];&quot;kvit$&quot;)" office:value-type="float" office:value="2" calcext:value-type="float">
            <text:p>2</text:p>
          </table:table-cell>
          <table:table-cell table:style-name="ce138" table:formula="of:=COUNTBLANK([.C19:.L19])" office:value-type="float" office:value="0" calcext:value-type="float">
            <text:p>0</text:p>
          </table:table-cell>
          <table:table-cell table:style-name="ce139" table:formula="of:=COUNTIF([.C19:.L19];&quot;x&quot;)" office:value-type="float" office:value="2" calcext:value-type="float">
            <text:p>2</text:p>
          </table:table-cell>
          <table:table-cell table:style-name="ce140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10-19" calcext:value-type="date">
            <text:p>19. X. 12</text:p>
          </table:table-cell>
          <table:table-cell table:style-name="ce132" table:formula="of:=TEXT([.A20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96" office:value-type="string" calcext:value-type="string">
            <text:p>RTG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3" office:value-type="string" calcext:value-type="string">
            <text:p>PIR</text:p>
          </table:table-cell>
          <table:table-cell table:style-name="ce29" office:value-type="string" calcext:value-type="string">
            <text:p>KON</text:p>
          </table:table-cell>
          <table:table-cell table:style-name="ce137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137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 calcext:value-type="float">
            <text:p>0</text:p>
          </table:table-cell>
          <table:table-cell table:style-name="ce137" table:formula="of:=COUNTIF([.C20:.L20];&quot;51&quot;)+COUNTIF([.C20:.L20];&quot;51$&quot;)+COUNTIF([.C20:.L20];&quot;51☻&quot;)" office:value-type="float" office:value="1" calcext:value-type="float">
            <text:p>1</text:p>
          </table:table-cell>
          <table:table-cell table:style-name="ce137" table:formula="of:=COUNTIF([.C20:.L20];&quot;52&quot;)+COUNTIF([.C20:.L20];&quot;52$&quot;)+COUNTIF([.C20:.L20];&quot;52☻&quot;)" office:value-type="float" office:value="1" calcext:value-type="float">
            <text:p>1</text:p>
          </table:table-cell>
          <table:table-cell table:style-name="ce137" table:formula="of:=COUNTIF([.C20:.L20];&quot;51¶&quot;)" office:value-type="float" office:value="1" calcext:value-type="float">
            <text:p>1</text:p>
          </table:table-cell>
          <table:table-cell table:style-name="ce137" table:formula="of:=COUNTIF([.C20:.L20];&quot;52¶&quot;)" office:value-type="float" office:value="1" calcext:value-type="float">
            <text:p>1</text:p>
          </table:table-cell>
          <table:table-cell table:style-name="ce137" table:formula="of:=COUNTIF([.C20:.L20];&quot;U&quot;)+COUNTIF([.C20:.L20];&quot;U☻&quot;)+COUNTIF([.C20:.L20];&quot;U☺&quot;)" office:value-type="float" office:value="0" calcext:value-type="float">
            <text:p>0</text:p>
          </table:table-cell>
          <table:table-cell table:style-name="ce137" table:formula="of:=COUNTIF([.C20:.L20];&quot;KVIT&quot;)+COUNTIF([.C20:.L20];&quot;KVIT☻&quot;)+COUNTIF([.C20:.L20];&quot;kvit$&quot;)" office:value-type="float" office:value="2" calcext:value-type="float">
            <text:p>2</text:p>
          </table:table-cell>
          <table:table-cell table:style-name="ce138" table:formula="of:=COUNTBLANK([.C20:.L20])" office:value-type="float" office:value="0" calcext:value-type="float">
            <text:p>0</text:p>
          </table:table-cell>
          <table:table-cell table:style-name="ce139" table:formula="of:=COUNTIF([.C20:.L20];&quot;x&quot;)" office:value-type="float" office:value="1" calcext:value-type="float">
            <text:p>1</text:p>
          </table:table-cell>
          <table:table-cell table:style-name="ce140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10-20" calcext:value-type="date">
            <text:p>20. X. 12</text:p>
          </table:table-cell>
          <table:table-cell table:style-name="ce133" table:formula="of:=TEXT([.A21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38"/>
          <table:table-cell table:style-name="ce31"/>
          <table:table-cell table:style-name="ce44"/>
          <table:table-cell table:style-name="ce42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1"/>
          <table:table-cell table:style-name="ce31"/>
          <table:table-cell table:style-name="ce46" office:value-type="string" calcext:value-type="string">
            <text:p>DAN</text:p>
          </table:table-cell>
          <table:table-cell table:style-name="ce46" office:value-type="string" calcext:value-type="string">
            <text:p>KON</text:p>
          </table:table-cell>
          <table:table-cell table:style-name="ce137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137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 calcext:value-type="float">
            <text:p>1</text:p>
          </table:table-cell>
          <table:table-cell table:style-name="ce137" table:formula="of:=COUNTIF([.C21:.L21];&quot;51&quot;)+COUNTIF([.C21:.L21];&quot;51$&quot;)+COUNTIF([.C21:.L21];&quot;51☻&quot;)" office:value-type="float" office:value="0" calcext:value-type="float">
            <text:p>0</text:p>
          </table:table-cell>
          <table:table-cell table:style-name="ce137" table:formula="of:=COUNTIF([.C21:.L21];&quot;52&quot;)+COUNTIF([.C21:.L21];&quot;52$&quot;)+COUNTIF([.C21:.L21];&quot;52☻&quot;)" office:value-type="float" office:value="0" calcext:value-type="float">
            <text:p>0</text:p>
          </table:table-cell>
          <table:table-cell table:style-name="ce137" table:formula="of:=COUNTIF([.C21:.L21];&quot;51¶&quot;)" office:value-type="float" office:value="0" calcext:value-type="float">
            <text:p>0</text:p>
          </table:table-cell>
          <table:table-cell table:style-name="ce137" table:formula="of:=COUNTIF([.C21:.L21];&quot;52¶&quot;)" office:value-type="float" office:value="0" calcext:value-type="float">
            <text:p>0</text:p>
          </table:table-cell>
          <table:table-cell table:style-name="ce137" table:formula="of:=COUNTIF([.C21:.L21];&quot;U&quot;)+COUNTIF([.C21:.L21];&quot;U☻&quot;)+COUNTIF([.C21:.L21];&quot;U☺&quot;)" office:value-type="float" office:value="0" calcext:value-type="float">
            <text:p>0</text:p>
          </table:table-cell>
          <table:table-cell table:style-name="ce137" table:formula="of:=COUNTIF([.C21:.L21];&quot;KVIT&quot;)+COUNTIF([.C21:.L21];&quot;KVIT☻&quot;)+COUNTIF([.C21:.L21];&quot;kvit$&quot;)" office:value-type="float" office:value="0" calcext:value-type="float">
            <text:p>0</text:p>
          </table:table-cell>
          <table:table-cell table:style-name="ce138" table:formula="of:=COUNTBLANK([.C21:.L21])" office:value-type="float" office:value="8" calcext:value-type="float">
            <text:p>8</text:p>
          </table:table-cell>
          <table:table-cell table:style-name="ce139" table:formula="of:=COUNTIF([.C21:.L21];&quot;x&quot;)" office:value-type="float" office:value="0" calcext:value-type="float">
            <text:p>0</text:p>
          </table:table-cell>
          <table:table-cell table:style-name="ce140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0" calcext:value-type="float">
            <text:p>0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10-21" calcext:value-type="date">
            <text:p>21. X. 12</text:p>
          </table:table-cell>
          <table:table-cell table:style-name="ce133" table:formula="of:=TEXT([.A22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41"/>
          <table:table-cell table:style-name="ce31"/>
          <table:table-cell table:style-name="ce40"/>
          <table:table-cell table:style-name="ce38"/>
          <table:table-cell table:style-name="ce31"/>
          <table:table-cell table:style-name="ce42"/>
          <table:table-cell table:style-name="ce4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36" office:value-type="string" calcext:value-type="string">
            <text:p>TAL</text:p>
          </table:table-cell>
          <table:table-cell table:style-name="ce46" office:value-type="string" calcext:value-type="string">
            <text:p>KON</text:p>
          </table:table-cell>
          <table:table-cell table:style-name="ce137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137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 calcext:value-type="float">
            <text:p>1</text:p>
          </table:table-cell>
          <table:table-cell table:style-name="ce137" table:formula="of:=COUNTIF([.C22:.L22];&quot;51&quot;)+COUNTIF([.C22:.L22];&quot;51$&quot;)+COUNTIF([.C22:.L22];&quot;51☻&quot;)" office:value-type="float" office:value="0" calcext:value-type="float">
            <text:p>0</text:p>
          </table:table-cell>
          <table:table-cell table:style-name="ce137" table:formula="of:=COUNTIF([.C22:.L22];&quot;52&quot;)+COUNTIF([.C22:.L22];&quot;52$&quot;)+COUNTIF([.C22:.L22];&quot;52☻&quot;)" office:value-type="float" office:value="0" calcext:value-type="float">
            <text:p>0</text:p>
          </table:table-cell>
          <table:table-cell table:style-name="ce137" table:formula="of:=COUNTIF([.C22:.L22];&quot;51¶&quot;)" office:value-type="float" office:value="0" calcext:value-type="float">
            <text:p>0</text:p>
          </table:table-cell>
          <table:table-cell table:style-name="ce137" table:formula="of:=COUNTIF([.C22:.L22];&quot;52¶&quot;)" office:value-type="float" office:value="0" calcext:value-type="float">
            <text:p>0</text:p>
          </table:table-cell>
          <table:table-cell table:style-name="ce137" table:formula="of:=COUNTIF([.C22:.L22];&quot;U&quot;)+COUNTIF([.C22:.L22];&quot;U☻&quot;)+COUNTIF([.C22:.L22];&quot;U☺&quot;)" office:value-type="float" office:value="0" calcext:value-type="float">
            <text:p>0</text:p>
          </table:table-cell>
          <table:table-cell table:style-name="ce137" table:formula="of:=COUNTIF([.C22:.L22];&quot;KVIT&quot;)+COUNTIF([.C22:.L22];&quot;KVIT☻&quot;)+COUNTIF([.C22:.L22];&quot;kvit$&quot;)" office:value-type="float" office:value="0" calcext:value-type="float">
            <text:p>0</text:p>
          </table:table-cell>
          <table:table-cell table:style-name="ce138" table:formula="of:=COUNTBLANK([.C22:.L22])" office:value-type="float" office:value="8" calcext:value-type="float">
            <text:p>8</text:p>
          </table:table-cell>
          <table:table-cell table:style-name="ce139" table:formula="of:=COUNTIF([.C22:.L22];&quot;x&quot;)" office:value-type="float" office:value="0" calcext:value-type="float">
            <text:p>0</text:p>
          </table:table-cell>
          <table:table-cell table:style-name="ce140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0" calcext:value-type="float">
            <text:p>0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10-22" calcext:value-type="date">
            <text:p>22. X. 12</text:p>
          </table:table-cell>
          <table:table-cell table:style-name="ce132" table:formula="of:=TEXT([.A23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78" office:value-type="string" calcext:value-type="string">
            <text:p>RAV</text:p>
          </table:table-cell>
          <table:table-cell table:style-name="ce29" office:value-type="string" calcext:value-type="string">
            <text:p>DAN</text:p>
          </table:table-cell>
          <table:table-cell table:style-name="ce137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137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 calcext:value-type="float">
            <text:p>0</text:p>
          </table:table-cell>
          <table:table-cell table:style-name="ce137" table:formula="of:=COUNTIF([.C23:.L23];&quot;51&quot;)+COUNTIF([.C23:.L23];&quot;51$&quot;)+COUNTIF([.C23:.L23];&quot;51☻&quot;)" office:value-type="float" office:value="1" calcext:value-type="float">
            <text:p>1</text:p>
          </table:table-cell>
          <table:table-cell table:style-name="ce137" table:formula="of:=COUNTIF([.C23:.L23];&quot;52&quot;)+COUNTIF([.C23:.L23];&quot;52$&quot;)+COUNTIF([.C23:.L23];&quot;52☻&quot;)" office:value-type="float" office:value="2" calcext:value-type="float">
            <text:p>2</text:p>
          </table:table-cell>
          <table:table-cell table:style-name="ce137" table:formula="of:=COUNTIF([.C23:.L23];&quot;51¶&quot;)" office:value-type="float" office:value="1" calcext:value-type="float">
            <text:p>1</text:p>
          </table:table-cell>
          <table:table-cell table:style-name="ce137" table:formula="of:=COUNTIF([.C23:.L23];&quot;52¶&quot;)" office:value-type="float" office:value="0" calcext:value-type="float">
            <text:p>0</text:p>
          </table:table-cell>
          <table:table-cell table:style-name="ce137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137" table:formula="of:=COUNTIF([.C23:.L23];&quot;KVIT&quot;)+COUNTIF([.C23:.L23];&quot;KVIT☻&quot;)+COUNTIF([.C23:.L23];&quot;kvit$&quot;)" office:value-type="float" office:value="2" calcext:value-type="float">
            <text:p>2</text:p>
          </table:table-cell>
          <table:table-cell table:style-name="ce138" table:formula="of:=COUNTBLANK([.C23:.L23])" office:value-type="float" office:value="0" calcext:value-type="float">
            <text:p>0</text:p>
          </table:table-cell>
          <table:table-cell table:style-name="ce139" table:formula="of:=COUNTIF([.C23:.L23];&quot;x&quot;)" office:value-type="float" office:value="3" calcext:value-type="float">
            <text:p>3</text:p>
          </table:table-cell>
          <table:table-cell table:style-name="ce140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3" calcext:value-type="float">
            <text:p>3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10-23" calcext:value-type="date">
            <text:p>23. X. 12</text:p>
          </table:table-cell>
          <table:table-cell table:style-name="ce132" table:formula="of:=TEXT([.A24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PIN</text:p>
          </table:table-cell>
          <table:table-cell table:style-name="ce137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137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 calcext:value-type="float">
            <text:p>0</text:p>
          </table:table-cell>
          <table:table-cell table:style-name="ce137" table:formula="of:=COUNTIF([.C24:.L24];&quot;51&quot;)+COUNTIF([.C24:.L24];&quot;51$&quot;)+COUNTIF([.C24:.L24];&quot;51☻&quot;)" office:value-type="float" office:value="2" calcext:value-type="float">
            <text:p>2</text:p>
          </table:table-cell>
          <table:table-cell table:style-name="ce137" table:formula="of:=COUNTIF([.C24:.L24];&quot;52&quot;)+COUNTIF([.C24:.L24];&quot;52$&quot;)+COUNTIF([.C24:.L24];&quot;52☻&quot;)" office:value-type="float" office:value="1" calcext:value-type="float">
            <text:p>1</text:p>
          </table:table-cell>
          <table:table-cell table:style-name="ce137" table:formula="of:=COUNTIF([.C24:.L24];&quot;51¶&quot;)" office:value-type="float" office:value="0" calcext:value-type="float">
            <text:p>0</text:p>
          </table:table-cell>
          <table:table-cell table:style-name="ce137" table:formula="of:=COUNTIF([.C24:.L24];&quot;52¶&quot;)" office:value-type="float" office:value="1" calcext:value-type="float">
            <text:p>1</text:p>
          </table:table-cell>
          <table:table-cell table:style-name="ce137" table:formula="of:=COUNTIF([.C24:.L24];&quot;U&quot;)+COUNTIF([.C24:.L24];&quot;U☻&quot;)+COUNTIF([.C24:.L24];&quot;U☺&quot;)" office:value-type="float" office:value="1" calcext:value-type="float">
            <text:p>1</text:p>
          </table:table-cell>
          <table:table-cell table:style-name="ce137" table:formula="of:=COUNTIF([.C24:.L24];&quot;KVIT&quot;)+COUNTIF([.C24:.L24];&quot;KVIT☻&quot;)+COUNTIF([.C24:.L24];&quot;kvit$&quot;)" office:value-type="float" office:value="2" calcext:value-type="float">
            <text:p>2</text:p>
          </table:table-cell>
          <table:table-cell table:style-name="ce138" table:formula="of:=COUNTBLANK([.C24:.L24])" office:value-type="float" office:value="0" calcext:value-type="float">
            <text:p>0</text:p>
          </table:table-cell>
          <table:table-cell table:style-name="ce139" table:formula="of:=COUNTIF([.C24:.L24];&quot;x&quot;)" office:value-type="float" office:value="1" calcext:value-type="float">
            <text:p>1</text:p>
          </table:table-cell>
          <table:table-cell table:style-name="ce140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3" calcext:value-type="float">
            <text:p>3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10-24" calcext:value-type="date">
            <text:p>24. X. 12</text:p>
          </table:table-cell>
          <table:table-cell table:style-name="ce132" table:formula="of:=TEXT([.A25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5" office:value-type="string" calcext:value-type="string">
            <text:p>MF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3" office:value-type="string" calcext:value-type="string">
            <text:p>GRY</text:p>
          </table:table-cell>
          <table:table-cell table:style-name="ce29" office:value-type="string" calcext:value-type="string">
            <text:p>KOS</text:p>
          </table:table-cell>
          <table:table-cell table:style-name="ce137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137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 calcext:value-type="float">
            <text:p>0</text:p>
          </table:table-cell>
          <table:table-cell table:style-name="ce137" table:formula="of:=COUNTIF([.C25:.L25];&quot;51&quot;)+COUNTIF([.C25:.L25];&quot;51$&quot;)+COUNTIF([.C25:.L25];&quot;51☻&quot;)" office:value-type="float" office:value="1" calcext:value-type="float">
            <text:p>1</text:p>
          </table:table-cell>
          <table:table-cell table:style-name="ce137" table:formula="of:=COUNTIF([.C25:.L25];&quot;52&quot;)+COUNTIF([.C25:.L25];&quot;52$&quot;)+COUNTIF([.C25:.L25];&quot;52☻&quot;)" office:value-type="float" office:value="1" calcext:value-type="float">
            <text:p>1</text:p>
          </table:table-cell>
          <table:table-cell table:style-name="ce137" table:formula="of:=COUNTIF([.C25:.L25];&quot;51¶&quot;)" office:value-type="float" office:value="1" calcext:value-type="float">
            <text:p>1</text:p>
          </table:table-cell>
          <table:table-cell table:style-name="ce137" table:formula="of:=COUNTIF([.C25:.L25];&quot;52¶&quot;)" office:value-type="float" office:value="1" calcext:value-type="float">
            <text:p>1</text:p>
          </table:table-cell>
          <table:table-cell table:style-name="ce137" table:formula="of:=COUNTIF([.C25:.L25];&quot;U&quot;)+COUNTIF([.C25:.L25];&quot;U☻&quot;)+COUNTIF([.C25:.L25];&quot;U☺&quot;)" office:value-type="float" office:value="1" calcext:value-type="float">
            <text:p>1</text:p>
          </table:table-cell>
          <table:table-cell table:style-name="ce137" table:formula="of:=COUNTIF([.C25:.L25];&quot;KVIT&quot;)+COUNTIF([.C25:.L25];&quot;KVIT☻&quot;)+COUNTIF([.C25:.L25];&quot;kvit$&quot;)" office:value-type="float" office:value="2" calcext:value-type="float">
            <text:p>2</text:p>
          </table:table-cell>
          <table:table-cell table:style-name="ce138" table:formula="of:=COUNTBLANK([.C25:.L25])" office:value-type="float" office:value="0" calcext:value-type="float">
            <text:p>0</text:p>
          </table:table-cell>
          <table:table-cell table:style-name="ce139" table:formula="of:=COUNTIF([.C25:.L25];&quot;x&quot;)" office:value-type="float" office:value="0" calcext:value-type="float">
            <text:p>0</text:p>
          </table:table-cell>
          <table:table-cell table:style-name="ce140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 calcext:value-type="float">
            <text:p>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"/>
          <table:table-cell table:style-name="ce36"/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2-10-25" calcext:value-type="date">
            <text:p>25. X. 12</text:p>
          </table:table-cell>
          <table:table-cell table:style-name="ce132" table:formula="of:=TEXT([.A26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DAN</text:p>
          </table:table-cell>
          <table:table-cell table:style-name="ce137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137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 calcext:value-type="float">
            <text:p>0</text:p>
          </table:table-cell>
          <table:table-cell table:style-name="ce137" table:formula="of:=COUNTIF([.C26:.L26];&quot;51&quot;)+COUNTIF([.C26:.L26];&quot;51$&quot;)+COUNTIF([.C26:.L26];&quot;51☻&quot;)" office:value-type="float" office:value="1" calcext:value-type="float">
            <text:p>1</text:p>
          </table:table-cell>
          <table:table-cell table:style-name="ce137" table:formula="of:=COUNTIF([.C26:.L26];&quot;52&quot;)+COUNTIF([.C26:.L26];&quot;52$&quot;)+COUNTIF([.C26:.L26];&quot;52☻&quot;)" office:value-type="float" office:value="1" calcext:value-type="float">
            <text:p>1</text:p>
          </table:table-cell>
          <table:table-cell table:style-name="ce137" table:formula="of:=COUNTIF([.C26:.L26];&quot;51¶&quot;)" office:value-type="float" office:value="1" calcext:value-type="float">
            <text:p>1</text:p>
          </table:table-cell>
          <table:table-cell table:style-name="ce137" table:formula="of:=COUNTIF([.C26:.L26];&quot;52¶&quot;)" office:value-type="float" office:value="1" calcext:value-type="float">
            <text:p>1</text:p>
          </table:table-cell>
          <table:table-cell table:style-name="ce137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137" table:formula="of:=COUNTIF([.C26:.L26];&quot;KVIT&quot;)+COUNTIF([.C26:.L26];&quot;KVIT☻&quot;)+COUNTIF([.C26:.L26];&quot;kvit$&quot;)" office:value-type="float" office:value="2" calcext:value-type="float">
            <text:p>2</text:p>
          </table:table-cell>
          <table:table-cell table:style-name="ce138" table:formula="of:=COUNTBLANK([.C26:.L26])" office:value-type="float" office:value="0" calcext:value-type="float">
            <text:p>0</text:p>
          </table:table-cell>
          <table:table-cell table:style-name="ce139" table:formula="of:=COUNTIF([.C26:.L26];&quot;x&quot;)" office:value-type="float" office:value="1" calcext:value-type="float">
            <text:p>1</text:p>
          </table:table-cell>
          <table:table-cell table:style-name="ce140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 calcext:value-type="float">
            <text:p>2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2-10-26" calcext:value-type="date">
            <text:p>26. X. 12</text:p>
          </table:table-cell>
          <table:table-cell table:style-name="ce132" table:formula="of:=TEXT([.A27];&quot;Ddd&quot;)" office:value-type="string" office:string-value="pet" calcext:value-type="string">
            <text:p>pe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3" office:value-type="string" calcext:value-type="string">
            <text:p>GRY</text:p>
          </table:table-cell>
          <table:table-cell table:style-name="ce29" office:value-type="string" calcext:value-type="string">
            <text:p>DAN</text:p>
          </table:table-cell>
          <table:table-cell table:style-name="ce137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137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 calcext:value-type="float">
            <text:p>0</text:p>
          </table:table-cell>
          <table:table-cell table:style-name="ce137" table:formula="of:=COUNTIF([.C27:.L27];&quot;51&quot;)+COUNTIF([.C27:.L27];&quot;51$&quot;)+COUNTIF([.C27:.L27];&quot;51☻&quot;)" office:value-type="float" office:value="2" calcext:value-type="float">
            <text:p>2</text:p>
          </table:table-cell>
          <table:table-cell table:style-name="ce137" table:formula="of:=COUNTIF([.C27:.L27];&quot;52&quot;)+COUNTIF([.C27:.L27];&quot;52$&quot;)+COUNTIF([.C27:.L27];&quot;52☻&quot;)" office:value-type="float" office:value="1" calcext:value-type="float">
            <text:p>1</text:p>
          </table:table-cell>
          <table:table-cell table:style-name="ce137" table:formula="of:=COUNTIF([.C27:.L27];&quot;51¶&quot;)" office:value-type="float" office:value="0" calcext:value-type="float">
            <text:p>0</text:p>
          </table:table-cell>
          <table:table-cell table:style-name="ce137" table:formula="of:=COUNTIF([.C27:.L27];&quot;52¶&quot;)" office:value-type="float" office:value="1" calcext:value-type="float">
            <text:p>1</text:p>
          </table:table-cell>
          <table:table-cell table:style-name="ce137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137" table:formula="of:=COUNTIF([.C27:.L27];&quot;KVIT&quot;)+COUNTIF([.C27:.L27];&quot;KVIT☻&quot;)+COUNTIF([.C27:.L27];&quot;kvit$&quot;)" office:value-type="float" office:value="2" calcext:value-type="float">
            <text:p>2</text:p>
          </table:table-cell>
          <table:table-cell table:style-name="ce138" table:formula="of:=COUNTBLANK([.C27:.L27])" office:value-type="float" office:value="0" calcext:value-type="float">
            <text:p>0</text:p>
          </table:table-cell>
          <table:table-cell table:style-name="ce139" table:formula="of:=COUNTIF([.C27:.L27];&quot;x&quot;)" office:value-type="float" office:value="1" calcext:value-type="float">
            <text:p>1</text:p>
          </table:table-cell>
          <table:table-cell table:style-name="ce140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3" calcext:value-type="float">
            <text:p>3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10-27" calcext:value-type="date">
            <text:p>27. X. 12</text:p>
          </table:table-cell>
          <table:table-cell table:style-name="ce133" table:formula="of:=TEXT([.A28];&quot;Ddd&quot;)" office:value-type="string" office:string-value="sob" calcext:value-type="string">
            <text:p>sob</text:p>
          </table:table-cell>
          <table:table-cell table:style-name="ce42">
            <office:annotation draw:style-name="gr25" draw:text-style-name="P2" svg:width="2.957cm" svg:height="3.354cm" svg:x="3.965cm" svg:y="17.09cm" draw:caption-point-x="-0.243cm" draw:caption-point-y="1.922cm">
              <dc:date>2022-03-21T00:00:00</dc:date>
              <text:p text:style-name="P1">5., 6.,7.,8. dobim obisk ali grem na pot.</text:p>
              <text:p text:style-name="P1">Artros: 10., 13.(sobota), 17. in 27.(sobota) </text:p>
            </office:annotation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2"/>
          <table:table-cell table:style-name="ce41"/>
          <table:table-cell table:style-name="ce44"/>
          <table:table-cell table:style-name="ce42"/>
          <table:table-cell table:style-name="ce31"/>
          <table:table-cell table:style-name="ce41"/>
          <table:table-cell table:style-name="ce88"/>
          <table:table-cell table:style-name="ce31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DAN</text:p>
          </table:table-cell>
          <table:table-cell table:style-name="ce137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137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 calcext:value-type="float">
            <text:p>0</text:p>
          </table:table-cell>
          <table:table-cell table:style-name="ce137" table:formula="of:=COUNTIF([.C28:.L28];&quot;51&quot;)+COUNTIF([.C28:.L28];&quot;51$&quot;)+COUNTIF([.C28:.L28];&quot;51☻&quot;)" office:value-type="float" office:value="0" calcext:value-type="float">
            <text:p>0</text:p>
          </table:table-cell>
          <table:table-cell table:style-name="ce137" table:formula="of:=COUNTIF([.C28:.L28];&quot;52&quot;)+COUNTIF([.C28:.L28];&quot;52$&quot;)+COUNTIF([.C28:.L28];&quot;52☻&quot;)" office:value-type="float" office:value="0" calcext:value-type="float">
            <text:p>0</text:p>
          </table:table-cell>
          <table:table-cell table:style-name="ce137" table:formula="of:=COUNTIF([.C28:.L28];&quot;51¶&quot;)" office:value-type="float" office:value="0" calcext:value-type="float">
            <text:p>0</text:p>
          </table:table-cell>
          <table:table-cell table:style-name="ce137" table:formula="of:=COUNTIF([.C28:.L28];&quot;52¶&quot;)" office:value-type="float" office:value="0" calcext:value-type="float">
            <text:p>0</text:p>
          </table:table-cell>
          <table:table-cell table:style-name="ce137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137" table:formula="of:=COUNTIF([.C28:.L28];&quot;KVIT&quot;)+COUNTIF([.C28:.L28];&quot;KVIT☻&quot;)+COUNTIF([.C28:.L28];&quot;kvit$&quot;)" office:value-type="float" office:value="0" calcext:value-type="float">
            <text:p>0</text:p>
          </table:table-cell>
          <table:table-cell table:style-name="ce138" table:formula="of:=COUNTBLANK([.C28:.L28])" office:value-type="float" office:value="9" calcext:value-type="float">
            <text:p>9</text:p>
          </table:table-cell>
          <table:table-cell table:style-name="ce139" table:formula="of:=COUNTIF([.C28:.L28];&quot;x&quot;)" office:value-type="float" office:value="0" calcext:value-type="float">
            <text:p>0</text:p>
          </table:table-cell>
          <table:table-cell table:style-name="ce140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0" calcext:value-type="float">
            <text:p>0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2-10-28" calcext:value-type="date">
            <text:p>28. X. 12</text:p>
          </table:table-cell>
          <table:table-cell table:style-name="ce133" table:formula="of:=TEXT([.A29];&quot;Ddd&quot;)" office:value-type="string" office:string-value="ned" calcext:value-type="string">
            <text:p>ned</text:p>
          </table:table-cell>
          <table:table-cell table:style-name="ce4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41"/>
          <table:table-cell table:style-name="ce11"/>
          <table:table-cell table:style-name="ce31" table:number-columns-repeated="3"/>
          <table:table-cell table:style-name="ce88"/>
          <table:table-cell table:style-name="ce41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KOS</text:p>
          </table:table-cell>
          <table:table-cell table:style-name="ce137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137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 calcext:value-type="float">
            <text:p>0</text:p>
          </table:table-cell>
          <table:table-cell table:style-name="ce137" table:formula="of:=COUNTIF([.C29:.L29];&quot;51&quot;)+COUNTIF([.C29:.L29];&quot;51$&quot;)+COUNTIF([.C29:.L29];&quot;51☻&quot;)" office:value-type="float" office:value="0" calcext:value-type="float">
            <text:p>0</text:p>
          </table:table-cell>
          <table:table-cell table:style-name="ce137" table:formula="of:=COUNTIF([.C29:.L29];&quot;52&quot;)+COUNTIF([.C29:.L29];&quot;52$&quot;)+COUNTIF([.C29:.L29];&quot;52☻&quot;)" office:value-type="float" office:value="0" calcext:value-type="float">
            <text:p>0</text:p>
          </table:table-cell>
          <table:table-cell table:style-name="ce137" table:formula="of:=COUNTIF([.C29:.L29];&quot;51¶&quot;)" office:value-type="float" office:value="0" calcext:value-type="float">
            <text:p>0</text:p>
          </table:table-cell>
          <table:table-cell table:style-name="ce137" table:formula="of:=COUNTIF([.C29:.L29];&quot;52¶&quot;)" office:value-type="float" office:value="0" calcext:value-type="float">
            <text:p>0</text:p>
          </table:table-cell>
          <table:table-cell table:style-name="ce137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137" table:formula="of:=COUNTIF([.C29:.L29];&quot;KVIT&quot;)+COUNTIF([.C29:.L29];&quot;KVIT☻&quot;)+COUNTIF([.C29:.L29];&quot;kvit$&quot;)" office:value-type="float" office:value="0" calcext:value-type="float">
            <text:p>0</text:p>
          </table:table-cell>
          <table:table-cell table:style-name="ce138" table:formula="of:=COUNTBLANK([.C29:.L29])" office:value-type="float" office:value="9" calcext:value-type="float">
            <text:p>9</text:p>
          </table:table-cell>
          <table:table-cell table:style-name="ce139" table:formula="of:=COUNTIF([.C29:.L29];&quot;x&quot;)" office:value-type="float" office:value="0" calcext:value-type="float">
            <text:p>0</text:p>
          </table:table-cell>
          <table:table-cell table:style-name="ce140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0" calcext:value-type="float">
            <text:p>0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29" office:value-type="string" calcext:value-type="string">
            <office:annotation draw:style-name="gr9" draw:text-style-name="P2" svg:width="2.462cm" svg:height="1.434cm" svg:x="25.26cm" svg:y="17.793cm" draw:caption-point-x="-0.211cm" draw:caption-point-y="1.923cm">
              <dc:date>2022-03-21T00:00:00</dc:date>
              <text:p text:style-name="P1">Dopusr 27-31,12-14. 5. dopoldan</text:p>
            </office:annotation>
            <text:p>ROD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20" office:value-type="date" office:date-value="2012-10-29" calcext:value-type="date">
            <text:p>29. X. 12</text:p>
          </table:table-cell>
          <table:table-cell table:style-name="ce132" table:formula="of:=TEXT([.A30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78" office:value-type="string" calcext:value-type="string">
            <text:p>RAV</text:p>
          </table:table-cell>
          <table:table-cell table:style-name="ce29" office:value-type="string" calcext:value-type="string">
            <text:p>KOS</text:p>
          </table:table-cell>
          <table:table-cell table:style-name="ce137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137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 calcext:value-type="float">
            <text:p>0</text:p>
          </table:table-cell>
          <table:table-cell table:style-name="ce137" table:formula="of:=COUNTIF([.C30:.L30];&quot;51&quot;)+COUNTIF([.C30:.L30];&quot;51$&quot;)+COUNTIF([.C30:.L30];&quot;51☻&quot;)" office:value-type="float" office:value="2" calcext:value-type="float">
            <text:p>2</text:p>
          </table:table-cell>
          <table:table-cell table:style-name="ce137" table:formula="of:=COUNTIF([.C30:.L30];&quot;52&quot;)+COUNTIF([.C30:.L30];&quot;52$&quot;)+COUNTIF([.C30:.L30];&quot;52☻&quot;)" office:value-type="float" office:value="1" calcext:value-type="float">
            <text:p>1</text:p>
          </table:table-cell>
          <table:table-cell table:style-name="ce137" table:formula="of:=COUNTIF([.C30:.L30];&quot;51¶&quot;)" office:value-type="float" office:value="1" calcext:value-type="float">
            <text:p>1</text:p>
          </table:table-cell>
          <table:table-cell table:style-name="ce137" table:formula="of:=COUNTIF([.C30:.L30];&quot;52¶&quot;)" office:value-type="float" office:value="1" calcext:value-type="float">
            <text:p>1</text:p>
          </table:table-cell>
          <table:table-cell table:style-name="ce137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137" table:formula="of:=COUNTIF([.C30:.L30];&quot;KVIT&quot;)+COUNTIF([.C30:.L30];&quot;KVIT☻&quot;)+COUNTIF([.C30:.L30];&quot;kvit$&quot;)" office:value-type="float" office:value="3" calcext:value-type="float">
            <text:p>3</text:p>
          </table:table-cell>
          <table:table-cell table:style-name="ce138" table:formula="of:=COUNTBLANK([.C30:.L30])" office:value-type="float" office:value="0" calcext:value-type="float">
            <text:p>0</text:p>
          </table:table-cell>
          <table:table-cell table:style-name="ce139" table:formula="of:=COUNTIF([.C30:.L30];&quot;x&quot;)" office:value-type="float" office:value="1" calcext:value-type="float">
            <text:p>1</text:p>
          </table:table-cell>
          <table:table-cell table:style-name="ce140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3" calcext:value-type="float">
            <text:p>3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2-10-30" calcext:value-type="date">
            <text:p>30. X. 12</text:p>
          </table:table-cell>
          <table:table-cell table:style-name="ce132" table:formula="of:=TEXT([.A31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5" office:value-type="string" calcext:value-type="string"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3" office:value-type="string" calcext:value-type="string">
            <text:p>PIR</text:p>
          </table:table-cell>
          <table:table-cell table:style-name="ce29" office:value-type="string" calcext:value-type="string">
            <text:p>KOS</text:p>
          </table:table-cell>
          <table:table-cell table:style-name="ce137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137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0" calcext:value-type="float">
            <text:p>0</text:p>
          </table:table-cell>
          <table:table-cell table:style-name="ce137" table:formula="of:=COUNTIF([.C31:.L31];&quot;51&quot;)+COUNTIF([.C31:.L31];&quot;51$&quot;)+COUNTIF([.C31:.L31];&quot;51☻&quot;)" office:value-type="float" office:value="2" calcext:value-type="float">
            <text:p>2</text:p>
          </table:table-cell>
          <table:table-cell table:style-name="ce137" table:formula="of:=COUNTIF([.C31:.L31];&quot;52&quot;)+COUNTIF([.C31:.L31];&quot;52$&quot;)+COUNTIF([.C31:.L31];&quot;52☻&quot;)" office:value-type="float" office:value="1" calcext:value-type="float">
            <text:p>1</text:p>
          </table:table-cell>
          <table:table-cell table:style-name="ce137" table:formula="of:=COUNTIF([.C31:.L31];&quot;51¶&quot;)" office:value-type="float" office:value="0" calcext:value-type="float">
            <text:p>0</text:p>
          </table:table-cell>
          <table:table-cell table:style-name="ce137" table:formula="of:=COUNTIF([.C31:.L31];&quot;52¶&quot;)" office:value-type="float" office:value="1" calcext:value-type="float">
            <text:p>1</text:p>
          </table:table-cell>
          <table:table-cell table:style-name="ce137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137" table:formula="of:=COUNTIF([.C31:.L31];&quot;KVIT&quot;)+COUNTIF([.C31:.L31];&quot;KVIT☻&quot;)+COUNTIF([.C31:.L31];&quot;kvit$&quot;)" office:value-type="float" office:value="2" calcext:value-type="float">
            <text:p>2</text:p>
          </table:table-cell>
          <table:table-cell table:style-name="ce138" table:formula="of:=COUNTBLANK([.C31:.L31])" office:value-type="float" office:value="0" calcext:value-type="float">
            <text:p>0</text:p>
          </table:table-cell>
          <table:table-cell table:style-name="ce139" table:formula="of:=COUNTIF([.C31:.L31];&quot;x&quot;)" office:value-type="float" office:value="1" calcext:value-type="float">
            <text:p>1</text:p>
          </table:table-cell>
          <table:table-cell table:style-name="ce140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3" calcext:value-type="float">
            <text:p>3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2-10-31" calcext:value-type="date">
            <text:p>31. X. 12</text:p>
          </table:table-cell>
          <table:table-cell table:style-name="ce133" table:formula="of:=TEXT([.A32];&quot;Ddd&quot;)" office:value-type="string" office:string-value="sre" calcext:value-type="string">
            <text:p>sre</text:p>
          </table:table-cell>
          <table:table-cell table:style-name="ce6"/>
          <table:table-cell table:style-name="ce31"/>
          <table:table-cell table:style-name="ce31" table:formula="of:=[$'Vzorci vnosov'.$A$15]" office:value-type="string" office:string-value="SO" calcext:value-type="string">
            <text:p>SO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" table:formula="of:=[$'Vzorci vnosov'.$A$20]" office:value-type="string" office:string-value="☺" calcext:value-type="string">
            <text:p>☺</text:p>
          </table:table-cell>
          <table:table-cell table:style-name="ce31" table:number-columns-repeated="2"/>
          <table:table-cell table:style-name="ce38"/>
          <table:table-cell table:style-name="ce31"/>
          <table:table-cell table:style-name="ce41"/>
          <table:table-cell table:style-name="ce46" office:value-type="string" calcext:value-type="string">
            <text:p>ORO</text:p>
          </table:table-cell>
          <table:table-cell table:style-name="ce29" office:value-type="string" calcext:value-type="string">
            <text:p>KOS</text:p>
          </table:table-cell>
          <table:table-cell table:style-name="ce137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 calcext:value-type="float">
            <text:p>1</text:p>
          </table:table-cell>
          <table:table-cell table:style-name="ce137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1" calcext:value-type="float">
            <text:p>1</text:p>
          </table:table-cell>
          <table:table-cell table:style-name="ce137" table:formula="of:=COUNTIF([.C32:.L32];&quot;51&quot;)+COUNTIF([.C32:.L32];&quot;51$&quot;)+COUNTIF([.C32:.L32];&quot;51☻&quot;)" office:value-type="float" office:value="0" calcext:value-type="float">
            <text:p>0</text:p>
          </table:table-cell>
          <table:table-cell table:style-name="ce137" table:formula="of:=COUNTIF([.C32:.L32];&quot;52&quot;)+COUNTIF([.C32:.L32];&quot;52$&quot;)+COUNTIF([.C32:.L32];&quot;52☻&quot;)" office:value-type="float" office:value="0" calcext:value-type="float">
            <text:p>0</text:p>
          </table:table-cell>
          <table:table-cell table:style-name="ce137" table:formula="of:=COUNTIF([.C32:.L32];&quot;51¶&quot;)" office:value-type="float" office:value="0" calcext:value-type="float">
            <text:p>0</text:p>
          </table:table-cell>
          <table:table-cell table:style-name="ce137" table:formula="of:=COUNTIF([.C32:.L32];&quot;52¶&quot;)" office:value-type="float" office:value="0" calcext:value-type="float">
            <text:p>0</text:p>
          </table:table-cell>
          <table:table-cell table:style-name="ce137" table:formula="of:=COUNTIF([.C32:.L32];&quot;U&quot;)+COUNTIF([.C32:.L32];&quot;U☻&quot;)+COUNTIF([.C32:.L32];&quot;U☺&quot;)" office:value-type="float" office:value="0" calcext:value-type="float">
            <text:p>0</text:p>
          </table:table-cell>
          <table:table-cell table:style-name="ce137" table:formula="of:=COUNTIF([.C32:.L32];&quot;KVIT&quot;)+COUNTIF([.C32:.L32];&quot;KVIT☻&quot;)+COUNTIF([.C32:.L32];&quot;kvit$&quot;)" office:value-type="float" office:value="0" calcext:value-type="float">
            <text:p>0</text:p>
          </table:table-cell>
          <table:table-cell table:style-name="ce138" table:formula="of:=COUNTBLANK([.C32:.L32])" office:value-type="float" office:value="7" calcext:value-type="float">
            <text:p>7</text:p>
          </table:table-cell>
          <table:table-cell table:style-name="ce139" table:formula="of:=COUNTIF([.C32:.L32];&quot;x&quot;)" office:value-type="float" office:value="0" calcext:value-type="float">
            <text:p>0</text:p>
          </table:table-cell>
          <table:table-cell table:style-name="ce140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7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MIO</text:p>
          </table:table-cell>
          <table:table-cell table:style-name="ce134" office:value-type="string" calcext:value-type="string">
            <text:p>BOŽ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134" office:value-type="string" calcext:value-type="string">
            <text:p>TAL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8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 calcext:value-type="float">
            <text:p>0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 calcext:value-type="float">
            <text:p>1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 calcext:value-type="float">
            <text:p>5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 calcext:value-type="float">
            <text:p>2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3" calcext:value-type="float">
            <text:p>3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 calcext:value-type="float">
            <text:p>2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 calcext:value-type="float">
            <text:p>0</text:p>
          </table:table-cell>
          <table:table-cell table:style-name="ce32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 calcext:value-type="float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 calcext:value-type="float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 calcext:value-type="float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6" calcext:value-type="float">
            <text:p>6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0" calcext:value-type="float">
            <text:p>0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3" table:formula="of:=SUM([.C35:.C36])" office:value-type="float" office:value="4" calcext:value-type="float">
            <text:p>4</text:p>
          </table:table-cell>
          <table:table-cell table:style-name="ce33" table:formula="of:=SUM([.D35:.D36])" office:value-type="float" office:value="4" calcext:value-type="float">
            <text:p>4</text:p>
          </table:table-cell>
          <table:table-cell table:style-name="ce33" table:formula="of:=SUM([.E35:.E36])" office:value-type="float" office:value="5" calcext:value-type="float">
            <text:p>5</text:p>
          </table:table-cell>
          <table:table-cell table:style-name="ce33" table:formula="of:=SUM([.F35:.F36])" office:value-type="float" office:value="5" calcext:value-type="float">
            <text:p>5</text:p>
          </table:table-cell>
          <table:table-cell table:style-name="ce33" table:formula="of:=SUM([.G35:.G36])" office:value-type="float" office:value="5" calcext:value-type="float">
            <text:p>5</text:p>
          </table:table-cell>
          <table:table-cell table:style-name="ce33" table:formula="of:=SUM([.H35:.H36])" office:value-type="float" office:value="2" calcext:value-type="float">
            <text:p>2</text:p>
          </table:table-cell>
          <table:table-cell table:style-name="ce33" table:formula="of:=SUM([.I35:.I36])" office:value-type="float" office:value="3" calcext:value-type="float">
            <text:p>3</text:p>
          </table:table-cell>
          <table:table-cell table:style-name="ce33" table:formula="of:=SUM([.J35:.J36])" office:value-type="float" office:value="7" calcext:value-type="float">
            <text:p>7</text:p>
          </table:table-cell>
          <table:table-cell table:style-name="ce33" table:formula="of:=SUM([.K35:.K36])" office:value-type="float" office:value="6" calcext:value-type="float">
            <text:p>6</text:p>
          </table:table-cell>
          <table:table-cell table:style-name="ce33" table:formula="of:=SUM([.L35:.L36])" office:value-type="float" office:value="4" calcext:value-type="float">
            <text:p>4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5" calcext:value-type="float">
            <text:p>5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 calcext:value-type="float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10" calcext:value-type="float">
            <text:p>10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8" calcext:value-type="float">
            <text:p>8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5" calcext:value-type="float">
            <text:p>5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 calcext:value-type="float">
            <text:p>0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9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64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6" calcext:value-type="float">
            <text:p>6</text:p>
          </table:table-cell>
          <table:table-cell table:style-name="ce34" table:formula="of:=COUNTIF([.D2:.D32];&quot;D&quot;)" office:value-type="float" office:value="2" calcext:value-type="float">
            <text:p>2</text:p>
          </table:table-cell>
          <table:table-cell table:style-name="ce34" table:formula="of:=COUNTIF([.E2:.E32];&quot;D&quot;)" office:value-type="float" office:value="1" calcext:value-type="float">
            <text:p>1</text:p>
          </table:table-cell>
          <table:table-cell table:style-name="ce34" table:formula="of:=COUNTIF([.F2:.F32];&quot;D&quot;)" office:value-type="float" office:value="3" calcext:value-type="float">
            <text:p>3</text:p>
          </table:table-cell>
          <table:table-cell table:style-name="ce34" table:formula="of:=COUNTIF([.G2:.G32];&quot;D&quot;)" office:value-type="float" office:value="5" calcext:value-type="float">
            <text:p>5</text:p>
          </table:table-cell>
          <table:table-cell table:style-name="ce34" table:formula="of:=COUNTIF([.H2:.H32];&quot;D&quot;)" office:value-type="float" office:value="6" calcext:value-type="float">
            <text:p>6</text:p>
          </table:table-cell>
          <table:table-cell table:style-name="ce34" table:formula="of:=COUNTIF([.I2:.I32];&quot;D&quot;)" office:value-type="float" office:value="0" calcext:value-type="float">
            <text:p>0</text:p>
          </table:table-cell>
          <table:table-cell table:style-name="ce34" table:formula="of:=COUNTIF([.J2:.J32];&quot;D&quot;)" office:value-type="float" office:value="2" calcext:value-type="float">
            <text:p>2</text:p>
          </table:table-cell>
          <table:table-cell table:style-name="ce34" table:formula="of:=COUNTIF([.K2:.K32];&quot;D&quot;)" office:value-type="float" office:value="5" calcext:value-type="float">
            <text:p>5</text:p>
          </table:table-cell>
          <table:table-cell table:style-name="ce34" table:formula="of:=COUNTIF([.L2:.L32];&quot;D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1" calcext:value-type="float">
            <text:p>1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1" calcext:value-type="float">
            <text:p>1</text:p>
          </table:table-cell>
          <table:table-cell table:style-name="ce34" table:formula="of:=COUNTIF([.I2:.I32];&quot;SO&quot;)" office:value-type="float" office:value="1" calcext:value-type="float">
            <text:p>1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34" table:formula="of:=COUNTIF([.L2:.L32];&quot;SO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2" calcext:value-type="float">
            <text:p>2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3" calcext:value-type="float">
            <text:p>3</text:p>
          </table:table-cell>
          <table:table-cell table:style-name="ce34" table:formula="of:=COUNTIF([.D2:.D32];&quot;X&quot;)" office:value-type="float" office:value="3" calcext:value-type="float">
            <text:p>3</text:p>
          </table:table-cell>
          <table:table-cell table:style-name="ce34" table:formula="of:=COUNTIF([.E2:.E32];&quot;X&quot;)" office:value-type="float" office:value="3" calcext:value-type="float">
            <text:p>3</text:p>
          </table:table-cell>
          <table:table-cell table:style-name="ce34" table:formula="of:=COUNTIF([.F2:.F32];&quot;X&quot;)" office:value-type="float" office:value="1" calcext:value-type="float">
            <text:p>1</text:p>
          </table:table-cell>
          <table:table-cell table:style-name="ce34" table:formula="of:=COUNTIF([.G2:.G32];&quot;X&quot;)" office:value-type="float" office:value="1" calcext:value-type="float">
            <text:p>1</text:p>
          </table:table-cell>
          <table:table-cell table:style-name="ce34" table:formula="of:=COUNTIF([.H2:.H32];&quot;X&quot;)" office:value-type="float" office:value="2" calcext:value-type="float">
            <text:p>2</text:p>
          </table:table-cell>
          <table:table-cell table:style-name="ce34" table:formula="of:=COUNTIF([.I2:.I32];&quot;X&quot;)" office:value-type="float" office:value="3" calcext:value-type="float">
            <text:p>3</text:p>
          </table:table-cell>
          <table:table-cell table:style-name="ce34" table:formula="of:=COUNTIF([.J2:.J32];&quot;X&quot;)" office:value-type="float" office:value="5" calcext:value-type="float">
            <text:p>5</text:p>
          </table:table-cell>
          <table:table-cell table:style-name="ce34" table:formula="of:=COUNTIF([.K2:.K32];&quot;X&quot;)" office:value-type="float" office:value="4" calcext:value-type="float">
            <text:p>4</text:p>
          </table:table-cell>
          <table:table-cell table:style-name="ce34" table:formula="of:=COUNTIF([.L2:.L32];&quot;X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4" table:formula="of:=COUNTIF([.N2:.N32];&quot;KOS&quot;)" office:value-type="float" office:value="5" calcext:value-type="float">
            <text:p>5</text:p>
          </table:table-cell>
          <table:table-cell table:style-name="ce34" table:formula="of:=COUNTIF([.N2:.N32];&quot;ŠOŠ&quot;)" office:value-type="float" office:value="8" calcext:value-type="float">
            <text:p>8</text:p>
          </table:table-cell>
          <table:table-cell table:style-name="ce34" table:formula="of:=COUNTIF([.N2:.N32];&quot;PIN&quot;)" office:value-type="float" office:value="3" calcext:value-type="float">
            <text:p>3</text:p>
          </table:table-cell>
          <table:table-cell table:style-name="ce34" table:formula="of:=COUNTIF([.N2:.N32];&quot;KON&quot;)" office:value-type="float" office:value="5" calcext:value-type="float">
            <text:p>5</text:p>
          </table:table-cell>
          <table:table-cell table:style-name="ce34" table:formula="of:=COUNTIF([.N2:.N32];&quot;oro&quot;)" office:value-type="float" office:value="2" calcext:value-type="float">
            <text:p>2</text:p>
          </table:table-cell>
          <table:table-cell table:style-name="ce34" table:formula="of:=COUNTIF([.N2:.N32];&quot;AND&quot;)" office:value-type="float" office:value="0" calcext:value-type="float">
            <text:p>0</text:p>
          </table:table-cell>
          <table:table-cell table:style-name="ce34" table:formula="of:=COUNTIF([.N2:.N32];&quot;ROD&quot;)" office:value-type="float" office:value="0" calcext:value-type="float">
            <text:p>0</text:p>
          </table:table-cell>
          <table:table-cell table:style-name="ce34" table:formula="of:=COUNTIF([.N2:.N32];&quot;DAN&quot;)" office:value-type="float" office:value="4" calcext:value-type="float">
            <text:p>4</text:p>
          </table:table-cell>
          <table:table-cell table:style-name="ce34" table:formula="of:=COUNTIF([.N2:.N32];&quot;MŠŠ&quot;)" office:value-type="float" office:value="4" calcext:value-type="float">
            <text:p>4</text:p>
          </table:table-cell>
          <table:table-cell table:style-name="ce34" table:formula="of:=COUNTIF([.N2:.N32];&quot;ŠT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 calcext:value-type="float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2" calcext:value-type="float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2" calcext:value-type="float">
            <text:p>2</text:p>
          </table:table-cell>
          <table:table-cell table:style-name="ce1" table:formula="of:=COUNTIF([.F2:.F32];&quot;51¶&quot;)+COUNTIF([.F2:.F32];&quot;52¶&quot;)+COUNTIF([.F2:.F32];&quot;kvit¶&quot;)" office:value-type="float" office:value="4" calcext:value-type="float">
            <text:p>4</text:p>
          </table:table-cell>
          <table:table-cell table:style-name="ce1" table:formula="of:=COUNTIF([.G2:.G32];&quot;51¶&quot;)+COUNTIF([.G2:.G32];&quot;52¶&quot;)+COUNTIF([.G2:.G32];&quot;kvit¶&quot;)" office:value-type="float" office:value="4" calcext:value-type="float">
            <text:p>4</text:p>
          </table:table-cell>
          <table:table-cell table:style-name="ce1" table:formula="of:=COUNTIF([.H2:.H32];&quot;51¶&quot;)+COUNTIF([.H2:.H32];&quot;52¶&quot;)+COUNTIF([.H2:.H32];&quot;kvit¶&quot;)" office:value-type="float" office:value="2" calcext:value-type="float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5" calcext:value-type="float">
            <text:p>5</text:p>
          </table:table-cell>
          <table:table-cell table:style-name="ce1" table:formula="of:=COUNTIF([.J2:.J32];&quot;51¶&quot;)+COUNTIF([.J2:.J32];&quot;52¶&quot;)+COUNTIF([.J2:.J32];&quot;kvit¶&quot;)" office:value-type="float" office:value="4" calcext:value-type="float">
            <text:p>4</text:p>
          </table:table-cell>
          <table:table-cell table:style-name="ce1" table:formula="of:=COUNTIF([.K2:.K32];&quot;51¶&quot;)+COUNTIF([.K2:.K32];&quot;52¶&quot;)+COUNTIF([.K2:.K32];&quot;kvit¶&quot;)" office:value-type="float" office:value="2" calcext:value-type="float">
            <text:p>2</text:p>
          </table:table-cell>
          <table:table-cell table:style-name="ce1" table:formula="of:=COUNTIF([.L2:.L32];&quot;51¶&quot;)+COUNTIF([.L2:.L32];&quot;52¶&quot;)+COUNTIF([.L2:.L32];&quot;kvit¶&quot;)" office:value-type="float" office:value="5" calcext:value-type="float">
            <text:p>5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 calcext:value-type="float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2" calcext:value-type="float">
            <text:p>2</text:p>
          </table:table-cell>
          <table:table-cell table:style-name="ce1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2" calcext:value-type="float">
            <text:p>2</text:p>
          </table:table-cell>
          <table:table-cell table:style-name="ce1" table:formula="of:=COUNTIF([.J2:.J32];&quot;U☺&quot;)+COUNTIF([.J2:.J32];&quot;U☻&quot;)+COUNTIF([.J2:.J32];&quot;U&quot;)" office:value-type="float" office:value="1" calcext:value-type="float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oktober.B2:oktober.B32">
            <calcext:condition calcext:apply-style-name="ConditionalStyle_88" calcext:value="=&quot;sob&quot;" calcext:base-cell-address="oktober.B2"/>
            <calcext:condition calcext:apply-style-name="ConditionalStyle_89" calcext:value="=&quot;ned&quot;" calcext:base-cell-address="oktober.B2"/>
          </calcext:conditional-format>
          <calcext:conditional-format calcext:target-range-address="oktober.O2:oktober.V32">
            <calcext:condition calcext:apply-style-name="ConditionalStyle_90" calcext:value="&lt;1" calcext:base-cell-address="oktober.O2"/>
            <calcext:condition calcext:apply-style-name="ConditionalStyle_91" calcext:value="&gt;1" calcext:base-cell-address="oktober.O2"/>
          </calcext:conditional-format>
          <calcext:conditional-format calcext:target-range-address="oktober.W2:oktober.W32">
            <calcext:condition calcext:apply-style-name="ConditionalStyle_92" calcext:value="!=0" calcext:base-cell-address="oktober.W2"/>
          </calcext:conditional-format>
          <calcext:conditional-format calcext:target-range-address="oktober.X2:oktober.X32">
            <calcext:condition calcext:apply-style-name="ConditionalStyle_93" calcext:value="=1" calcext:base-cell-address="oktober.X2"/>
            <calcext:condition calcext:apply-style-name="ConditionalStyle_94" calcext:value="&gt;1" calcext:base-cell-address="oktober.X2"/>
          </calcext:conditional-format>
          <calcext:conditional-format calcext:target-range-address="oktober.Y2:oktober.Y32">
            <calcext:condition calcext:apply-style-name="ConditionalStyle_95" calcext:value="&lt;2" calcext:base-cell-address="oktober.Y2"/>
            <calcext:condition calcext:apply-style-name="ConditionalStyle_96" calcext:value="&gt;2" calcext:base-cell-address="oktober.Y2"/>
          </calcext:conditional-format>
        </calcext:conditional-formats>
      </table:table>
      <table:table table:name="november" table:style-name="ta12">
        <table:table-column table:style-name="co48" table:default-cell-style-name="ce17"/>
        <table:table-column table:style-name="co49" table:default-cell-style-name="ce17"/>
        <table:table-column table:style-name="co50" table:number-columns-repeated="13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51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7" table:default-cell-style-name="Default"/>
        <table:table-row table:style-name="ro6">
          <table:table-cell table:style-name="ce142" office:value-type="string" calcext:value-type="string">
            <text:p>Datum</text:p>
          </table:table-cell>
          <table:table-cell table:style-name="ce146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MIO</text:p>
          </table:table-cell>
          <table:table-cell table:style-name="ce29" office:value-type="string" calcext:value-type="string">
            <text:p>BOŽ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DRN</text:p>
          </table:table-cell>
          <table:table-cell table:style-name="ce29" office:value-type="string" calcext:value-type="string">
            <text:p>TAL</text:p>
          </table:table-cell>
          <table:table-cell table:style-name="ce45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54" office:value-type="string" calcext:value-type="string">
            <text:p>☺</text:p>
          </table:table-cell>
          <table:table-cell table:style-name="ce55" table:formula="of:=[$'Vzorci vnosov'.$A$4]" office:value-type="string" office:string-value="51" calcext:value-type="string">
            <text:p>51</text:p>
          </table:table-cell>
          <table:table-cell table:style-name="ce55" table:formula="of:=[$'Vzorci vnosov'.$A$5]" office:value-type="string" office:string-value="52" calcext:value-type="string">
            <text:p>52</text:p>
          </table:table-cell>
          <table:table-cell table:style-name="ce56" table:formula="of:=[$'Vzorci vnosov'.$A$25]" office:value-type="string" office:string-value="51¶" calcext:value-type="string">
            <text:p>51¶</text:p>
          </table:table-cell>
          <table:table-cell table:style-name="ce57" table:formula="of:=[$'Vzorci vnosov'.$A$26]" office:value-type="string" office:string-value="52¶" calcext:value-type="string">
            <text:p>52¶</text:p>
          </table:table-cell>
          <table:table-cell table:style-name="ce58" table:formula="of:=[$'Vzorci vnosov'.$A$8]" office:value-type="string" office:string-value="U" calcext:value-type="string">
            <text:p>U</text:p>
          </table:table-cell>
          <table:table-cell table:style-name="ce55" table:formula="of:=[$'Vzorci vnosov'.$A$6]" office:value-type="string" office:string-value="KVIT" calcext:value-type="string">
            <text:p>KVIT</text:p>
          </table:table-cell>
          <table:table-cell table:style-name="ce59" office:value-type="string" calcext:value-type="string">
            <text:p>Brez</text:p>
          </table:table-cell>
          <table:table-cell table:style-name="ce53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8"/>
        </table:table-row>
        <table:table-row table:style-name="ro6">
          <table:table-cell table:style-name="ce143" office:value-type="date" office:date-value="2012-11-01" calcext:value-type="date">
            <text:p>1. XI. 12</text:p>
          </table:table-cell>
          <table:table-cell table:style-name="ce147" table:formula="of:=TEXT([.A2];&quot;Ddd&quot;)" office:value-type="string" office:string-value="čet" calcext:value-type="string">
            <text:p>čet</text:p>
          </table:table-cell>
          <table:table-cell table:style-name="ce41"/>
          <table:table-cell table:style-name="ce44"/>
          <table:table-cell table:style-name="ce6"/>
          <table:table-cell table:style-name="ce31" table:number-columns-repeated="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77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36" office:value-type="string" calcext:value-type="string">
            <text:p>TAL</text:p>
          </table:table-cell>
          <table:table-cell table:style-name="ce46" office:value-type="string" calcext:value-type="string">
            <text:p>ŠOŠ</text:p>
          </table:table-cell>
          <table:table-cell table:style-name="ce153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 calcext:value-type="float">
            <text:p>1</text:p>
          </table:table-cell>
          <table:table-cell table:style-name="ce153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1" calcext:value-type="float">
            <text:p>1</text:p>
          </table:table-cell>
          <table:table-cell table:style-name="ce153" table:formula="of:=COUNTIF([.C2:.M2];&quot;51&quot;)+COUNTIF([.C2:.M2];&quot;51$&quot;)+COUNTIF([.C2:.M2];&quot;51☻&quot;)" office:value-type="float" office:value="0" calcext:value-type="float">
            <text:p>0</text:p>
          </table:table-cell>
          <table:table-cell table:style-name="ce153" table:formula="of:=COUNTIF([.C2:.M2];&quot;52&quot;)+COUNTIF([.C2:.M2];&quot;52$&quot;)+COUNTIF([.C2:.M2];&quot;52☻&quot;)" office:value-type="float" office:value="0" calcext:value-type="float">
            <text:p>0</text:p>
          </table:table-cell>
          <table:table-cell table:style-name="ce153" table:formula="of:=COUNTIF([.C2:.M2];&quot;51¶&quot;)" office:value-type="float" office:value="0" calcext:value-type="float">
            <text:p>0</text:p>
          </table:table-cell>
          <table:table-cell table:style-name="ce153" table:formula="of:=COUNTIF([.C2:.M2];&quot;52¶&quot;)" office:value-type="float" office:value="0" calcext:value-type="float">
            <text:p>0</text:p>
          </table:table-cell>
          <table:table-cell table:style-name="ce153" table:formula="of:=COUNTIF([.C2:.M2];&quot;U&quot;)+COUNTIF([.C2:.M2];&quot;U☻&quot;)+COUNTIF([.C2:.M2];&quot;U☺&quot;)" office:value-type="float" office:value="0" calcext:value-type="float">
            <text:p>0</text:p>
          </table:table-cell>
          <table:table-cell table:style-name="ce153" table:formula="of:=COUNTIF([.C2:.M2];&quot;KVIT&quot;)+COUNTIF([.C2:.M2];&quot;KVIT☻&quot;)+COUNTIF([.C2:.M2];&quot;kvit$&quot;)" office:value-type="float" office:value="0" calcext:value-type="float">
            <text:p>0</text:p>
          </table:table-cell>
          <table:table-cell table:style-name="ce154" table:formula="of:=COUNTBLANK([.C2:.M2])" office:value-type="float" office:value="9" calcext:value-type="float">
            <text:p>9</text:p>
          </table:table-cell>
          <table:table-cell table:style-name="ce155" table:formula="of:=COUNTIF([.C2:.M2];&quot;x&quot;)" office:value-type="float" office:value="0" calcext:value-type="float">
            <text:p>0</text:p>
          </table:table-cell>
          <table:table-cell table:style-name="ce156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7"/>
        </table:table-row>
        <table:table-row table:style-name="ro6">
          <table:table-cell table:style-name="ce144" office:value-type="date" office:date-value="2012-11-02" calcext:value-type="date">
            <text:p>2. XI. 12</text:p>
          </table:table-cell>
          <table:table-cell table:style-name="ce148" table:formula="of:=TEXT([.A3];&quot;Ddd&quot;)" office:value-type="string" office:string-value="pet" calcext:value-type="string">
            <text:p>p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 office:value-type="string" calcext:value-type="string">
            <office:annotation draw:style-name="gr1" draw:text-style-name="P2" svg:width="3.145cm" svg:height="0.933cm" svg:x="12.929cm" svg:y="-0.013cm" draw:caption-point-x="-0.232cm" draw:caption-point-y="1.43cm">
              <dc:date>2022-03-21T00:00:00</dc:date>
              <text:p text:style-name="P1">4., 5. in pa ne 22., 23., 24. </text:p>
            </office:annotation>
            <text:p>PIR</text:p>
          </table:table-cell>
          <table:table-cell table:style-name="ce48" office:value-type="string" calcext:value-type="string">
            <text:p>KOS</text:p>
          </table:table-cell>
          <table:table-cell table:style-name="ce153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 calcext:value-type="float">
            <text:p>1</text:p>
          </table:table-cell>
          <table:table-cell table:style-name="ce153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0" calcext:value-type="float">
            <text:p>0</text:p>
          </table:table-cell>
          <table:table-cell table:style-name="ce153" table:formula="of:=COUNTIF([.C3:.M3];&quot;51&quot;)+COUNTIF([.C3:.M3];&quot;51$&quot;)+COUNTIF([.C3:.M3];&quot;51☻&quot;)" office:value-type="float" office:value="2" calcext:value-type="float">
            <text:p>2</text:p>
          </table:table-cell>
          <table:table-cell table:style-name="ce153" table:formula="of:=COUNTIF([.C3:.M3];&quot;52&quot;)+COUNTIF([.C3:.M3];&quot;52$&quot;)+COUNTIF([.C3:.M3];&quot;52☻&quot;)" office:value-type="float" office:value="1" calcext:value-type="float">
            <text:p>1</text:p>
          </table:table-cell>
          <table:table-cell table:style-name="ce153" table:formula="of:=COUNTIF([.C3:.M3];&quot;51¶&quot;)" office:value-type="float" office:value="0" calcext:value-type="float">
            <text:p>0</text:p>
          </table:table-cell>
          <table:table-cell table:style-name="ce153" table:formula="of:=COUNTIF([.C3:.M3];&quot;52¶&quot;)" office:value-type="float" office:value="0" calcext:value-type="float">
            <text:p>0</text:p>
          </table:table-cell>
          <table:table-cell table:style-name="ce153" table:formula="of:=COUNTIF([.C3:.M3];&quot;U&quot;)+COUNTIF([.C3:.M3];&quot;U☻&quot;)+COUNTIF([.C3:.M3];&quot;U☺&quot;)" office:value-type="float" office:value="0" calcext:value-type="float">
            <text:p>0</text:p>
          </table:table-cell>
          <table:table-cell table:style-name="ce153" table:formula="of:=COUNTIF([.C3:.M3];&quot;KVIT&quot;)+COUNTIF([.C3:.M3];&quot;KVIT☻&quot;)+COUNTIF([.C3:.M3];&quot;kvit$&quot;)" office:value-type="float" office:value="2" calcext:value-type="float">
            <text:p>2</text:p>
          </table:table-cell>
          <table:table-cell table:style-name="ce154" table:formula="of:=COUNTBLANK([.C3:.M3])" office:value-type="float" office:value="1" calcext:value-type="float">
            <text:p>1</text:p>
          </table:table-cell>
          <table:table-cell table:style-name="ce155" table:formula="of:=COUNTIF([.C3:.M3];&quot;x&quot;)" office:value-type="float" office:value="2" calcext:value-type="float">
            <text:p>2</text:p>
          </table:table-cell>
          <table:table-cell table:style-name="ce156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3" calcext:value-type="float">
            <text:p>3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3" office:value-type="date" office:date-value="2012-11-03" calcext:value-type="date">
            <text:p>3. XI. 12</text:p>
          </table:table-cell>
          <table:table-cell table:style-name="ce147" table:formula="of:=TEXT([.A4];&quot;Ddd&quot;)" office:value-type="string" office:string-value="sob" calcext:value-type="string">
            <text:p>sob</text:p>
          </table:table-cell>
          <table:table-cell table:style-name="ce31" table:number-columns-repeated="4"/>
          <table:table-cell table:style-name="ce44"/>
          <table:table-cell table:style-name="ce31" table:number-columns-repeated="2"/>
          <table:table-cell table:style-name="ce38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/>
          <table:table-cell table:style-name="ce31"/>
          <table:table-cell table:style-name="ce79" office:value-type="string" calcext:value-type="string">
            <text:p>RAV</text:p>
          </table:table-cell>
          <table:table-cell table:style-name="ce46" office:value-type="string" calcext:value-type="string">
            <text:p>ŠOŠ</text:p>
          </table:table-cell>
          <table:table-cell table:style-name="ce153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 calcext:value-type="float">
            <text:p>1</text:p>
          </table:table-cell>
          <table:table-cell table:style-name="ce153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0" calcext:value-type="float">
            <text:p>0</text:p>
          </table:table-cell>
          <table:table-cell table:style-name="ce153" table:formula="of:=COUNTIF([.C4:.M4];&quot;51&quot;)+COUNTIF([.C4:.M4];&quot;51$&quot;)+COUNTIF([.C4:.M4];&quot;51☻&quot;)" office:value-type="float" office:value="0" calcext:value-type="float">
            <text:p>0</text:p>
          </table:table-cell>
          <table:table-cell table:style-name="ce153" table:formula="of:=COUNTIF([.C4:.M4];&quot;52&quot;)+COUNTIF([.C4:.M4];&quot;52$&quot;)+COUNTIF([.C4:.M4];&quot;52☻&quot;)" office:value-type="float" office:value="0" calcext:value-type="float">
            <text:p>0</text:p>
          </table:table-cell>
          <table:table-cell table:style-name="ce153" table:formula="of:=COUNTIF([.C4:.M4];&quot;51¶&quot;)" office:value-type="float" office:value="0" calcext:value-type="float">
            <text:p>0</text:p>
          </table:table-cell>
          <table:table-cell table:style-name="ce153" table:formula="of:=COUNTIF([.C4:.M4];&quot;52¶&quot;)" office:value-type="float" office:value="0" calcext:value-type="float">
            <text:p>0</text:p>
          </table:table-cell>
          <table:table-cell table:style-name="ce153" table:formula="of:=COUNTIF([.C4:.M4];&quot;U&quot;)+COUNTIF([.C4:.M4];&quot;U☻&quot;)+COUNTIF([.C4:.M4];&quot;U☺&quot;)" office:value-type="float" office:value="0" calcext:value-type="float">
            <text:p>0</text:p>
          </table:table-cell>
          <table:table-cell table:style-name="ce153" table:formula="of:=COUNTIF([.C4:.M4];&quot;KVIT&quot;)+COUNTIF([.C4:.M4];&quot;KVIT☻&quot;)+COUNTIF([.C4:.M4];&quot;kvit$&quot;)" office:value-type="float" office:value="0" calcext:value-type="float">
            <text:p>0</text:p>
          </table:table-cell>
          <table:table-cell table:style-name="ce154" table:formula="of:=COUNTBLANK([.C4:.M4])" office:value-type="float" office:value="10" calcext:value-type="float">
            <text:p>10</text:p>
          </table:table-cell>
          <table:table-cell table:style-name="ce155" table:formula="of:=COUNTIF([.C4:.M4];&quot;x&quot;)" office:value-type="float" office:value="0" calcext:value-type="float">
            <text:p>0</text:p>
          </table:table-cell>
          <table:table-cell table:style-name="ce156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0" calcext:value-type="float">
            <text:p>0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3" office:value-type="date" office:date-value="2012-11-04" calcext:value-type="date">
            <text:p>4. XI. 12</text:p>
          </table:table-cell>
          <table:table-cell table:style-name="ce147" table:formula="of:=TEXT([.A5];&quot;Ddd&quot;)" office:value-type="string" office:string-value="ned" calcext:value-type="string">
            <text:p>ned</text:p>
          </table:table-cell>
          <table:table-cell table:style-name="ce41"/>
          <table:table-cell table:style-name="ce31" table:number-columns-repeated="3"/>
          <table:table-cell table:style-name="ce31" table:formula="of:=[$'Vzorci vnosov'.$A$15]" office:value-type="string" office:string-value="SO" calcext:value-type="string">
            <text:p>SO</text:p>
          </table:table-cell>
          <table:table-cell table:style-name="ce31" table:number-columns-repeated="2"/>
          <table:table-cell table:style-name="ce4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36" office:value-type="string" calcext:value-type="string">
            <text:p>TAL</text:p>
          </table:table-cell>
          <table:table-cell table:style-name="ce46" office:value-type="string" calcext:value-type="string">
            <text:p>ŠOŠ</text:p>
          </table:table-cell>
          <table:table-cell table:style-name="ce153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1" calcext:value-type="float">
            <text:p>1</text:p>
          </table:table-cell>
          <table:table-cell table:style-name="ce153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1" calcext:value-type="float">
            <text:p>1</text:p>
          </table:table-cell>
          <table:table-cell table:style-name="ce153" table:formula="of:=COUNTIF([.C5:.M5];&quot;51&quot;)+COUNTIF([.C5:.M5];&quot;51$&quot;)+COUNTIF([.C5:.M5];&quot;51☻&quot;)" office:value-type="float" office:value="0" calcext:value-type="float">
            <text:p>0</text:p>
          </table:table-cell>
          <table:table-cell table:style-name="ce153" table:formula="of:=COUNTIF([.C5:.M5];&quot;52&quot;)+COUNTIF([.C5:.M5];&quot;52$&quot;)+COUNTIF([.C5:.M5];&quot;52☻&quot;)" office:value-type="float" office:value="0" calcext:value-type="float">
            <text:p>0</text:p>
          </table:table-cell>
          <table:table-cell table:style-name="ce153" table:formula="of:=COUNTIF([.C5:.M5];&quot;51¶&quot;)" office:value-type="float" office:value="0" calcext:value-type="float">
            <text:p>0</text:p>
          </table:table-cell>
          <table:table-cell table:style-name="ce153" table:formula="of:=COUNTIF([.C5:.M5];&quot;52¶&quot;)" office:value-type="float" office:value="0" calcext:value-type="float">
            <text:p>0</text:p>
          </table:table-cell>
          <table:table-cell table:style-name="ce153" table:formula="of:=COUNTIF([.C5:.M5];&quot;U&quot;)+COUNTIF([.C5:.M5];&quot;U☻&quot;)+COUNTIF([.C5:.M5];&quot;U☺&quot;)" office:value-type="float" office:value="0" calcext:value-type="float">
            <text:p>0</text:p>
          </table:table-cell>
          <table:table-cell table:style-name="ce153" table:formula="of:=COUNTIF([.C5:.M5];&quot;KVIT&quot;)+COUNTIF([.C5:.M5];&quot;KVIT☻&quot;)+COUNTIF([.C5:.M5];&quot;kvit$&quot;)" office:value-type="float" office:value="0" calcext:value-type="float">
            <text:p>0</text:p>
          </table:table-cell>
          <table:table-cell table:style-name="ce154" table:formula="of:=COUNTBLANK([.C5:.M5])" office:value-type="float" office:value="8" calcext:value-type="float">
            <text:p>8</text:p>
          </table:table-cell>
          <table:table-cell table:style-name="ce155" table:formula="of:=COUNTIF([.C5:.M5];&quot;x&quot;)" office:value-type="float" office:value="0" calcext:value-type="float">
            <text:p>0</text:p>
          </table:table-cell>
          <table:table-cell table:style-name="ce156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0" calcext:value-type="float">
            <text:p>0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1-05" calcext:value-type="date">
            <text:p>5. XI. 12</text:p>
          </table:table-cell>
          <table:table-cell table:style-name="ce148" table:formula="of:=TEXT([.A6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8" office:value-type="string" calcext:value-type="string">
            <text:p>ŠTU</text:p>
          </table:table-cell>
          <table:table-cell table:style-name="ce29" office:value-type="string" calcext:value-type="string">
            <text:p>DAN</text:p>
          </table:table-cell>
          <table:table-cell table:style-name="ce153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1" calcext:value-type="float">
            <text:p>1</text:p>
          </table:table-cell>
          <table:table-cell table:style-name="ce153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0" calcext:value-type="float">
            <text:p>0</text:p>
          </table:table-cell>
          <table:table-cell table:style-name="ce153" table:formula="of:=COUNTIF([.C6:.M6];&quot;51&quot;)+COUNTIF([.C6:.M6];&quot;51$&quot;)+COUNTIF([.C6:.M6];&quot;51☻&quot;)" office:value-type="float" office:value="1" calcext:value-type="float">
            <text:p>1</text:p>
          </table:table-cell>
          <table:table-cell table:style-name="ce153" table:formula="of:=COUNTIF([.C6:.M6];&quot;52&quot;)+COUNTIF([.C6:.M6];&quot;52$&quot;)+COUNTIF([.C6:.M6];&quot;52☻&quot;)" office:value-type="float" office:value="1" calcext:value-type="float">
            <text:p>1</text:p>
          </table:table-cell>
          <table:table-cell table:style-name="ce153" table:formula="of:=COUNTIF([.C6:.M6];&quot;51¶&quot;)" office:value-type="float" office:value="0" calcext:value-type="float">
            <text:p>0</text:p>
          </table:table-cell>
          <table:table-cell table:style-name="ce153" table:formula="of:=COUNTIF([.C6:.M6];&quot;52¶&quot;)" office:value-type="float" office:value="1" calcext:value-type="float">
            <text:p>1</text:p>
          </table:table-cell>
          <table:table-cell table:style-name="ce153" table:formula="of:=COUNTIF([.C6:.M6];&quot;U&quot;)+COUNTIF([.C6:.M6];&quot;U☻&quot;)+COUNTIF([.C6:.M6];&quot;U☺&quot;)" office:value-type="float" office:value="1" calcext:value-type="float">
            <text:p>1</text:p>
          </table:table-cell>
          <table:table-cell table:style-name="ce153" table:formula="of:=COUNTIF([.C6:.M6];&quot;KVIT&quot;)+COUNTIF([.C6:.M6];&quot;KVIT☻&quot;)+COUNTIF([.C6:.M6];&quot;kvit$&quot;)" office:value-type="float" office:value="2" calcext:value-type="float">
            <text:p>2</text:p>
          </table:table-cell>
          <table:table-cell table:style-name="ce154" table:formula="of:=COUNTBLANK([.C6:.M6])" office:value-type="float" office:value="1" calcext:value-type="float">
            <text:p>1</text:p>
          </table:table-cell>
          <table:table-cell table:style-name="ce155" table:formula="of:=COUNTIF([.C6:.M6];&quot;x&quot;)" office:value-type="float" office:value="1" calcext:value-type="float">
            <text:p>1</text:p>
          </table:table-cell>
          <table:table-cell table:style-name="ce156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1-06" calcext:value-type="date">
            <text:p>6. XI. 12</text:p>
          </table:table-cell>
          <table:table-cell table:style-name="ce148" table:formula="of:=TEXT([.A7];&quot;Ddd&quot;)" office:value-type="string" office:string-value="tor" calcext:value-type="string">
            <text:p>tor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5" office:value-type="string" calcext:value-type="string">
            <text:p>MF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/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DAN</text:p>
          </table:table-cell>
          <table:table-cell table:style-name="ce153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 calcext:value-type="float">
            <text:p>1</text:p>
          </table:table-cell>
          <table:table-cell table:style-name="ce153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0" calcext:value-type="float">
            <text:p>0</text:p>
          </table:table-cell>
          <table:table-cell table:style-name="ce153" table:formula="of:=COUNTIF([.C7:.M7];&quot;51&quot;)+COUNTIF([.C7:.M7];&quot;51$&quot;)+COUNTIF([.C7:.M7];&quot;51☻&quot;)" office:value-type="float" office:value="1" calcext:value-type="float">
            <text:p>1</text:p>
          </table:table-cell>
          <table:table-cell table:style-name="ce153" table:formula="of:=COUNTIF([.C7:.M7];&quot;52&quot;)+COUNTIF([.C7:.M7];&quot;52$&quot;)+COUNTIF([.C7:.M7];&quot;52☻&quot;)" office:value-type="float" office:value="0" calcext:value-type="float">
            <text:p>0</text:p>
          </table:table-cell>
          <table:table-cell table:style-name="ce153" table:formula="of:=COUNTIF([.C7:.M7];&quot;51¶&quot;)" office:value-type="float" office:value="1" calcext:value-type="float">
            <text:p>1</text:p>
          </table:table-cell>
          <table:table-cell table:style-name="ce153" table:formula="of:=COUNTIF([.C7:.M7];&quot;52¶&quot;)" office:value-type="float" office:value="0" calcext:value-type="float">
            <text:p>0</text:p>
          </table:table-cell>
          <table:table-cell table:style-name="ce153" table:formula="of:=COUNTIF([.C7:.M7];&quot;U&quot;)+COUNTIF([.C7:.M7];&quot;U☻&quot;)+COUNTIF([.C7:.M7];&quot;U☺&quot;)" office:value-type="float" office:value="0" calcext:value-type="float">
            <text:p>0</text:p>
          </table:table-cell>
          <table:table-cell table:style-name="ce153" table:formula="of:=COUNTIF([.C7:.M7];&quot;KVIT&quot;)+COUNTIF([.C7:.M7];&quot;KVIT☻&quot;)+COUNTIF([.C7:.M7];&quot;kvit$&quot;)" office:value-type="float" office:value="3" calcext:value-type="float">
            <text:p>3</text:p>
          </table:table-cell>
          <table:table-cell table:style-name="ce154" table:formula="of:=COUNTBLANK([.C7:.M7])" office:value-type="float" office:value="1" calcext:value-type="float">
            <text:p>1</text:p>
          </table:table-cell>
          <table:table-cell table:style-name="ce155" table:formula="of:=COUNTIF([.C7:.M7];&quot;x&quot;)" office:value-type="float" office:value="1" calcext:value-type="float">
            <text:p>1</text:p>
          </table:table-cell>
          <table:table-cell table:style-name="ce156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1" calcext:value-type="float">
            <text:p>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/>
          <table:table-cell table:style-name="ce157" office:value-type="string" calcext:value-type="string">
            <text:p>08.11.Mir KVIT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44" office:value-type="date" office:date-value="2012-11-07" calcext:value-type="date">
            <text:p>7. XI. 12</text:p>
          </table:table-cell>
          <table:table-cell table:style-name="ce148" table:formula="of:=TEXT([.A8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/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78" office:value-type="string" calcext:value-type="string">
            <text:p>RAV</text:p>
          </table:table-cell>
          <table:table-cell table:style-name="ce29" office:value-type="string" calcext:value-type="string">
            <text:p>MIO</text:p>
          </table:table-cell>
          <table:table-cell table:style-name="ce153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 calcext:value-type="float">
            <text:p>1</text:p>
          </table:table-cell>
          <table:table-cell table:style-name="ce153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0" calcext:value-type="float">
            <text:p>0</text:p>
          </table:table-cell>
          <table:table-cell table:style-name="ce153" table:formula="of:=COUNTIF([.C8:.M8];&quot;51&quot;)+COUNTIF([.C8:.M8];&quot;51$&quot;)+COUNTIF([.C8:.M8];&quot;51☻&quot;)" office:value-type="float" office:value="2" calcext:value-type="float">
            <text:p>2</text:p>
          </table:table-cell>
          <table:table-cell table:style-name="ce153" table:formula="of:=COUNTIF([.C8:.M8];&quot;52&quot;)+COUNTIF([.C8:.M8];&quot;52$&quot;)+COUNTIF([.C8:.M8];&quot;52☻&quot;)" office:value-type="float" office:value="1" calcext:value-type="float">
            <text:p>1</text:p>
          </table:table-cell>
          <table:table-cell table:style-name="ce153" table:formula="of:=COUNTIF([.C8:.M8];&quot;51¶&quot;)" office:value-type="float" office:value="0" calcext:value-type="float">
            <text:p>0</text:p>
          </table:table-cell>
          <table:table-cell table:style-name="ce153" table:formula="of:=COUNTIF([.C8:.M8];&quot;52¶&quot;)" office:value-type="float" office:value="1" calcext:value-type="float">
            <text:p>1</text:p>
          </table:table-cell>
          <table:table-cell table:style-name="ce153" table:formula="of:=COUNTIF([.C8:.M8];&quot;U&quot;)+COUNTIF([.C8:.M8];&quot;U☻&quot;)+COUNTIF([.C8:.M8];&quot;U☺&quot;)" office:value-type="float" office:value="0" calcext:value-type="float">
            <text:p>0</text:p>
          </table:table-cell>
          <table:table-cell table:style-name="ce153" table:formula="of:=COUNTIF([.C8:.M8];&quot;KVIT&quot;)+COUNTIF([.C8:.M8];&quot;KVIT☻&quot;)+COUNTIF([.C8:.M8];&quot;kvit$&quot;)" office:value-type="float" office:value="2" calcext:value-type="float">
            <text:p>2</text:p>
          </table:table-cell>
          <table:table-cell table:style-name="ce154" table:formula="of:=COUNTBLANK([.C8:.M8])" office:value-type="float" office:value="1" calcext:value-type="float">
            <text:p>1</text:p>
          </table:table-cell>
          <table:table-cell table:style-name="ce155" table:formula="of:=COUNTIF([.C8:.M8];&quot;x&quot;)" office:value-type="float" office:value="1" calcext:value-type="float">
            <text:p>1</text:p>
          </table:table-cell>
          <table:table-cell table:style-name="ce156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3" calcext:value-type="float">
            <text:p>3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/>
          <table:table-cell table:style-name="ce16" office:value-type="string" calcext:value-type="string">
            <text:p>8.11. Pir OP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44" office:value-type="date" office:date-value="2012-11-08" calcext:value-type="date">
            <text:p>8. XI. 12</text:p>
          </table:table-cell>
          <table:table-cell table:style-name="ce148" table:formula="of:=TEXT([.A9];&quot;Ddd&quot;)" office:value-type="string" office:string-value="čet" calcext:value-type="string">
            <text:p>če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MIO</text:p>
          </table:table-cell>
          <table:table-cell table:style-name="ce153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0" calcext:value-type="float">
            <text:p>0</text:p>
          </table:table-cell>
          <table:table-cell table:style-name="ce153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 calcext:value-type="float">
            <text:p>0</text:p>
          </table:table-cell>
          <table:table-cell table:style-name="ce153" table:formula="of:=COUNTIF([.C9:.M9];&quot;51&quot;)+COUNTIF([.C9:.M9];&quot;51$&quot;)+COUNTIF([.C9:.M9];&quot;51☻&quot;)" office:value-type="float" office:value="1" calcext:value-type="float">
            <text:p>1</text:p>
          </table:table-cell>
          <table:table-cell table:style-name="ce153" table:formula="of:=COUNTIF([.C9:.M9];&quot;52&quot;)+COUNTIF([.C9:.M9];&quot;52$&quot;)+COUNTIF([.C9:.M9];&quot;52☻&quot;)" office:value-type="float" office:value="1" calcext:value-type="float">
            <text:p>1</text:p>
          </table:table-cell>
          <table:table-cell table:style-name="ce153" table:formula="of:=COUNTIF([.C9:.M9];&quot;51¶&quot;)" office:value-type="float" office:value="1" calcext:value-type="float">
            <text:p>1</text:p>
          </table:table-cell>
          <table:table-cell table:style-name="ce153" table:formula="of:=COUNTIF([.C9:.M9];&quot;52¶&quot;)" office:value-type="float" office:value="1" calcext:value-type="float">
            <text:p>1</text:p>
          </table:table-cell>
          <table:table-cell table:style-name="ce153" table:formula="of:=COUNTIF([.C9:.M9];&quot;U&quot;)+COUNTIF([.C9:.M9];&quot;U☻&quot;)+COUNTIF([.C9:.M9];&quot;U☺&quot;)" office:value-type="float" office:value="0" calcext:value-type="float">
            <text:p>0</text:p>
          </table:table-cell>
          <table:table-cell table:style-name="ce153" table:formula="of:=COUNTIF([.C9:.M9];&quot;KVIT&quot;)+COUNTIF([.C9:.M9];&quot;KVIT☻&quot;)+COUNTIF([.C9:.M9];&quot;kvit$&quot;)" office:value-type="float" office:value="2" calcext:value-type="float">
            <text:p>2</text:p>
          </table:table-cell>
          <table:table-cell table:style-name="ce154" table:formula="of:=COUNTBLANK([.C9:.M9])" office:value-type="float" office:value="1" calcext:value-type="float">
            <text:p>1</text:p>
          </table:table-cell>
          <table:table-cell table:style-name="ce155" table:formula="of:=COUNTIF([.C9:.M9];&quot;x&quot;)" office:value-type="float" office:value="2" calcext:value-type="float">
            <text:p>2</text:p>
          </table:table-cell>
          <table:table-cell table:style-name="ce156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1-09" calcext:value-type="date">
            <text:p>9. XI. 12</text:p>
          </table:table-cell>
          <table:table-cell table:style-name="ce148" table:formula="of:=TEXT([.A10];&quot;Ddd&quot;)" office:value-type="string" office:string-value="pet" calcext:value-type="string">
            <text:p>p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4"/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35" office:value-type="string" calcext:value-type="string">
            <text:p>TAL</text:p>
          </table:table-cell>
          <table:table-cell table:style-name="ce29" office:value-type="string" calcext:value-type="string">
            <text:p>MIO</text:p>
          </table:table-cell>
          <table:table-cell table:style-name="ce153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1" calcext:value-type="float">
            <text:p>1</text:p>
          </table:table-cell>
          <table:table-cell table:style-name="ce153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1" calcext:value-type="float">
            <text:p>1</text:p>
          </table:table-cell>
          <table:table-cell table:style-name="ce153" table:formula="of:=COUNTIF([.C10:.M10];&quot;51&quot;)+COUNTIF([.C10:.M10];&quot;51$&quot;)+COUNTIF([.C10:.M10];&quot;51☻&quot;)" office:value-type="float" office:value="1" calcext:value-type="float">
            <text:p>1</text:p>
          </table:table-cell>
          <table:table-cell table:style-name="ce153" table:formula="of:=COUNTIF([.C10:.M10];&quot;52&quot;)+COUNTIF([.C10:.M10];&quot;52$&quot;)+COUNTIF([.C10:.M10];&quot;52☻&quot;)" office:value-type="float" office:value="1" calcext:value-type="float">
            <text:p>1</text:p>
          </table:table-cell>
          <table:table-cell table:style-name="ce153" table:formula="of:=COUNTIF([.C10:.M10];&quot;51¶&quot;)" office:value-type="float" office:value="1" calcext:value-type="float">
            <text:p>1</text:p>
          </table:table-cell>
          <table:table-cell table:style-name="ce153" table:formula="of:=COUNTIF([.C10:.M10];&quot;52¶&quot;)" office:value-type="float" office:value="1" calcext:value-type="float">
            <text:p>1</text:p>
          </table:table-cell>
          <table:table-cell table:style-name="ce153" table:formula="of:=COUNTIF([.C10:.M10];&quot;U&quot;)+COUNTIF([.C10:.M10];&quot;U☻&quot;)+COUNTIF([.C10:.M10];&quot;U☺&quot;)" office:value-type="float" office:value="0" calcext:value-type="float">
            <text:p>0</text:p>
          </table:table-cell>
          <table:table-cell table:style-name="ce153" table:formula="of:=COUNTIF([.C10:.M10];&quot;KVIT&quot;)+COUNTIF([.C10:.M10];&quot;KVIT☻&quot;)+COUNTIF([.C10:.M10];&quot;kvit$&quot;)" office:value-type="float" office:value="2" calcext:value-type="float">
            <text:p>2</text:p>
          </table:table-cell>
          <table:table-cell table:style-name="ce154" table:formula="of:=COUNTBLANK([.C10:.M10])" office:value-type="float" office:value="1" calcext:value-type="float">
            <text:p>1</text:p>
          </table:table-cell>
          <table:table-cell table:style-name="ce155" table:formula="of:=COUNTIF([.C10:.M10];&quot;x&quot;)" office:value-type="float" office:value="0" calcext:value-type="float">
            <text:p>0</text:p>
          </table:table-cell>
          <table:table-cell table:style-name="ce156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3" office:value-type="date" office:date-value="2012-11-10" calcext:value-type="date">
            <text:p>10. XI. 12</text:p>
          </table:table-cell>
          <table:table-cell table:style-name="ce147" table:formula="of:=TEXT([.A11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8"/>
          <table:table-cell table:style-name="ce4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 table:formula="of:=[$'Vzorci vnosov'.$A$15]" office:value-type="string" office:string-value="SO" calcext:value-type="string">
            <text:p>SO</text:p>
          </table:table-cell>
          <table:table-cell table:style-name="ce42" table:number-columns-repeated="3"/>
          <table:table-cell table:style-name="ce31" table:number-columns-repeated="3"/>
          <table:table-cell table:style-name="ce46" office:value-type="string" calcext:value-type="string">
            <text:p>KON</text:p>
          </table:table-cell>
          <table:table-cell table:style-name="ce46" office:value-type="string" calcext:value-type="string">
            <text:p>MIO</text:p>
          </table:table-cell>
          <table:table-cell table:style-name="ce153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1" calcext:value-type="float">
            <text:p>1</text:p>
          </table:table-cell>
          <table:table-cell table:style-name="ce153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1" calcext:value-type="float">
            <text:p>1</text:p>
          </table:table-cell>
          <table:table-cell table:style-name="ce153" table:formula="of:=COUNTIF([.C11:.M11];&quot;51&quot;)+COUNTIF([.C11:.M11];&quot;51$&quot;)+COUNTIF([.C11:.M11];&quot;51☻&quot;)" office:value-type="float" office:value="0" calcext:value-type="float">
            <text:p>0</text:p>
          </table:table-cell>
          <table:table-cell table:style-name="ce153" table:formula="of:=COUNTIF([.C11:.M11];&quot;52&quot;)+COUNTIF([.C11:.M11];&quot;52$&quot;)+COUNTIF([.C11:.M11];&quot;52☻&quot;)" office:value-type="float" office:value="0" calcext:value-type="float">
            <text:p>0</text:p>
          </table:table-cell>
          <table:table-cell table:style-name="ce153" table:formula="of:=COUNTIF([.C11:.M11];&quot;51¶&quot;)" office:value-type="float" office:value="0" calcext:value-type="float">
            <text:p>0</text:p>
          </table:table-cell>
          <table:table-cell table:style-name="ce153" table:formula="of:=COUNTIF([.C11:.M11];&quot;52¶&quot;)" office:value-type="float" office:value="0" calcext:value-type="float">
            <text:p>0</text:p>
          </table:table-cell>
          <table:table-cell table:style-name="ce153" table:formula="of:=COUNTIF([.C11:.M11];&quot;U&quot;)+COUNTIF([.C11:.M11];&quot;U☻&quot;)+COUNTIF([.C11:.M11];&quot;U☺&quot;)" office:value-type="float" office:value="0" calcext:value-type="float">
            <text:p>0</text:p>
          </table:table-cell>
          <table:table-cell table:style-name="ce153" table:formula="of:=COUNTIF([.C11:.M11];&quot;KVIT&quot;)+COUNTIF([.C11:.M11];&quot;KVIT☻&quot;)+COUNTIF([.C11:.M11];&quot;kvit$&quot;)" office:value-type="float" office:value="0" calcext:value-type="float">
            <text:p>0</text:p>
          </table:table-cell>
          <table:table-cell table:style-name="ce154" table:formula="of:=COUNTBLANK([.C11:.M11])" office:value-type="float" office:value="8" calcext:value-type="float">
            <text:p>8</text:p>
          </table:table-cell>
          <table:table-cell table:style-name="ce155" table:formula="of:=COUNTIF([.C11:.M11];&quot;x&quot;)" office:value-type="float" office:value="0" calcext:value-type="float">
            <text:p>0</text:p>
          </table:table-cell>
          <table:table-cell table:style-name="ce156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0" calcext:value-type="float">
            <text:p>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3" office:value-type="date" office:date-value="2012-11-11" calcext:value-type="date">
            <text:p>11. XI. 12</text:p>
          </table:table-cell>
          <table:table-cell table:style-name="ce147" table:formula="of:=TEXT([.A12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4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0"/>
          <table:table-cell table:style-name="ce31"/>
          <table:table-cell table:style-name="ce42" table:number-columns-repeated="2"/>
          <table:table-cell table:style-name="ce44" table:number-columns-repeated="2"/>
          <table:table-cell table:style-name="ce31"/>
          <table:table-cell table:style-name="ce46" office:value-type="string" calcext:value-type="string">
            <text:p>KON</text:p>
          </table:table-cell>
          <table:table-cell table:style-name="ce46" office:value-type="string" calcext:value-type="string">
            <text:p>DAN</text:p>
          </table:table-cell>
          <table:table-cell table:style-name="ce153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1" calcext:value-type="float">
            <text:p>1</text:p>
          </table:table-cell>
          <table:table-cell table:style-name="ce153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1" calcext:value-type="float">
            <text:p>1</text:p>
          </table:table-cell>
          <table:table-cell table:style-name="ce153" table:formula="of:=COUNTIF([.C12:.M12];&quot;51&quot;)+COUNTIF([.C12:.M12];&quot;51$&quot;)+COUNTIF([.C12:.M12];&quot;51☻&quot;)" office:value-type="float" office:value="0" calcext:value-type="float">
            <text:p>0</text:p>
          </table:table-cell>
          <table:table-cell table:style-name="ce153" table:formula="of:=COUNTIF([.C12:.M12];&quot;52&quot;)+COUNTIF([.C12:.M12];&quot;52$&quot;)+COUNTIF([.C12:.M12];&quot;52☻&quot;)" office:value-type="float" office:value="0" calcext:value-type="float">
            <text:p>0</text:p>
          </table:table-cell>
          <table:table-cell table:style-name="ce153" table:formula="of:=COUNTIF([.C12:.M12];&quot;51¶&quot;)" office:value-type="float" office:value="0" calcext:value-type="float">
            <text:p>0</text:p>
          </table:table-cell>
          <table:table-cell table:style-name="ce153" table:formula="of:=COUNTIF([.C12:.M12];&quot;52¶&quot;)" office:value-type="float" office:value="0" calcext:value-type="float">
            <text:p>0</text:p>
          </table:table-cell>
          <table:table-cell table:style-name="ce153" table:formula="of:=COUNTIF([.C12:.M12];&quot;U&quot;)+COUNTIF([.C12:.M12];&quot;U☻&quot;)+COUNTIF([.C12:.M12];&quot;U☺&quot;)" office:value-type="float" office:value="0" calcext:value-type="float">
            <text:p>0</text:p>
          </table:table-cell>
          <table:table-cell table:style-name="ce153" table:formula="of:=COUNTIF([.C12:.M12];&quot;KVIT&quot;)+COUNTIF([.C12:.M12];&quot;KVIT☻&quot;)+COUNTIF([.C12:.M12];&quot;kvit$&quot;)" office:value-type="float" office:value="0" calcext:value-type="float">
            <text:p>0</text:p>
          </table:table-cell>
          <table:table-cell table:style-name="ce154" table:formula="of:=COUNTBLANK([.C12:.M12])" office:value-type="float" office:value="9" calcext:value-type="float">
            <text:p>9</text:p>
          </table:table-cell>
          <table:table-cell table:style-name="ce155" table:formula="of:=COUNTIF([.C12:.M12];&quot;x&quot;)" office:value-type="float" office:value="0" calcext:value-type="float">
            <text:p>0</text:p>
          </table:table-cell>
          <table:table-cell table:style-name="ce156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0" calcext:value-type="float">
            <text:p>0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1-12" calcext:value-type="date">
            <text:p>12. XI. 12</text:p>
          </table:table-cell>
          <table:table-cell table:style-name="ce148" table:formula="of:=TEXT([.A13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78" office:value-type="string" calcext:value-type="string">
            <office:annotation draw:style-name="gr2" draw:text-style-name="P2" svg:width="2.638cm" svg:height="0.698cm" svg:x="12.908cm" svg:y="7.813cm" draw:caption-point-x="-0.211cm" draw:caption-point-y="0.642cm">
              <dc:date>2022-03-21T00:00:00</dc:date>
              <text:p text:style-name="P1">Ne 6.in 7..</text:p>
            </office:annotation>
            <text:p>HOL</text:p>
          </table:table-cell>
          <table:table-cell table:style-name="ce29" office:value-type="string" calcext:value-type="string">
            <text:p>MŠŠ</text:p>
          </table:table-cell>
          <table:table-cell table:style-name="ce153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1" calcext:value-type="float">
            <text:p>1</text:p>
          </table:table-cell>
          <table:table-cell table:style-name="ce153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0" calcext:value-type="float">
            <text:p>0</text:p>
          </table:table-cell>
          <table:table-cell table:style-name="ce153" table:formula="of:=COUNTIF([.C13:.M13];&quot;51&quot;)+COUNTIF([.C13:.M13];&quot;51$&quot;)+COUNTIF([.C13:.M13];&quot;51☻&quot;)" office:value-type="float" office:value="2" calcext:value-type="float">
            <text:p>2</text:p>
          </table:table-cell>
          <table:table-cell table:style-name="ce153" table:formula="of:=COUNTIF([.C13:.M13];&quot;52&quot;)+COUNTIF([.C13:.M13];&quot;52$&quot;)+COUNTIF([.C13:.M13];&quot;52☻&quot;)" office:value-type="float" office:value="1" calcext:value-type="float">
            <text:p>1</text:p>
          </table:table-cell>
          <table:table-cell table:style-name="ce153" table:formula="of:=COUNTIF([.C13:.M13];&quot;51¶&quot;)" office:value-type="float" office:value="1" calcext:value-type="float">
            <text:p>1</text:p>
          </table:table-cell>
          <table:table-cell table:style-name="ce153" table:formula="of:=COUNTIF([.C13:.M13];&quot;52¶&quot;)" office:value-type="float" office:value="1" calcext:value-type="float">
            <text:p>1</text:p>
          </table:table-cell>
          <table:table-cell table:style-name="ce153" table:formula="of:=COUNTIF([.C13:.M13];&quot;U&quot;)+COUNTIF([.C13:.M13];&quot;U☻&quot;)+COUNTIF([.C13:.M13];&quot;U☺&quot;)" office:value-type="float" office:value="0" calcext:value-type="float">
            <text:p>0</text:p>
          </table:table-cell>
          <table:table-cell table:style-name="ce153" table:formula="of:=COUNTIF([.C13:.M13];&quot;KVIT&quot;)+COUNTIF([.C13:.M13];&quot;KVIT☻&quot;)+COUNTIF([.C13:.M13];&quot;kvit$&quot;)" office:value-type="float" office:value="2" calcext:value-type="float">
            <text:p>2</text:p>
          </table:table-cell>
          <table:table-cell table:style-name="ce154" table:formula="of:=COUNTBLANK([.C13:.M13])" office:value-type="float" office:value="0" calcext:value-type="float">
            <text:p>0</text:p>
          </table:table-cell>
          <table:table-cell table:style-name="ce155" table:formula="of:=COUNTIF([.C13:.M13];&quot;x&quot;)" office:value-type="float" office:value="2" calcext:value-type="float">
            <text:p>2</text:p>
          </table:table-cell>
          <table:table-cell table:style-name="ce156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3" calcext:value-type="float">
            <text:p>3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1-13" calcext:value-type="date">
            <text:p>13. XI. 12</text:p>
          </table:table-cell>
          <table:table-cell table:style-name="ce148" table:formula="of:=TEXT([.A14];&quot;Ddd&quot;)" office:value-type="string" office:string-value="tor" calcext:value-type="string">
            <text:p>tor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5" office:value-type="string" calcext:value-type="string">
            <text:p>MF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MŠŠ</text:p>
          </table:table-cell>
          <table:table-cell table:style-name="ce153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 calcext:value-type="float">
            <text:p>1</text:p>
          </table:table-cell>
          <table:table-cell table:style-name="ce153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1" calcext:value-type="float">
            <text:p>1</text:p>
          </table:table-cell>
          <table:table-cell table:style-name="ce153" table:formula="of:=COUNTIF([.C14:.M14];&quot;51&quot;)+COUNTIF([.C14:.M14];&quot;51$&quot;)+COUNTIF([.C14:.M14];&quot;51☻&quot;)" office:value-type="float" office:value="2" calcext:value-type="float">
            <text:p>2</text:p>
          </table:table-cell>
          <table:table-cell table:style-name="ce153" table:formula="of:=COUNTIF([.C14:.M14];&quot;52&quot;)+COUNTIF([.C14:.M14];&quot;52$&quot;)+COUNTIF([.C14:.M14];&quot;52☻&quot;)" office:value-type="float" office:value="1" calcext:value-type="float">
            <text:p>1</text:p>
          </table:table-cell>
          <table:table-cell table:style-name="ce153" table:formula="of:=COUNTIF([.C14:.M14];&quot;51¶&quot;)" office:value-type="float" office:value="1" calcext:value-type="float">
            <text:p>1</text:p>
          </table:table-cell>
          <table:table-cell table:style-name="ce153" table:formula="of:=COUNTIF([.C14:.M14];&quot;52¶&quot;)" office:value-type="float" office:value="0" calcext:value-type="float">
            <text:p>0</text:p>
          </table:table-cell>
          <table:table-cell table:style-name="ce153" table:formula="of:=COUNTIF([.C14:.M14];&quot;U&quot;)+COUNTIF([.C14:.M14];&quot;U☻&quot;)+COUNTIF([.C14:.M14];&quot;U☺&quot;)" office:value-type="float" office:value="0" calcext:value-type="float">
            <text:p>0</text:p>
          </table:table-cell>
          <table:table-cell table:style-name="ce153" table:formula="of:=COUNTIF([.C14:.M14];&quot;KVIT&quot;)+COUNTIF([.C14:.M14];&quot;KVIT☻&quot;)+COUNTIF([.C14:.M14];&quot;kvit$&quot;)" office:value-type="float" office:value="2" calcext:value-type="float">
            <text:p>2</text:p>
          </table:table-cell>
          <table:table-cell table:style-name="ce154" table:formula="of:=COUNTBLANK([.C14:.M14])" office:value-type="float" office:value="0" calcext:value-type="float">
            <text:p>0</text:p>
          </table:table-cell>
          <table:table-cell table:style-name="ce155" table:formula="of:=COUNTIF([.C14:.M14];&quot;x&quot;)" office:value-type="float" office:value="1" calcext:value-type="float">
            <text:p>1</text:p>
          </table:table-cell>
          <table:table-cell table:style-name="ce156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3" calcext:value-type="float">
            <text:p>3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1-14" calcext:value-type="date">
            <text:p>14. XI. 12</text:p>
          </table:table-cell>
          <table:table-cell table:style-name="ce148" table:formula="of:=TEXT([.A15];&quot;Ddd&quot;)" office:value-type="string" office:string-value="sre" calcext:value-type="string">
            <text:p>sre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96" office:value-type="string" calcext:value-type="string">
            <text:p>RTG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3" office:value-type="string" calcext:value-type="string">
            <office:annotation draw:style-name="gr18" draw:text-style-name="P2" svg:width="3.145cm" svg:height="1.265cm" svg:x="12.929cm" svg:y="8.622cm" draw:caption-point-x="-0.232cm" draw:caption-point-y="1.241cm">
              <dc:date>2022-03-21T00:00:00</dc:date>
              <text:p text:style-name="P1">4., 5. in pa ne 22., 23., 24. </text:p>
            </office:annotation>
            <text:p>PIR</text:p>
          </table:table-cell>
          <table:table-cell table:style-name="ce29" office:value-type="string" calcext:value-type="string">
            <text:p>MŠŠ</text:p>
          </table:table-cell>
          <table:table-cell table:style-name="ce153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 calcext:value-type="float">
            <text:p>1</text:p>
          </table:table-cell>
          <table:table-cell table:style-name="ce153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0" calcext:value-type="float">
            <text:p>0</text:p>
          </table:table-cell>
          <table:table-cell table:style-name="ce153" table:formula="of:=COUNTIF([.C15:.M15];&quot;51&quot;)+COUNTIF([.C15:.M15];&quot;51$&quot;)+COUNTIF([.C15:.M15];&quot;51☻&quot;)" office:value-type="float" office:value="2" calcext:value-type="float">
            <text:p>2</text:p>
          </table:table-cell>
          <table:table-cell table:style-name="ce153" table:formula="of:=COUNTIF([.C15:.M15];&quot;52&quot;)+COUNTIF([.C15:.M15];&quot;52$&quot;)+COUNTIF([.C15:.M15];&quot;52☻&quot;)" office:value-type="float" office:value="1" calcext:value-type="float">
            <text:p>1</text:p>
          </table:table-cell>
          <table:table-cell table:style-name="ce153" table:formula="of:=COUNTIF([.C15:.M15];&quot;51¶&quot;)" office:value-type="float" office:value="1" calcext:value-type="float">
            <text:p>1</text:p>
          </table:table-cell>
          <table:table-cell table:style-name="ce153" table:formula="of:=COUNTIF([.C15:.M15];&quot;52¶&quot;)" office:value-type="float" office:value="1" calcext:value-type="float">
            <text:p>1</text:p>
          </table:table-cell>
          <table:table-cell table:style-name="ce153" table:formula="of:=COUNTIF([.C15:.M15];&quot;U&quot;)+COUNTIF([.C15:.M15];&quot;U☻&quot;)+COUNTIF([.C15:.M15];&quot;U☺&quot;)" office:value-type="float" office:value="1" calcext:value-type="float">
            <text:p>1</text:p>
          </table:table-cell>
          <table:table-cell table:style-name="ce153" table:formula="of:=COUNTIF([.C15:.M15];&quot;KVIT&quot;)+COUNTIF([.C15:.M15];&quot;KVIT☻&quot;)+COUNTIF([.C15:.M15];&quot;kvit$&quot;)" office:value-type="float" office:value="1" calcext:value-type="float">
            <text:p>1</text:p>
          </table:table-cell>
          <table:table-cell table:style-name="ce154" table:formula="of:=COUNTBLANK([.C15:.M15])" office:value-type="float" office:value="0" calcext:value-type="float">
            <text:p>0</text:p>
          </table:table-cell>
          <table:table-cell table:style-name="ce155" table:formula="of:=COUNTIF([.C15:.M15];&quot;x&quot;)" office:value-type="float" office:value="1" calcext:value-type="float">
            <text:p>1</text:p>
          </table:table-cell>
          <table:table-cell table:style-name="ce156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3" calcext:value-type="float">
            <text:p>3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1-15" calcext:value-type="date">
            <text:p>15. XI. 12</text:p>
          </table:table-cell>
          <table:table-cell table:style-name="ce148" table:formula="of:=TEXT([.A16];&quot;Ddd&quot;)" office:value-type="string" office:string-value="čet" calcext:value-type="string">
            <text:p>če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5" office:value-type="string" calcext:value-type="string">
            <text:p>MF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DAN</text:p>
          </table:table-cell>
          <table:table-cell table:style-name="ce153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 calcext:value-type="float">
            <text:p>1</text:p>
          </table:table-cell>
          <table:table-cell table:style-name="ce153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0" calcext:value-type="float">
            <text:p>0</text:p>
          </table:table-cell>
          <table:table-cell table:style-name="ce153" table:formula="of:=COUNTIF([.C16:.M16];&quot;51&quot;)+COUNTIF([.C16:.M16];&quot;51$&quot;)+COUNTIF([.C16:.M16];&quot;51☻&quot;)" office:value-type="float" office:value="2" calcext:value-type="float">
            <text:p>2</text:p>
          </table:table-cell>
          <table:table-cell table:style-name="ce153" table:formula="of:=COUNTIF([.C16:.M16];&quot;52&quot;)+COUNTIF([.C16:.M16];&quot;52$&quot;)+COUNTIF([.C16:.M16];&quot;52☻&quot;)" office:value-type="float" office:value="2" calcext:value-type="float">
            <text:p>2</text:p>
          </table:table-cell>
          <table:table-cell table:style-name="ce153" table:formula="of:=COUNTIF([.C16:.M16];&quot;51¶&quot;)" office:value-type="float" office:value="1" calcext:value-type="float">
            <text:p>1</text:p>
          </table:table-cell>
          <table:table-cell table:style-name="ce153" table:formula="of:=COUNTIF([.C16:.M16];&quot;52¶&quot;)" office:value-type="float" office:value="1" calcext:value-type="float">
            <text:p>1</text:p>
          </table:table-cell>
          <table:table-cell table:style-name="ce153" table:formula="of:=COUNTIF([.C16:.M16];&quot;U&quot;)+COUNTIF([.C16:.M16];&quot;U☻&quot;)+COUNTIF([.C16:.M16];&quot;U☺&quot;)" office:value-type="float" office:value="0" calcext:value-type="float">
            <text:p>0</text:p>
          </table:table-cell>
          <table:table-cell table:style-name="ce153" table:formula="of:=COUNTIF([.C16:.M16];&quot;KVIT&quot;)+COUNTIF([.C16:.M16];&quot;KVIT☻&quot;)+COUNTIF([.C16:.M16];&quot;kvit$&quot;)" office:value-type="float" office:value="3" calcext:value-type="float">
            <text:p>3</text:p>
          </table:table-cell>
          <table:table-cell table:style-name="ce154" table:formula="of:=COUNTBLANK([.C16:.M16])" office:value-type="float" office:value="0" calcext:value-type="float">
            <text:p>0</text:p>
          </table:table-cell>
          <table:table-cell table:style-name="ce155" table:formula="of:=COUNTIF([.C16:.M16];&quot;x&quot;)" office:value-type="float" office:value="0" calcext:value-type="float">
            <text:p>0</text:p>
          </table:table-cell>
          <table:table-cell table:style-name="ce156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4" calcext:value-type="float">
            <text:p>4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1-16" calcext:value-type="date">
            <text:p>16. XI. 12</text:p>
          </table:table-cell>
          <table:table-cell table:style-name="ce148" table:formula="of:=TEXT([.A17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9" office:value-type="string" calcext:value-type="string">
            <text:p>K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3" office:value-type="string" calcext:value-type="string">
            <text:p>GRY</text:p>
          </table:table-cell>
          <table:table-cell table:style-name="ce29" office:value-type="string" calcext:value-type="string">
            <text:p>DAN</text:p>
          </table:table-cell>
          <table:table-cell table:style-name="ce153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 calcext:value-type="float">
            <text:p>1</text:p>
          </table:table-cell>
          <table:table-cell table:style-name="ce153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0" calcext:value-type="float">
            <text:p>0</text:p>
          </table:table-cell>
          <table:table-cell table:style-name="ce153" table:formula="of:=COUNTIF([.C17:.M17];&quot;51&quot;)+COUNTIF([.C17:.M17];&quot;51$&quot;)+COUNTIF([.C17:.M17];&quot;51☻&quot;)" office:value-type="float" office:value="1" calcext:value-type="float">
            <text:p>1</text:p>
          </table:table-cell>
          <table:table-cell table:style-name="ce153" table:formula="of:=COUNTIF([.C17:.M17];&quot;52&quot;)+COUNTIF([.C17:.M17];&quot;52$&quot;)+COUNTIF([.C17:.M17];&quot;52☻&quot;)" office:value-type="float" office:value="2" calcext:value-type="float">
            <text:p>2</text:p>
          </table:table-cell>
          <table:table-cell table:style-name="ce153" table:formula="of:=COUNTIF([.C17:.M17];&quot;51¶&quot;)" office:value-type="float" office:value="1" calcext:value-type="float">
            <text:p>1</text:p>
          </table:table-cell>
          <table:table-cell table:style-name="ce153" table:formula="of:=COUNTIF([.C17:.M17];&quot;52¶&quot;)" office:value-type="float" office:value="1" calcext:value-type="float">
            <text:p>1</text:p>
          </table:table-cell>
          <table:table-cell table:style-name="ce153" table:formula="of:=COUNTIF([.C17:.M17];&quot;U&quot;)+COUNTIF([.C17:.M17];&quot;U☻&quot;)+COUNTIF([.C17:.M17];&quot;U☺&quot;)" office:value-type="float" office:value="1" calcext:value-type="float">
            <text:p>1</text:p>
          </table:table-cell>
          <table:table-cell table:style-name="ce153" table:formula="of:=COUNTIF([.C17:.M17];&quot;KVIT&quot;)+COUNTIF([.C17:.M17];&quot;KVIT☻&quot;)+COUNTIF([.C17:.M17];&quot;kvit$&quot;)" office:value-type="float" office:value="2" calcext:value-type="float">
            <text:p>2</text:p>
          </table:table-cell>
          <table:table-cell table:style-name="ce154" table:formula="of:=COUNTBLANK([.C17:.M17])" office:value-type="float" office:value="0" calcext:value-type="float">
            <text:p>0</text:p>
          </table:table-cell>
          <table:table-cell table:style-name="ce155" table:formula="of:=COUNTIF([.C17:.M17];&quot;x&quot;)" office:value-type="float" office:value="2" calcext:value-type="float">
            <text:p>2</text:p>
          </table:table-cell>
          <table:table-cell table:style-name="ce156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3" calcext:value-type="float">
            <text:p>3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3" office:value-type="date" office:date-value="2012-11-17" calcext:value-type="date">
            <text:p>17. XI. 12</text:p>
          </table:table-cell>
          <table:table-cell table:style-name="ce147" table:formula="of:=TEXT([.A18];&quot;Ddd&quot;)" office:value-type="string" office:string-value="sob" calcext:value-type="string">
            <text:p>sob</text:p>
          </table:table-cell>
          <table:table-cell table:style-name="ce31">
            <office:annotation draw:style-name="gr5" draw:text-style-name="P2" svg:width="2.789cm" svg:height="0.687cm" svg:x="3.025cm" svg:y="10.062cm" draw:caption-point-x="-0.243cm" draw:caption-point-y="1.912cm">
              <dc:date>2022-03-21T00:00:00</dc:date>
              <text:p text:style-name="P1">artros</text:p>
            </office:annotation>
          </table:table-cell>
          <table:table-cell table:style-name="ce4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2" table:number-columns-repeated="2"/>
          <table:table-cell table:style-name="ce31"/>
          <table:table-cell table:style-name="ce42" table:number-columns-repeated="2"/>
          <table:table-cell table:style-name="ce44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MŠŠ</text:p>
          </table:table-cell>
          <table:table-cell table:style-name="ce153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1" calcext:value-type="float">
            <text:p>1</text:p>
          </table:table-cell>
          <table:table-cell table:style-name="ce153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1" calcext:value-type="float">
            <text:p>1</text:p>
          </table:table-cell>
          <table:table-cell table:style-name="ce153" table:formula="of:=COUNTIF([.C18:.M18];&quot;51&quot;)+COUNTIF([.C18:.M18];&quot;51$&quot;)+COUNTIF([.C18:.M18];&quot;51☻&quot;)" office:value-type="float" office:value="0" calcext:value-type="float">
            <text:p>0</text:p>
          </table:table-cell>
          <table:table-cell table:style-name="ce153" table:formula="of:=COUNTIF([.C18:.M18];&quot;52&quot;)+COUNTIF([.C18:.M18];&quot;52$&quot;)+COUNTIF([.C18:.M18];&quot;52☻&quot;)" office:value-type="float" office:value="0" calcext:value-type="float">
            <text:p>0</text:p>
          </table:table-cell>
          <table:table-cell table:style-name="ce153" table:formula="of:=COUNTIF([.C18:.M18];&quot;51¶&quot;)" office:value-type="float" office:value="0" calcext:value-type="float">
            <text:p>0</text:p>
          </table:table-cell>
          <table:table-cell table:style-name="ce153" table:formula="of:=COUNTIF([.C18:.M18];&quot;52¶&quot;)" office:value-type="float" office:value="0" calcext:value-type="float">
            <text:p>0</text:p>
          </table:table-cell>
          <table:table-cell table:style-name="ce153" table:formula="of:=COUNTIF([.C18:.M18];&quot;U&quot;)+COUNTIF([.C18:.M18];&quot;U☻&quot;)+COUNTIF([.C18:.M18];&quot;U☺&quot;)" office:value-type="float" office:value="0" calcext:value-type="float">
            <text:p>0</text:p>
          </table:table-cell>
          <table:table-cell table:style-name="ce153" table:formula="of:=COUNTIF([.C18:.M18];&quot;KVIT&quot;)+COUNTIF([.C18:.M18];&quot;KVIT☻&quot;)+COUNTIF([.C18:.M18];&quot;kvit$&quot;)" office:value-type="float" office:value="0" calcext:value-type="float">
            <text:p>0</text:p>
          </table:table-cell>
          <table:table-cell table:style-name="ce154" table:formula="of:=COUNTBLANK([.C18:.M18])" office:value-type="float" office:value="9" calcext:value-type="float">
            <text:p>9</text:p>
          </table:table-cell>
          <table:table-cell table:style-name="ce155" table:formula="of:=COUNTIF([.C18:.M18];&quot;x&quot;)" office:value-type="float" office:value="0" calcext:value-type="float">
            <text:p>0</text:p>
          </table:table-cell>
          <table:table-cell table:style-name="ce156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0" calcext:value-type="float">
            <text:p>0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3" office:value-type="date" office:date-value="2012-11-18" calcext:value-type="date">
            <text:p>18. XI. 12</text:p>
          </table:table-cell>
          <table:table-cell table:style-name="ce147" table:formula="of:=TEXT([.A19];&quot;Ddd&quot;)" office:value-type="string" office:string-value="ned" calcext:value-type="string">
            <text:p>ned</text:p>
          </table:table-cell>
          <table:table-cell table:style-name="ce41" table:number-columns-repeated="2"/>
          <table:table-cell table:style-name="ce31"/>
          <table:table-cell table:style-name="ce41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4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2" table:number-columns-repeated="2"/>
          <table:table-cell table:style-name="ce31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MŠŠ</text:p>
          </table:table-cell>
          <table:table-cell table:style-name="ce153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 calcext:value-type="float">
            <text:p>1</text:p>
          </table:table-cell>
          <table:table-cell table:style-name="ce153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1" calcext:value-type="float">
            <text:p>1</text:p>
          </table:table-cell>
          <table:table-cell table:style-name="ce153" table:formula="of:=COUNTIF([.C19:.M19];&quot;51&quot;)+COUNTIF([.C19:.M19];&quot;51$&quot;)+COUNTIF([.C19:.M19];&quot;51☻&quot;)" office:value-type="float" office:value="0" calcext:value-type="float">
            <text:p>0</text:p>
          </table:table-cell>
          <table:table-cell table:style-name="ce153" table:formula="of:=COUNTIF([.C19:.M19];&quot;52&quot;)+COUNTIF([.C19:.M19];&quot;52$&quot;)+COUNTIF([.C19:.M19];&quot;52☻&quot;)" office:value-type="float" office:value="0" calcext:value-type="float">
            <text:p>0</text:p>
          </table:table-cell>
          <table:table-cell table:style-name="ce153" table:formula="of:=COUNTIF([.C19:.M19];&quot;51¶&quot;)" office:value-type="float" office:value="0" calcext:value-type="float">
            <text:p>0</text:p>
          </table:table-cell>
          <table:table-cell table:style-name="ce153" table:formula="of:=COUNTIF([.C19:.M19];&quot;52¶&quot;)" office:value-type="float" office:value="0" calcext:value-type="float">
            <text:p>0</text:p>
          </table:table-cell>
          <table:table-cell table:style-name="ce153" table:formula="of:=COUNTIF([.C19:.M19];&quot;U&quot;)+COUNTIF([.C19:.M19];&quot;U☻&quot;)+COUNTIF([.C19:.M19];&quot;U☺&quot;)" office:value-type="float" office:value="0" calcext:value-type="float">
            <text:p>0</text:p>
          </table:table-cell>
          <table:table-cell table:style-name="ce153" table:formula="of:=COUNTIF([.C19:.M19];&quot;KVIT&quot;)+COUNTIF([.C19:.M19];&quot;KVIT☻&quot;)+COUNTIF([.C19:.M19];&quot;kvit$&quot;)" office:value-type="float" office:value="0" calcext:value-type="float">
            <text:p>0</text:p>
          </table:table-cell>
          <table:table-cell table:style-name="ce154" table:formula="of:=COUNTBLANK([.C19:.M19])" office:value-type="float" office:value="9" calcext:value-type="float">
            <text:p>9</text:p>
          </table:table-cell>
          <table:table-cell table:style-name="ce155" table:formula="of:=COUNTIF([.C19:.M19];&quot;x&quot;)" office:value-type="float" office:value="0" calcext:value-type="float">
            <text:p>0</text:p>
          </table:table-cell>
          <table:table-cell table:style-name="ce156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0" calcext:value-type="float">
            <text:p>0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1-19" calcext:value-type="date">
            <text:p>19. XI. 12</text:p>
          </table:table-cell>
          <table:table-cell table:style-name="ce148" table:formula="of:=TEXT([.A20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8" office:value-type="string" calcext:value-type="string">
            <text:p>ŠTU</text:p>
          </table:table-cell>
          <table:table-cell table:style-name="ce29" office:value-type="string" calcext:value-type="string">
            <text:p>KON</text:p>
          </table:table-cell>
          <table:table-cell table:style-name="ce153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 calcext:value-type="float">
            <text:p>1</text:p>
          </table:table-cell>
          <table:table-cell table:style-name="ce153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0" calcext:value-type="float">
            <text:p>0</text:p>
          </table:table-cell>
          <table:table-cell table:style-name="ce153" table:formula="of:=COUNTIF([.C20:.M20];&quot;51&quot;)+COUNTIF([.C20:.M20];&quot;51$&quot;)+COUNTIF([.C20:.M20];&quot;51☻&quot;)" office:value-type="float" office:value="2" calcext:value-type="float">
            <text:p>2</text:p>
          </table:table-cell>
          <table:table-cell table:style-name="ce153" table:formula="of:=COUNTIF([.C20:.M20];&quot;52&quot;)+COUNTIF([.C20:.M20];&quot;52$&quot;)+COUNTIF([.C20:.M20];&quot;52☻&quot;)" office:value-type="float" office:value="1" calcext:value-type="float">
            <text:p>1</text:p>
          </table:table-cell>
          <table:table-cell table:style-name="ce153" table:formula="of:=COUNTIF([.C20:.M20];&quot;51¶&quot;)" office:value-type="float" office:value="1" calcext:value-type="float">
            <text:p>1</text:p>
          </table:table-cell>
          <table:table-cell table:style-name="ce153" table:formula="of:=COUNTIF([.C20:.M20];&quot;52¶&quot;)" office:value-type="float" office:value="1" calcext:value-type="float">
            <text:p>1</text:p>
          </table:table-cell>
          <table:table-cell table:style-name="ce153" table:formula="of:=COUNTIF([.C20:.M20];&quot;U&quot;)+COUNTIF([.C20:.M20];&quot;U☻&quot;)+COUNTIF([.C20:.M20];&quot;U☺&quot;)" office:value-type="float" office:value="1" calcext:value-type="float">
            <text:p>1</text:p>
          </table:table-cell>
          <table:table-cell table:style-name="ce153" table:formula="of:=COUNTIF([.C20:.M20];&quot;KVIT&quot;)+COUNTIF([.C20:.M20];&quot;KVIT☻&quot;)+COUNTIF([.C20:.M20];&quot;kvit$&quot;)" office:value-type="float" office:value="2" calcext:value-type="float">
            <text:p>2</text:p>
          </table:table-cell>
          <table:table-cell table:style-name="ce154" table:formula="of:=COUNTBLANK([.C20:.M20])" office:value-type="float" office:value="0" calcext:value-type="float">
            <text:p>0</text:p>
          </table:table-cell>
          <table:table-cell table:style-name="ce155" table:formula="of:=COUNTIF([.C20:.M20];&quot;x&quot;)" office:value-type="float" office:value="3" calcext:value-type="float">
            <text:p>3</text:p>
          </table:table-cell>
          <table:table-cell table:style-name="ce156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3" calcext:value-type="float">
            <text:p>3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1-20" calcext:value-type="date">
            <text:p>20. XI. 12</text:p>
          </table:table-cell>
          <table:table-cell table:style-name="ce148" table:formula="of:=TEXT([.A21];&quot;Ddd&quot;)" office:value-type="string" office:string-value="tor" calcext:value-type="string">
            <text:p>tor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96" office:value-type="string" calcext:value-type="string">
            <text:p>NPK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8" office:value-type="string" calcext:value-type="string">
            <text:p>MIO</text:p>
          </table:table-cell>
          <table:table-cell table:style-name="ce29" office:value-type="string" calcext:value-type="string">
            <text:p>KOS</text:p>
          </table:table-cell>
          <table:table-cell table:style-name="ce153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 calcext:value-type="float">
            <text:p>1</text:p>
          </table:table-cell>
          <table:table-cell table:style-name="ce153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1" calcext:value-type="float">
            <text:p>1</text:p>
          </table:table-cell>
          <table:table-cell table:style-name="ce153" table:formula="of:=COUNTIF([.C21:.M21];&quot;51&quot;)+COUNTIF([.C21:.M21];&quot;51$&quot;)+COUNTIF([.C21:.M21];&quot;51☻&quot;)" office:value-type="float" office:value="2" calcext:value-type="float">
            <text:p>2</text:p>
          </table:table-cell>
          <table:table-cell table:style-name="ce153" table:formula="of:=COUNTIF([.C21:.M21];&quot;52&quot;)+COUNTIF([.C21:.M21];&quot;52$&quot;)+COUNTIF([.C21:.M21];&quot;52☻&quot;)" office:value-type="float" office:value="2" calcext:value-type="float">
            <text:p>2</text:p>
          </table:table-cell>
          <table:table-cell table:style-name="ce153" table:formula="of:=COUNTIF([.C21:.M21];&quot;51¶&quot;)" office:value-type="float" office:value="1" calcext:value-type="float">
            <text:p>1</text:p>
          </table:table-cell>
          <table:table-cell table:style-name="ce153" table:formula="of:=COUNTIF([.C21:.M21];&quot;52¶&quot;)" office:value-type="float" office:value="1" calcext:value-type="float">
            <text:p>1</text:p>
          </table:table-cell>
          <table:table-cell table:style-name="ce153" table:formula="of:=COUNTIF([.C21:.M21];&quot;U&quot;)+COUNTIF([.C21:.M21];&quot;U☻&quot;)+COUNTIF([.C21:.M21];&quot;U☺&quot;)" office:value-type="float" office:value="1" calcext:value-type="float">
            <text:p>1</text:p>
          </table:table-cell>
          <table:table-cell table:style-name="ce153" table:formula="of:=COUNTIF([.C21:.M21];&quot;KVIT&quot;)+COUNTIF([.C21:.M21];&quot;KVIT☻&quot;)+COUNTIF([.C21:.M21];&quot;kvit$&quot;)" office:value-type="float" office:value="2" calcext:value-type="float">
            <text:p>2</text:p>
          </table:table-cell>
          <table:table-cell table:style-name="ce154" table:formula="of:=COUNTBLANK([.C21:.M21])" office:value-type="float" office:value="0" calcext:value-type="float">
            <text:p>0</text:p>
          </table:table-cell>
          <table:table-cell table:style-name="ce155" table:formula="of:=COUNTIF([.C21:.M21];&quot;x&quot;)" office:value-type="float" office:value="1" calcext:value-type="float">
            <text:p>1</text:p>
          </table:table-cell>
          <table:table-cell table:style-name="ce156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4" calcext:value-type="float">
            <text:p>4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1-21" calcext:value-type="date">
            <text:p>21. XI. 12</text:p>
          </table:table-cell>
          <table:table-cell table:style-name="ce148" table:formula="of:=TEXT([.A22];&quot;Ddd&quot;)" office:value-type="string" office:string-value="sre" calcext:value-type="string">
            <text:p>sre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9" office:value-type="string" calcext:value-type="string">
            <text:p>K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8" office:value-type="string" calcext:value-type="string">
            <text:p>ROD</text:p>
          </table:table-cell>
          <table:table-cell table:style-name="ce29" office:value-type="string" calcext:value-type="string">
            <text:p>KON</text:p>
          </table:table-cell>
          <table:table-cell table:style-name="ce153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 calcext:value-type="float">
            <text:p>1</text:p>
          </table:table-cell>
          <table:table-cell table:style-name="ce153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0" calcext:value-type="float">
            <text:p>0</text:p>
          </table:table-cell>
          <table:table-cell table:style-name="ce153" table:formula="of:=COUNTIF([.C22:.M22];&quot;51&quot;)+COUNTIF([.C22:.M22];&quot;51$&quot;)+COUNTIF([.C22:.M22];&quot;51☻&quot;)" office:value-type="float" office:value="1" calcext:value-type="float">
            <text:p>1</text:p>
          </table:table-cell>
          <table:table-cell table:style-name="ce153" table:formula="of:=COUNTIF([.C22:.M22];&quot;52&quot;)+COUNTIF([.C22:.M22];&quot;52$&quot;)+COUNTIF([.C22:.M22];&quot;52☻&quot;)" office:value-type="float" office:value="1" calcext:value-type="float">
            <text:p>1</text:p>
          </table:table-cell>
          <table:table-cell table:style-name="ce153" table:formula="of:=COUNTIF([.C22:.M22];&quot;51¶&quot;)" office:value-type="float" office:value="1" calcext:value-type="float">
            <text:p>1</text:p>
          </table:table-cell>
          <table:table-cell table:style-name="ce153" table:formula="of:=COUNTIF([.C22:.M22];&quot;52¶&quot;)" office:value-type="float" office:value="1" calcext:value-type="float">
            <text:p>1</text:p>
          </table:table-cell>
          <table:table-cell table:style-name="ce153" table:formula="of:=COUNTIF([.C22:.M22];&quot;U&quot;)+COUNTIF([.C22:.M22];&quot;U☻&quot;)+COUNTIF([.C22:.M22];&quot;U☺&quot;)" office:value-type="float" office:value="1" calcext:value-type="float">
            <text:p>1</text:p>
          </table:table-cell>
          <table:table-cell table:style-name="ce153" table:formula="of:=COUNTIF([.C22:.M22];&quot;KVIT&quot;)+COUNTIF([.C22:.M22];&quot;KVIT☻&quot;)+COUNTIF([.C22:.M22];&quot;kvit$&quot;)" office:value-type="float" office:value="3" calcext:value-type="float">
            <text:p>3</text:p>
          </table:table-cell>
          <table:table-cell table:style-name="ce154" table:formula="of:=COUNTBLANK([.C22:.M22])" office:value-type="float" office:value="0" calcext:value-type="float">
            <text:p>0</text:p>
          </table:table-cell>
          <table:table-cell table:style-name="ce155" table:formula="of:=COUNTIF([.C22:.M22];&quot;x&quot;)" office:value-type="float" office:value="2" calcext:value-type="float">
            <text:p>2</text:p>
          </table:table-cell>
          <table:table-cell table:style-name="ce156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/>
          <table:table-cell table:style-name="ce48" office:value-type="string" calcext:value-type="string">
            <office:annotation draw:style-name="gr4" draw:text-style-name="P2" svg:width="2.474cm" svg:height="0.933cm" svg:x="26.528cm" svg:y="12.877cm" draw:caption-point-x="-0.211cm" draw:caption-point-y="1.912cm">
              <dc:date>2022-03-21T00:00:00</dc:date>
              <text:p text:style-name="P1">Dopust 1-4. 11</text:p>
            </office:annotation>
            <text:p>ŠTU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44" office:value-type="date" office:date-value="2012-11-22" calcext:value-type="date">
            <text:p>22. XI. 12</text:p>
          </table:table-cell>
          <table:table-cell table:style-name="ce148" table:formula="of:=TEXT([.A23];&quot;Ddd&quot;)" office:value-type="string" office:string-value="čet" calcext:value-type="string">
            <text:p>če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78" office:value-type="string" calcext:value-type="string">
            <office:annotation draw:style-name="gr2" draw:text-style-name="P2" svg:width="2.638cm" svg:height="0.698cm" svg:x="12.908cm" svg:y="14.84cm" draw:caption-point-x="-0.211cm" draw:caption-point-y="0.653cm">
              <dc:date>2022-03-21T00:00:00</dc:date>
              <text:p text:style-name="P1">Ne 6.in 7..</text:p>
            </office:annotation>
            <text:p>HOL</text:p>
          </table:table-cell>
          <table:table-cell table:style-name="ce29" office:value-type="string" calcext:value-type="string">
            <text:p>MIO</text:p>
          </table:table-cell>
          <table:table-cell table:style-name="ce153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 calcext:value-type="float">
            <text:p>1</text:p>
          </table:table-cell>
          <table:table-cell table:style-name="ce153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0" calcext:value-type="float">
            <text:p>0</text:p>
          </table:table-cell>
          <table:table-cell table:style-name="ce153" table:formula="of:=COUNTIF([.C23:.M23];&quot;51&quot;)+COUNTIF([.C23:.M23];&quot;51$&quot;)+COUNTIF([.C23:.M23];&quot;51☻&quot;)" office:value-type="float" office:value="3" calcext:value-type="float">
            <text:p>3</text:p>
          </table:table-cell>
          <table:table-cell table:style-name="ce153" table:formula="of:=COUNTIF([.C23:.M23];&quot;52&quot;)+COUNTIF([.C23:.M23];&quot;52$&quot;)+COUNTIF([.C23:.M23];&quot;52☻&quot;)" office:value-type="float" office:value="1" calcext:value-type="float">
            <text:p>1</text:p>
          </table:table-cell>
          <table:table-cell table:style-name="ce153" table:formula="of:=COUNTIF([.C23:.M23];&quot;51¶&quot;)" office:value-type="float" office:value="1" calcext:value-type="float">
            <text:p>1</text:p>
          </table:table-cell>
          <table:table-cell table:style-name="ce153" table:formula="of:=COUNTIF([.C23:.M23];&quot;52¶&quot;)" office:value-type="float" office:value="1" calcext:value-type="float">
            <text:p>1</text:p>
          </table:table-cell>
          <table:table-cell table:style-name="ce153" table:formula="of:=COUNTIF([.C23:.M23];&quot;U&quot;)+COUNTIF([.C23:.M23];&quot;U☻&quot;)+COUNTIF([.C23:.M23];&quot;U☺&quot;)" office:value-type="float" office:value="1" calcext:value-type="float">
            <text:p>1</text:p>
          </table:table-cell>
          <table:table-cell table:style-name="ce153" table:formula="of:=COUNTIF([.C23:.M23];&quot;KVIT&quot;)+COUNTIF([.C23:.M23];&quot;KVIT☻&quot;)+COUNTIF([.C23:.M23];&quot;kvit$&quot;)" office:value-type="float" office:value="3" calcext:value-type="float">
            <text:p>3</text:p>
          </table:table-cell>
          <table:table-cell table:style-name="ce154" table:formula="of:=COUNTBLANK([.C23:.M23])" office:value-type="float" office:value="0" calcext:value-type="float">
            <text:p>0</text:p>
          </table:table-cell>
          <table:table-cell table:style-name="ce155" table:formula="of:=COUNTIF([.C23:.M23];&quot;x&quot;)" office:value-type="float" office:value="1" calcext:value-type="float">
            <text:p>1</text:p>
          </table:table-cell>
          <table:table-cell table:style-name="ce156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4" calcext:value-type="float">
            <text:p>4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1-23" calcext:value-type="date">
            <text:p>23. XI. 12</text:p>
          </table:table-cell>
          <table:table-cell table:style-name="ce148" table:formula="of:=TEXT([.A24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DAN</text:p>
          </table:table-cell>
          <table:table-cell table:style-name="ce153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 calcext:value-type="float">
            <text:p>1</text:p>
          </table:table-cell>
          <table:table-cell table:style-name="ce153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1" calcext:value-type="float">
            <text:p>1</text:p>
          </table:table-cell>
          <table:table-cell table:style-name="ce153" table:formula="of:=COUNTIF([.C24:.M24];&quot;51&quot;)+COUNTIF([.C24:.M24];&quot;51$&quot;)+COUNTIF([.C24:.M24];&quot;51☻&quot;)" office:value-type="float" office:value="1" calcext:value-type="float">
            <text:p>1</text:p>
          </table:table-cell>
          <table:table-cell table:style-name="ce153" table:formula="of:=COUNTIF([.C24:.M24];&quot;52&quot;)+COUNTIF([.C24:.M24];&quot;52$&quot;)+COUNTIF([.C24:.M24];&quot;52☻&quot;)" office:value-type="float" office:value="3" calcext:value-type="float">
            <text:p>3</text:p>
          </table:table-cell>
          <table:table-cell table:style-name="ce153" table:formula="of:=COUNTIF([.C24:.M24];&quot;51¶&quot;)" office:value-type="float" office:value="1" calcext:value-type="float">
            <text:p>1</text:p>
          </table:table-cell>
          <table:table-cell table:style-name="ce153" table:formula="of:=COUNTIF([.C24:.M24];&quot;52¶&quot;)" office:value-type="float" office:value="2" calcext:value-type="float">
            <text:p>2</text:p>
          </table:table-cell>
          <table:table-cell table:style-name="ce153" table:formula="of:=COUNTIF([.C24:.M24];&quot;U&quot;)+COUNTIF([.C24:.M24];&quot;U☻&quot;)+COUNTIF([.C24:.M24];&quot;U☺&quot;)" office:value-type="float" office:value="0" calcext:value-type="float">
            <text:p>0</text:p>
          </table:table-cell>
          <table:table-cell table:style-name="ce153" table:formula="of:=COUNTIF([.C24:.M24];&quot;KVIT&quot;)+COUNTIF([.C24:.M24];&quot;KVIT☻&quot;)+COUNTIF([.C24:.M24];&quot;kvit$&quot;)" office:value-type="float" office:value="1" calcext:value-type="float">
            <text:p>1</text:p>
          </table:table-cell>
          <table:table-cell table:style-name="ce154" table:formula="of:=COUNTBLANK([.C24:.M24])" office:value-type="float" office:value="0" calcext:value-type="float">
            <text:p>0</text:p>
          </table:table-cell>
          <table:table-cell table:style-name="ce155" table:formula="of:=COUNTIF([.C24:.M24];&quot;x&quot;)" office:value-type="float" office:value="1" calcext:value-type="float">
            <text:p>1</text:p>
          </table:table-cell>
          <table:table-cell table:style-name="ce156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4" calcext:value-type="float">
            <text:p>4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3" office:value-type="date" office:date-value="2012-11-24" calcext:value-type="date">
            <text:p>24. XI. 12</text:p>
          </table:table-cell>
          <table:table-cell table:style-name="ce147" table:formula="of:=TEXT([.A25];&quot;Ddd&quot;)" office:value-type="string" office:string-value="sob" calcext:value-type="string">
            <text:p>sob</text:p>
          </table:table-cell>
          <table:table-cell table:style-name="ce4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4"/>
          <table:table-cell table:style-name="ce42" table:number-columns-repeated="3"/>
          <table:table-cell table:style-name="ce41" table:number-columns-repeated="4"/>
          <table:table-cell table:style-name="ce31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PIN</text:p>
          </table:table-cell>
          <table:table-cell table:style-name="ce153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 calcext:value-type="float">
            <text:p>1</text:p>
          </table:table-cell>
          <table:table-cell table:style-name="ce153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0" calcext:value-type="float">
            <text:p>0</text:p>
          </table:table-cell>
          <table:table-cell table:style-name="ce153" table:formula="of:=COUNTIF([.C25:.M25];&quot;51&quot;)+COUNTIF([.C25:.M25];&quot;51$&quot;)+COUNTIF([.C25:.M25];&quot;51☻&quot;)" office:value-type="float" office:value="0" calcext:value-type="float">
            <text:p>0</text:p>
          </table:table-cell>
          <table:table-cell table:style-name="ce153" table:formula="of:=COUNTIF([.C25:.M25];&quot;52&quot;)+COUNTIF([.C25:.M25];&quot;52$&quot;)+COUNTIF([.C25:.M25];&quot;52☻&quot;)" office:value-type="float" office:value="0" calcext:value-type="float">
            <text:p>0</text:p>
          </table:table-cell>
          <table:table-cell table:style-name="ce153" table:formula="of:=COUNTIF([.C25:.M25];&quot;51¶&quot;)" office:value-type="float" office:value="0" calcext:value-type="float">
            <text:p>0</text:p>
          </table:table-cell>
          <table:table-cell table:style-name="ce153" table:formula="of:=COUNTIF([.C25:.M25];&quot;52¶&quot;)" office:value-type="float" office:value="0" calcext:value-type="float">
            <text:p>0</text:p>
          </table:table-cell>
          <table:table-cell table:style-name="ce153" table:formula="of:=COUNTIF([.C25:.M25];&quot;U&quot;)+COUNTIF([.C25:.M25];&quot;U☻&quot;)+COUNTIF([.C25:.M25];&quot;U☺&quot;)" office:value-type="float" office:value="0" calcext:value-type="float">
            <text:p>0</text:p>
          </table:table-cell>
          <table:table-cell table:style-name="ce153" table:formula="of:=COUNTIF([.C25:.M25];&quot;KVIT&quot;)+COUNTIF([.C25:.M25];&quot;KVIT☻&quot;)+COUNTIF([.C25:.M25];&quot;kvit$&quot;)" office:value-type="float" office:value="0" calcext:value-type="float">
            <text:p>0</text:p>
          </table:table-cell>
          <table:table-cell table:style-name="ce154" table:formula="of:=COUNTBLANK([.C25:.M25])" office:value-type="float" office:value="10" calcext:value-type="float">
            <text:p>10</text:p>
          </table:table-cell>
          <table:table-cell table:style-name="ce155" table:formula="of:=COUNTIF([.C25:.M25];&quot;x&quot;)" office:value-type="float" office:value="0" calcext:value-type="float">
            <text:p>0</text:p>
          </table:table-cell>
          <table:table-cell table:style-name="ce156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0" calcext:value-type="float">
            <text:p>0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3" office:value-type="date" office:date-value="2012-11-25" calcext:value-type="date">
            <text:p>25. XI. 12</text:p>
          </table:table-cell>
          <table:table-cell table:style-name="ce147" table:formula="of:=TEXT([.A26];&quot;Ddd&quot;)" office:value-type="string" office:string-value="ned" calcext:value-type="string">
            <text:p>ned</text:p>
          </table:table-cell>
          <table:table-cell table:style-name="ce4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44"/>
          <table:table-cell table:style-name="ce42"/>
          <table:table-cell table:style-name="ce40"/>
          <table:table-cell table:style-name="ce31"/>
          <table:table-cell table:style-name="ce41"/>
          <table:table-cell table:style-name="ce31"/>
          <table:table-cell table:style-name="ce41" table:number-columns-repeated="2"/>
          <table:table-cell table:style-name="ce42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PIN</text:p>
          </table:table-cell>
          <table:table-cell table:style-name="ce153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 calcext:value-type="float">
            <text:p>1</text:p>
          </table:table-cell>
          <table:table-cell table:style-name="ce153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0" calcext:value-type="float">
            <text:p>0</text:p>
          </table:table-cell>
          <table:table-cell table:style-name="ce153" table:formula="of:=COUNTIF([.C26:.M26];&quot;51&quot;)+COUNTIF([.C26:.M26];&quot;51$&quot;)+COUNTIF([.C26:.M26];&quot;51☻&quot;)" office:value-type="float" office:value="0" calcext:value-type="float">
            <text:p>0</text:p>
          </table:table-cell>
          <table:table-cell table:style-name="ce153" table:formula="of:=COUNTIF([.C26:.M26];&quot;52&quot;)+COUNTIF([.C26:.M26];&quot;52$&quot;)+COUNTIF([.C26:.M26];&quot;52☻&quot;)" office:value-type="float" office:value="0" calcext:value-type="float">
            <text:p>0</text:p>
          </table:table-cell>
          <table:table-cell table:style-name="ce153" table:formula="of:=COUNTIF([.C26:.M26];&quot;51¶&quot;)" office:value-type="float" office:value="0" calcext:value-type="float">
            <text:p>0</text:p>
          </table:table-cell>
          <table:table-cell table:style-name="ce153" table:formula="of:=COUNTIF([.C26:.M26];&quot;52¶&quot;)" office:value-type="float" office:value="0" calcext:value-type="float">
            <text:p>0</text:p>
          </table:table-cell>
          <table:table-cell table:style-name="ce153" table:formula="of:=COUNTIF([.C26:.M26];&quot;U&quot;)+COUNTIF([.C26:.M26];&quot;U☻&quot;)+COUNTIF([.C26:.M26];&quot;U☺&quot;)" office:value-type="float" office:value="0" calcext:value-type="float">
            <text:p>0</text:p>
          </table:table-cell>
          <table:table-cell table:style-name="ce153" table:formula="of:=COUNTIF([.C26:.M26];&quot;KVIT&quot;)+COUNTIF([.C26:.M26];&quot;KVIT☻&quot;)+COUNTIF([.C26:.M26];&quot;kvit$&quot;)" office:value-type="float" office:value="0" calcext:value-type="float">
            <text:p>0</text:p>
          </table:table-cell>
          <table:table-cell table:style-name="ce154" table:formula="of:=COUNTBLANK([.C26:.M26])" office:value-type="float" office:value="10" calcext:value-type="float">
            <text:p>10</text:p>
          </table:table-cell>
          <table:table-cell table:style-name="ce155" table:formula="of:=COUNTIF([.C26:.M26];&quot;x&quot;)" office:value-type="float" office:value="0" calcext:value-type="float">
            <text:p>0</text:p>
          </table:table-cell>
          <table:table-cell table:style-name="ce156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0" calcext:value-type="float">
            <text:p>0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1-26" calcext:value-type="date">
            <text:p>26. XI. 12</text:p>
          </table:table-cell>
          <table:table-cell table:style-name="ce148" table:formula="of:=TEXT([.A27];&quot;Ddd&quot;)" office:value-type="string" office:string-value="pon" calcext:value-type="string">
            <text:p>pon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5" office:value-type="string" calcext:value-type="string"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8" office:value-type="string" calcext:value-type="string">
            <text:p>ROD</text:p>
          </table:table-cell>
          <table:table-cell table:style-name="ce29" office:value-type="string" calcext:value-type="string">
            <text:p>PIN</text:p>
          </table:table-cell>
          <table:table-cell table:style-name="ce153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0" calcext:value-type="float">
            <text:p>0</text:p>
          </table:table-cell>
          <table:table-cell table:style-name="ce153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1" calcext:value-type="float">
            <text:p>1</text:p>
          </table:table-cell>
          <table:table-cell table:style-name="ce153" table:formula="of:=COUNTIF([.C27:.M27];&quot;51&quot;)+COUNTIF([.C27:.M27];&quot;51$&quot;)+COUNTIF([.C27:.M27];&quot;51☻&quot;)" office:value-type="float" office:value="3" calcext:value-type="float">
            <text:p>3</text:p>
          </table:table-cell>
          <table:table-cell table:style-name="ce153" table:formula="of:=COUNTIF([.C27:.M27];&quot;52&quot;)+COUNTIF([.C27:.M27];&quot;52$&quot;)+COUNTIF([.C27:.M27];&quot;52☻&quot;)" office:value-type="float" office:value="0" calcext:value-type="float">
            <text:p>0</text:p>
          </table:table-cell>
          <table:table-cell table:style-name="ce153" table:formula="of:=COUNTIF([.C27:.M27];&quot;51¶&quot;)" office:value-type="float" office:value="2" calcext:value-type="float">
            <text:p>2</text:p>
          </table:table-cell>
          <table:table-cell table:style-name="ce153" table:formula="of:=COUNTIF([.C27:.M27];&quot;52¶&quot;)" office:value-type="float" office:value="1" calcext:value-type="float">
            <text:p>1</text:p>
          </table:table-cell>
          <table:table-cell table:style-name="ce153" table:formula="of:=COUNTIF([.C27:.M27];&quot;U&quot;)+COUNTIF([.C27:.M27];&quot;U☻&quot;)+COUNTIF([.C27:.M27];&quot;U☺&quot;)" office:value-type="float" office:value="1" calcext:value-type="float">
            <text:p>1</text:p>
          </table:table-cell>
          <table:table-cell table:style-name="ce153" table:formula="of:=COUNTIF([.C27:.M27];&quot;KVIT&quot;)+COUNTIF([.C27:.M27];&quot;KVIT☻&quot;)+COUNTIF([.C27:.M27];&quot;kvit$&quot;)" office:value-type="float" office:value="2" calcext:value-type="float">
            <text:p>2</text:p>
          </table:table-cell>
          <table:table-cell table:style-name="ce154" table:formula="of:=COUNTBLANK([.C27:.M27])" office:value-type="float" office:value="0" calcext:value-type="float">
            <text:p>0</text:p>
          </table:table-cell>
          <table:table-cell table:style-name="ce155" table:formula="of:=COUNTIF([.C27:.M27];&quot;x&quot;)" office:value-type="float" office:value="0" calcext:value-type="float">
            <text:p>0</text:p>
          </table:table-cell>
          <table:table-cell table:style-name="ce156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3" calcext:value-type="float">
            <text:p>3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1-27" calcext:value-type="date">
            <text:p>27. XI. 12</text:p>
          </table:table-cell>
          <table:table-cell table:style-name="ce148" table:formula="of:=TEXT([.A28];&quot;Ddd&quot;)" office:value-type="string" office:string-value="tor" calcext:value-type="string">
            <text:p>tor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ŠOŠ</text:p>
          </table:table-cell>
          <table:table-cell table:style-name="ce153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 calcext:value-type="float">
            <text:p>1</text:p>
          </table:table-cell>
          <table:table-cell table:style-name="ce153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1" calcext:value-type="float">
            <text:p>1</text:p>
          </table:table-cell>
          <table:table-cell table:style-name="ce153" table:formula="of:=COUNTIF([.C28:.M28];&quot;51&quot;)+COUNTIF([.C28:.M28];&quot;51$&quot;)+COUNTIF([.C28:.M28];&quot;51☻&quot;)" office:value-type="float" office:value="2" calcext:value-type="float">
            <text:p>2</text:p>
          </table:table-cell>
          <table:table-cell table:style-name="ce153" table:formula="of:=COUNTIF([.C28:.M28];&quot;52&quot;)+COUNTIF([.C28:.M28];&quot;52$&quot;)+COUNTIF([.C28:.M28];&quot;52☻&quot;)" office:value-type="float" office:value="2" calcext:value-type="float">
            <text:p>2</text:p>
          </table:table-cell>
          <table:table-cell table:style-name="ce153" table:formula="of:=COUNTIF([.C28:.M28];&quot;51¶&quot;)" office:value-type="float" office:value="1" calcext:value-type="float">
            <text:p>1</text:p>
          </table:table-cell>
          <table:table-cell table:style-name="ce153" table:formula="of:=COUNTIF([.C28:.M28];&quot;52¶&quot;)" office:value-type="float" office:value="1" calcext:value-type="float">
            <text:p>1</text:p>
          </table:table-cell>
          <table:table-cell table:style-name="ce153" table:formula="of:=COUNTIF([.C28:.M28];&quot;U&quot;)+COUNTIF([.C28:.M28];&quot;U☻&quot;)+COUNTIF([.C28:.M28];&quot;U☺&quot;)" office:value-type="float" office:value="1" calcext:value-type="float">
            <text:p>1</text:p>
          </table:table-cell>
          <table:table-cell table:style-name="ce153" table:formula="of:=COUNTIF([.C28:.M28];&quot;KVIT&quot;)+COUNTIF([.C28:.M28];&quot;KVIT☻&quot;)+COUNTIF([.C28:.M28];&quot;kvit$&quot;)" office:value-type="float" office:value="2" calcext:value-type="float">
            <text:p>2</text:p>
          </table:table-cell>
          <table:table-cell table:style-name="ce154" table:formula="of:=COUNTBLANK([.C28:.M28])" office:value-type="float" office:value="0" calcext:value-type="float">
            <text:p>0</text:p>
          </table:table-cell>
          <table:table-cell table:style-name="ce155" table:formula="of:=COUNTIF([.C28:.M28];&quot;x&quot;)" office:value-type="float" office:value="1" calcext:value-type="float">
            <text:p>1</text:p>
          </table:table-cell>
          <table:table-cell table:style-name="ce156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4" calcext:value-type="float">
            <text:p>4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1-28" calcext:value-type="date">
            <text:p>28. XI. 12</text:p>
          </table:table-cell>
          <table:table-cell table:style-name="ce148" table:formula="of:=TEXT([.A29];&quot;Ddd&quot;)" office:value-type="string" office:string-value="sre" calcext:value-type="string">
            <text:p>sre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9" office:value-type="string" calcext:value-type="string">
            <text:p>K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GRY</text:p>
          </table:table-cell>
          <table:table-cell table:style-name="ce29" office:value-type="string" calcext:value-type="string">
            <text:p>ŠOŠ</text:p>
          </table:table-cell>
          <table:table-cell table:style-name="ce153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 calcext:value-type="float">
            <text:p>1</text:p>
          </table:table-cell>
          <table:table-cell table:style-name="ce153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0" calcext:value-type="float">
            <text:p>0</text:p>
          </table:table-cell>
          <table:table-cell table:style-name="ce153" table:formula="of:=COUNTIF([.C29:.M29];&quot;51&quot;)+COUNTIF([.C29:.M29];&quot;51$&quot;)+COUNTIF([.C29:.M29];&quot;51☻&quot;)" office:value-type="float" office:value="3" calcext:value-type="float">
            <text:p>3</text:p>
          </table:table-cell>
          <table:table-cell table:style-name="ce153" table:formula="of:=COUNTIF([.C29:.M29];&quot;52&quot;)+COUNTIF([.C29:.M29];&quot;52$&quot;)+COUNTIF([.C29:.M29];&quot;52☻&quot;)" office:value-type="float" office:value="1" calcext:value-type="float">
            <text:p>1</text:p>
          </table:table-cell>
          <table:table-cell table:style-name="ce153" table:formula="of:=COUNTIF([.C29:.M29];&quot;51¶&quot;)" office:value-type="float" office:value="1" calcext:value-type="float">
            <text:p>1</text:p>
          </table:table-cell>
          <table:table-cell table:style-name="ce153" table:formula="of:=COUNTIF([.C29:.M29];&quot;52¶&quot;)" office:value-type="float" office:value="1" calcext:value-type="float">
            <text:p>1</text:p>
          </table:table-cell>
          <table:table-cell table:style-name="ce153" table:formula="of:=COUNTIF([.C29:.M29];&quot;U&quot;)+COUNTIF([.C29:.M29];&quot;U☻&quot;)+COUNTIF([.C29:.M29];&quot;U☺&quot;)" office:value-type="float" office:value="0" calcext:value-type="float">
            <text:p>0</text:p>
          </table:table-cell>
          <table:table-cell table:style-name="ce153" table:formula="of:=COUNTIF([.C29:.M29];&quot;KVIT&quot;)+COUNTIF([.C29:.M29];&quot;KVIT☻&quot;)+COUNTIF([.C29:.M29];&quot;kvit$&quot;)" office:value-type="float" office:value="2" calcext:value-type="float">
            <text:p>2</text:p>
          </table:table-cell>
          <table:table-cell table:style-name="ce154" table:formula="of:=COUNTBLANK([.C29:.M29])" office:value-type="float" office:value="0" calcext:value-type="float">
            <text:p>0</text:p>
          </table:table-cell>
          <table:table-cell table:style-name="ce155" table:formula="of:=COUNTIF([.C29:.M29];&quot;x&quot;)" office:value-type="float" office:value="1" calcext:value-type="float">
            <text:p>1</text:p>
          </table:table-cell>
          <table:table-cell table:style-name="ce156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4" calcext:value-type="float">
            <text:p>4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1-29" calcext:value-type="date">
            <text:p>29. XI. 12</text:p>
          </table:table-cell>
          <table:table-cell table:style-name="ce148" table:formula="of:=TEXT([.A30];&quot;Ddd&quot;)" office:value-type="string" office:string-value="čet" calcext:value-type="string">
            <text:p>če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8" office:value-type="string" calcext:value-type="string">
            <text:p>MIR</text:p>
          </table:table-cell>
          <table:table-cell table:style-name="ce29" office:value-type="string" calcext:value-type="string">
            <text:p>PIN</text:p>
          </table:table-cell>
          <table:table-cell table:style-name="ce153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1" calcext:value-type="float">
            <text:p>1</text:p>
          </table:table-cell>
          <table:table-cell table:style-name="ce153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0" calcext:value-type="float">
            <text:p>0</text:p>
          </table:table-cell>
          <table:table-cell table:style-name="ce153" table:formula="of:=COUNTIF([.C30:.M30];&quot;51&quot;)+COUNTIF([.C30:.M30];&quot;51$&quot;)+COUNTIF([.C30:.M30];&quot;51☻&quot;)" office:value-type="float" office:value="2" calcext:value-type="float">
            <text:p>2</text:p>
          </table:table-cell>
          <table:table-cell table:style-name="ce153" table:formula="of:=COUNTIF([.C30:.M30];&quot;52&quot;)+COUNTIF([.C30:.M30];&quot;52$&quot;)+COUNTIF([.C30:.M30];&quot;52☻&quot;)" office:value-type="float" office:value="2" calcext:value-type="float">
            <text:p>2</text:p>
          </table:table-cell>
          <table:table-cell table:style-name="ce153" table:formula="of:=COUNTIF([.C30:.M30];&quot;51¶&quot;)" office:value-type="float" office:value="0" calcext:value-type="float">
            <text:p>0</text:p>
          </table:table-cell>
          <table:table-cell table:style-name="ce153" table:formula="of:=COUNTIF([.C30:.M30];&quot;52¶&quot;)" office:value-type="float" office:value="1" calcext:value-type="float">
            <text:p>1</text:p>
          </table:table-cell>
          <table:table-cell table:style-name="ce153" table:formula="of:=COUNTIF([.C30:.M30];&quot;U&quot;)+COUNTIF([.C30:.M30];&quot;U☻&quot;)+COUNTIF([.C30:.M30];&quot;U☺&quot;)" office:value-type="float" office:value="1" calcext:value-type="float">
            <text:p>1</text:p>
          </table:table-cell>
          <table:table-cell table:style-name="ce153" table:formula="of:=COUNTIF([.C30:.M30];&quot;KVIT&quot;)+COUNTIF([.C30:.M30];&quot;KVIT☻&quot;)+COUNTIF([.C30:.M30];&quot;kvit$&quot;)" office:value-type="float" office:value="2" calcext:value-type="float">
            <text:p>2</text:p>
          </table:table-cell>
          <table:table-cell table:style-name="ce154" table:formula="of:=COUNTBLANK([.C30:.M30])" office:value-type="float" office:value="0" calcext:value-type="float">
            <text:p>0</text:p>
          </table:table-cell>
          <table:table-cell table:style-name="ce155" table:formula="of:=COUNTIF([.C30:.M30];&quot;x&quot;)" office:value-type="float" office:value="1" calcext:value-type="float">
            <text:p>1</text:p>
          </table:table-cell>
          <table:table-cell table:style-name="ce156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4" calcext:value-type="float">
            <text:p>4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44" office:value-type="date" office:date-value="2012-11-30" calcext:value-type="date">
            <text:p>30. XI. 12</text:p>
          </table:table-cell>
          <table:table-cell table:style-name="ce148" table:formula="of:=TEXT([.A31];&quot;Ddd&quot;)" office:value-type="string" office:string-value="pet" calcext:value-type="string">
            <text:p>pe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5" office:value-type="string" calcext:value-type="string"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PIN</text:p>
          </table:table-cell>
          <table:table-cell table:style-name="ce153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 calcext:value-type="float">
            <text:p>1</text:p>
          </table:table-cell>
          <table:table-cell table:style-name="ce153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1" calcext:value-type="float">
            <text:p>1</text:p>
          </table:table-cell>
          <table:table-cell table:style-name="ce153" table:formula="of:=COUNTIF([.C31:.M31];&quot;51&quot;)+COUNTIF([.C31:.M31];&quot;51$&quot;)+COUNTIF([.C31:.M31];&quot;51☻&quot;)" office:value-type="float" office:value="1" calcext:value-type="float">
            <text:p>1</text:p>
          </table:table-cell>
          <table:table-cell table:style-name="ce153" table:formula="of:=COUNTIF([.C31:.M31];&quot;52&quot;)+COUNTIF([.C31:.M31];&quot;52$&quot;)+COUNTIF([.C31:.M31];&quot;52☻&quot;)" office:value-type="float" office:value="1" calcext:value-type="float">
            <text:p>1</text:p>
          </table:table-cell>
          <table:table-cell table:style-name="ce153" table:formula="of:=COUNTIF([.C31:.M31];&quot;51¶&quot;)" office:value-type="float" office:value="1" calcext:value-type="float">
            <text:p>1</text:p>
          </table:table-cell>
          <table:table-cell table:style-name="ce153" table:formula="of:=COUNTIF([.C31:.M31];&quot;52¶&quot;)" office:value-type="float" office:value="1" calcext:value-type="float">
            <text:p>1</text:p>
          </table:table-cell>
          <table:table-cell table:style-name="ce153" table:formula="of:=COUNTIF([.C31:.M31];&quot;U&quot;)+COUNTIF([.C31:.M31];&quot;U☻&quot;)+COUNTIF([.C31:.M31];&quot;U☺&quot;)" office:value-type="float" office:value="0" calcext:value-type="float">
            <text:p>0</text:p>
          </table:table-cell>
          <table:table-cell table:style-name="ce153" table:formula="of:=COUNTIF([.C31:.M31];&quot;KVIT&quot;)+COUNTIF([.C31:.M31];&quot;KVIT☻&quot;)+COUNTIF([.C31:.M31];&quot;kvit$&quot;)" office:value-type="float" office:value="2" calcext:value-type="float">
            <text:p>2</text:p>
          </table:table-cell>
          <table:table-cell table:style-name="ce154" table:formula="of:=COUNTBLANK([.C31:.M31])" office:value-type="float" office:value="0" calcext:value-type="float">
            <text:p>0</text:p>
          </table:table-cell>
          <table:table-cell table:style-name="ce155" table:formula="of:=COUNTIF([.C31:.M31];&quot;x&quot;)" office:value-type="float" office:value="1" calcext:value-type="float">
            <text:p>1</text:p>
          </table:table-cell>
          <table:table-cell table:style-name="ce156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2" calcext:value-type="float">
            <text:p>2</text:p>
          </table:table-cell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45" table:number-columns-repeated="2"/>
          <table:table-cell table:style-name="ce16" table:number-columns-repeated="24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8">
          <table:table-cell table:style-name="ce145" table:number-columns-repeated="2"/>
          <table:table-cell table:style-name="ce16" table:number-columns-repeated="255"/>
          <table:table-cell table:number-columns-repeated="767"/>
        </table:table-row>
        <table:table-row table:style-name="ro7">
          <table:table-cell table:style-name="ce16"/>
          <table:table-cell table:style-name="ce145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MIO</text:p>
          </table:table-cell>
          <table:table-cell table:style-name="ce29" office:value-type="string" calcext:value-type="string">
            <text:p>BOŽ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DRN</text:p>
          </table:table-cell>
          <table:table-cell table:style-name="ce29" office:value-type="string" calcext:value-type="string">
            <text:p>TAL</text:p>
          </table:table-cell>
          <table:table-cell table:style-name="ce16" table:number-columns-repeated="13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8">
          <table:table-cell table:style-name="ce16"/>
          <table:table-cell table:style-name="ce149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 calcext:value-type="float">
            <text:p>0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 calcext:value-type="float">
            <text:p>2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 calcext:value-type="float">
            <text:p>6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 calcext:value-type="float">
            <text:p>2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 calcext:value-type="float">
            <text:p>0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 calcext:value-type="float">
            <text:p>0</text:p>
          </table:table-cell>
          <table:table-cell table:style-name="ce32"/>
          <table:table-cell table:style-name="ce32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21"/>
          <table:table-cell table:style-name="ce150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6" calcext:value-type="float">
            <text:p>6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6" calcext:value-type="float">
            <text:p>6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 calcext:value-type="float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1" calcext:value-type="float">
            <text:p>1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 calcext:value-type="float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 calcext:value-type="float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 calcext:value-type="float">
            <text:p>5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0" calcext:value-type="float">
            <text:p>0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7"/>
        </table:table-row>
        <table:table-row table:style-name="ro6">
          <table:table-cell table:style-name="ce21"/>
          <table:table-cell table:style-name="ce150" office:value-type="string" calcext:value-type="string">
            <text:p>Σ</text:p>
          </table:table-cell>
          <table:table-cell table:style-name="ce33" table:formula="of:=SUM([.C35:.C36])" office:value-type="float" office:value="6" calcext:value-type="float">
            <text:p>6</text:p>
          </table:table-cell>
          <table:table-cell table:style-name="ce33" table:formula="of:=SUM([.D35:.D36])" office:value-type="float" office:value="6" calcext:value-type="float">
            <text:p>6</text:p>
          </table:table-cell>
          <table:table-cell table:style-name="ce33" table:formula="of:=SUM([.E35:.E36])" office:value-type="float" office:value="5" calcext:value-type="float">
            <text:p>5</text:p>
          </table:table-cell>
          <table:table-cell table:style-name="ce33" table:formula="of:=SUM([.F35:.F36])" office:value-type="float" office:value="3" calcext:value-type="float">
            <text:p>3</text:p>
          </table:table-cell>
          <table:table-cell table:style-name="ce33" table:formula="of:=SUM([.G35:.G36])" office:value-type="float" office:value="6" calcext:value-type="float">
            <text:p>6</text:p>
          </table:table-cell>
          <table:table-cell table:style-name="ce33" table:formula="of:=SUM([.H35:.H36])" office:value-type="float" office:value="2" calcext:value-type="float">
            <text:p>2</text:p>
          </table:table-cell>
          <table:table-cell table:style-name="ce33" table:formula="of:=SUM([.I35:.I36])" office:value-type="float" office:value="0" calcext:value-type="float">
            <text:p>0</text:p>
          </table:table-cell>
          <table:table-cell table:style-name="ce33" table:formula="of:=SUM([.J35:.J36])" office:value-type="float" office:value="5" calcext:value-type="float">
            <text:p>5</text:p>
          </table:table-cell>
          <table:table-cell table:style-name="ce33" table:formula="of:=SUM([.K35:.K36])" office:value-type="float" office:value="5" calcext:value-type="float">
            <text:p>5</text:p>
          </table:table-cell>
          <table:table-cell table:style-name="ce33"/>
          <table:table-cell table:style-name="ce33" table:formula="of:=SUM([.M35:.M36])" office:value-type="float" office:value="3" calcext:value-type="float">
            <text:p>3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7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 calcext:value-type="float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7" calcext:value-type="float">
            <text:p>7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8" calcext:value-type="float">
            <text:p>8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7" calcext:value-type="float">
            <text:p>7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 calcext:value-type="float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8" calcext:value-type="float">
            <text:p>8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0" calcext:value-type="float">
            <text:p>0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7"/>
        </table:table-row>
        <table:table-row table:style-name="ro1">
          <table:table-cell table:style-name="ce21"/>
          <table:table-cell table:style-name="ce26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64" table:number-columns-repeated="996"/>
        </table:table-row>
        <table:table-row table:style-name="ro1">
          <table:table-cell table:style-name="ce16"/>
          <table:table-cell table:style-name="ce146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0" calcext:value-type="float">
            <text:p>0</text:p>
          </table:table-cell>
          <table:table-cell table:style-name="ce34" table:formula="of:=COUNTIF([.D2:.D32];&quot;D&quot;)" office:value-type="float" office:value="1" calcext:value-type="float">
            <text:p>1</text:p>
          </table:table-cell>
          <table:table-cell table:style-name="ce34" table:formula="of:=COUNTIF([.E2:.E32];&quot;D&quot;)" office:value-type="float" office:value="5" calcext:value-type="float">
            <text:p>5</text:p>
          </table:table-cell>
          <table:table-cell table:style-name="ce34" table:formula="of:=COUNTIF([.F2:.F32];&quot;D&quot;)" office:value-type="float" office:value="2" calcext:value-type="float">
            <text:p>2</text:p>
          </table:table-cell>
          <table:table-cell table:style-name="ce34" table:formula="of:=COUNTIF([.G2:.G32];&quot;D&quot;)" office:value-type="float" office:value="0" calcext:value-type="float">
            <text:p>0</text:p>
          </table:table-cell>
          <table:table-cell table:style-name="ce34" table:formula="of:=COUNTIF([.H2:.H32];&quot;D&quot;)" office:value-type="float" office:value="0" calcext:value-type="float">
            <text:p>0</text:p>
          </table:table-cell>
          <table:table-cell table:style-name="ce34" table:formula="of:=COUNTIF([.I2:.I32];&quot;D&quot;)" office:value-type="float" office:value="7" calcext:value-type="float">
            <text:p>7</text:p>
          </table:table-cell>
          <table:table-cell table:style-name="ce34" table:formula="of:=COUNTIF([.J2:.J32];&quot;D&quot;)" office:value-type="float" office:value="4" calcext:value-type="float">
            <text:p>4</text:p>
          </table:table-cell>
          <table:table-cell table:style-name="ce34" table:formula="of:=COUNTIF([.K2:.K32];&quot;D&quot;)" office:value-type="float" office:value="0" calcext:value-type="float">
            <text:p>0</text:p>
          </table:table-cell>
          <table:table-cell table:style-name="ce34"/>
          <table:table-cell table:style-name="ce34" table:formula="of:=COUNTIF([.M2:.M32];&quot;D&quot;)" office:value-type="float" office:value="5" calcext:value-type="float">
            <text:p>5</text:p>
          </table:table-cell>
          <table:table-cell table:style-name="ce16" table:number-columns-repeated="13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1">
          <table:table-cell table:style-name="ce16"/>
          <table:table-cell table:style-name="ce146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1" calcext:value-type="float">
            <text:p>1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7" calcext:value-type="float">
            <text:p>7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34"/>
          <table:table-cell table:style-name="ce34" table:formula="of:=COUNTIF([.M2:.M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1">
          <table:table-cell table:style-name="ce16"/>
          <table:table-cell table:style-name="ce151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0" calcext:value-type="float">
            <text:p>0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/>
          <table:table-cell table:style-name="ce34" table:formula="of:=COUNTIF([.M2:.M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1">
          <table:table-cell table:style-name="ce16"/>
          <table:table-cell table:style-name="ce57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5" calcext:value-type="float">
            <text:p>5</text:p>
          </table:table-cell>
          <table:table-cell table:style-name="ce34" table:formula="of:=COUNTIF([.D2:.D32];&quot;X&quot;)" office:value-type="float" office:value="2" calcext:value-type="float">
            <text:p>2</text:p>
          </table:table-cell>
          <table:table-cell table:style-name="ce34" table:formula="of:=COUNTIF([.E2:.E32];&quot;X&quot;)" office:value-type="float" office:value="2" calcext:value-type="float">
            <text:p>2</text:p>
          </table:table-cell>
          <table:table-cell table:style-name="ce34" table:formula="of:=COUNTIF([.F2:.F32];&quot;X&quot;)" office:value-type="float" office:value="2" calcext:value-type="float">
            <text:p>2</text:p>
          </table:table-cell>
          <table:table-cell table:style-name="ce34" table:formula="of:=COUNTIF([.G2:.G32];&quot;X&quot;)" office:value-type="float" office:value="1" calcext:value-type="float">
            <text:p>1</text:p>
          </table:table-cell>
          <table:table-cell table:style-name="ce34" table:formula="of:=COUNTIF([.H2:.H32];&quot;X&quot;)" office:value-type="float" office:value="2" calcext:value-type="float">
            <text:p>2</text:p>
          </table:table-cell>
          <table:table-cell table:style-name="ce34" table:formula="of:=COUNTIF([.I2:.I32];&quot;X&quot;)" office:value-type="float" office:value="0" calcext:value-type="float">
            <text:p>0</text:p>
          </table:table-cell>
          <table:table-cell table:style-name="ce34" table:formula="of:=COUNTIF([.J2:.J32];&quot;X&quot;)" office:value-type="float" office:value="5" calcext:value-type="float">
            <text:p>5</text:p>
          </table:table-cell>
          <table:table-cell table:style-name="ce34" table:formula="of:=COUNTIF([.K2:.K32];&quot;X&quot;)" office:value-type="float" office:value="3" calcext:value-type="float">
            <text:p>3</text:p>
          </table:table-cell>
          <table:table-cell table:style-name="ce34"/>
          <table:table-cell table:style-name="ce34" table:formula="of:=COUNTIF([.M2:.M32];&quot;X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1">
          <table:table-cell table:style-name="ce16"/>
          <table:table-cell table:style-name="ce152" office:value-type="string" calcext:value-type="string">
            <text:p>TX</text:p>
          </table:table-cell>
          <table:table-cell table:style-name="ce34" table:formula="of:=COUNTIF([.O2:.O32];&quot;KOS&quot;)" office:value-type="float" office:value="2" calcext:value-type="float">
            <text:p>2</text:p>
          </table:table-cell>
          <table:table-cell table:style-name="ce34" table:formula="of:=COUNTIF([.O2:.O32];&quot;ŠOŠ&quot;)" office:value-type="float" office:value="5" calcext:value-type="float">
            <text:p>5</text:p>
          </table:table-cell>
          <table:table-cell table:style-name="ce34" table:formula="of:=COUNTIF([.O2:.O32];&quot;PIN&quot;)" office:value-type="float" office:value="5" calcext:value-type="float">
            <text:p>5</text:p>
          </table:table-cell>
          <table:table-cell table:style-name="ce34" table:formula="of:=COUNTIF([.O2:.O32];&quot;KON&quot;)" office:value-type="float" office:value="2" calcext:value-type="float">
            <text:p>2</text:p>
          </table:table-cell>
          <table:table-cell table:style-name="ce34" table:formula="of:=COUNTIF([.O2:.O32];&quot;oro&quot;)" office:value-type="float" office:value="0" calcext:value-type="float">
            <text:p>0</text:p>
          </table:table-cell>
          <table:table-cell table:style-name="ce34" table:formula="of:=COUNTIF([.O2:.O32];&quot;AND&quot;)" office:value-type="float" office:value="0" calcext:value-type="float">
            <text:p>0</text:p>
          </table:table-cell>
          <table:table-cell table:style-name="ce34" table:formula="of:=COUNTIF([.O2:.O32];&quot;ROD&quot;)" office:value-type="float" office:value="0" calcext:value-type="float">
            <text:p>0</text:p>
          </table:table-cell>
          <table:table-cell table:style-name="ce34" table:formula="of:=COUNTIF([.O2:.O32];&quot;DAN&quot;)" office:value-type="float" office:value="6" calcext:value-type="float">
            <text:p>6</text:p>
          </table:table-cell>
          <table:table-cell table:style-name="ce34" table:formula="of:=COUNTIF([.O2:.O32];&quot;MŠŠ&quot;)" office:value-type="float" office:value="5" calcext:value-type="float">
            <text:p>5</text:p>
          </table:table-cell>
          <table:table-cell table:style-name="ce34"/>
          <table:table-cell table:style-name="ce34" table:formula="of:=COUNTIF([.O2:.O32];&quot;ŠT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1">
          <table:table-cell table:style-name="ce16"/>
          <table:table-cell table:style-name="ce57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5" calcext:value-type="float">
            <text:p>5</text:p>
          </table:table-cell>
          <table:table-cell table:style-name="ce1" table:formula="of:=COUNTIF([.D2:.D32];&quot;51¶&quot;)+COUNTIF([.D2:.D32];&quot;52¶&quot;)+COUNTIF([.D2:.D32];&quot;kvit¶&quot;)" office:value-type="float" office:value="1" calcext:value-type="float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1" calcext:value-type="float">
            <text:p>1</text:p>
          </table:table-cell>
          <table:table-cell table:style-name="ce1" table:formula="of:=COUNTIF([.F2:.F32];&quot;51¶&quot;)+COUNTIF([.F2:.F32];&quot;52¶&quot;)+COUNTIF([.F2:.F32];&quot;kvit¶&quot;)" office:value-type="float" office:value="4" calcext:value-type="float">
            <text:p>4</text:p>
          </table:table-cell>
          <table:table-cell table:style-name="ce1" table:formula="of:=COUNTIF([.G2:.G32];&quot;51¶&quot;)+COUNTIF([.G2:.G32];&quot;52¶&quot;)+COUNTIF([.G2:.G32];&quot;kvit¶&quot;)" office:value-type="float" office:value="4" calcext:value-type="float">
            <text:p>4</text:p>
          </table:table-cell>
          <table:table-cell table:style-name="ce1" table:formula="of:=COUNTIF([.H2:.H32];&quot;51¶&quot;)+COUNTIF([.H2:.H32];&quot;52¶&quot;)+COUNTIF([.H2:.H32];&quot;kvit¶&quot;)" office:value-type="float" office:value="4" calcext:value-type="float">
            <text:p>4</text:p>
          </table:table-cell>
          <table:table-cell table:style-name="ce1" table:formula="of:=COUNTIF([.I2:.I32];&quot;51¶&quot;)+COUNTIF([.I2:.I32];&quot;52¶&quot;)+COUNTIF([.I2:.I32];&quot;kvit¶&quot;)" office:value-type="float" office:value="4" calcext:value-type="float">
            <text:p>4</text:p>
          </table:table-cell>
          <table:table-cell table:style-name="ce1" table:formula="of:=COUNTIF([.J2:.J32];&quot;51¶&quot;)+COUNTIF([.J2:.J32];&quot;52¶&quot;)+COUNTIF([.J2:.J32];&quot;kvit¶&quot;)" office:value-type="float" office:value="4" calcext:value-type="float">
            <text:p>4</text:p>
          </table:table-cell>
          <table:table-cell table:style-name="ce1" table:formula="of:=COUNTIF([.K2:.K32];&quot;51¶&quot;)+COUNTIF([.K2:.K32];&quot;52¶&quot;)+COUNTIF([.K2:.K32];&quot;kvit¶&quot;)" office:value-type="float" office:value="5" calcext:value-type="float">
            <text:p>5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5" calcext:value-type="float">
            <text:p>5</text:p>
          </table:table-cell>
          <table:table-cell table:style-name="ce16" table:number-columns-repeated="13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1">
          <table:table-cell table:style-name="ce16"/>
          <table:table-cell table:style-name="ce146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2" calcext:value-type="float">
            <text:p>2</text:p>
          </table:table-cell>
          <table:table-cell table:style-name="ce1" table:formula="of:=COUNTIF([.H2:.H32];&quot;U☺&quot;)+COUNTIF([.H2:.H32];&quot;U☻&quot;)+COUNTIF([.H2:.H32];&quot;U&quot;)" office:value-type="float" office:value="4" calcext:value-type="float">
            <text:p>4</text:p>
          </table:table-cell>
          <table:table-cell table:style-name="ce1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1">
          <table:table-cell table:style-name="ce16"/>
          <table:table-cell table:style-name="ce145"/>
          <table:table-cell table:style-name="ce16" table:number-columns-repeated="24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1" table:number-rows-repeated="97">
          <table:table-cell table:style-name="ce16"/>
          <table:table-cell table:style-name="ce145"/>
          <table:table-cell table:style-name="ce16" table:number-columns-repeated="24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2">
          <table:table-cell table:style-name="ce16"/>
          <table:table-cell table:style-name="ce145"/>
          <table:table-cell table:style-name="ce16" table:number-columns-repeated="255"/>
          <table:table-cell table:number-columns-repeated="767"/>
        </table:table-row>
        <table:table-row table:style-name="ro2" table:number-rows-repeated="901">
          <table:table-cell table:style-name="ce16"/>
          <table:table-cell table:style-name="ce145"/>
          <table:table-cell table:style-name="ce16" table:number-columns-repeated="255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november.B2:november.B31">
            <calcext:condition calcext:apply-style-name="ConditionalStyle_97" calcext:value="=&quot;sob&quot;" calcext:base-cell-address="november.B2"/>
            <calcext:condition calcext:apply-style-name="ConditionalStyle_98" calcext:value="=&quot;ned&quot;" calcext:base-cell-address="november.B2"/>
          </calcext:conditional-format>
          <calcext:conditional-format calcext:target-range-address="november.P2:november.W31">
            <calcext:condition calcext:apply-style-name="ConditionalStyle_99" calcext:value="&lt;1" calcext:base-cell-address="november.P2"/>
            <calcext:condition calcext:apply-style-name="ConditionalStyle_100" calcext:value="&gt;1" calcext:base-cell-address="november.P2"/>
          </calcext:conditional-format>
          <calcext:conditional-format calcext:target-range-address="november.X2:november.X31">
            <calcext:condition calcext:apply-style-name="ConditionalStyle_101" calcext:value="!=0" calcext:base-cell-address="november.X2"/>
          </calcext:conditional-format>
          <calcext:conditional-format calcext:target-range-address="november.Y2:november.Y31">
            <calcext:condition calcext:apply-style-name="ConditionalStyle_102" calcext:value="=1" calcext:base-cell-address="november.Y2"/>
            <calcext:condition calcext:apply-style-name="ConditionalStyle_103" calcext:value="&gt;1" calcext:base-cell-address="november.Y2"/>
          </calcext:conditional-format>
          <calcext:conditional-format calcext:target-range-address="november.Z2:november.Z31">
            <calcext:condition calcext:apply-style-name="ConditionalStyle_104" calcext:value="&lt;2" calcext:base-cell-address="november.Z2"/>
            <calcext:condition calcext:apply-style-name="ConditionalStyle_105" calcext:value="&gt;2" calcext:base-cell-address="november.Z2"/>
          </calcext:conditional-format>
        </calcext:conditional-formats>
      </table:table>
      <table:table table:name="december" table:style-name="ta13">
        <office:forms form:automatic-focus="false" form:apply-design-mode="false"/>
        <table:table-column table:style-name="co48" table:default-cell-style-name="ce17"/>
        <table:table-column table:style-name="co49" table:default-cell-style-name="ce17"/>
        <table:table-column table:style-name="co50" table:number-columns-repeated="13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7" table:default-cell-style-name="Default"/>
        <table:table-row table:style-name="ro6">
          <table:table-cell table:style-name="ce142" office:value-type="string" calcext:value-type="string">
            <text:p>Datum</text:p>
          </table:table-cell>
          <table:table-cell table:style-name="ce146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MIO</text:p>
          </table:table-cell>
          <table:table-cell table:style-name="ce29" office:value-type="string" calcext:value-type="string">
            <text:p>BOŽ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DRN</text:p>
          </table:table-cell>
          <table:table-cell table:style-name="ce29" office:value-type="string" calcext:value-type="string">
            <text:p>TAL</text:p>
          </table:table-cell>
          <table:table-cell table:style-name="ce45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54" office:value-type="string" calcext:value-type="string">
            <text:p>☺</text:p>
          </table:table-cell>
          <table:table-cell table:style-name="ce55" table:formula="of:=[$'Vzorci vnosov'.$A$4]" office:value-type="string" office:string-value="51" calcext:value-type="string">
            <text:p>51</text:p>
          </table:table-cell>
          <table:table-cell table:style-name="ce55" table:formula="of:=[$'Vzorci vnosov'.$A$5]" office:value-type="string" office:string-value="52" calcext:value-type="string">
            <text:p>52</text:p>
          </table:table-cell>
          <table:table-cell table:style-name="ce56" table:formula="of:=[$'Vzorci vnosov'.$A$25]" office:value-type="string" office:string-value="51¶" calcext:value-type="string">
            <text:p>51¶</text:p>
          </table:table-cell>
          <table:table-cell table:style-name="ce57" table:formula="of:=[$'Vzorci vnosov'.$A$26]" office:value-type="string" office:string-value="52¶" calcext:value-type="string">
            <text:p>52¶</text:p>
          </table:table-cell>
          <table:table-cell table:style-name="ce58" table:formula="of:=[$'Vzorci vnosov'.$A$8]" office:value-type="string" office:string-value="U" calcext:value-type="string">
            <text:p>U</text:p>
          </table:table-cell>
          <table:table-cell table:style-name="ce55" table:formula="of:=[$'Vzorci vnosov'.$A$6]" office:value-type="string" office:string-value="KVIT" calcext:value-type="string">
            <text:p>KVIT</text:p>
          </table:table-cell>
          <table:table-cell table:style-name="ce59" office:value-type="string" calcext:value-type="string">
            <text:p>Brez</text:p>
          </table:table-cell>
          <table:table-cell table:style-name="ce53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8"/>
        </table:table-row>
        <table:table-row table:style-name="ro6">
          <table:table-cell table:style-name="ce143" office:value-type="date" office:date-value="2012-12-01" calcext:value-type="date">
            <text:p>1. XII. 12</text:p>
          </table:table-cell>
          <table:table-cell table:style-name="ce159" table:formula="of:=TEXT([.A2];&quot;Ddd&quot;)" office:value-type="string" office:string-value="sob" calcext:value-type="string">
            <text:p>sob</text:p>
          </table:table-cell>
          <table:table-cell table:style-name="ce41"/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 table:number-columns-repeated="2"/>
          <table:table-cell table:style-name="ce30"/>
          <table:table-cell table:style-name="ce41"/>
          <table:table-cell table:style-name="ce31"/>
          <table:table-cell table:style-name="ce6" table:number-columns-repeated="2"/>
          <table:table-cell table:style-name="ce31"/>
          <table:table-cell table:style-name="ce68" office:value-type="string" calcext:value-type="string">
            <office:annotation draw:style-name="gr26" draw:text-style-name="P2" svg:width="3.155cm" svg:height="2.222cm" svg:x="12.929cm" svg:y="-0.013cm" draw:caption-point-x="-0.232cm" draw:caption-point-y="0.726cm">
              <dc:date>2022-03-21T00:00:00</dc:date>
              <text:p text:style-name="P1">Ne morem 7., 8., 9. in 24., 31., 1.</text:p>
            </office:annotation>
            <text:p>PIR</text:p>
          </table:table-cell>
          <table:table-cell table:style-name="ce46" office:value-type="string" calcext:value-type="string">
            <text:p>MŠŠ</text:p>
          </table:table-cell>
          <table:table-cell table:style-name="ce167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 calcext:value-type="float">
            <text:p>1</text:p>
          </table:table-cell>
          <table:table-cell table:style-name="ce167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0" calcext:value-type="float">
            <text:p>0</text:p>
          </table:table-cell>
          <table:table-cell table:style-name="ce167" table:formula="of:=COUNTIF([.C2:.M2];&quot;51&quot;)+COUNTIF([.C2:.M2];&quot;51$&quot;)+COUNTIF([.C2:.M2];&quot;51☻&quot;)" office:value-type="float" office:value="0" calcext:value-type="float">
            <text:p>0</text:p>
          </table:table-cell>
          <table:table-cell table:style-name="ce167" table:formula="of:=COUNTIF([.C2:.M2];&quot;52&quot;)+COUNTIF([.C2:.M2];&quot;52$&quot;)+COUNTIF([.C2:.M2];&quot;52☻&quot;)" office:value-type="float" office:value="0" calcext:value-type="float">
            <text:p>0</text:p>
          </table:table-cell>
          <table:table-cell table:style-name="ce167" table:formula="of:=COUNTIF([.C2:.M2];&quot;51¶&quot;)" office:value-type="float" office:value="0" calcext:value-type="float">
            <text:p>0</text:p>
          </table:table-cell>
          <table:table-cell table:style-name="ce167" table:formula="of:=COUNTIF([.C2:.M2];&quot;52¶&quot;)" office:value-type="float" office:value="0" calcext:value-type="float">
            <text:p>0</text:p>
          </table:table-cell>
          <table:table-cell table:style-name="ce167" table:formula="of:=COUNTIF([.C2:.M2];&quot;U&quot;)+COUNTIF([.C2:.M2];&quot;U☻&quot;)+COUNTIF([.C2:.M2];&quot;U☺&quot;)" office:value-type="float" office:value="0" calcext:value-type="float">
            <text:p>0</text:p>
          </table:table-cell>
          <table:table-cell table:style-name="ce167" table:formula="of:=COUNTIF([.C2:.M2];&quot;KVIT&quot;)+COUNTIF([.C2:.M2];&quot;KVIT☻&quot;)+COUNTIF([.C2:.M2];&quot;kvit$&quot;)" office:value-type="float" office:value="0" calcext:value-type="float">
            <text:p>0</text:p>
          </table:table-cell>
          <table:table-cell table:style-name="ce168" table:formula="of:=COUNTBLANK([.C2:.M2])" office:value-type="float" office:value="10" calcext:value-type="float">
            <text:p>10</text:p>
          </table:table-cell>
          <table:table-cell table:style-name="ce169" table:formula="of:=COUNTIF([.C2:.M2];&quot;x&quot;)" office:value-type="float" office:value="0" calcext:value-type="float">
            <text:p>0</text:p>
          </table:table-cell>
          <table:table-cell table:style-name="ce170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7"/>
        </table:table-row>
        <table:table-row table:style-name="ro6">
          <table:table-cell table:style-name="ce143" office:value-type="date" office:date-value="2012-12-02" calcext:value-type="date">
            <text:p>2. XII. 12</text:p>
          </table:table-cell>
          <table:table-cell table:style-name="ce159" table:formula="of:=TEXT([.A3];&quot;Ddd&quot;)" office:value-type="string" office:string-value="ned" calcext:value-type="string">
            <text:p>ned</text:p>
          </table:table-cell>
          <table:table-cell table:style-name="ce41"/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 table:number-columns-repeated="2"/>
          <table:table-cell table:style-name="ce30"/>
          <table:table-cell table:style-name="ce41"/>
          <table:table-cell table:style-name="ce31"/>
          <table:table-cell table:style-name="ce6" table:number-columns-repeated="2"/>
          <table:table-cell table:style-name="ce31"/>
          <table:table-cell table:style-name="ce68" office:value-type="string" calcext:value-type="string">
            <text:p>GRY</text:p>
          </table:table-cell>
          <table:table-cell table:style-name="ce46" office:value-type="string" calcext:value-type="string">
            <text:p>MIO</text:p>
          </table:table-cell>
          <table:table-cell table:style-name="ce167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 calcext:value-type="float">
            <text:p>1</text:p>
          </table:table-cell>
          <table:table-cell table:style-name="ce167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0" calcext:value-type="float">
            <text:p>0</text:p>
          </table:table-cell>
          <table:table-cell table:style-name="ce167" table:formula="of:=COUNTIF([.C3:.M3];&quot;51&quot;)+COUNTIF([.C3:.M3];&quot;51$&quot;)+COUNTIF([.C3:.M3];&quot;51☻&quot;)" office:value-type="float" office:value="0" calcext:value-type="float">
            <text:p>0</text:p>
          </table:table-cell>
          <table:table-cell table:style-name="ce167" table:formula="of:=COUNTIF([.C3:.M3];&quot;52&quot;)+COUNTIF([.C3:.M3];&quot;52$&quot;)+COUNTIF([.C3:.M3];&quot;52☻&quot;)" office:value-type="float" office:value="0" calcext:value-type="float">
            <text:p>0</text:p>
          </table:table-cell>
          <table:table-cell table:style-name="ce167" table:formula="of:=COUNTIF([.C3:.M3];&quot;51¶&quot;)" office:value-type="float" office:value="0" calcext:value-type="float">
            <text:p>0</text:p>
          </table:table-cell>
          <table:table-cell table:style-name="ce167" table:formula="of:=COUNTIF([.C3:.M3];&quot;52¶&quot;)" office:value-type="float" office:value="0" calcext:value-type="float">
            <text:p>0</text:p>
          </table:table-cell>
          <table:table-cell table:style-name="ce167" table:formula="of:=COUNTIF([.C3:.M3];&quot;U&quot;)+COUNTIF([.C3:.M3];&quot;U☻&quot;)+COUNTIF([.C3:.M3];&quot;U☺&quot;)" office:value-type="float" office:value="0" calcext:value-type="float">
            <text:p>0</text:p>
          </table:table-cell>
          <table:table-cell table:style-name="ce167" table:formula="of:=COUNTIF([.C3:.M3];&quot;KVIT&quot;)+COUNTIF([.C3:.M3];&quot;KVIT☻&quot;)+COUNTIF([.C3:.M3];&quot;kvit$&quot;)" office:value-type="float" office:value="0" calcext:value-type="float">
            <text:p>0</text:p>
          </table:table-cell>
          <table:table-cell table:style-name="ce168" table:formula="of:=COUNTBLANK([.C3:.M3])" office:value-type="float" office:value="10" calcext:value-type="float">
            <text:p>10</text:p>
          </table:table-cell>
          <table:table-cell table:style-name="ce169" table:formula="of:=COUNTIF([.C3:.M3];&quot;x&quot;)" office:value-type="float" office:value="0" calcext:value-type="float">
            <text:p>0</text:p>
          </table:table-cell>
          <table:table-cell table:style-name="ce170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0" calcext:value-type="float">
            <text:p>0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2-03" calcext:value-type="date">
            <text:p>3. XII. 12</text:p>
          </table:table-cell>
          <table:table-cell table:style-name="ce160" table:formula="of:=TEXT([.A4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office:annotation draw:style-name="gr26" draw:text-style-name="P2" svg:width="3.155cm" svg:height="2.222cm" svg:x="12.929cm" svg:y="1.489cm" draw:caption-point-x="-0.232cm" draw:caption-point-y="0.632cm">
              <dc:date>2022-03-21T00:00:00</dc:date>
              <text:p text:style-name="P1">Ne morem 7., 8., 9. in 24., 31., 1.</text:p>
            </office:annotation>
            <text:p>PIR</text:p>
          </table:table-cell>
          <table:table-cell table:style-name="ce29" office:value-type="string" calcext:value-type="string">
            <text:p>KOS</text:p>
          </table:table-cell>
          <table:table-cell table:style-name="ce167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 calcext:value-type="float">
            <text:p>1</text:p>
          </table:table-cell>
          <table:table-cell table:style-name="ce167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0" calcext:value-type="float">
            <text:p>0</text:p>
          </table:table-cell>
          <table:table-cell table:style-name="ce167" table:formula="of:=COUNTIF([.C4:.M4];&quot;51&quot;)+COUNTIF([.C4:.M4];&quot;51$&quot;)+COUNTIF([.C4:.M4];&quot;51☻&quot;)" office:value-type="float" office:value="1" calcext:value-type="float">
            <text:p>1</text:p>
          </table:table-cell>
          <table:table-cell table:style-name="ce167" table:formula="of:=COUNTIF([.C4:.M4];&quot;52&quot;)+COUNTIF([.C4:.M4];&quot;52$&quot;)+COUNTIF([.C4:.M4];&quot;52☻&quot;)" office:value-type="float" office:value="1" calcext:value-type="float">
            <text:p>1</text:p>
          </table:table-cell>
          <table:table-cell table:style-name="ce167" table:formula="of:=COUNTIF([.C4:.M4];&quot;51¶&quot;)" office:value-type="float" office:value="1" calcext:value-type="float">
            <text:p>1</text:p>
          </table:table-cell>
          <table:table-cell table:style-name="ce167" table:formula="of:=COUNTIF([.C4:.M4];&quot;52¶&quot;)" office:value-type="float" office:value="0" calcext:value-type="float">
            <text:p>0</text:p>
          </table:table-cell>
          <table:table-cell table:style-name="ce167" table:formula="of:=COUNTIF([.C4:.M4];&quot;U&quot;)+COUNTIF([.C4:.M4];&quot;U☻&quot;)+COUNTIF([.C4:.M4];&quot;U☺&quot;)" office:value-type="float" office:value="1" calcext:value-type="float">
            <text:p>1</text:p>
          </table:table-cell>
          <table:table-cell table:style-name="ce167" table:formula="of:=COUNTIF([.C4:.M4];&quot;KVIT&quot;)+COUNTIF([.C4:.M4];&quot;KVIT☻&quot;)+COUNTIF([.C4:.M4];&quot;kvit$&quot;)" office:value-type="float" office:value="2" calcext:value-type="float">
            <text:p>2</text:p>
          </table:table-cell>
          <table:table-cell table:style-name="ce168" table:formula="of:=COUNTBLANK([.C4:.M4])" office:value-type="float" office:value="0" calcext:value-type="float">
            <text:p>0</text:p>
          </table:table-cell>
          <table:table-cell table:style-name="ce169" table:formula="of:=COUNTIF([.C4:.M4];&quot;x&quot;)" office:value-type="float" office:value="1" calcext:value-type="float">
            <text:p>1</text:p>
          </table:table-cell>
          <table:table-cell table:style-name="ce170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2-04" calcext:value-type="date">
            <text:p>4. XII. 12</text:p>
          </table:table-cell>
          <table:table-cell table:style-name="ce160" table:formula="of:=TEXT([.A5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5" office:value-type="string" calcext:value-type="string">
            <text:p>MF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6" office:value-type="string" calcext:value-type="string">
            <text:p>Š/MI</text:p>
          </table:table-cell>
          <table:table-cell table:style-name="ce29" office:value-type="string" calcext:value-type="string">
            <text:p>KOS</text:p>
          </table:table-cell>
          <table:table-cell table:style-name="ce167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0" calcext:value-type="float">
            <text:p>0</text:p>
          </table:table-cell>
          <table:table-cell table:style-name="ce167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0" calcext:value-type="float">
            <text:p>0</text:p>
          </table:table-cell>
          <table:table-cell table:style-name="ce167" table:formula="of:=COUNTIF([.C5:.M5];&quot;51&quot;)+COUNTIF([.C5:.M5];&quot;51$&quot;)+COUNTIF([.C5:.M5];&quot;51☻&quot;)" office:value-type="float" office:value="1" calcext:value-type="float">
            <text:p>1</text:p>
          </table:table-cell>
          <table:table-cell table:style-name="ce167" table:formula="of:=COUNTIF([.C5:.M5];&quot;52&quot;)+COUNTIF([.C5:.M5];&quot;52$&quot;)+COUNTIF([.C5:.M5];&quot;52☻&quot;)" office:value-type="float" office:value="1" calcext:value-type="float">
            <text:p>1</text:p>
          </table:table-cell>
          <table:table-cell table:style-name="ce167" table:formula="of:=COUNTIF([.C5:.M5];&quot;51¶&quot;)" office:value-type="float" office:value="1" calcext:value-type="float">
            <text:p>1</text:p>
          </table:table-cell>
          <table:table-cell table:style-name="ce167" table:formula="of:=COUNTIF([.C5:.M5];&quot;52¶&quot;)" office:value-type="float" office:value="0" calcext:value-type="float">
            <text:p>0</text:p>
          </table:table-cell>
          <table:table-cell table:style-name="ce167" table:formula="of:=COUNTIF([.C5:.M5];&quot;U&quot;)+COUNTIF([.C5:.M5];&quot;U☻&quot;)+COUNTIF([.C5:.M5];&quot;U☺&quot;)" office:value-type="float" office:value="1" calcext:value-type="float">
            <text:p>1</text:p>
          </table:table-cell>
          <table:table-cell table:style-name="ce167" table:formula="of:=COUNTIF([.C5:.M5];&quot;KVIT&quot;)+COUNTIF([.C5:.M5];&quot;KVIT☻&quot;)+COUNTIF([.C5:.M5];&quot;kvit$&quot;)" office:value-type="float" office:value="2" calcext:value-type="float">
            <text:p>2</text:p>
          </table:table-cell>
          <table:table-cell table:style-name="ce168" table:formula="of:=COUNTBLANK([.C5:.M5])" office:value-type="float" office:value="0" calcext:value-type="float">
            <text:p>0</text:p>
          </table:table-cell>
          <table:table-cell table:style-name="ce169" table:formula="of:=COUNTIF([.C5:.M5];&quot;x&quot;)" office:value-type="float" office:value="1" calcext:value-type="float">
            <text:p>1</text:p>
          </table:table-cell>
          <table:table-cell table:style-name="ce170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/>
          <table:table-cell table:style-name="ce78" office:value-type="string" calcext:value-type="string">
            <office:annotation draw:style-name="gr4" draw:text-style-name="P2" svg:width="2.356cm" svg:height="0.688cm" svg:x="26.488cm" svg:y="2.193cm" draw:caption-point-x="-0.19cm" draw:caption-point-y="0.632cm">
              <dc:date>2022-03-21T00:00:00</dc:date>
              <text:p text:style-name="P1">Ne od 3-16</text:p>
            </office:annotation>
            <text:p>HOL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44" office:value-type="date" office:date-value="2012-12-05" calcext:value-type="date">
            <text:p>5. XII. 12</text:p>
          </table:table-cell>
          <table:table-cell table:style-name="ce160" table:formula="of:=TEXT([.A6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5]" office:value-type="string" office:string-value="52" calcext:value-type="string">
            <office:annotation draw:style-name="gr2" draw:text-style-name="P2" svg:width="2.779cm" svg:height="0.698cm" svg:x="7.531cm" svg:y="1.627cm" draw:caption-point-x="-0.243cm" draw:caption-point-y="1.901cm">
              <dc:date>2022-03-21T00:00:00</dc:date>
              <text:p text:style-name="P1">Samo dopoldan</text:p>
            </office:annotation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RO/R</text:p>
          </table:table-cell>
          <table:table-cell table:style-name="ce29" office:value-type="string" calcext:value-type="string">
            <text:p>KON</text:p>
          </table:table-cell>
          <table:table-cell table:style-name="ce167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0" calcext:value-type="float">
            <text:p>0</text:p>
          </table:table-cell>
          <table:table-cell table:style-name="ce167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0" calcext:value-type="float">
            <text:p>0</text:p>
          </table:table-cell>
          <table:table-cell table:style-name="ce167" table:formula="of:=COUNTIF([.C6:.M6];&quot;51&quot;)+COUNTIF([.C6:.M6];&quot;51$&quot;)+COUNTIF([.C6:.M6];&quot;51☻&quot;)" office:value-type="float" office:value="1" calcext:value-type="float">
            <text:p>1</text:p>
          </table:table-cell>
          <table:table-cell table:style-name="ce167" table:formula="of:=COUNTIF([.C6:.M6];&quot;52&quot;)+COUNTIF([.C6:.M6];&quot;52$&quot;)+COUNTIF([.C6:.M6];&quot;52☻&quot;)" office:value-type="float" office:value="1" calcext:value-type="float">
            <text:p>1</text:p>
          </table:table-cell>
          <table:table-cell table:style-name="ce167" table:formula="of:=COUNTIF([.C6:.M6];&quot;51¶&quot;)" office:value-type="float" office:value="1" calcext:value-type="float">
            <text:p>1</text:p>
          </table:table-cell>
          <table:table-cell table:style-name="ce167" table:formula="of:=COUNTIF([.C6:.M6];&quot;52¶&quot;)" office:value-type="float" office:value="1" calcext:value-type="float">
            <text:p>1</text:p>
          </table:table-cell>
          <table:table-cell table:style-name="ce167" table:formula="of:=COUNTIF([.C6:.M6];&quot;U&quot;)+COUNTIF([.C6:.M6];&quot;U☻&quot;)+COUNTIF([.C6:.M6];&quot;U☺&quot;)" office:value-type="float" office:value="1" calcext:value-type="float">
            <text:p>1</text:p>
          </table:table-cell>
          <table:table-cell table:style-name="ce167" table:formula="of:=COUNTIF([.C6:.M6];&quot;KVIT&quot;)+COUNTIF([.C6:.M6];&quot;KVIT☻&quot;)+COUNTIF([.C6:.M6];&quot;kvit$&quot;)" office:value-type="float" office:value="2" calcext:value-type="float">
            <text:p>2</text:p>
          </table:table-cell>
          <table:table-cell table:style-name="ce168" table:formula="of:=COUNTBLANK([.C6:.M6])" office:value-type="float" office:value="0" calcext:value-type="float">
            <text:p>0</text:p>
          </table:table-cell>
          <table:table-cell table:style-name="ce169" table:formula="of:=COUNTIF([.C6:.M6];&quot;x&quot;)" office:value-type="float" office:value="0" calcext:value-type="float">
            <text:p>0</text:p>
          </table:table-cell>
          <table:table-cell table:style-name="ce170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2-06" calcext:value-type="date">
            <text:p>6. XII. 12</text:p>
          </table:table-cell>
          <table:table-cell table:style-name="ce160" table:formula="of:=TEXT([.A7];&quot;Ddd&quot;)" office:value-type="string" office:string-value="čet" calcext:value-type="string">
            <text:p>če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5]" office:value-type="string" office:string-value="52" calcext:value-type="string">
            <office:annotation draw:style-name="gr2" draw:text-style-name="P2" svg:width="2.779cm" svg:height="0.698cm" svg:x="7.531cm" svg:y="2.331cm" draw:caption-point-x="-0.243cm" draw:caption-point-y="1.901cm">
              <dc:date>2022-03-21T00:00:00</dc:date>
              <text:p text:style-name="P1">Samo dopoldan</text:p>
            </office:annotation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3" office:value-type="string" calcext:value-type="string">
            <text:p>GRY</text:p>
          </table:table-cell>
          <table:table-cell table:style-name="ce29" office:value-type="string" calcext:value-type="string">
            <text:p>KON</text:p>
          </table:table-cell>
          <table:table-cell table:style-name="ce167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 calcext:value-type="float">
            <text:p>1</text:p>
          </table:table-cell>
          <table:table-cell table:style-name="ce167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0" calcext:value-type="float">
            <text:p>0</text:p>
          </table:table-cell>
          <table:table-cell table:style-name="ce167" table:formula="of:=COUNTIF([.C7:.M7];&quot;51&quot;)+COUNTIF([.C7:.M7];&quot;51$&quot;)+COUNTIF([.C7:.M7];&quot;51☻&quot;)" office:value-type="float" office:value="2" calcext:value-type="float">
            <text:p>2</text:p>
          </table:table-cell>
          <table:table-cell table:style-name="ce167" table:formula="of:=COUNTIF([.C7:.M7];&quot;52&quot;)+COUNTIF([.C7:.M7];&quot;52$&quot;)+COUNTIF([.C7:.M7];&quot;52☻&quot;)" office:value-type="float" office:value="1" calcext:value-type="float">
            <text:p>1</text:p>
          </table:table-cell>
          <table:table-cell table:style-name="ce167" table:formula="of:=COUNTIF([.C7:.M7];&quot;51¶&quot;)" office:value-type="float" office:value="1" calcext:value-type="float">
            <text:p>1</text:p>
          </table:table-cell>
          <table:table-cell table:style-name="ce167" table:formula="of:=COUNTIF([.C7:.M7];&quot;52¶&quot;)" office:value-type="float" office:value="1" calcext:value-type="float">
            <text:p>1</text:p>
          </table:table-cell>
          <table:table-cell table:style-name="ce167" table:formula="of:=COUNTIF([.C7:.M7];&quot;U&quot;)+COUNTIF([.C7:.M7];&quot;U☻&quot;)+COUNTIF([.C7:.M7];&quot;U☺&quot;)" office:value-type="float" office:value="1" calcext:value-type="float">
            <text:p>1</text:p>
          </table:table-cell>
          <table:table-cell table:style-name="ce167" table:formula="of:=COUNTIF([.C7:.M7];&quot;KVIT&quot;)+COUNTIF([.C7:.M7];&quot;KVIT☻&quot;)+COUNTIF([.C7:.M7];&quot;kvit$&quot;)" office:value-type="float" office:value="2" calcext:value-type="float">
            <text:p>2</text:p>
          </table:table-cell>
          <table:table-cell table:style-name="ce168" table:formula="of:=COUNTBLANK([.C7:.M7])" office:value-type="float" office:value="0" calcext:value-type="float">
            <text:p>0</text:p>
          </table:table-cell>
          <table:table-cell table:style-name="ce169" table:formula="of:=COUNTIF([.C7:.M7];&quot;x&quot;)" office:value-type="float" office:value="0" calcext:value-type="float">
            <text:p>0</text:p>
          </table:table-cell>
          <table:table-cell table:style-name="ce170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3" calcext:value-type="float">
            <text:p>3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2-07" calcext:value-type="date">
            <text:p>7. XII. 12</text:p>
          </table:table-cell>
          <table:table-cell table:style-name="ce160" table:formula="of:=TEXT([.A8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MŠŠ</text:p>
          </table:table-cell>
          <table:table-cell table:style-name="ce167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 calcext:value-type="float">
            <text:p>1</text:p>
          </table:table-cell>
          <table:table-cell table:style-name="ce167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1" calcext:value-type="float">
            <text:p>1</text:p>
          </table:table-cell>
          <table:table-cell table:style-name="ce167" table:formula="of:=COUNTIF([.C8:.M8];&quot;51&quot;)+COUNTIF([.C8:.M8];&quot;51$&quot;)+COUNTIF([.C8:.M8];&quot;51☻&quot;)" office:value-type="float" office:value="1" calcext:value-type="float">
            <text:p>1</text:p>
          </table:table-cell>
          <table:table-cell table:style-name="ce167" table:formula="of:=COUNTIF([.C8:.M8];&quot;52&quot;)+COUNTIF([.C8:.M8];&quot;52$&quot;)+COUNTIF([.C8:.M8];&quot;52☻&quot;)" office:value-type="float" office:value="1" calcext:value-type="float">
            <text:p>1</text:p>
          </table:table-cell>
          <table:table-cell table:style-name="ce167" table:formula="of:=COUNTIF([.C8:.M8];&quot;51¶&quot;)" office:value-type="float" office:value="1" calcext:value-type="float">
            <text:p>1</text:p>
          </table:table-cell>
          <table:table-cell table:style-name="ce167" table:formula="of:=COUNTIF([.C8:.M8];&quot;52¶&quot;)" office:value-type="float" office:value="1" calcext:value-type="float">
            <text:p>1</text:p>
          </table:table-cell>
          <table:table-cell table:style-name="ce167" table:formula="of:=COUNTIF([.C8:.M8];&quot;U&quot;)+COUNTIF([.C8:.M8];&quot;U☻&quot;)+COUNTIF([.C8:.M8];&quot;U☺&quot;)" office:value-type="float" office:value="1" calcext:value-type="float">
            <text:p>1</text:p>
          </table:table-cell>
          <table:table-cell table:style-name="ce167" table:formula="of:=COUNTIF([.C8:.M8];&quot;KVIT&quot;)+COUNTIF([.C8:.M8];&quot;KVIT☻&quot;)+COUNTIF([.C8:.M8];&quot;kvit$&quot;)" office:value-type="float" office:value="2" calcext:value-type="float">
            <text:p>2</text:p>
          </table:table-cell>
          <table:table-cell table:style-name="ce168" table:formula="of:=COUNTBLANK([.C8:.M8])" office:value-type="float" office:value="0" calcext:value-type="float">
            <text:p>0</text:p>
          </table:table-cell>
          <table:table-cell table:style-name="ce169" table:formula="of:=COUNTIF([.C8:.M8];&quot;x&quot;)" office:value-type="float" office:value="1" calcext:value-type="float">
            <text:p>1</text:p>
          </table:table-cell>
          <table:table-cell table:style-name="ce170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/>
          <table:table-cell table:style-name="ce16" office:value-type="string" calcext:value-type="string">
            <text:p>Mir 4 in 11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43" office:value-type="date" office:date-value="2012-12-08" calcext:value-type="date">
            <text:p>8. XII. 12</text:p>
          </table:table-cell>
          <table:table-cell table:style-name="ce159" table:formula="of:=TEXT([.A9];&quot;Ddd&quot;)" office:value-type="string" office:string-value="sob" calcext:value-type="string">
            <text:p>sob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37"/>
          <table:table-cell table:style-name="ce31"/>
          <table:table-cell table:style-name="ce30"/>
          <table:table-cell table:style-name="ce31" table:number-columns-repeated="2"/>
          <table:table-cell table:style-name="ce6" table:number-columns-repeated="3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ŠTU</text:p>
          </table:table-cell>
          <table:table-cell table:style-name="ce167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1" calcext:value-type="float">
            <text:p>1</text:p>
          </table:table-cell>
          <table:table-cell table:style-name="ce167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 calcext:value-type="float">
            <text:p>0</text:p>
          </table:table-cell>
          <table:table-cell table:style-name="ce167" table:formula="of:=COUNTIF([.C9:.M9];&quot;51&quot;)+COUNTIF([.C9:.M9];&quot;51$&quot;)+COUNTIF([.C9:.M9];&quot;51☻&quot;)" office:value-type="float" office:value="0" calcext:value-type="float">
            <text:p>0</text:p>
          </table:table-cell>
          <table:table-cell table:style-name="ce167" table:formula="of:=COUNTIF([.C9:.M9];&quot;52&quot;)+COUNTIF([.C9:.M9];&quot;52$&quot;)+COUNTIF([.C9:.M9];&quot;52☻&quot;)" office:value-type="float" office:value="0" calcext:value-type="float">
            <text:p>0</text:p>
          </table:table-cell>
          <table:table-cell table:style-name="ce167" table:formula="of:=COUNTIF([.C9:.M9];&quot;51¶&quot;)" office:value-type="float" office:value="0" calcext:value-type="float">
            <text:p>0</text:p>
          </table:table-cell>
          <table:table-cell table:style-name="ce167" table:formula="of:=COUNTIF([.C9:.M9];&quot;52¶&quot;)" office:value-type="float" office:value="0" calcext:value-type="float">
            <text:p>0</text:p>
          </table:table-cell>
          <table:table-cell table:style-name="ce167" table:formula="of:=COUNTIF([.C9:.M9];&quot;U&quot;)+COUNTIF([.C9:.M9];&quot;U☻&quot;)+COUNTIF([.C9:.M9];&quot;U☺&quot;)" office:value-type="float" office:value="0" calcext:value-type="float">
            <text:p>0</text:p>
          </table:table-cell>
          <table:table-cell table:style-name="ce167" table:formula="of:=COUNTIF([.C9:.M9];&quot;KVIT&quot;)+COUNTIF([.C9:.M9];&quot;KVIT☻&quot;)+COUNTIF([.C9:.M9];&quot;kvit$&quot;)" office:value-type="float" office:value="0" calcext:value-type="float">
            <text:p>0</text:p>
          </table:table-cell>
          <table:table-cell table:style-name="ce168" table:formula="of:=COUNTBLANK([.C9:.M9])" office:value-type="float" office:value="10" calcext:value-type="float">
            <text:p>10</text:p>
          </table:table-cell>
          <table:table-cell table:style-name="ce169" table:formula="of:=COUNTIF([.C9:.M9];&quot;x&quot;)" office:value-type="float" office:value="0" calcext:value-type="float">
            <text:p>0</text:p>
          </table:table-cell>
          <table:table-cell table:style-name="ce170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0" calcext:value-type="float">
            <text:p>0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/>
          <table:table-cell table:style-name="ce16" office:value-type="string" calcext:value-type="string">
            <office:annotation draw:style-name="gr27" draw:text-style-name="P2" svg:width="2.462cm" svg:height="2.698cm" svg:x="26.509cm" svg:y="3.738cm" draw:caption-point-x="-0.211cm" draw:caption-point-y="1.902cm">
              <dc:date>2022-03-21T00:00:00</dc:date>
              <text:p text:style-name="P1">4., 10. in 17.12., lahko pa tudi se enkrat med 25. in 29.12.</text:p>
            </office:annotation>
            <text:p>Štu </text:p>
          </table:table-cell>
          <table:table-cell table:style-name="ce16"/>
          <table:table-cell table:style-name="ce43" office:value-type="string" calcext:value-type="string">
            <text:p>RO/R</text:p>
          </table:table-cell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143" office:value-type="date" office:date-value="2012-12-09" calcext:value-type="date">
            <text:p>9. XII. 12</text:p>
          </table:table-cell>
          <table:table-cell table:style-name="ce159" table:formula="of:=TEXT([.A10];&quot;Ddd&quot;)" office:value-type="string" office:string-value="ned" calcext:value-type="string">
            <text:p>ned</text:p>
          </table:table-cell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/>
          <table:table-cell table:style-name="ce37"/>
          <table:table-cell table:style-name="ce31"/>
          <table:table-cell table:style-name="ce30"/>
          <table:table-cell table:style-name="ce31" table:number-columns-repeated="2"/>
          <table:table-cell table:style-name="ce6" table:number-columns-repeated="3"/>
          <table:table-cell table:style-name="ce46" office:value-type="string" calcext:value-type="string">
            <text:p>JAN</text:p>
          </table:table-cell>
          <table:table-cell table:style-name="ce46" office:value-type="string" calcext:value-type="string">
            <text:p>KON</text:p>
          </table:table-cell>
          <table:table-cell table:style-name="ce167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1" calcext:value-type="float">
            <text:p>1</text:p>
          </table:table-cell>
          <table:table-cell table:style-name="ce167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0" calcext:value-type="float">
            <text:p>0</text:p>
          </table:table-cell>
          <table:table-cell table:style-name="ce167" table:formula="of:=COUNTIF([.C10:.M10];&quot;51&quot;)+COUNTIF([.C10:.M10];&quot;51$&quot;)+COUNTIF([.C10:.M10];&quot;51☻&quot;)" office:value-type="float" office:value="0" calcext:value-type="float">
            <text:p>0</text:p>
          </table:table-cell>
          <table:table-cell table:style-name="ce167" table:formula="of:=COUNTIF([.C10:.M10];&quot;52&quot;)+COUNTIF([.C10:.M10];&quot;52$&quot;)+COUNTIF([.C10:.M10];&quot;52☻&quot;)" office:value-type="float" office:value="0" calcext:value-type="float">
            <text:p>0</text:p>
          </table:table-cell>
          <table:table-cell table:style-name="ce167" table:formula="of:=COUNTIF([.C10:.M10];&quot;51¶&quot;)" office:value-type="float" office:value="0" calcext:value-type="float">
            <text:p>0</text:p>
          </table:table-cell>
          <table:table-cell table:style-name="ce167" table:formula="of:=COUNTIF([.C10:.M10];&quot;52¶&quot;)" office:value-type="float" office:value="0" calcext:value-type="float">
            <text:p>0</text:p>
          </table:table-cell>
          <table:table-cell table:style-name="ce167" table:formula="of:=COUNTIF([.C10:.M10];&quot;U&quot;)+COUNTIF([.C10:.M10];&quot;U☻&quot;)+COUNTIF([.C10:.M10];&quot;U☺&quot;)" office:value-type="float" office:value="0" calcext:value-type="float">
            <text:p>0</text:p>
          </table:table-cell>
          <table:table-cell table:style-name="ce167" table:formula="of:=COUNTIF([.C10:.M10];&quot;KVIT&quot;)+COUNTIF([.C10:.M10];&quot;KVIT☻&quot;)+COUNTIF([.C10:.M10];&quot;kvit$&quot;)" office:value-type="float" office:value="0" calcext:value-type="float">
            <text:p>0</text:p>
          </table:table-cell>
          <table:table-cell table:style-name="ce168" table:formula="of:=COUNTBLANK([.C10:.M10])" office:value-type="float" office:value="10" calcext:value-type="float">
            <text:p>10</text:p>
          </table:table-cell>
          <table:table-cell table:style-name="ce169" table:formula="of:=COUNTIF([.C10:.M10];&quot;x&quot;)" office:value-type="float" office:value="0" calcext:value-type="float">
            <text:p>0</text:p>
          </table:table-cell>
          <table:table-cell table:style-name="ce170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0" calcext:value-type="float">
            <text:p>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2-10" calcext:value-type="date">
            <text:p>10. XII. 12</text:p>
          </table:table-cell>
          <table:table-cell table:style-name="ce160" table:formula="of:=TEXT([.A11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5" office:value-type="string" calcext:value-type="string"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9" office:value-type="string" calcext:value-type="string">
            <text:p>K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8" office:value-type="string" calcext:value-type="string">
            <text:p>ŠTU</text:p>
          </table:table-cell>
          <table:table-cell table:style-name="ce29" office:value-type="string" calcext:value-type="string">
            <text:p>DAN</text:p>
          </table:table-cell>
          <table:table-cell table:style-name="ce167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1" calcext:value-type="float">
            <text:p>1</text:p>
          </table:table-cell>
          <table:table-cell table:style-name="ce167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0" calcext:value-type="float">
            <text:p>0</text:p>
          </table:table-cell>
          <table:table-cell table:style-name="ce167" table:formula="of:=COUNTIF([.C11:.M11];&quot;51&quot;)+COUNTIF([.C11:.M11];&quot;51$&quot;)+COUNTIF([.C11:.M11];&quot;51☻&quot;)" office:value-type="float" office:value="1" calcext:value-type="float">
            <text:p>1</text:p>
          </table:table-cell>
          <table:table-cell table:style-name="ce167" table:formula="of:=COUNTIF([.C11:.M11];&quot;52&quot;)+COUNTIF([.C11:.M11];&quot;52$&quot;)+COUNTIF([.C11:.M11];&quot;52☻&quot;)" office:value-type="float" office:value="1" calcext:value-type="float">
            <text:p>1</text:p>
          </table:table-cell>
          <table:table-cell table:style-name="ce167" table:formula="of:=COUNTIF([.C11:.M11];&quot;51¶&quot;)" office:value-type="float" office:value="1" calcext:value-type="float">
            <text:p>1</text:p>
          </table:table-cell>
          <table:table-cell table:style-name="ce167" table:formula="of:=COUNTIF([.C11:.M11];&quot;52¶&quot;)" office:value-type="float" office:value="1" calcext:value-type="float">
            <text:p>1</text:p>
          </table:table-cell>
          <table:table-cell table:style-name="ce167" table:formula="of:=COUNTIF([.C11:.M11];&quot;U&quot;)+COUNTIF([.C11:.M11];&quot;U☻&quot;)+COUNTIF([.C11:.M11];&quot;U☺&quot;)" office:value-type="float" office:value="1" calcext:value-type="float">
            <text:p>1</text:p>
          </table:table-cell>
          <table:table-cell table:style-name="ce167" table:formula="of:=COUNTIF([.C11:.M11];&quot;KVIT&quot;)+COUNTIF([.C11:.M11];&quot;KVIT☻&quot;)+COUNTIF([.C11:.M11];&quot;kvit$&quot;)" office:value-type="float" office:value="2" calcext:value-type="float">
            <text:p>2</text:p>
          </table:table-cell>
          <table:table-cell table:style-name="ce168" table:formula="of:=COUNTBLANK([.C11:.M11])" office:value-type="float" office:value="0" calcext:value-type="float">
            <text:p>0</text:p>
          </table:table-cell>
          <table:table-cell table:style-name="ce169" table:formula="of:=COUNTIF([.C11:.M11];&quot;x&quot;)" office:value-type="float" office:value="0" calcext:value-type="float">
            <text:p>0</text:p>
          </table:table-cell>
          <table:table-cell table:style-name="ce170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/>
          <table:table-cell table:style-name="ce16" office:value-type="string" calcext:value-type="string">
            <text:p>Š/MI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44" office:value-type="date" office:date-value="2012-12-11" calcext:value-type="date">
            <text:p>11. XII. 12</text:p>
          </table:table-cell>
          <table:table-cell table:style-name="ce160" table:formula="of:=TEXT([.A12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96" office:value-type="string" calcext:value-type="string">
            <text:p>NPK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6" office:value-type="string" calcext:value-type="string">
            <text:p>M/GY</text:p>
          </table:table-cell>
          <table:table-cell table:style-name="ce29" office:value-type="string" calcext:value-type="string">
            <text:p>DAN</text:p>
          </table:table-cell>
          <table:table-cell table:style-name="ce167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0" calcext:value-type="float">
            <text:p>0</text:p>
          </table:table-cell>
          <table:table-cell table:style-name="ce167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0" calcext:value-type="float">
            <text:p>0</text:p>
          </table:table-cell>
          <table:table-cell table:style-name="ce167" table:formula="of:=COUNTIF([.C12:.M12];&quot;51&quot;)+COUNTIF([.C12:.M12];&quot;51$&quot;)+COUNTIF([.C12:.M12];&quot;51☻&quot;)" office:value-type="float" office:value="1" calcext:value-type="float">
            <text:p>1</text:p>
          </table:table-cell>
          <table:table-cell table:style-name="ce167" table:formula="of:=COUNTIF([.C12:.M12];&quot;52&quot;)+COUNTIF([.C12:.M12];&quot;52$&quot;)+COUNTIF([.C12:.M12];&quot;52☻&quot;)" office:value-type="float" office:value="1" calcext:value-type="float">
            <text:p>1</text:p>
          </table:table-cell>
          <table:table-cell table:style-name="ce167" table:formula="of:=COUNTIF([.C12:.M12];&quot;51¶&quot;)" office:value-type="float" office:value="0" calcext:value-type="float">
            <text:p>0</text:p>
          </table:table-cell>
          <table:table-cell table:style-name="ce167" table:formula="of:=COUNTIF([.C12:.M12];&quot;52¶&quot;)" office:value-type="float" office:value="1" calcext:value-type="float">
            <text:p>1</text:p>
          </table:table-cell>
          <table:table-cell table:style-name="ce167" table:formula="of:=COUNTIF([.C12:.M12];&quot;U&quot;)+COUNTIF([.C12:.M12];&quot;U☻&quot;)+COUNTIF([.C12:.M12];&quot;U☺&quot;)" office:value-type="float" office:value="1" calcext:value-type="float">
            <text:p>1</text:p>
          </table:table-cell>
          <table:table-cell table:style-name="ce167" table:formula="of:=COUNTIF([.C12:.M12];&quot;KVIT&quot;)+COUNTIF([.C12:.M12];&quot;KVIT☻&quot;)+COUNTIF([.C12:.M12];&quot;kvit$&quot;)" office:value-type="float" office:value="2" calcext:value-type="float">
            <text:p>2</text:p>
          </table:table-cell>
          <table:table-cell table:style-name="ce168" table:formula="of:=COUNTBLANK([.C12:.M12])" office:value-type="float" office:value="0" calcext:value-type="float">
            <text:p>0</text:p>
          </table:table-cell>
          <table:table-cell table:style-name="ce169" table:formula="of:=COUNTIF([.C12:.M12];&quot;x&quot;)" office:value-type="float" office:value="1" calcext:value-type="float">
            <text:p>1</text:p>
          </table:table-cell>
          <table:table-cell table:style-name="ce170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2" calcext:value-type="float">
            <text:p>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/>
          <table:table-cell table:style-name="ce16" office:value-type="string" calcext:value-type="string">
            <text:p>M/GY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44" office:value-type="date" office:date-value="2012-12-12" calcext:value-type="date">
            <text:p>12. XII. 12</text:p>
          </table:table-cell>
          <table:table-cell table:style-name="ce160" table:formula="of:=TEXT([.A13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5" office:value-type="string" calcext:value-type="string">
            <text:p>MF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9" office:value-type="string" calcext:value-type="string">
            <text:p>KO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96" office:value-type="string" calcext:value-type="string">
            <text:p>NPK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48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167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0" calcext:value-type="float">
            <text:p>0</text:p>
          </table:table-cell>
          <table:table-cell table:style-name="ce167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1" calcext:value-type="float">
            <text:p>1</text:p>
          </table:table-cell>
          <table:table-cell table:style-name="ce167" table:formula="of:=COUNTIF([.C13:.M13];&quot;51&quot;)+COUNTIF([.C13:.M13];&quot;51$&quot;)+COUNTIF([.C13:.M13];&quot;51☻&quot;)" office:value-type="float" office:value="1" calcext:value-type="float">
            <text:p>1</text:p>
          </table:table-cell>
          <table:table-cell table:style-name="ce167" table:formula="of:=COUNTIF([.C13:.M13];&quot;52&quot;)+COUNTIF([.C13:.M13];&quot;52$&quot;)+COUNTIF([.C13:.M13];&quot;52☻&quot;)" office:value-type="float" office:value="1" calcext:value-type="float">
            <text:p>1</text:p>
          </table:table-cell>
          <table:table-cell table:style-name="ce167" table:formula="of:=COUNTIF([.C13:.M13];&quot;51¶&quot;)" office:value-type="float" office:value="0" calcext:value-type="float">
            <text:p>0</text:p>
          </table:table-cell>
          <table:table-cell table:style-name="ce167" table:formula="of:=COUNTIF([.C13:.M13];&quot;52¶&quot;)" office:value-type="float" office:value="1" calcext:value-type="float">
            <text:p>1</text:p>
          </table:table-cell>
          <table:table-cell table:style-name="ce167" table:formula="of:=COUNTIF([.C13:.M13];&quot;U&quot;)+COUNTIF([.C13:.M13];&quot;U☻&quot;)+COUNTIF([.C13:.M13];&quot;U☺&quot;)" office:value-type="float" office:value="1" calcext:value-type="float">
            <text:p>1</text:p>
          </table:table-cell>
          <table:table-cell table:style-name="ce167" table:formula="of:=COUNTIF([.C13:.M13];&quot;KVIT&quot;)+COUNTIF([.C13:.M13];&quot;KVIT☻&quot;)+COUNTIF([.C13:.M13];&quot;kvit$&quot;)" office:value-type="float" office:value="1" calcext:value-type="float">
            <text:p>1</text:p>
          </table:table-cell>
          <table:table-cell table:style-name="ce168" table:formula="of:=COUNTBLANK([.C13:.M13])" office:value-type="float" office:value="0" calcext:value-type="float">
            <text:p>0</text:p>
          </table:table-cell>
          <table:table-cell table:style-name="ce169" table:formula="of:=COUNTIF([.C13:.M13];&quot;x&quot;)" office:value-type="float" office:value="0" calcext:value-type="float">
            <text:p>0</text:p>
          </table:table-cell>
          <table:table-cell table:style-name="ce170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/>
          <table:table-cell table:style-name="ce16" office:value-type="string" calcext:value-type="string">
            <text:p>Š/RO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44" office:value-type="date" office:date-value="2012-12-13" calcext:value-type="date">
            <text:p>13. XII. 12</text:p>
          </table:table-cell>
          <table:table-cell table:style-name="ce160" table:formula="of:=TEXT([.A14];&quot;Ddd&quot;)" office:value-type="string" office:string-value="čet" calcext:value-type="string">
            <text:p>če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5]" office:value-type="string" office:string-value="52" calcext:value-type="string">
            <office:annotation draw:style-name="gr4" draw:text-style-name="P2" svg:width="2.779cm" svg:height="0.688cm" svg:x="7.531cm" svg:y="7.257cm" draw:caption-point-x="-0.243cm" draw:caption-point-y="1.902cm">
              <dc:date>2022-03-21T00:00:00</dc:date>
              <text:p text:style-name="P1">Samo dopoldan</text:p>
            </office:annotation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3" office:value-type="string" calcext:value-type="string">
            <office:annotation draw:style-name="gr26" draw:text-style-name="P2" svg:width="3.155cm" svg:height="2.222cm" svg:x="12.929cm" svg:y="8.517cm" draw:caption-point-x="-0.232cm" draw:caption-point-y="0.642cm">
              <dc:date>2022-03-21T00:00:00</dc:date>
              <text:p text:style-name="P1">Ne morem 7., 8., 9. in 24., 31., 1.</text:p>
            </office:annotation>
            <text:p>PIR</text:p>
          </table:table-cell>
          <table:table-cell table:style-name="ce29" office:value-type="string" calcext:value-type="string">
            <text:p>MŠŠ</text:p>
          </table:table-cell>
          <table:table-cell table:style-name="ce167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 calcext:value-type="float">
            <text:p>1</text:p>
          </table:table-cell>
          <table:table-cell table:style-name="ce167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0" calcext:value-type="float">
            <text:p>0</text:p>
          </table:table-cell>
          <table:table-cell table:style-name="ce167" table:formula="of:=COUNTIF([.C14:.M14];&quot;51&quot;)+COUNTIF([.C14:.M14];&quot;51$&quot;)+COUNTIF([.C14:.M14];&quot;51☻&quot;)" office:value-type="float" office:value="2" calcext:value-type="float">
            <text:p>2</text:p>
          </table:table-cell>
          <table:table-cell table:style-name="ce167" table:formula="of:=COUNTIF([.C14:.M14];&quot;52&quot;)+COUNTIF([.C14:.M14];&quot;52$&quot;)+COUNTIF([.C14:.M14];&quot;52☻&quot;)" office:value-type="float" office:value="1" calcext:value-type="float">
            <text:p>1</text:p>
          </table:table-cell>
          <table:table-cell table:style-name="ce167" table:formula="of:=COUNTIF([.C14:.M14];&quot;51¶&quot;)" office:value-type="float" office:value="1" calcext:value-type="float">
            <text:p>1</text:p>
          </table:table-cell>
          <table:table-cell table:style-name="ce167" table:formula="of:=COUNTIF([.C14:.M14];&quot;52¶&quot;)" office:value-type="float" office:value="0" calcext:value-type="float">
            <text:p>0</text:p>
          </table:table-cell>
          <table:table-cell table:style-name="ce167" table:formula="of:=COUNTIF([.C14:.M14];&quot;U&quot;)+COUNTIF([.C14:.M14];&quot;U☻&quot;)+COUNTIF([.C14:.M14];&quot;U☺&quot;)" office:value-type="float" office:value="1" calcext:value-type="float">
            <text:p>1</text:p>
          </table:table-cell>
          <table:table-cell table:style-name="ce167" table:formula="of:=COUNTIF([.C14:.M14];&quot;KVIT&quot;)+COUNTIF([.C14:.M14];&quot;KVIT☻&quot;)+COUNTIF([.C14:.M14];&quot;kvit$&quot;)" office:value-type="float" office:value="2" calcext:value-type="float">
            <text:p>2</text:p>
          </table:table-cell>
          <table:table-cell table:style-name="ce168" table:formula="of:=COUNTBLANK([.C14:.M14])" office:value-type="float" office:value="0" calcext:value-type="float">
            <text:p>0</text:p>
          </table:table-cell>
          <table:table-cell table:style-name="ce169" table:formula="of:=COUNTIF([.C14:.M14];&quot;x&quot;)" office:value-type="float" office:value="1" calcext:value-type="float">
            <text:p>1</text:p>
          </table:table-cell>
          <table:table-cell table:style-name="ce170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3" calcext:value-type="float">
            <text:p>3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2-14" calcext:value-type="date">
            <text:p>14. XII. 12</text:p>
          </table:table-cell>
          <table:table-cell table:style-name="ce160" table:formula="of:=TEXT([.A15];&quot;Ddd&quot;)" office:value-type="string" office:string-value="pet" calcext:value-type="string">
            <text:p>pe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9" office:value-type="string" calcext:value-type="string">
            <text:p>KO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96" office:value-type="string" calcext:value-type="string">
            <text:p>RTG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8" office:value-type="string" calcext:value-type="string">
            <text:p>MIO</text:p>
          </table:table-cell>
          <table:table-cell table:style-name="ce29" office:value-type="string" calcext:value-type="string">
            <text:p>MŠŠ</text:p>
          </table:table-cell>
          <table:table-cell table:style-name="ce167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 calcext:value-type="float">
            <text:p>1</text:p>
          </table:table-cell>
          <table:table-cell table:style-name="ce167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1" calcext:value-type="float">
            <text:p>1</text:p>
          </table:table-cell>
          <table:table-cell table:style-name="ce167" table:formula="of:=COUNTIF([.C15:.M15];&quot;51&quot;)+COUNTIF([.C15:.M15];&quot;51$&quot;)+COUNTIF([.C15:.M15];&quot;51☻&quot;)" office:value-type="float" office:value="1" calcext:value-type="float">
            <text:p>1</text:p>
          </table:table-cell>
          <table:table-cell table:style-name="ce167" table:formula="of:=COUNTIF([.C15:.M15];&quot;52&quot;)+COUNTIF([.C15:.M15];&quot;52$&quot;)+COUNTIF([.C15:.M15];&quot;52☻&quot;)" office:value-type="float" office:value="1" calcext:value-type="float">
            <text:p>1</text:p>
          </table:table-cell>
          <table:table-cell table:style-name="ce167" table:formula="of:=COUNTIF([.C15:.M15];&quot;51¶&quot;)" office:value-type="float" office:value="1" calcext:value-type="float">
            <text:p>1</text:p>
          </table:table-cell>
          <table:table-cell table:style-name="ce167" table:formula="of:=COUNTIF([.C15:.M15];&quot;52¶&quot;)" office:value-type="float" office:value="1" calcext:value-type="float">
            <text:p>1</text:p>
          </table:table-cell>
          <table:table-cell table:style-name="ce167" table:formula="of:=COUNTIF([.C15:.M15];&quot;U&quot;)+COUNTIF([.C15:.M15];&quot;U☻&quot;)+COUNTIF([.C15:.M15];&quot;U☺&quot;)" office:value-type="float" office:value="1" calcext:value-type="float">
            <text:p>1</text:p>
          </table:table-cell>
          <table:table-cell table:style-name="ce167" table:formula="of:=COUNTIF([.C15:.M15];&quot;KVIT&quot;)+COUNTIF([.C15:.M15];&quot;KVIT☻&quot;)+COUNTIF([.C15:.M15];&quot;kvit$&quot;)" office:value-type="float" office:value="1" calcext:value-type="float">
            <text:p>1</text:p>
          </table:table-cell>
          <table:table-cell table:style-name="ce168" table:formula="of:=COUNTBLANK([.C15:.M15])" office:value-type="float" office:value="0" calcext:value-type="float">
            <text:p>0</text:p>
          </table:table-cell>
          <table:table-cell table:style-name="ce169" table:formula="of:=COUNTIF([.C15:.M15];&quot;x&quot;)" office:value-type="float" office:value="1" calcext:value-type="float">
            <text:p>1</text:p>
          </table:table-cell>
          <table:table-cell table:style-name="ce170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/>
          <table:table-cell table:style-name="ce16" office:value-type="string" calcext:value-type="string">
            <text:p>R/GY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43" office:value-type="date" office:date-value="2012-12-15" calcext:value-type="date">
            <text:p>15. XII. 12</text:p>
          </table:table-cell>
          <table:table-cell table:style-name="ce159" table:formula="of:=TEXT([.A16];&quot;Ddd&quot;)" office:value-type="string" office:string-value="sob" calcext:value-type="string">
            <text:p>sob</text:p>
          </table:table-cell>
          <table:table-cell table:style-name="ce31" table:number-columns-repeated="3"/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/>
          <table:table-cell table:style-name="ce37"/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 table:number-columns-repeated="2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DAN</text:p>
          </table:table-cell>
          <table:table-cell table:style-name="ce167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 calcext:value-type="float">
            <text:p>1</text:p>
          </table:table-cell>
          <table:table-cell table:style-name="ce167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1" calcext:value-type="float">
            <text:p>1</text:p>
          </table:table-cell>
          <table:table-cell table:style-name="ce167" table:formula="of:=COUNTIF([.C16:.M16];&quot;51&quot;)+COUNTIF([.C16:.M16];&quot;51$&quot;)+COUNTIF([.C16:.M16];&quot;51☻&quot;)" office:value-type="float" office:value="0" calcext:value-type="float">
            <text:p>0</text:p>
          </table:table-cell>
          <table:table-cell table:style-name="ce167" table:formula="of:=COUNTIF([.C16:.M16];&quot;52&quot;)+COUNTIF([.C16:.M16];&quot;52$&quot;)+COUNTIF([.C16:.M16];&quot;52☻&quot;)" office:value-type="float" office:value="0" calcext:value-type="float">
            <text:p>0</text:p>
          </table:table-cell>
          <table:table-cell table:style-name="ce167" table:formula="of:=COUNTIF([.C16:.M16];&quot;51¶&quot;)" office:value-type="float" office:value="0" calcext:value-type="float">
            <text:p>0</text:p>
          </table:table-cell>
          <table:table-cell table:style-name="ce167" table:formula="of:=COUNTIF([.C16:.M16];&quot;52¶&quot;)" office:value-type="float" office:value="0" calcext:value-type="float">
            <text:p>0</text:p>
          </table:table-cell>
          <table:table-cell table:style-name="ce167" table:formula="of:=COUNTIF([.C16:.M16];&quot;U&quot;)+COUNTIF([.C16:.M16];&quot;U☻&quot;)+COUNTIF([.C16:.M16];&quot;U☺&quot;)" office:value-type="float" office:value="0" calcext:value-type="float">
            <text:p>0</text:p>
          </table:table-cell>
          <table:table-cell table:style-name="ce167" table:formula="of:=COUNTIF([.C16:.M16];&quot;KVIT&quot;)+COUNTIF([.C16:.M16];&quot;KVIT☻&quot;)+COUNTIF([.C16:.M16];&quot;kvit$&quot;)" office:value-type="float" office:value="0" calcext:value-type="float">
            <text:p>0</text:p>
          </table:table-cell>
          <table:table-cell table:style-name="ce168" table:formula="of:=COUNTBLANK([.C16:.M16])" office:value-type="float" office:value="9" calcext:value-type="float">
            <text:p>9</text:p>
          </table:table-cell>
          <table:table-cell table:style-name="ce169" table:formula="of:=COUNTIF([.C16:.M16];&quot;x&quot;)" office:value-type="float" office:value="0" calcext:value-type="float">
            <text:p>0</text:p>
          </table:table-cell>
          <table:table-cell table:style-name="ce170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0" calcext:value-type="float">
            <text:p>0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3" office:value-type="date" office:date-value="2012-12-16" calcext:value-type="date">
            <text:p>16. XII. 12</text:p>
          </table:table-cell>
          <table:table-cell table:style-name="ce159" table:formula="of:=TEXT([.A17];&quot;Ddd&quot;)" office:value-type="string" office:string-value="ned" calcext:value-type="string">
            <text:p>ned</text:p>
          </table:table-cell>
          <table:table-cell table:style-name="ce31" table:number-columns-repeated="3"/>
          <table:table-cell table:style-name="ce37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/>
          <table:table-cell table:style-name="ce37"/>
          <table:table-cell table:style-name="ce31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 table:number-columns-repeated="2"/>
          <table:table-cell table:style-name="ce46" office:value-type="string" calcext:value-type="string">
            <text:p>ORO</text:p>
          </table:table-cell>
          <table:table-cell table:style-name="ce46" office:value-type="string" calcext:value-type="string">
            <text:p>DAN</text:p>
          </table:table-cell>
          <table:table-cell table:style-name="ce167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 calcext:value-type="float">
            <text:p>1</text:p>
          </table:table-cell>
          <table:table-cell table:style-name="ce167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1" calcext:value-type="float">
            <text:p>1</text:p>
          </table:table-cell>
          <table:table-cell table:style-name="ce167" table:formula="of:=COUNTIF([.C17:.M17];&quot;51&quot;)+COUNTIF([.C17:.M17];&quot;51$&quot;)+COUNTIF([.C17:.M17];&quot;51☻&quot;)" office:value-type="float" office:value="0" calcext:value-type="float">
            <text:p>0</text:p>
          </table:table-cell>
          <table:table-cell table:style-name="ce167" table:formula="of:=COUNTIF([.C17:.M17];&quot;52&quot;)+COUNTIF([.C17:.M17];&quot;52$&quot;)+COUNTIF([.C17:.M17];&quot;52☻&quot;)" office:value-type="float" office:value="0" calcext:value-type="float">
            <text:p>0</text:p>
          </table:table-cell>
          <table:table-cell table:style-name="ce167" table:formula="of:=COUNTIF([.C17:.M17];&quot;51¶&quot;)" office:value-type="float" office:value="0" calcext:value-type="float">
            <text:p>0</text:p>
          </table:table-cell>
          <table:table-cell table:style-name="ce167" table:formula="of:=COUNTIF([.C17:.M17];&quot;52¶&quot;)" office:value-type="float" office:value="0" calcext:value-type="float">
            <text:p>0</text:p>
          </table:table-cell>
          <table:table-cell table:style-name="ce167" table:formula="of:=COUNTIF([.C17:.M17];&quot;U&quot;)+COUNTIF([.C17:.M17];&quot;U☻&quot;)+COUNTIF([.C17:.M17];&quot;U☺&quot;)" office:value-type="float" office:value="0" calcext:value-type="float">
            <text:p>0</text:p>
          </table:table-cell>
          <table:table-cell table:style-name="ce167" table:formula="of:=COUNTIF([.C17:.M17];&quot;KVIT&quot;)+COUNTIF([.C17:.M17];&quot;KVIT☻&quot;)+COUNTIF([.C17:.M17];&quot;kvit$&quot;)" office:value-type="float" office:value="0" calcext:value-type="float">
            <text:p>0</text:p>
          </table:table-cell>
          <table:table-cell table:style-name="ce168" table:formula="of:=COUNTBLANK([.C17:.M17])" office:value-type="float" office:value="9" calcext:value-type="float">
            <text:p>9</text:p>
          </table:table-cell>
          <table:table-cell table:style-name="ce169" table:formula="of:=COUNTIF([.C17:.M17];&quot;x&quot;)" office:value-type="float" office:value="0" calcext:value-type="float">
            <text:p>0</text:p>
          </table:table-cell>
          <table:table-cell table:style-name="ce170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0" calcext:value-type="float">
            <text:p>0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2-17" calcext:value-type="date">
            <text:p>17. XII. 12</text:p>
          </table:table-cell>
          <table:table-cell table:style-name="ce160" table:formula="of:=TEXT([.A18];&quot;Ddd&quot;)" office:value-type="string" office:string-value="pon" calcext:value-type="string">
            <text:p>pon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96" office:value-type="string" calcext:value-type="string">
            <text:p>RTG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96" office:value-type="string" calcext:value-type="string">
            <text:p>RTG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8" office:value-type="string" calcext:value-type="string">
            <text:p>ŠTU</text:p>
          </table:table-cell>
          <table:table-cell table:style-name="ce29" office:value-type="string" calcext:value-type="string">
            <text:p>PIN</text:p>
          </table:table-cell>
          <table:table-cell table:style-name="ce167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1" calcext:value-type="float">
            <text:p>1</text:p>
          </table:table-cell>
          <table:table-cell table:style-name="ce167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0" calcext:value-type="float">
            <text:p>0</text:p>
          </table:table-cell>
          <table:table-cell table:style-name="ce167" table:formula="of:=COUNTIF([.C18:.M18];&quot;51&quot;)+COUNTIF([.C18:.M18];&quot;51$&quot;)+COUNTIF([.C18:.M18];&quot;51☻&quot;)" office:value-type="float" office:value="1" calcext:value-type="float">
            <text:p>1</text:p>
          </table:table-cell>
          <table:table-cell table:style-name="ce167" table:formula="of:=COUNTIF([.C18:.M18];&quot;52&quot;)+COUNTIF([.C18:.M18];&quot;52$&quot;)+COUNTIF([.C18:.M18];&quot;52☻&quot;)" office:value-type="float" office:value="1" calcext:value-type="float">
            <text:p>1</text:p>
          </table:table-cell>
          <table:table-cell table:style-name="ce167" table:formula="of:=COUNTIF([.C18:.M18];&quot;51¶&quot;)" office:value-type="float" office:value="1" calcext:value-type="float">
            <text:p>1</text:p>
          </table:table-cell>
          <table:table-cell table:style-name="ce167" table:formula="of:=COUNTIF([.C18:.M18];&quot;52¶&quot;)" office:value-type="float" office:value="1" calcext:value-type="float">
            <text:p>1</text:p>
          </table:table-cell>
          <table:table-cell table:style-name="ce167" table:formula="of:=COUNTIF([.C18:.M18];&quot;U&quot;)+COUNTIF([.C18:.M18];&quot;U☻&quot;)+COUNTIF([.C18:.M18];&quot;U☺&quot;)" office:value-type="float" office:value="0" calcext:value-type="float">
            <text:p>0</text:p>
          </table:table-cell>
          <table:table-cell table:style-name="ce167" table:formula="of:=COUNTIF([.C18:.M18];&quot;KVIT&quot;)+COUNTIF([.C18:.M18];&quot;KVIT☻&quot;)+COUNTIF([.C18:.M18];&quot;kvit$&quot;)" office:value-type="float" office:value="2" calcext:value-type="float">
            <text:p>2</text:p>
          </table:table-cell>
          <table:table-cell table:style-name="ce168" table:formula="of:=COUNTBLANK([.C18:.M18])" office:value-type="float" office:value="0" calcext:value-type="float">
            <text:p>0</text:p>
          </table:table-cell>
          <table:table-cell table:style-name="ce169" table:formula="of:=COUNTIF([.C18:.M18];&quot;x&quot;)" office:value-type="float" office:value="1" calcext:value-type="float">
            <text:p>1</text:p>
          </table:table-cell>
          <table:table-cell table:style-name="ce170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2-18" calcext:value-type="date">
            <text:p>18. XII. 12</text:p>
          </table:table-cell>
          <table:table-cell table:style-name="ce160" table:formula="of:=TEXT([.A19];&quot;Ddd&quot;)" office:value-type="string" office:string-value="tor" calcext:value-type="string">
            <text:p>tor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MIO</text:p>
          </table:table-cell>
          <table:table-cell table:style-name="ce167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 calcext:value-type="float">
            <text:p>1</text:p>
          </table:table-cell>
          <table:table-cell table:style-name="ce167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1" calcext:value-type="float">
            <text:p>1</text:p>
          </table:table-cell>
          <table:table-cell table:style-name="ce167" table:formula="of:=COUNTIF([.C19:.M19];&quot;51&quot;)+COUNTIF([.C19:.M19];&quot;51$&quot;)+COUNTIF([.C19:.M19];&quot;51☻&quot;)" office:value-type="float" office:value="1" calcext:value-type="float">
            <text:p>1</text:p>
          </table:table-cell>
          <table:table-cell table:style-name="ce167" table:formula="of:=COUNTIF([.C19:.M19];&quot;52&quot;)+COUNTIF([.C19:.M19];&quot;52$&quot;)+COUNTIF([.C19:.M19];&quot;52☻&quot;)" office:value-type="float" office:value="1" calcext:value-type="float">
            <text:p>1</text:p>
          </table:table-cell>
          <table:table-cell table:style-name="ce167" table:formula="of:=COUNTIF([.C19:.M19];&quot;51¶&quot;)" office:value-type="float" office:value="1" calcext:value-type="float">
            <text:p>1</text:p>
          </table:table-cell>
          <table:table-cell table:style-name="ce167" table:formula="of:=COUNTIF([.C19:.M19];&quot;52¶&quot;)" office:value-type="float" office:value="1" calcext:value-type="float">
            <text:p>1</text:p>
          </table:table-cell>
          <table:table-cell table:style-name="ce167" table:formula="of:=COUNTIF([.C19:.M19];&quot;U&quot;)+COUNTIF([.C19:.M19];&quot;U☻&quot;)+COUNTIF([.C19:.M19];&quot;U☺&quot;)" office:value-type="float" office:value="1" calcext:value-type="float">
            <text:p>1</text:p>
          </table:table-cell>
          <table:table-cell table:style-name="ce167" table:formula="of:=COUNTIF([.C19:.M19];&quot;KVIT&quot;)+COUNTIF([.C19:.M19];&quot;KVIT☻&quot;)+COUNTIF([.C19:.M19];&quot;kvit$&quot;)" office:value-type="float" office:value="2" calcext:value-type="float">
            <text:p>2</text:p>
          </table:table-cell>
          <table:table-cell table:style-name="ce168" table:formula="of:=COUNTBLANK([.C19:.M19])" office:value-type="float" office:value="0" calcext:value-type="float">
            <text:p>0</text:p>
          </table:table-cell>
          <table:table-cell table:style-name="ce169" table:formula="of:=COUNTIF([.C19:.M19];&quot;x&quot;)" office:value-type="float" office:value="2" calcext:value-type="float">
            <text:p>2</text:p>
          </table:table-cell>
          <table:table-cell table:style-name="ce170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2-19" calcext:value-type="date">
            <text:p>19. XII. 12</text:p>
          </table:table-cell>
          <table:table-cell table:style-name="ce160" table:formula="of:=TEXT([.A20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9" office:value-type="string" calcext:value-type="string">
            <text:p>KO</text:p>
          </table:table-cell>
          <table:table-cell table:style-name="ce3" table:formula="of:=[$'Vzorci vnosov'.$A$5]" office:value-type="string" office:string-value="52" calcext:value-type="string">
            <office:annotation draw:style-name="gr4" draw:text-style-name="P2" svg:width="2.779cm" svg:height="0.688cm" svg:x="7.531cm" svg:y="11.469cm" draw:caption-point-x="-0.243cm" draw:caption-point-y="1.913cm">
              <dc:date>2022-03-21T00:00:00</dc:date>
              <text:p text:style-name="P1">Samo dopoldan</text:p>
            </office:annotation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96" office:value-type="string" calcext:value-type="string">
            <text:p>RTG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8" office:value-type="string" calcext:value-type="string">
            <office:annotation draw:style-name="gr2" draw:text-style-name="P2" svg:width="2.649cm" svg:height="0.698cm" svg:x="12.908cm" svg:y="12.729cm" draw:caption-point-x="-0.211cm" draw:caption-point-y="0.653cm">
              <dc:date>2022-03-21T00:00:00</dc:date>
              <text:p text:style-name="P1">Ne od 3-16</text:p>
            </office:annotation>
            <text:p>HOL</text:p>
          </table:table-cell>
          <table:table-cell table:style-name="ce29" office:value-type="string" calcext:value-type="string">
            <text:p>MIO</text:p>
          </table:table-cell>
          <table:table-cell table:style-name="ce167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 calcext:value-type="float">
            <text:p>1</text:p>
          </table:table-cell>
          <table:table-cell table:style-name="ce167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0" calcext:value-type="float">
            <text:p>0</text:p>
          </table:table-cell>
          <table:table-cell table:style-name="ce167" table:formula="of:=COUNTIF([.C20:.M20];&quot;51&quot;)+COUNTIF([.C20:.M20];&quot;51$&quot;)+COUNTIF([.C20:.M20];&quot;51☻&quot;)" office:value-type="float" office:value="2" calcext:value-type="float">
            <text:p>2</text:p>
          </table:table-cell>
          <table:table-cell table:style-name="ce167" table:formula="of:=COUNTIF([.C20:.M20];&quot;52&quot;)+COUNTIF([.C20:.M20];&quot;52$&quot;)+COUNTIF([.C20:.M20];&quot;52☻&quot;)" office:value-type="float" office:value="1" calcext:value-type="float">
            <text:p>1</text:p>
          </table:table-cell>
          <table:table-cell table:style-name="ce167" table:formula="of:=COUNTIF([.C20:.M20];&quot;51¶&quot;)" office:value-type="float" office:value="1" calcext:value-type="float">
            <text:p>1</text:p>
          </table:table-cell>
          <table:table-cell table:style-name="ce167" table:formula="of:=COUNTIF([.C20:.M20];&quot;52¶&quot;)" office:value-type="float" office:value="0" calcext:value-type="float">
            <text:p>0</text:p>
          </table:table-cell>
          <table:table-cell table:style-name="ce167" table:formula="of:=COUNTIF([.C20:.M20];&quot;U&quot;)+COUNTIF([.C20:.M20];&quot;U☻&quot;)+COUNTIF([.C20:.M20];&quot;U☺&quot;)" office:value-type="float" office:value="0" calcext:value-type="float">
            <text:p>0</text:p>
          </table:table-cell>
          <table:table-cell table:style-name="ce167" table:formula="of:=COUNTIF([.C20:.M20];&quot;KVIT&quot;)+COUNTIF([.C20:.M20];&quot;KVIT☻&quot;)+COUNTIF([.C20:.M20];&quot;kvit$&quot;)" office:value-type="float" office:value="3" calcext:value-type="float">
            <text:p>3</text:p>
          </table:table-cell>
          <table:table-cell table:style-name="ce168" table:formula="of:=COUNTBLANK([.C20:.M20])" office:value-type="float" office:value="0" calcext:value-type="float">
            <text:p>0</text:p>
          </table:table-cell>
          <table:table-cell table:style-name="ce169" table:formula="of:=COUNTIF([.C20:.M20];&quot;x&quot;)" office:value-type="float" office:value="1" calcext:value-type="float">
            <text:p>1</text:p>
          </table:table-cell>
          <table:table-cell table:style-name="ce170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3" calcext:value-type="float">
            <text:p>3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2-20" calcext:value-type="date">
            <text:p>20. XII. 12</text:p>
          </table:table-cell>
          <table:table-cell table:style-name="ce160" table:formula="of:=TEXT([.A21];&quot;Ddd&quot;)" office:value-type="string" office:string-value="čet" calcext:value-type="string">
            <text:p>č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office:annotation draw:style-name="gr4" draw:text-style-name="P2" svg:width="2.779cm" svg:height="0.688cm" svg:x="7.531cm" svg:y="12.173cm" draw:caption-point-x="-0.243cm" draw:caption-point-y="1.912cm">
              <dc:date>2022-03-21T00:00:00</dc:date>
              <text:p text:style-name="P1">Samo dopoldan</text:p>
            </office:annotation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8" office:value-type="string" calcext:value-type="string">
            <text:p>ROD</text:p>
          </table:table-cell>
          <table:table-cell table:style-name="ce29" office:value-type="string" calcext:value-type="string">
            <text:p>ŠOŠ</text:p>
          </table:table-cell>
          <table:table-cell table:style-name="ce167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 calcext:value-type="float">
            <text:p>1</text:p>
          </table:table-cell>
          <table:table-cell table:style-name="ce167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0" calcext:value-type="float">
            <text:p>0</text:p>
          </table:table-cell>
          <table:table-cell table:style-name="ce167" table:formula="of:=COUNTIF([.C21:.M21];&quot;51&quot;)+COUNTIF([.C21:.M21];&quot;51$&quot;)+COUNTIF([.C21:.M21];&quot;51☻&quot;)" office:value-type="float" office:value="3" calcext:value-type="float">
            <text:p>3</text:p>
          </table:table-cell>
          <table:table-cell table:style-name="ce167" table:formula="of:=COUNTIF([.C21:.M21];&quot;52&quot;)+COUNTIF([.C21:.M21];&quot;52$&quot;)+COUNTIF([.C21:.M21];&quot;52☻&quot;)" office:value-type="float" office:value="2" calcext:value-type="float">
            <text:p>2</text:p>
          </table:table-cell>
          <table:table-cell table:style-name="ce167" table:formula="of:=COUNTIF([.C21:.M21];&quot;51¶&quot;)" office:value-type="float" office:value="1" calcext:value-type="float">
            <text:p>1</text:p>
          </table:table-cell>
          <table:table-cell table:style-name="ce167" table:formula="of:=COUNTIF([.C21:.M21];&quot;52¶&quot;)" office:value-type="float" office:value="0" calcext:value-type="float">
            <text:p>0</text:p>
          </table:table-cell>
          <table:table-cell table:style-name="ce167" table:formula="of:=COUNTIF([.C21:.M21];&quot;U&quot;)+COUNTIF([.C21:.M21];&quot;U☻&quot;)+COUNTIF([.C21:.M21];&quot;U☺&quot;)" office:value-type="float" office:value="1" calcext:value-type="float">
            <text:p>1</text:p>
          </table:table-cell>
          <table:table-cell table:style-name="ce167" table:formula="of:=COUNTIF([.C21:.M21];&quot;KVIT&quot;)+COUNTIF([.C21:.M21];&quot;KVIT☻&quot;)+COUNTIF([.C21:.M21];&quot;kvit$&quot;)" office:value-type="float" office:value="2" calcext:value-type="float">
            <text:p>2</text:p>
          </table:table-cell>
          <table:table-cell table:style-name="ce168" table:formula="of:=COUNTBLANK([.C21:.M21])" office:value-type="float" office:value="0" calcext:value-type="float">
            <text:p>0</text:p>
          </table:table-cell>
          <table:table-cell table:style-name="ce169" table:formula="of:=COUNTIF([.C21:.M21];&quot;x&quot;)" office:value-type="float" office:value="1" calcext:value-type="float">
            <text:p>1</text:p>
          </table:table-cell>
          <table:table-cell table:style-name="ce170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5" calcext:value-type="float">
            <text:p>5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2-21" calcext:value-type="date">
            <text:p>21. XII. 12</text:p>
          </table:table-cell>
          <table:table-cell table:style-name="ce160" table:formula="of:=TEXT([.A22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8" office:value-type="string" calcext:value-type="string">
            <text:p>ORO</text:p>
          </table:table-cell>
          <table:table-cell table:style-name="ce29" office:value-type="string" calcext:value-type="string">
            <text:p>PIN</text:p>
          </table:table-cell>
          <table:table-cell table:style-name="ce167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 calcext:value-type="float">
            <text:p>1</text:p>
          </table:table-cell>
          <table:table-cell table:style-name="ce167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1" calcext:value-type="float">
            <text:p>1</text:p>
          </table:table-cell>
          <table:table-cell table:style-name="ce167" table:formula="of:=COUNTIF([.C22:.M22];&quot;51&quot;)+COUNTIF([.C22:.M22];&quot;51$&quot;)+COUNTIF([.C22:.M22];&quot;51☻&quot;)" office:value-type="float" office:value="1" calcext:value-type="float">
            <text:p>1</text:p>
          </table:table-cell>
          <table:table-cell table:style-name="ce167" table:formula="of:=COUNTIF([.C22:.M22];&quot;52&quot;)+COUNTIF([.C22:.M22];&quot;52$&quot;)+COUNTIF([.C22:.M22];&quot;52☻&quot;)" office:value-type="float" office:value="1" calcext:value-type="float">
            <text:p>1</text:p>
          </table:table-cell>
          <table:table-cell table:style-name="ce167" table:formula="of:=COUNTIF([.C22:.M22];&quot;51¶&quot;)" office:value-type="float" office:value="1" calcext:value-type="float">
            <text:p>1</text:p>
          </table:table-cell>
          <table:table-cell table:style-name="ce167" table:formula="of:=COUNTIF([.C22:.M22];&quot;52¶&quot;)" office:value-type="float" office:value="1" calcext:value-type="float">
            <text:p>1</text:p>
          </table:table-cell>
          <table:table-cell table:style-name="ce167" table:formula="of:=COUNTIF([.C22:.M22];&quot;U&quot;)+COUNTIF([.C22:.M22];&quot;U☻&quot;)+COUNTIF([.C22:.M22];&quot;U☺&quot;)" office:value-type="float" office:value="1" calcext:value-type="float">
            <text:p>1</text:p>
          </table:table-cell>
          <table:table-cell table:style-name="ce167" table:formula="of:=COUNTIF([.C22:.M22];&quot;KVIT&quot;)+COUNTIF([.C22:.M22];&quot;KVIT☻&quot;)+COUNTIF([.C22:.M22];&quot;kvit$&quot;)" office:value-type="float" office:value="2" calcext:value-type="float">
            <text:p>2</text:p>
          </table:table-cell>
          <table:table-cell table:style-name="ce168" table:formula="of:=COUNTBLANK([.C22:.M22])" office:value-type="float" office:value="0" calcext:value-type="float">
            <text:p>0</text:p>
          </table:table-cell>
          <table:table-cell table:style-name="ce169" table:formula="of:=COUNTIF([.C22:.M22];&quot;x&quot;)" office:value-type="float" office:value="1" calcext:value-type="float">
            <text:p>1</text:p>
          </table:table-cell>
          <table:table-cell table:style-name="ce170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3" office:value-type="date" office:date-value="2012-12-22" calcext:value-type="date">
            <text:p>22. XII. 12</text:p>
          </table:table-cell>
          <table:table-cell table:style-name="ce159" table:formula="of:=TEXT([.A23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37"/>
          <table:table-cell table:style-name="ce31" table:number-columns-repeated="2"/>
          <table:table-cell table:style-name="ce37"/>
          <table:table-cell table:style-name="ce31"/>
          <table:table-cell table:style-name="ce6" table:number-columns-repeated="3"/>
          <table:table-cell table:style-name="ce79" office:value-type="string" calcext:value-type="string">
            <office:annotation draw:style-name="gr2" draw:text-style-name="P2" svg:width="2.649cm" svg:height="0.698cm" svg:x="12.908cm" svg:y="14.84cm" draw:caption-point-x="-0.211cm" draw:caption-point-y="0.653cm">
              <dc:date>2022-03-21T00:00:00</dc:date>
              <text:p text:style-name="P1">Ne od 3-16</text:p>
            </office:annotation>
            <text:p>HOL</text:p>
          </table:table-cell>
          <table:table-cell table:style-name="ce46" office:value-type="string" calcext:value-type="string">
            <text:p>ŠOŠ</text:p>
          </table:table-cell>
          <table:table-cell table:style-name="ce167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 calcext:value-type="float">
            <text:p>1</text:p>
          </table:table-cell>
          <table:table-cell table:style-name="ce167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0" calcext:value-type="float">
            <text:p>0</text:p>
          </table:table-cell>
          <table:table-cell table:style-name="ce167" table:formula="of:=COUNTIF([.C23:.M23];&quot;51&quot;)+COUNTIF([.C23:.M23];&quot;51$&quot;)+COUNTIF([.C23:.M23];&quot;51☻&quot;)" office:value-type="float" office:value="0" calcext:value-type="float">
            <text:p>0</text:p>
          </table:table-cell>
          <table:table-cell table:style-name="ce167" table:formula="of:=COUNTIF([.C23:.M23];&quot;52&quot;)+COUNTIF([.C23:.M23];&quot;52$&quot;)+COUNTIF([.C23:.M23];&quot;52☻&quot;)" office:value-type="float" office:value="0" calcext:value-type="float">
            <text:p>0</text:p>
          </table:table-cell>
          <table:table-cell table:style-name="ce167" table:formula="of:=COUNTIF([.C23:.M23];&quot;51¶&quot;)" office:value-type="float" office:value="0" calcext:value-type="float">
            <text:p>0</text:p>
          </table:table-cell>
          <table:table-cell table:style-name="ce167" table:formula="of:=COUNTIF([.C23:.M23];&quot;52¶&quot;)" office:value-type="float" office:value="0" calcext:value-type="float">
            <text:p>0</text:p>
          </table:table-cell>
          <table:table-cell table:style-name="ce167" table:formula="of:=COUNTIF([.C23:.M23];&quot;U&quot;)+COUNTIF([.C23:.M23];&quot;U☻&quot;)+COUNTIF([.C23:.M23];&quot;U☺&quot;)" office:value-type="float" office:value="0" calcext:value-type="float">
            <text:p>0</text:p>
          </table:table-cell>
          <table:table-cell table:style-name="ce167" table:formula="of:=COUNTIF([.C23:.M23];&quot;KVIT&quot;)+COUNTIF([.C23:.M23];&quot;KVIT☻&quot;)+COUNTIF([.C23:.M23];&quot;kvit$&quot;)" office:value-type="float" office:value="0" calcext:value-type="float">
            <text:p>0</text:p>
          </table:table-cell>
          <table:table-cell table:style-name="ce168" table:formula="of:=COUNTBLANK([.C23:.M23])" office:value-type="float" office:value="10" calcext:value-type="float">
            <text:p>10</text:p>
          </table:table-cell>
          <table:table-cell table:style-name="ce169" table:formula="of:=COUNTIF([.C23:.M23];&quot;x&quot;)" office:value-type="float" office:value="0" calcext:value-type="float">
            <text:p>0</text:p>
          </table:table-cell>
          <table:table-cell table:style-name="ce170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0" calcext:value-type="float">
            <text:p>0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/>
          <table:table-cell table:style-name="ce36" office:value-type="string" calcext:value-type="string">
            <office:annotation draw:style-name="gr28" draw:text-style-name="P2" svg:width="2.462cm" svg:height="1.433cm" svg:x="26.509cm" svg:y="13.581cm" draw:caption-point-x="-0.211cm" draw:caption-point-y="1.912cm">
              <dc:date>2022-03-21T00:00:00</dc:date>
              <text:p text:style-name="P1">ne razpišete 1., 2., in <text:s/>3. decembra. </text:p>
            </office:annotation>
            <text:p>RAV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43" office:value-type="date" office:date-value="2012-12-23" calcext:value-type="date">
            <text:p>23. XII. 12</text:p>
          </table:table-cell>
          <table:table-cell table:style-name="ce159" table:formula="of:=TEXT([.A24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6"/>
          <table:table-cell table:style-name="ce31" table:number-columns-repeated="2"/>
          <table:table-cell table:style-name="ce37"/>
          <table:table-cell table:style-name="ce31"/>
          <table:table-cell table:style-name="ce6" table:number-columns-repeated="3"/>
          <table:table-cell table:style-name="ce79" office:value-type="string" calcext:value-type="string">
            <text:p>RAV</text:p>
          </table:table-cell>
          <table:table-cell table:style-name="ce46" office:value-type="string" calcext:value-type="string">
            <text:p>ŠOŠ</text:p>
          </table:table-cell>
          <table:table-cell table:style-name="ce167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 calcext:value-type="float">
            <text:p>1</text:p>
          </table:table-cell>
          <table:table-cell table:style-name="ce167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0" calcext:value-type="float">
            <text:p>0</text:p>
          </table:table-cell>
          <table:table-cell table:style-name="ce167" table:formula="of:=COUNTIF([.C24:.M24];&quot;51&quot;)+COUNTIF([.C24:.M24];&quot;51$&quot;)+COUNTIF([.C24:.M24];&quot;51☻&quot;)" office:value-type="float" office:value="0" calcext:value-type="float">
            <text:p>0</text:p>
          </table:table-cell>
          <table:table-cell table:style-name="ce167" table:formula="of:=COUNTIF([.C24:.M24];&quot;52&quot;)+COUNTIF([.C24:.M24];&quot;52$&quot;)+COUNTIF([.C24:.M24];&quot;52☻&quot;)" office:value-type="float" office:value="0" calcext:value-type="float">
            <text:p>0</text:p>
          </table:table-cell>
          <table:table-cell table:style-name="ce167" table:formula="of:=COUNTIF([.C24:.M24];&quot;51¶&quot;)" office:value-type="float" office:value="0" calcext:value-type="float">
            <text:p>0</text:p>
          </table:table-cell>
          <table:table-cell table:style-name="ce167" table:formula="of:=COUNTIF([.C24:.M24];&quot;52¶&quot;)" office:value-type="float" office:value="0" calcext:value-type="float">
            <text:p>0</text:p>
          </table:table-cell>
          <table:table-cell table:style-name="ce167" table:formula="of:=COUNTIF([.C24:.M24];&quot;U&quot;)+COUNTIF([.C24:.M24];&quot;U☻&quot;)+COUNTIF([.C24:.M24];&quot;U☺&quot;)" office:value-type="float" office:value="0" calcext:value-type="float">
            <text:p>0</text:p>
          </table:table-cell>
          <table:table-cell table:style-name="ce167" table:formula="of:=COUNTIF([.C24:.M24];&quot;KVIT&quot;)+COUNTIF([.C24:.M24];&quot;KVIT☻&quot;)+COUNTIF([.C24:.M24];&quot;kvit$&quot;)" office:value-type="float" office:value="0" calcext:value-type="float">
            <text:p>0</text:p>
          </table:table-cell>
          <table:table-cell table:style-name="ce168" table:formula="of:=COUNTBLANK([.C24:.M24])" office:value-type="float" office:value="10" calcext:value-type="float">
            <text:p>10</text:p>
          </table:table-cell>
          <table:table-cell table:style-name="ce169" table:formula="of:=COUNTIF([.C24:.M24];&quot;x&quot;)" office:value-type="float" office:value="0" calcext:value-type="float">
            <text:p>0</text:p>
          </table:table-cell>
          <table:table-cell table:style-name="ce170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0" calcext:value-type="float">
            <text:p>0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/>
          <table:table-cell table:style-name="ce43" office:value-type="string" calcext:value-type="string">
            <office:annotation draw:style-name="gr29" draw:text-style-name="P2" svg:width="2.462cm" svg:height="2.223cm" svg:x="26.509cm" svg:y="14.946cm" draw:caption-point-x="-0.211cm" draw:caption-point-y="1.251cm">
              <dc:date>2022-03-21T00:00:00</dc:date>
              <text:p text:style-name="P1">Ne morem 7., 8., 9. in 24., 31., 1.</text:p>
            </office:annotation>
            <text:p>PIR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44" office:value-type="date" office:date-value="2012-12-24" calcext:value-type="date">
            <text:p>24. XII. 12</text:p>
          </table:table-cell>
          <table:table-cell table:style-name="ce160" table:formula="of:=TEXT([.A25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8" office:value-type="string" calcext:value-type="string">
            <text:p>TAL</text:p>
          </table:table-cell>
          <table:table-cell table:style-name="ce29" office:value-type="string" calcext:value-type="string">
            <text:p>ŠOŠ</text:p>
          </table:table-cell>
          <table:table-cell table:style-name="ce167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 calcext:value-type="float">
            <text:p>1</text:p>
          </table:table-cell>
          <table:table-cell table:style-name="ce167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1" calcext:value-type="float">
            <text:p>1</text:p>
          </table:table-cell>
          <table:table-cell table:style-name="ce167" table:formula="of:=COUNTIF([.C25:.M25];&quot;51&quot;)+COUNTIF([.C25:.M25];&quot;51$&quot;)+COUNTIF([.C25:.M25];&quot;51☻&quot;)" office:value-type="float" office:value="0" calcext:value-type="float">
            <text:p>0</text:p>
          </table:table-cell>
          <table:table-cell table:style-name="ce167" table:formula="of:=COUNTIF([.C25:.M25];&quot;52&quot;)+COUNTIF([.C25:.M25];&quot;52$&quot;)+COUNTIF([.C25:.M25];&quot;52☻&quot;)" office:value-type="float" office:value="2" calcext:value-type="float">
            <text:p>2</text:p>
          </table:table-cell>
          <table:table-cell table:style-name="ce167" table:formula="of:=COUNTIF([.C25:.M25];&quot;51¶&quot;)" office:value-type="float" office:value="0" calcext:value-type="float">
            <text:p>0</text:p>
          </table:table-cell>
          <table:table-cell table:style-name="ce167" table:formula="of:=COUNTIF([.C25:.M25];&quot;52¶&quot;)" office:value-type="float" office:value="0" calcext:value-type="float">
            <text:p>0</text:p>
          </table:table-cell>
          <table:table-cell table:style-name="ce167" table:formula="of:=COUNTIF([.C25:.M25];&quot;U&quot;)+COUNTIF([.C25:.M25];&quot;U☻&quot;)+COUNTIF([.C25:.M25];&quot;U☺&quot;)" office:value-type="float" office:value="0" calcext:value-type="float">
            <text:p>0</text:p>
          </table:table-cell>
          <table:table-cell table:style-name="ce167" table:formula="of:=COUNTIF([.C25:.M25];&quot;KVIT&quot;)+COUNTIF([.C25:.M25];&quot;KVIT☻&quot;)+COUNTIF([.C25:.M25];&quot;kvit$&quot;)" office:value-type="float" office:value="1" calcext:value-type="float">
            <text:p>1</text:p>
          </table:table-cell>
          <table:table-cell table:style-name="ce168" table:formula="of:=COUNTBLANK([.C25:.M25])" office:value-type="float" office:value="0" calcext:value-type="float">
            <text:p>0</text:p>
          </table:table-cell>
          <table:table-cell table:style-name="ce169" table:formula="of:=COUNTIF([.C25:.M25];&quot;x&quot;)" office:value-type="float" office:value="2" calcext:value-type="float">
            <text:p>2</text:p>
          </table:table-cell>
          <table:table-cell table:style-name="ce170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2" calcext:value-type="float">
            <text:p>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3" office:value-type="date" office:date-value="2012-12-25" calcext:value-type="date">
            <text:p>25. XII. 12</text:p>
          </table:table-cell>
          <table:table-cell table:style-name="ce159" table:formula="of:=TEXT([.A26];&quot;Ddd&quot;)" office:value-type="string" office:string-value="tor" calcext:value-type="string">
            <text:p>tor</text:p>
          </table:table-cell>
          <table:table-cell table:style-name="ce6"/>
          <table:table-cell table:style-name="ce31" table:number-columns-repeated="2"/>
          <table:table-cell table:style-name="ce37" table:number-columns-repeated="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46" office:value-type="string" calcext:value-type="string">
            <text:p>TAL</text:p>
          </table:table-cell>
          <table:table-cell table:style-name="ce46" office:value-type="string" calcext:value-type="string">
            <text:p>ŠOŠ</text:p>
          </table:table-cell>
          <table:table-cell table:style-name="ce167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 calcext:value-type="float">
            <text:p>1</text:p>
          </table:table-cell>
          <table:table-cell table:style-name="ce167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1" calcext:value-type="float">
            <text:p>1</text:p>
          </table:table-cell>
          <table:table-cell table:style-name="ce167" table:formula="of:=COUNTIF([.C26:.M26];&quot;51&quot;)+COUNTIF([.C26:.M26];&quot;51$&quot;)+COUNTIF([.C26:.M26];&quot;51☻&quot;)" office:value-type="float" office:value="0" calcext:value-type="float">
            <text:p>0</text:p>
          </table:table-cell>
          <table:table-cell table:style-name="ce167" table:formula="of:=COUNTIF([.C26:.M26];&quot;52&quot;)+COUNTIF([.C26:.M26];&quot;52$&quot;)+COUNTIF([.C26:.M26];&quot;52☻&quot;)" office:value-type="float" office:value="0" calcext:value-type="float">
            <text:p>0</text:p>
          </table:table-cell>
          <table:table-cell table:style-name="ce167" table:formula="of:=COUNTIF([.C26:.M26];&quot;51¶&quot;)" office:value-type="float" office:value="0" calcext:value-type="float">
            <text:p>0</text:p>
          </table:table-cell>
          <table:table-cell table:style-name="ce167" table:formula="of:=COUNTIF([.C26:.M26];&quot;52¶&quot;)" office:value-type="float" office:value="0" calcext:value-type="float">
            <text:p>0</text:p>
          </table:table-cell>
          <table:table-cell table:style-name="ce167" table:formula="of:=COUNTIF([.C26:.M26];&quot;U&quot;)+COUNTIF([.C26:.M26];&quot;U☻&quot;)+COUNTIF([.C26:.M26];&quot;U☺&quot;)" office:value-type="float" office:value="0" calcext:value-type="float">
            <text:p>0</text:p>
          </table:table-cell>
          <table:table-cell table:style-name="ce167" table:formula="of:=COUNTIF([.C26:.M26];&quot;KVIT&quot;)+COUNTIF([.C26:.M26];&quot;KVIT☻&quot;)+COUNTIF([.C26:.M26];&quot;kvit$&quot;)" office:value-type="float" office:value="0" calcext:value-type="float">
            <text:p>0</text:p>
          </table:table-cell>
          <table:table-cell table:style-name="ce168" table:formula="of:=COUNTBLANK([.C26:.M26])" office:value-type="float" office:value="9" calcext:value-type="float">
            <text:p>9</text:p>
          </table:table-cell>
          <table:table-cell table:style-name="ce169" table:formula="of:=COUNTIF([.C26:.M26];&quot;x&quot;)" office:value-type="float" office:value="0" calcext:value-type="float">
            <text:p>0</text:p>
          </table:table-cell>
          <table:table-cell table:style-name="ce170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0" calcext:value-type="float">
            <text:p>0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3" office:value-type="date" office:date-value="2012-12-26" calcext:value-type="date">
            <text:p>26. XII. 12</text:p>
          </table:table-cell>
          <table:table-cell table:style-name="ce159" table:formula="of:=TEXT([.A27];&quot;Ddd&quot;)" office:value-type="string" office:string-value="sre" calcext:value-type="string">
            <text:p>sre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1"/>
          <table:table-cell table:style-name="ce37" table:number-columns-repeated="4"/>
          <table:table-cell table:style-name="ce31"/>
          <table:table-cell table:style-name="ce6" table:number-columns-repeated="2"/>
          <table:table-cell table:style-name="ce31"/>
          <table:table-cell table:style-name="ce46" office:value-type="string" calcext:value-type="string">
            <text:p>ŠOŠ</text:p>
          </table:table-cell>
          <table:table-cell table:style-name="ce46" office:value-type="string" calcext:value-type="string">
            <text:p>DAN</text:p>
          </table:table-cell>
          <table:table-cell table:style-name="ce167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 calcext:value-type="float">
            <text:p>1</text:p>
          </table:table-cell>
          <table:table-cell table:style-name="ce167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1" calcext:value-type="float">
            <text:p>1</text:p>
          </table:table-cell>
          <table:table-cell table:style-name="ce167" table:formula="of:=COUNTIF([.C27:.M27];&quot;51&quot;)+COUNTIF([.C27:.M27];&quot;51$&quot;)+COUNTIF([.C27:.M27];&quot;51☻&quot;)" office:value-type="float" office:value="0" calcext:value-type="float">
            <text:p>0</text:p>
          </table:table-cell>
          <table:table-cell table:style-name="ce167" table:formula="of:=COUNTIF([.C27:.M27];&quot;52&quot;)+COUNTIF([.C27:.M27];&quot;52$&quot;)+COUNTIF([.C27:.M27];&quot;52☻&quot;)" office:value-type="float" office:value="0" calcext:value-type="float">
            <text:p>0</text:p>
          </table:table-cell>
          <table:table-cell table:style-name="ce167" table:formula="of:=COUNTIF([.C27:.M27];&quot;51¶&quot;)" office:value-type="float" office:value="0" calcext:value-type="float">
            <text:p>0</text:p>
          </table:table-cell>
          <table:table-cell table:style-name="ce167" table:formula="of:=COUNTIF([.C27:.M27];&quot;52¶&quot;)" office:value-type="float" office:value="0" calcext:value-type="float">
            <text:p>0</text:p>
          </table:table-cell>
          <table:table-cell table:style-name="ce167" table:formula="of:=COUNTIF([.C27:.M27];&quot;U&quot;)+COUNTIF([.C27:.M27];&quot;U☻&quot;)+COUNTIF([.C27:.M27];&quot;U☺&quot;)" office:value-type="float" office:value="0" calcext:value-type="float">
            <text:p>0</text:p>
          </table:table-cell>
          <table:table-cell table:style-name="ce167" table:formula="of:=COUNTIF([.C27:.M27];&quot;KVIT&quot;)+COUNTIF([.C27:.M27];&quot;KVIT☻&quot;)+COUNTIF([.C27:.M27];&quot;kvit$&quot;)" office:value-type="float" office:value="0" calcext:value-type="float">
            <text:p>0</text:p>
          </table:table-cell>
          <table:table-cell table:style-name="ce168" table:formula="of:=COUNTBLANK([.C27:.M27])" office:value-type="float" office:value="9" calcext:value-type="float">
            <text:p>9</text:p>
          </table:table-cell>
          <table:table-cell table:style-name="ce169" table:formula="of:=COUNTIF([.C27:.M27];&quot;x&quot;)" office:value-type="float" office:value="0" calcext:value-type="float">
            <text:p>0</text:p>
          </table:table-cell>
          <table:table-cell table:style-name="ce170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0" calcext:value-type="float">
            <text:p>0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2-27" calcext:value-type="date">
            <text:p>27. XII. 12</text:p>
          </table:table-cell>
          <table:table-cell table:style-name="ce160" table:formula="of:=TEXT([.A28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5" office:value-type="string" calcext:value-type="string"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78" office:value-type="string" calcext:value-type="string">
            <office:annotation draw:style-name="gr4" draw:text-style-name="P2" svg:width="2.649cm" svg:height="0.688cm" svg:x="12.908cm" svg:y="18.359cm" draw:caption-point-x="-0.211cm" draw:caption-point-y="0.653cm">
              <dc:date>2022-03-21T00:00:00</dc:date>
              <text:p text:style-name="P1">Ne od 3-16</text:p>
            </office:annotation>
            <text:p>HOL</text:p>
          </table:table-cell>
          <table:table-cell table:style-name="ce29" office:value-type="string" calcext:value-type="string">
            <text:p>PIN</text:p>
          </table:table-cell>
          <table:table-cell table:style-name="ce167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 calcext:value-type="float">
            <text:p>1</text:p>
          </table:table-cell>
          <table:table-cell table:style-name="ce167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0" calcext:value-type="float">
            <text:p>0</text:p>
          </table:table-cell>
          <table:table-cell table:style-name="ce167" table:formula="of:=COUNTIF([.C28:.M28];&quot;51&quot;)+COUNTIF([.C28:.M28];&quot;51$&quot;)+COUNTIF([.C28:.M28];&quot;51☻&quot;)" office:value-type="float" office:value="2" calcext:value-type="float">
            <text:p>2</text:p>
          </table:table-cell>
          <table:table-cell table:style-name="ce167" table:formula="of:=COUNTIF([.C28:.M28];&quot;52&quot;)+COUNTIF([.C28:.M28];&quot;52$&quot;)+COUNTIF([.C28:.M28];&quot;52☻&quot;)" office:value-type="float" office:value="1" calcext:value-type="float">
            <text:p>1</text:p>
          </table:table-cell>
          <table:table-cell table:style-name="ce167" table:formula="of:=COUNTIF([.C28:.M28];&quot;51¶&quot;)" office:value-type="float" office:value="1" calcext:value-type="float">
            <text:p>1</text:p>
          </table:table-cell>
          <table:table-cell table:style-name="ce167" table:formula="of:=COUNTIF([.C28:.M28];&quot;52¶&quot;)" office:value-type="float" office:value="0" calcext:value-type="float">
            <text:p>0</text:p>
          </table:table-cell>
          <table:table-cell table:style-name="ce167" table:formula="of:=COUNTIF([.C28:.M28];&quot;U&quot;)+COUNTIF([.C28:.M28];&quot;U☻&quot;)+COUNTIF([.C28:.M28];&quot;U☺&quot;)" office:value-type="float" office:value="0" calcext:value-type="float">
            <text:p>0</text:p>
          </table:table-cell>
          <table:table-cell table:style-name="ce167" table:formula="of:=COUNTIF([.C28:.M28];&quot;KVIT&quot;)+COUNTIF([.C28:.M28];&quot;KVIT☻&quot;)+COUNTIF([.C28:.M28];&quot;kvit$&quot;)" office:value-type="float" office:value="1" calcext:value-type="float">
            <text:p>1</text:p>
          </table:table-cell>
          <table:table-cell table:style-name="ce168" table:formula="of:=COUNTBLANK([.C28:.M28])" office:value-type="float" office:value="0" calcext:value-type="float">
            <text:p>0</text:p>
          </table:table-cell>
          <table:table-cell table:style-name="ce169" table:formula="of:=COUNTIF([.C28:.M28];&quot;x&quot;)" office:value-type="float" office:value="1" calcext:value-type="float">
            <text:p>1</text:p>
          </table:table-cell>
          <table:table-cell table:style-name="ce170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3" calcext:value-type="float">
            <text:p>3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4" office:value-type="date" office:date-value="2012-12-28" calcext:value-type="date">
            <text:p>28. XII. 12</text:p>
          </table:table-cell>
          <table:table-cell table:style-name="ce160" table:formula="of:=TEXT([.A29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78" office:value-type="string" calcext:value-type="string">
            <text:p>RAV</text:p>
          </table:table-cell>
          <table:table-cell table:style-name="ce29" office:value-type="string" calcext:value-type="string">
            <text:p>PIN</text:p>
          </table:table-cell>
          <table:table-cell table:style-name="ce167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 calcext:value-type="float">
            <text:p>1</text:p>
          </table:table-cell>
          <table:table-cell table:style-name="ce167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0" calcext:value-type="float">
            <text:p>0</text:p>
          </table:table-cell>
          <table:table-cell table:style-name="ce167" table:formula="of:=COUNTIF([.C29:.M29];&quot;51&quot;)+COUNTIF([.C29:.M29];&quot;51$&quot;)+COUNTIF([.C29:.M29];&quot;51☻&quot;)" office:value-type="float" office:value="1" calcext:value-type="float">
            <text:p>1</text:p>
          </table:table-cell>
          <table:table-cell table:style-name="ce167" table:formula="of:=COUNTIF([.C29:.M29];&quot;52&quot;)+COUNTIF([.C29:.M29];&quot;52$&quot;)+COUNTIF([.C29:.M29];&quot;52☻&quot;)" office:value-type="float" office:value="2" calcext:value-type="float">
            <text:p>2</text:p>
          </table:table-cell>
          <table:table-cell table:style-name="ce167" table:formula="of:=COUNTIF([.C29:.M29];&quot;51¶&quot;)" office:value-type="float" office:value="0" calcext:value-type="float">
            <text:p>0</text:p>
          </table:table-cell>
          <table:table-cell table:style-name="ce167" table:formula="of:=COUNTIF([.C29:.M29];&quot;52¶&quot;)" office:value-type="float" office:value="0" calcext:value-type="float">
            <text:p>0</text:p>
          </table:table-cell>
          <table:table-cell table:style-name="ce167" table:formula="of:=COUNTIF([.C29:.M29];&quot;U&quot;)+COUNTIF([.C29:.M29];&quot;U☻&quot;)+COUNTIF([.C29:.M29];&quot;U☺&quot;)" office:value-type="float" office:value="0" calcext:value-type="float">
            <text:p>0</text:p>
          </table:table-cell>
          <table:table-cell table:style-name="ce167" table:formula="of:=COUNTIF([.C29:.M29];&quot;KVIT&quot;)+COUNTIF([.C29:.M29];&quot;KVIT☻&quot;)+COUNTIF([.C29:.M29];&quot;kvit$&quot;)" office:value-type="float" office:value="1" calcext:value-type="float">
            <text:p>1</text:p>
          </table:table-cell>
          <table:table-cell table:style-name="ce168" table:formula="of:=COUNTBLANK([.C29:.M29])" office:value-type="float" office:value="0" calcext:value-type="float">
            <text:p>0</text:p>
          </table:table-cell>
          <table:table-cell table:style-name="ce169" table:formula="of:=COUNTIF([.C29:.M29];&quot;x&quot;)" office:value-type="float" office:value="2" calcext:value-type="float">
            <text:p>2</text:p>
          </table:table-cell>
          <table:table-cell table:style-name="ce170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3" calcext:value-type="float">
            <text:p>3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43" office:value-type="date" office:date-value="2012-12-29" calcext:value-type="date">
            <text:p>29. XII. 12</text:p>
          </table:table-cell>
          <table:table-cell table:style-name="ce159" table:formula="of:=TEXT([.A30];&quot;Ddd&quot;)" office:value-type="string" office:string-value="sob" calcext:value-type="string">
            <text:p>sob</text:p>
          </table:table-cell>
          <table:table-cell table:style-name="ce31" table:number-columns-repeated="3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1" table:number-columns-repeated="2"/>
          <table:table-cell table:style-name="ce37"/>
          <table:table-cell table:style-name="ce31"/>
          <table:table-cell table:style-name="ce6">
            <office:annotation draw:style-name="gr4" draw:text-style-name="P2" svg:width="2.789cm" svg:height="0.688cm" svg:x="10.225cm" svg:y="18.497cm" draw:caption-point-x="-0.232cm" draw:caption-point-y="1.922cm">
              <dc:date>2022-03-21T00:00:00</dc:date>
              <text:p text:style-name="P1">Frej vse</text:p>
            </office:annotation>
          </table:table-cell>
          <table:table-cell table:style-name="ce6"/>
          <table:table-cell table:style-name="ce31"/>
          <table:table-cell table:style-name="ce31" office:value-type="string" calcext:value-type="string">
            <office:annotation draw:style-name="gr4" draw:text-style-name="P2" svg:width="3.145cm" svg:height="0.688cm" svg:x="12.929cm" svg:y="18.497cm" draw:caption-point-x="-0.232cm" draw:caption-point-y="1.922cm">
              <dc:date>2022-03-21T00:00:00</dc:date>
              <text:p text:style-name="P1">1x med 25 in 29</text:p>
            </office:annotation>
            <text:p>ŠTU</text:p>
          </table:table-cell>
          <table:table-cell table:style-name="ce46" office:value-type="string" calcext:value-type="string">
            <text:p>PIN</text:p>
          </table:table-cell>
          <table:table-cell table:style-name="ce167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1" calcext:value-type="float">
            <text:p>1</text:p>
          </table:table-cell>
          <table:table-cell table:style-name="ce167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0" calcext:value-type="float">
            <text:p>0</text:p>
          </table:table-cell>
          <table:table-cell table:style-name="ce167" table:formula="of:=COUNTIF([.C30:.M30];&quot;51&quot;)+COUNTIF([.C30:.M30];&quot;51$&quot;)+COUNTIF([.C30:.M30];&quot;51☻&quot;)" office:value-type="float" office:value="0" calcext:value-type="float">
            <text:p>0</text:p>
          </table:table-cell>
          <table:table-cell table:style-name="ce167" table:formula="of:=COUNTIF([.C30:.M30];&quot;52&quot;)+COUNTIF([.C30:.M30];&quot;52$&quot;)+COUNTIF([.C30:.M30];&quot;52☻&quot;)" office:value-type="float" office:value="0" calcext:value-type="float">
            <text:p>0</text:p>
          </table:table-cell>
          <table:table-cell table:style-name="ce167" table:formula="of:=COUNTIF([.C30:.M30];&quot;51¶&quot;)" office:value-type="float" office:value="0" calcext:value-type="float">
            <text:p>0</text:p>
          </table:table-cell>
          <table:table-cell table:style-name="ce167" table:formula="of:=COUNTIF([.C30:.M30];&quot;52¶&quot;)" office:value-type="float" office:value="0" calcext:value-type="float">
            <text:p>0</text:p>
          </table:table-cell>
          <table:table-cell table:style-name="ce167" table:formula="of:=COUNTIF([.C30:.M30];&quot;U&quot;)+COUNTIF([.C30:.M30];&quot;U☻&quot;)+COUNTIF([.C30:.M30];&quot;U☺&quot;)" office:value-type="float" office:value="0" calcext:value-type="float">
            <text:p>0</text:p>
          </table:table-cell>
          <table:table-cell table:style-name="ce167" table:formula="of:=COUNTIF([.C30:.M30];&quot;KVIT&quot;)+COUNTIF([.C30:.M30];&quot;KVIT☻&quot;)+COUNTIF([.C30:.M30];&quot;kvit$&quot;)" office:value-type="float" office:value="0" calcext:value-type="float">
            <text:p>0</text:p>
          </table:table-cell>
          <table:table-cell table:style-name="ce168" table:formula="of:=COUNTBLANK([.C30:.M30])" office:value-type="float" office:value="10" calcext:value-type="float">
            <text:p>10</text:p>
          </table:table-cell>
          <table:table-cell table:style-name="ce169" table:formula="of:=COUNTIF([.C30:.M30];&quot;x&quot;)" office:value-type="float" office:value="0" calcext:value-type="float">
            <text:p>0</text:p>
          </table:table-cell>
          <table:table-cell table:style-name="ce170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0" calcext:value-type="float">
            <text:p>0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43" office:value-type="date" office:date-value="2012-12-30" calcext:value-type="date">
            <text:p>30. XII. 12</text:p>
          </table:table-cell>
          <table:table-cell table:style-name="ce159" table:formula="of:=TEXT([.A31];&quot;Ddd&quot;)" office:value-type="string" office:string-value="ned" calcext:value-type="string">
            <text:p>ned</text:p>
          </table:table-cell>
          <table:table-cell table:style-name="ce31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7"/>
          <table:table-cell table:style-name="ce31" table:number-columns-repeated="2"/>
          <table:table-cell table:style-name="ce37"/>
          <table:table-cell table:style-name="ce31"/>
          <table:table-cell table:style-name="ce6" table:number-columns-repeated="2"/>
          <table:table-cell table:style-name="ce31"/>
          <table:table-cell table:style-name="ce136" office:value-type="string" calcext:value-type="string">
            <office:annotation draw:style-name="gr26" draw:text-style-name="P2" svg:width="3.155cm" svg:height="2.222cm" svg:x="12.929cm" svg:y="19.862cm" draw:caption-point-x="-0.232cm" draw:caption-point-y="1.261cm">
              <dc:date>2022-03-21T00:00:00</dc:date>
              <text:p text:style-name="P1">Ne morem 7., 8., 9. in 24., 31., 1.</text:p>
            </office:annotation>
            <text:p>PIR</text:p>
          </table:table-cell>
          <table:table-cell table:style-name="ce46" office:value-type="string" calcext:value-type="string">
            <text:p>TAL</text:p>
          </table:table-cell>
          <table:table-cell table:style-name="ce167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 calcext:value-type="float">
            <text:p>1</text:p>
          </table:table-cell>
          <table:table-cell table:style-name="ce167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0" calcext:value-type="float">
            <text:p>0</text:p>
          </table:table-cell>
          <table:table-cell table:style-name="ce167" table:formula="of:=COUNTIF([.C31:.M31];&quot;51&quot;)+COUNTIF([.C31:.M31];&quot;51$&quot;)+COUNTIF([.C31:.M31];&quot;51☻&quot;)" office:value-type="float" office:value="0" calcext:value-type="float">
            <text:p>0</text:p>
          </table:table-cell>
          <table:table-cell table:style-name="ce167" table:formula="of:=COUNTIF([.C31:.M31];&quot;52&quot;)+COUNTIF([.C31:.M31];&quot;52$&quot;)+COUNTIF([.C31:.M31];&quot;52☻&quot;)" office:value-type="float" office:value="0" calcext:value-type="float">
            <text:p>0</text:p>
          </table:table-cell>
          <table:table-cell table:style-name="ce167" table:formula="of:=COUNTIF([.C31:.M31];&quot;51¶&quot;)" office:value-type="float" office:value="0" calcext:value-type="float">
            <text:p>0</text:p>
          </table:table-cell>
          <table:table-cell table:style-name="ce167" table:formula="of:=COUNTIF([.C31:.M31];&quot;52¶&quot;)" office:value-type="float" office:value="0" calcext:value-type="float">
            <text:p>0</text:p>
          </table:table-cell>
          <table:table-cell table:style-name="ce167" table:formula="of:=COUNTIF([.C31:.M31];&quot;U&quot;)+COUNTIF([.C31:.M31];&quot;U☻&quot;)+COUNTIF([.C31:.M31];&quot;U☺&quot;)" office:value-type="float" office:value="0" calcext:value-type="float">
            <text:p>0</text:p>
          </table:table-cell>
          <table:table-cell table:style-name="ce167" table:formula="of:=COUNTIF([.C31:.M31];&quot;KVIT&quot;)+COUNTIF([.C31:.M31];&quot;KVIT☻&quot;)+COUNTIF([.C31:.M31];&quot;kvit$&quot;)" office:value-type="float" office:value="0" calcext:value-type="float">
            <text:p>0</text:p>
          </table:table-cell>
          <table:table-cell table:style-name="ce168" table:formula="of:=COUNTBLANK([.C31:.M31])" office:value-type="float" office:value="10" calcext:value-type="float">
            <text:p>10</text:p>
          </table:table-cell>
          <table:table-cell table:style-name="ce169" table:formula="of:=COUNTIF([.C31:.M31];&quot;x&quot;)" office:value-type="float" office:value="0" calcext:value-type="float">
            <text:p>0</text:p>
          </table:table-cell>
          <table:table-cell table:style-name="ce170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0" calcext:value-type="float">
            <text:p>0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44" office:value-type="date" office:date-value="2012-12-31" calcext:value-type="date">
            <text:p>31. XII. 12</text:p>
          </table:table-cell>
          <table:table-cell table:style-name="ce160" table:formula="of:=TEXT([.A32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8" office:value-type="string" calcext:value-type="string">
            <text:p>MŠŠ</text:p>
          </table:table-cell>
          <table:table-cell table:style-name="ce29" office:value-type="string" calcext:value-type="string">
            <text:p>TAL</text:p>
          </table:table-cell>
          <table:table-cell table:style-name="ce167" table:formula="of:=COUNTIF([.C32:.M32];&quot;☻&quot;)+COUNTIF([.C32:.M32];&quot;52☻&quot;)+COUNTIF([.C32:.M32];&quot;51☻&quot;)+COUNTIF([.C32:.M32];&quot;1☻&quot;)+COUNTIF([.C32:.M32];&quot;KVIT☻&quot;)+COUNTIF([.C32:.M32];&quot;U☻&quot;)" office:value-type="float" office:value="1" calcext:value-type="float">
            <text:p>1</text:p>
          </table:table-cell>
          <table:table-cell table:style-name="ce167" table:formula="of:=COUNTIF([.C32:.M32];&quot;☺&quot;)+COUNTIF([.C32:.M32];&quot;52☺&quot;)+COUNTIF([.C32:.M32];&quot;51☺&quot;)+COUNTIF([.C32:.M32];&quot;1☺&quot;)+COUNTIF([.C32:.M32];&quot;KVIT☺&quot;)+COUNTIF([.C32:.M32];&quot;U☺&quot;)" office:value-type="float" office:value="1" calcext:value-type="float">
            <text:p>1</text:p>
          </table:table-cell>
          <table:table-cell table:style-name="ce167" table:formula="of:=COUNTIF([.C32:.M32];&quot;51&quot;)+COUNTIF([.C32:.M32];&quot;51$&quot;)+COUNTIF([.C32:.M32];&quot;51☻&quot;)" office:value-type="float" office:value="2" calcext:value-type="float">
            <text:p>2</text:p>
          </table:table-cell>
          <table:table-cell table:style-name="ce167" table:formula="of:=COUNTIF([.C32:.M32];&quot;52&quot;)+COUNTIF([.C32:.M32];&quot;52$&quot;)+COUNTIF([.C32:.M32];&quot;52☻&quot;)" office:value-type="float" office:value="2" calcext:value-type="float">
            <text:p>2</text:p>
          </table:table-cell>
          <table:table-cell table:style-name="ce167" table:formula="of:=COUNTIF([.C32:.M32];&quot;51¶&quot;)" office:value-type="float" office:value="0" calcext:value-type="float">
            <text:p>0</text:p>
          </table:table-cell>
          <table:table-cell table:style-name="ce167" table:formula="of:=COUNTIF([.C32:.M32];&quot;52¶&quot;)" office:value-type="float" office:value="0" calcext:value-type="float">
            <text:p>0</text:p>
          </table:table-cell>
          <table:table-cell table:style-name="ce167" table:formula="of:=COUNTIF([.C32:.M32];&quot;U&quot;)+COUNTIF([.C32:.M32];&quot;U☻&quot;)+COUNTIF([.C32:.M32];&quot;U☺&quot;)" office:value-type="float" office:value="0" calcext:value-type="float">
            <text:p>0</text:p>
          </table:table-cell>
          <table:table-cell table:style-name="ce167" table:formula="of:=COUNTIF([.C32:.M32];&quot;KVIT&quot;)+COUNTIF([.C32:.M32];&quot;KVIT☻&quot;)+COUNTIF([.C32:.M32];&quot;kvit$&quot;)" office:value-type="float" office:value="1" calcext:value-type="float">
            <text:p>1</text:p>
          </table:table-cell>
          <table:table-cell table:style-name="ce168" table:formula="of:=COUNTBLANK([.C32:.M32])" office:value-type="float" office:value="0" calcext:value-type="float">
            <text:p>0</text:p>
          </table:table-cell>
          <table:table-cell table:style-name="ce169" table:formula="of:=COUNTIF([.C32:.M32];&quot;x&quot;)" office:value-type="float" office:value="0" calcext:value-type="float">
            <text:p>0</text:p>
          </table:table-cell>
          <table:table-cell table:style-name="ce170" table:formula="of:=COUNTIF([.C32:.M32];&quot;51&quot;)+COUNTIF([.C32:.M32];&quot;51☻&quot;)+COUNTIF([.C32:.M32];&quot;2&quot;)+COUNTIF([.C32:.M32];&quot;52&quot;)+COUNTIF([.C32:.M32];&quot;52☻&quot;)+COUNTIF([.C32:.M32];&quot;51$&quot;)+COUNTIF([.C32:.M32];&quot;52$&quot;)" office:value-type="float" office:value="4" calcext:value-type="float">
            <text:p>4</text:p>
          </table:table-cell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45" table:number-columns-repeated="2"/>
          <table:table-cell table:style-name="ce16" table:number-columns-repeated="255"/>
          <table:table-cell table:number-columns-repeated="767"/>
        </table:table-row>
        <table:table-row table:style-name="ro7">
          <table:table-cell table:style-name="ce145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MIO</text:p>
          </table:table-cell>
          <table:table-cell table:style-name="ce29" office:value-type="string" calcext:value-type="string">
            <text:p>BOŽ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DRN</text:p>
          </table:table-cell>
          <table:table-cell table:style-name="ce29" office:value-type="string" calcext:value-type="string">
            <text:p>TAL</text:p>
          </table:table-cell>
          <table:table-cell table:style-name="ce16" table:number-columns-repeated="13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8">
          <table:table-cell table:style-name="ce145"/>
          <table:table-cell table:style-name="ce161" table:formula="of:=[$'Vzorci vnosov'.$A$20]" office:value-type="string" office:string-value="☺" calcext:value-type="string">
            <text:p>☺</text:p>
          </table:table-cell>
          <table:table-cell table:style-name="ce32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 calcext:value-type="float">
            <text:p>0</text:p>
          </table:table-cell>
          <table:table-cell table:style-name="ce32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 calcext:value-type="float">
            <text:p>1</text:p>
          </table:table-cell>
          <table:table-cell table:style-name="ce32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2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2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 calcext:value-type="float">
            <text:p>5</text:p>
          </table:table-cell>
          <table:table-cell table:style-name="ce32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 calcext:value-type="float">
            <text:p>1</text:p>
          </table:table-cell>
          <table:table-cell table:style-name="ce32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2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 calcext:value-type="float">
            <text:p>0</text:p>
          </table:table-cell>
          <table:table-cell table:style-name="ce32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 calcext:value-type="float">
            <text:p>1</text:p>
          </table:table-cell>
          <table:table-cell table:style-name="ce32"/>
          <table:table-cell table:style-name="ce32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58"/>
          <table:table-cell table:style-name="ce162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5" calcext:value-type="float">
            <text:p>5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 calcext:value-type="float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 calcext:value-type="float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 calcext:value-type="float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 calcext:value-type="float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 calcext:value-type="float">
            <text:p>4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0" calcext:value-type="float">
            <text:p>0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7"/>
        </table:table-row>
        <table:table-row table:style-name="ro6">
          <table:table-cell table:style-name="ce158"/>
          <table:table-cell table:style-name="ce162" office:value-type="string" calcext:value-type="string">
            <text:p>Σ</text:p>
          </table:table-cell>
          <table:table-cell table:style-name="ce33" table:formula="of:=SUM([.C35:.C36])" office:value-type="float" office:value="5" calcext:value-type="float">
            <text:p>5</text:p>
          </table:table-cell>
          <table:table-cell table:style-name="ce33" table:formula="of:=SUM([.D35:.D36])" office:value-type="float" office:value="5" calcext:value-type="float">
            <text:p>5</text:p>
          </table:table-cell>
          <table:table-cell table:style-name="ce33" table:formula="of:=SUM([.E35:.E36])" office:value-type="float" office:value="5" calcext:value-type="float">
            <text:p>5</text:p>
          </table:table-cell>
          <table:table-cell table:style-name="ce33" table:formula="of:=SUM([.F35:.F36])" office:value-type="float" office:value="4" calcext:value-type="float">
            <text:p>4</text:p>
          </table:table-cell>
          <table:table-cell table:style-name="ce33" table:formula="of:=SUM([.G35:.G36])" office:value-type="float" office:value="5" calcext:value-type="float">
            <text:p>5</text:p>
          </table:table-cell>
          <table:table-cell table:style-name="ce33" table:formula="of:=SUM([.H35:.H36])" office:value-type="float" office:value="1" calcext:value-type="float">
            <text:p>1</text:p>
          </table:table-cell>
          <table:table-cell table:style-name="ce33" table:formula="of:=SUM([.I35:.I36])" office:value-type="float" office:value="0" calcext:value-type="float">
            <text:p>0</text:p>
          </table:table-cell>
          <table:table-cell table:style-name="ce33" table:formula="of:=SUM([.J35:.J36])" office:value-type="float" office:value="5" calcext:value-type="float">
            <text:p>5</text:p>
          </table:table-cell>
          <table:table-cell table:style-name="ce33" table:formula="of:=SUM([.K35:.K36])" office:value-type="float" office:value="5" calcext:value-type="float">
            <text:p>5</text:p>
          </table:table-cell>
          <table:table-cell table:style-name="ce33"/>
          <table:table-cell table:style-name="ce33" table:formula="of:=SUM([.M35:.M36])" office:value-type="float" office:value="3" calcext:value-type="float">
            <text:p>3</text:p>
          </table:table-cell>
          <table:table-cell table:style-name="ce1"/>
          <table:table-cell table:style-name="ce51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7"/>
        </table:table-row>
        <table:table-row table:style-name="ro6">
          <table:table-cell table:style-name="ce158"/>
          <table:table-cell table:style-name="ce163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8" calcext:value-type="float">
            <text:p>8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5" calcext:value-type="float">
            <text:p>5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3" calcext:value-type="float">
            <text:p>3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3" calcext:value-type="float">
            <text:p>3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 calcext:value-type="float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1" calcext:value-type="float">
            <text:p>1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0" calcext:value-type="float">
            <text:p>0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 table:number-columns-repeated="997"/>
        </table:table-row>
        <table:table-row table:style-name="ro1">
          <table:table-cell table:style-name="ce158"/>
          <table:table-cell table:style-name="ce163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53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64" table:number-columns-repeated="996"/>
        </table:table-row>
        <table:table-row table:style-name="ro1">
          <table:table-cell table:style-name="ce145"/>
          <table:table-cell table:style-name="ce164" table:formula="of:=[$'Vzorci vnosov'.$A$12]" office:value-type="string" office:string-value="D" calcext:value-type="string">
            <text:p>D</text:p>
          </table:table-cell>
          <table:table-cell table:style-name="ce34" table:formula="of:=COUNTIF([.C2:.C32];&quot;D&quot;)" office:value-type="float" office:value="3" calcext:value-type="float">
            <text:p>3</text:p>
          </table:table-cell>
          <table:table-cell table:style-name="ce34" table:formula="of:=COUNTIF([.D2:.D32];&quot;D&quot;)" office:value-type="float" office:value="4" calcext:value-type="float">
            <text:p>4</text:p>
          </table:table-cell>
          <table:table-cell table:style-name="ce34" table:formula="of:=COUNTIF([.E2:.E32];&quot;D&quot;)" office:value-type="float" office:value="6" calcext:value-type="float">
            <text:p>6</text:p>
          </table:table-cell>
          <table:table-cell table:style-name="ce34" table:formula="of:=COUNTIF([.F2:.F32];&quot;D&quot;)" office:value-type="float" office:value="3" calcext:value-type="float">
            <text:p>3</text:p>
          </table:table-cell>
          <table:table-cell table:style-name="ce34" table:formula="of:=COUNTIF([.G2:.G32];&quot;D&quot;)" office:value-type="float" office:value="4" calcext:value-type="float">
            <text:p>4</text:p>
          </table:table-cell>
          <table:table-cell table:style-name="ce34" table:formula="of:=COUNTIF([.H2:.H32];&quot;D&quot;)" office:value-type="float" office:value="4" calcext:value-type="float">
            <text:p>4</text:p>
          </table:table-cell>
          <table:table-cell table:style-name="ce34" table:formula="of:=COUNTIF([.I2:.I32];&quot;D&quot;)" office:value-type="float" office:value="10" calcext:value-type="float">
            <text:p>10</text:p>
          </table:table-cell>
          <table:table-cell table:style-name="ce34" table:formula="of:=COUNTIF([.J2:.J32];&quot;D&quot;)" office:value-type="float" office:value="2" calcext:value-type="float">
            <text:p>2</text:p>
          </table:table-cell>
          <table:table-cell table:style-name="ce34" table:formula="of:=COUNTIF([.K2:.K32];&quot;D&quot;)" office:value-type="float" office:value="3" calcext:value-type="float">
            <text:p>3</text:p>
          </table:table-cell>
          <table:table-cell table:style-name="ce34"/>
          <table:table-cell table:style-name="ce34" table:formula="of:=COUNTIF([.M2:.M32];&quot;D&quot;)" office:value-type="float" office:value="10" calcext:value-type="float">
            <text:p>10</text:p>
          </table:table-cell>
          <table:table-cell table:style-name="ce16" table:number-columns-repeated="13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1">
          <table:table-cell table:style-name="ce145"/>
          <table:table-cell table:style-name="ce164" table:formula="of:=[$'Vzorci vnosov'.$A$15]" office:value-type="string" office:string-value="SO" calcext:value-type="string">
            <text:p>SO</text:p>
          </table:table-cell>
          <table:table-cell table:style-name="ce34" table:formula="of:=COUNTIF([.C2:.C32];&quot;SO&quot;)" office:value-type="float" office:value="0" calcext:value-type="float">
            <text:p>0</text:p>
          </table:table-cell>
          <table:table-cell table:style-name="ce34" table:formula="of:=COUNTIF([.D2:.D32];&quot;SO&quot;)" office:value-type="float" office:value="0" calcext:value-type="float">
            <text:p>0</text:p>
          </table:table-cell>
          <table:table-cell table:style-name="ce34" table:formula="of:=COUNTIF([.E2:.E32];&quot;SO&quot;)" office:value-type="float" office:value="0" calcext:value-type="float">
            <text:p>0</text:p>
          </table:table-cell>
          <table:table-cell table:style-name="ce34" table:formula="of:=COUNTIF([.F2:.F32];&quot;SO&quot;)" office:value-type="float" office:value="0" calcext:value-type="float">
            <text:p>0</text:p>
          </table:table-cell>
          <table:table-cell table:style-name="ce34" table:formula="of:=COUNTIF([.G2:.G32];&quot;SO&quot;)" office:value-type="float" office:value="0" calcext:value-type="float">
            <text:p>0</text:p>
          </table:table-cell>
          <table:table-cell table:style-name="ce34" table:formula="of:=COUNTIF([.H2:.H32];&quot;SO&quot;)" office:value-type="float" office:value="0" calcext:value-type="float">
            <text:p>0</text:p>
          </table:table-cell>
          <table:table-cell table:style-name="ce34" table:formula="of:=COUNTIF([.I2:.I32];&quot;SO&quot;)" office:value-type="float" office:value="0" calcext:value-type="float">
            <text:p>0</text:p>
          </table:table-cell>
          <table:table-cell table:style-name="ce34" table:formula="of:=COUNTIF([.J2:.J32];&quot;SO&quot;)" office:value-type="float" office:value="0" calcext:value-type="float">
            <text:p>0</text:p>
          </table:table-cell>
          <table:table-cell table:style-name="ce34" table:formula="of:=COUNTIF([.K2:.K32];&quot;SO&quot;)" office:value-type="float" office:value="0" calcext:value-type="float">
            <text:p>0</text:p>
          </table:table-cell>
          <table:table-cell table:style-name="ce34"/>
          <table:table-cell table:style-name="ce34" table:formula="of:=COUNTIF([.M2:.M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1">
          <table:table-cell table:style-name="ce145"/>
          <table:table-cell table:style-name="ce151" table:formula="of:=[$'Vzorci vnosov'.$A$13]" office:value-type="string" office:string-value="BOL" calcext:value-type="string">
            <text:p>BOL</text:p>
          </table:table-cell>
          <table:table-cell table:style-name="ce34" table:formula="of:=COUNTIF([.C2:.C32];&quot;BOL&quot;)" office:value-type="float" office:value="0" calcext:value-type="float">
            <text:p>0</text:p>
          </table:table-cell>
          <table:table-cell table:style-name="ce34" table:formula="of:=COUNTIF([.D2:.D32];&quot;BOL&quot;)" office:value-type="float" office:value="0" calcext:value-type="float">
            <text:p>0</text:p>
          </table:table-cell>
          <table:table-cell table:style-name="ce34" table:formula="of:=COUNTIF([.E2:.E32];&quot;BOL&quot;)" office:value-type="float" office:value="0" calcext:value-type="float">
            <text:p>0</text:p>
          </table:table-cell>
          <table:table-cell table:style-name="ce34" table:formula="of:=COUNTIF([.F2:.F32];&quot;BOL&quot;)" office:value-type="float" office:value="0" calcext:value-type="float">
            <text:p>0</text:p>
          </table:table-cell>
          <table:table-cell table:style-name="ce34" table:formula="of:=COUNTIF([.G2:.G32];&quot;BOL&quot;)" office:value-type="float" office:value="0" calcext:value-type="float">
            <text:p>0</text:p>
          </table:table-cell>
          <table:table-cell table:style-name="ce34" table:formula="of:=COUNTIF([.H2:.H32];&quot;BOL&quot;)" office:value-type="float" office:value="1" calcext:value-type="float">
            <text:p>1</text:p>
          </table:table-cell>
          <table:table-cell table:style-name="ce34" table:formula="of:=COUNTIF([.I2:.I32];&quot;BOL&quot;)" office:value-type="float" office:value="0" calcext:value-type="float">
            <text:p>0</text:p>
          </table:table-cell>
          <table:table-cell table:style-name="ce34" table:formula="of:=COUNTIF([.J2:.J32];&quot;BOL&quot;)" office:value-type="float" office:value="0" calcext:value-type="float">
            <text:p>0</text:p>
          </table:table-cell>
          <table:table-cell table:style-name="ce34" table:formula="of:=COUNTIF([.K2:.K32];&quot;BOL&quot;)" office:value-type="float" office:value="0" calcext:value-type="float">
            <text:p>0</text:p>
          </table:table-cell>
          <table:table-cell table:style-name="ce34"/>
          <table:table-cell table:style-name="ce34" table:formula="of:=COUNTIF([.M2:.M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1">
          <table:table-cell table:style-name="ce145"/>
          <table:table-cell table:style-name="ce165" table:formula="of:=[$'Vzorci vnosov'.$A$11]" office:value-type="string" office:string-value="X" calcext:value-type="string">
            <text:p>X</text:p>
          </table:table-cell>
          <table:table-cell table:style-name="ce34" table:formula="of:=COUNTIF([.C2:.C32];&quot;X&quot;)" office:value-type="float" office:value="4" calcext:value-type="float">
            <text:p>4</text:p>
          </table:table-cell>
          <table:table-cell table:style-name="ce34" table:formula="of:=COUNTIF([.D2:.D32];&quot;X&quot;)" office:value-type="float" office:value="1" calcext:value-type="float">
            <text:p>1</text:p>
          </table:table-cell>
          <table:table-cell table:style-name="ce34" table:formula="of:=COUNTIF([.E2:.E32];&quot;X&quot;)" office:value-type="float" office:value="1" calcext:value-type="float">
            <text:p>1</text:p>
          </table:table-cell>
          <table:table-cell table:style-name="ce34" table:formula="of:=COUNTIF([.F2:.F32];&quot;X&quot;)" office:value-type="float" office:value="2" calcext:value-type="float">
            <text:p>2</text:p>
          </table:table-cell>
          <table:table-cell table:style-name="ce34" table:formula="of:=COUNTIF([.G2:.G32];&quot;X&quot;)" office:value-type="float" office:value="1" calcext:value-type="float">
            <text:p>1</text:p>
          </table:table-cell>
          <table:table-cell table:style-name="ce34" table:formula="of:=COUNTIF([.H2:.H32];&quot;X&quot;)" office:value-type="float" office:value="0" calcext:value-type="float">
            <text:p>0</text:p>
          </table:table-cell>
          <table:table-cell table:style-name="ce34" table:formula="of:=COUNTIF([.I2:.I32];&quot;X&quot;)" office:value-type="float" office:value="0" calcext:value-type="float">
            <text:p>0</text:p>
          </table:table-cell>
          <table:table-cell table:style-name="ce34" table:formula="of:=COUNTIF([.J2:.J32];&quot;X&quot;)" office:value-type="float" office:value="2" calcext:value-type="float">
            <text:p>2</text:p>
          </table:table-cell>
          <table:table-cell table:style-name="ce34" table:formula="of:=COUNTIF([.K2:.K32];&quot;X&quot;)" office:value-type="float" office:value="3" calcext:value-type="float">
            <text:p>3</text:p>
          </table:table-cell>
          <table:table-cell table:style-name="ce34"/>
          <table:table-cell table:style-name="ce34" table:formula="of:=COUNTIF([.M2:.M32];&quot;X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1">
          <table:table-cell table:style-name="ce145"/>
          <table:table-cell table:style-name="ce166" office:value-type="string" calcext:value-type="string">
            <text:p>TX</text:p>
          </table:table-cell>
          <table:table-cell table:style-name="ce34" table:formula="of:=COUNTIF([.O2:.O32];&quot;KOS&quot;)" office:value-type="float" office:value="2" calcext:value-type="float">
            <text:p>2</text:p>
          </table:table-cell>
          <table:table-cell table:style-name="ce34" table:formula="of:=COUNTIF([.O2:.O32];&quot;ŠOŠ&quot;)" office:value-type="float" office:value="5" calcext:value-type="float">
            <text:p>5</text:p>
          </table:table-cell>
          <table:table-cell table:style-name="ce34" table:formula="of:=COUNTIF([.O2:.O32];&quot;PIN&quot;)" office:value-type="float" office:value="5" calcext:value-type="float">
            <text:p>5</text:p>
          </table:table-cell>
          <table:table-cell table:style-name="ce34" table:formula="of:=COUNTIF([.O2:.O32];&quot;KON&quot;)" office:value-type="float" office:value="3" calcext:value-type="float">
            <text:p>3</text:p>
          </table:table-cell>
          <table:table-cell table:style-name="ce34" table:formula="of:=COUNTIF([.O2:.O32];&quot;oro&quot;)" office:value-type="float" office:value="0" calcext:value-type="float">
            <text:p>0</text:p>
          </table:table-cell>
          <table:table-cell table:style-name="ce34" table:formula="of:=COUNTIF([.O2:.O32];&quot;AND&quot;)" office:value-type="float" office:value="0" calcext:value-type="float">
            <text:p>0</text:p>
          </table:table-cell>
          <table:table-cell table:style-name="ce34" table:formula="of:=COUNTIF([.O2:.O32];&quot;ROD&quot;)" office:value-type="float" office:value="0" calcext:value-type="float">
            <text:p>0</text:p>
          </table:table-cell>
          <table:table-cell table:style-name="ce34" table:formula="of:=COUNTIF([.O2:.O32];&quot;DAN&quot;)" office:value-type="float" office:value="6" calcext:value-type="float">
            <text:p>6</text:p>
          </table:table-cell>
          <table:table-cell table:style-name="ce34" table:formula="of:=COUNTIF([.O2:.O32];&quot;MŠŠ&quot;)" office:value-type="float" office:value="4" calcext:value-type="float">
            <text:p>4</text:p>
          </table:table-cell>
          <table:table-cell table:style-name="ce34"/>
          <table:table-cell table:style-name="ce34" table:formula="of:=COUNTIF([.O2:.O32];&quot;ŠTU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1">
          <table:table-cell table:style-name="ce145"/>
          <table:table-cell table:style-name="ce16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1" calcext:value-type="float">
            <text:p>1</text:p>
          </table:table-cell>
          <table:table-cell table:style-name="ce1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4" calcext:value-type="float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2" calcext:value-type="float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0" calcext:value-type="float">
            <text:p>0</text:p>
          </table:table-cell>
          <table:table-cell table:style-name="ce1" table:formula="of:=COUNTIF([.H2:.H32];&quot;51¶&quot;)+COUNTIF([.H2:.H32];&quot;52¶&quot;)+COUNTIF([.H2:.H32];&quot;kvit¶&quot;)" office:value-type="float" office:value="3" calcext:value-type="float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4" calcext:value-type="float">
            <text:p>4</text:p>
          </table:table-cell>
          <table:table-cell table:style-name="ce1" table:formula="of:=COUNTIF([.J2:.J32];&quot;51¶&quot;)+COUNTIF([.J2:.J32];&quot;52¶&quot;)+COUNTIF([.J2:.J32];&quot;kvit¶&quot;)" office:value-type="float" office:value="3" calcext:value-type="float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1" calcext:value-type="float">
            <text:p>1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1">
          <table:table-cell table:style-name="ce145"/>
          <table:table-cell table:style-name="ce164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 calcext:value-type="float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2" calcext:value-type="float">
            <text:p>2</text:p>
          </table:table-cell>
          <table:table-cell table:style-name="ce1" table:formula="of:=COUNTIF([.G2:.G32];&quot;U☺&quot;)+COUNTIF([.G2:.G32];&quot;U☻&quot;)+COUNTIF([.G2:.G32];&quot;U&quot;)" office:value-type="float" office:value="2" calcext:value-type="float">
            <text:p>2</text:p>
          </table:table-cell>
          <table:table-cell table:style-name="ce1" table:formula="of:=COUNTIF([.H2:.H32];&quot;U☺&quot;)+COUNTIF([.H2:.H32];&quot;U☻&quot;)+COUNTIF([.H2:.H32];&quot;U&quot;)" office:value-type="float" office:value="5" calcext:value-type="float">
            <text:p>5</text:p>
          </table:table-cell>
          <table:table-cell table:style-name="ce1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1">
          <table:table-cell table:style-name="ce145" table:number-columns-repeated="2"/>
          <table:table-cell table:style-name="ce16" table:number-columns-repeated="24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1" table:number-rows-repeated="98">
          <table:table-cell table:style-name="ce145" table:number-columns-repeated="2"/>
          <table:table-cell table:style-name="ce16" table:number-columns-repeated="24"/>
          <table:table-cell table:style-name="ce1"/>
          <table:table-cell table:style-name="ce16" table:number-columns-repeated="230"/>
          <table:table-cell table:number-columns-repeated="767"/>
        </table:table-row>
        <table:table-row table:style-name="ro2">
          <table:table-cell table:style-name="ce145" table:number-columns-repeated="2"/>
          <table:table-cell table:style-name="ce16" table:number-columns-repeated="255"/>
          <table:table-cell table:number-columns-repeated="767"/>
        </table:table-row>
        <table:table-row table:style-name="ro2" table:number-rows-repeated="900">
          <table:table-cell table:style-name="ce145" table:number-columns-repeated="2"/>
          <table:table-cell table:style-name="ce16" table:number-columns-repeated="255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ecember.B2:december.B32">
            <calcext:condition calcext:apply-style-name="ConditionalStyle_106" calcext:value="=&quot;sob&quot;" calcext:base-cell-address="december.B2"/>
            <calcext:condition calcext:apply-style-name="ConditionalStyle_107" calcext:value="=&quot;ned&quot;" calcext:base-cell-address="december.B2"/>
          </calcext:conditional-format>
          <calcext:conditional-format calcext:target-range-address="december.P2:december.W32">
            <calcext:condition calcext:apply-style-name="ConditionalStyle_108" calcext:value="&lt;1" calcext:base-cell-address="december.P2"/>
            <calcext:condition calcext:apply-style-name="ConditionalStyle_109" calcext:value="&gt;1" calcext:base-cell-address="december.P2"/>
          </calcext:conditional-format>
          <calcext:conditional-format calcext:target-range-address="december.X2:december.X32">
            <calcext:condition calcext:apply-style-name="ConditionalStyle_110" calcext:value="!=0" calcext:base-cell-address="december.X2"/>
          </calcext:conditional-format>
          <calcext:conditional-format calcext:target-range-address="december.Y2:december.Y32">
            <calcext:condition calcext:apply-style-name="ConditionalStyle_111" calcext:value="=1" calcext:base-cell-address="december.Y2"/>
            <calcext:condition calcext:apply-style-name="ConditionalStyle_112" calcext:value="&gt;1" calcext:base-cell-address="december.Y2"/>
          </calcext:conditional-format>
          <calcext:conditional-format calcext:target-range-address="december.Z2:december.Z32">
            <calcext:condition calcext:apply-style-name="ConditionalStyle_113" calcext:value="&lt;2" calcext:base-cell-address="december.Z2"/>
            <calcext:condition calcext:apply-style-name="ConditionalStyle_114" calcext:value="&gt;2" calcext:base-cell-address="december.Z2"/>
          </calcext:conditional-format>
        </calcext:conditional-formats>
      </table:table>
      <table:table table:name="statistika" table:style-name="ta14">
        <table:table-column table:style-name="co52" table:number-columns-repeated="2" table:default-cell-style-name="Default"/>
        <table:table-column table:style-name="co53" table:number-columns-repeated="9" table:default-cell-style-name="ce17"/>
        <table:table-column table:style-name="co54" table:default-cell-style-name="ce17"/>
        <table:table-column table:style-name="co52" table:number-columns-repeated="1012" table:default-cell-style-name="Default"/>
        <table:table-row table:style-name="ro12">
          <table:table-cell table:style-name="ce16" table:number-columns-repeated="2"/>
          <table:table-cell table:style-name="ce172" office:value-type="string" calcext:value-type="string" table:number-columns-spanned="9" table:number-rows-spanned="1">
            <text:p>Pregled <text:s/>2012</text:p>
          </table:table-cell>
          <table:covered-table-cell table:number-columns-repeated="8" table:style-name="ce172"/>
          <table:table-cell table:style-name="ce16" table:number-columns-repeated="246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245"/>
          <table:table-cell table:number-columns-repeated="767"/>
        </table:table-row>
        <table:table-row table:style-name="ro8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173" table:formula="of:=SUM([$januar.C35];[$februar.C35];[$marec.C35];[$april.C35];[$maj.C35];[$junij.C35];[$julij.C35];[$avgust.C35];[$september.C35];[$oktober.C35];[$november.C35];[$december.C35])" office:value-type="float" office:value="10" calcext:value-type="float">
            <text:p>10</text:p>
          </table:table-cell>
          <table:table-cell table:style-name="ce173" table:formula="of:=SUM([$januar.D35];[$februar.D35];[$marec.D35];[$april.D35];[$maj.D35];[$junij.D35];[$julij.D35];[$avgust.D35];[$september.D35];[$oktober.D35];[$november.D35];[$december.D35])" office:value-type="float" office:value="5" calcext:value-type="float">
            <text:p>5</text:p>
          </table:table-cell>
          <table:table-cell table:style-name="ce173" table:formula="of:=SUM([$januar.E35];[$februar.E35];[$marec.E35];[$april.E35];[$maj.E35];[$junij.E35];[$julij.E35];[$avgust.E35];[$september.E35];[$oktober.E35];[$november.E35];[$december.E35])" office:value-type="float" office:value="7" calcext:value-type="float">
            <text:p>7</text:p>
          </table:table-cell>
          <table:table-cell table:style-name="ce173" table:formula="of:=SUM([$januar.F35];[$februar.F35];[$marec.F35];[$april.F35];[$maj.F35];[$junij.F35];[$julij.F35];[$avgust.F35];[$september.F35];[$oktober.F35];[$november.F35];[$december.F35])" office:value-type="float" office:value="4" calcext:value-type="float">
            <text:p>4</text:p>
          </table:table-cell>
          <table:table-cell table:style-name="ce173" table:formula="of:=SUM([$januar.G35];[$februar.G35];[$marec.G35];[$april.G35];[$maj.G35];[$junij.G35];[$julij.G35];[$avgust.G35];[$september.G35];[$oktober.G35];[$november.G35];[$december.G35])" office:value-type="float" office:value="63" calcext:value-type="float">
            <text:p>63</text:p>
          </table:table-cell>
          <table:table-cell table:style-name="ce173" table:formula="of:=SUM([$januar.H35];[$februar.H35];[$marec.H35];[$april.H35];[$maj.H35];[$junij.H35];[$julij.H35];[$avgust.H35];[$september.H35];[$oktober.H35];[$november.H35];[$december.H35])" office:value-type="float" office:value="21" calcext:value-type="float">
            <text:p>21</text:p>
          </table:table-cell>
          <table:table-cell table:style-name="ce173" table:formula="of:=SUM([$januar.I35];[$februar.I35];[$marec.I35];[$april.I35];[$maj.I35];[$junij.I35];[$julij.I35];[$avgust.I35];[$september.I35];[$oktober.I35];[$november.I35];[$december.I35])" office:value-type="float" office:value="4" calcext:value-type="float">
            <text:p>4</text:p>
          </table:table-cell>
          <table:table-cell table:style-name="ce173" table:formula="of:=SUM([$januar.J35];[$februar.J35];[$marec.J35];[$april.J35];[$maj.J35];[$junij.J35];[$julij.J35];[$avgust.J35];[$september.J35];[$oktober.J35];[$november.J35];[$december.J35])" office:value-type="float" office:value="14" calcext:value-type="float">
            <text:p>14</text:p>
          </table:table-cell>
          <table:table-cell table:style-name="ce173" table:formula="of:=SUM([$januar.K35];[$februar.K35];[$marec.K35];[$april.K35];[$maj.K35];[$junij.K35];[$julij.K35];[$avgust.K35];[$september.K35];[$oktober.K35];[$november.K35];[$december.K35])" office:value-type="float" office:value="10" calcext:value-type="float">
            <text:p>10</text:p>
          </table:table-cell>
          <table:table-cell table:style-name="ce173" table:formula="of:=SUM([$januar.L35];[$februar.L35];[$marec.L35];[$april.L35];[$maj.L35];[$junij.L35];[$julij.L35];[$avgust.L35];[$september.L35];[$oktober.L35];[$november.M35];[$december.M35])" office:value-type="float" office:value="11" calcext:value-type="float">
            <text:p>11</text:p>
          </table:table-cell>
          <table:table-cell table:style-name="ce16" table:number-columns-repeated="10"/>
          <table:table-cell table:style-name="ce1"/>
          <table:table-cell table:style-name="ce16" table:number-columns-repeated="234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73" table:formula="of:=SUM([$januar.C36];[$februar.C36];[$marec.C36];[$april.C36];[$maj.C36];[$junij.C36];[$julij.C36];[$avgust.C36];[$september.C36];[$oktober.C36];[$november.C36];[$december.C36])" office:value-type="float" office:value="47" calcext:value-type="float">
            <text:p>47</text:p>
          </table:table-cell>
          <table:table-cell table:style-name="ce173" table:formula="of:=SUM([$januar.D36];[$februar.D36];[$marec.D36];[$april.D36];[$maj.D36];[$junij.D36];[$julij.D36];[$avgust.D36];[$september.D36];[$oktober.D36];[$november.D36];[$december.D36])" office:value-type="float" office:value="59" calcext:value-type="float">
            <text:p>59</text:p>
          </table:table-cell>
          <table:table-cell table:style-name="ce173" table:formula="of:=SUM([$januar.E36];[$februar.E36];[$marec.E36];[$april.E36];[$maj.E36];[$junij.E36];[$julij.E36];[$avgust.E36];[$september.E36];[$oktober.E36];[$november.E36];[$december.E36])" office:value-type="float" office:value="45" calcext:value-type="float">
            <text:p>45</text:p>
          </table:table-cell>
          <table:table-cell table:style-name="ce173" table:formula="of:=SUM([$januar.F36];[$februar.F36];[$marec.F36];[$april.F36];[$maj.F36];[$junij.F36];[$julij.F36];[$avgust.F36];[$september.F36];[$oktober.F36];[$november.F36];[$december.F36])" office:value-type="float" office:value="33" calcext:value-type="float">
            <text:p>33</text:p>
          </table:table-cell>
          <table:table-cell table:style-name="ce173" table:formula="of:=SUM([$januar.G36];[$februar.G36];[$marec.G36];[$april.G36];[$maj.G36];[$junij.G36];[$julij.G36];[$avgust.G36];[$september.G36];[$oktober.G36];[$november.G36];[$december.G36])" office:value-type="float" office:value="0" calcext:value-type="float">
            <text:p>0</text:p>
          </table:table-cell>
          <table:table-cell table:style-name="ce173" table:formula="of:=SUM([$januar.H36];[$februar.H36];[$marec.H36];[$april.H36];[$maj.H36];[$junij.H36];[$julij.H36];[$avgust.H36];[$september.H36];[$oktober.H36];[$november.H36];[$december.H36])" office:value-type="float" office:value="10" calcext:value-type="float">
            <text:p>10</text:p>
          </table:table-cell>
          <table:table-cell table:style-name="ce173" table:formula="of:=SUM([$januar.I36];[$februar.I36];[$marec.I36];[$april.I36];[$maj.I36];[$junij.I36];[$julij.I36];[$avgust.I36];[$september.I36];[$oktober.I36];[$november.I36];[$december.I36])" office:value-type="float" office:value="26" calcext:value-type="float">
            <text:p>26</text:p>
          </table:table-cell>
          <table:table-cell table:style-name="ce173" table:formula="of:=SUM([$januar.J36];[$februar.J36];[$marec.J36];[$april.J36];[$maj.J36];[$junij.J36];[$julij.J36];[$avgust.J36];[$september.J36];[$oktober.J36];[$november.J36];[$december.J36])" office:value-type="float" office:value="51" calcext:value-type="float">
            <text:p>51</text:p>
          </table:table-cell>
          <table:table-cell table:style-name="ce173" table:formula="of:=SUM([$januar.K36];[$februar.K36];[$marec.K36];[$april.K36];[$maj.K36];[$junij.K36];[$julij.K36];[$avgust.K36];[$september.K36];[$oktober.K36];[$november.K36];[$december.K36])" office:value-type="float" office:value="55" calcext:value-type="float">
            <text:p>55</text:p>
          </table:table-cell>
          <table:table-cell table:style-name="ce173" table:formula="of:=SUM([$januar.L36];[$februar.L36];[$marec.L36];[$april.L36];[$maj.L36];[$junij.L36];[$julij.L36];[$avgust.L36];[$september.L36];[$oktober.L36];[$november.M36];[$december.M36])" office:value-type="float" office:value="26" calcext:value-type="float">
            <text:p>26</text:p>
          </table:table-cell>
          <table:table-cell table:style-name="ce51"/>
          <table:table-cell table:style-name="ce53" table:number-columns-repeated="7"/>
          <table:table-cell table:style-name="ce21" table:number-columns-repeated="2"/>
          <table:table-cell table:style-name="ce1"/>
          <table:table-cell table:style-name="ce21" table:number-columns-repeated="1001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173" table:formula="of:=SUM([$januar.C37];[$februar.C37];[$marec.C37];[$april.C37];[$maj.C37];[$junij.C37];[$julij.C37];[$avgust.C37];[$september.C37];[$oktober.C37];[$november.C37];[$december.C37])" office:value-type="float" office:value="57" calcext:value-type="float">
            <text:p>57</text:p>
          </table:table-cell>
          <table:table-cell table:style-name="ce173" table:formula="of:=SUM([$januar.D37];[$februar.D37];[$marec.D37];[$april.D37];[$maj.D37];[$junij.D37];[$julij.D37];[$avgust.D37];[$september.D37];[$oktober.D37];[$november.D37];[$december.D37])" office:value-type="float" office:value="64" calcext:value-type="float">
            <text:p>64</text:p>
          </table:table-cell>
          <table:table-cell table:style-name="ce173" table:formula="of:=SUM([$januar.E37];[$februar.E37];[$marec.E37];[$april.E37];[$maj.E37];[$junij.E37];[$julij.E37];[$avgust.E37];[$september.E37];[$oktober.E37];[$november.E37];[$december.E37])" office:value-type="float" office:value="52" calcext:value-type="float">
            <text:p>52</text:p>
          </table:table-cell>
          <table:table-cell table:style-name="ce173" table:formula="of:=SUM([$januar.F37];[$februar.F37];[$marec.F37];[$april.F37];[$maj.F37];[$junij.F37];[$julij.F37];[$avgust.F37];[$september.F37];[$oktober.F37];[$november.F37];[$december.F37])" office:value-type="float" office:value="37" calcext:value-type="float">
            <text:p>37</text:p>
          </table:table-cell>
          <table:table-cell table:style-name="ce173" table:formula="of:=SUM([$januar.G37];[$februar.G37];[$marec.G37];[$april.G37];[$maj.G37];[$junij.G37];[$julij.G37];[$avgust.G37];[$september.G37];[$oktober.G37];[$november.G37];[$december.G37])" office:value-type="float" office:value="63" calcext:value-type="float">
            <text:p>63</text:p>
          </table:table-cell>
          <table:table-cell table:style-name="ce173" table:formula="of:=SUM([$januar.H37];[$februar.H37];[$marec.H37];[$april.H37];[$maj.H37];[$junij.H37];[$julij.H37];[$avgust.H37];[$september.H37];[$oktober.H37];[$november.H37];[$december.H37])" office:value-type="float" office:value="31" calcext:value-type="float">
            <text:p>31</text:p>
          </table:table-cell>
          <table:table-cell table:style-name="ce173" table:formula="of:=SUM([$januar.I37];[$februar.I37];[$marec.I37];[$april.I37];[$maj.I37];[$junij.I37];[$julij.I37];[$avgust.I37];[$september.I37];[$oktober.I37];[$november.I37];[$december.I37])" office:value-type="float" office:value="30" calcext:value-type="float">
            <text:p>30</text:p>
          </table:table-cell>
          <table:table-cell table:style-name="ce173" table:formula="of:=SUM([$januar.J37];[$februar.J37];[$marec.J37];[$april.J37];[$maj.J37];[$junij.J37];[$julij.J37];[$avgust.J37];[$september.J37];[$oktober.J37];[$november.J37];[$december.J37])" office:value-type="float" office:value="65" calcext:value-type="float">
            <text:p>65</text:p>
          </table:table-cell>
          <table:table-cell table:style-name="ce173" table:formula="of:=SUM([$januar.K37];[$februar.K37];[$marec.K37];[$april.K37];[$maj.K37];[$junij.K37];[$julij.K37];[$avgust.K37];[$september.K37];[$oktober.K37];[$november.K37];[$december.K37])" office:value-type="float" office:value="65" calcext:value-type="float">
            <text:p>65</text:p>
          </table:table-cell>
          <table:table-cell table:style-name="ce173" table:formula="of:=SUM([$januar.L37];[$februar.L37];[$marec.L37];[$april.L37];[$maj.L37];[$junij.L37];[$julij.L37];[$avgust.L37];[$september.L37];[$oktober.L37];[$november.M37];[$december.M37])" office:value-type="float" office:value="37" calcext:value-type="float">
            <text:p>37</text:p>
          </table:table-cell>
          <table:table-cell table:style-name="ce51"/>
          <table:table-cell table:style-name="ce53" table:number-columns-repeated="7"/>
          <table:table-cell table:style-name="ce21" table:number-columns-repeated="2"/>
          <table:table-cell table:style-name="ce1"/>
          <table:table-cell table:style-name="ce21" table:number-columns-repeated="1001"/>
        </table:table-row>
        <table:table-row table:style-name="ro6">
          <table:table-cell table:style-name="ce21"/>
          <table:table-cell table:style-name="ce171" office:value-type="string" calcext:value-type="string">
            <text:p>KVIT</text:p>
          </table:table-cell>
          <table:table-cell table:style-name="ce173" table:formula="of:=SUM([$januar.C38];[$februar.C38];[$marec.C38];[$april.C38];[$maj.C38];[$junij.C38];[$julij.C38];[$avgust.C38];[$september.C38];[$oktober.C38];[$november.C38];[$december.C38])" office:value-type="float" office:value="18" calcext:value-type="float">
            <text:p>18</text:p>
          </table:table-cell>
          <table:table-cell table:style-name="ce173" table:formula="of:=SUM([$januar.D38];[$februar.D38];[$marec.D38];[$april.D38];[$maj.D38];[$junij.D38];[$julij.D38];[$avgust.D38];[$september.D38];[$oktober.D38];[$november.D38];[$december.D38])" office:value-type="float" office:value="59" calcext:value-type="float">
            <text:p>59</text:p>
          </table:table-cell>
          <table:table-cell table:style-name="ce173" table:formula="of:=SUM([$januar.E38];[$februar.E38];[$marec.E38];[$april.E38];[$maj.E38];[$junij.E38];[$julij.E38];[$avgust.E38];[$september.E38];[$oktober.E38];[$november.E38];[$december.E38])" office:value-type="float" office:value="73" calcext:value-type="float">
            <text:p>73</text:p>
          </table:table-cell>
          <table:table-cell table:style-name="ce173" table:formula="of:=SUM([$januar.F38];[$februar.F38];[$marec.F38];[$april.F38];[$maj.F38];[$junij.F38];[$julij.F38];[$avgust.F38];[$september.F38];[$oktober.F38];[$november.F38];[$december.F38])" office:value-type="float" office:value="54" calcext:value-type="float">
            <text:p>54</text:p>
          </table:table-cell>
          <table:table-cell table:style-name="ce173" table:formula="of:=SUM([$januar.G38];[$februar.G38];[$marec.G38];[$april.G38];[$maj.G38];[$junij.G38];[$julij.G38];[$avgust.G38];[$september.G38];[$oktober.G38];[$november.G38];[$december.G38])" office:value-type="float" office:value="0" calcext:value-type="float">
            <text:p>0</text:p>
          </table:table-cell>
          <table:table-cell table:style-name="ce173" table:formula="of:=SUM([$januar.H38];[$februar.H38];[$marec.H38];[$april.H38];[$maj.H38];[$junij.H38];[$julij.H38];[$avgust.H38];[$september.H38];[$oktober.H38];[$november.H38];[$december.H38])" office:value-type="float" office:value="2" calcext:value-type="float">
            <text:p>2</text:p>
          </table:table-cell>
          <table:table-cell table:style-name="ce173" table:formula="of:=SUM([$januar.I38];[$februar.I38];[$marec.I38];[$april.I38];[$maj.I38];[$junij.I38];[$julij.I38];[$avgust.I38];[$september.I38];[$oktober.I38];[$november.I38];[$december.I38])" office:value-type="float" office:value="40" calcext:value-type="float">
            <text:p>40</text:p>
          </table:table-cell>
          <table:table-cell table:style-name="ce173" table:formula="of:=SUM([$januar.J38];[$februar.J38];[$marec.J38];[$april.J38];[$maj.J38];[$junij.J38];[$julij.J38];[$avgust.J38];[$september.J38];[$oktober.J38];[$november.J38];[$december.J38])" office:value-type="float" office:value="10" calcext:value-type="float">
            <text:p>10</text:p>
          </table:table-cell>
          <table:table-cell table:style-name="ce173" table:formula="of:=SUM([$januar.K38];[$februar.K38];[$marec.K38];[$april.K38];[$maj.K38];[$junij.K38];[$julij.K38];[$avgust.K38];[$september.K38];[$oktober.K38];[$november.K38];[$december.K38])" office:value-type="float" office:value="62" calcext:value-type="float">
            <text:p>62</text:p>
          </table:table-cell>
          <table:table-cell table:style-name="ce173" table:formula="of:=SUM([$januar.L38];[$februar.L38];[$marec.L38];[$april.L38];[$maj.L38];[$junij.L38];[$julij.L38];[$avgust.L38];[$september.L38];[$oktober.L38];[$november.M38];[$december.M38])" office:value-type="float" office:value="29" calcext:value-type="float">
            <text:p>29</text:p>
          </table:table-cell>
          <table:table-cell table:style-name="ce1"/>
          <table:table-cell table:style-name="ce53" table:number-columns-repeated="7"/>
          <table:table-cell table:style-name="ce21" table:number-columns-repeated="2"/>
          <table:table-cell table:style-name="ce1"/>
          <table:table-cell table:style-name="ce21" table:number-columns-repeated="1001"/>
        </table:table-row>
        <table:table-row table:style-name="ro9">
          <table:table-cell table:style-name="ce21"/>
          <table:table-cell table:style-name="ce27" office:value-type="string" calcext:value-type="string">
            <text:p>$</text:p>
          </table:table-cell>
          <table:table-cell table:style-name="ce173" table:formula="of:=SUM([$januar.C39];[$februar.C39];[$marec.C39];[$april.C39];[$maj.C39];[$junij.C39];[$julij.C39];[$avgust.C39];[$september.C39];[$oktober.C39];[$november.C39];[$december.C39])" office:value-type="float" office:value="0" calcext:value-type="float">
            <text:p>0</text:p>
          </table:table-cell>
          <table:table-cell table:style-name="ce173" table:formula="of:=SUM([$januar.D39];[$februar.D39];[$marec.D39];[$april.D39];[$maj.D39];[$junij.D39];[$julij.D39];[$avgust.D39];[$september.D39];[$oktober.D39];[$november.D39];[$december.D39])" office:value-type="float" office:value="0" calcext:value-type="float">
            <text:p>0</text:p>
          </table:table-cell>
          <table:table-cell table:style-name="ce173" table:formula="of:=SUM([$januar.E39];[$februar.E39];[$marec.E39];[$april.E39];[$maj.E39];[$junij.E39];[$julij.E39];[$avgust.E39];[$september.E39];[$oktober.E39];[$november.E39];[$december.E39])" office:value-type="float" office:value="0" calcext:value-type="float">
            <text:p>0</text:p>
          </table:table-cell>
          <table:table-cell table:style-name="ce173" table:formula="of:=SUM([$januar.F39];[$februar.F39];[$marec.F39];[$april.F39];[$maj.F39];[$junij.F39];[$julij.F39];[$avgust.F39];[$september.F39];[$oktober.F39];[$november.F39];[$december.F39])" office:value-type="float" office:value="0" calcext:value-type="float">
            <text:p>0</text:p>
          </table:table-cell>
          <table:table-cell table:style-name="ce173" table:formula="of:=SUM([$januar.G39];[$februar.G39];[$marec.G39];[$april.G39];[$maj.G39];[$junij.G39];[$julij.G39];[$avgust.G39];[$september.G39];[$oktober.G39];[$november.G39];[$december.G39])" office:value-type="float" office:value="0" calcext:value-type="float">
            <text:p>0</text:p>
          </table:table-cell>
          <table:table-cell table:style-name="ce173" table:formula="of:=SUM([$januar.H39];[$februar.H39];[$marec.H39];[$april.H39];[$maj.H39];[$junij.H39];[$julij.H39];[$avgust.H39];[$september.H39];[$oktober.H39];[$november.H39];[$december.H39])" office:value-type="float" office:value="0" calcext:value-type="float">
            <text:p>0</text:p>
          </table:table-cell>
          <table:table-cell table:style-name="ce173" table:formula="of:=SUM([$januar.I39];[$februar.I39];[$marec.I39];[$april.I39];[$maj.I39];[$junij.I39];[$julij.I39];[$avgust.I39];[$september.I39];[$oktober.I39];[$november.I39];[$december.I39])" office:value-type="float" office:value="0" calcext:value-type="float">
            <text:p>0</text:p>
          </table:table-cell>
          <table:table-cell table:style-name="ce173" table:formula="of:=SUM([$januar.J39];[$februar.J39];[$marec.J39];[$april.J39];[$maj.J39];[$junij.J39];[$julij.J39];[$avgust.J39];[$september.J39];[$oktober.J39];[$november.J39];[$december.J39])" office:value-type="float" office:value="0" calcext:value-type="float">
            <text:p>0</text:p>
          </table:table-cell>
          <table:table-cell table:style-name="ce173" table:formula="of:=SUM([$januar.K39];[$februar.K39];[$marec.K39];[$april.K39];[$maj.K39];[$junij.K39];[$julij.K39];[$avgust.K39];[$september.K39];[$oktober.K39];[$november.K39];[$december.K39])" office:value-type="float" office:value="0" calcext:value-type="float">
            <text:p>0</text:p>
          </table:table-cell>
          <table:table-cell table:style-name="ce173" table:formula="of:=SUM([$januar.L39];[$februar.L39];[$marec.L39];[$april.L39];[$maj.L39];[$junij.L39];[$julij.L39];[$avgust.L39];[$september.L39];[$oktober.L39];[$november.M39];[$december.M39])" office:value-type="float" office:value="0" calcext:value-type="float">
            <text:p>0</text:p>
          </table:table-cell>
          <table:table-cell table:style-name="ce1"/>
          <table:table-cell table:style-name="ce53" table:number-columns-repeated="7"/>
          <table:table-cell table:style-name="ce21" table:number-columns-repeated="2"/>
          <table:table-cell table:style-name="ce1"/>
          <table:table-cell table:style-name="ce21"/>
          <table:table-cell table:style-name="ce64" table:number-columns-repeated="1000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73" table:formula="of:=SUM([$januar.C40];[$februar.C40];[$marec.C40];[$april.C40];[$maj.C40];[$junij.C40];[$julij.C40];[$avgust.C40];[$september.C40];[$oktober.C40];[$november.C40];[$december.C40])" office:value-type="float" office:value="61" calcext:value-type="float">
            <text:p>61</text:p>
          </table:table-cell>
          <table:table-cell table:style-name="ce173" table:formula="of:=SUM([$januar.D40];[$februar.D40];[$marec.D40];[$april.D40];[$maj.D40];[$junij.D40];[$julij.D40];[$avgust.D40];[$september.D40];[$oktober.D40];[$november.D40];[$december.D40])" office:value-type="float" office:value="41" calcext:value-type="float">
            <text:p>41</text:p>
          </table:table-cell>
          <table:table-cell table:style-name="ce173" table:formula="of:=SUM([$januar.E40];[$februar.E40];[$marec.E40];[$april.E40];[$maj.E40];[$junij.E40];[$julij.E40];[$avgust.E40];[$september.E40];[$oktober.E40];[$november.E40];[$december.E40])" office:value-type="float" office:value="59" calcext:value-type="float">
            <text:p>59</text:p>
          </table:table-cell>
          <table:table-cell table:style-name="ce173" table:formula="of:=SUM([$januar.F40];[$februar.F40];[$marec.F40];[$april.F40];[$maj.F40];[$junij.F40];[$julij.F40];[$avgust.F40];[$september.F40];[$oktober.F40];[$november.F40];[$december.F40])" office:value-type="float" office:value="40" calcext:value-type="float">
            <text:p>40</text:p>
          </table:table-cell>
          <table:table-cell table:style-name="ce173" table:formula="of:=SUM([$januar.G40];[$februar.G40];[$marec.G40];[$april.G40];[$maj.G40];[$junij.G40];[$julij.G40];[$avgust.G40];[$september.G40];[$oktober.G40];[$november.G40];[$december.G40])" office:value-type="float" office:value="64" calcext:value-type="float">
            <text:p>64</text:p>
          </table:table-cell>
          <table:table-cell table:style-name="ce173" table:formula="of:=SUM([$januar.H40];[$februar.H40];[$marec.H40];[$april.H40];[$maj.H40];[$junij.H40];[$julij.H40];[$avgust.H40];[$september.H40];[$oktober.H40];[$november.H40];[$december.H40])" office:value-type="float" office:value="73" calcext:value-type="float">
            <text:p>73</text:p>
          </table:table-cell>
          <table:table-cell table:style-name="ce173" table:formula="of:=SUM([$januar.I40];[$februar.I40];[$marec.I40];[$april.I40];[$maj.I40];[$junij.I40];[$julij.I40];[$avgust.I40];[$september.I40];[$oktober.I40];[$november.I40];[$december.I40])" office:value-type="float" office:value="57" calcext:value-type="float">
            <text:p>57</text:p>
          </table:table-cell>
          <table:table-cell table:style-name="ce173" table:formula="of:=SUM([$januar.J40];[$februar.J40];[$marec.J40];[$april.J40];[$maj.J40];[$junij.J40];[$julij.J40];[$avgust.J40];[$september.J40];[$oktober.J40];[$november.J40];[$december.J40])" office:value-type="float" office:value="57" calcext:value-type="float">
            <text:p>57</text:p>
          </table:table-cell>
          <table:table-cell table:style-name="ce173" table:formula="of:=SUM([$januar.K40];[$februar.K40];[$marec.K40];[$april.K40];[$maj.K40];[$junij.K40];[$julij.K40];[$avgust.K40];[$september.K40];[$oktober.K40];[$november.K40];[$december.K40])" office:value-type="float" office:value="44" calcext:value-type="float">
            <text:p>44</text:p>
          </table:table-cell>
          <table:table-cell table:style-name="ce173" table:formula="of:=SUM([$januar.L40];[$februar.L40];[$marec.L40];[$april.L40];[$maj.L40];[$junij.L40];[$julij.L40];[$avgust.L40];[$september.L40];[$oktober.L40];[$november.M40];[$december.M40])" office:value-type="float" office:value="54" calcext:value-type="float">
            <text:p>54</text:p>
          </table:table-cell>
          <table:table-cell table:style-name="ce16" table:number-columns-repeated="10"/>
          <table:table-cell table:style-name="ce1"/>
          <table:table-cell table:style-name="ce16" table:number-columns-repeated="234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73" table:formula="of:=SUM([$januar.C41];[$februar.C41];[$marec.C41];[$april.C41];[$maj.C41];[$junij.C41];[$julij.C41];[$avgust.C41];[$september.C41];[$oktober.C41];[$november.C41];[$december.C41])" office:value-type="float" office:value="7" calcext:value-type="float">
            <text:p>7</text:p>
          </table:table-cell>
          <table:table-cell table:style-name="ce173" table:formula="of:=SUM([$januar.D41];[$februar.D41];[$marec.D41];[$april.D41];[$maj.D41];[$junij.D41];[$julij.D41];[$avgust.D41];[$september.D41];[$oktober.D41];[$november.D41];[$december.D41])" office:value-type="float" office:value="12" calcext:value-type="float">
            <text:p>12</text:p>
          </table:table-cell>
          <table:table-cell table:style-name="ce173" table:formula="of:=SUM([$januar.E41];[$februar.E41];[$marec.E41];[$april.E41];[$maj.E41];[$junij.E41];[$julij.E41];[$avgust.E41];[$september.E41];[$oktober.E41];[$november.E41];[$december.E41])" office:value-type="float" office:value="13" calcext:value-type="float">
            <text:p>13</text:p>
          </table:table-cell>
          <table:table-cell table:style-name="ce173" table:formula="of:=SUM([$januar.F41];[$februar.F41];[$marec.F41];[$april.F41];[$maj.F41];[$junij.F41];[$julij.F41];[$avgust.F41];[$september.F41];[$oktober.F41];[$november.F41];[$december.F41])" office:value-type="float" office:value="7" calcext:value-type="float">
            <text:p>7</text:p>
          </table:table-cell>
          <table:table-cell table:style-name="ce173" table:formula="of:=SUM([$januar.G41];[$februar.G41];[$marec.G41];[$april.G41];[$maj.G41];[$junij.G41];[$julij.G41];[$avgust.G41];[$september.G41];[$oktober.G41];[$november.G41];[$december.G41])" office:value-type="float" office:value="12" calcext:value-type="float">
            <text:p>12</text:p>
          </table:table-cell>
          <table:table-cell table:style-name="ce173" table:formula="of:=SUM([$januar.H41];[$februar.H41];[$marec.H41];[$april.H41];[$maj.H41];[$junij.H41];[$julij.H41];[$avgust.H41];[$september.H41];[$oktober.H41];[$november.H41];[$december.H41])" office:value-type="float" office:value="4" calcext:value-type="float">
            <text:p>4</text:p>
          </table:table-cell>
          <table:table-cell table:style-name="ce173" table:formula="of:=SUM([$januar.I41];[$februar.I41];[$marec.I41];[$april.I41];[$maj.I41];[$junij.I41];[$julij.I41];[$avgust.I41];[$september.I41];[$oktober.I41];[$november.I41];[$december.I41])" office:value-type="float" office:value="7" calcext:value-type="float">
            <text:p>7</text:p>
          </table:table-cell>
          <table:table-cell table:style-name="ce173" table:formula="of:=SUM([$januar.J41];[$februar.J41];[$marec.J41];[$april.J41];[$maj.J41];[$junij.J41];[$julij.J41];[$avgust.J41];[$september.J41];[$oktober.J41];[$november.J41];[$december.J41])" office:value-type="float" office:value="3" calcext:value-type="float">
            <text:p>3</text:p>
          </table:table-cell>
          <table:table-cell table:style-name="ce173" table:formula="of:=SUM([$januar.K41];[$februar.K41];[$marec.K41];[$april.K41];[$maj.K41];[$junij.K41];[$julij.K41];[$avgust.K41];[$september.K41];[$oktober.K41];[$november.K41];[$december.K41])" office:value-type="float" office:value="13" calcext:value-type="float">
            <text:p>13</text:p>
          </table:table-cell>
          <table:table-cell table:style-name="ce173" table:formula="of:=SUM([$januar.L41];[$februar.L41];[$marec.L41];[$april.L41];[$maj.L41];[$junij.L41];[$julij.L41];[$avgust.L41];[$september.L41];[$oktober.L41];[$november.M41];[$december.M41])" office:value-type="float" office:value="7" calcext:value-type="float">
            <text:p>7</text:p>
          </table:table-cell>
          <table:table-cell table:style-name="ce16" table:number-columns-repeated="10"/>
          <table:table-cell table:style-name="ce1"/>
          <table:table-cell table:style-name="ce16" table:number-columns-repeated="234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73" table:formula="of:=SUM([$januar.C42];[$februar.C42];[$marec.C42];[$april.C42];[$maj.C42];[$junij.C42];[$julij.C42];[$avgust.C42];[$september.C42];[$oktober.C42];[$november.C42];[$december.C42])" office:value-type="float" office:value="0" calcext:value-type="float">
            <text:p>0</text:p>
          </table:table-cell>
          <table:table-cell table:style-name="ce173" table:formula="of:=SUM([$januar.D42];[$februar.D42];[$marec.D42];[$april.D42];[$maj.D42];[$junij.D42];[$julij.D42];[$avgust.D42];[$september.D42];[$oktober.D42];[$november.D42];[$december.D42])" office:value-type="float" office:value="8" calcext:value-type="float">
            <text:p>8</text:p>
          </table:table-cell>
          <table:table-cell table:style-name="ce173" table:formula="of:=SUM([$januar.E42];[$februar.E42];[$marec.E42];[$april.E42];[$maj.E42];[$junij.E42];[$julij.E42];[$avgust.E42];[$september.E42];[$oktober.E42];[$november.E42];[$december.E42])" office:value-type="float" office:value="0" calcext:value-type="float">
            <text:p>0</text:p>
          </table:table-cell>
          <table:table-cell table:style-name="ce173" table:formula="of:=SUM([$januar.F42];[$februar.F42];[$marec.F42];[$april.F42];[$maj.F42];[$junij.F42];[$julij.F42];[$avgust.F42];[$september.F42];[$oktober.F42];[$november.F42];[$december.F42])" office:value-type="float" office:value="53" calcext:value-type="float">
            <text:p>53</text:p>
          </table:table-cell>
          <table:table-cell table:style-name="ce173" table:formula="of:=SUM([$januar.G42];[$februar.G42];[$marec.G42];[$april.G42];[$maj.G42];[$junij.G42];[$julij.G42];[$avgust.G42];[$september.G42];[$oktober.G42];[$november.G42];[$december.G42])" office:value-type="float" office:value="5" calcext:value-type="float">
            <text:p>5</text:p>
          </table:table-cell>
          <table:table-cell table:style-name="ce173" table:formula="of:=SUM([$januar.H42];[$februar.H42];[$marec.H42];[$april.H42];[$maj.H42];[$junij.H42];[$julij.H42];[$avgust.H42];[$september.H42];[$oktober.H42];[$november.H42];[$december.H42])" office:value-type="float" office:value="6" calcext:value-type="float">
            <text:p>6</text:p>
          </table:table-cell>
          <table:table-cell table:style-name="ce173" table:formula="of:=SUM([$januar.I42];[$februar.I42];[$marec.I42];[$april.I42];[$maj.I42];[$junij.I42];[$julij.I42];[$avgust.I42];[$september.I42];[$oktober.I42];[$november.I42];[$december.I42])" office:value-type="float" office:value="11" calcext:value-type="float">
            <text:p>11</text:p>
          </table:table-cell>
          <table:table-cell table:style-name="ce173" table:formula="of:=SUM([$januar.J42];[$februar.J42];[$marec.J42];[$april.J42];[$maj.J42];[$junij.J42];[$julij.J42];[$avgust.J42];[$september.J42];[$oktober.J42];[$november.J42];[$december.J42])" office:value-type="float" office:value="0" calcext:value-type="float">
            <text:p>0</text:p>
          </table:table-cell>
          <table:table-cell table:style-name="ce173" table:formula="of:=SUM([$januar.K42];[$februar.K42];[$marec.K42];[$april.K42];[$maj.K42];[$junij.K42];[$julij.K42];[$avgust.K42];[$september.K42];[$oktober.K42];[$november.K42];[$december.K42])" office:value-type="float" office:value="0" calcext:value-type="float">
            <text:p>0</text:p>
          </table:table-cell>
          <table:table-cell table:style-name="ce173" table:formula="of:=SUM([$januar.L42];[$februar.L42];[$marec.L42];[$april.L42];[$maj.L42];[$junij.L42];[$julij.L42];[$avgust.L42];[$september.L42];[$oktober.L42];[$november.M42];[$december.M42])" office:value-type="float" office:value="10" calcext:value-type="float">
            <text:p>10</text:p>
          </table:table-cell>
          <table:table-cell table:style-name="ce16" table:number-columns-repeated="10"/>
          <table:table-cell table:style-name="ce1"/>
          <table:table-cell table:style-name="ce16" table:number-columns-repeated="234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73" table:formula="of:=SUM([$januar.C43];[$februar.C43];[$marec.C43];[$april.C43];[$maj.C43];[$junij.C43];[$julij.C43];[$avgust.C43];[$september.C43];[$oktober.C43];[$november.C43];[$december.C43])" office:value-type="float" office:value="38" calcext:value-type="float">
            <text:p>38</text:p>
          </table:table-cell>
          <table:table-cell table:style-name="ce173" table:formula="of:=SUM([$januar.D43];[$februar.D43];[$marec.D43];[$april.D43];[$maj.D43];[$junij.D43];[$julij.D43];[$avgust.D43];[$september.D43];[$oktober.D43];[$november.D43];[$december.D43])" office:value-type="float" office:value="23" calcext:value-type="float">
            <text:p>23</text:p>
          </table:table-cell>
          <table:table-cell table:style-name="ce173" table:formula="of:=SUM([$januar.E43];[$februar.E43];[$marec.E43];[$april.E43];[$maj.E43];[$junij.E43];[$julij.E43];[$avgust.E43];[$september.E43];[$oktober.E43];[$november.E43];[$december.E43])" office:value-type="float" office:value="25" calcext:value-type="float">
            <text:p>25</text:p>
          </table:table-cell>
          <table:table-cell table:style-name="ce173" table:formula="of:=SUM([$januar.F43];[$februar.F43];[$marec.F43];[$april.F43];[$maj.F43];[$junij.F43];[$julij.F43];[$avgust.F43];[$september.F43];[$oktober.F43];[$november.F43];[$december.F43])" office:value-type="float" office:value="20" calcext:value-type="float">
            <text:p>20</text:p>
          </table:table-cell>
          <table:table-cell table:style-name="ce173" table:formula="of:=SUM([$januar.G43];[$februar.G43];[$marec.G43];[$april.G43];[$maj.G43];[$junij.G43];[$julij.G43];[$avgust.G43];[$september.G43];[$oktober.G43];[$november.G43];[$december.G43])" office:value-type="float" office:value="12" calcext:value-type="float">
            <text:p>12</text:p>
          </table:table-cell>
          <table:table-cell table:style-name="ce173" table:formula="of:=SUM([$januar.H43];[$februar.H43];[$marec.H43];[$april.H43];[$maj.H43];[$junij.H43];[$julij.H43];[$avgust.H43];[$september.H43];[$oktober.H43];[$november.H43];[$december.H43])" office:value-type="float" office:value="19" calcext:value-type="float">
            <text:p>19</text:p>
          </table:table-cell>
          <table:table-cell table:style-name="ce173" table:formula="of:=SUM([$januar.I43];[$februar.I43];[$marec.I43];[$april.I43];[$maj.I43];[$junij.I43];[$julij.I43];[$avgust.I43];[$september.I43];[$oktober.I43];[$november.I43];[$december.I43])" office:value-type="float" office:value="22" calcext:value-type="float">
            <text:p>22</text:p>
          </table:table-cell>
          <table:table-cell table:style-name="ce173" table:formula="of:=SUM([$januar.J43];[$februar.J43];[$marec.J43];[$april.J43];[$maj.J43];[$junij.J43];[$julij.J43];[$avgust.J43];[$september.J43];[$oktober.J43];[$november.J43];[$december.J43])" office:value-type="float" office:value="44" calcext:value-type="float">
            <text:p>44</text:p>
          </table:table-cell>
          <table:table-cell table:style-name="ce173" table:formula="of:=SUM([$januar.K43];[$februar.K43];[$marec.K43];[$april.K43];[$maj.K43];[$junij.K43];[$julij.K43];[$avgust.K43];[$september.K43];[$oktober.K43];[$november.K43];[$december.K43])" office:value-type="float" office:value="33" calcext:value-type="float">
            <text:p>33</text:p>
          </table:table-cell>
          <table:table-cell table:style-name="ce173" table:formula="of:=SUM([$januar.L43];[$februar.L43];[$marec.L43];[$april.L43];[$maj.L43];[$junij.L43];[$julij.L43];[$avgust.L43];[$september.L43];[$oktober.L43];[$november.M43];[$december.M43])" office:value-type="float" office:value="26" calcext:value-type="float">
            <text:p>26</text:p>
          </table:table-cell>
          <table:table-cell table:style-name="ce16" table:number-columns-repeated="10"/>
          <table:table-cell table:style-name="ce1"/>
          <table:table-cell table:style-name="ce16" table:number-columns-repeated="234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173" table:formula="of:=SUM([$januar.C44];[$februar.C44];[$marec.C44];[$april.C44];[$maj.C44];[$junij.C44];[$julij.C44];[$avgust.C44];[$september.C44];[$oktober.C44];[$november.C44];[$december.C44])" office:value-type="float" office:value="37" calcext:value-type="float">
            <text:p>37</text:p>
          </table:table-cell>
          <table:table-cell table:style-name="ce173" table:formula="of:=SUM([$januar.D44];[$februar.D44];[$marec.D44];[$april.D44];[$maj.D44];[$junij.D44];[$julij.D44];[$avgust.D44];[$september.D44];[$oktober.D44];[$november.D44];[$december.D44])" office:value-type="float" office:value="60" calcext:value-type="float">
            <text:p>60</text:p>
          </table:table-cell>
          <table:table-cell table:style-name="ce173" table:formula="of:=SUM([$januar.E44];[$februar.E44];[$marec.E44];[$april.E44];[$maj.E44];[$junij.E44];[$julij.E44];[$avgust.E44];[$september.E44];[$oktober.E44];[$november.E44];[$december.E44])" office:value-type="float" office:value="43" calcext:value-type="float">
            <text:p>43</text:p>
          </table:table-cell>
          <table:table-cell table:style-name="ce173" table:formula="of:=SUM([$januar.F44];[$februar.F44];[$marec.F44];[$april.F44];[$maj.F44];[$junij.F44];[$julij.F44];[$avgust.F44];[$september.F44];[$oktober.F44];[$november.F44];[$december.F44])" office:value-type="float" office:value="32" calcext:value-type="float">
            <text:p>32</text:p>
          </table:table-cell>
          <table:table-cell table:style-name="ce173" table:formula="of:=SUM([$januar.G44];[$februar.G44];[$marec.G44];[$april.G44];[$maj.G44];[$junij.G44];[$julij.G44];[$avgust.G44];[$september.G44];[$oktober.G44];[$november.G44];[$december.G44])" office:value-type="float" office:value="6" calcext:value-type="float">
            <text:p>6</text:p>
          </table:table-cell>
          <table:table-cell table:style-name="ce173" table:formula="of:=SUM([$januar.H44];[$februar.H44];[$marec.H44];[$april.H44];[$maj.H44];[$junij.H44];[$julij.H44];[$avgust.H44];[$september.H44];[$oktober.H44];[$november.H44];[$december.H44])" office:value-type="float" office:value="7" calcext:value-type="float">
            <text:p>7</text:p>
          </table:table-cell>
          <table:table-cell table:style-name="ce173" table:formula="of:=SUM([$januar.I44];[$februar.I44];[$marec.I44];[$april.I44];[$maj.I44];[$junij.I44];[$julij.I44];[$avgust.I44];[$september.I44];[$oktober.I44];[$november.I44];[$december.I44])" office:value-type="float" office:value="35" calcext:value-type="float">
            <text:p>35</text:p>
          </table:table-cell>
          <table:table-cell table:style-name="ce173" table:formula="of:=SUM([$januar.J44];[$februar.J44];[$marec.J44];[$april.J44];[$maj.J44];[$junij.J44];[$julij.J44];[$avgust.J44];[$september.J44];[$oktober.J44];[$november.J44];[$december.J44])" office:value-type="float" office:value="47" calcext:value-type="float">
            <text:p>47</text:p>
          </table:table-cell>
          <table:table-cell table:style-name="ce173" table:formula="of:=SUM([$januar.K44];[$februar.K44];[$marec.K44];[$april.K44];[$maj.K44];[$junij.K44];[$julij.K44];[$avgust.K44];[$september.K44];[$oktober.K44];[$november.K44];[$december.K44])" office:value-type="float" office:value="45" calcext:value-type="float">
            <text:p>45</text:p>
          </table:table-cell>
          <table:table-cell table:style-name="ce173" table:formula="of:=SUM([$januar.L44];[$februar.L44];[$marec.L44];[$april.L44];[$maj.L44];[$junij.L44];[$julij.L44];[$avgust.L44];[$september.L44];[$oktober.L44];[$november.M44];[$december.M44])" office:value-type="float" office:value="27" calcext:value-type="float">
            <text:p>27</text:p>
          </table:table-cell>
          <table:table-cell table:style-name="ce16" table:number-columns-repeated="10"/>
          <table:table-cell table:style-name="ce1"/>
          <table:table-cell table:style-name="ce16" table:number-columns-repeated="234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73" table:formula="of:=SUM([$januar.C45];[$februar.C45];[$marec.C45];[$april.C45];[$maj.C45];[$junij.C45];[$julij.C45];[$avgust.C45];[$september.C45];[$oktober.C45];[$november.C45];[$december.C45])" office:value-type="float" office:value="30" calcext:value-type="float">
            <text:p>30</text:p>
          </table:table-cell>
          <table:table-cell table:style-name="ce173" table:formula="of:=SUM([$januar.D45];[$februar.D45];[$marec.D45];[$april.D45];[$maj.D45];[$junij.D45];[$julij.D45];[$avgust.D45];[$september.D45];[$oktober.D45];[$november.D45];[$december.D45])" office:value-type="float" office:value="12" calcext:value-type="float">
            <text:p>12</text:p>
          </table:table-cell>
          <table:table-cell table:style-name="ce173" table:formula="of:=SUM([$januar.E45];[$februar.E45];[$marec.E45];[$april.E45];[$maj.E45];[$junij.E45];[$julij.E45];[$avgust.E45];[$september.E45];[$oktober.E45];[$november.E45];[$december.E45])" office:value-type="float" office:value="30" calcext:value-type="float">
            <text:p>30</text:p>
          </table:table-cell>
          <table:table-cell table:style-name="ce173" table:formula="of:=SUM([$januar.F45];[$februar.F45];[$marec.F45];[$april.F45];[$maj.F45];[$junij.F45];[$julij.F45];[$avgust.F45];[$september.F45];[$oktober.F45];[$november.F45];[$december.F45])" office:value-type="float" office:value="25" calcext:value-type="float">
            <text:p>25</text:p>
          </table:table-cell>
          <table:table-cell table:style-name="ce173" table:formula="of:=SUM([$januar.G45];[$februar.G45];[$marec.G45];[$april.G45];[$maj.G45];[$junij.G45];[$julij.G45];[$avgust.G45];[$september.G45];[$oktober.G45];[$november.G45];[$december.G45])" office:value-type="float" office:value="31" calcext:value-type="float">
            <text:p>31</text:p>
          </table:table-cell>
          <table:table-cell table:style-name="ce173" table:formula="of:=SUM([$januar.H45];[$februar.H45];[$marec.H45];[$april.H45];[$maj.H45];[$junij.H45];[$julij.H45];[$avgust.H45];[$september.H45];[$oktober.H45];[$november.H45];[$december.H45])" office:value-type="float" office:value="35" calcext:value-type="float">
            <text:p>35</text:p>
          </table:table-cell>
          <table:table-cell table:style-name="ce173" table:formula="of:=SUM([$januar.I45];[$februar.I45];[$marec.I45];[$april.I45];[$maj.I45];[$junij.I45];[$julij.I45];[$avgust.I45];[$september.I45];[$oktober.I45];[$november.I45];[$december.I45])" office:value-type="float" office:value="33" calcext:value-type="float">
            <text:p>33</text:p>
          </table:table-cell>
          <table:table-cell table:style-name="ce173" table:formula="of:=SUM([$januar.J45];[$februar.J45];[$marec.J45];[$april.J45];[$maj.J45];[$junij.J45];[$julij.J45];[$avgust.J45];[$september.J45];[$oktober.J45];[$november.J45];[$december.J45])" office:value-type="float" office:value="34" calcext:value-type="float">
            <text:p>34</text:p>
          </table:table-cell>
          <table:table-cell table:style-name="ce173" table:formula="of:=SUM([$januar.K45];[$februar.K45];[$marec.K45];[$april.K45];[$maj.K45];[$junij.K45];[$julij.K45];[$avgust.K45];[$september.K45];[$oktober.K45];[$november.K45];[$december.K45])" office:value-type="float" office:value="24" calcext:value-type="float">
            <text:p>24</text:p>
          </table:table-cell>
          <table:table-cell table:style-name="ce173" table:formula="of:=SUM([$januar.L45];[$februar.L45];[$marec.L45];[$april.L45];[$maj.L45];[$junij.L45];[$julij.L45];[$avgust.L45];[$september.L45];[$oktober.L45];[$november.M45];[$december.M45])" office:value-type="float" office:value="32" calcext:value-type="float">
            <text:p>32</text:p>
          </table:table-cell>
          <table:table-cell table:style-name="ce16" table:number-columns-repeated="245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73" table:formula="of:=SUM([$januar.C46];[$februar.C46];[$marec.C46];[$april.C46];[$maj.C46];[$junij.C46];[$julij.C46];[$avgust.C46];[$september.C46];[$oktober.C46];[$november.C46];[$december.C46])" office:value-type="float" office:value="9" calcext:value-type="float">
            <text:p>9</text:p>
          </table:table-cell>
          <table:table-cell table:style-name="ce173" table:formula="of:=SUM([$januar.D46];[$februar.D46];[$marec.D46];[$april.D46];[$maj.D46];[$junij.D46];[$julij.D46];[$avgust.D46];[$september.D46];[$oktober.D46];[$november.D46];[$december.D46])" office:value-type="float" office:value="1" calcext:value-type="float">
            <text:p>1</text:p>
          </table:table-cell>
          <table:table-cell table:style-name="ce173" table:formula="of:=SUM([$januar.E46];[$februar.E46];[$marec.E46];[$april.E46];[$maj.E46];[$junij.E46];[$julij.E46];[$avgust.E46];[$september.E46];[$oktober.E46];[$november.E46];[$december.E46])" office:value-type="float" office:value="4" calcext:value-type="float">
            <text:p>4</text:p>
          </table:table-cell>
          <table:table-cell table:style-name="ce173" table:formula="of:=SUM([$januar.F46];[$februar.F46];[$marec.F46];[$april.F46];[$maj.F46];[$junij.F46];[$julij.F46];[$avgust.F46];[$september.F46];[$oktober.F46];[$november.F46];[$december.F46])" office:value-type="float" office:value="4" calcext:value-type="float">
            <text:p>4</text:p>
          </table:table-cell>
          <table:table-cell table:style-name="ce173" table:formula="of:=SUM([$januar.G46];[$februar.G46];[$marec.G46];[$april.G46];[$maj.G46];[$junij.G46];[$julij.G46];[$avgust.G46];[$september.G46];[$oktober.G46];[$november.G46];[$december.G46])" office:value-type="float" office:value="14" calcext:value-type="float">
            <text:p>14</text:p>
          </table:table-cell>
          <table:table-cell table:style-name="ce173" table:formula="of:=SUM([$januar.H46];[$februar.H46];[$marec.H46];[$april.H46];[$maj.H46];[$junij.H46];[$julij.H46];[$avgust.H46];[$september.H46];[$oktober.H46];[$november.H46];[$december.H46])" office:value-type="float" office:value="19" calcext:value-type="float">
            <text:p>19</text:p>
          </table:table-cell>
          <table:table-cell table:style-name="ce173" table:formula="of:=SUM([$januar.I46];[$februar.I46];[$marec.I46];[$april.I46];[$maj.I46];[$junij.I46];[$julij.I46];[$avgust.I46];[$september.I46];[$oktober.I46];[$november.I46];[$december.I46])" office:value-type="float" office:value="8" calcext:value-type="float">
            <text:p>8</text:p>
          </table:table-cell>
          <table:table-cell table:style-name="ce173" table:formula="of:=SUM([$januar.J46];[$februar.J46];[$marec.J46];[$april.J46];[$maj.J46];[$junij.J46];[$julij.J46];[$avgust.J46];[$september.J46];[$oktober.J46];[$november.J46];[$december.J46])" office:value-type="float" office:value="2" calcext:value-type="float">
            <text:p>2</text:p>
          </table:table-cell>
          <table:table-cell table:style-name="ce173" table:formula="of:=SUM([$januar.K46];[$februar.K46];[$marec.K46];[$april.K46];[$maj.K46];[$junij.K46];[$julij.K46];[$avgust.K46];[$september.K46];[$oktober.K46];[$november.K46];[$december.K46])" office:value-type="float" office:value="4" calcext:value-type="float">
            <text:p>4</text:p>
          </table:table-cell>
          <table:table-cell table:style-name="ce173" table:formula="of:=SUM([$januar.L46];[$februar.L46];[$marec.L46];[$april.L46];[$maj.L46];[$junij.L46];[$julij.L46];[$avgust.L46];[$september.L46];[$oktober.L46];[$november.M46];[$december.M46])" office:value-type="float" office:value="18" calcext:value-type="float">
            <text:p>18</text:p>
          </table:table-cell>
          <table:table-cell table:style-name="ce16" table:number-columns-repeated="245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99">
          <table:table-cell table:style-name="ce16" table:number-columns-repeated="257"/>
          <table:table-cell table:number-columns-repeated="767"/>
        </table:table-row>
        <table:table-row table:style-name="ro2" table:number-rows-repeated="6452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Black" svg:font-family="'Arial Black'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wiss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number-style style:name="N107P0" style:volatile="true">
      <number:number number:decimal-places="0" number:min-decimal-places="0" number:min-integer-digits="1" number:grouping="true"/>
      <number:text> Kč</number:text>
    </number:number-style>
    <number:number-style style:name="N107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Kč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Kč</number:text>
    </number:number-style>
    <number:number-style style:name="N109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0P0"/>
    </number:number-style>
    <number:date-style style:name="N111">
      <number:day/>
      <number:text>.</number:text>
      <number:month/>
      <number:text>.</number:text>
      <number:year number:style="long"/>
    </number:date-style>
    <number:date-style style:name="N112">
      <number:day/>
      <number:text>.</number:text>
      <number:month number:textual="true"/>
      <number:text>.</number:text>
      <number:year/>
    </number:date-style>
    <number:date-style style:name="N113">
      <number:day/>
      <number:text>.</number:text>
      <number:month number:textual="true"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2" style:volatile="true">
      <number:text> </number:text>
      <number:fill-character> </number:fill-character>
      <number:text>-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5P2" style:volatile="true">
      <number:text> </number:text>
      <number:fill-character> </number:fill-character>
      <number:text>- Kč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SimSun" fo:font-family="SimSun" style:font-family-generic="swiss" style:font-name-asian="SimSun" style:font-family-asian="SimSun" style:font-family-generic-asian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razno" style:family="table-cell" style:parent-style-name="Default" style:data-style-name="N0">
      <style:table-cell-properties fo:background-color="#00ffff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Result2" style:family="table-cell" style:parent-style-name="Default" style:data-style-name="N132">
      <style:table-cell-properties fo:background-color="transparent"/>
      <style:text-properties style:use-window-font-color="true" style:text-outline="false" style:text-line-through-style="none" style:text-line-through-type="none" style:font-name="SimSun" fo:font-family="SimSun" style:font-family-generic="swiss" fo:font-size="10pt" fo:font-style="italic" fo:text-shadow="none" style:text-underline-style="solid" style:text-underline-width="auto" style:text-underline-color="font-color" fo:font-weight="bold" style:font-name-asian="SimSun" style:font-family-asian="SimSun" style:font-family-generic-asian="swiss" style:font-size-asian="10pt" style:font-style-asian="italic" style:font-weight-asian="bold" style:font-size-complex="10pt" style:font-style-complex="italic" style:font-weight-complex="bold"/>
    </style:style>
    <style:style style:name="ConditionalStyle_5f_88" style:display-name="ConditionalStyle_88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89" style:display-name="ConditionalStyle_89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90" style:display-name="ConditionalStyle_90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91" style:display-name="ConditionalStyle_91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92" style:display-name="ConditionalStyle_92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93" style:display-name="ConditionalStyle_93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94" style:display-name="ConditionalStyle_94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95" style:display-name="ConditionalStyle_95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96" style:display-name="ConditionalStyle_96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37" style:display-name="ConditionalStyle_37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38" style:display-name="ConditionalStyle_38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39" style:display-name="ConditionalStyle_39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40" style:display-name="ConditionalStyle_40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41" style:display-name="ConditionalStyle_41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42" style:display-name="ConditionalStyle_42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43" style:display-name="ConditionalStyle_43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44" style:display-name="ConditionalStyle_44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45" style:display-name="ConditionalStyle_45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46" style:display-name="ConditionalStyle_46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47" style:display-name="ConditionalStyle_47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48" style:display-name="ConditionalStyle_48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49" style:display-name="ConditionalStyle_49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50" style:display-name="ConditionalStyle_50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51" style:display-name="ConditionalStyle_51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19" style:display-name="ConditionalStyle_19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20" style:display-name="ConditionalStyle_20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21" style:display-name="ConditionalStyle_21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22" style:display-name="ConditionalStyle_22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24" style:display-name="ConditionalStyle_24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25" style:display-name="ConditionalStyle_25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27" style:display-name="ConditionalStyle_27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11" style:display-name="ConditionalStyle_11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12" style:display-name="ConditionalStyle_12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13" style:display-name="ConditionalStyle_13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14" style:display-name="ConditionalStyle_14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16" style:display-name="ConditionalStyle_16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18" style:display-name="ConditionalStyle_18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28" style:display-name="ConditionalStyle_28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29" style:display-name="ConditionalStyle_29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30" style:display-name="ConditionalStyle_30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31" style:display-name="ConditionalStyle_31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32" style:display-name="ConditionalStyle_32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33" style:display-name="ConditionalStyle_33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34" style:display-name="ConditionalStyle_34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35" style:display-name="ConditionalStyle_35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36" style:display-name="ConditionalStyle_36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61" style:display-name="ConditionalStyle_61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62" style:display-name="ConditionalStyle_62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63" style:display-name="ConditionalStyle_63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64" style:display-name="ConditionalStyle_64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65" style:display-name="ConditionalStyle_65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66" style:display-name="ConditionalStyle_66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67" style:display-name="ConditionalStyle_67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68" style:display-name="ConditionalStyle_68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69" style:display-name="ConditionalStyle_69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52" style:display-name="ConditionalStyle_52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53" style:display-name="ConditionalStyle_53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54" style:display-name="ConditionalStyle_54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55" style:display-name="ConditionalStyle_55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56" style:display-name="ConditionalStyle_56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57" style:display-name="ConditionalStyle_57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58" style:display-name="ConditionalStyle_58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59" style:display-name="ConditionalStyle_59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60" style:display-name="ConditionalStyle_60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79" style:display-name="ConditionalStyle_79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80" style:display-name="ConditionalStyle_80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81" style:display-name="ConditionalStyle_81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82" style:display-name="ConditionalStyle_82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83" style:display-name="ConditionalStyle_83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84" style:display-name="ConditionalStyle_84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85" style:display-name="ConditionalStyle_85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86" style:display-name="ConditionalStyle_86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87" style:display-name="ConditionalStyle_87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97" style:display-name="ConditionalStyle_97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98" style:display-name="ConditionalStyle_98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99" style:display-name="ConditionalStyle_99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100" style:display-name="ConditionalStyle_100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101" style:display-name="ConditionalStyle_101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102" style:display-name="ConditionalStyle_102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103" style:display-name="ConditionalStyle_103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104" style:display-name="ConditionalStyle_104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105" style:display-name="ConditionalStyle_105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70" style:display-name="ConditionalStyle_70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71" style:display-name="ConditionalStyle_71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72" style:display-name="ConditionalStyle_72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73" style:display-name="ConditionalStyle_73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74" style:display-name="ConditionalStyle_74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75" style:display-name="ConditionalStyle_75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76" style:display-name="ConditionalStyle_76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77" style:display-name="ConditionalStyle_77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78" style:display-name="ConditionalStyle_78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2" style:display-name="ConditionalStyle_2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3" style:display-name="ConditionalStyle_3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7" style:display-name="ConditionalStyle_7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8" style:display-name="ConditionalStyle_8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106" style:display-name="ConditionalStyle_106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107" style:display-name="ConditionalStyle_107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108" style:display-name="ConditionalStyle_108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109" style:display-name="ConditionalStyle_109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110" style:display-name="ConditionalStyle_110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111" style:display-name="ConditionalStyle_111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112" style:display-name="ConditionalStyle_112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113" style:display-name="ConditionalStyle_113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114" style:display-name="ConditionalStyle_114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.251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.251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j" style:display-name="PageStyle_maj" style:page-layout-name="Mpm3">
      <style:header>
        <style:region-left>
          <text:p><text:span text:style-name="MT2">Zadnja sprememba: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3:02.550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rec" style:display-name="PageStyle_marec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3:02.558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bruar" style:display-name="PageStyle_februar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3:02.578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pril" style:display-name="PageStyle_april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3:02.588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zorci_20_vnosov" style:display-name="PageStyle_Vzorci vnosov" style:page-layout-name="Mpm4">
      <style:header>
        <style:region-left>
          <text:p><text:span text:style-name="MT2">zadnja sprememba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3:02.591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lij" style:display-name="PageStyle_julij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3:02.601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nij" style:display-name="PageStyle_junij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3:02.611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ptember" style:display-name="PageStyle_september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3:02.619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vember" style:display-name="PageStyle_november" style:page-layout-name="Mpm3">
      <style:header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3:02.629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ktober" style:display-name="PageStyle_oktober" style:page-layout-name="Mpm3">
      <style:header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3:02.629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anuar" style:display-name="PageStyle_januar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3:02.644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vgust" style:display-name="PageStyle_avgust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3:02.660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cember" style:display-name="PageStyle_december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3:02.849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atistika" style:display-name="PageStyle_statistika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Stran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cs-CZ</dc:language>
    <dc:creator>Maja Šoštarič</dc:creator>
    <dc:date>2012-12-22T17:20:52</dc:date>
    <meta:editing-cycles>2159</meta:editing-cycles>
    <meta:editing-duration>P25DT13H43M</meta:editing-duration>
    <meta:generator>LibreOffice/7.2.5.2$Windows_X86_64 LibreOffice_project/499f9727c189e6ef3471021d6132d4c694f357e5</meta:generator>
    <meta:document-statistic meta:table-count="14" meta:cell-count="10763" meta:object-count="0"/>
    <meta:user-defined meta:name="AppVersion">15.0000</meta:user-defined>
  </office:meta>
</office:document-meta>
</file>